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  <style:font-face style:name="Times New Roman1" svg:font-family="&quot;Times New Roman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otation-angle="90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2pt solid #EA4335" fo:border-right="thin solid #000000" style:vertical-align="middle" style:rotation-angle="90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EA4335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2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EA4335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2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style:vertical-align="middle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 fo:wrap-option="wrap" fo:background-color="#FDD768"/>
      <style:text-properties fo:color="#7E5E02" style:font-name="Times New Roman1" style:font-name-asian="Times New Roman1" style:font-name-complex="Times New Roman1" fo:font-size="12pt" style:font-size-asian="12pt" style:font-size-complex="12pt"/>
    </style:style>
    <style:style style:name="ce31" style:family="table-cell" style:parent-style-name="Default" style:data-style-name="N2"/>
    <style:style style:name="ce32" style:family="table-cell" style:parent-style-name="Default" style:data-style-name="N0"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style:vertical-align="middle" fo:wrap-option="wrap" fo:background-color="#F28E86"/>
      <style:text-properties fo:color="#82170E" style:font-name="Times New Roman1" style:font-name-asian="Times New Roman1" style:font-name-complex="Times New Roman1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FF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9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cell-content-is-between(MAX([.$C$2:.$C$38])*0.5,MAX([.$C$2:.$C$38])*0.8)" style:apply-style-name="cf2" style:base-cell-address="9.C2"/>
      <style:map style:condition="of:cell-content()&gt;MAX([.$C$2:.$C$38])*0.8" style:apply-style-name="cf1" style:base-cell-address="9.C2"/>
    </style:style>
    <style:style style:name="ce36" style:family="table-cell" style:parent-style-name="Default" style:data-style-name="N2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cell-content-is-between(MAX([.$C$2:.$C$38])*0.5,MAX([.$C$2:.$C$38])*0.8)" style:apply-style-name="cf2" style:base-cell-address="9.C2"/>
      <style:map style:condition="of:cell-content()&gt;MAX([.$C$2:.$C$38])*0.8" style:apply-style-name="cf1" style:base-cell-address="9.C2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/>
      <style:text-properties style:font-name="Times New Roman1" style:font-name-asian="Times New Roman1" style:font-name-complex="Times New Roman1" fo:font-size="12pt" style:font-size-asian="12pt" style:font-size-complex="12pt"/>
      <style:map style:condition="of:cell-content-is-between(MAX([.$C$2:.$C$38])*0.5,MAX([.$C$2:.$C$38])*0.8)" style:apply-style-name="cf2" style:base-cell-address="9.C2"/>
      <style:map style:condition="of:cell-content()&gt;MAX([.$C$2:.$C$38])*0.8" style:apply-style-name="cf1" style:base-cell-address="9.C2"/>
    </style:style>
    <style:style style:name="ce38" style:family="table-cell" style:parent-style-name="Default" style:data-style-name="N2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  <style:map style:condition="of:cell-content-is-between(MAX([.$C$2:.$C$38])*0.5,MAX([.$C$2:.$C$38])*0.8)" style:apply-style-name="cf2" style:base-cell-address="9.C2"/>
      <style:map style:condition="of:cell-content()&gt;MAX([.$C$2:.$C$38])*0.8" style:apply-style-name="cf1" style:base-cell-address="9.C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3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Фамилия, имя</text:p>
          </table:table-cell>
          <table:table-cell office:value-type="string" table:style-name="ce4">
            <text:p>Общий скор</text:p>
          </table:table-cell>
          <table:table-cell office:value-type="string" table:style-name="ce5">
            <text:p>Тест 1</text:p>
          </table:table-cell>
          <table:table-cell office:value-type="string" table:style-name="ce5">
            <text:p>Тест 2</text:p>
          </table:table-cell>
          <table:table-cell office:value-type="string" table:style-name="ce5">
            <text:p>Тест 3</text:p>
          </table:table-cell>
          <table:table-cell office:value-type="string" table:style-name="ce5">
            <text:p>Тест 4</text:p>
          </table:table-cell>
          <table:table-cell office:value-type="string" table:style-name="ce5">
            <text:p>Тест 5</text:p>
          </table:table-cell>
          <table:table-cell office:value-type="string" table:style-name="ce5">
            <text:p>Тест 6</text:p>
          </table:table-cell>
          <table:table-cell office:value-type="string" table:style-name="ce5">
            <text:p>Тест 7</text:p>
          </table:table-cell>
          <table:table-cell office:value-type="string" table:style-name="ce5">
            <text:p>Тест 8</text:p>
          </table:table-cell>
          <table:table-cell office:value-type="string" table:style-name="ce5">
            <text:p>Тест 9</text:p>
          </table:table-cell>
          <table:table-cell office:value-type="string" table:style-name="ce6">
            <text:p>Тест 10</text:p>
          </table:table-cell>
          <table:table-cell office:value-type="string" table:style-name="ce5">
            <text:p>Тест 11</text:p>
          </table:table-cell>
          <table:table-cell office:value-type="string" table:style-name="ce5">
            <text:p>Тест 12</text:p>
          </table:table-cell>
          <table:table-cell office:value-type="string" table:style-name="ce5">
            <text:p>Тест 13</text:p>
          </table:table-cell>
          <table:table-cell office:value-type="string" table:style-name="ce5">
            <text:p>Тест 14</text:p>
          </table:table-cell>
          <table:table-cell office:value-type="string" table:style-name="ce5">
            <text:p>Тест 15</text:p>
          </table:table-cell>
          <table:table-cell office:value-type="string" table:style-name="ce5">
            <text:p>Тест 16</text:p>
          </table:table-cell>
          <table:table-cell office:value-type="string" table:style-name="ce5">
            <text:p>Тест 17</text:p>
          </table:table-cell>
          <table:table-cell office:value-type="string" table:style-name="ce5">
            <text:p>Тест 18</text:p>
          </table:table-cell>
          <table:table-cell office:value-type="string" table:style-name="ce5">
            <text:p>Тест 19</text:p>
          </table:table-cell>
          <table:table-cell office:value-type="string" table:style-name="ce7">
            <text:p>Тест 20</text:p>
          </table:table-cell>
          <table:table-cell table:number-columns-repeated="1636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Алексеев Захар Александрович</text:p>
          </table:table-cell>
          <table:table-cell office:value-type="float" office:value="135" table:formula="of:=SUM([.D2:.ZZ2])" table:style-name="ce35">
            <text:p>135.00</text:p>
          </table:table-cell>
          <table:table-cell office:value-type="float" office:value="22" table:formula="of:=IF([Rankers.C2]=1;['R'.$B$2];IF([Rankers.C2]=2;['R'.$B$3];IF([Rankers.C2]=3;['R'.$B$4];IF([Rankers.C2]=4;['R'.$B$5];IF([Rankers.C2]=5;['R'.$B$6];IF([Rankers.C2]=6;['R'.$B$7];IF([Rankers.C2]=7;['R'.$B$8];IF([Rankers.C2]=8;['R'.$B$9];IF([Rankers.C2]=9;['R'.$B$10];IF([Rankers.C2]=10;['R'.$B$11];IF([Rankers.C2]=11;['R'.$B$12];IF([Rankers.C2]=12;['R'.$B$13];IF([Rankers.C2]=13;['R'.$B$14];IF([Rankers.C2]=14;['R'.$B$15];IF([Rankers.C2]=15;['R'.$B$16];IF([Rankers.C2]=16;['R'.$B$17];IF([Rankers.C2]=17;['R'.$B$18];IF([Rankers.C2]=18;['R'.$B$19];IF([Rankers.C2]=19;['R'.$B$20];IF([Rankers.C2]=20;['R'.$B$21];IF([Rankers.C2]=21;['R'.$B$22];IF([Rankers.C2]=22;['R'.$B$23];IF([Rankers.C2]=23;['R'.$B$24];IF([Rankers.C2]=24;['R'.$B$25];IF([Rankers.C2]=25;['R'.$B$26];IF([Rankers.C2]=26;['R'.$B$27];IF([Rankers.C2]=27;['R'.$B$28];IF([Rankers.C2]=28;['R'.$B$29];IF([Rankers.C2]=29;['R'.$B$30];IF([Rankers.C2]=30;['R'.$B$31];IF([Rankers.C2]=31;['R'.$B$32];IF([Rankers.C2]=32;['R'.$B$33];IF([Rankers.C2]=33;['R'.$B$34];IF([Rankers.C2]=34;['R'.$B$35];IF([Rankers.C2]=35;['R'.$B$36];IF([Rankers.C2]=36;['R'.$B$37];IF([Rankers.C2]=0;0;['R'.B38])))))))))))))))))))))))))))))))))))))" table:style-name="ce11">
            <text:p>22</text:p>
          </table:table-cell>
          <table:table-cell office:value-type="float" office:value="0" table:formula="of:=IF([Rankers.D2]=1;['R'.$B$2];IF([Rankers.D2]=2;['R'.$B$3];IF([Rankers.D2]=3;['R'.$B$4];IF([Rankers.D2]=4;['R'.$B$5];IF([Rankers.D2]=5;['R'.$B$6];IF([Rankers.D2]=6;['R'.$B$7];IF([Rankers.D2]=7;['R'.$B$8];IF([Rankers.D2]=8;['R'.$B$9];IF([Rankers.D2]=9;['R'.$B$10];IF([Rankers.D2]=10;['R'.$B$11];IF([Rankers.D2]=11;['R'.$B$12];IF([Rankers.D2]=12;['R'.$B$13];IF([Rankers.D2]=13;['R'.$B$14];IF([Rankers.D2]=14;['R'.$B$15];IF([Rankers.D2]=15;['R'.$B$16];IF([Rankers.D2]=16;['R'.$B$17];IF([Rankers.D2]=17;['R'.$B$18];IF([Rankers.D2]=18;['R'.$B$19];IF([Rankers.D2]=19;['R'.$B$20];IF([Rankers.D2]=20;['R'.$B$21];IF([Rankers.D2]=21;['R'.$B$22];IF([Rankers.D2]=22;['R'.$B$23];IF([Rankers.D2]=23;['R'.$B$24];IF([Rankers.D2]=24;['R'.$B$25];IF([Rankers.D2]=25;['R'.$B$26];IF([Rankers.D2]=26;['R'.$B$27];IF([Rankers.D2]=27;['R'.$B$28];IF([Rankers.D2]=28;['R'.$B$29];IF([Rankers.D2]=29;['R'.$B$30];IF([Rankers.D2]=30;['R'.$B$31];IF([Rankers.D2]=31;['R'.$B$32];IF([Rankers.D2]=32;['R'.$B$33];IF([Rankers.D2]=33;['R'.$B$34];IF([Rankers.D2]=34;['R'.$B$35];IF([Rankers.D2]=35;['R'.$B$36];IF([Rankers.D2]=36;['R'.$B$37];IF([Rankers.D2]=0;0;['R'.C38])))))))))))))))))))))))))))))))))))))" table:style-name="ce11">
            <text:p>0</text:p>
          </table:table-cell>
          <table:table-cell office:value-type="float" office:value="10" table:formula="of:=IF([Rankers.E2]=1;['R'.$B$2];IF([Rankers.E2]=2;['R'.$B$3];IF([Rankers.E2]=3;['R'.$B$4];IF([Rankers.E2]=4;['R'.$B$5];IF([Rankers.E2]=5;['R'.$B$6];IF([Rankers.E2]=6;['R'.$B$7];IF([Rankers.E2]=7;['R'.$B$8];IF([Rankers.E2]=8;['R'.$B$9];IF([Rankers.E2]=9;['R'.$B$10];IF([Rankers.E2]=10;['R'.$B$11];IF([Rankers.E2]=11;['R'.$B$12];IF([Rankers.E2]=12;['R'.$B$13];IF([Rankers.E2]=13;['R'.$B$14];IF([Rankers.E2]=14;['R'.$B$15];IF([Rankers.E2]=15;['R'.$B$16];IF([Rankers.E2]=16;['R'.$B$17];IF([Rankers.E2]=17;['R'.$B$18];IF([Rankers.E2]=18;['R'.$B$19];IF([Rankers.E2]=19;['R'.$B$20];IF([Rankers.E2]=20;['R'.$B$21];IF([Rankers.E2]=21;['R'.$B$22];IF([Rankers.E2]=22;['R'.$B$23];IF([Rankers.E2]=23;['R'.$B$24];IF([Rankers.E2]=24;['R'.$B$25];IF([Rankers.E2]=25;['R'.$B$26];IF([Rankers.E2]=26;['R'.$B$27];IF([Rankers.E2]=27;['R'.$B$28];IF([Rankers.E2]=28;['R'.$B$29];IF([Rankers.E2]=29;['R'.$B$30];IF([Rankers.E2]=30;['R'.$B$31];IF([Rankers.E2]=31;['R'.$B$32];IF([Rankers.E2]=32;['R'.$B$33];IF([Rankers.E2]=33;['R'.$B$34];IF([Rankers.E2]=34;['R'.$B$35];IF([Rankers.E2]=35;['R'.$B$36];IF([Rankers.E2]=36;['R'.$B$37];IF([Rankers.E2]=0;0;['R'.D38])))))))))))))))))))))))))))))))))))))" table:style-name="ce11">
            <text:p>10</text:p>
          </table:table-cell>
          <table:table-cell office:value-type="float" office:value="16" table:formula="of:=IF([Rankers.F2]=1;['R'.$B$2];IF([Rankers.F2]=2;['R'.$B$3];IF([Rankers.F2]=3;['R'.$B$4];IF([Rankers.F2]=4;['R'.$B$5];IF([Rankers.F2]=5;['R'.$B$6];IF([Rankers.F2]=6;['R'.$B$7];IF([Rankers.F2]=7;['R'.$B$8];IF([Rankers.F2]=8;['R'.$B$9];IF([Rankers.F2]=9;['R'.$B$10];IF([Rankers.F2]=10;['R'.$B$11];IF([Rankers.F2]=11;['R'.$B$12];IF([Rankers.F2]=12;['R'.$B$13];IF([Rankers.F2]=13;['R'.$B$14];IF([Rankers.F2]=14;['R'.$B$15];IF([Rankers.F2]=15;['R'.$B$16];IF([Rankers.F2]=16;['R'.$B$17];IF([Rankers.F2]=17;['R'.$B$18];IF([Rankers.F2]=18;['R'.$B$19];IF([Rankers.F2]=19;['R'.$B$20];IF([Rankers.F2]=20;['R'.$B$21];IF([Rankers.F2]=21;['R'.$B$22];IF([Rankers.F2]=22;['R'.$B$23];IF([Rankers.F2]=23;['R'.$B$24];IF([Rankers.F2]=24;['R'.$B$25];IF([Rankers.F2]=25;['R'.$B$26];IF([Rankers.F2]=26;['R'.$B$27];IF([Rankers.F2]=27;['R'.$B$28];IF([Rankers.F2]=28;['R'.$B$29];IF([Rankers.F2]=29;['R'.$B$30];IF([Rankers.F2]=30;['R'.$B$31];IF([Rankers.F2]=31;['R'.$B$32];IF([Rankers.F2]=32;['R'.$B$33];IF([Rankers.F2]=33;['R'.$B$34];IF([Rankers.F2]=34;['R'.$B$35];IF([Rankers.F2]=35;['R'.$B$36];IF([Rankers.F2]=36;['R'.$B$37];IF([Rankers.F2]=0;0;['R'.E38])))))))))))))))))))))))))))))))))))))" table:style-name="ce11">
            <text:p>16</text:p>
          </table:table-cell>
          <table:table-cell office:value-type="float" office:value="13" table:formula="of:=IF([Rankers.G2]=1;['R'.$B$2];IF([Rankers.G2]=2;['R'.$B$3];IF([Rankers.G2]=3;['R'.$B$4];IF([Rankers.G2]=4;['R'.$B$5];IF([Rankers.G2]=5;['R'.$B$6];IF([Rankers.G2]=6;['R'.$B$7];IF([Rankers.G2]=7;['R'.$B$8];IF([Rankers.G2]=8;['R'.$B$9];IF([Rankers.G2]=9;['R'.$B$10];IF([Rankers.G2]=10;['R'.$B$11];IF([Rankers.G2]=11;['R'.$B$12];IF([Rankers.G2]=12;['R'.$B$13];IF([Rankers.G2]=13;['R'.$B$14];IF([Rankers.G2]=14;['R'.$B$15];IF([Rankers.G2]=15;['R'.$B$16];IF([Rankers.G2]=16;['R'.$B$17];IF([Rankers.G2]=17;['R'.$B$18];IF([Rankers.G2]=18;['R'.$B$19];IF([Rankers.G2]=19;['R'.$B$20];IF([Rankers.G2]=20;['R'.$B$21];IF([Rankers.G2]=21;['R'.$B$22];IF([Rankers.G2]=22;['R'.$B$23];IF([Rankers.G2]=23;['R'.$B$24];IF([Rankers.G2]=24;['R'.$B$25];IF([Rankers.G2]=25;['R'.$B$26];IF([Rankers.G2]=26;['R'.$B$27];IF([Rankers.G2]=27;['R'.$B$28];IF([Rankers.G2]=28;['R'.$B$29];IF([Rankers.G2]=29;['R'.$B$30];IF([Rankers.G2]=30;['R'.$B$31];IF([Rankers.G2]=31;['R'.$B$32];IF([Rankers.G2]=32;['R'.$B$33];IF([Rankers.G2]=33;['R'.$B$34];IF([Rankers.G2]=34;['R'.$B$35];IF([Rankers.G2]=35;['R'.$B$36];IF([Rankers.G2]=36;['R'.$B$37];IF([Rankers.G2]=0;0;['R'.F38])))))))))))))))))))))))))))))))))))))" table:style-name="ce11">
            <text:p>13</text:p>
          </table:table-cell>
          <table:table-cell office:value-type="float" office:value="0" table:formula="of:=IF([Rankers.H2]=1;['R'.$B$2];IF([Rankers.H2]=2;['R'.$B$3];IF([Rankers.H2]=3;['R'.$B$4];IF([Rankers.H2]=4;['R'.$B$5];IF([Rankers.H2]=5;['R'.$B$6];IF([Rankers.H2]=6;['R'.$B$7];IF([Rankers.H2]=7;['R'.$B$8];IF([Rankers.H2]=8;['R'.$B$9];IF([Rankers.H2]=9;['R'.$B$10];IF([Rankers.H2]=10;['R'.$B$11];IF([Rankers.H2]=11;['R'.$B$12];IF([Rankers.H2]=12;['R'.$B$13];IF([Rankers.H2]=13;['R'.$B$14];IF([Rankers.H2]=14;['R'.$B$15];IF([Rankers.H2]=15;['R'.$B$16];IF([Rankers.H2]=16;['R'.$B$17];IF([Rankers.H2]=17;['R'.$B$18];IF([Rankers.H2]=18;['R'.$B$19];IF([Rankers.H2]=19;['R'.$B$20];IF([Rankers.H2]=20;['R'.$B$21];IF([Rankers.H2]=21;['R'.$B$22];IF([Rankers.H2]=22;['R'.$B$23];IF([Rankers.H2]=23;['R'.$B$24];IF([Rankers.H2]=24;['R'.$B$25];IF([Rankers.H2]=25;['R'.$B$26];IF([Rankers.H2]=26;['R'.$B$27];IF([Rankers.H2]=27;['R'.$B$28];IF([Rankers.H2]=28;['R'.$B$29];IF([Rankers.H2]=29;['R'.$B$30];IF([Rankers.H2]=30;['R'.$B$31];IF([Rankers.H2]=31;['R'.$B$32];IF([Rankers.H2]=32;['R'.$B$33];IF([Rankers.H2]=33;['R'.$B$34];IF([Rankers.H2]=34;['R'.$B$35];IF([Rankers.H2]=35;['R'.$B$36];IF([Rankers.H2]=36;['R'.$B$37];IF([Rankers.H2]=0;0;['R'.G38])))))))))))))))))))))))))))))))))))))" table:style-name="ce11">
            <text:p>0</text:p>
          </table:table-cell>
          <table:table-cell office:value-type="float" office:value="0" table:formula="of:=IF([Rankers.I2]=1;['R'.$B$2];IF([Rankers.I2]=2;['R'.$B$3];IF([Rankers.I2]=3;['R'.$B$4];IF([Rankers.I2]=4;['R'.$B$5];IF([Rankers.I2]=5;['R'.$B$6];IF([Rankers.I2]=6;['R'.$B$7];IF([Rankers.I2]=7;['R'.$B$8];IF([Rankers.I2]=8;['R'.$B$9];IF([Rankers.I2]=9;['R'.$B$10];IF([Rankers.I2]=10;['R'.$B$11];IF([Rankers.I2]=11;['R'.$B$12];IF([Rankers.I2]=12;['R'.$B$13];IF([Rankers.I2]=13;['R'.$B$14];IF([Rankers.I2]=14;['R'.$B$15];IF([Rankers.I2]=15;['R'.$B$16];IF([Rankers.I2]=16;['R'.$B$17];IF([Rankers.I2]=17;['R'.$B$18];IF([Rankers.I2]=18;['R'.$B$19];IF([Rankers.I2]=19;['R'.$B$20];IF([Rankers.I2]=20;['R'.$B$21];IF([Rankers.I2]=21;['R'.$B$22];IF([Rankers.I2]=22;['R'.$B$23];IF([Rankers.I2]=23;['R'.$B$24];IF([Rankers.I2]=24;['R'.$B$25];IF([Rankers.I2]=25;['R'.$B$26];IF([Rankers.I2]=26;['R'.$B$27];IF([Rankers.I2]=27;['R'.$B$28];IF([Rankers.I2]=28;['R'.$B$29];IF([Rankers.I2]=29;['R'.$B$30];IF([Rankers.I2]=30;['R'.$B$31];IF([Rankers.I2]=31;['R'.$B$32];IF([Rankers.I2]=32;['R'.$B$33];IF([Rankers.I2]=33;['R'.$B$34];IF([Rankers.I2]=34;['R'.$B$35];IF([Rankers.I2]=35;['R'.$B$36];IF([Rankers.I2]=36;['R'.$B$37];IF([Rankers.I2]=0;0;['R'.H38])))))))))))))))))))))))))))))))))))))" table:style-name="ce11">
            <text:p>0</text:p>
          </table:table-cell>
          <table:table-cell office:value-type="float" office:value="18" table:formula="of:=IF([Rankers.J2]=1;['R'.$B$2];IF([Rankers.J2]=2;['R'.$B$3];IF([Rankers.J2]=3;['R'.$B$4];IF([Rankers.J2]=4;['R'.$B$5];IF([Rankers.J2]=5;['R'.$B$6];IF([Rankers.J2]=6;['R'.$B$7];IF([Rankers.J2]=7;['R'.$B$8];IF([Rankers.J2]=8;['R'.$B$9];IF([Rankers.J2]=9;['R'.$B$10];IF([Rankers.J2]=10;['R'.$B$11];IF([Rankers.J2]=11;['R'.$B$12];IF([Rankers.J2]=12;['R'.$B$13];IF([Rankers.J2]=13;['R'.$B$14];IF([Rankers.J2]=14;['R'.$B$15];IF([Rankers.J2]=15;['R'.$B$16];IF([Rankers.J2]=16;['R'.$B$17];IF([Rankers.J2]=17;['R'.$B$18];IF([Rankers.J2]=18;['R'.$B$19];IF([Rankers.J2]=19;['R'.$B$20];IF([Rankers.J2]=20;['R'.$B$21];IF([Rankers.J2]=21;['R'.$B$22];IF([Rankers.J2]=22;['R'.$B$23];IF([Rankers.J2]=23;['R'.$B$24];IF([Rankers.J2]=24;['R'.$B$25];IF([Rankers.J2]=25;['R'.$B$26];IF([Rankers.J2]=26;['R'.$B$27];IF([Rankers.J2]=27;['R'.$B$28];IF([Rankers.J2]=28;['R'.$B$29];IF([Rankers.J2]=29;['R'.$B$30];IF([Rankers.J2]=30;['R'.$B$31];IF([Rankers.J2]=31;['R'.$B$32];IF([Rankers.J2]=32;['R'.$B$33];IF([Rankers.J2]=33;['R'.$B$34];IF([Rankers.J2]=34;['R'.$B$35];IF([Rankers.J2]=35;['R'.$B$36];IF([Rankers.J2]=36;['R'.$B$37];IF([Rankers.J2]=0;0;['R'.I38])))))))))))))))))))))))))))))))))))))" table:style-name="ce11">
            <text:p>18</text:p>
          </table:table-cell>
          <table:table-cell office:value-type="float" office:value="17" table:formula="of:=IF([Rankers.K2]=1;['R'.$B$2];IF([Rankers.K2]=2;['R'.$B$3];IF([Rankers.K2]=3;['R'.$B$4];IF([Rankers.K2]=4;['R'.$B$5];IF([Rankers.K2]=5;['R'.$B$6];IF([Rankers.K2]=6;['R'.$B$7];IF([Rankers.K2]=7;['R'.$B$8];IF([Rankers.K2]=8;['R'.$B$9];IF([Rankers.K2]=9;['R'.$B$10];IF([Rankers.K2]=10;['R'.$B$11];IF([Rankers.K2]=11;['R'.$B$12];IF([Rankers.K2]=12;['R'.$B$13];IF([Rankers.K2]=13;['R'.$B$14];IF([Rankers.K2]=14;['R'.$B$15];IF([Rankers.K2]=15;['R'.$B$16];IF([Rankers.K2]=16;['R'.$B$17];IF([Rankers.K2]=17;['R'.$B$18];IF([Rankers.K2]=18;['R'.$B$19];IF([Rankers.K2]=19;['R'.$B$20];IF([Rankers.K2]=20;['R'.$B$21];IF([Rankers.K2]=21;['R'.$B$22];IF([Rankers.K2]=22;['R'.$B$23];IF([Rankers.K2]=23;['R'.$B$24];IF([Rankers.K2]=24;['R'.$B$25];IF([Rankers.K2]=25;['R'.$B$26];IF([Rankers.K2]=26;['R'.$B$27];IF([Rankers.K2]=27;['R'.$B$28];IF([Rankers.K2]=28;['R'.$B$29];IF([Rankers.K2]=29;['R'.$B$30];IF([Rankers.K2]=30;['R'.$B$31];IF([Rankers.K2]=31;['R'.$B$32];IF([Rankers.K2]=32;['R'.$B$33];IF([Rankers.K2]=33;['R'.$B$34];IF([Rankers.K2]=34;['R'.$B$35];IF([Rankers.K2]=35;['R'.$B$36];IF([Rankers.K2]=36;['R'.$B$37];IF([Rankers.K2]=0;0;['R'.J38])))))))))))))))))))))))))))))))))))))" table:style-name="ce12">
            <text:p>17</text:p>
          </table:table-cell>
          <table:table-cell office:value-type="float" office:value="9" table:formula="of:=IF([Rankers.L2]=1;['R'.$B$2];IF([Rankers.L2]=2;['R'.$B$3];IF([Rankers.L2]=3;['R'.$B$4];IF([Rankers.L2]=4;['R'.$B$5];IF([Rankers.L2]=5;['R'.$B$6];IF([Rankers.L2]=6;['R'.$B$7];IF([Rankers.L2]=7;['R'.$B$8];IF([Rankers.L2]=8;['R'.$B$9];IF([Rankers.L2]=9;['R'.$B$10];IF([Rankers.L2]=10;['R'.$B$11];IF([Rankers.L2]=11;['R'.$B$12];IF([Rankers.L2]=12;['R'.$B$13];IF([Rankers.L2]=13;['R'.$B$14];IF([Rankers.L2]=14;['R'.$B$15];IF([Rankers.L2]=15;['R'.$B$16];IF([Rankers.L2]=16;['R'.$B$17];IF([Rankers.L2]=17;['R'.$B$18];IF([Rankers.L2]=18;['R'.$B$19];IF([Rankers.L2]=19;['R'.$B$20];IF([Rankers.L2]=20;['R'.$B$21];IF([Rankers.L2]=21;['R'.$B$22];IF([Rankers.L2]=22;['R'.$B$23];IF([Rankers.L2]=23;['R'.$B$24];IF([Rankers.L2]=24;['R'.$B$25];IF([Rankers.L2]=25;['R'.$B$26];IF([Rankers.L2]=26;['R'.$B$27];IF([Rankers.L2]=27;['R'.$B$28];IF([Rankers.L2]=28;['R'.$B$29];IF([Rankers.L2]=29;['R'.$B$30];IF([Rankers.L2]=30;['R'.$B$31];IF([Rankers.L2]=31;['R'.$B$32];IF([Rankers.L2]=32;['R'.$B$33];IF([Rankers.L2]=33;['R'.$B$34];IF([Rankers.L2]=34;['R'.$B$35];IF([Rankers.L2]=35;['R'.$B$36];IF([Rankers.L2]=36;['R'.$B$37];IF([Rankers.L2]=0;0;['R'.K38])))))))))))))))))))))))))))))))))))))" table:style-name="ce34">
            <text:p>9</text:p>
          </table:table-cell>
          <table:table-cell office:value-type="float" office:value="9" table:formula="of:=IF([Rankers.M2]=1;['R'.$B$2];IF([Rankers.M2]=2;['R'.$B$3];IF([Rankers.M2]=3;['R'.$B$4];IF([Rankers.M2]=4;['R'.$B$5];IF([Rankers.M2]=5;['R'.$B$6];IF([Rankers.M2]=6;['R'.$B$7];IF([Rankers.M2]=7;['R'.$B$8];IF([Rankers.M2]=8;['R'.$B$9];IF([Rankers.M2]=9;['R'.$B$10];IF([Rankers.M2]=10;['R'.$B$11];IF([Rankers.M2]=11;['R'.$B$12];IF([Rankers.M2]=12;['R'.$B$13];IF([Rankers.M2]=13;['R'.$B$14];IF([Rankers.M2]=14;['R'.$B$15];IF([Rankers.M2]=15;['R'.$B$16];IF([Rankers.M2]=16;['R'.$B$17];IF([Rankers.M2]=17;['R'.$B$18];IF([Rankers.M2]=18;['R'.$B$19];IF([Rankers.M2]=19;['R'.$B$20];IF([Rankers.M2]=20;['R'.$B$21];IF([Rankers.M2]=21;['R'.$B$22];IF([Rankers.M2]=22;['R'.$B$23];IF([Rankers.M2]=23;['R'.$B$24];IF([Rankers.M2]=24;['R'.$B$25];IF([Rankers.M2]=25;['R'.$B$26];IF([Rankers.M2]=26;['R'.$B$27];IF([Rankers.M2]=27;['R'.$B$28];IF([Rankers.M2]=28;['R'.$B$29];IF([Rankers.M2]=29;['R'.$B$30];IF([Rankers.M2]=30;['R'.$B$31];IF([Rankers.M2]=31;['R'.$B$32];IF([Rankers.M2]=32;['R'.$B$33];IF([Rankers.M2]=33;['R'.$B$34];IF([Rankers.M2]=34;['R'.$B$35];IF([Rankers.M2]=35;['R'.$B$36];IF([Rankers.M2]=36;['R'.$B$37];IF([Rankers.M2]=0;0;['R'.L38])))))))))))))))))))))))))))))))))))))" table:style-name="ce12">
            <text:p>9</text:p>
          </table:table-cell>
          <table:table-cell office:value-type="float" office:value="21" table:formula="of:=IF([Rankers.N2]=1;['R'.$B$2];IF([Rankers.N2]=2;['R'.$B$3];IF([Rankers.N2]=3;['R'.$B$4];IF([Rankers.N2]=4;['R'.$B$5];IF([Rankers.N2]=5;['R'.$B$6];IF([Rankers.N2]=6;['R'.$B$7];IF([Rankers.N2]=7;['R'.$B$8];IF([Rankers.N2]=8;['R'.$B$9];IF([Rankers.N2]=9;['R'.$B$10];IF([Rankers.N2]=10;['R'.$B$11];IF([Rankers.N2]=11;['R'.$B$12];IF([Rankers.N2]=12;['R'.$B$13];IF([Rankers.N2]=13;['R'.$B$14];IF([Rankers.N2]=14;['R'.$B$15];IF([Rankers.N2]=15;['R'.$B$16];IF([Rankers.N2]=16;['R'.$B$17];IF([Rankers.N2]=17;['R'.$B$18];IF([Rankers.N2]=18;['R'.$B$19];IF([Rankers.N2]=19;['R'.$B$20];IF([Rankers.N2]=20;['R'.$B$21];IF([Rankers.N2]=21;['R'.$B$22];IF([Rankers.N2]=22;['R'.$B$23];IF([Rankers.N2]=23;['R'.$B$24];IF([Rankers.N2]=24;['R'.$B$25];IF([Rankers.N2]=25;['R'.$B$26];IF([Rankers.N2]=26;['R'.$B$27];IF([Rankers.N2]=27;['R'.$B$28];IF([Rankers.N2]=28;['R'.$B$29];IF([Rankers.N2]=29;['R'.$B$30];IF([Rankers.N2]=30;['R'.$B$31];IF([Rankers.N2]=31;['R'.$B$32];IF([Rankers.N2]=32;['R'.$B$33];IF([Rankers.N2]=33;['R'.$B$34];IF([Rankers.N2]=34;['R'.$B$35];IF([Rankers.N2]=35;['R'.$B$36];IF([Rankers.N2]=36;['R'.$B$37];IF([Rankers.N2]=0;0;['R'.M38])))))))))))))))))))))))))))))))))))))" table:style-name="ce12">
            <text:p>21</text:p>
          </table:table-cell>
          <table:table-cell table:number-columns-repeated="7" table:style-name="ce11"/>
          <table:table-cell table:style-name="ce14"/>
          <table:table-cell table:number-columns-repeated="16361"/>
        </table:table-row>
        <table:table-row table:style-name="ro2">
          <table:table-cell office:value-type="float" office:value="2" table:formula="of:=[.A2]+1" table:style-name="ce8">
            <text:p>2</text:p>
          </table:table-cell>
          <table:table-cell office:value-type="string" table:style-name="ce15">
            <text:p>Аношкин Кирилл Дмитриевич</text:p>
          </table:table-cell>
          <table:table-cell office:value-type="float" office:value="304" table:formula="of:=SUM([.D3:.ZZ3])" table:style-name="ce35">
            <text:p>304.00</text:p>
          </table:table-cell>
          <table:table-cell office:value-type="float" office:value="35" table:formula="of:=IF([Rankers.C3]=1;['R'.$B$2];IF([Rankers.C3]=2;['R'.$B$3];IF([Rankers.C3]=3;['R'.$B$4];IF([Rankers.C3]=4;['R'.$B$5];IF([Rankers.C3]=5;['R'.$B$6];IF([Rankers.C3]=6;['R'.$B$7];IF([Rankers.C3]=7;['R'.$B$8];IF([Rankers.C3]=8;['R'.$B$9];IF([Rankers.C3]=9;['R'.$B$10];IF([Rankers.C3]=10;['R'.$B$11];IF([Rankers.C3]=11;['R'.$B$12];IF([Rankers.C3]=12;['R'.$B$13];IF([Rankers.C3]=13;['R'.$B$14];IF([Rankers.C3]=14;['R'.$B$15];IF([Rankers.C3]=15;['R'.$B$16];IF([Rankers.C3]=16;['R'.$B$17];IF([Rankers.C3]=17;['R'.$B$18];IF([Rankers.C3]=18;['R'.$B$19];IF([Rankers.C3]=19;['R'.$B$20];IF([Rankers.C3]=20;['R'.$B$21];IF([Rankers.C3]=21;['R'.$B$22];IF([Rankers.C3]=22;['R'.$B$23];IF([Rankers.C3]=23;['R'.$B$24];IF([Rankers.C3]=24;['R'.$B$25];IF([Rankers.C3]=25;['R'.$B$26];IF([Rankers.C3]=26;['R'.$B$27];IF([Rankers.C3]=27;['R'.$B$28];IF([Rankers.C3]=28;['R'.$B$29];IF([Rankers.C3]=29;['R'.$B$30];IF([Rankers.C3]=30;['R'.$B$31];IF([Rankers.C3]=31;['R'.$B$32];IF([Rankers.C3]=32;['R'.$B$33];IF([Rankers.C3]=33;['R'.$B$34];IF([Rankers.C3]=34;['R'.$B$35];IF([Rankers.C3]=35;['R'.$B$36];IF([Rankers.C3]=36;['R'.$B$37];IF([Rankers.C3]=0;0;['R'.B39])))))))))))))))))))))))))))))))))))))" table:style-name="ce11">
            <text:p>35</text:p>
          </table:table-cell>
          <table:table-cell office:value-type="float" office:value="25" table:formula="of:=IF([Rankers.D3]=1;['R'.$B$2];IF([Rankers.D3]=2;['R'.$B$3];IF([Rankers.D3]=3;['R'.$B$4];IF([Rankers.D3]=4;['R'.$B$5];IF([Rankers.D3]=5;['R'.$B$6];IF([Rankers.D3]=6;['R'.$B$7];IF([Rankers.D3]=7;['R'.$B$8];IF([Rankers.D3]=8;['R'.$B$9];IF([Rankers.D3]=9;['R'.$B$10];IF([Rankers.D3]=10;['R'.$B$11];IF([Rankers.D3]=11;['R'.$B$12];IF([Rankers.D3]=12;['R'.$B$13];IF([Rankers.D3]=13;['R'.$B$14];IF([Rankers.D3]=14;['R'.$B$15];IF([Rankers.D3]=15;['R'.$B$16];IF([Rankers.D3]=16;['R'.$B$17];IF([Rankers.D3]=17;['R'.$B$18];IF([Rankers.D3]=18;['R'.$B$19];IF([Rankers.D3]=19;['R'.$B$20];IF([Rankers.D3]=20;['R'.$B$21];IF([Rankers.D3]=21;['R'.$B$22];IF([Rankers.D3]=22;['R'.$B$23];IF([Rankers.D3]=23;['R'.$B$24];IF([Rankers.D3]=24;['R'.$B$25];IF([Rankers.D3]=25;['R'.$B$26];IF([Rankers.D3]=26;['R'.$B$27];IF([Rankers.D3]=27;['R'.$B$28];IF([Rankers.D3]=28;['R'.$B$29];IF([Rankers.D3]=29;['R'.$B$30];IF([Rankers.D3]=30;['R'.$B$31];IF([Rankers.D3]=31;['R'.$B$32];IF([Rankers.D3]=32;['R'.$B$33];IF([Rankers.D3]=33;['R'.$B$34];IF([Rankers.D3]=34;['R'.$B$35];IF([Rankers.D3]=35;['R'.$B$36];IF([Rankers.D3]=36;['R'.$B$37];IF([Rankers.D3]=0;0;['R'.C39])))))))))))))))))))))))))))))))))))))" table:style-name="ce11">
            <text:p>25</text:p>
          </table:table-cell>
          <table:table-cell office:value-type="float" office:value="27" table:formula="of:=IF([Rankers.E3]=1;['R'.$B$2];IF([Rankers.E3]=2;['R'.$B$3];IF([Rankers.E3]=3;['R'.$B$4];IF([Rankers.E3]=4;['R'.$B$5];IF([Rankers.E3]=5;['R'.$B$6];IF([Rankers.E3]=6;['R'.$B$7];IF([Rankers.E3]=7;['R'.$B$8];IF([Rankers.E3]=8;['R'.$B$9];IF([Rankers.E3]=9;['R'.$B$10];IF([Rankers.E3]=10;['R'.$B$11];IF([Rankers.E3]=11;['R'.$B$12];IF([Rankers.E3]=12;['R'.$B$13];IF([Rankers.E3]=13;['R'.$B$14];IF([Rankers.E3]=14;['R'.$B$15];IF([Rankers.E3]=15;['R'.$B$16];IF([Rankers.E3]=16;['R'.$B$17];IF([Rankers.E3]=17;['R'.$B$18];IF([Rankers.E3]=18;['R'.$B$19];IF([Rankers.E3]=19;['R'.$B$20];IF([Rankers.E3]=20;['R'.$B$21];IF([Rankers.E3]=21;['R'.$B$22];IF([Rankers.E3]=22;['R'.$B$23];IF([Rankers.E3]=23;['R'.$B$24];IF([Rankers.E3]=24;['R'.$B$25];IF([Rankers.E3]=25;['R'.$B$26];IF([Rankers.E3]=26;['R'.$B$27];IF([Rankers.E3]=27;['R'.$B$28];IF([Rankers.E3]=28;['R'.$B$29];IF([Rankers.E3]=29;['R'.$B$30];IF([Rankers.E3]=30;['R'.$B$31];IF([Rankers.E3]=31;['R'.$B$32];IF([Rankers.E3]=32;['R'.$B$33];IF([Rankers.E3]=33;['R'.$B$34];IF([Rankers.E3]=34;['R'.$B$35];IF([Rankers.E3]=35;['R'.$B$36];IF([Rankers.E3]=36;['R'.$B$37];IF([Rankers.E3]=0;0;['R'.D39])))))))))))))))))))))))))))))))))))))" table:style-name="ce11">
            <text:p>27</text:p>
          </table:table-cell>
          <table:table-cell office:value-type="float" office:value="21" table:formula="of:=IF([Rankers.F3]=1;['R'.$B$2];IF([Rankers.F3]=2;['R'.$B$3];IF([Rankers.F3]=3;['R'.$B$4];IF([Rankers.F3]=4;['R'.$B$5];IF([Rankers.F3]=5;['R'.$B$6];IF([Rankers.F3]=6;['R'.$B$7];IF([Rankers.F3]=7;['R'.$B$8];IF([Rankers.F3]=8;['R'.$B$9];IF([Rankers.F3]=9;['R'.$B$10];IF([Rankers.F3]=10;['R'.$B$11];IF([Rankers.F3]=11;['R'.$B$12];IF([Rankers.F3]=12;['R'.$B$13];IF([Rankers.F3]=13;['R'.$B$14];IF([Rankers.F3]=14;['R'.$B$15];IF([Rankers.F3]=15;['R'.$B$16];IF([Rankers.F3]=16;['R'.$B$17];IF([Rankers.F3]=17;['R'.$B$18];IF([Rankers.F3]=18;['R'.$B$19];IF([Rankers.F3]=19;['R'.$B$20];IF([Rankers.F3]=20;['R'.$B$21];IF([Rankers.F3]=21;['R'.$B$22];IF([Rankers.F3]=22;['R'.$B$23];IF([Rankers.F3]=23;['R'.$B$24];IF([Rankers.F3]=24;['R'.$B$25];IF([Rankers.F3]=25;['R'.$B$26];IF([Rankers.F3]=26;['R'.$B$27];IF([Rankers.F3]=27;['R'.$B$28];IF([Rankers.F3]=28;['R'.$B$29];IF([Rankers.F3]=29;['R'.$B$30];IF([Rankers.F3]=30;['R'.$B$31];IF([Rankers.F3]=31;['R'.$B$32];IF([Rankers.F3]=32;['R'.$B$33];IF([Rankers.F3]=33;['R'.$B$34];IF([Rankers.F3]=34;['R'.$B$35];IF([Rankers.F3]=35;['R'.$B$36];IF([Rankers.F3]=36;['R'.$B$37];IF([Rankers.F3]=0;0;['R'.E39])))))))))))))))))))))))))))))))))))))" table:style-name="ce11">
            <text:p>21</text:p>
          </table:table-cell>
          <table:table-cell office:value-type="float" office:value="31" table:formula="of:=IF([Rankers.G3]=1;['R'.$B$2];IF([Rankers.G3]=2;['R'.$B$3];IF([Rankers.G3]=3;['R'.$B$4];IF([Rankers.G3]=4;['R'.$B$5];IF([Rankers.G3]=5;['R'.$B$6];IF([Rankers.G3]=6;['R'.$B$7];IF([Rankers.G3]=7;['R'.$B$8];IF([Rankers.G3]=8;['R'.$B$9];IF([Rankers.G3]=9;['R'.$B$10];IF([Rankers.G3]=10;['R'.$B$11];IF([Rankers.G3]=11;['R'.$B$12];IF([Rankers.G3]=12;['R'.$B$13];IF([Rankers.G3]=13;['R'.$B$14];IF([Rankers.G3]=14;['R'.$B$15];IF([Rankers.G3]=15;['R'.$B$16];IF([Rankers.G3]=16;['R'.$B$17];IF([Rankers.G3]=17;['R'.$B$18];IF([Rankers.G3]=18;['R'.$B$19];IF([Rankers.G3]=19;['R'.$B$20];IF([Rankers.G3]=20;['R'.$B$21];IF([Rankers.G3]=21;['R'.$B$22];IF([Rankers.G3]=22;['R'.$B$23];IF([Rankers.G3]=23;['R'.$B$24];IF([Rankers.G3]=24;['R'.$B$25];IF([Rankers.G3]=25;['R'.$B$26];IF([Rankers.G3]=26;['R'.$B$27];IF([Rankers.G3]=27;['R'.$B$28];IF([Rankers.G3]=28;['R'.$B$29];IF([Rankers.G3]=29;['R'.$B$30];IF([Rankers.G3]=30;['R'.$B$31];IF([Rankers.G3]=31;['R'.$B$32];IF([Rankers.G3]=32;['R'.$B$33];IF([Rankers.G3]=33;['R'.$B$34];IF([Rankers.G3]=34;['R'.$B$35];IF([Rankers.G3]=35;['R'.$B$36];IF([Rankers.G3]=36;['R'.$B$37];IF([Rankers.G3]=0;0;['R'.F39])))))))))))))))))))))))))))))))))))))" table:style-name="ce11">
            <text:p>31</text:p>
          </table:table-cell>
          <table:table-cell office:value-type="float" office:value="35" table:formula="of:=IF([Rankers.H3]=1;['R'.$B$2];IF([Rankers.H3]=2;['R'.$B$3];IF([Rankers.H3]=3;['R'.$B$4];IF([Rankers.H3]=4;['R'.$B$5];IF([Rankers.H3]=5;['R'.$B$6];IF([Rankers.H3]=6;['R'.$B$7];IF([Rankers.H3]=7;['R'.$B$8];IF([Rankers.H3]=8;['R'.$B$9];IF([Rankers.H3]=9;['R'.$B$10];IF([Rankers.H3]=10;['R'.$B$11];IF([Rankers.H3]=11;['R'.$B$12];IF([Rankers.H3]=12;['R'.$B$13];IF([Rankers.H3]=13;['R'.$B$14];IF([Rankers.H3]=14;['R'.$B$15];IF([Rankers.H3]=15;['R'.$B$16];IF([Rankers.H3]=16;['R'.$B$17];IF([Rankers.H3]=17;['R'.$B$18];IF([Rankers.H3]=18;['R'.$B$19];IF([Rankers.H3]=19;['R'.$B$20];IF([Rankers.H3]=20;['R'.$B$21];IF([Rankers.H3]=21;['R'.$B$22];IF([Rankers.H3]=22;['R'.$B$23];IF([Rankers.H3]=23;['R'.$B$24];IF([Rankers.H3]=24;['R'.$B$25];IF([Rankers.H3]=25;['R'.$B$26];IF([Rankers.H3]=26;['R'.$B$27];IF([Rankers.H3]=27;['R'.$B$28];IF([Rankers.H3]=28;['R'.$B$29];IF([Rankers.H3]=29;['R'.$B$30];IF([Rankers.H3]=30;['R'.$B$31];IF([Rankers.H3]=31;['R'.$B$32];IF([Rankers.H3]=32;['R'.$B$33];IF([Rankers.H3]=33;['R'.$B$34];IF([Rankers.H3]=34;['R'.$B$35];IF([Rankers.H3]=35;['R'.$B$36];IF([Rankers.H3]=36;['R'.$B$37];IF([Rankers.H3]=0;0;['R'.G39])))))))))))))))))))))))))))))))))))))" table:style-name="ce11">
            <text:p>35</text:p>
          </table:table-cell>
          <table:table-cell office:value-type="float" office:value="21" table:formula="of:=IF([Rankers.I3]=1;['R'.$B$2];IF([Rankers.I3]=2;['R'.$B$3];IF([Rankers.I3]=3;['R'.$B$4];IF([Rankers.I3]=4;['R'.$B$5];IF([Rankers.I3]=5;['R'.$B$6];IF([Rankers.I3]=6;['R'.$B$7];IF([Rankers.I3]=7;['R'.$B$8];IF([Rankers.I3]=8;['R'.$B$9];IF([Rankers.I3]=9;['R'.$B$10];IF([Rankers.I3]=10;['R'.$B$11];IF([Rankers.I3]=11;['R'.$B$12];IF([Rankers.I3]=12;['R'.$B$13];IF([Rankers.I3]=13;['R'.$B$14];IF([Rankers.I3]=14;['R'.$B$15];IF([Rankers.I3]=15;['R'.$B$16];IF([Rankers.I3]=16;['R'.$B$17];IF([Rankers.I3]=17;['R'.$B$18];IF([Rankers.I3]=18;['R'.$B$19];IF([Rankers.I3]=19;['R'.$B$20];IF([Rankers.I3]=20;['R'.$B$21];IF([Rankers.I3]=21;['R'.$B$22];IF([Rankers.I3]=22;['R'.$B$23];IF([Rankers.I3]=23;['R'.$B$24];IF([Rankers.I3]=24;['R'.$B$25];IF([Rankers.I3]=25;['R'.$B$26];IF([Rankers.I3]=26;['R'.$B$27];IF([Rankers.I3]=27;['R'.$B$28];IF([Rankers.I3]=28;['R'.$B$29];IF([Rankers.I3]=29;['R'.$B$30];IF([Rankers.I3]=30;['R'.$B$31];IF([Rankers.I3]=31;['R'.$B$32];IF([Rankers.I3]=32;['R'.$B$33];IF([Rankers.I3]=33;['R'.$B$34];IF([Rankers.I3]=34;['R'.$B$35];IF([Rankers.I3]=35;['R'.$B$36];IF([Rankers.I3]=36;['R'.$B$37];IF([Rankers.I3]=0;0;['R'.H39])))))))))))))))))))))))))))))))))))))" table:style-name="ce11">
            <text:p>21</text:p>
          </table:table-cell>
          <table:table-cell office:value-type="float" office:value="0" table:formula="of:=IF([Rankers.J3]=1;['R'.$B$2];IF([Rankers.J3]=2;['R'.$B$3];IF([Rankers.J3]=3;['R'.$B$4];IF([Rankers.J3]=4;['R'.$B$5];IF([Rankers.J3]=5;['R'.$B$6];IF([Rankers.J3]=6;['R'.$B$7];IF([Rankers.J3]=7;['R'.$B$8];IF([Rankers.J3]=8;['R'.$B$9];IF([Rankers.J3]=9;['R'.$B$10];IF([Rankers.J3]=10;['R'.$B$11];IF([Rankers.J3]=11;['R'.$B$12];IF([Rankers.J3]=12;['R'.$B$13];IF([Rankers.J3]=13;['R'.$B$14];IF([Rankers.J3]=14;['R'.$B$15];IF([Rankers.J3]=15;['R'.$B$16];IF([Rankers.J3]=16;['R'.$B$17];IF([Rankers.J3]=17;['R'.$B$18];IF([Rankers.J3]=18;['R'.$B$19];IF([Rankers.J3]=19;['R'.$B$20];IF([Rankers.J3]=20;['R'.$B$21];IF([Rankers.J3]=21;['R'.$B$22];IF([Rankers.J3]=22;['R'.$B$23];IF([Rankers.J3]=23;['R'.$B$24];IF([Rankers.J3]=24;['R'.$B$25];IF([Rankers.J3]=25;['R'.$B$26];IF([Rankers.J3]=26;['R'.$B$27];IF([Rankers.J3]=27;['R'.$B$28];IF([Rankers.J3]=28;['R'.$B$29];IF([Rankers.J3]=29;['R'.$B$30];IF([Rankers.J3]=30;['R'.$B$31];IF([Rankers.J3]=31;['R'.$B$32];IF([Rankers.J3]=32;['R'.$B$33];IF([Rankers.J3]=33;['R'.$B$34];IF([Rankers.J3]=34;['R'.$B$35];IF([Rankers.J3]=35;['R'.$B$36];IF([Rankers.J3]=36;['R'.$B$37];IF([Rankers.J3]=0;0;['R'.I39])))))))))))))))))))))))))))))))))))))" table:style-name="ce11">
            <text:p>0</text:p>
          </table:table-cell>
          <table:table-cell office:value-type="float" office:value="18" table:formula="of:=IF([Rankers.K3]=1;['R'.$B$2];IF([Rankers.K3]=2;['R'.$B$3];IF([Rankers.K3]=3;['R'.$B$4];IF([Rankers.K3]=4;['R'.$B$5];IF([Rankers.K3]=5;['R'.$B$6];IF([Rankers.K3]=6;['R'.$B$7];IF([Rankers.K3]=7;['R'.$B$8];IF([Rankers.K3]=8;['R'.$B$9];IF([Rankers.K3]=9;['R'.$B$10];IF([Rankers.K3]=10;['R'.$B$11];IF([Rankers.K3]=11;['R'.$B$12];IF([Rankers.K3]=12;['R'.$B$13];IF([Rankers.K3]=13;['R'.$B$14];IF([Rankers.K3]=14;['R'.$B$15];IF([Rankers.K3]=15;['R'.$B$16];IF([Rankers.K3]=16;['R'.$B$17];IF([Rankers.K3]=17;['R'.$B$18];IF([Rankers.K3]=18;['R'.$B$19];IF([Rankers.K3]=19;['R'.$B$20];IF([Rankers.K3]=20;['R'.$B$21];IF([Rankers.K3]=21;['R'.$B$22];IF([Rankers.K3]=22;['R'.$B$23];IF([Rankers.K3]=23;['R'.$B$24];IF([Rankers.K3]=24;['R'.$B$25];IF([Rankers.K3]=25;['R'.$B$26];IF([Rankers.K3]=26;['R'.$B$27];IF([Rankers.K3]=27;['R'.$B$28];IF([Rankers.K3]=28;['R'.$B$29];IF([Rankers.K3]=29;['R'.$B$30];IF([Rankers.K3]=30;['R'.$B$31];IF([Rankers.K3]=31;['R'.$B$32];IF([Rankers.K3]=32;['R'.$B$33];IF([Rankers.K3]=33;['R'.$B$34];IF([Rankers.K3]=34;['R'.$B$35];IF([Rankers.K3]=35;['R'.$B$36];IF([Rankers.K3]=36;['R'.$B$37];IF([Rankers.K3]=0;0;['R'.J39])))))))))))))))))))))))))))))))))))))" table:style-name="ce12">
            <text:p>18</text:p>
          </table:table-cell>
          <table:table-cell office:value-type="float" office:value="31" table:formula="of:=IF([Rankers.L3]=1;['R'.$B$2];IF([Rankers.L3]=2;['R'.$B$3];IF([Rankers.L3]=3;['R'.$B$4];IF([Rankers.L3]=4;['R'.$B$5];IF([Rankers.L3]=5;['R'.$B$6];IF([Rankers.L3]=6;['R'.$B$7];IF([Rankers.L3]=7;['R'.$B$8];IF([Rankers.L3]=8;['R'.$B$9];IF([Rankers.L3]=9;['R'.$B$10];IF([Rankers.L3]=10;['R'.$B$11];IF([Rankers.L3]=11;['R'.$B$12];IF([Rankers.L3]=12;['R'.$B$13];IF([Rankers.L3]=13;['R'.$B$14];IF([Rankers.L3]=14;['R'.$B$15];IF([Rankers.L3]=15;['R'.$B$16];IF([Rankers.L3]=16;['R'.$B$17];IF([Rankers.L3]=17;['R'.$B$18];IF([Rankers.L3]=18;['R'.$B$19];IF([Rankers.L3]=19;['R'.$B$20];IF([Rankers.L3]=20;['R'.$B$21];IF([Rankers.L3]=21;['R'.$B$22];IF([Rankers.L3]=22;['R'.$B$23];IF([Rankers.L3]=23;['R'.$B$24];IF([Rankers.L3]=24;['R'.$B$25];IF([Rankers.L3]=25;['R'.$B$26];IF([Rankers.L3]=26;['R'.$B$27];IF([Rankers.L3]=27;['R'.$B$28];IF([Rankers.L3]=28;['R'.$B$29];IF([Rankers.L3]=29;['R'.$B$30];IF([Rankers.L3]=30;['R'.$B$31];IF([Rankers.L3]=31;['R'.$B$32];IF([Rankers.L3]=32;['R'.$B$33];IF([Rankers.L3]=33;['R'.$B$34];IF([Rankers.L3]=34;['R'.$B$35];IF([Rankers.L3]=35;['R'.$B$36];IF([Rankers.L3]=36;['R'.$B$37];IF([Rankers.L3]=0;0;['R'.K39])))))))))))))))))))))))))))))))))))))" table:style-name="ce34">
            <text:p>31</text:p>
          </table:table-cell>
          <table:table-cell office:value-type="float" office:value="33" table:formula="of:=IF([Rankers.M3]=1;['R'.$B$2];IF([Rankers.M3]=2;['R'.$B$3];IF([Rankers.M3]=3;['R'.$B$4];IF([Rankers.M3]=4;['R'.$B$5];IF([Rankers.M3]=5;['R'.$B$6];IF([Rankers.M3]=6;['R'.$B$7];IF([Rankers.M3]=7;['R'.$B$8];IF([Rankers.M3]=8;['R'.$B$9];IF([Rankers.M3]=9;['R'.$B$10];IF([Rankers.M3]=10;['R'.$B$11];IF([Rankers.M3]=11;['R'.$B$12];IF([Rankers.M3]=12;['R'.$B$13];IF([Rankers.M3]=13;['R'.$B$14];IF([Rankers.M3]=14;['R'.$B$15];IF([Rankers.M3]=15;['R'.$B$16];IF([Rankers.M3]=16;['R'.$B$17];IF([Rankers.M3]=17;['R'.$B$18];IF([Rankers.M3]=18;['R'.$B$19];IF([Rankers.M3]=19;['R'.$B$20];IF([Rankers.M3]=20;['R'.$B$21];IF([Rankers.M3]=21;['R'.$B$22];IF([Rankers.M3]=22;['R'.$B$23];IF([Rankers.M3]=23;['R'.$B$24];IF([Rankers.M3]=24;['R'.$B$25];IF([Rankers.M3]=25;['R'.$B$26];IF([Rankers.M3]=26;['R'.$B$27];IF([Rankers.M3]=27;['R'.$B$28];IF([Rankers.M3]=28;['R'.$B$29];IF([Rankers.M3]=29;['R'.$B$30];IF([Rankers.M3]=30;['R'.$B$31];IF([Rankers.M3]=31;['R'.$B$32];IF([Rankers.M3]=32;['R'.$B$33];IF([Rankers.M3]=33;['R'.$B$34];IF([Rankers.M3]=34;['R'.$B$35];IF([Rankers.M3]=35;['R'.$B$36];IF([Rankers.M3]=36;['R'.$B$37];IF([Rankers.M3]=0;0;['R'.L39])))))))))))))))))))))))))))))))))))))" table:style-name="ce12">
            <text:p>33</text:p>
          </table:table-cell>
          <table:table-cell office:value-type="float" office:value="27" table:formula="of:=IF([Rankers.N3]=1;['R'.$B$2];IF([Rankers.N3]=2;['R'.$B$3];IF([Rankers.N3]=3;['R'.$B$4];IF([Rankers.N3]=4;['R'.$B$5];IF([Rankers.N3]=5;['R'.$B$6];IF([Rankers.N3]=6;['R'.$B$7];IF([Rankers.N3]=7;['R'.$B$8];IF([Rankers.N3]=8;['R'.$B$9];IF([Rankers.N3]=9;['R'.$B$10];IF([Rankers.N3]=10;['R'.$B$11];IF([Rankers.N3]=11;['R'.$B$12];IF([Rankers.N3]=12;['R'.$B$13];IF([Rankers.N3]=13;['R'.$B$14];IF([Rankers.N3]=14;['R'.$B$15];IF([Rankers.N3]=15;['R'.$B$16];IF([Rankers.N3]=16;['R'.$B$17];IF([Rankers.N3]=17;['R'.$B$18];IF([Rankers.N3]=18;['R'.$B$19];IF([Rankers.N3]=19;['R'.$B$20];IF([Rankers.N3]=20;['R'.$B$21];IF([Rankers.N3]=21;['R'.$B$22];IF([Rankers.N3]=22;['R'.$B$23];IF([Rankers.N3]=23;['R'.$B$24];IF([Rankers.N3]=24;['R'.$B$25];IF([Rankers.N3]=25;['R'.$B$26];IF([Rankers.N3]=26;['R'.$B$27];IF([Rankers.N3]=27;['R'.$B$28];IF([Rankers.N3]=28;['R'.$B$29];IF([Rankers.N3]=29;['R'.$B$30];IF([Rankers.N3]=30;['R'.$B$31];IF([Rankers.N3]=31;['R'.$B$32];IF([Rankers.N3]=32;['R'.$B$33];IF([Rankers.N3]=33;['R'.$B$34];IF([Rankers.N3]=34;['R'.$B$35];IF([Rankers.N3]=35;['R'.$B$36];IF([Rankers.N3]=36;['R'.$B$37];IF([Rankers.N3]=0;0;['R'.M39])))))))))))))))))))))))))))))))))))))" table:style-name="ce12">
            <text:p>27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3" table:formula="of:=[.A3]+1" table:style-name="ce8">
            <text:p>3</text:p>
          </table:table-cell>
          <table:table-cell office:value-type="string" table:style-name="ce15">
            <text:p>Ауль Лев Николаевич</text:p>
          </table:table-cell>
          <table:table-cell office:value-type="float" office:value="177" table:formula="of:=SUM([.D4:.ZZ4])" table:style-name="ce35">
            <text:p>177.00</text:p>
          </table:table-cell>
          <table:table-cell office:value-type="float" office:value="37" table:formula="of:=IF([Rankers.C4]=1;['R'.$B$2];IF([Rankers.C4]=2;['R'.$B$3];IF([Rankers.C4]=3;['R'.$B$4];IF([Rankers.C4]=4;['R'.$B$5];IF([Rankers.C4]=5;['R'.$B$6];IF([Rankers.C4]=6;['R'.$B$7];IF([Rankers.C4]=7;['R'.$B$8];IF([Rankers.C4]=8;['R'.$B$9];IF([Rankers.C4]=9;['R'.$B$10];IF([Rankers.C4]=10;['R'.$B$11];IF([Rankers.C4]=11;['R'.$B$12];IF([Rankers.C4]=12;['R'.$B$13];IF([Rankers.C4]=13;['R'.$B$14];IF([Rankers.C4]=14;['R'.$B$15];IF([Rankers.C4]=15;['R'.$B$16];IF([Rankers.C4]=16;['R'.$B$17];IF([Rankers.C4]=17;['R'.$B$18];IF([Rankers.C4]=18;['R'.$B$19];IF([Rankers.C4]=19;['R'.$B$20];IF([Rankers.C4]=20;['R'.$B$21];IF([Rankers.C4]=21;['R'.$B$22];IF([Rankers.C4]=22;['R'.$B$23];IF([Rankers.C4]=23;['R'.$B$24];IF([Rankers.C4]=24;['R'.$B$25];IF([Rankers.C4]=25;['R'.$B$26];IF([Rankers.C4]=26;['R'.$B$27];IF([Rankers.C4]=27;['R'.$B$28];IF([Rankers.C4]=28;['R'.$B$29];IF([Rankers.C4]=29;['R'.$B$30];IF([Rankers.C4]=30;['R'.$B$31];IF([Rankers.C4]=31;['R'.$B$32];IF([Rankers.C4]=32;['R'.$B$33];IF([Rankers.C4]=33;['R'.$B$34];IF([Rankers.C4]=34;['R'.$B$35];IF([Rankers.C4]=35;['R'.$B$36];IF([Rankers.C4]=36;['R'.$B$37];IF([Rankers.C4]=0;0;['R'.B40])))))))))))))))))))))))))))))))))))))" table:style-name="ce11">
            <text:p>37</text:p>
          </table:table-cell>
          <table:table-cell office:value-type="float" office:value="36" table:formula="of:=IF([Rankers.D4]=1;['R'.$B$2];IF([Rankers.D4]=2;['R'.$B$3];IF([Rankers.D4]=3;['R'.$B$4];IF([Rankers.D4]=4;['R'.$B$5];IF([Rankers.D4]=5;['R'.$B$6];IF([Rankers.D4]=6;['R'.$B$7];IF([Rankers.D4]=7;['R'.$B$8];IF([Rankers.D4]=8;['R'.$B$9];IF([Rankers.D4]=9;['R'.$B$10];IF([Rankers.D4]=10;['R'.$B$11];IF([Rankers.D4]=11;['R'.$B$12];IF([Rankers.D4]=12;['R'.$B$13];IF([Rankers.D4]=13;['R'.$B$14];IF([Rankers.D4]=14;['R'.$B$15];IF([Rankers.D4]=15;['R'.$B$16];IF([Rankers.D4]=16;['R'.$B$17];IF([Rankers.D4]=17;['R'.$B$18];IF([Rankers.D4]=18;['R'.$B$19];IF([Rankers.D4]=19;['R'.$B$20];IF([Rankers.D4]=20;['R'.$B$21];IF([Rankers.D4]=21;['R'.$B$22];IF([Rankers.D4]=22;['R'.$B$23];IF([Rankers.D4]=23;['R'.$B$24];IF([Rankers.D4]=24;['R'.$B$25];IF([Rankers.D4]=25;['R'.$B$26];IF([Rankers.D4]=26;['R'.$B$27];IF([Rankers.D4]=27;['R'.$B$28];IF([Rankers.D4]=28;['R'.$B$29];IF([Rankers.D4]=29;['R'.$B$30];IF([Rankers.D4]=30;['R'.$B$31];IF([Rankers.D4]=31;['R'.$B$32];IF([Rankers.D4]=32;['R'.$B$33];IF([Rankers.D4]=33;['R'.$B$34];IF([Rankers.D4]=34;['R'.$B$35];IF([Rankers.D4]=35;['R'.$B$36];IF([Rankers.D4]=36;['R'.$B$37];IF([Rankers.D4]=0;0;['R'.C40])))))))))))))))))))))))))))))))))))))" table:style-name="ce11">
            <text:p>36</text:p>
          </table:table-cell>
          <table:table-cell office:value-type="float" office:value="36" table:formula="of:=IF([Rankers.E4]=1;['R'.$B$2];IF([Rankers.E4]=2;['R'.$B$3];IF([Rankers.E4]=3;['R'.$B$4];IF([Rankers.E4]=4;['R'.$B$5];IF([Rankers.E4]=5;['R'.$B$6];IF([Rankers.E4]=6;['R'.$B$7];IF([Rankers.E4]=7;['R'.$B$8];IF([Rankers.E4]=8;['R'.$B$9];IF([Rankers.E4]=9;['R'.$B$10];IF([Rankers.E4]=10;['R'.$B$11];IF([Rankers.E4]=11;['R'.$B$12];IF([Rankers.E4]=12;['R'.$B$13];IF([Rankers.E4]=13;['R'.$B$14];IF([Rankers.E4]=14;['R'.$B$15];IF([Rankers.E4]=15;['R'.$B$16];IF([Rankers.E4]=16;['R'.$B$17];IF([Rankers.E4]=17;['R'.$B$18];IF([Rankers.E4]=18;['R'.$B$19];IF([Rankers.E4]=19;['R'.$B$20];IF([Rankers.E4]=20;['R'.$B$21];IF([Rankers.E4]=21;['R'.$B$22];IF([Rankers.E4]=22;['R'.$B$23];IF([Rankers.E4]=23;['R'.$B$24];IF([Rankers.E4]=24;['R'.$B$25];IF([Rankers.E4]=25;['R'.$B$26];IF([Rankers.E4]=26;['R'.$B$27];IF([Rankers.E4]=27;['R'.$B$28];IF([Rankers.E4]=28;['R'.$B$29];IF([Rankers.E4]=29;['R'.$B$30];IF([Rankers.E4]=30;['R'.$B$31];IF([Rankers.E4]=31;['R'.$B$32];IF([Rankers.E4]=32;['R'.$B$33];IF([Rankers.E4]=33;['R'.$B$34];IF([Rankers.E4]=34;['R'.$B$35];IF([Rankers.E4]=35;['R'.$B$36];IF([Rankers.E4]=36;['R'.$B$37];IF([Rankers.E4]=0;0;['R'.D40])))))))))))))))))))))))))))))))))))))" table:style-name="ce11">
            <text:p>36</text:p>
          </table:table-cell>
          <table:table-cell office:value-type="float" office:value="36" table:formula="of:=IF([Rankers.F4]=1;['R'.$B$2];IF([Rankers.F4]=2;['R'.$B$3];IF([Rankers.F4]=3;['R'.$B$4];IF([Rankers.F4]=4;['R'.$B$5];IF([Rankers.F4]=5;['R'.$B$6];IF([Rankers.F4]=6;['R'.$B$7];IF([Rankers.F4]=7;['R'.$B$8];IF([Rankers.F4]=8;['R'.$B$9];IF([Rankers.F4]=9;['R'.$B$10];IF([Rankers.F4]=10;['R'.$B$11];IF([Rankers.F4]=11;['R'.$B$12];IF([Rankers.F4]=12;['R'.$B$13];IF([Rankers.F4]=13;['R'.$B$14];IF([Rankers.F4]=14;['R'.$B$15];IF([Rankers.F4]=15;['R'.$B$16];IF([Rankers.F4]=16;['R'.$B$17];IF([Rankers.F4]=17;['R'.$B$18];IF([Rankers.F4]=18;['R'.$B$19];IF([Rankers.F4]=19;['R'.$B$20];IF([Rankers.F4]=20;['R'.$B$21];IF([Rankers.F4]=21;['R'.$B$22];IF([Rankers.F4]=22;['R'.$B$23];IF([Rankers.F4]=23;['R'.$B$24];IF([Rankers.F4]=24;['R'.$B$25];IF([Rankers.F4]=25;['R'.$B$26];IF([Rankers.F4]=26;['R'.$B$27];IF([Rankers.F4]=27;['R'.$B$28];IF([Rankers.F4]=28;['R'.$B$29];IF([Rankers.F4]=29;['R'.$B$30];IF([Rankers.F4]=30;['R'.$B$31];IF([Rankers.F4]=31;['R'.$B$32];IF([Rankers.F4]=32;['R'.$B$33];IF([Rankers.F4]=33;['R'.$B$34];IF([Rankers.F4]=34;['R'.$B$35];IF([Rankers.F4]=35;['R'.$B$36];IF([Rankers.F4]=36;['R'.$B$37];IF([Rankers.F4]=0;0;['R'.E40])))))))))))))))))))))))))))))))))))))" table:style-name="ce11">
            <text:p>36</text:p>
          </table:table-cell>
          <table:table-cell office:value-type="float" office:value="0" table:formula="of:=IF([Rankers.G4]=1;['R'.$B$2];IF([Rankers.G4]=2;['R'.$B$3];IF([Rankers.G4]=3;['R'.$B$4];IF([Rankers.G4]=4;['R'.$B$5];IF([Rankers.G4]=5;['R'.$B$6];IF([Rankers.G4]=6;['R'.$B$7];IF([Rankers.G4]=7;['R'.$B$8];IF([Rankers.G4]=8;['R'.$B$9];IF([Rankers.G4]=9;['R'.$B$10];IF([Rankers.G4]=10;['R'.$B$11];IF([Rankers.G4]=11;['R'.$B$12];IF([Rankers.G4]=12;['R'.$B$13];IF([Rankers.G4]=13;['R'.$B$14];IF([Rankers.G4]=14;['R'.$B$15];IF([Rankers.G4]=15;['R'.$B$16];IF([Rankers.G4]=16;['R'.$B$17];IF([Rankers.G4]=17;['R'.$B$18];IF([Rankers.G4]=18;['R'.$B$19];IF([Rankers.G4]=19;['R'.$B$20];IF([Rankers.G4]=20;['R'.$B$21];IF([Rankers.G4]=21;['R'.$B$22];IF([Rankers.G4]=22;['R'.$B$23];IF([Rankers.G4]=23;['R'.$B$24];IF([Rankers.G4]=24;['R'.$B$25];IF([Rankers.G4]=25;['R'.$B$26];IF([Rankers.G4]=26;['R'.$B$27];IF([Rankers.G4]=27;['R'.$B$28];IF([Rankers.G4]=28;['R'.$B$29];IF([Rankers.G4]=29;['R'.$B$30];IF([Rankers.G4]=30;['R'.$B$31];IF([Rankers.G4]=31;['R'.$B$32];IF([Rankers.G4]=32;['R'.$B$33];IF([Rankers.G4]=33;['R'.$B$34];IF([Rankers.G4]=34;['R'.$B$35];IF([Rankers.G4]=35;['R'.$B$36];IF([Rankers.G4]=36;['R'.$B$37];IF([Rankers.G4]=0;0;['R'.F40])))))))))))))))))))))))))))))))))))))" table:style-name="ce11">
            <text:p>0</text:p>
          </table:table-cell>
          <table:table-cell office:value-type="float" office:value="0" table:formula="of:=IF([Rankers.H4]=1;['R'.$B$2];IF([Rankers.H4]=2;['R'.$B$3];IF([Rankers.H4]=3;['R'.$B$4];IF([Rankers.H4]=4;['R'.$B$5];IF([Rankers.H4]=5;['R'.$B$6];IF([Rankers.H4]=6;['R'.$B$7];IF([Rankers.H4]=7;['R'.$B$8];IF([Rankers.H4]=8;['R'.$B$9];IF([Rankers.H4]=9;['R'.$B$10];IF([Rankers.H4]=10;['R'.$B$11];IF([Rankers.H4]=11;['R'.$B$12];IF([Rankers.H4]=12;['R'.$B$13];IF([Rankers.H4]=13;['R'.$B$14];IF([Rankers.H4]=14;['R'.$B$15];IF([Rankers.H4]=15;['R'.$B$16];IF([Rankers.H4]=16;['R'.$B$17];IF([Rankers.H4]=17;['R'.$B$18];IF([Rankers.H4]=18;['R'.$B$19];IF([Rankers.H4]=19;['R'.$B$20];IF([Rankers.H4]=20;['R'.$B$21];IF([Rankers.H4]=21;['R'.$B$22];IF([Rankers.H4]=22;['R'.$B$23];IF([Rankers.H4]=23;['R'.$B$24];IF([Rankers.H4]=24;['R'.$B$25];IF([Rankers.H4]=25;['R'.$B$26];IF([Rankers.H4]=26;['R'.$B$27];IF([Rankers.H4]=27;['R'.$B$28];IF([Rankers.H4]=28;['R'.$B$29];IF([Rankers.H4]=29;['R'.$B$30];IF([Rankers.H4]=30;['R'.$B$31];IF([Rankers.H4]=31;['R'.$B$32];IF([Rankers.H4]=32;['R'.$B$33];IF([Rankers.H4]=33;['R'.$B$34];IF([Rankers.H4]=34;['R'.$B$35];IF([Rankers.H4]=35;['R'.$B$36];IF([Rankers.H4]=36;['R'.$B$37];IF([Rankers.H4]=0;0;['R'.G40])))))))))))))))))))))))))))))))))))))" table:style-name="ce11">
            <text:p>0</text:p>
          </table:table-cell>
          <table:table-cell office:value-type="float" office:value="0" table:formula="of:=IF([Rankers.I4]=1;['R'.$B$2];IF([Rankers.I4]=2;['R'.$B$3];IF([Rankers.I4]=3;['R'.$B$4];IF([Rankers.I4]=4;['R'.$B$5];IF([Rankers.I4]=5;['R'.$B$6];IF([Rankers.I4]=6;['R'.$B$7];IF([Rankers.I4]=7;['R'.$B$8];IF([Rankers.I4]=8;['R'.$B$9];IF([Rankers.I4]=9;['R'.$B$10];IF([Rankers.I4]=10;['R'.$B$11];IF([Rankers.I4]=11;['R'.$B$12];IF([Rankers.I4]=12;['R'.$B$13];IF([Rankers.I4]=13;['R'.$B$14];IF([Rankers.I4]=14;['R'.$B$15];IF([Rankers.I4]=15;['R'.$B$16];IF([Rankers.I4]=16;['R'.$B$17];IF([Rankers.I4]=17;['R'.$B$18];IF([Rankers.I4]=18;['R'.$B$19];IF([Rankers.I4]=19;['R'.$B$20];IF([Rankers.I4]=20;['R'.$B$21];IF([Rankers.I4]=21;['R'.$B$22];IF([Rankers.I4]=22;['R'.$B$23];IF([Rankers.I4]=23;['R'.$B$24];IF([Rankers.I4]=24;['R'.$B$25];IF([Rankers.I4]=25;['R'.$B$26];IF([Rankers.I4]=26;['R'.$B$27];IF([Rankers.I4]=27;['R'.$B$28];IF([Rankers.I4]=28;['R'.$B$29];IF([Rankers.I4]=29;['R'.$B$30];IF([Rankers.I4]=30;['R'.$B$31];IF([Rankers.I4]=31;['R'.$B$32];IF([Rankers.I4]=32;['R'.$B$33];IF([Rankers.I4]=33;['R'.$B$34];IF([Rankers.I4]=34;['R'.$B$35];IF([Rankers.I4]=35;['R'.$B$36];IF([Rankers.I4]=36;['R'.$B$37];IF([Rankers.I4]=0;0;['R'.H40])))))))))))))))))))))))))))))))))))))" table:style-name="ce11">
            <text:p>0</text:p>
          </table:table-cell>
          <table:table-cell office:value-type="float" office:value="0" table:formula="of:=IF([Rankers.J4]=1;['R'.$B$2];IF([Rankers.J4]=2;['R'.$B$3];IF([Rankers.J4]=3;['R'.$B$4];IF([Rankers.J4]=4;['R'.$B$5];IF([Rankers.J4]=5;['R'.$B$6];IF([Rankers.J4]=6;['R'.$B$7];IF([Rankers.J4]=7;['R'.$B$8];IF([Rankers.J4]=8;['R'.$B$9];IF([Rankers.J4]=9;['R'.$B$10];IF([Rankers.J4]=10;['R'.$B$11];IF([Rankers.J4]=11;['R'.$B$12];IF([Rankers.J4]=12;['R'.$B$13];IF([Rankers.J4]=13;['R'.$B$14];IF([Rankers.J4]=14;['R'.$B$15];IF([Rankers.J4]=15;['R'.$B$16];IF([Rankers.J4]=16;['R'.$B$17];IF([Rankers.J4]=17;['R'.$B$18];IF([Rankers.J4]=18;['R'.$B$19];IF([Rankers.J4]=19;['R'.$B$20];IF([Rankers.J4]=20;['R'.$B$21];IF([Rankers.J4]=21;['R'.$B$22];IF([Rankers.J4]=22;['R'.$B$23];IF([Rankers.J4]=23;['R'.$B$24];IF([Rankers.J4]=24;['R'.$B$25];IF([Rankers.J4]=25;['R'.$B$26];IF([Rankers.J4]=26;['R'.$B$27];IF([Rankers.J4]=27;['R'.$B$28];IF([Rankers.J4]=28;['R'.$B$29];IF([Rankers.J4]=29;['R'.$B$30];IF([Rankers.J4]=30;['R'.$B$31];IF([Rankers.J4]=31;['R'.$B$32];IF([Rankers.J4]=32;['R'.$B$33];IF([Rankers.J4]=33;['R'.$B$34];IF([Rankers.J4]=34;['R'.$B$35];IF([Rankers.J4]=35;['R'.$B$36];IF([Rankers.J4]=36;['R'.$B$37];IF([Rankers.J4]=0;0;['R'.I40])))))))))))))))))))))))))))))))))))))" table:style-name="ce11">
            <text:p>0</text:p>
          </table:table-cell>
          <table:table-cell office:value-type="float" office:value="20" table:formula="of:=IF([Rankers.K4]=1;['R'.$B$2];IF([Rankers.K4]=2;['R'.$B$3];IF([Rankers.K4]=3;['R'.$B$4];IF([Rankers.K4]=4;['R'.$B$5];IF([Rankers.K4]=5;['R'.$B$6];IF([Rankers.K4]=6;['R'.$B$7];IF([Rankers.K4]=7;['R'.$B$8];IF([Rankers.K4]=8;['R'.$B$9];IF([Rankers.K4]=9;['R'.$B$10];IF([Rankers.K4]=10;['R'.$B$11];IF([Rankers.K4]=11;['R'.$B$12];IF([Rankers.K4]=12;['R'.$B$13];IF([Rankers.K4]=13;['R'.$B$14];IF([Rankers.K4]=14;['R'.$B$15];IF([Rankers.K4]=15;['R'.$B$16];IF([Rankers.K4]=16;['R'.$B$17];IF([Rankers.K4]=17;['R'.$B$18];IF([Rankers.K4]=18;['R'.$B$19];IF([Rankers.K4]=19;['R'.$B$20];IF([Rankers.K4]=20;['R'.$B$21];IF([Rankers.K4]=21;['R'.$B$22];IF([Rankers.K4]=22;['R'.$B$23];IF([Rankers.K4]=23;['R'.$B$24];IF([Rankers.K4]=24;['R'.$B$25];IF([Rankers.K4]=25;['R'.$B$26];IF([Rankers.K4]=26;['R'.$B$27];IF([Rankers.K4]=27;['R'.$B$28];IF([Rankers.K4]=28;['R'.$B$29];IF([Rankers.K4]=29;['R'.$B$30];IF([Rankers.K4]=30;['R'.$B$31];IF([Rankers.K4]=31;['R'.$B$32];IF([Rankers.K4]=32;['R'.$B$33];IF([Rankers.K4]=33;['R'.$B$34];IF([Rankers.K4]=34;['R'.$B$35];IF([Rankers.K4]=35;['R'.$B$36];IF([Rankers.K4]=36;['R'.$B$37];IF([Rankers.K4]=0;0;['R'.J40])))))))))))))))))))))))))))))))))))))" table:style-name="ce12">
            <text:p>20</text:p>
          </table:table-cell>
          <table:table-cell office:value-type="float" office:value="0" table:formula="of:=IF([Rankers.L4]=1;['R'.$B$2];IF([Rankers.L4]=2;['R'.$B$3];IF([Rankers.L4]=3;['R'.$B$4];IF([Rankers.L4]=4;['R'.$B$5];IF([Rankers.L4]=5;['R'.$B$6];IF([Rankers.L4]=6;['R'.$B$7];IF([Rankers.L4]=7;['R'.$B$8];IF([Rankers.L4]=8;['R'.$B$9];IF([Rankers.L4]=9;['R'.$B$10];IF([Rankers.L4]=10;['R'.$B$11];IF([Rankers.L4]=11;['R'.$B$12];IF([Rankers.L4]=12;['R'.$B$13];IF([Rankers.L4]=13;['R'.$B$14];IF([Rankers.L4]=14;['R'.$B$15];IF([Rankers.L4]=15;['R'.$B$16];IF([Rankers.L4]=16;['R'.$B$17];IF([Rankers.L4]=17;['R'.$B$18];IF([Rankers.L4]=18;['R'.$B$19];IF([Rankers.L4]=19;['R'.$B$20];IF([Rankers.L4]=20;['R'.$B$21];IF([Rankers.L4]=21;['R'.$B$22];IF([Rankers.L4]=22;['R'.$B$23];IF([Rankers.L4]=23;['R'.$B$24];IF([Rankers.L4]=24;['R'.$B$25];IF([Rankers.L4]=25;['R'.$B$26];IF([Rankers.L4]=26;['R'.$B$27];IF([Rankers.L4]=27;['R'.$B$28];IF([Rankers.L4]=28;['R'.$B$29];IF([Rankers.L4]=29;['R'.$B$30];IF([Rankers.L4]=30;['R'.$B$31];IF([Rankers.L4]=31;['R'.$B$32];IF([Rankers.L4]=32;['R'.$B$33];IF([Rankers.L4]=33;['R'.$B$34];IF([Rankers.L4]=34;['R'.$B$35];IF([Rankers.L4]=35;['R'.$B$36];IF([Rankers.L4]=36;['R'.$B$37];IF([Rankers.L4]=0;0;['R'.K40])))))))))))))))))))))))))))))))))))))" table:style-name="ce34">
            <text:p>0</text:p>
          </table:table-cell>
          <table:table-cell office:value-type="float" office:value="12" table:formula="of:=IF([Rankers.M4]=1;['R'.$B$2];IF([Rankers.M4]=2;['R'.$B$3];IF([Rankers.M4]=3;['R'.$B$4];IF([Rankers.M4]=4;['R'.$B$5];IF([Rankers.M4]=5;['R'.$B$6];IF([Rankers.M4]=6;['R'.$B$7];IF([Rankers.M4]=7;['R'.$B$8];IF([Rankers.M4]=8;['R'.$B$9];IF([Rankers.M4]=9;['R'.$B$10];IF([Rankers.M4]=10;['R'.$B$11];IF([Rankers.M4]=11;['R'.$B$12];IF([Rankers.M4]=12;['R'.$B$13];IF([Rankers.M4]=13;['R'.$B$14];IF([Rankers.M4]=14;['R'.$B$15];IF([Rankers.M4]=15;['R'.$B$16];IF([Rankers.M4]=16;['R'.$B$17];IF([Rankers.M4]=17;['R'.$B$18];IF([Rankers.M4]=18;['R'.$B$19];IF([Rankers.M4]=19;['R'.$B$20];IF([Rankers.M4]=20;['R'.$B$21];IF([Rankers.M4]=21;['R'.$B$22];IF([Rankers.M4]=22;['R'.$B$23];IF([Rankers.M4]=23;['R'.$B$24];IF([Rankers.M4]=24;['R'.$B$25];IF([Rankers.M4]=25;['R'.$B$26];IF([Rankers.M4]=26;['R'.$B$27];IF([Rankers.M4]=27;['R'.$B$28];IF([Rankers.M4]=28;['R'.$B$29];IF([Rankers.M4]=29;['R'.$B$30];IF([Rankers.M4]=30;['R'.$B$31];IF([Rankers.M4]=31;['R'.$B$32];IF([Rankers.M4]=32;['R'.$B$33];IF([Rankers.M4]=33;['R'.$B$34];IF([Rankers.M4]=34;['R'.$B$35];IF([Rankers.M4]=35;['R'.$B$36];IF([Rankers.M4]=36;['R'.$B$37];IF([Rankers.M4]=0;0;['R'.L40])))))))))))))))))))))))))))))))))))))" table:style-name="ce12">
            <text:p>12</text:p>
          </table:table-cell>
          <table:table-cell office:value-type="float" office:value="0" table:formula="of:=IF([Rankers.N4]=1;['R'.$B$2];IF([Rankers.N4]=2;['R'.$B$3];IF([Rankers.N4]=3;['R'.$B$4];IF([Rankers.N4]=4;['R'.$B$5];IF([Rankers.N4]=5;['R'.$B$6];IF([Rankers.N4]=6;['R'.$B$7];IF([Rankers.N4]=7;['R'.$B$8];IF([Rankers.N4]=8;['R'.$B$9];IF([Rankers.N4]=9;['R'.$B$10];IF([Rankers.N4]=10;['R'.$B$11];IF([Rankers.N4]=11;['R'.$B$12];IF([Rankers.N4]=12;['R'.$B$13];IF([Rankers.N4]=13;['R'.$B$14];IF([Rankers.N4]=14;['R'.$B$15];IF([Rankers.N4]=15;['R'.$B$16];IF([Rankers.N4]=16;['R'.$B$17];IF([Rankers.N4]=17;['R'.$B$18];IF([Rankers.N4]=18;['R'.$B$19];IF([Rankers.N4]=19;['R'.$B$20];IF([Rankers.N4]=20;['R'.$B$21];IF([Rankers.N4]=21;['R'.$B$22];IF([Rankers.N4]=22;['R'.$B$23];IF([Rankers.N4]=23;['R'.$B$24];IF([Rankers.N4]=24;['R'.$B$25];IF([Rankers.N4]=25;['R'.$B$26];IF([Rankers.N4]=26;['R'.$B$27];IF([Rankers.N4]=27;['R'.$B$28];IF([Rankers.N4]=28;['R'.$B$29];IF([Rankers.N4]=29;['R'.$B$30];IF([Rankers.N4]=30;['R'.$B$31];IF([Rankers.N4]=31;['R'.$B$32];IF([Rankers.N4]=32;['R'.$B$33];IF([Rankers.N4]=33;['R'.$B$34];IF([Rankers.N4]=34;['R'.$B$35];IF([Rankers.N4]=35;['R'.$B$36];IF([Rankers.N4]=36;['R'.$B$37];IF([Rankers.N4]=0;0;['R'.M40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4" table:formula="of:=[.A4]+1" table:style-name="ce8">
            <text:p>4</text:p>
          </table:table-cell>
          <table:table-cell office:value-type="string" table:style-name="ce15">
            <text:p>Бабешина Ульяна Павловна</text:p>
          </table:table-cell>
          <table:table-cell office:value-type="float" office:value="141" table:formula="of:=SUM([.D5:.ZZ5])" table:style-name="ce35">
            <text:p>141.00</text:p>
          </table:table-cell>
          <table:table-cell office:value-type="float" office:value="24" table:formula="of:=IF([Rankers.C5]=1;['R'.$B$2];IF([Rankers.C5]=2;['R'.$B$3];IF([Rankers.C5]=3;['R'.$B$4];IF([Rankers.C5]=4;['R'.$B$5];IF([Rankers.C5]=5;['R'.$B$6];IF([Rankers.C5]=6;['R'.$B$7];IF([Rankers.C5]=7;['R'.$B$8];IF([Rankers.C5]=8;['R'.$B$9];IF([Rankers.C5]=9;['R'.$B$10];IF([Rankers.C5]=10;['R'.$B$11];IF([Rankers.C5]=11;['R'.$B$12];IF([Rankers.C5]=12;['R'.$B$13];IF([Rankers.C5]=13;['R'.$B$14];IF([Rankers.C5]=14;['R'.$B$15];IF([Rankers.C5]=15;['R'.$B$16];IF([Rankers.C5]=16;['R'.$B$17];IF([Rankers.C5]=17;['R'.$B$18];IF([Rankers.C5]=18;['R'.$B$19];IF([Rankers.C5]=19;['R'.$B$20];IF([Rankers.C5]=20;['R'.$B$21];IF([Rankers.C5]=21;['R'.$B$22];IF([Rankers.C5]=22;['R'.$B$23];IF([Rankers.C5]=23;['R'.$B$24];IF([Rankers.C5]=24;['R'.$B$25];IF([Rankers.C5]=25;['R'.$B$26];IF([Rankers.C5]=26;['R'.$B$27];IF([Rankers.C5]=27;['R'.$B$28];IF([Rankers.C5]=28;['R'.$B$29];IF([Rankers.C5]=29;['R'.$B$30];IF([Rankers.C5]=30;['R'.$B$31];IF([Rankers.C5]=31;['R'.$B$32];IF([Rankers.C5]=32;['R'.$B$33];IF([Rankers.C5]=33;['R'.$B$34];IF([Rankers.C5]=34;['R'.$B$35];IF([Rankers.C5]=35;['R'.$B$36];IF([Rankers.C5]=36;['R'.$B$37];IF([Rankers.C5]=0;0;['R'.B41])))))))))))))))))))))))))))))))))))))" table:style-name="ce11">
            <text:p>24</text:p>
          </table:table-cell>
          <table:table-cell office:value-type="float" office:value="0" table:formula="of:=IF([Rankers.D5]=1;['R'.$B$2];IF([Rankers.D5]=2;['R'.$B$3];IF([Rankers.D5]=3;['R'.$B$4];IF([Rankers.D5]=4;['R'.$B$5];IF([Rankers.D5]=5;['R'.$B$6];IF([Rankers.D5]=6;['R'.$B$7];IF([Rankers.D5]=7;['R'.$B$8];IF([Rankers.D5]=8;['R'.$B$9];IF([Rankers.D5]=9;['R'.$B$10];IF([Rankers.D5]=10;['R'.$B$11];IF([Rankers.D5]=11;['R'.$B$12];IF([Rankers.D5]=12;['R'.$B$13];IF([Rankers.D5]=13;['R'.$B$14];IF([Rankers.D5]=14;['R'.$B$15];IF([Rankers.D5]=15;['R'.$B$16];IF([Rankers.D5]=16;['R'.$B$17];IF([Rankers.D5]=17;['R'.$B$18];IF([Rankers.D5]=18;['R'.$B$19];IF([Rankers.D5]=19;['R'.$B$20];IF([Rankers.D5]=20;['R'.$B$21];IF([Rankers.D5]=21;['R'.$B$22];IF([Rankers.D5]=22;['R'.$B$23];IF([Rankers.D5]=23;['R'.$B$24];IF([Rankers.D5]=24;['R'.$B$25];IF([Rankers.D5]=25;['R'.$B$26];IF([Rankers.D5]=26;['R'.$B$27];IF([Rankers.D5]=27;['R'.$B$28];IF([Rankers.D5]=28;['R'.$B$29];IF([Rankers.D5]=29;['R'.$B$30];IF([Rankers.D5]=30;['R'.$B$31];IF([Rankers.D5]=31;['R'.$B$32];IF([Rankers.D5]=32;['R'.$B$33];IF([Rankers.D5]=33;['R'.$B$34];IF([Rankers.D5]=34;['R'.$B$35];IF([Rankers.D5]=35;['R'.$B$36];IF([Rankers.D5]=36;['R'.$B$37];IF([Rankers.D5]=0;0;['R'.C41])))))))))))))))))))))))))))))))))))))" table:style-name="ce11">
            <text:p>0</text:p>
          </table:table-cell>
          <table:table-cell office:value-type="float" office:value="0" table:formula="of:=IF([Rankers.E5]=1;['R'.$B$2];IF([Rankers.E5]=2;['R'.$B$3];IF([Rankers.E5]=3;['R'.$B$4];IF([Rankers.E5]=4;['R'.$B$5];IF([Rankers.E5]=5;['R'.$B$6];IF([Rankers.E5]=6;['R'.$B$7];IF([Rankers.E5]=7;['R'.$B$8];IF([Rankers.E5]=8;['R'.$B$9];IF([Rankers.E5]=9;['R'.$B$10];IF([Rankers.E5]=10;['R'.$B$11];IF([Rankers.E5]=11;['R'.$B$12];IF([Rankers.E5]=12;['R'.$B$13];IF([Rankers.E5]=13;['R'.$B$14];IF([Rankers.E5]=14;['R'.$B$15];IF([Rankers.E5]=15;['R'.$B$16];IF([Rankers.E5]=16;['R'.$B$17];IF([Rankers.E5]=17;['R'.$B$18];IF([Rankers.E5]=18;['R'.$B$19];IF([Rankers.E5]=19;['R'.$B$20];IF([Rankers.E5]=20;['R'.$B$21];IF([Rankers.E5]=21;['R'.$B$22];IF([Rankers.E5]=22;['R'.$B$23];IF([Rankers.E5]=23;['R'.$B$24];IF([Rankers.E5]=24;['R'.$B$25];IF([Rankers.E5]=25;['R'.$B$26];IF([Rankers.E5]=26;['R'.$B$27];IF([Rankers.E5]=27;['R'.$B$28];IF([Rankers.E5]=28;['R'.$B$29];IF([Rankers.E5]=29;['R'.$B$30];IF([Rankers.E5]=30;['R'.$B$31];IF([Rankers.E5]=31;['R'.$B$32];IF([Rankers.E5]=32;['R'.$B$33];IF([Rankers.E5]=33;['R'.$B$34];IF([Rankers.E5]=34;['R'.$B$35];IF([Rankers.E5]=35;['R'.$B$36];IF([Rankers.E5]=36;['R'.$B$37];IF([Rankers.E5]=0;0;['R'.D41])))))))))))))))))))))))))))))))))))))" table:style-name="ce11">
            <text:p>0</text:p>
          </table:table-cell>
          <table:table-cell office:value-type="float" office:value="0" table:formula="of:=IF([Rankers.F5]=1;['R'.$B$2];IF([Rankers.F5]=2;['R'.$B$3];IF([Rankers.F5]=3;['R'.$B$4];IF([Rankers.F5]=4;['R'.$B$5];IF([Rankers.F5]=5;['R'.$B$6];IF([Rankers.F5]=6;['R'.$B$7];IF([Rankers.F5]=7;['R'.$B$8];IF([Rankers.F5]=8;['R'.$B$9];IF([Rankers.F5]=9;['R'.$B$10];IF([Rankers.F5]=10;['R'.$B$11];IF([Rankers.F5]=11;['R'.$B$12];IF([Rankers.F5]=12;['R'.$B$13];IF([Rankers.F5]=13;['R'.$B$14];IF([Rankers.F5]=14;['R'.$B$15];IF([Rankers.F5]=15;['R'.$B$16];IF([Rankers.F5]=16;['R'.$B$17];IF([Rankers.F5]=17;['R'.$B$18];IF([Rankers.F5]=18;['R'.$B$19];IF([Rankers.F5]=19;['R'.$B$20];IF([Rankers.F5]=20;['R'.$B$21];IF([Rankers.F5]=21;['R'.$B$22];IF([Rankers.F5]=22;['R'.$B$23];IF([Rankers.F5]=23;['R'.$B$24];IF([Rankers.F5]=24;['R'.$B$25];IF([Rankers.F5]=25;['R'.$B$26];IF([Rankers.F5]=26;['R'.$B$27];IF([Rankers.F5]=27;['R'.$B$28];IF([Rankers.F5]=28;['R'.$B$29];IF([Rankers.F5]=29;['R'.$B$30];IF([Rankers.F5]=30;['R'.$B$31];IF([Rankers.F5]=31;['R'.$B$32];IF([Rankers.F5]=32;['R'.$B$33];IF([Rankers.F5]=33;['R'.$B$34];IF([Rankers.F5]=34;['R'.$B$35];IF([Rankers.F5]=35;['R'.$B$36];IF([Rankers.F5]=36;['R'.$B$37];IF([Rankers.F5]=0;0;['R'.E41])))))))))))))))))))))))))))))))))))))" table:style-name="ce11">
            <text:p>0</text:p>
          </table:table-cell>
          <table:table-cell office:value-type="float" office:value="0" table:formula="of:=IF([Rankers.G5]=1;['R'.$B$2];IF([Rankers.G5]=2;['R'.$B$3];IF([Rankers.G5]=3;['R'.$B$4];IF([Rankers.G5]=4;['R'.$B$5];IF([Rankers.G5]=5;['R'.$B$6];IF([Rankers.G5]=6;['R'.$B$7];IF([Rankers.G5]=7;['R'.$B$8];IF([Rankers.G5]=8;['R'.$B$9];IF([Rankers.G5]=9;['R'.$B$10];IF([Rankers.G5]=10;['R'.$B$11];IF([Rankers.G5]=11;['R'.$B$12];IF([Rankers.G5]=12;['R'.$B$13];IF([Rankers.G5]=13;['R'.$B$14];IF([Rankers.G5]=14;['R'.$B$15];IF([Rankers.G5]=15;['R'.$B$16];IF([Rankers.G5]=16;['R'.$B$17];IF([Rankers.G5]=17;['R'.$B$18];IF([Rankers.G5]=18;['R'.$B$19];IF([Rankers.G5]=19;['R'.$B$20];IF([Rankers.G5]=20;['R'.$B$21];IF([Rankers.G5]=21;['R'.$B$22];IF([Rankers.G5]=22;['R'.$B$23];IF([Rankers.G5]=23;['R'.$B$24];IF([Rankers.G5]=24;['R'.$B$25];IF([Rankers.G5]=25;['R'.$B$26];IF([Rankers.G5]=26;['R'.$B$27];IF([Rankers.G5]=27;['R'.$B$28];IF([Rankers.G5]=28;['R'.$B$29];IF([Rankers.G5]=29;['R'.$B$30];IF([Rankers.G5]=30;['R'.$B$31];IF([Rankers.G5]=31;['R'.$B$32];IF([Rankers.G5]=32;['R'.$B$33];IF([Rankers.G5]=33;['R'.$B$34];IF([Rankers.G5]=34;['R'.$B$35];IF([Rankers.G5]=35;['R'.$B$36];IF([Rankers.G5]=36;['R'.$B$37];IF([Rankers.G5]=0;0;['R'.F41])))))))))))))))))))))))))))))))))))))" table:style-name="ce11">
            <text:p>0</text:p>
          </table:table-cell>
          <table:table-cell office:value-type="float" office:value="0" table:formula="of:=IF([Rankers.H5]=1;['R'.$B$2];IF([Rankers.H5]=2;['R'.$B$3];IF([Rankers.H5]=3;['R'.$B$4];IF([Rankers.H5]=4;['R'.$B$5];IF([Rankers.H5]=5;['R'.$B$6];IF([Rankers.H5]=6;['R'.$B$7];IF([Rankers.H5]=7;['R'.$B$8];IF([Rankers.H5]=8;['R'.$B$9];IF([Rankers.H5]=9;['R'.$B$10];IF([Rankers.H5]=10;['R'.$B$11];IF([Rankers.H5]=11;['R'.$B$12];IF([Rankers.H5]=12;['R'.$B$13];IF([Rankers.H5]=13;['R'.$B$14];IF([Rankers.H5]=14;['R'.$B$15];IF([Rankers.H5]=15;['R'.$B$16];IF([Rankers.H5]=16;['R'.$B$17];IF([Rankers.H5]=17;['R'.$B$18];IF([Rankers.H5]=18;['R'.$B$19];IF([Rankers.H5]=19;['R'.$B$20];IF([Rankers.H5]=20;['R'.$B$21];IF([Rankers.H5]=21;['R'.$B$22];IF([Rankers.H5]=22;['R'.$B$23];IF([Rankers.H5]=23;['R'.$B$24];IF([Rankers.H5]=24;['R'.$B$25];IF([Rankers.H5]=25;['R'.$B$26];IF([Rankers.H5]=26;['R'.$B$27];IF([Rankers.H5]=27;['R'.$B$28];IF([Rankers.H5]=28;['R'.$B$29];IF([Rankers.H5]=29;['R'.$B$30];IF([Rankers.H5]=30;['R'.$B$31];IF([Rankers.H5]=31;['R'.$B$32];IF([Rankers.H5]=32;['R'.$B$33];IF([Rankers.H5]=33;['R'.$B$34];IF([Rankers.H5]=34;['R'.$B$35];IF([Rankers.H5]=35;['R'.$B$36];IF([Rankers.H5]=36;['R'.$B$37];IF([Rankers.H5]=0;0;['R'.G41])))))))))))))))))))))))))))))))))))))" table:style-name="ce11">
            <text:p>0</text:p>
          </table:table-cell>
          <table:table-cell office:value-type="float" office:value="0" table:formula="of:=IF([Rankers.I5]=1;['R'.$B$2];IF([Rankers.I5]=2;['R'.$B$3];IF([Rankers.I5]=3;['R'.$B$4];IF([Rankers.I5]=4;['R'.$B$5];IF([Rankers.I5]=5;['R'.$B$6];IF([Rankers.I5]=6;['R'.$B$7];IF([Rankers.I5]=7;['R'.$B$8];IF([Rankers.I5]=8;['R'.$B$9];IF([Rankers.I5]=9;['R'.$B$10];IF([Rankers.I5]=10;['R'.$B$11];IF([Rankers.I5]=11;['R'.$B$12];IF([Rankers.I5]=12;['R'.$B$13];IF([Rankers.I5]=13;['R'.$B$14];IF([Rankers.I5]=14;['R'.$B$15];IF([Rankers.I5]=15;['R'.$B$16];IF([Rankers.I5]=16;['R'.$B$17];IF([Rankers.I5]=17;['R'.$B$18];IF([Rankers.I5]=18;['R'.$B$19];IF([Rankers.I5]=19;['R'.$B$20];IF([Rankers.I5]=20;['R'.$B$21];IF([Rankers.I5]=21;['R'.$B$22];IF([Rankers.I5]=22;['R'.$B$23];IF([Rankers.I5]=23;['R'.$B$24];IF([Rankers.I5]=24;['R'.$B$25];IF([Rankers.I5]=25;['R'.$B$26];IF([Rankers.I5]=26;['R'.$B$27];IF([Rankers.I5]=27;['R'.$B$28];IF([Rankers.I5]=28;['R'.$B$29];IF([Rankers.I5]=29;['R'.$B$30];IF([Rankers.I5]=30;['R'.$B$31];IF([Rankers.I5]=31;['R'.$B$32];IF([Rankers.I5]=32;['R'.$B$33];IF([Rankers.I5]=33;['R'.$B$34];IF([Rankers.I5]=34;['R'.$B$35];IF([Rankers.I5]=35;['R'.$B$36];IF([Rankers.I5]=36;['R'.$B$37];IF([Rankers.I5]=0;0;['R'.H41])))))))))))))))))))))))))))))))))))))" table:style-name="ce11">
            <text:p>0</text:p>
          </table:table-cell>
          <table:table-cell office:value-type="float" office:value="35" table:formula="of:=IF([Rankers.J5]=1;['R'.$B$2];IF([Rankers.J5]=2;['R'.$B$3];IF([Rankers.J5]=3;['R'.$B$4];IF([Rankers.J5]=4;['R'.$B$5];IF([Rankers.J5]=5;['R'.$B$6];IF([Rankers.J5]=6;['R'.$B$7];IF([Rankers.J5]=7;['R'.$B$8];IF([Rankers.J5]=8;['R'.$B$9];IF([Rankers.J5]=9;['R'.$B$10];IF([Rankers.J5]=10;['R'.$B$11];IF([Rankers.J5]=11;['R'.$B$12];IF([Rankers.J5]=12;['R'.$B$13];IF([Rankers.J5]=13;['R'.$B$14];IF([Rankers.J5]=14;['R'.$B$15];IF([Rankers.J5]=15;['R'.$B$16];IF([Rankers.J5]=16;['R'.$B$17];IF([Rankers.J5]=17;['R'.$B$18];IF([Rankers.J5]=18;['R'.$B$19];IF([Rankers.J5]=19;['R'.$B$20];IF([Rankers.J5]=20;['R'.$B$21];IF([Rankers.J5]=21;['R'.$B$22];IF([Rankers.J5]=22;['R'.$B$23];IF([Rankers.J5]=23;['R'.$B$24];IF([Rankers.J5]=24;['R'.$B$25];IF([Rankers.J5]=25;['R'.$B$26];IF([Rankers.J5]=26;['R'.$B$27];IF([Rankers.J5]=27;['R'.$B$28];IF([Rankers.J5]=28;['R'.$B$29];IF([Rankers.J5]=29;['R'.$B$30];IF([Rankers.J5]=30;['R'.$B$31];IF([Rankers.J5]=31;['R'.$B$32];IF([Rankers.J5]=32;['R'.$B$33];IF([Rankers.J5]=33;['R'.$B$34];IF([Rankers.J5]=34;['R'.$B$35];IF([Rankers.J5]=35;['R'.$B$36];IF([Rankers.J5]=36;['R'.$B$37];IF([Rankers.J5]=0;0;['R'.I41])))))))))))))))))))))))))))))))))))))" table:style-name="ce11">
            <text:p>35</text:p>
          </table:table-cell>
          <table:table-cell office:value-type="float" office:value="0" table:formula="of:=IF([Rankers.K5]=1;['R'.$B$2];IF([Rankers.K5]=2;['R'.$B$3];IF([Rankers.K5]=3;['R'.$B$4];IF([Rankers.K5]=4;['R'.$B$5];IF([Rankers.K5]=5;['R'.$B$6];IF([Rankers.K5]=6;['R'.$B$7];IF([Rankers.K5]=7;['R'.$B$8];IF([Rankers.K5]=8;['R'.$B$9];IF([Rankers.K5]=9;['R'.$B$10];IF([Rankers.K5]=10;['R'.$B$11];IF([Rankers.K5]=11;['R'.$B$12];IF([Rankers.K5]=12;['R'.$B$13];IF([Rankers.K5]=13;['R'.$B$14];IF([Rankers.K5]=14;['R'.$B$15];IF([Rankers.K5]=15;['R'.$B$16];IF([Rankers.K5]=16;['R'.$B$17];IF([Rankers.K5]=17;['R'.$B$18];IF([Rankers.K5]=18;['R'.$B$19];IF([Rankers.K5]=19;['R'.$B$20];IF([Rankers.K5]=20;['R'.$B$21];IF([Rankers.K5]=21;['R'.$B$22];IF([Rankers.K5]=22;['R'.$B$23];IF([Rankers.K5]=23;['R'.$B$24];IF([Rankers.K5]=24;['R'.$B$25];IF([Rankers.K5]=25;['R'.$B$26];IF([Rankers.K5]=26;['R'.$B$27];IF([Rankers.K5]=27;['R'.$B$28];IF([Rankers.K5]=28;['R'.$B$29];IF([Rankers.K5]=29;['R'.$B$30];IF([Rankers.K5]=30;['R'.$B$31];IF([Rankers.K5]=31;['R'.$B$32];IF([Rankers.K5]=32;['R'.$B$33];IF([Rankers.K5]=33;['R'.$B$34];IF([Rankers.K5]=34;['R'.$B$35];IF([Rankers.K5]=35;['R'.$B$36];IF([Rankers.K5]=36;['R'.$B$37];IF([Rankers.K5]=0;0;['R'.J41])))))))))))))))))))))))))))))))))))))" table:style-name="ce12">
            <text:p>0</text:p>
          </table:table-cell>
          <table:table-cell office:value-type="float" office:value="34" table:formula="of:=IF([Rankers.L5]=1;['R'.$B$2];IF([Rankers.L5]=2;['R'.$B$3];IF([Rankers.L5]=3;['R'.$B$4];IF([Rankers.L5]=4;['R'.$B$5];IF([Rankers.L5]=5;['R'.$B$6];IF([Rankers.L5]=6;['R'.$B$7];IF([Rankers.L5]=7;['R'.$B$8];IF([Rankers.L5]=8;['R'.$B$9];IF([Rankers.L5]=9;['R'.$B$10];IF([Rankers.L5]=10;['R'.$B$11];IF([Rankers.L5]=11;['R'.$B$12];IF([Rankers.L5]=12;['R'.$B$13];IF([Rankers.L5]=13;['R'.$B$14];IF([Rankers.L5]=14;['R'.$B$15];IF([Rankers.L5]=15;['R'.$B$16];IF([Rankers.L5]=16;['R'.$B$17];IF([Rankers.L5]=17;['R'.$B$18];IF([Rankers.L5]=18;['R'.$B$19];IF([Rankers.L5]=19;['R'.$B$20];IF([Rankers.L5]=20;['R'.$B$21];IF([Rankers.L5]=21;['R'.$B$22];IF([Rankers.L5]=22;['R'.$B$23];IF([Rankers.L5]=23;['R'.$B$24];IF([Rankers.L5]=24;['R'.$B$25];IF([Rankers.L5]=25;['R'.$B$26];IF([Rankers.L5]=26;['R'.$B$27];IF([Rankers.L5]=27;['R'.$B$28];IF([Rankers.L5]=28;['R'.$B$29];IF([Rankers.L5]=29;['R'.$B$30];IF([Rankers.L5]=30;['R'.$B$31];IF([Rankers.L5]=31;['R'.$B$32];IF([Rankers.L5]=32;['R'.$B$33];IF([Rankers.L5]=33;['R'.$B$34];IF([Rankers.L5]=34;['R'.$B$35];IF([Rankers.L5]=35;['R'.$B$36];IF([Rankers.L5]=36;['R'.$B$37];IF([Rankers.L5]=0;0;['R'.K41])))))))))))))))))))))))))))))))))))))" table:style-name="ce34">
            <text:p>34</text:p>
          </table:table-cell>
          <table:table-cell office:value-type="float" office:value="22" table:formula="of:=IF([Rankers.M5]=1;['R'.$B$2];IF([Rankers.M5]=2;['R'.$B$3];IF([Rankers.M5]=3;['R'.$B$4];IF([Rankers.M5]=4;['R'.$B$5];IF([Rankers.M5]=5;['R'.$B$6];IF([Rankers.M5]=6;['R'.$B$7];IF([Rankers.M5]=7;['R'.$B$8];IF([Rankers.M5]=8;['R'.$B$9];IF([Rankers.M5]=9;['R'.$B$10];IF([Rankers.M5]=10;['R'.$B$11];IF([Rankers.M5]=11;['R'.$B$12];IF([Rankers.M5]=12;['R'.$B$13];IF([Rankers.M5]=13;['R'.$B$14];IF([Rankers.M5]=14;['R'.$B$15];IF([Rankers.M5]=15;['R'.$B$16];IF([Rankers.M5]=16;['R'.$B$17];IF([Rankers.M5]=17;['R'.$B$18];IF([Rankers.M5]=18;['R'.$B$19];IF([Rankers.M5]=19;['R'.$B$20];IF([Rankers.M5]=20;['R'.$B$21];IF([Rankers.M5]=21;['R'.$B$22];IF([Rankers.M5]=22;['R'.$B$23];IF([Rankers.M5]=23;['R'.$B$24];IF([Rankers.M5]=24;['R'.$B$25];IF([Rankers.M5]=25;['R'.$B$26];IF([Rankers.M5]=26;['R'.$B$27];IF([Rankers.M5]=27;['R'.$B$28];IF([Rankers.M5]=28;['R'.$B$29];IF([Rankers.M5]=29;['R'.$B$30];IF([Rankers.M5]=30;['R'.$B$31];IF([Rankers.M5]=31;['R'.$B$32];IF([Rankers.M5]=32;['R'.$B$33];IF([Rankers.M5]=33;['R'.$B$34];IF([Rankers.M5]=34;['R'.$B$35];IF([Rankers.M5]=35;['R'.$B$36];IF([Rankers.M5]=36;['R'.$B$37];IF([Rankers.M5]=0;0;['R'.L41])))))))))))))))))))))))))))))))))))))" table:style-name="ce12">
            <text:p>22</text:p>
          </table:table-cell>
          <table:table-cell office:value-type="float" office:value="26" table:formula="of:=IF([Rankers.N5]=1;['R'.$B$2];IF([Rankers.N5]=2;['R'.$B$3];IF([Rankers.N5]=3;['R'.$B$4];IF([Rankers.N5]=4;['R'.$B$5];IF([Rankers.N5]=5;['R'.$B$6];IF([Rankers.N5]=6;['R'.$B$7];IF([Rankers.N5]=7;['R'.$B$8];IF([Rankers.N5]=8;['R'.$B$9];IF([Rankers.N5]=9;['R'.$B$10];IF([Rankers.N5]=10;['R'.$B$11];IF([Rankers.N5]=11;['R'.$B$12];IF([Rankers.N5]=12;['R'.$B$13];IF([Rankers.N5]=13;['R'.$B$14];IF([Rankers.N5]=14;['R'.$B$15];IF([Rankers.N5]=15;['R'.$B$16];IF([Rankers.N5]=16;['R'.$B$17];IF([Rankers.N5]=17;['R'.$B$18];IF([Rankers.N5]=18;['R'.$B$19];IF([Rankers.N5]=19;['R'.$B$20];IF([Rankers.N5]=20;['R'.$B$21];IF([Rankers.N5]=21;['R'.$B$22];IF([Rankers.N5]=22;['R'.$B$23];IF([Rankers.N5]=23;['R'.$B$24];IF([Rankers.N5]=24;['R'.$B$25];IF([Rankers.N5]=25;['R'.$B$26];IF([Rankers.N5]=26;['R'.$B$27];IF([Rankers.N5]=27;['R'.$B$28];IF([Rankers.N5]=28;['R'.$B$29];IF([Rankers.N5]=29;['R'.$B$30];IF([Rankers.N5]=30;['R'.$B$31];IF([Rankers.N5]=31;['R'.$B$32];IF([Rankers.N5]=32;['R'.$B$33];IF([Rankers.N5]=33;['R'.$B$34];IF([Rankers.N5]=34;['R'.$B$35];IF([Rankers.N5]=35;['R'.$B$36];IF([Rankers.N5]=36;['R'.$B$37];IF([Rankers.N5]=0;0;['R'.M41])))))))))))))))))))))))))))))))))))))" table:style-name="ce12">
            <text:p>26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5" table:formula="of:=[.A5]+1" table:style-name="ce8">
            <text:p>5</text:p>
          </table:table-cell>
          <table:table-cell office:value-type="string" table:style-name="ce15">
            <text:p>Бардола Андрей Кириллович</text:p>
          </table:table-cell>
          <table:table-cell office:value-type="float" office:value="358" table:formula="of:=SUM([.D6:.ZZ6])" table:style-name="ce35">
            <text:p>358.00</text:p>
          </table:table-cell>
          <table:table-cell office:value-type="float" office:value="36" table:formula="of:=IF([Rankers.C6]=1;['R'.$B$2];IF([Rankers.C6]=2;['R'.$B$3];IF([Rankers.C6]=3;['R'.$B$4];IF([Rankers.C6]=4;['R'.$B$5];IF([Rankers.C6]=5;['R'.$B$6];IF([Rankers.C6]=6;['R'.$B$7];IF([Rankers.C6]=7;['R'.$B$8];IF([Rankers.C6]=8;['R'.$B$9];IF([Rankers.C6]=9;['R'.$B$10];IF([Rankers.C6]=10;['R'.$B$11];IF([Rankers.C6]=11;['R'.$B$12];IF([Rankers.C6]=12;['R'.$B$13];IF([Rankers.C6]=13;['R'.$B$14];IF([Rankers.C6]=14;['R'.$B$15];IF([Rankers.C6]=15;['R'.$B$16];IF([Rankers.C6]=16;['R'.$B$17];IF([Rankers.C6]=17;['R'.$B$18];IF([Rankers.C6]=18;['R'.$B$19];IF([Rankers.C6]=19;['R'.$B$20];IF([Rankers.C6]=20;['R'.$B$21];IF([Rankers.C6]=21;['R'.$B$22];IF([Rankers.C6]=22;['R'.$B$23];IF([Rankers.C6]=23;['R'.$B$24];IF([Rankers.C6]=24;['R'.$B$25];IF([Rankers.C6]=25;['R'.$B$26];IF([Rankers.C6]=26;['R'.$B$27];IF([Rankers.C6]=27;['R'.$B$28];IF([Rankers.C6]=28;['R'.$B$29];IF([Rankers.C6]=29;['R'.$B$30];IF([Rankers.C6]=30;['R'.$B$31];IF([Rankers.C6]=31;['R'.$B$32];IF([Rankers.C6]=32;['R'.$B$33];IF([Rankers.C6]=33;['R'.$B$34];IF([Rankers.C6]=34;['R'.$B$35];IF([Rankers.C6]=35;['R'.$B$36];IF([Rankers.C6]=36;['R'.$B$37];IF([Rankers.C6]=0;0;['R'.B42])))))))))))))))))))))))))))))))))))))" table:style-name="ce11">
            <text:p>36</text:p>
          </table:table-cell>
          <table:table-cell office:value-type="float" office:value="37" table:formula="of:=IF([Rankers.D6]=1;['R'.$B$2];IF([Rankers.D6]=2;['R'.$B$3];IF([Rankers.D6]=3;['R'.$B$4];IF([Rankers.D6]=4;['R'.$B$5];IF([Rankers.D6]=5;['R'.$B$6];IF([Rankers.D6]=6;['R'.$B$7];IF([Rankers.D6]=7;['R'.$B$8];IF([Rankers.D6]=8;['R'.$B$9];IF([Rankers.D6]=9;['R'.$B$10];IF([Rankers.D6]=10;['R'.$B$11];IF([Rankers.D6]=11;['R'.$B$12];IF([Rankers.D6]=12;['R'.$B$13];IF([Rankers.D6]=13;['R'.$B$14];IF([Rankers.D6]=14;['R'.$B$15];IF([Rankers.D6]=15;['R'.$B$16];IF([Rankers.D6]=16;['R'.$B$17];IF([Rankers.D6]=17;['R'.$B$18];IF([Rankers.D6]=18;['R'.$B$19];IF([Rankers.D6]=19;['R'.$B$20];IF([Rankers.D6]=20;['R'.$B$21];IF([Rankers.D6]=21;['R'.$B$22];IF([Rankers.D6]=22;['R'.$B$23];IF([Rankers.D6]=23;['R'.$B$24];IF([Rankers.D6]=24;['R'.$B$25];IF([Rankers.D6]=25;['R'.$B$26];IF([Rankers.D6]=26;['R'.$B$27];IF([Rankers.D6]=27;['R'.$B$28];IF([Rankers.D6]=28;['R'.$B$29];IF([Rankers.D6]=29;['R'.$B$30];IF([Rankers.D6]=30;['R'.$B$31];IF([Rankers.D6]=31;['R'.$B$32];IF([Rankers.D6]=32;['R'.$B$33];IF([Rankers.D6]=33;['R'.$B$34];IF([Rankers.D6]=34;['R'.$B$35];IF([Rankers.D6]=35;['R'.$B$36];IF([Rankers.D6]=36;['R'.$B$37];IF([Rankers.D6]=0;0;['R'.C42])))))))))))))))))))))))))))))))))))))" table:style-name="ce11">
            <text:p>37</text:p>
          </table:table-cell>
          <table:table-cell office:value-type="float" office:value="37" table:formula="of:=IF([Rankers.E6]=1;['R'.$B$2];IF([Rankers.E6]=2;['R'.$B$3];IF([Rankers.E6]=3;['R'.$B$4];IF([Rankers.E6]=4;['R'.$B$5];IF([Rankers.E6]=5;['R'.$B$6];IF([Rankers.E6]=6;['R'.$B$7];IF([Rankers.E6]=7;['R'.$B$8];IF([Rankers.E6]=8;['R'.$B$9];IF([Rankers.E6]=9;['R'.$B$10];IF([Rankers.E6]=10;['R'.$B$11];IF([Rankers.E6]=11;['R'.$B$12];IF([Rankers.E6]=12;['R'.$B$13];IF([Rankers.E6]=13;['R'.$B$14];IF([Rankers.E6]=14;['R'.$B$15];IF([Rankers.E6]=15;['R'.$B$16];IF([Rankers.E6]=16;['R'.$B$17];IF([Rankers.E6]=17;['R'.$B$18];IF([Rankers.E6]=18;['R'.$B$19];IF([Rankers.E6]=19;['R'.$B$20];IF([Rankers.E6]=20;['R'.$B$21];IF([Rankers.E6]=21;['R'.$B$22];IF([Rankers.E6]=22;['R'.$B$23];IF([Rankers.E6]=23;['R'.$B$24];IF([Rankers.E6]=24;['R'.$B$25];IF([Rankers.E6]=25;['R'.$B$26];IF([Rankers.E6]=26;['R'.$B$27];IF([Rankers.E6]=27;['R'.$B$28];IF([Rankers.E6]=28;['R'.$B$29];IF([Rankers.E6]=29;['R'.$B$30];IF([Rankers.E6]=30;['R'.$B$31];IF([Rankers.E6]=31;['R'.$B$32];IF([Rankers.E6]=32;['R'.$B$33];IF([Rankers.E6]=33;['R'.$B$34];IF([Rankers.E6]=34;['R'.$B$35];IF([Rankers.E6]=35;['R'.$B$36];IF([Rankers.E6]=36;['R'.$B$37];IF([Rankers.E6]=0;0;['R'.D42])))))))))))))))))))))))))))))))))))))" table:style-name="ce11">
            <text:p>37</text:p>
          </table:table-cell>
          <table:table-cell office:value-type="float" office:value="37" table:formula="of:=IF([Rankers.F6]=1;['R'.$B$2];IF([Rankers.F6]=2;['R'.$B$3];IF([Rankers.F6]=3;['R'.$B$4];IF([Rankers.F6]=4;['R'.$B$5];IF([Rankers.F6]=5;['R'.$B$6];IF([Rankers.F6]=6;['R'.$B$7];IF([Rankers.F6]=7;['R'.$B$8];IF([Rankers.F6]=8;['R'.$B$9];IF([Rankers.F6]=9;['R'.$B$10];IF([Rankers.F6]=10;['R'.$B$11];IF([Rankers.F6]=11;['R'.$B$12];IF([Rankers.F6]=12;['R'.$B$13];IF([Rankers.F6]=13;['R'.$B$14];IF([Rankers.F6]=14;['R'.$B$15];IF([Rankers.F6]=15;['R'.$B$16];IF([Rankers.F6]=16;['R'.$B$17];IF([Rankers.F6]=17;['R'.$B$18];IF([Rankers.F6]=18;['R'.$B$19];IF([Rankers.F6]=19;['R'.$B$20];IF([Rankers.F6]=20;['R'.$B$21];IF([Rankers.F6]=21;['R'.$B$22];IF([Rankers.F6]=22;['R'.$B$23];IF([Rankers.F6]=23;['R'.$B$24];IF([Rankers.F6]=24;['R'.$B$25];IF([Rankers.F6]=25;['R'.$B$26];IF([Rankers.F6]=26;['R'.$B$27];IF([Rankers.F6]=27;['R'.$B$28];IF([Rankers.F6]=28;['R'.$B$29];IF([Rankers.F6]=29;['R'.$B$30];IF([Rankers.F6]=30;['R'.$B$31];IF([Rankers.F6]=31;['R'.$B$32];IF([Rankers.F6]=32;['R'.$B$33];IF([Rankers.F6]=33;['R'.$B$34];IF([Rankers.F6]=34;['R'.$B$35];IF([Rankers.F6]=35;['R'.$B$36];IF([Rankers.F6]=36;['R'.$B$37];IF([Rankers.F6]=0;0;['R'.E42])))))))))))))))))))))))))))))))))))))" table:style-name="ce11">
            <text:p>37</text:p>
          </table:table-cell>
          <table:table-cell office:value-type="float" office:value="28" table:formula="of:=IF([Rankers.G6]=1;['R'.$B$2];IF([Rankers.G6]=2;['R'.$B$3];IF([Rankers.G6]=3;['R'.$B$4];IF([Rankers.G6]=4;['R'.$B$5];IF([Rankers.G6]=5;['R'.$B$6];IF([Rankers.G6]=6;['R'.$B$7];IF([Rankers.G6]=7;['R'.$B$8];IF([Rankers.G6]=8;['R'.$B$9];IF([Rankers.G6]=9;['R'.$B$10];IF([Rankers.G6]=10;['R'.$B$11];IF([Rankers.G6]=11;['R'.$B$12];IF([Rankers.G6]=12;['R'.$B$13];IF([Rankers.G6]=13;['R'.$B$14];IF([Rankers.G6]=14;['R'.$B$15];IF([Rankers.G6]=15;['R'.$B$16];IF([Rankers.G6]=16;['R'.$B$17];IF([Rankers.G6]=17;['R'.$B$18];IF([Rankers.G6]=18;['R'.$B$19];IF([Rankers.G6]=19;['R'.$B$20];IF([Rankers.G6]=20;['R'.$B$21];IF([Rankers.G6]=21;['R'.$B$22];IF([Rankers.G6]=22;['R'.$B$23];IF([Rankers.G6]=23;['R'.$B$24];IF([Rankers.G6]=24;['R'.$B$25];IF([Rankers.G6]=25;['R'.$B$26];IF([Rankers.G6]=26;['R'.$B$27];IF([Rankers.G6]=27;['R'.$B$28];IF([Rankers.G6]=28;['R'.$B$29];IF([Rankers.G6]=29;['R'.$B$30];IF([Rankers.G6]=30;['R'.$B$31];IF([Rankers.G6]=31;['R'.$B$32];IF([Rankers.G6]=32;['R'.$B$33];IF([Rankers.G6]=33;['R'.$B$34];IF([Rankers.G6]=34;['R'.$B$35];IF([Rankers.G6]=35;['R'.$B$36];IF([Rankers.G6]=36;['R'.$B$37];IF([Rankers.G6]=0;0;['R'.F42])))))))))))))))))))))))))))))))))))))" table:style-name="ce11">
            <text:p>28</text:p>
          </table:table-cell>
          <table:table-cell office:value-type="float" office:value="28" table:formula="of:=IF([Rankers.H6]=1;['R'.$B$2];IF([Rankers.H6]=2;['R'.$B$3];IF([Rankers.H6]=3;['R'.$B$4];IF([Rankers.H6]=4;['R'.$B$5];IF([Rankers.H6]=5;['R'.$B$6];IF([Rankers.H6]=6;['R'.$B$7];IF([Rankers.H6]=7;['R'.$B$8];IF([Rankers.H6]=8;['R'.$B$9];IF([Rankers.H6]=9;['R'.$B$10];IF([Rankers.H6]=10;['R'.$B$11];IF([Rankers.H6]=11;['R'.$B$12];IF([Rankers.H6]=12;['R'.$B$13];IF([Rankers.H6]=13;['R'.$B$14];IF([Rankers.H6]=14;['R'.$B$15];IF([Rankers.H6]=15;['R'.$B$16];IF([Rankers.H6]=16;['R'.$B$17];IF([Rankers.H6]=17;['R'.$B$18];IF([Rankers.H6]=18;['R'.$B$19];IF([Rankers.H6]=19;['R'.$B$20];IF([Rankers.H6]=20;['R'.$B$21];IF([Rankers.H6]=21;['R'.$B$22];IF([Rankers.H6]=22;['R'.$B$23];IF([Rankers.H6]=23;['R'.$B$24];IF([Rankers.H6]=24;['R'.$B$25];IF([Rankers.H6]=25;['R'.$B$26];IF([Rankers.H6]=26;['R'.$B$27];IF([Rankers.H6]=27;['R'.$B$28];IF([Rankers.H6]=28;['R'.$B$29];IF([Rankers.H6]=29;['R'.$B$30];IF([Rankers.H6]=30;['R'.$B$31];IF([Rankers.H6]=31;['R'.$B$32];IF([Rankers.H6]=32;['R'.$B$33];IF([Rankers.H6]=33;['R'.$B$34];IF([Rankers.H6]=34;['R'.$B$35];IF([Rankers.H6]=35;['R'.$B$36];IF([Rankers.H6]=36;['R'.$B$37];IF([Rankers.H6]=0;0;['R'.G42])))))))))))))))))))))))))))))))))))))" table:style-name="ce11">
            <text:p>28</text:p>
          </table:table-cell>
          <table:table-cell office:value-type="float" office:value="37" table:formula="of:=IF([Rankers.I6]=1;['R'.$B$2];IF([Rankers.I6]=2;['R'.$B$3];IF([Rankers.I6]=3;['R'.$B$4];IF([Rankers.I6]=4;['R'.$B$5];IF([Rankers.I6]=5;['R'.$B$6];IF([Rankers.I6]=6;['R'.$B$7];IF([Rankers.I6]=7;['R'.$B$8];IF([Rankers.I6]=8;['R'.$B$9];IF([Rankers.I6]=9;['R'.$B$10];IF([Rankers.I6]=10;['R'.$B$11];IF([Rankers.I6]=11;['R'.$B$12];IF([Rankers.I6]=12;['R'.$B$13];IF([Rankers.I6]=13;['R'.$B$14];IF([Rankers.I6]=14;['R'.$B$15];IF([Rankers.I6]=15;['R'.$B$16];IF([Rankers.I6]=16;['R'.$B$17];IF([Rankers.I6]=17;['R'.$B$18];IF([Rankers.I6]=18;['R'.$B$19];IF([Rankers.I6]=19;['R'.$B$20];IF([Rankers.I6]=20;['R'.$B$21];IF([Rankers.I6]=21;['R'.$B$22];IF([Rankers.I6]=22;['R'.$B$23];IF([Rankers.I6]=23;['R'.$B$24];IF([Rankers.I6]=24;['R'.$B$25];IF([Rankers.I6]=25;['R'.$B$26];IF([Rankers.I6]=26;['R'.$B$27];IF([Rankers.I6]=27;['R'.$B$28];IF([Rankers.I6]=28;['R'.$B$29];IF([Rankers.I6]=29;['R'.$B$30];IF([Rankers.I6]=30;['R'.$B$31];IF([Rankers.I6]=31;['R'.$B$32];IF([Rankers.I6]=32;['R'.$B$33];IF([Rankers.I6]=33;['R'.$B$34];IF([Rankers.I6]=34;['R'.$B$35];IF([Rankers.I6]=35;['R'.$B$36];IF([Rankers.I6]=36;['R'.$B$37];IF([Rankers.I6]=0;0;['R'.H42])))))))))))))))))))))))))))))))))))))" table:style-name="ce11">
            <text:p>37</text:p>
          </table:table-cell>
          <table:table-cell office:value-type="float" office:value="30" table:formula="of:=IF([Rankers.J6]=1;['R'.$B$2];IF([Rankers.J6]=2;['R'.$B$3];IF([Rankers.J6]=3;['R'.$B$4];IF([Rankers.J6]=4;['R'.$B$5];IF([Rankers.J6]=5;['R'.$B$6];IF([Rankers.J6]=6;['R'.$B$7];IF([Rankers.J6]=7;['R'.$B$8];IF([Rankers.J6]=8;['R'.$B$9];IF([Rankers.J6]=9;['R'.$B$10];IF([Rankers.J6]=10;['R'.$B$11];IF([Rankers.J6]=11;['R'.$B$12];IF([Rankers.J6]=12;['R'.$B$13];IF([Rankers.J6]=13;['R'.$B$14];IF([Rankers.J6]=14;['R'.$B$15];IF([Rankers.J6]=15;['R'.$B$16];IF([Rankers.J6]=16;['R'.$B$17];IF([Rankers.J6]=17;['R'.$B$18];IF([Rankers.J6]=18;['R'.$B$19];IF([Rankers.J6]=19;['R'.$B$20];IF([Rankers.J6]=20;['R'.$B$21];IF([Rankers.J6]=21;['R'.$B$22];IF([Rankers.J6]=22;['R'.$B$23];IF([Rankers.J6]=23;['R'.$B$24];IF([Rankers.J6]=24;['R'.$B$25];IF([Rankers.J6]=25;['R'.$B$26];IF([Rankers.J6]=26;['R'.$B$27];IF([Rankers.J6]=27;['R'.$B$28];IF([Rankers.J6]=28;['R'.$B$29];IF([Rankers.J6]=29;['R'.$B$30];IF([Rankers.J6]=30;['R'.$B$31];IF([Rankers.J6]=31;['R'.$B$32];IF([Rankers.J6]=32;['R'.$B$33];IF([Rankers.J6]=33;['R'.$B$34];IF([Rankers.J6]=34;['R'.$B$35];IF([Rankers.J6]=35;['R'.$B$36];IF([Rankers.J6]=36;['R'.$B$37];IF([Rankers.J6]=0;0;['R'.I42])))))))))))))))))))))))))))))))))))))" table:style-name="ce11">
            <text:p>30</text:p>
          </table:table-cell>
          <table:table-cell office:value-type="float" office:value="16" table:formula="of:=IF([Rankers.K6]=1;['R'.$B$2];IF([Rankers.K6]=2;['R'.$B$3];IF([Rankers.K6]=3;['R'.$B$4];IF([Rankers.K6]=4;['R'.$B$5];IF([Rankers.K6]=5;['R'.$B$6];IF([Rankers.K6]=6;['R'.$B$7];IF([Rankers.K6]=7;['R'.$B$8];IF([Rankers.K6]=8;['R'.$B$9];IF([Rankers.K6]=9;['R'.$B$10];IF([Rankers.K6]=10;['R'.$B$11];IF([Rankers.K6]=11;['R'.$B$12];IF([Rankers.K6]=12;['R'.$B$13];IF([Rankers.K6]=13;['R'.$B$14];IF([Rankers.K6]=14;['R'.$B$15];IF([Rankers.K6]=15;['R'.$B$16];IF([Rankers.K6]=16;['R'.$B$17];IF([Rankers.K6]=17;['R'.$B$18];IF([Rankers.K6]=18;['R'.$B$19];IF([Rankers.K6]=19;['R'.$B$20];IF([Rankers.K6]=20;['R'.$B$21];IF([Rankers.K6]=21;['R'.$B$22];IF([Rankers.K6]=22;['R'.$B$23];IF([Rankers.K6]=23;['R'.$B$24];IF([Rankers.K6]=24;['R'.$B$25];IF([Rankers.K6]=25;['R'.$B$26];IF([Rankers.K6]=26;['R'.$B$27];IF([Rankers.K6]=27;['R'.$B$28];IF([Rankers.K6]=28;['R'.$B$29];IF([Rankers.K6]=29;['R'.$B$30];IF([Rankers.K6]=30;['R'.$B$31];IF([Rankers.K6]=31;['R'.$B$32];IF([Rankers.K6]=32;['R'.$B$33];IF([Rankers.K6]=33;['R'.$B$34];IF([Rankers.K6]=34;['R'.$B$35];IF([Rankers.K6]=35;['R'.$B$36];IF([Rankers.K6]=36;['R'.$B$37];IF([Rankers.K6]=0;0;['R'.J42])))))))))))))))))))))))))))))))))))))" table:style-name="ce12">
            <text:p>16</text:p>
          </table:table-cell>
          <table:table-cell office:value-type="float" office:value="0" table:formula="of:=IF([Rankers.L6]=1;['R'.$B$2];IF([Rankers.L6]=2;['R'.$B$3];IF([Rankers.L6]=3;['R'.$B$4];IF([Rankers.L6]=4;['R'.$B$5];IF([Rankers.L6]=5;['R'.$B$6];IF([Rankers.L6]=6;['R'.$B$7];IF([Rankers.L6]=7;['R'.$B$8];IF([Rankers.L6]=8;['R'.$B$9];IF([Rankers.L6]=9;['R'.$B$10];IF([Rankers.L6]=10;['R'.$B$11];IF([Rankers.L6]=11;['R'.$B$12];IF([Rankers.L6]=12;['R'.$B$13];IF([Rankers.L6]=13;['R'.$B$14];IF([Rankers.L6]=14;['R'.$B$15];IF([Rankers.L6]=15;['R'.$B$16];IF([Rankers.L6]=16;['R'.$B$17];IF([Rankers.L6]=17;['R'.$B$18];IF([Rankers.L6]=18;['R'.$B$19];IF([Rankers.L6]=19;['R'.$B$20];IF([Rankers.L6]=20;['R'.$B$21];IF([Rankers.L6]=21;['R'.$B$22];IF([Rankers.L6]=22;['R'.$B$23];IF([Rankers.L6]=23;['R'.$B$24];IF([Rankers.L6]=24;['R'.$B$25];IF([Rankers.L6]=25;['R'.$B$26];IF([Rankers.L6]=26;['R'.$B$27];IF([Rankers.L6]=27;['R'.$B$28];IF([Rankers.L6]=28;['R'.$B$29];IF([Rankers.L6]=29;['R'.$B$30];IF([Rankers.L6]=30;['R'.$B$31];IF([Rankers.L6]=31;['R'.$B$32];IF([Rankers.L6]=32;['R'.$B$33];IF([Rankers.L6]=33;['R'.$B$34];IF([Rankers.L6]=34;['R'.$B$35];IF([Rankers.L6]=35;['R'.$B$36];IF([Rankers.L6]=36;['R'.$B$37];IF([Rankers.L6]=0;0;['R'.K42])))))))))))))))))))))))))))))))))))))" table:style-name="ce34">
            <text:p>0</text:p>
          </table:table-cell>
          <table:table-cell office:value-type="float" office:value="36" table:formula="of:=IF([Rankers.M6]=1;['R'.$B$2];IF([Rankers.M6]=2;['R'.$B$3];IF([Rankers.M6]=3;['R'.$B$4];IF([Rankers.M6]=4;['R'.$B$5];IF([Rankers.M6]=5;['R'.$B$6];IF([Rankers.M6]=6;['R'.$B$7];IF([Rankers.M6]=7;['R'.$B$8];IF([Rankers.M6]=8;['R'.$B$9];IF([Rankers.M6]=9;['R'.$B$10];IF([Rankers.M6]=10;['R'.$B$11];IF([Rankers.M6]=11;['R'.$B$12];IF([Rankers.M6]=12;['R'.$B$13];IF([Rankers.M6]=13;['R'.$B$14];IF([Rankers.M6]=14;['R'.$B$15];IF([Rankers.M6]=15;['R'.$B$16];IF([Rankers.M6]=16;['R'.$B$17];IF([Rankers.M6]=17;['R'.$B$18];IF([Rankers.M6]=18;['R'.$B$19];IF([Rankers.M6]=19;['R'.$B$20];IF([Rankers.M6]=20;['R'.$B$21];IF([Rankers.M6]=21;['R'.$B$22];IF([Rankers.M6]=22;['R'.$B$23];IF([Rankers.M6]=23;['R'.$B$24];IF([Rankers.M6]=24;['R'.$B$25];IF([Rankers.M6]=25;['R'.$B$26];IF([Rankers.M6]=26;['R'.$B$27];IF([Rankers.M6]=27;['R'.$B$28];IF([Rankers.M6]=28;['R'.$B$29];IF([Rankers.M6]=29;['R'.$B$30];IF([Rankers.M6]=30;['R'.$B$31];IF([Rankers.M6]=31;['R'.$B$32];IF([Rankers.M6]=32;['R'.$B$33];IF([Rankers.M6]=33;['R'.$B$34];IF([Rankers.M6]=34;['R'.$B$35];IF([Rankers.M6]=35;['R'.$B$36];IF([Rankers.M6]=36;['R'.$B$37];IF([Rankers.M6]=0;0;['R'.L42])))))))))))))))))))))))))))))))))))))" table:style-name="ce12">
            <text:p>36</text:p>
          </table:table-cell>
          <table:table-cell office:value-type="float" office:value="36" table:formula="of:=IF([Rankers.N6]=1;['R'.$B$2];IF([Rankers.N6]=2;['R'.$B$3];IF([Rankers.N6]=3;['R'.$B$4];IF([Rankers.N6]=4;['R'.$B$5];IF([Rankers.N6]=5;['R'.$B$6];IF([Rankers.N6]=6;['R'.$B$7];IF([Rankers.N6]=7;['R'.$B$8];IF([Rankers.N6]=8;['R'.$B$9];IF([Rankers.N6]=9;['R'.$B$10];IF([Rankers.N6]=10;['R'.$B$11];IF([Rankers.N6]=11;['R'.$B$12];IF([Rankers.N6]=12;['R'.$B$13];IF([Rankers.N6]=13;['R'.$B$14];IF([Rankers.N6]=14;['R'.$B$15];IF([Rankers.N6]=15;['R'.$B$16];IF([Rankers.N6]=16;['R'.$B$17];IF([Rankers.N6]=17;['R'.$B$18];IF([Rankers.N6]=18;['R'.$B$19];IF([Rankers.N6]=19;['R'.$B$20];IF([Rankers.N6]=20;['R'.$B$21];IF([Rankers.N6]=21;['R'.$B$22];IF([Rankers.N6]=22;['R'.$B$23];IF([Rankers.N6]=23;['R'.$B$24];IF([Rankers.N6]=24;['R'.$B$25];IF([Rankers.N6]=25;['R'.$B$26];IF([Rankers.N6]=26;['R'.$B$27];IF([Rankers.N6]=27;['R'.$B$28];IF([Rankers.N6]=28;['R'.$B$29];IF([Rankers.N6]=29;['R'.$B$30];IF([Rankers.N6]=30;['R'.$B$31];IF([Rankers.N6]=31;['R'.$B$32];IF([Rankers.N6]=32;['R'.$B$33];IF([Rankers.N6]=33;['R'.$B$34];IF([Rankers.N6]=34;['R'.$B$35];IF([Rankers.N6]=35;['R'.$B$36];IF([Rankers.N6]=36;['R'.$B$37];IF([Rankers.N6]=0;0;['R'.M42])))))))))))))))))))))))))))))))))))))" table:style-name="ce12">
            <text:p>36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6" table:formula="of:=[.A6]+1" table:style-name="ce8">
            <text:p>6</text:p>
          </table:table-cell>
          <table:table-cell office:value-type="string" table:style-name="ce15">
            <text:p>Воеводкин Данила Дмитриевич</text:p>
          </table:table-cell>
          <table:table-cell office:value-type="float" office:value="142" table:formula="of:=SUM([.D7:.ZZ7])" table:style-name="ce35">
            <text:p>142.00</text:p>
          </table:table-cell>
          <table:table-cell office:value-type="float" office:value="11" table:formula="of:=IF([Rankers.C7]=1;['R'.$B$2];IF([Rankers.C7]=2;['R'.$B$3];IF([Rankers.C7]=3;['R'.$B$4];IF([Rankers.C7]=4;['R'.$B$5];IF([Rankers.C7]=5;['R'.$B$6];IF([Rankers.C7]=6;['R'.$B$7];IF([Rankers.C7]=7;['R'.$B$8];IF([Rankers.C7]=8;['R'.$B$9];IF([Rankers.C7]=9;['R'.$B$10];IF([Rankers.C7]=10;['R'.$B$11];IF([Rankers.C7]=11;['R'.$B$12];IF([Rankers.C7]=12;['R'.$B$13];IF([Rankers.C7]=13;['R'.$B$14];IF([Rankers.C7]=14;['R'.$B$15];IF([Rankers.C7]=15;['R'.$B$16];IF([Rankers.C7]=16;['R'.$B$17];IF([Rankers.C7]=17;['R'.$B$18];IF([Rankers.C7]=18;['R'.$B$19];IF([Rankers.C7]=19;['R'.$B$20];IF([Rankers.C7]=20;['R'.$B$21];IF([Rankers.C7]=21;['R'.$B$22];IF([Rankers.C7]=22;['R'.$B$23];IF([Rankers.C7]=23;['R'.$B$24];IF([Rankers.C7]=24;['R'.$B$25];IF([Rankers.C7]=25;['R'.$B$26];IF([Rankers.C7]=26;['R'.$B$27];IF([Rankers.C7]=27;['R'.$B$28];IF([Rankers.C7]=28;['R'.$B$29];IF([Rankers.C7]=29;['R'.$B$30];IF([Rankers.C7]=30;['R'.$B$31];IF([Rankers.C7]=31;['R'.$B$32];IF([Rankers.C7]=32;['R'.$B$33];IF([Rankers.C7]=33;['R'.$B$34];IF([Rankers.C7]=34;['R'.$B$35];IF([Rankers.C7]=35;['R'.$B$36];IF([Rankers.C7]=36;['R'.$B$37];IF([Rankers.C7]=0;0;['R'.B43])))))))))))))))))))))))))))))))))))))" table:style-name="ce11">
            <text:p>11</text:p>
          </table:table-cell>
          <table:table-cell office:value-type="float" office:value="21" table:formula="of:=IF([Rankers.D7]=1;['R'.$B$2];IF([Rankers.D7]=2;['R'.$B$3];IF([Rankers.D7]=3;['R'.$B$4];IF([Rankers.D7]=4;['R'.$B$5];IF([Rankers.D7]=5;['R'.$B$6];IF([Rankers.D7]=6;['R'.$B$7];IF([Rankers.D7]=7;['R'.$B$8];IF([Rankers.D7]=8;['R'.$B$9];IF([Rankers.D7]=9;['R'.$B$10];IF([Rankers.D7]=10;['R'.$B$11];IF([Rankers.D7]=11;['R'.$B$12];IF([Rankers.D7]=12;['R'.$B$13];IF([Rankers.D7]=13;['R'.$B$14];IF([Rankers.D7]=14;['R'.$B$15];IF([Rankers.D7]=15;['R'.$B$16];IF([Rankers.D7]=16;['R'.$B$17];IF([Rankers.D7]=17;['R'.$B$18];IF([Rankers.D7]=18;['R'.$B$19];IF([Rankers.D7]=19;['R'.$B$20];IF([Rankers.D7]=20;['R'.$B$21];IF([Rankers.D7]=21;['R'.$B$22];IF([Rankers.D7]=22;['R'.$B$23];IF([Rankers.D7]=23;['R'.$B$24];IF([Rankers.D7]=24;['R'.$B$25];IF([Rankers.D7]=25;['R'.$B$26];IF([Rankers.D7]=26;['R'.$B$27];IF([Rankers.D7]=27;['R'.$B$28];IF([Rankers.D7]=28;['R'.$B$29];IF([Rankers.D7]=29;['R'.$B$30];IF([Rankers.D7]=30;['R'.$B$31];IF([Rankers.D7]=31;['R'.$B$32];IF([Rankers.D7]=32;['R'.$B$33];IF([Rankers.D7]=33;['R'.$B$34];IF([Rankers.D7]=34;['R'.$B$35];IF([Rankers.D7]=35;['R'.$B$36];IF([Rankers.D7]=36;['R'.$B$37];IF([Rankers.D7]=0;0;['R'.C43])))))))))))))))))))))))))))))))))))))" table:style-name="ce11">
            <text:p>21</text:p>
          </table:table-cell>
          <table:table-cell office:value-type="float" office:value="30" table:formula="of:=IF([Rankers.E7]=1;['R'.$B$2];IF([Rankers.E7]=2;['R'.$B$3];IF([Rankers.E7]=3;['R'.$B$4];IF([Rankers.E7]=4;['R'.$B$5];IF([Rankers.E7]=5;['R'.$B$6];IF([Rankers.E7]=6;['R'.$B$7];IF([Rankers.E7]=7;['R'.$B$8];IF([Rankers.E7]=8;['R'.$B$9];IF([Rankers.E7]=9;['R'.$B$10];IF([Rankers.E7]=10;['R'.$B$11];IF([Rankers.E7]=11;['R'.$B$12];IF([Rankers.E7]=12;['R'.$B$13];IF([Rankers.E7]=13;['R'.$B$14];IF([Rankers.E7]=14;['R'.$B$15];IF([Rankers.E7]=15;['R'.$B$16];IF([Rankers.E7]=16;['R'.$B$17];IF([Rankers.E7]=17;['R'.$B$18];IF([Rankers.E7]=18;['R'.$B$19];IF([Rankers.E7]=19;['R'.$B$20];IF([Rankers.E7]=20;['R'.$B$21];IF([Rankers.E7]=21;['R'.$B$22];IF([Rankers.E7]=22;['R'.$B$23];IF([Rankers.E7]=23;['R'.$B$24];IF([Rankers.E7]=24;['R'.$B$25];IF([Rankers.E7]=25;['R'.$B$26];IF([Rankers.E7]=26;['R'.$B$27];IF([Rankers.E7]=27;['R'.$B$28];IF([Rankers.E7]=28;['R'.$B$29];IF([Rankers.E7]=29;['R'.$B$30];IF([Rankers.E7]=30;['R'.$B$31];IF([Rankers.E7]=31;['R'.$B$32];IF([Rankers.E7]=32;['R'.$B$33];IF([Rankers.E7]=33;['R'.$B$34];IF([Rankers.E7]=34;['R'.$B$35];IF([Rankers.E7]=35;['R'.$B$36];IF([Rankers.E7]=36;['R'.$B$37];IF([Rankers.E7]=0;0;['R'.D43])))))))))))))))))))))))))))))))))))))" table:style-name="ce11">
            <text:p>30</text:p>
          </table:table-cell>
          <table:table-cell office:value-type="float" office:value="10" table:formula="of:=IF([Rankers.F7]=1;['R'.$B$2];IF([Rankers.F7]=2;['R'.$B$3];IF([Rankers.F7]=3;['R'.$B$4];IF([Rankers.F7]=4;['R'.$B$5];IF([Rankers.F7]=5;['R'.$B$6];IF([Rankers.F7]=6;['R'.$B$7];IF([Rankers.F7]=7;['R'.$B$8];IF([Rankers.F7]=8;['R'.$B$9];IF([Rankers.F7]=9;['R'.$B$10];IF([Rankers.F7]=10;['R'.$B$11];IF([Rankers.F7]=11;['R'.$B$12];IF([Rankers.F7]=12;['R'.$B$13];IF([Rankers.F7]=13;['R'.$B$14];IF([Rankers.F7]=14;['R'.$B$15];IF([Rankers.F7]=15;['R'.$B$16];IF([Rankers.F7]=16;['R'.$B$17];IF([Rankers.F7]=17;['R'.$B$18];IF([Rankers.F7]=18;['R'.$B$19];IF([Rankers.F7]=19;['R'.$B$20];IF([Rankers.F7]=20;['R'.$B$21];IF([Rankers.F7]=21;['R'.$B$22];IF([Rankers.F7]=22;['R'.$B$23];IF([Rankers.F7]=23;['R'.$B$24];IF([Rankers.F7]=24;['R'.$B$25];IF([Rankers.F7]=25;['R'.$B$26];IF([Rankers.F7]=26;['R'.$B$27];IF([Rankers.F7]=27;['R'.$B$28];IF([Rankers.F7]=28;['R'.$B$29];IF([Rankers.F7]=29;['R'.$B$30];IF([Rankers.F7]=30;['R'.$B$31];IF([Rankers.F7]=31;['R'.$B$32];IF([Rankers.F7]=32;['R'.$B$33];IF([Rankers.F7]=33;['R'.$B$34];IF([Rankers.F7]=34;['R'.$B$35];IF([Rankers.F7]=35;['R'.$B$36];IF([Rankers.F7]=36;['R'.$B$37];IF([Rankers.F7]=0;0;['R'.E43])))))))))))))))))))))))))))))))))))))" table:style-name="ce11">
            <text:p>10</text:p>
          </table:table-cell>
          <table:table-cell office:value-type="float" office:value="12" table:formula="of:=IF([Rankers.G7]=1;['R'.$B$2];IF([Rankers.G7]=2;['R'.$B$3];IF([Rankers.G7]=3;['R'.$B$4];IF([Rankers.G7]=4;['R'.$B$5];IF([Rankers.G7]=5;['R'.$B$6];IF([Rankers.G7]=6;['R'.$B$7];IF([Rankers.G7]=7;['R'.$B$8];IF([Rankers.G7]=8;['R'.$B$9];IF([Rankers.G7]=9;['R'.$B$10];IF([Rankers.G7]=10;['R'.$B$11];IF([Rankers.G7]=11;['R'.$B$12];IF([Rankers.G7]=12;['R'.$B$13];IF([Rankers.G7]=13;['R'.$B$14];IF([Rankers.G7]=14;['R'.$B$15];IF([Rankers.G7]=15;['R'.$B$16];IF([Rankers.G7]=16;['R'.$B$17];IF([Rankers.G7]=17;['R'.$B$18];IF([Rankers.G7]=18;['R'.$B$19];IF([Rankers.G7]=19;['R'.$B$20];IF([Rankers.G7]=20;['R'.$B$21];IF([Rankers.G7]=21;['R'.$B$22];IF([Rankers.G7]=22;['R'.$B$23];IF([Rankers.G7]=23;['R'.$B$24];IF([Rankers.G7]=24;['R'.$B$25];IF([Rankers.G7]=25;['R'.$B$26];IF([Rankers.G7]=26;['R'.$B$27];IF([Rankers.G7]=27;['R'.$B$28];IF([Rankers.G7]=28;['R'.$B$29];IF([Rankers.G7]=29;['R'.$B$30];IF([Rankers.G7]=30;['R'.$B$31];IF([Rankers.G7]=31;['R'.$B$32];IF([Rankers.G7]=32;['R'.$B$33];IF([Rankers.G7]=33;['R'.$B$34];IF([Rankers.G7]=34;['R'.$B$35];IF([Rankers.G7]=35;['R'.$B$36];IF([Rankers.G7]=36;['R'.$B$37];IF([Rankers.G7]=0;0;['R'.F43])))))))))))))))))))))))))))))))))))))" table:style-name="ce11">
            <text:p>12</text:p>
          </table:table-cell>
          <table:table-cell office:value-type="float" office:value="27" table:formula="of:=IF([Rankers.H7]=1;['R'.$B$2];IF([Rankers.H7]=2;['R'.$B$3];IF([Rankers.H7]=3;['R'.$B$4];IF([Rankers.H7]=4;['R'.$B$5];IF([Rankers.H7]=5;['R'.$B$6];IF([Rankers.H7]=6;['R'.$B$7];IF([Rankers.H7]=7;['R'.$B$8];IF([Rankers.H7]=8;['R'.$B$9];IF([Rankers.H7]=9;['R'.$B$10];IF([Rankers.H7]=10;['R'.$B$11];IF([Rankers.H7]=11;['R'.$B$12];IF([Rankers.H7]=12;['R'.$B$13];IF([Rankers.H7]=13;['R'.$B$14];IF([Rankers.H7]=14;['R'.$B$15];IF([Rankers.H7]=15;['R'.$B$16];IF([Rankers.H7]=16;['R'.$B$17];IF([Rankers.H7]=17;['R'.$B$18];IF([Rankers.H7]=18;['R'.$B$19];IF([Rankers.H7]=19;['R'.$B$20];IF([Rankers.H7]=20;['R'.$B$21];IF([Rankers.H7]=21;['R'.$B$22];IF([Rankers.H7]=22;['R'.$B$23];IF([Rankers.H7]=23;['R'.$B$24];IF([Rankers.H7]=24;['R'.$B$25];IF([Rankers.H7]=25;['R'.$B$26];IF([Rankers.H7]=26;['R'.$B$27];IF([Rankers.H7]=27;['R'.$B$28];IF([Rankers.H7]=28;['R'.$B$29];IF([Rankers.H7]=29;['R'.$B$30];IF([Rankers.H7]=30;['R'.$B$31];IF([Rankers.H7]=31;['R'.$B$32];IF([Rankers.H7]=32;['R'.$B$33];IF([Rankers.H7]=33;['R'.$B$34];IF([Rankers.H7]=34;['R'.$B$35];IF([Rankers.H7]=35;['R'.$B$36];IF([Rankers.H7]=36;['R'.$B$37];IF([Rankers.H7]=0;0;['R'.G43])))))))))))))))))))))))))))))))))))))" table:style-name="ce11">
            <text:p>27</text:p>
          </table:table-cell>
          <table:table-cell office:value-type="float" office:value="0" table:formula="of:=IF([Rankers.I7]=1;['R'.$B$2];IF([Rankers.I7]=2;['R'.$B$3];IF([Rankers.I7]=3;['R'.$B$4];IF([Rankers.I7]=4;['R'.$B$5];IF([Rankers.I7]=5;['R'.$B$6];IF([Rankers.I7]=6;['R'.$B$7];IF([Rankers.I7]=7;['R'.$B$8];IF([Rankers.I7]=8;['R'.$B$9];IF([Rankers.I7]=9;['R'.$B$10];IF([Rankers.I7]=10;['R'.$B$11];IF([Rankers.I7]=11;['R'.$B$12];IF([Rankers.I7]=12;['R'.$B$13];IF([Rankers.I7]=13;['R'.$B$14];IF([Rankers.I7]=14;['R'.$B$15];IF([Rankers.I7]=15;['R'.$B$16];IF([Rankers.I7]=16;['R'.$B$17];IF([Rankers.I7]=17;['R'.$B$18];IF([Rankers.I7]=18;['R'.$B$19];IF([Rankers.I7]=19;['R'.$B$20];IF([Rankers.I7]=20;['R'.$B$21];IF([Rankers.I7]=21;['R'.$B$22];IF([Rankers.I7]=22;['R'.$B$23];IF([Rankers.I7]=23;['R'.$B$24];IF([Rankers.I7]=24;['R'.$B$25];IF([Rankers.I7]=25;['R'.$B$26];IF([Rankers.I7]=26;['R'.$B$27];IF([Rankers.I7]=27;['R'.$B$28];IF([Rankers.I7]=28;['R'.$B$29];IF([Rankers.I7]=29;['R'.$B$30];IF([Rankers.I7]=30;['R'.$B$31];IF([Rankers.I7]=31;['R'.$B$32];IF([Rankers.I7]=32;['R'.$B$33];IF([Rankers.I7]=33;['R'.$B$34];IF([Rankers.I7]=34;['R'.$B$35];IF([Rankers.I7]=35;['R'.$B$36];IF([Rankers.I7]=36;['R'.$B$37];IF([Rankers.I7]=0;0;['R'.H43])))))))))))))))))))))))))))))))))))))" table:style-name="ce11">
            <text:p>0</text:p>
          </table:table-cell>
          <table:table-cell office:value-type="float" office:value="0" table:formula="of:=IF([Rankers.J7]=1;['R'.$B$2];IF([Rankers.J7]=2;['R'.$B$3];IF([Rankers.J7]=3;['R'.$B$4];IF([Rankers.J7]=4;['R'.$B$5];IF([Rankers.J7]=5;['R'.$B$6];IF([Rankers.J7]=6;['R'.$B$7];IF([Rankers.J7]=7;['R'.$B$8];IF([Rankers.J7]=8;['R'.$B$9];IF([Rankers.J7]=9;['R'.$B$10];IF([Rankers.J7]=10;['R'.$B$11];IF([Rankers.J7]=11;['R'.$B$12];IF([Rankers.J7]=12;['R'.$B$13];IF([Rankers.J7]=13;['R'.$B$14];IF([Rankers.J7]=14;['R'.$B$15];IF([Rankers.J7]=15;['R'.$B$16];IF([Rankers.J7]=16;['R'.$B$17];IF([Rankers.J7]=17;['R'.$B$18];IF([Rankers.J7]=18;['R'.$B$19];IF([Rankers.J7]=19;['R'.$B$20];IF([Rankers.J7]=20;['R'.$B$21];IF([Rankers.J7]=21;['R'.$B$22];IF([Rankers.J7]=22;['R'.$B$23];IF([Rankers.J7]=23;['R'.$B$24];IF([Rankers.J7]=24;['R'.$B$25];IF([Rankers.J7]=25;['R'.$B$26];IF([Rankers.J7]=26;['R'.$B$27];IF([Rankers.J7]=27;['R'.$B$28];IF([Rankers.J7]=28;['R'.$B$29];IF([Rankers.J7]=29;['R'.$B$30];IF([Rankers.J7]=30;['R'.$B$31];IF([Rankers.J7]=31;['R'.$B$32];IF([Rankers.J7]=32;['R'.$B$33];IF([Rankers.J7]=33;['R'.$B$34];IF([Rankers.J7]=34;['R'.$B$35];IF([Rankers.J7]=35;['R'.$B$36];IF([Rankers.J7]=36;['R'.$B$37];IF([Rankers.J7]=0;0;['R'.I43])))))))))))))))))))))))))))))))))))))" table:style-name="ce11">
            <text:p>0</text:p>
          </table:table-cell>
          <table:table-cell office:value-type="float" office:value="12" table:formula="of:=IF([Rankers.K7]=1;['R'.$B$2];IF([Rankers.K7]=2;['R'.$B$3];IF([Rankers.K7]=3;['R'.$B$4];IF([Rankers.K7]=4;['R'.$B$5];IF([Rankers.K7]=5;['R'.$B$6];IF([Rankers.K7]=6;['R'.$B$7];IF([Rankers.K7]=7;['R'.$B$8];IF([Rankers.K7]=8;['R'.$B$9];IF([Rankers.K7]=9;['R'.$B$10];IF([Rankers.K7]=10;['R'.$B$11];IF([Rankers.K7]=11;['R'.$B$12];IF([Rankers.K7]=12;['R'.$B$13];IF([Rankers.K7]=13;['R'.$B$14];IF([Rankers.K7]=14;['R'.$B$15];IF([Rankers.K7]=15;['R'.$B$16];IF([Rankers.K7]=16;['R'.$B$17];IF([Rankers.K7]=17;['R'.$B$18];IF([Rankers.K7]=18;['R'.$B$19];IF([Rankers.K7]=19;['R'.$B$20];IF([Rankers.K7]=20;['R'.$B$21];IF([Rankers.K7]=21;['R'.$B$22];IF([Rankers.K7]=22;['R'.$B$23];IF([Rankers.K7]=23;['R'.$B$24];IF([Rankers.K7]=24;['R'.$B$25];IF([Rankers.K7]=25;['R'.$B$26];IF([Rankers.K7]=26;['R'.$B$27];IF([Rankers.K7]=27;['R'.$B$28];IF([Rankers.K7]=28;['R'.$B$29];IF([Rankers.K7]=29;['R'.$B$30];IF([Rankers.K7]=30;['R'.$B$31];IF([Rankers.K7]=31;['R'.$B$32];IF([Rankers.K7]=32;['R'.$B$33];IF([Rankers.K7]=33;['R'.$B$34];IF([Rankers.K7]=34;['R'.$B$35];IF([Rankers.K7]=35;['R'.$B$36];IF([Rankers.K7]=36;['R'.$B$37];IF([Rankers.K7]=0;0;['R'.J43])))))))))))))))))))))))))))))))))))))" table:style-name="ce12">
            <text:p>12</text:p>
          </table:table-cell>
          <table:table-cell office:value-type="float" office:value="19" table:formula="of:=IF([Rankers.L7]=1;['R'.$B$2];IF([Rankers.L7]=2;['R'.$B$3];IF([Rankers.L7]=3;['R'.$B$4];IF([Rankers.L7]=4;['R'.$B$5];IF([Rankers.L7]=5;['R'.$B$6];IF([Rankers.L7]=6;['R'.$B$7];IF([Rankers.L7]=7;['R'.$B$8];IF([Rankers.L7]=8;['R'.$B$9];IF([Rankers.L7]=9;['R'.$B$10];IF([Rankers.L7]=10;['R'.$B$11];IF([Rankers.L7]=11;['R'.$B$12];IF([Rankers.L7]=12;['R'.$B$13];IF([Rankers.L7]=13;['R'.$B$14];IF([Rankers.L7]=14;['R'.$B$15];IF([Rankers.L7]=15;['R'.$B$16];IF([Rankers.L7]=16;['R'.$B$17];IF([Rankers.L7]=17;['R'.$B$18];IF([Rankers.L7]=18;['R'.$B$19];IF([Rankers.L7]=19;['R'.$B$20];IF([Rankers.L7]=20;['R'.$B$21];IF([Rankers.L7]=21;['R'.$B$22];IF([Rankers.L7]=22;['R'.$B$23];IF([Rankers.L7]=23;['R'.$B$24];IF([Rankers.L7]=24;['R'.$B$25];IF([Rankers.L7]=25;['R'.$B$26];IF([Rankers.L7]=26;['R'.$B$27];IF([Rankers.L7]=27;['R'.$B$28];IF([Rankers.L7]=28;['R'.$B$29];IF([Rankers.L7]=29;['R'.$B$30];IF([Rankers.L7]=30;['R'.$B$31];IF([Rankers.L7]=31;['R'.$B$32];IF([Rankers.L7]=32;['R'.$B$33];IF([Rankers.L7]=33;['R'.$B$34];IF([Rankers.L7]=34;['R'.$B$35];IF([Rankers.L7]=35;['R'.$B$36];IF([Rankers.L7]=36;['R'.$B$37];IF([Rankers.L7]=0;0;['R'.K43])))))))))))))))))))))))))))))))))))))" table:style-name="ce34">
            <text:p>19</text:p>
          </table:table-cell>
          <table:table-cell office:value-type="float" office:value="0" table:formula="of:=IF([Rankers.M7]=1;['R'.$B$2];IF([Rankers.M7]=2;['R'.$B$3];IF([Rankers.M7]=3;['R'.$B$4];IF([Rankers.M7]=4;['R'.$B$5];IF([Rankers.M7]=5;['R'.$B$6];IF([Rankers.M7]=6;['R'.$B$7];IF([Rankers.M7]=7;['R'.$B$8];IF([Rankers.M7]=8;['R'.$B$9];IF([Rankers.M7]=9;['R'.$B$10];IF([Rankers.M7]=10;['R'.$B$11];IF([Rankers.M7]=11;['R'.$B$12];IF([Rankers.M7]=12;['R'.$B$13];IF([Rankers.M7]=13;['R'.$B$14];IF([Rankers.M7]=14;['R'.$B$15];IF([Rankers.M7]=15;['R'.$B$16];IF([Rankers.M7]=16;['R'.$B$17];IF([Rankers.M7]=17;['R'.$B$18];IF([Rankers.M7]=18;['R'.$B$19];IF([Rankers.M7]=19;['R'.$B$20];IF([Rankers.M7]=20;['R'.$B$21];IF([Rankers.M7]=21;['R'.$B$22];IF([Rankers.M7]=22;['R'.$B$23];IF([Rankers.M7]=23;['R'.$B$24];IF([Rankers.M7]=24;['R'.$B$25];IF([Rankers.M7]=25;['R'.$B$26];IF([Rankers.M7]=26;['R'.$B$27];IF([Rankers.M7]=27;['R'.$B$28];IF([Rankers.M7]=28;['R'.$B$29];IF([Rankers.M7]=29;['R'.$B$30];IF([Rankers.M7]=30;['R'.$B$31];IF([Rankers.M7]=31;['R'.$B$32];IF([Rankers.M7]=32;['R'.$B$33];IF([Rankers.M7]=33;['R'.$B$34];IF([Rankers.M7]=34;['R'.$B$35];IF([Rankers.M7]=35;['R'.$B$36];IF([Rankers.M7]=36;['R'.$B$37];IF([Rankers.M7]=0;0;['R'.L43])))))))))))))))))))))))))))))))))))))" table:style-name="ce12">
            <text:p>0</text:p>
          </table:table-cell>
          <table:table-cell office:value-type="float" office:value="0" table:formula="of:=IF([Rankers.N7]=1;['R'.$B$2];IF([Rankers.N7]=2;['R'.$B$3];IF([Rankers.N7]=3;['R'.$B$4];IF([Rankers.N7]=4;['R'.$B$5];IF([Rankers.N7]=5;['R'.$B$6];IF([Rankers.N7]=6;['R'.$B$7];IF([Rankers.N7]=7;['R'.$B$8];IF([Rankers.N7]=8;['R'.$B$9];IF([Rankers.N7]=9;['R'.$B$10];IF([Rankers.N7]=10;['R'.$B$11];IF([Rankers.N7]=11;['R'.$B$12];IF([Rankers.N7]=12;['R'.$B$13];IF([Rankers.N7]=13;['R'.$B$14];IF([Rankers.N7]=14;['R'.$B$15];IF([Rankers.N7]=15;['R'.$B$16];IF([Rankers.N7]=16;['R'.$B$17];IF([Rankers.N7]=17;['R'.$B$18];IF([Rankers.N7]=18;['R'.$B$19];IF([Rankers.N7]=19;['R'.$B$20];IF([Rankers.N7]=20;['R'.$B$21];IF([Rankers.N7]=21;['R'.$B$22];IF([Rankers.N7]=22;['R'.$B$23];IF([Rankers.N7]=23;['R'.$B$24];IF([Rankers.N7]=24;['R'.$B$25];IF([Rankers.N7]=25;['R'.$B$26];IF([Rankers.N7]=26;['R'.$B$27];IF([Rankers.N7]=27;['R'.$B$28];IF([Rankers.N7]=28;['R'.$B$29];IF([Rankers.N7]=29;['R'.$B$30];IF([Rankers.N7]=30;['R'.$B$31];IF([Rankers.N7]=31;['R'.$B$32];IF([Rankers.N7]=32;['R'.$B$33];IF([Rankers.N7]=33;['R'.$B$34];IF([Rankers.N7]=34;['R'.$B$35];IF([Rankers.N7]=35;['R'.$B$36];IF([Rankers.N7]=36;['R'.$B$37];IF([Rankers.N7]=0;0;['R'.M43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7" table:formula="of:=[.A7]+1" table:style-name="ce8">
            <text:p>7</text:p>
          </table:table-cell>
          <table:table-cell office:value-type="string" table:style-name="ce15">
            <text:p>Вязников Иван Николаевич</text:p>
          </table:table-cell>
          <table:table-cell office:value-type="float" office:value="73" table:formula="of:=SUM([.D8:.ZZ8])" table:style-name="ce35">
            <text:p>73.00</text:p>
          </table:table-cell>
          <table:table-cell office:value-type="float" office:value="0" table:formula="of:=IF([Rankers.C8]=1;['R'.$B$2];IF([Rankers.C8]=2;['R'.$B$3];IF([Rankers.C8]=3;['R'.$B$4];IF([Rankers.C8]=4;['R'.$B$5];IF([Rankers.C8]=5;['R'.$B$6];IF([Rankers.C8]=6;['R'.$B$7];IF([Rankers.C8]=7;['R'.$B$8];IF([Rankers.C8]=8;['R'.$B$9];IF([Rankers.C8]=9;['R'.$B$10];IF([Rankers.C8]=10;['R'.$B$11];IF([Rankers.C8]=11;['R'.$B$12];IF([Rankers.C8]=12;['R'.$B$13];IF([Rankers.C8]=13;['R'.$B$14];IF([Rankers.C8]=14;['R'.$B$15];IF([Rankers.C8]=15;['R'.$B$16];IF([Rankers.C8]=16;['R'.$B$17];IF([Rankers.C8]=17;['R'.$B$18];IF([Rankers.C8]=18;['R'.$B$19];IF([Rankers.C8]=19;['R'.$B$20];IF([Rankers.C8]=20;['R'.$B$21];IF([Rankers.C8]=21;['R'.$B$22];IF([Rankers.C8]=22;['R'.$B$23];IF([Rankers.C8]=23;['R'.$B$24];IF([Rankers.C8]=24;['R'.$B$25];IF([Rankers.C8]=25;['R'.$B$26];IF([Rankers.C8]=26;['R'.$B$27];IF([Rankers.C8]=27;['R'.$B$28];IF([Rankers.C8]=28;['R'.$B$29];IF([Rankers.C8]=29;['R'.$B$30];IF([Rankers.C8]=30;['R'.$B$31];IF([Rankers.C8]=31;['R'.$B$32];IF([Rankers.C8]=32;['R'.$B$33];IF([Rankers.C8]=33;['R'.$B$34];IF([Rankers.C8]=34;['R'.$B$35];IF([Rankers.C8]=35;['R'.$B$36];IF([Rankers.C8]=36;['R'.$B$37];IF([Rankers.C8]=0;0;['R'.B44])))))))))))))))))))))))))))))))))))))" table:style-name="ce11">
            <text:p>0</text:p>
          </table:table-cell>
          <table:table-cell office:value-type="float" office:value="0" table:formula="of:=IF([Rankers.D8]=1;['R'.$B$2];IF([Rankers.D8]=2;['R'.$B$3];IF([Rankers.D8]=3;['R'.$B$4];IF([Rankers.D8]=4;['R'.$B$5];IF([Rankers.D8]=5;['R'.$B$6];IF([Rankers.D8]=6;['R'.$B$7];IF([Rankers.D8]=7;['R'.$B$8];IF([Rankers.D8]=8;['R'.$B$9];IF([Rankers.D8]=9;['R'.$B$10];IF([Rankers.D8]=10;['R'.$B$11];IF([Rankers.D8]=11;['R'.$B$12];IF([Rankers.D8]=12;['R'.$B$13];IF([Rankers.D8]=13;['R'.$B$14];IF([Rankers.D8]=14;['R'.$B$15];IF([Rankers.D8]=15;['R'.$B$16];IF([Rankers.D8]=16;['R'.$B$17];IF([Rankers.D8]=17;['R'.$B$18];IF([Rankers.D8]=18;['R'.$B$19];IF([Rankers.D8]=19;['R'.$B$20];IF([Rankers.D8]=20;['R'.$B$21];IF([Rankers.D8]=21;['R'.$B$22];IF([Rankers.D8]=22;['R'.$B$23];IF([Rankers.D8]=23;['R'.$B$24];IF([Rankers.D8]=24;['R'.$B$25];IF([Rankers.D8]=25;['R'.$B$26];IF([Rankers.D8]=26;['R'.$B$27];IF([Rankers.D8]=27;['R'.$B$28];IF([Rankers.D8]=28;['R'.$B$29];IF([Rankers.D8]=29;['R'.$B$30];IF([Rankers.D8]=30;['R'.$B$31];IF([Rankers.D8]=31;['R'.$B$32];IF([Rankers.D8]=32;['R'.$B$33];IF([Rankers.D8]=33;['R'.$B$34];IF([Rankers.D8]=34;['R'.$B$35];IF([Rankers.D8]=35;['R'.$B$36];IF([Rankers.D8]=36;['R'.$B$37];IF([Rankers.D8]=0;0;['R'.C44])))))))))))))))))))))))))))))))))))))" table:style-name="ce11">
            <text:p>0</text:p>
          </table:table-cell>
          <table:table-cell office:value-type="float" office:value="0" table:formula="of:=IF([Rankers.E8]=1;['R'.$B$2];IF([Rankers.E8]=2;['R'.$B$3];IF([Rankers.E8]=3;['R'.$B$4];IF([Rankers.E8]=4;['R'.$B$5];IF([Rankers.E8]=5;['R'.$B$6];IF([Rankers.E8]=6;['R'.$B$7];IF([Rankers.E8]=7;['R'.$B$8];IF([Rankers.E8]=8;['R'.$B$9];IF([Rankers.E8]=9;['R'.$B$10];IF([Rankers.E8]=10;['R'.$B$11];IF([Rankers.E8]=11;['R'.$B$12];IF([Rankers.E8]=12;['R'.$B$13];IF([Rankers.E8]=13;['R'.$B$14];IF([Rankers.E8]=14;['R'.$B$15];IF([Rankers.E8]=15;['R'.$B$16];IF([Rankers.E8]=16;['R'.$B$17];IF([Rankers.E8]=17;['R'.$B$18];IF([Rankers.E8]=18;['R'.$B$19];IF([Rankers.E8]=19;['R'.$B$20];IF([Rankers.E8]=20;['R'.$B$21];IF([Rankers.E8]=21;['R'.$B$22];IF([Rankers.E8]=22;['R'.$B$23];IF([Rankers.E8]=23;['R'.$B$24];IF([Rankers.E8]=24;['R'.$B$25];IF([Rankers.E8]=25;['R'.$B$26];IF([Rankers.E8]=26;['R'.$B$27];IF([Rankers.E8]=27;['R'.$B$28];IF([Rankers.E8]=28;['R'.$B$29];IF([Rankers.E8]=29;['R'.$B$30];IF([Rankers.E8]=30;['R'.$B$31];IF([Rankers.E8]=31;['R'.$B$32];IF([Rankers.E8]=32;['R'.$B$33];IF([Rankers.E8]=33;['R'.$B$34];IF([Rankers.E8]=34;['R'.$B$35];IF([Rankers.E8]=35;['R'.$B$36];IF([Rankers.E8]=36;['R'.$B$37];IF([Rankers.E8]=0;0;['R'.D44])))))))))))))))))))))))))))))))))))))" table:style-name="ce11">
            <text:p>0</text:p>
          </table:table-cell>
          <table:table-cell office:value-type="float" office:value="17" table:formula="of:=IF([Rankers.F8]=1;['R'.$B$2];IF([Rankers.F8]=2;['R'.$B$3];IF([Rankers.F8]=3;['R'.$B$4];IF([Rankers.F8]=4;['R'.$B$5];IF([Rankers.F8]=5;['R'.$B$6];IF([Rankers.F8]=6;['R'.$B$7];IF([Rankers.F8]=7;['R'.$B$8];IF([Rankers.F8]=8;['R'.$B$9];IF([Rankers.F8]=9;['R'.$B$10];IF([Rankers.F8]=10;['R'.$B$11];IF([Rankers.F8]=11;['R'.$B$12];IF([Rankers.F8]=12;['R'.$B$13];IF([Rankers.F8]=13;['R'.$B$14];IF([Rankers.F8]=14;['R'.$B$15];IF([Rankers.F8]=15;['R'.$B$16];IF([Rankers.F8]=16;['R'.$B$17];IF([Rankers.F8]=17;['R'.$B$18];IF([Rankers.F8]=18;['R'.$B$19];IF([Rankers.F8]=19;['R'.$B$20];IF([Rankers.F8]=20;['R'.$B$21];IF([Rankers.F8]=21;['R'.$B$22];IF([Rankers.F8]=22;['R'.$B$23];IF([Rankers.F8]=23;['R'.$B$24];IF([Rankers.F8]=24;['R'.$B$25];IF([Rankers.F8]=25;['R'.$B$26];IF([Rankers.F8]=26;['R'.$B$27];IF([Rankers.F8]=27;['R'.$B$28];IF([Rankers.F8]=28;['R'.$B$29];IF([Rankers.F8]=29;['R'.$B$30];IF([Rankers.F8]=30;['R'.$B$31];IF([Rankers.F8]=31;['R'.$B$32];IF([Rankers.F8]=32;['R'.$B$33];IF([Rankers.F8]=33;['R'.$B$34];IF([Rankers.F8]=34;['R'.$B$35];IF([Rankers.F8]=35;['R'.$B$36];IF([Rankers.F8]=36;['R'.$B$37];IF([Rankers.F8]=0;0;['R'.E44])))))))))))))))))))))))))))))))))))))" table:style-name="ce11">
            <text:p>17</text:p>
          </table:table-cell>
          <table:table-cell office:value-type="float" office:value="0" table:formula="of:=IF([Rankers.G8]=1;['R'.$B$2];IF([Rankers.G8]=2;['R'.$B$3];IF([Rankers.G8]=3;['R'.$B$4];IF([Rankers.G8]=4;['R'.$B$5];IF([Rankers.G8]=5;['R'.$B$6];IF([Rankers.G8]=6;['R'.$B$7];IF([Rankers.G8]=7;['R'.$B$8];IF([Rankers.G8]=8;['R'.$B$9];IF([Rankers.G8]=9;['R'.$B$10];IF([Rankers.G8]=10;['R'.$B$11];IF([Rankers.G8]=11;['R'.$B$12];IF([Rankers.G8]=12;['R'.$B$13];IF([Rankers.G8]=13;['R'.$B$14];IF([Rankers.G8]=14;['R'.$B$15];IF([Rankers.G8]=15;['R'.$B$16];IF([Rankers.G8]=16;['R'.$B$17];IF([Rankers.G8]=17;['R'.$B$18];IF([Rankers.G8]=18;['R'.$B$19];IF([Rankers.G8]=19;['R'.$B$20];IF([Rankers.G8]=20;['R'.$B$21];IF([Rankers.G8]=21;['R'.$B$22];IF([Rankers.G8]=22;['R'.$B$23];IF([Rankers.G8]=23;['R'.$B$24];IF([Rankers.G8]=24;['R'.$B$25];IF([Rankers.G8]=25;['R'.$B$26];IF([Rankers.G8]=26;['R'.$B$27];IF([Rankers.G8]=27;['R'.$B$28];IF([Rankers.G8]=28;['R'.$B$29];IF([Rankers.G8]=29;['R'.$B$30];IF([Rankers.G8]=30;['R'.$B$31];IF([Rankers.G8]=31;['R'.$B$32];IF([Rankers.G8]=32;['R'.$B$33];IF([Rankers.G8]=33;['R'.$B$34];IF([Rankers.G8]=34;['R'.$B$35];IF([Rankers.G8]=35;['R'.$B$36];IF([Rankers.G8]=36;['R'.$B$37];IF([Rankers.G8]=0;0;['R'.F44])))))))))))))))))))))))))))))))))))))" table:style-name="ce11">
            <text:p>0</text:p>
          </table:table-cell>
          <table:table-cell office:value-type="float" office:value="22" table:formula="of:=IF([Rankers.H8]=1;['R'.$B$2];IF([Rankers.H8]=2;['R'.$B$3];IF([Rankers.H8]=3;['R'.$B$4];IF([Rankers.H8]=4;['R'.$B$5];IF([Rankers.H8]=5;['R'.$B$6];IF([Rankers.H8]=6;['R'.$B$7];IF([Rankers.H8]=7;['R'.$B$8];IF([Rankers.H8]=8;['R'.$B$9];IF([Rankers.H8]=9;['R'.$B$10];IF([Rankers.H8]=10;['R'.$B$11];IF([Rankers.H8]=11;['R'.$B$12];IF([Rankers.H8]=12;['R'.$B$13];IF([Rankers.H8]=13;['R'.$B$14];IF([Rankers.H8]=14;['R'.$B$15];IF([Rankers.H8]=15;['R'.$B$16];IF([Rankers.H8]=16;['R'.$B$17];IF([Rankers.H8]=17;['R'.$B$18];IF([Rankers.H8]=18;['R'.$B$19];IF([Rankers.H8]=19;['R'.$B$20];IF([Rankers.H8]=20;['R'.$B$21];IF([Rankers.H8]=21;['R'.$B$22];IF([Rankers.H8]=22;['R'.$B$23];IF([Rankers.H8]=23;['R'.$B$24];IF([Rankers.H8]=24;['R'.$B$25];IF([Rankers.H8]=25;['R'.$B$26];IF([Rankers.H8]=26;['R'.$B$27];IF([Rankers.H8]=27;['R'.$B$28];IF([Rankers.H8]=28;['R'.$B$29];IF([Rankers.H8]=29;['R'.$B$30];IF([Rankers.H8]=30;['R'.$B$31];IF([Rankers.H8]=31;['R'.$B$32];IF([Rankers.H8]=32;['R'.$B$33];IF([Rankers.H8]=33;['R'.$B$34];IF([Rankers.H8]=34;['R'.$B$35];IF([Rankers.H8]=35;['R'.$B$36];IF([Rankers.H8]=36;['R'.$B$37];IF([Rankers.H8]=0;0;['R'.G44])))))))))))))))))))))))))))))))))))))" table:style-name="ce11">
            <text:p>22</text:p>
          </table:table-cell>
          <table:table-cell office:value-type="float" office:value="0" table:formula="of:=IF([Rankers.I8]=1;['R'.$B$2];IF([Rankers.I8]=2;['R'.$B$3];IF([Rankers.I8]=3;['R'.$B$4];IF([Rankers.I8]=4;['R'.$B$5];IF([Rankers.I8]=5;['R'.$B$6];IF([Rankers.I8]=6;['R'.$B$7];IF([Rankers.I8]=7;['R'.$B$8];IF([Rankers.I8]=8;['R'.$B$9];IF([Rankers.I8]=9;['R'.$B$10];IF([Rankers.I8]=10;['R'.$B$11];IF([Rankers.I8]=11;['R'.$B$12];IF([Rankers.I8]=12;['R'.$B$13];IF([Rankers.I8]=13;['R'.$B$14];IF([Rankers.I8]=14;['R'.$B$15];IF([Rankers.I8]=15;['R'.$B$16];IF([Rankers.I8]=16;['R'.$B$17];IF([Rankers.I8]=17;['R'.$B$18];IF([Rankers.I8]=18;['R'.$B$19];IF([Rankers.I8]=19;['R'.$B$20];IF([Rankers.I8]=20;['R'.$B$21];IF([Rankers.I8]=21;['R'.$B$22];IF([Rankers.I8]=22;['R'.$B$23];IF([Rankers.I8]=23;['R'.$B$24];IF([Rankers.I8]=24;['R'.$B$25];IF([Rankers.I8]=25;['R'.$B$26];IF([Rankers.I8]=26;['R'.$B$27];IF([Rankers.I8]=27;['R'.$B$28];IF([Rankers.I8]=28;['R'.$B$29];IF([Rankers.I8]=29;['R'.$B$30];IF([Rankers.I8]=30;['R'.$B$31];IF([Rankers.I8]=31;['R'.$B$32];IF([Rankers.I8]=32;['R'.$B$33];IF([Rankers.I8]=33;['R'.$B$34];IF([Rankers.I8]=34;['R'.$B$35];IF([Rankers.I8]=35;['R'.$B$36];IF([Rankers.I8]=36;['R'.$B$37];IF([Rankers.I8]=0;0;['R'.H44])))))))))))))))))))))))))))))))))))))" table:style-name="ce11">
            <text:p>0</text:p>
          </table:table-cell>
          <table:table-cell office:value-type="float" office:value="15" table:formula="of:=IF([Rankers.J8]=1;['R'.$B$2];IF([Rankers.J8]=2;['R'.$B$3];IF([Rankers.J8]=3;['R'.$B$4];IF([Rankers.J8]=4;['R'.$B$5];IF([Rankers.J8]=5;['R'.$B$6];IF([Rankers.J8]=6;['R'.$B$7];IF([Rankers.J8]=7;['R'.$B$8];IF([Rankers.J8]=8;['R'.$B$9];IF([Rankers.J8]=9;['R'.$B$10];IF([Rankers.J8]=10;['R'.$B$11];IF([Rankers.J8]=11;['R'.$B$12];IF([Rankers.J8]=12;['R'.$B$13];IF([Rankers.J8]=13;['R'.$B$14];IF([Rankers.J8]=14;['R'.$B$15];IF([Rankers.J8]=15;['R'.$B$16];IF([Rankers.J8]=16;['R'.$B$17];IF([Rankers.J8]=17;['R'.$B$18];IF([Rankers.J8]=18;['R'.$B$19];IF([Rankers.J8]=19;['R'.$B$20];IF([Rankers.J8]=20;['R'.$B$21];IF([Rankers.J8]=21;['R'.$B$22];IF([Rankers.J8]=22;['R'.$B$23];IF([Rankers.J8]=23;['R'.$B$24];IF([Rankers.J8]=24;['R'.$B$25];IF([Rankers.J8]=25;['R'.$B$26];IF([Rankers.J8]=26;['R'.$B$27];IF([Rankers.J8]=27;['R'.$B$28];IF([Rankers.J8]=28;['R'.$B$29];IF([Rankers.J8]=29;['R'.$B$30];IF([Rankers.J8]=30;['R'.$B$31];IF([Rankers.J8]=31;['R'.$B$32];IF([Rankers.J8]=32;['R'.$B$33];IF([Rankers.J8]=33;['R'.$B$34];IF([Rankers.J8]=34;['R'.$B$35];IF([Rankers.J8]=35;['R'.$B$36];IF([Rankers.J8]=36;['R'.$B$37];IF([Rankers.J8]=0;0;['R'.I44])))))))))))))))))))))))))))))))))))))" table:style-name="ce11">
            <text:p>15</text:p>
          </table:table-cell>
          <table:table-cell office:value-type="float" office:value="9" table:formula="of:=IF([Rankers.K8]=1;['R'.$B$2];IF([Rankers.K8]=2;['R'.$B$3];IF([Rankers.K8]=3;['R'.$B$4];IF([Rankers.K8]=4;['R'.$B$5];IF([Rankers.K8]=5;['R'.$B$6];IF([Rankers.K8]=6;['R'.$B$7];IF([Rankers.K8]=7;['R'.$B$8];IF([Rankers.K8]=8;['R'.$B$9];IF([Rankers.K8]=9;['R'.$B$10];IF([Rankers.K8]=10;['R'.$B$11];IF([Rankers.K8]=11;['R'.$B$12];IF([Rankers.K8]=12;['R'.$B$13];IF([Rankers.K8]=13;['R'.$B$14];IF([Rankers.K8]=14;['R'.$B$15];IF([Rankers.K8]=15;['R'.$B$16];IF([Rankers.K8]=16;['R'.$B$17];IF([Rankers.K8]=17;['R'.$B$18];IF([Rankers.K8]=18;['R'.$B$19];IF([Rankers.K8]=19;['R'.$B$20];IF([Rankers.K8]=20;['R'.$B$21];IF([Rankers.K8]=21;['R'.$B$22];IF([Rankers.K8]=22;['R'.$B$23];IF([Rankers.K8]=23;['R'.$B$24];IF([Rankers.K8]=24;['R'.$B$25];IF([Rankers.K8]=25;['R'.$B$26];IF([Rankers.K8]=26;['R'.$B$27];IF([Rankers.K8]=27;['R'.$B$28];IF([Rankers.K8]=28;['R'.$B$29];IF([Rankers.K8]=29;['R'.$B$30];IF([Rankers.K8]=30;['R'.$B$31];IF([Rankers.K8]=31;['R'.$B$32];IF([Rankers.K8]=32;['R'.$B$33];IF([Rankers.K8]=33;['R'.$B$34];IF([Rankers.K8]=34;['R'.$B$35];IF([Rankers.K8]=35;['R'.$B$36];IF([Rankers.K8]=36;['R'.$B$37];IF([Rankers.K8]=0;0;['R'.J44])))))))))))))))))))))))))))))))))))))" table:style-name="ce12">
            <text:p>9</text:p>
          </table:table-cell>
          <table:table-cell office:value-type="float" office:value="10" table:formula="of:=IF([Rankers.L8]=1;['R'.$B$2];IF([Rankers.L8]=2;['R'.$B$3];IF([Rankers.L8]=3;['R'.$B$4];IF([Rankers.L8]=4;['R'.$B$5];IF([Rankers.L8]=5;['R'.$B$6];IF([Rankers.L8]=6;['R'.$B$7];IF([Rankers.L8]=7;['R'.$B$8];IF([Rankers.L8]=8;['R'.$B$9];IF([Rankers.L8]=9;['R'.$B$10];IF([Rankers.L8]=10;['R'.$B$11];IF([Rankers.L8]=11;['R'.$B$12];IF([Rankers.L8]=12;['R'.$B$13];IF([Rankers.L8]=13;['R'.$B$14];IF([Rankers.L8]=14;['R'.$B$15];IF([Rankers.L8]=15;['R'.$B$16];IF([Rankers.L8]=16;['R'.$B$17];IF([Rankers.L8]=17;['R'.$B$18];IF([Rankers.L8]=18;['R'.$B$19];IF([Rankers.L8]=19;['R'.$B$20];IF([Rankers.L8]=20;['R'.$B$21];IF([Rankers.L8]=21;['R'.$B$22];IF([Rankers.L8]=22;['R'.$B$23];IF([Rankers.L8]=23;['R'.$B$24];IF([Rankers.L8]=24;['R'.$B$25];IF([Rankers.L8]=25;['R'.$B$26];IF([Rankers.L8]=26;['R'.$B$27];IF([Rankers.L8]=27;['R'.$B$28];IF([Rankers.L8]=28;['R'.$B$29];IF([Rankers.L8]=29;['R'.$B$30];IF([Rankers.L8]=30;['R'.$B$31];IF([Rankers.L8]=31;['R'.$B$32];IF([Rankers.L8]=32;['R'.$B$33];IF([Rankers.L8]=33;['R'.$B$34];IF([Rankers.L8]=34;['R'.$B$35];IF([Rankers.L8]=35;['R'.$B$36];IF([Rankers.L8]=36;['R'.$B$37];IF([Rankers.L8]=0;0;['R'.K44])))))))))))))))))))))))))))))))))))))" table:style-name="ce34">
            <text:p>10</text:p>
          </table:table-cell>
          <table:table-cell office:value-type="float" office:value="0" table:formula="of:=IF([Rankers.M8]=1;['R'.$B$2];IF([Rankers.M8]=2;['R'.$B$3];IF([Rankers.M8]=3;['R'.$B$4];IF([Rankers.M8]=4;['R'.$B$5];IF([Rankers.M8]=5;['R'.$B$6];IF([Rankers.M8]=6;['R'.$B$7];IF([Rankers.M8]=7;['R'.$B$8];IF([Rankers.M8]=8;['R'.$B$9];IF([Rankers.M8]=9;['R'.$B$10];IF([Rankers.M8]=10;['R'.$B$11];IF([Rankers.M8]=11;['R'.$B$12];IF([Rankers.M8]=12;['R'.$B$13];IF([Rankers.M8]=13;['R'.$B$14];IF([Rankers.M8]=14;['R'.$B$15];IF([Rankers.M8]=15;['R'.$B$16];IF([Rankers.M8]=16;['R'.$B$17];IF([Rankers.M8]=17;['R'.$B$18];IF([Rankers.M8]=18;['R'.$B$19];IF([Rankers.M8]=19;['R'.$B$20];IF([Rankers.M8]=20;['R'.$B$21];IF([Rankers.M8]=21;['R'.$B$22];IF([Rankers.M8]=22;['R'.$B$23];IF([Rankers.M8]=23;['R'.$B$24];IF([Rankers.M8]=24;['R'.$B$25];IF([Rankers.M8]=25;['R'.$B$26];IF([Rankers.M8]=26;['R'.$B$27];IF([Rankers.M8]=27;['R'.$B$28];IF([Rankers.M8]=28;['R'.$B$29];IF([Rankers.M8]=29;['R'.$B$30];IF([Rankers.M8]=30;['R'.$B$31];IF([Rankers.M8]=31;['R'.$B$32];IF([Rankers.M8]=32;['R'.$B$33];IF([Rankers.M8]=33;['R'.$B$34];IF([Rankers.M8]=34;['R'.$B$35];IF([Rankers.M8]=35;['R'.$B$36];IF([Rankers.M8]=36;['R'.$B$37];IF([Rankers.M8]=0;0;['R'.L44])))))))))))))))))))))))))))))))))))))" table:style-name="ce12">
            <text:p>0</text:p>
          </table:table-cell>
          <table:table-cell office:value-type="float" office:value="0" table:formula="of:=IF([Rankers.N8]=1;['R'.$B$2];IF([Rankers.N8]=2;['R'.$B$3];IF([Rankers.N8]=3;['R'.$B$4];IF([Rankers.N8]=4;['R'.$B$5];IF([Rankers.N8]=5;['R'.$B$6];IF([Rankers.N8]=6;['R'.$B$7];IF([Rankers.N8]=7;['R'.$B$8];IF([Rankers.N8]=8;['R'.$B$9];IF([Rankers.N8]=9;['R'.$B$10];IF([Rankers.N8]=10;['R'.$B$11];IF([Rankers.N8]=11;['R'.$B$12];IF([Rankers.N8]=12;['R'.$B$13];IF([Rankers.N8]=13;['R'.$B$14];IF([Rankers.N8]=14;['R'.$B$15];IF([Rankers.N8]=15;['R'.$B$16];IF([Rankers.N8]=16;['R'.$B$17];IF([Rankers.N8]=17;['R'.$B$18];IF([Rankers.N8]=18;['R'.$B$19];IF([Rankers.N8]=19;['R'.$B$20];IF([Rankers.N8]=20;['R'.$B$21];IF([Rankers.N8]=21;['R'.$B$22];IF([Rankers.N8]=22;['R'.$B$23];IF([Rankers.N8]=23;['R'.$B$24];IF([Rankers.N8]=24;['R'.$B$25];IF([Rankers.N8]=25;['R'.$B$26];IF([Rankers.N8]=26;['R'.$B$27];IF([Rankers.N8]=27;['R'.$B$28];IF([Rankers.N8]=28;['R'.$B$29];IF([Rankers.N8]=29;['R'.$B$30];IF([Rankers.N8]=30;['R'.$B$31];IF([Rankers.N8]=31;['R'.$B$32];IF([Rankers.N8]=32;['R'.$B$33];IF([Rankers.N8]=33;['R'.$B$34];IF([Rankers.N8]=34;['R'.$B$35];IF([Rankers.N8]=35;['R'.$B$36];IF([Rankers.N8]=36;['R'.$B$37];IF([Rankers.N8]=0;0;['R'.M44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8" table:formula="of:=[.A8]+1" table:style-name="ce8">
            <text:p>8</text:p>
          </table:table-cell>
          <table:table-cell office:value-type="string" table:style-name="ce15">
            <text:p>Гаврилюк Илья Александрович</text:p>
          </table:table-cell>
          <table:table-cell office:value-type="float" office:value="198" table:formula="of:=SUM([.D9:.ZZ9])" table:style-name="ce35">
            <text:p>198.00</text:p>
          </table:table-cell>
          <table:table-cell office:value-type="float" office:value="8" table:formula="of:=IF([Rankers.C9]=1;['R'.$B$2];IF([Rankers.C9]=2;['R'.$B$3];IF([Rankers.C9]=3;['R'.$B$4];IF([Rankers.C9]=4;['R'.$B$5];IF([Rankers.C9]=5;['R'.$B$6];IF([Rankers.C9]=6;['R'.$B$7];IF([Rankers.C9]=7;['R'.$B$8];IF([Rankers.C9]=8;['R'.$B$9];IF([Rankers.C9]=9;['R'.$B$10];IF([Rankers.C9]=10;['R'.$B$11];IF([Rankers.C9]=11;['R'.$B$12];IF([Rankers.C9]=12;['R'.$B$13];IF([Rankers.C9]=13;['R'.$B$14];IF([Rankers.C9]=14;['R'.$B$15];IF([Rankers.C9]=15;['R'.$B$16];IF([Rankers.C9]=16;['R'.$B$17];IF([Rankers.C9]=17;['R'.$B$18];IF([Rankers.C9]=18;['R'.$B$19];IF([Rankers.C9]=19;['R'.$B$20];IF([Rankers.C9]=20;['R'.$B$21];IF([Rankers.C9]=21;['R'.$B$22];IF([Rankers.C9]=22;['R'.$B$23];IF([Rankers.C9]=23;['R'.$B$24];IF([Rankers.C9]=24;['R'.$B$25];IF([Rankers.C9]=25;['R'.$B$26];IF([Rankers.C9]=26;['R'.$B$27];IF([Rankers.C9]=27;['R'.$B$28];IF([Rankers.C9]=28;['R'.$B$29];IF([Rankers.C9]=29;['R'.$B$30];IF([Rankers.C9]=30;['R'.$B$31];IF([Rankers.C9]=31;['R'.$B$32];IF([Rankers.C9]=32;['R'.$B$33];IF([Rankers.C9]=33;['R'.$B$34];IF([Rankers.C9]=34;['R'.$B$35];IF([Rankers.C9]=35;['R'.$B$36];IF([Rankers.C9]=36;['R'.$B$37];IF([Rankers.C9]=0;0;['R'.B45])))))))))))))))))))))))))))))))))))))" table:style-name="ce11">
            <text:p>8</text:p>
          </table:table-cell>
          <table:table-cell office:value-type="float" office:value="0" table:formula="of:=IF([Rankers.D9]=1;['R'.$B$2];IF([Rankers.D9]=2;['R'.$B$3];IF([Rankers.D9]=3;['R'.$B$4];IF([Rankers.D9]=4;['R'.$B$5];IF([Rankers.D9]=5;['R'.$B$6];IF([Rankers.D9]=6;['R'.$B$7];IF([Rankers.D9]=7;['R'.$B$8];IF([Rankers.D9]=8;['R'.$B$9];IF([Rankers.D9]=9;['R'.$B$10];IF([Rankers.D9]=10;['R'.$B$11];IF([Rankers.D9]=11;['R'.$B$12];IF([Rankers.D9]=12;['R'.$B$13];IF([Rankers.D9]=13;['R'.$B$14];IF([Rankers.D9]=14;['R'.$B$15];IF([Rankers.D9]=15;['R'.$B$16];IF([Rankers.D9]=16;['R'.$B$17];IF([Rankers.D9]=17;['R'.$B$18];IF([Rankers.D9]=18;['R'.$B$19];IF([Rankers.D9]=19;['R'.$B$20];IF([Rankers.D9]=20;['R'.$B$21];IF([Rankers.D9]=21;['R'.$B$22];IF([Rankers.D9]=22;['R'.$B$23];IF([Rankers.D9]=23;['R'.$B$24];IF([Rankers.D9]=24;['R'.$B$25];IF([Rankers.D9]=25;['R'.$B$26];IF([Rankers.D9]=26;['R'.$B$27];IF([Rankers.D9]=27;['R'.$B$28];IF([Rankers.D9]=28;['R'.$B$29];IF([Rankers.D9]=29;['R'.$B$30];IF([Rankers.D9]=30;['R'.$B$31];IF([Rankers.D9]=31;['R'.$B$32];IF([Rankers.D9]=32;['R'.$B$33];IF([Rankers.D9]=33;['R'.$B$34];IF([Rankers.D9]=34;['R'.$B$35];IF([Rankers.D9]=35;['R'.$B$36];IF([Rankers.D9]=36;['R'.$B$37];IF([Rankers.D9]=0;0;['R'.C45])))))))))))))))))))))))))))))))))))))" table:style-name="ce11">
            <text:p>0</text:p>
          </table:table-cell>
          <table:table-cell office:value-type="float" office:value="0" table:formula="of:=IF([Rankers.E9]=1;['R'.$B$2];IF([Rankers.E9]=2;['R'.$B$3];IF([Rankers.E9]=3;['R'.$B$4];IF([Rankers.E9]=4;['R'.$B$5];IF([Rankers.E9]=5;['R'.$B$6];IF([Rankers.E9]=6;['R'.$B$7];IF([Rankers.E9]=7;['R'.$B$8];IF([Rankers.E9]=8;['R'.$B$9];IF([Rankers.E9]=9;['R'.$B$10];IF([Rankers.E9]=10;['R'.$B$11];IF([Rankers.E9]=11;['R'.$B$12];IF([Rankers.E9]=12;['R'.$B$13];IF([Rankers.E9]=13;['R'.$B$14];IF([Rankers.E9]=14;['R'.$B$15];IF([Rankers.E9]=15;['R'.$B$16];IF([Rankers.E9]=16;['R'.$B$17];IF([Rankers.E9]=17;['R'.$B$18];IF([Rankers.E9]=18;['R'.$B$19];IF([Rankers.E9]=19;['R'.$B$20];IF([Rankers.E9]=20;['R'.$B$21];IF([Rankers.E9]=21;['R'.$B$22];IF([Rankers.E9]=22;['R'.$B$23];IF([Rankers.E9]=23;['R'.$B$24];IF([Rankers.E9]=24;['R'.$B$25];IF([Rankers.E9]=25;['R'.$B$26];IF([Rankers.E9]=26;['R'.$B$27];IF([Rankers.E9]=27;['R'.$B$28];IF([Rankers.E9]=28;['R'.$B$29];IF([Rankers.E9]=29;['R'.$B$30];IF([Rankers.E9]=30;['R'.$B$31];IF([Rankers.E9]=31;['R'.$B$32];IF([Rankers.E9]=32;['R'.$B$33];IF([Rankers.E9]=33;['R'.$B$34];IF([Rankers.E9]=34;['R'.$B$35];IF([Rankers.E9]=35;['R'.$B$36];IF([Rankers.E9]=36;['R'.$B$37];IF([Rankers.E9]=0;0;['R'.D45])))))))))))))))))))))))))))))))))))))" table:style-name="ce11">
            <text:p>0</text:p>
          </table:table-cell>
          <table:table-cell office:value-type="float" office:value="29" table:formula="of:=IF([Rankers.F9]=1;['R'.$B$2];IF([Rankers.F9]=2;['R'.$B$3];IF([Rankers.F9]=3;['R'.$B$4];IF([Rankers.F9]=4;['R'.$B$5];IF([Rankers.F9]=5;['R'.$B$6];IF([Rankers.F9]=6;['R'.$B$7];IF([Rankers.F9]=7;['R'.$B$8];IF([Rankers.F9]=8;['R'.$B$9];IF([Rankers.F9]=9;['R'.$B$10];IF([Rankers.F9]=10;['R'.$B$11];IF([Rankers.F9]=11;['R'.$B$12];IF([Rankers.F9]=12;['R'.$B$13];IF([Rankers.F9]=13;['R'.$B$14];IF([Rankers.F9]=14;['R'.$B$15];IF([Rankers.F9]=15;['R'.$B$16];IF([Rankers.F9]=16;['R'.$B$17];IF([Rankers.F9]=17;['R'.$B$18];IF([Rankers.F9]=18;['R'.$B$19];IF([Rankers.F9]=19;['R'.$B$20];IF([Rankers.F9]=20;['R'.$B$21];IF([Rankers.F9]=21;['R'.$B$22];IF([Rankers.F9]=22;['R'.$B$23];IF([Rankers.F9]=23;['R'.$B$24];IF([Rankers.F9]=24;['R'.$B$25];IF([Rankers.F9]=25;['R'.$B$26];IF([Rankers.F9]=26;['R'.$B$27];IF([Rankers.F9]=27;['R'.$B$28];IF([Rankers.F9]=28;['R'.$B$29];IF([Rankers.F9]=29;['R'.$B$30];IF([Rankers.F9]=30;['R'.$B$31];IF([Rankers.F9]=31;['R'.$B$32];IF([Rankers.F9]=32;['R'.$B$33];IF([Rankers.F9]=33;['R'.$B$34];IF([Rankers.F9]=34;['R'.$B$35];IF([Rankers.F9]=35;['R'.$B$36];IF([Rankers.F9]=36;['R'.$B$37];IF([Rankers.F9]=0;0;['R'.E45])))))))))))))))))))))))))))))))))))))" table:style-name="ce11">
            <text:p>29</text:p>
          </table:table-cell>
          <table:table-cell office:value-type="float" office:value="10" table:formula="of:=IF([Rankers.G9]=1;['R'.$B$2];IF([Rankers.G9]=2;['R'.$B$3];IF([Rankers.G9]=3;['R'.$B$4];IF([Rankers.G9]=4;['R'.$B$5];IF([Rankers.G9]=5;['R'.$B$6];IF([Rankers.G9]=6;['R'.$B$7];IF([Rankers.G9]=7;['R'.$B$8];IF([Rankers.G9]=8;['R'.$B$9];IF([Rankers.G9]=9;['R'.$B$10];IF([Rankers.G9]=10;['R'.$B$11];IF([Rankers.G9]=11;['R'.$B$12];IF([Rankers.G9]=12;['R'.$B$13];IF([Rankers.G9]=13;['R'.$B$14];IF([Rankers.G9]=14;['R'.$B$15];IF([Rankers.G9]=15;['R'.$B$16];IF([Rankers.G9]=16;['R'.$B$17];IF([Rankers.G9]=17;['R'.$B$18];IF([Rankers.G9]=18;['R'.$B$19];IF([Rankers.G9]=19;['R'.$B$20];IF([Rankers.G9]=20;['R'.$B$21];IF([Rankers.G9]=21;['R'.$B$22];IF([Rankers.G9]=22;['R'.$B$23];IF([Rankers.G9]=23;['R'.$B$24];IF([Rankers.G9]=24;['R'.$B$25];IF([Rankers.G9]=25;['R'.$B$26];IF([Rankers.G9]=26;['R'.$B$27];IF([Rankers.G9]=27;['R'.$B$28];IF([Rankers.G9]=28;['R'.$B$29];IF([Rankers.G9]=29;['R'.$B$30];IF([Rankers.G9]=30;['R'.$B$31];IF([Rankers.G9]=31;['R'.$B$32];IF([Rankers.G9]=32;['R'.$B$33];IF([Rankers.G9]=33;['R'.$B$34];IF([Rankers.G9]=34;['R'.$B$35];IF([Rankers.G9]=35;['R'.$B$36];IF([Rankers.G9]=36;['R'.$B$37];IF([Rankers.G9]=0;0;['R'.F45])))))))))))))))))))))))))))))))))))))" table:style-name="ce11">
            <text:p>10</text:p>
          </table:table-cell>
          <table:table-cell office:value-type="float" office:value="17" table:formula="of:=IF([Rankers.H9]=1;['R'.$B$2];IF([Rankers.H9]=2;['R'.$B$3];IF([Rankers.H9]=3;['R'.$B$4];IF([Rankers.H9]=4;['R'.$B$5];IF([Rankers.H9]=5;['R'.$B$6];IF([Rankers.H9]=6;['R'.$B$7];IF([Rankers.H9]=7;['R'.$B$8];IF([Rankers.H9]=8;['R'.$B$9];IF([Rankers.H9]=9;['R'.$B$10];IF([Rankers.H9]=10;['R'.$B$11];IF([Rankers.H9]=11;['R'.$B$12];IF([Rankers.H9]=12;['R'.$B$13];IF([Rankers.H9]=13;['R'.$B$14];IF([Rankers.H9]=14;['R'.$B$15];IF([Rankers.H9]=15;['R'.$B$16];IF([Rankers.H9]=16;['R'.$B$17];IF([Rankers.H9]=17;['R'.$B$18];IF([Rankers.H9]=18;['R'.$B$19];IF([Rankers.H9]=19;['R'.$B$20];IF([Rankers.H9]=20;['R'.$B$21];IF([Rankers.H9]=21;['R'.$B$22];IF([Rankers.H9]=22;['R'.$B$23];IF([Rankers.H9]=23;['R'.$B$24];IF([Rankers.H9]=24;['R'.$B$25];IF([Rankers.H9]=25;['R'.$B$26];IF([Rankers.H9]=26;['R'.$B$27];IF([Rankers.H9]=27;['R'.$B$28];IF([Rankers.H9]=28;['R'.$B$29];IF([Rankers.H9]=29;['R'.$B$30];IF([Rankers.H9]=30;['R'.$B$31];IF([Rankers.H9]=31;['R'.$B$32];IF([Rankers.H9]=32;['R'.$B$33];IF([Rankers.H9]=33;['R'.$B$34];IF([Rankers.H9]=34;['R'.$B$35];IF([Rankers.H9]=35;['R'.$B$36];IF([Rankers.H9]=36;['R'.$B$37];IF([Rankers.H9]=0;0;['R'.G45])))))))))))))))))))))))))))))))))))))" table:style-name="ce11">
            <text:p>17</text:p>
          </table:table-cell>
          <table:table-cell office:value-type="float" office:value="33" table:formula="of:=IF([Rankers.I9]=1;['R'.$B$2];IF([Rankers.I9]=2;['R'.$B$3];IF([Rankers.I9]=3;['R'.$B$4];IF([Rankers.I9]=4;['R'.$B$5];IF([Rankers.I9]=5;['R'.$B$6];IF([Rankers.I9]=6;['R'.$B$7];IF([Rankers.I9]=7;['R'.$B$8];IF([Rankers.I9]=8;['R'.$B$9];IF([Rankers.I9]=9;['R'.$B$10];IF([Rankers.I9]=10;['R'.$B$11];IF([Rankers.I9]=11;['R'.$B$12];IF([Rankers.I9]=12;['R'.$B$13];IF([Rankers.I9]=13;['R'.$B$14];IF([Rankers.I9]=14;['R'.$B$15];IF([Rankers.I9]=15;['R'.$B$16];IF([Rankers.I9]=16;['R'.$B$17];IF([Rankers.I9]=17;['R'.$B$18];IF([Rankers.I9]=18;['R'.$B$19];IF([Rankers.I9]=19;['R'.$B$20];IF([Rankers.I9]=20;['R'.$B$21];IF([Rankers.I9]=21;['R'.$B$22];IF([Rankers.I9]=22;['R'.$B$23];IF([Rankers.I9]=23;['R'.$B$24];IF([Rankers.I9]=24;['R'.$B$25];IF([Rankers.I9]=25;['R'.$B$26];IF([Rankers.I9]=26;['R'.$B$27];IF([Rankers.I9]=27;['R'.$B$28];IF([Rankers.I9]=28;['R'.$B$29];IF([Rankers.I9]=29;['R'.$B$30];IF([Rankers.I9]=30;['R'.$B$31];IF([Rankers.I9]=31;['R'.$B$32];IF([Rankers.I9]=32;['R'.$B$33];IF([Rankers.I9]=33;['R'.$B$34];IF([Rankers.I9]=34;['R'.$B$35];IF([Rankers.I9]=35;['R'.$B$36];IF([Rankers.I9]=36;['R'.$B$37];IF([Rankers.I9]=0;0;['R'.H45])))))))))))))))))))))))))))))))))))))" table:style-name="ce11">
            <text:p>33</text:p>
          </table:table-cell>
          <table:table-cell office:value-type="float" office:value="0" table:formula="of:=IF([Rankers.J9]=1;['R'.$B$2];IF([Rankers.J9]=2;['R'.$B$3];IF([Rankers.J9]=3;['R'.$B$4];IF([Rankers.J9]=4;['R'.$B$5];IF([Rankers.J9]=5;['R'.$B$6];IF([Rankers.J9]=6;['R'.$B$7];IF([Rankers.J9]=7;['R'.$B$8];IF([Rankers.J9]=8;['R'.$B$9];IF([Rankers.J9]=9;['R'.$B$10];IF([Rankers.J9]=10;['R'.$B$11];IF([Rankers.J9]=11;['R'.$B$12];IF([Rankers.J9]=12;['R'.$B$13];IF([Rankers.J9]=13;['R'.$B$14];IF([Rankers.J9]=14;['R'.$B$15];IF([Rankers.J9]=15;['R'.$B$16];IF([Rankers.J9]=16;['R'.$B$17];IF([Rankers.J9]=17;['R'.$B$18];IF([Rankers.J9]=18;['R'.$B$19];IF([Rankers.J9]=19;['R'.$B$20];IF([Rankers.J9]=20;['R'.$B$21];IF([Rankers.J9]=21;['R'.$B$22];IF([Rankers.J9]=22;['R'.$B$23];IF([Rankers.J9]=23;['R'.$B$24];IF([Rankers.J9]=24;['R'.$B$25];IF([Rankers.J9]=25;['R'.$B$26];IF([Rankers.J9]=26;['R'.$B$27];IF([Rankers.J9]=27;['R'.$B$28];IF([Rankers.J9]=28;['R'.$B$29];IF([Rankers.J9]=29;['R'.$B$30];IF([Rankers.J9]=30;['R'.$B$31];IF([Rankers.J9]=31;['R'.$B$32];IF([Rankers.J9]=32;['R'.$B$33];IF([Rankers.J9]=33;['R'.$B$34];IF([Rankers.J9]=34;['R'.$B$35];IF([Rankers.J9]=35;['R'.$B$36];IF([Rankers.J9]=36;['R'.$B$37];IF([Rankers.J9]=0;0;['R'.I45])))))))))))))))))))))))))))))))))))))" table:style-name="ce11">
            <text:p>0</text:p>
          </table:table-cell>
          <table:table-cell office:value-type="float" office:value="19" table:formula="of:=IF([Rankers.K9]=1;['R'.$B$2];IF([Rankers.K9]=2;['R'.$B$3];IF([Rankers.K9]=3;['R'.$B$4];IF([Rankers.K9]=4;['R'.$B$5];IF([Rankers.K9]=5;['R'.$B$6];IF([Rankers.K9]=6;['R'.$B$7];IF([Rankers.K9]=7;['R'.$B$8];IF([Rankers.K9]=8;['R'.$B$9];IF([Rankers.K9]=9;['R'.$B$10];IF([Rankers.K9]=10;['R'.$B$11];IF([Rankers.K9]=11;['R'.$B$12];IF([Rankers.K9]=12;['R'.$B$13];IF([Rankers.K9]=13;['R'.$B$14];IF([Rankers.K9]=14;['R'.$B$15];IF([Rankers.K9]=15;['R'.$B$16];IF([Rankers.K9]=16;['R'.$B$17];IF([Rankers.K9]=17;['R'.$B$18];IF([Rankers.K9]=18;['R'.$B$19];IF([Rankers.K9]=19;['R'.$B$20];IF([Rankers.K9]=20;['R'.$B$21];IF([Rankers.K9]=21;['R'.$B$22];IF([Rankers.K9]=22;['R'.$B$23];IF([Rankers.K9]=23;['R'.$B$24];IF([Rankers.K9]=24;['R'.$B$25];IF([Rankers.K9]=25;['R'.$B$26];IF([Rankers.K9]=26;['R'.$B$27];IF([Rankers.K9]=27;['R'.$B$28];IF([Rankers.K9]=28;['R'.$B$29];IF([Rankers.K9]=29;['R'.$B$30];IF([Rankers.K9]=30;['R'.$B$31];IF([Rankers.K9]=31;['R'.$B$32];IF([Rankers.K9]=32;['R'.$B$33];IF([Rankers.K9]=33;['R'.$B$34];IF([Rankers.K9]=34;['R'.$B$35];IF([Rankers.K9]=35;['R'.$B$36];IF([Rankers.K9]=36;['R'.$B$37];IF([Rankers.K9]=0;0;['R'.J45])))))))))))))))))))))))))))))))))))))" table:style-name="ce12">
            <text:p>19</text:p>
          </table:table-cell>
          <table:table-cell office:value-type="float" office:value="29" table:formula="of:=IF([Rankers.L9]=1;['R'.$B$2];IF([Rankers.L9]=2;['R'.$B$3];IF([Rankers.L9]=3;['R'.$B$4];IF([Rankers.L9]=4;['R'.$B$5];IF([Rankers.L9]=5;['R'.$B$6];IF([Rankers.L9]=6;['R'.$B$7];IF([Rankers.L9]=7;['R'.$B$8];IF([Rankers.L9]=8;['R'.$B$9];IF([Rankers.L9]=9;['R'.$B$10];IF([Rankers.L9]=10;['R'.$B$11];IF([Rankers.L9]=11;['R'.$B$12];IF([Rankers.L9]=12;['R'.$B$13];IF([Rankers.L9]=13;['R'.$B$14];IF([Rankers.L9]=14;['R'.$B$15];IF([Rankers.L9]=15;['R'.$B$16];IF([Rankers.L9]=16;['R'.$B$17];IF([Rankers.L9]=17;['R'.$B$18];IF([Rankers.L9]=18;['R'.$B$19];IF([Rankers.L9]=19;['R'.$B$20];IF([Rankers.L9]=20;['R'.$B$21];IF([Rankers.L9]=21;['R'.$B$22];IF([Rankers.L9]=22;['R'.$B$23];IF([Rankers.L9]=23;['R'.$B$24];IF([Rankers.L9]=24;['R'.$B$25];IF([Rankers.L9]=25;['R'.$B$26];IF([Rankers.L9]=26;['R'.$B$27];IF([Rankers.L9]=27;['R'.$B$28];IF([Rankers.L9]=28;['R'.$B$29];IF([Rankers.L9]=29;['R'.$B$30];IF([Rankers.L9]=30;['R'.$B$31];IF([Rankers.L9]=31;['R'.$B$32];IF([Rankers.L9]=32;['R'.$B$33];IF([Rankers.L9]=33;['R'.$B$34];IF([Rankers.L9]=34;['R'.$B$35];IF([Rankers.L9]=35;['R'.$B$36];IF([Rankers.L9]=36;['R'.$B$37];IF([Rankers.L9]=0;0;['R'.K45])))))))))))))))))))))))))))))))))))))" table:style-name="ce34">
            <text:p>29</text:p>
          </table:table-cell>
          <table:table-cell office:value-type="float" office:value="25" table:formula="of:=IF([Rankers.M9]=1;['R'.$B$2];IF([Rankers.M9]=2;['R'.$B$3];IF([Rankers.M9]=3;['R'.$B$4];IF([Rankers.M9]=4;['R'.$B$5];IF([Rankers.M9]=5;['R'.$B$6];IF([Rankers.M9]=6;['R'.$B$7];IF([Rankers.M9]=7;['R'.$B$8];IF([Rankers.M9]=8;['R'.$B$9];IF([Rankers.M9]=9;['R'.$B$10];IF([Rankers.M9]=10;['R'.$B$11];IF([Rankers.M9]=11;['R'.$B$12];IF([Rankers.M9]=12;['R'.$B$13];IF([Rankers.M9]=13;['R'.$B$14];IF([Rankers.M9]=14;['R'.$B$15];IF([Rankers.M9]=15;['R'.$B$16];IF([Rankers.M9]=16;['R'.$B$17];IF([Rankers.M9]=17;['R'.$B$18];IF([Rankers.M9]=18;['R'.$B$19];IF([Rankers.M9]=19;['R'.$B$20];IF([Rankers.M9]=20;['R'.$B$21];IF([Rankers.M9]=21;['R'.$B$22];IF([Rankers.M9]=22;['R'.$B$23];IF([Rankers.M9]=23;['R'.$B$24];IF([Rankers.M9]=24;['R'.$B$25];IF([Rankers.M9]=25;['R'.$B$26];IF([Rankers.M9]=26;['R'.$B$27];IF([Rankers.M9]=27;['R'.$B$28];IF([Rankers.M9]=28;['R'.$B$29];IF([Rankers.M9]=29;['R'.$B$30];IF([Rankers.M9]=30;['R'.$B$31];IF([Rankers.M9]=31;['R'.$B$32];IF([Rankers.M9]=32;['R'.$B$33];IF([Rankers.M9]=33;['R'.$B$34];IF([Rankers.M9]=34;['R'.$B$35];IF([Rankers.M9]=35;['R'.$B$36];IF([Rankers.M9]=36;['R'.$B$37];IF([Rankers.M9]=0;0;['R'.L45])))))))))))))))))))))))))))))))))))))" table:style-name="ce12">
            <text:p>25</text:p>
          </table:table-cell>
          <table:table-cell office:value-type="float" office:value="28" table:formula="of:=IF([Rankers.N9]=1;['R'.$B$2];IF([Rankers.N9]=2;['R'.$B$3];IF([Rankers.N9]=3;['R'.$B$4];IF([Rankers.N9]=4;['R'.$B$5];IF([Rankers.N9]=5;['R'.$B$6];IF([Rankers.N9]=6;['R'.$B$7];IF([Rankers.N9]=7;['R'.$B$8];IF([Rankers.N9]=8;['R'.$B$9];IF([Rankers.N9]=9;['R'.$B$10];IF([Rankers.N9]=10;['R'.$B$11];IF([Rankers.N9]=11;['R'.$B$12];IF([Rankers.N9]=12;['R'.$B$13];IF([Rankers.N9]=13;['R'.$B$14];IF([Rankers.N9]=14;['R'.$B$15];IF([Rankers.N9]=15;['R'.$B$16];IF([Rankers.N9]=16;['R'.$B$17];IF([Rankers.N9]=17;['R'.$B$18];IF([Rankers.N9]=18;['R'.$B$19];IF([Rankers.N9]=19;['R'.$B$20];IF([Rankers.N9]=20;['R'.$B$21];IF([Rankers.N9]=21;['R'.$B$22];IF([Rankers.N9]=22;['R'.$B$23];IF([Rankers.N9]=23;['R'.$B$24];IF([Rankers.N9]=24;['R'.$B$25];IF([Rankers.N9]=25;['R'.$B$26];IF([Rankers.N9]=26;['R'.$B$27];IF([Rankers.N9]=27;['R'.$B$28];IF([Rankers.N9]=28;['R'.$B$29];IF([Rankers.N9]=29;['R'.$B$30];IF([Rankers.N9]=30;['R'.$B$31];IF([Rankers.N9]=31;['R'.$B$32];IF([Rankers.N9]=32;['R'.$B$33];IF([Rankers.N9]=33;['R'.$B$34];IF([Rankers.N9]=34;['R'.$B$35];IF([Rankers.N9]=35;['R'.$B$36];IF([Rankers.N9]=36;['R'.$B$37];IF([Rankers.N9]=0;0;['R'.M45])))))))))))))))))))))))))))))))))))))" table:style-name="ce12">
            <text:p>28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9" table:formula="of:=[.A9]+1" table:style-name="ce8">
            <text:p>9</text:p>
          </table:table-cell>
          <table:table-cell office:value-type="string" table:style-name="ce15">
            <text:p>Гартунг Валерия Андреевна</text:p>
          </table:table-cell>
          <table:table-cell office:value-type="float" office:value="204" table:formula="of:=SUM([.D10:.ZZ10])" table:style-name="ce35">
            <text:p>204.00</text:p>
          </table:table-cell>
          <table:table-cell office:value-type="float" office:value="19" table:formula="of:=IF([Rankers.C10]=1;['R'.$B$2];IF([Rankers.C10]=2;['R'.$B$3];IF([Rankers.C10]=3;['R'.$B$4];IF([Rankers.C10]=4;['R'.$B$5];IF([Rankers.C10]=5;['R'.$B$6];IF([Rankers.C10]=6;['R'.$B$7];IF([Rankers.C10]=7;['R'.$B$8];IF([Rankers.C10]=8;['R'.$B$9];IF([Rankers.C10]=9;['R'.$B$10];IF([Rankers.C10]=10;['R'.$B$11];IF([Rankers.C10]=11;['R'.$B$12];IF([Rankers.C10]=12;['R'.$B$13];IF([Rankers.C10]=13;['R'.$B$14];IF([Rankers.C10]=14;['R'.$B$15];IF([Rankers.C10]=15;['R'.$B$16];IF([Rankers.C10]=16;['R'.$B$17];IF([Rankers.C10]=17;['R'.$B$18];IF([Rankers.C10]=18;['R'.$B$19];IF([Rankers.C10]=19;['R'.$B$20];IF([Rankers.C10]=20;['R'.$B$21];IF([Rankers.C10]=21;['R'.$B$22];IF([Rankers.C10]=22;['R'.$B$23];IF([Rankers.C10]=23;['R'.$B$24];IF([Rankers.C10]=24;['R'.$B$25];IF([Rankers.C10]=25;['R'.$B$26];IF([Rankers.C10]=26;['R'.$B$27];IF([Rankers.C10]=27;['R'.$B$28];IF([Rankers.C10]=28;['R'.$B$29];IF([Rankers.C10]=29;['R'.$B$30];IF([Rankers.C10]=30;['R'.$B$31];IF([Rankers.C10]=31;['R'.$B$32];IF([Rankers.C10]=32;['R'.$B$33];IF([Rankers.C10]=33;['R'.$B$34];IF([Rankers.C10]=34;['R'.$B$35];IF([Rankers.C10]=35;['R'.$B$36];IF([Rankers.C10]=36;['R'.$B$37];IF([Rankers.C10]=0;0;['R'.B46])))))))))))))))))))))))))))))))))))))" table:style-name="ce11">
            <text:p>19</text:p>
          </table:table-cell>
          <table:table-cell office:value-type="float" office:value="23" table:formula="of:=IF([Rankers.D10]=1;['R'.$B$2];IF([Rankers.D10]=2;['R'.$B$3];IF([Rankers.D10]=3;['R'.$B$4];IF([Rankers.D10]=4;['R'.$B$5];IF([Rankers.D10]=5;['R'.$B$6];IF([Rankers.D10]=6;['R'.$B$7];IF([Rankers.D10]=7;['R'.$B$8];IF([Rankers.D10]=8;['R'.$B$9];IF([Rankers.D10]=9;['R'.$B$10];IF([Rankers.D10]=10;['R'.$B$11];IF([Rankers.D10]=11;['R'.$B$12];IF([Rankers.D10]=12;['R'.$B$13];IF([Rankers.D10]=13;['R'.$B$14];IF([Rankers.D10]=14;['R'.$B$15];IF([Rankers.D10]=15;['R'.$B$16];IF([Rankers.D10]=16;['R'.$B$17];IF([Rankers.D10]=17;['R'.$B$18];IF([Rankers.D10]=18;['R'.$B$19];IF([Rankers.D10]=19;['R'.$B$20];IF([Rankers.D10]=20;['R'.$B$21];IF([Rankers.D10]=21;['R'.$B$22];IF([Rankers.D10]=22;['R'.$B$23];IF([Rankers.D10]=23;['R'.$B$24];IF([Rankers.D10]=24;['R'.$B$25];IF([Rankers.D10]=25;['R'.$B$26];IF([Rankers.D10]=26;['R'.$B$27];IF([Rankers.D10]=27;['R'.$B$28];IF([Rankers.D10]=28;['R'.$B$29];IF([Rankers.D10]=29;['R'.$B$30];IF([Rankers.D10]=30;['R'.$B$31];IF([Rankers.D10]=31;['R'.$B$32];IF([Rankers.D10]=32;['R'.$B$33];IF([Rankers.D10]=33;['R'.$B$34];IF([Rankers.D10]=34;['R'.$B$35];IF([Rankers.D10]=35;['R'.$B$36];IF([Rankers.D10]=36;['R'.$B$37];IF([Rankers.D10]=0;0;['R'.C46])))))))))))))))))))))))))))))))))))))" table:style-name="ce11">
            <text:p>23</text:p>
          </table:table-cell>
          <table:table-cell office:value-type="float" office:value="23" table:formula="of:=IF([Rankers.E10]=1;['R'.$B$2];IF([Rankers.E10]=2;['R'.$B$3];IF([Rankers.E10]=3;['R'.$B$4];IF([Rankers.E10]=4;['R'.$B$5];IF([Rankers.E10]=5;['R'.$B$6];IF([Rankers.E10]=6;['R'.$B$7];IF([Rankers.E10]=7;['R'.$B$8];IF([Rankers.E10]=8;['R'.$B$9];IF([Rankers.E10]=9;['R'.$B$10];IF([Rankers.E10]=10;['R'.$B$11];IF([Rankers.E10]=11;['R'.$B$12];IF([Rankers.E10]=12;['R'.$B$13];IF([Rankers.E10]=13;['R'.$B$14];IF([Rankers.E10]=14;['R'.$B$15];IF([Rankers.E10]=15;['R'.$B$16];IF([Rankers.E10]=16;['R'.$B$17];IF([Rankers.E10]=17;['R'.$B$18];IF([Rankers.E10]=18;['R'.$B$19];IF([Rankers.E10]=19;['R'.$B$20];IF([Rankers.E10]=20;['R'.$B$21];IF([Rankers.E10]=21;['R'.$B$22];IF([Rankers.E10]=22;['R'.$B$23];IF([Rankers.E10]=23;['R'.$B$24];IF([Rankers.E10]=24;['R'.$B$25];IF([Rankers.E10]=25;['R'.$B$26];IF([Rankers.E10]=26;['R'.$B$27];IF([Rankers.E10]=27;['R'.$B$28];IF([Rankers.E10]=28;['R'.$B$29];IF([Rankers.E10]=29;['R'.$B$30];IF([Rankers.E10]=30;['R'.$B$31];IF([Rankers.E10]=31;['R'.$B$32];IF([Rankers.E10]=32;['R'.$B$33];IF([Rankers.E10]=33;['R'.$B$34];IF([Rankers.E10]=34;['R'.$B$35];IF([Rankers.E10]=35;['R'.$B$36];IF([Rankers.E10]=36;['R'.$B$37];IF([Rankers.E10]=0;0;['R'.D46])))))))))))))))))))))))))))))))))))))" table:style-name="ce11">
            <text:p>23</text:p>
          </table:table-cell>
          <table:table-cell office:value-type="float" office:value="0" table:formula="of:=IF([Rankers.F10]=1;['R'.$B$2];IF([Rankers.F10]=2;['R'.$B$3];IF([Rankers.F10]=3;['R'.$B$4];IF([Rankers.F10]=4;['R'.$B$5];IF([Rankers.F10]=5;['R'.$B$6];IF([Rankers.F10]=6;['R'.$B$7];IF([Rankers.F10]=7;['R'.$B$8];IF([Rankers.F10]=8;['R'.$B$9];IF([Rankers.F10]=9;['R'.$B$10];IF([Rankers.F10]=10;['R'.$B$11];IF([Rankers.F10]=11;['R'.$B$12];IF([Rankers.F10]=12;['R'.$B$13];IF([Rankers.F10]=13;['R'.$B$14];IF([Rankers.F10]=14;['R'.$B$15];IF([Rankers.F10]=15;['R'.$B$16];IF([Rankers.F10]=16;['R'.$B$17];IF([Rankers.F10]=17;['R'.$B$18];IF([Rankers.F10]=18;['R'.$B$19];IF([Rankers.F10]=19;['R'.$B$20];IF([Rankers.F10]=20;['R'.$B$21];IF([Rankers.F10]=21;['R'.$B$22];IF([Rankers.F10]=22;['R'.$B$23];IF([Rankers.F10]=23;['R'.$B$24];IF([Rankers.F10]=24;['R'.$B$25];IF([Rankers.F10]=25;['R'.$B$26];IF([Rankers.F10]=26;['R'.$B$27];IF([Rankers.F10]=27;['R'.$B$28];IF([Rankers.F10]=28;['R'.$B$29];IF([Rankers.F10]=29;['R'.$B$30];IF([Rankers.F10]=30;['R'.$B$31];IF([Rankers.F10]=31;['R'.$B$32];IF([Rankers.F10]=32;['R'.$B$33];IF([Rankers.F10]=33;['R'.$B$34];IF([Rankers.F10]=34;['R'.$B$35];IF([Rankers.F10]=35;['R'.$B$36];IF([Rankers.F10]=36;['R'.$B$37];IF([Rankers.F10]=0;0;['R'.E46])))))))))))))))))))))))))))))))))))))" table:style-name="ce11">
            <text:p>0</text:p>
          </table:table-cell>
          <table:table-cell office:value-type="float" office:value="17" table:formula="of:=IF([Rankers.G10]=1;['R'.$B$2];IF([Rankers.G10]=2;['R'.$B$3];IF([Rankers.G10]=3;['R'.$B$4];IF([Rankers.G10]=4;['R'.$B$5];IF([Rankers.G10]=5;['R'.$B$6];IF([Rankers.G10]=6;['R'.$B$7];IF([Rankers.G10]=7;['R'.$B$8];IF([Rankers.G10]=8;['R'.$B$9];IF([Rankers.G10]=9;['R'.$B$10];IF([Rankers.G10]=10;['R'.$B$11];IF([Rankers.G10]=11;['R'.$B$12];IF([Rankers.G10]=12;['R'.$B$13];IF([Rankers.G10]=13;['R'.$B$14];IF([Rankers.G10]=14;['R'.$B$15];IF([Rankers.G10]=15;['R'.$B$16];IF([Rankers.G10]=16;['R'.$B$17];IF([Rankers.G10]=17;['R'.$B$18];IF([Rankers.G10]=18;['R'.$B$19];IF([Rankers.G10]=19;['R'.$B$20];IF([Rankers.G10]=20;['R'.$B$21];IF([Rankers.G10]=21;['R'.$B$22];IF([Rankers.G10]=22;['R'.$B$23];IF([Rankers.G10]=23;['R'.$B$24];IF([Rankers.G10]=24;['R'.$B$25];IF([Rankers.G10]=25;['R'.$B$26];IF([Rankers.G10]=26;['R'.$B$27];IF([Rankers.G10]=27;['R'.$B$28];IF([Rankers.G10]=28;['R'.$B$29];IF([Rankers.G10]=29;['R'.$B$30];IF([Rankers.G10]=30;['R'.$B$31];IF([Rankers.G10]=31;['R'.$B$32];IF([Rankers.G10]=32;['R'.$B$33];IF([Rankers.G10]=33;['R'.$B$34];IF([Rankers.G10]=34;['R'.$B$35];IF([Rankers.G10]=35;['R'.$B$36];IF([Rankers.G10]=36;['R'.$B$37];IF([Rankers.G10]=0;0;['R'.F46])))))))))))))))))))))))))))))))))))))" table:style-name="ce11">
            <text:p>17</text:p>
          </table:table-cell>
          <table:table-cell office:value-type="float" office:value="0" table:formula="of:=IF([Rankers.H10]=1;['R'.$B$2];IF([Rankers.H10]=2;['R'.$B$3];IF([Rankers.H10]=3;['R'.$B$4];IF([Rankers.H10]=4;['R'.$B$5];IF([Rankers.H10]=5;['R'.$B$6];IF([Rankers.H10]=6;['R'.$B$7];IF([Rankers.H10]=7;['R'.$B$8];IF([Rankers.H10]=8;['R'.$B$9];IF([Rankers.H10]=9;['R'.$B$10];IF([Rankers.H10]=10;['R'.$B$11];IF([Rankers.H10]=11;['R'.$B$12];IF([Rankers.H10]=12;['R'.$B$13];IF([Rankers.H10]=13;['R'.$B$14];IF([Rankers.H10]=14;['R'.$B$15];IF([Rankers.H10]=15;['R'.$B$16];IF([Rankers.H10]=16;['R'.$B$17];IF([Rankers.H10]=17;['R'.$B$18];IF([Rankers.H10]=18;['R'.$B$19];IF([Rankers.H10]=19;['R'.$B$20];IF([Rankers.H10]=20;['R'.$B$21];IF([Rankers.H10]=21;['R'.$B$22];IF([Rankers.H10]=22;['R'.$B$23];IF([Rankers.H10]=23;['R'.$B$24];IF([Rankers.H10]=24;['R'.$B$25];IF([Rankers.H10]=25;['R'.$B$26];IF([Rankers.H10]=26;['R'.$B$27];IF([Rankers.H10]=27;['R'.$B$28];IF([Rankers.H10]=28;['R'.$B$29];IF([Rankers.H10]=29;['R'.$B$30];IF([Rankers.H10]=30;['R'.$B$31];IF([Rankers.H10]=31;['R'.$B$32];IF([Rankers.H10]=32;['R'.$B$33];IF([Rankers.H10]=33;['R'.$B$34];IF([Rankers.H10]=34;['R'.$B$35];IF([Rankers.H10]=35;['R'.$B$36];IF([Rankers.H10]=36;['R'.$B$37];IF([Rankers.H10]=0;0;['R'.G46])))))))))))))))))))))))))))))))))))))" table:style-name="ce11">
            <text:p>0</text:p>
          </table:table-cell>
          <table:table-cell office:value-type="float" office:value="29" table:formula="of:=IF([Rankers.I10]=1;['R'.$B$2];IF([Rankers.I10]=2;['R'.$B$3];IF([Rankers.I10]=3;['R'.$B$4];IF([Rankers.I10]=4;['R'.$B$5];IF([Rankers.I10]=5;['R'.$B$6];IF([Rankers.I10]=6;['R'.$B$7];IF([Rankers.I10]=7;['R'.$B$8];IF([Rankers.I10]=8;['R'.$B$9];IF([Rankers.I10]=9;['R'.$B$10];IF([Rankers.I10]=10;['R'.$B$11];IF([Rankers.I10]=11;['R'.$B$12];IF([Rankers.I10]=12;['R'.$B$13];IF([Rankers.I10]=13;['R'.$B$14];IF([Rankers.I10]=14;['R'.$B$15];IF([Rankers.I10]=15;['R'.$B$16];IF([Rankers.I10]=16;['R'.$B$17];IF([Rankers.I10]=17;['R'.$B$18];IF([Rankers.I10]=18;['R'.$B$19];IF([Rankers.I10]=19;['R'.$B$20];IF([Rankers.I10]=20;['R'.$B$21];IF([Rankers.I10]=21;['R'.$B$22];IF([Rankers.I10]=22;['R'.$B$23];IF([Rankers.I10]=23;['R'.$B$24];IF([Rankers.I10]=24;['R'.$B$25];IF([Rankers.I10]=25;['R'.$B$26];IF([Rankers.I10]=26;['R'.$B$27];IF([Rankers.I10]=27;['R'.$B$28];IF([Rankers.I10]=28;['R'.$B$29];IF([Rankers.I10]=29;['R'.$B$30];IF([Rankers.I10]=30;['R'.$B$31];IF([Rankers.I10]=31;['R'.$B$32];IF([Rankers.I10]=32;['R'.$B$33];IF([Rankers.I10]=33;['R'.$B$34];IF([Rankers.I10]=34;['R'.$B$35];IF([Rankers.I10]=35;['R'.$B$36];IF([Rankers.I10]=36;['R'.$B$37];IF([Rankers.I10]=0;0;['R'.H46])))))))))))))))))))))))))))))))))))))" table:style-name="ce11">
            <text:p>29</text:p>
          </table:table-cell>
          <table:table-cell office:value-type="float" office:value="23" table:formula="of:=IF([Rankers.J10]=1;['R'.$B$2];IF([Rankers.J10]=2;['R'.$B$3];IF([Rankers.J10]=3;['R'.$B$4];IF([Rankers.J10]=4;['R'.$B$5];IF([Rankers.J10]=5;['R'.$B$6];IF([Rankers.J10]=6;['R'.$B$7];IF([Rankers.J10]=7;['R'.$B$8];IF([Rankers.J10]=8;['R'.$B$9];IF([Rankers.J10]=9;['R'.$B$10];IF([Rankers.J10]=10;['R'.$B$11];IF([Rankers.J10]=11;['R'.$B$12];IF([Rankers.J10]=12;['R'.$B$13];IF([Rankers.J10]=13;['R'.$B$14];IF([Rankers.J10]=14;['R'.$B$15];IF([Rankers.J10]=15;['R'.$B$16];IF([Rankers.J10]=16;['R'.$B$17];IF([Rankers.J10]=17;['R'.$B$18];IF([Rankers.J10]=18;['R'.$B$19];IF([Rankers.J10]=19;['R'.$B$20];IF([Rankers.J10]=20;['R'.$B$21];IF([Rankers.J10]=21;['R'.$B$22];IF([Rankers.J10]=22;['R'.$B$23];IF([Rankers.J10]=23;['R'.$B$24];IF([Rankers.J10]=24;['R'.$B$25];IF([Rankers.J10]=25;['R'.$B$26];IF([Rankers.J10]=26;['R'.$B$27];IF([Rankers.J10]=27;['R'.$B$28];IF([Rankers.J10]=28;['R'.$B$29];IF([Rankers.J10]=29;['R'.$B$30];IF([Rankers.J10]=30;['R'.$B$31];IF([Rankers.J10]=31;['R'.$B$32];IF([Rankers.J10]=32;['R'.$B$33];IF([Rankers.J10]=33;['R'.$B$34];IF([Rankers.J10]=34;['R'.$B$35];IF([Rankers.J10]=35;['R'.$B$36];IF([Rankers.J10]=36;['R'.$B$37];IF([Rankers.J10]=0;0;['R'.I46])))))))))))))))))))))))))))))))))))))" table:style-name="ce11">
            <text:p>23</text:p>
          </table:table-cell>
          <table:table-cell office:value-type="float" office:value="25" table:formula="of:=IF([Rankers.K10]=1;['R'.$B$2];IF([Rankers.K10]=2;['R'.$B$3];IF([Rankers.K10]=3;['R'.$B$4];IF([Rankers.K10]=4;['R'.$B$5];IF([Rankers.K10]=5;['R'.$B$6];IF([Rankers.K10]=6;['R'.$B$7];IF([Rankers.K10]=7;['R'.$B$8];IF([Rankers.K10]=8;['R'.$B$9];IF([Rankers.K10]=9;['R'.$B$10];IF([Rankers.K10]=10;['R'.$B$11];IF([Rankers.K10]=11;['R'.$B$12];IF([Rankers.K10]=12;['R'.$B$13];IF([Rankers.K10]=13;['R'.$B$14];IF([Rankers.K10]=14;['R'.$B$15];IF([Rankers.K10]=15;['R'.$B$16];IF([Rankers.K10]=16;['R'.$B$17];IF([Rankers.K10]=17;['R'.$B$18];IF([Rankers.K10]=18;['R'.$B$19];IF([Rankers.K10]=19;['R'.$B$20];IF([Rankers.K10]=20;['R'.$B$21];IF([Rankers.K10]=21;['R'.$B$22];IF([Rankers.K10]=22;['R'.$B$23];IF([Rankers.K10]=23;['R'.$B$24];IF([Rankers.K10]=24;['R'.$B$25];IF([Rankers.K10]=25;['R'.$B$26];IF([Rankers.K10]=26;['R'.$B$27];IF([Rankers.K10]=27;['R'.$B$28];IF([Rankers.K10]=28;['R'.$B$29];IF([Rankers.K10]=29;['R'.$B$30];IF([Rankers.K10]=30;['R'.$B$31];IF([Rankers.K10]=31;['R'.$B$32];IF([Rankers.K10]=32;['R'.$B$33];IF([Rankers.K10]=33;['R'.$B$34];IF([Rankers.K10]=34;['R'.$B$35];IF([Rankers.K10]=35;['R'.$B$36];IF([Rankers.K10]=36;['R'.$B$37];IF([Rankers.K10]=0;0;['R'.J46])))))))))))))))))))))))))))))))))))))" table:style-name="ce12">
            <text:p>25</text:p>
          </table:table-cell>
          <table:table-cell office:value-type="float" office:value="14" table:formula="of:=IF([Rankers.L10]=1;['R'.$B$2];IF([Rankers.L10]=2;['R'.$B$3];IF([Rankers.L10]=3;['R'.$B$4];IF([Rankers.L10]=4;['R'.$B$5];IF([Rankers.L10]=5;['R'.$B$6];IF([Rankers.L10]=6;['R'.$B$7];IF([Rankers.L10]=7;['R'.$B$8];IF([Rankers.L10]=8;['R'.$B$9];IF([Rankers.L10]=9;['R'.$B$10];IF([Rankers.L10]=10;['R'.$B$11];IF([Rankers.L10]=11;['R'.$B$12];IF([Rankers.L10]=12;['R'.$B$13];IF([Rankers.L10]=13;['R'.$B$14];IF([Rankers.L10]=14;['R'.$B$15];IF([Rankers.L10]=15;['R'.$B$16];IF([Rankers.L10]=16;['R'.$B$17];IF([Rankers.L10]=17;['R'.$B$18];IF([Rankers.L10]=18;['R'.$B$19];IF([Rankers.L10]=19;['R'.$B$20];IF([Rankers.L10]=20;['R'.$B$21];IF([Rankers.L10]=21;['R'.$B$22];IF([Rankers.L10]=22;['R'.$B$23];IF([Rankers.L10]=23;['R'.$B$24];IF([Rankers.L10]=24;['R'.$B$25];IF([Rankers.L10]=25;['R'.$B$26];IF([Rankers.L10]=26;['R'.$B$27];IF([Rankers.L10]=27;['R'.$B$28];IF([Rankers.L10]=28;['R'.$B$29];IF([Rankers.L10]=29;['R'.$B$30];IF([Rankers.L10]=30;['R'.$B$31];IF([Rankers.L10]=31;['R'.$B$32];IF([Rankers.L10]=32;['R'.$B$33];IF([Rankers.L10]=33;['R'.$B$34];IF([Rankers.L10]=34;['R'.$B$35];IF([Rankers.L10]=35;['R'.$B$36];IF([Rankers.L10]=36;['R'.$B$37];IF([Rankers.L10]=0;0;['R'.K46])))))))))))))))))))))))))))))))))))))" table:style-name="ce34">
            <text:p>14</text:p>
          </table:table-cell>
          <table:table-cell office:value-type="float" office:value="0" table:formula="of:=IF([Rankers.M10]=1;['R'.$B$2];IF([Rankers.M10]=2;['R'.$B$3];IF([Rankers.M10]=3;['R'.$B$4];IF([Rankers.M10]=4;['R'.$B$5];IF([Rankers.M10]=5;['R'.$B$6];IF([Rankers.M10]=6;['R'.$B$7];IF([Rankers.M10]=7;['R'.$B$8];IF([Rankers.M10]=8;['R'.$B$9];IF([Rankers.M10]=9;['R'.$B$10];IF([Rankers.M10]=10;['R'.$B$11];IF([Rankers.M10]=11;['R'.$B$12];IF([Rankers.M10]=12;['R'.$B$13];IF([Rankers.M10]=13;['R'.$B$14];IF([Rankers.M10]=14;['R'.$B$15];IF([Rankers.M10]=15;['R'.$B$16];IF([Rankers.M10]=16;['R'.$B$17];IF([Rankers.M10]=17;['R'.$B$18];IF([Rankers.M10]=18;['R'.$B$19];IF([Rankers.M10]=19;['R'.$B$20];IF([Rankers.M10]=20;['R'.$B$21];IF([Rankers.M10]=21;['R'.$B$22];IF([Rankers.M10]=22;['R'.$B$23];IF([Rankers.M10]=23;['R'.$B$24];IF([Rankers.M10]=24;['R'.$B$25];IF([Rankers.M10]=25;['R'.$B$26];IF([Rankers.M10]=26;['R'.$B$27];IF([Rankers.M10]=27;['R'.$B$28];IF([Rankers.M10]=28;['R'.$B$29];IF([Rankers.M10]=29;['R'.$B$30];IF([Rankers.M10]=30;['R'.$B$31];IF([Rankers.M10]=31;['R'.$B$32];IF([Rankers.M10]=32;['R'.$B$33];IF([Rankers.M10]=33;['R'.$B$34];IF([Rankers.M10]=34;['R'.$B$35];IF([Rankers.M10]=35;['R'.$B$36];IF([Rankers.M10]=36;['R'.$B$37];IF([Rankers.M10]=0;0;['R'.L46])))))))))))))))))))))))))))))))))))))" table:style-name="ce12">
            <text:p>0</text:p>
          </table:table-cell>
          <table:table-cell office:value-type="float" office:value="31" table:formula="of:=IF([Rankers.N10]=1;['R'.$B$2];IF([Rankers.N10]=2;['R'.$B$3];IF([Rankers.N10]=3;['R'.$B$4];IF([Rankers.N10]=4;['R'.$B$5];IF([Rankers.N10]=5;['R'.$B$6];IF([Rankers.N10]=6;['R'.$B$7];IF([Rankers.N10]=7;['R'.$B$8];IF([Rankers.N10]=8;['R'.$B$9];IF([Rankers.N10]=9;['R'.$B$10];IF([Rankers.N10]=10;['R'.$B$11];IF([Rankers.N10]=11;['R'.$B$12];IF([Rankers.N10]=12;['R'.$B$13];IF([Rankers.N10]=13;['R'.$B$14];IF([Rankers.N10]=14;['R'.$B$15];IF([Rankers.N10]=15;['R'.$B$16];IF([Rankers.N10]=16;['R'.$B$17];IF([Rankers.N10]=17;['R'.$B$18];IF([Rankers.N10]=18;['R'.$B$19];IF([Rankers.N10]=19;['R'.$B$20];IF([Rankers.N10]=20;['R'.$B$21];IF([Rankers.N10]=21;['R'.$B$22];IF([Rankers.N10]=22;['R'.$B$23];IF([Rankers.N10]=23;['R'.$B$24];IF([Rankers.N10]=24;['R'.$B$25];IF([Rankers.N10]=25;['R'.$B$26];IF([Rankers.N10]=26;['R'.$B$27];IF([Rankers.N10]=27;['R'.$B$28];IF([Rankers.N10]=28;['R'.$B$29];IF([Rankers.N10]=29;['R'.$B$30];IF([Rankers.N10]=30;['R'.$B$31];IF([Rankers.N10]=31;['R'.$B$32];IF([Rankers.N10]=32;['R'.$B$33];IF([Rankers.N10]=33;['R'.$B$34];IF([Rankers.N10]=34;['R'.$B$35];IF([Rankers.N10]=35;['R'.$B$36];IF([Rankers.N10]=36;['R'.$B$37];IF([Rankers.N10]=0;0;['R'.M46])))))))))))))))))))))))))))))))))))))" table:style-name="ce12">
            <text:p>31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0" table:formula="of:=[.A10]+1" table:style-name="ce8">
            <text:p>10</text:p>
          </table:table-cell>
          <table:table-cell office:value-type="string" table:style-name="ce15">
            <text:p>Горький Илья Евгеньевич</text:p>
          </table:table-cell>
          <table:table-cell office:value-type="float" office:value="140" table:formula="of:=SUM([.D11:.ZZ11])" table:style-name="ce35">
            <text:p>140.00</text:p>
          </table:table-cell>
          <table:table-cell office:value-type="float" office:value="31" table:formula="of:=IF([Rankers.C11]=1;['R'.$B$2];IF([Rankers.C11]=2;['R'.$B$3];IF([Rankers.C11]=3;['R'.$B$4];IF([Rankers.C11]=4;['R'.$B$5];IF([Rankers.C11]=5;['R'.$B$6];IF([Rankers.C11]=6;['R'.$B$7];IF([Rankers.C11]=7;['R'.$B$8];IF([Rankers.C11]=8;['R'.$B$9];IF([Rankers.C11]=9;['R'.$B$10];IF([Rankers.C11]=10;['R'.$B$11];IF([Rankers.C11]=11;['R'.$B$12];IF([Rankers.C11]=12;['R'.$B$13];IF([Rankers.C11]=13;['R'.$B$14];IF([Rankers.C11]=14;['R'.$B$15];IF([Rankers.C11]=15;['R'.$B$16];IF([Rankers.C11]=16;['R'.$B$17];IF([Rankers.C11]=17;['R'.$B$18];IF([Rankers.C11]=18;['R'.$B$19];IF([Rankers.C11]=19;['R'.$B$20];IF([Rankers.C11]=20;['R'.$B$21];IF([Rankers.C11]=21;['R'.$B$22];IF([Rankers.C11]=22;['R'.$B$23];IF([Rankers.C11]=23;['R'.$B$24];IF([Rankers.C11]=24;['R'.$B$25];IF([Rankers.C11]=25;['R'.$B$26];IF([Rankers.C11]=26;['R'.$B$27];IF([Rankers.C11]=27;['R'.$B$28];IF([Rankers.C11]=28;['R'.$B$29];IF([Rankers.C11]=29;['R'.$B$30];IF([Rankers.C11]=30;['R'.$B$31];IF([Rankers.C11]=31;['R'.$B$32];IF([Rankers.C11]=32;['R'.$B$33];IF([Rankers.C11]=33;['R'.$B$34];IF([Rankers.C11]=34;['R'.$B$35];IF([Rankers.C11]=35;['R'.$B$36];IF([Rankers.C11]=36;['R'.$B$37];IF([Rankers.C11]=0;0;['R'.B47])))))))))))))))))))))))))))))))))))))" table:style-name="ce11">
            <text:p>31</text:p>
          </table:table-cell>
          <table:table-cell office:value-type="float" office:value="22" table:formula="of:=IF([Rankers.D11]=1;['R'.$B$2];IF([Rankers.D11]=2;['R'.$B$3];IF([Rankers.D11]=3;['R'.$B$4];IF([Rankers.D11]=4;['R'.$B$5];IF([Rankers.D11]=5;['R'.$B$6];IF([Rankers.D11]=6;['R'.$B$7];IF([Rankers.D11]=7;['R'.$B$8];IF([Rankers.D11]=8;['R'.$B$9];IF([Rankers.D11]=9;['R'.$B$10];IF([Rankers.D11]=10;['R'.$B$11];IF([Rankers.D11]=11;['R'.$B$12];IF([Rankers.D11]=12;['R'.$B$13];IF([Rankers.D11]=13;['R'.$B$14];IF([Rankers.D11]=14;['R'.$B$15];IF([Rankers.D11]=15;['R'.$B$16];IF([Rankers.D11]=16;['R'.$B$17];IF([Rankers.D11]=17;['R'.$B$18];IF([Rankers.D11]=18;['R'.$B$19];IF([Rankers.D11]=19;['R'.$B$20];IF([Rankers.D11]=20;['R'.$B$21];IF([Rankers.D11]=21;['R'.$B$22];IF([Rankers.D11]=22;['R'.$B$23];IF([Rankers.D11]=23;['R'.$B$24];IF([Rankers.D11]=24;['R'.$B$25];IF([Rankers.D11]=25;['R'.$B$26];IF([Rankers.D11]=26;['R'.$B$27];IF([Rankers.D11]=27;['R'.$B$28];IF([Rankers.D11]=28;['R'.$B$29];IF([Rankers.D11]=29;['R'.$B$30];IF([Rankers.D11]=30;['R'.$B$31];IF([Rankers.D11]=31;['R'.$B$32];IF([Rankers.D11]=32;['R'.$B$33];IF([Rankers.D11]=33;['R'.$B$34];IF([Rankers.D11]=34;['R'.$B$35];IF([Rankers.D11]=35;['R'.$B$36];IF([Rankers.D11]=36;['R'.$B$37];IF([Rankers.D11]=0;0;['R'.C47])))))))))))))))))))))))))))))))))))))" table:style-name="ce11">
            <text:p>22</text:p>
          </table:table-cell>
          <table:table-cell office:value-type="float" office:value="18" table:formula="of:=IF([Rankers.E11]=1;['R'.$B$2];IF([Rankers.E11]=2;['R'.$B$3];IF([Rankers.E11]=3;['R'.$B$4];IF([Rankers.E11]=4;['R'.$B$5];IF([Rankers.E11]=5;['R'.$B$6];IF([Rankers.E11]=6;['R'.$B$7];IF([Rankers.E11]=7;['R'.$B$8];IF([Rankers.E11]=8;['R'.$B$9];IF([Rankers.E11]=9;['R'.$B$10];IF([Rankers.E11]=10;['R'.$B$11];IF([Rankers.E11]=11;['R'.$B$12];IF([Rankers.E11]=12;['R'.$B$13];IF([Rankers.E11]=13;['R'.$B$14];IF([Rankers.E11]=14;['R'.$B$15];IF([Rankers.E11]=15;['R'.$B$16];IF([Rankers.E11]=16;['R'.$B$17];IF([Rankers.E11]=17;['R'.$B$18];IF([Rankers.E11]=18;['R'.$B$19];IF([Rankers.E11]=19;['R'.$B$20];IF([Rankers.E11]=20;['R'.$B$21];IF([Rankers.E11]=21;['R'.$B$22];IF([Rankers.E11]=22;['R'.$B$23];IF([Rankers.E11]=23;['R'.$B$24];IF([Rankers.E11]=24;['R'.$B$25];IF([Rankers.E11]=25;['R'.$B$26];IF([Rankers.E11]=26;['R'.$B$27];IF([Rankers.E11]=27;['R'.$B$28];IF([Rankers.E11]=28;['R'.$B$29];IF([Rankers.E11]=29;['R'.$B$30];IF([Rankers.E11]=30;['R'.$B$31];IF([Rankers.E11]=31;['R'.$B$32];IF([Rankers.E11]=32;['R'.$B$33];IF([Rankers.E11]=33;['R'.$B$34];IF([Rankers.E11]=34;['R'.$B$35];IF([Rankers.E11]=35;['R'.$B$36];IF([Rankers.E11]=36;['R'.$B$37];IF([Rankers.E11]=0;0;['R'.D47])))))))))))))))))))))))))))))))))))))" table:style-name="ce11">
            <text:p>18</text:p>
          </table:table-cell>
          <table:table-cell office:value-type="float" office:value="20" table:formula="of:=IF([Rankers.F11]=1;['R'.$B$2];IF([Rankers.F11]=2;['R'.$B$3];IF([Rankers.F11]=3;['R'.$B$4];IF([Rankers.F11]=4;['R'.$B$5];IF([Rankers.F11]=5;['R'.$B$6];IF([Rankers.F11]=6;['R'.$B$7];IF([Rankers.F11]=7;['R'.$B$8];IF([Rankers.F11]=8;['R'.$B$9];IF([Rankers.F11]=9;['R'.$B$10];IF([Rankers.F11]=10;['R'.$B$11];IF([Rankers.F11]=11;['R'.$B$12];IF([Rankers.F11]=12;['R'.$B$13];IF([Rankers.F11]=13;['R'.$B$14];IF([Rankers.F11]=14;['R'.$B$15];IF([Rankers.F11]=15;['R'.$B$16];IF([Rankers.F11]=16;['R'.$B$17];IF([Rankers.F11]=17;['R'.$B$18];IF([Rankers.F11]=18;['R'.$B$19];IF([Rankers.F11]=19;['R'.$B$20];IF([Rankers.F11]=20;['R'.$B$21];IF([Rankers.F11]=21;['R'.$B$22];IF([Rankers.F11]=22;['R'.$B$23];IF([Rankers.F11]=23;['R'.$B$24];IF([Rankers.F11]=24;['R'.$B$25];IF([Rankers.F11]=25;['R'.$B$26];IF([Rankers.F11]=26;['R'.$B$27];IF([Rankers.F11]=27;['R'.$B$28];IF([Rankers.F11]=28;['R'.$B$29];IF([Rankers.F11]=29;['R'.$B$30];IF([Rankers.F11]=30;['R'.$B$31];IF([Rankers.F11]=31;['R'.$B$32];IF([Rankers.F11]=32;['R'.$B$33];IF([Rankers.F11]=33;['R'.$B$34];IF([Rankers.F11]=34;['R'.$B$35];IF([Rankers.F11]=35;['R'.$B$36];IF([Rankers.F11]=36;['R'.$B$37];IF([Rankers.F11]=0;0;['R'.E47])))))))))))))))))))))))))))))))))))))" table:style-name="ce11">
            <text:p>20</text:p>
          </table:table-cell>
          <table:table-cell office:value-type="float" office:value="0" table:formula="of:=IF([Rankers.G11]=1;['R'.$B$2];IF([Rankers.G11]=2;['R'.$B$3];IF([Rankers.G11]=3;['R'.$B$4];IF([Rankers.G11]=4;['R'.$B$5];IF([Rankers.G11]=5;['R'.$B$6];IF([Rankers.G11]=6;['R'.$B$7];IF([Rankers.G11]=7;['R'.$B$8];IF([Rankers.G11]=8;['R'.$B$9];IF([Rankers.G11]=9;['R'.$B$10];IF([Rankers.G11]=10;['R'.$B$11];IF([Rankers.G11]=11;['R'.$B$12];IF([Rankers.G11]=12;['R'.$B$13];IF([Rankers.G11]=13;['R'.$B$14];IF([Rankers.G11]=14;['R'.$B$15];IF([Rankers.G11]=15;['R'.$B$16];IF([Rankers.G11]=16;['R'.$B$17];IF([Rankers.G11]=17;['R'.$B$18];IF([Rankers.G11]=18;['R'.$B$19];IF([Rankers.G11]=19;['R'.$B$20];IF([Rankers.G11]=20;['R'.$B$21];IF([Rankers.G11]=21;['R'.$B$22];IF([Rankers.G11]=22;['R'.$B$23];IF([Rankers.G11]=23;['R'.$B$24];IF([Rankers.G11]=24;['R'.$B$25];IF([Rankers.G11]=25;['R'.$B$26];IF([Rankers.G11]=26;['R'.$B$27];IF([Rankers.G11]=27;['R'.$B$28];IF([Rankers.G11]=28;['R'.$B$29];IF([Rankers.G11]=29;['R'.$B$30];IF([Rankers.G11]=30;['R'.$B$31];IF([Rankers.G11]=31;['R'.$B$32];IF([Rankers.G11]=32;['R'.$B$33];IF([Rankers.G11]=33;['R'.$B$34];IF([Rankers.G11]=34;['R'.$B$35];IF([Rankers.G11]=35;['R'.$B$36];IF([Rankers.G11]=36;['R'.$B$37];IF([Rankers.G11]=0;0;['R'.F47])))))))))))))))))))))))))))))))))))))" table:style-name="ce11">
            <text:p>0</text:p>
          </table:table-cell>
          <table:table-cell office:value-type="float" office:value="0" table:formula="of:=IF([Rankers.H11]=1;['R'.$B$2];IF([Rankers.H11]=2;['R'.$B$3];IF([Rankers.H11]=3;['R'.$B$4];IF([Rankers.H11]=4;['R'.$B$5];IF([Rankers.H11]=5;['R'.$B$6];IF([Rankers.H11]=6;['R'.$B$7];IF([Rankers.H11]=7;['R'.$B$8];IF([Rankers.H11]=8;['R'.$B$9];IF([Rankers.H11]=9;['R'.$B$10];IF([Rankers.H11]=10;['R'.$B$11];IF([Rankers.H11]=11;['R'.$B$12];IF([Rankers.H11]=12;['R'.$B$13];IF([Rankers.H11]=13;['R'.$B$14];IF([Rankers.H11]=14;['R'.$B$15];IF([Rankers.H11]=15;['R'.$B$16];IF([Rankers.H11]=16;['R'.$B$17];IF([Rankers.H11]=17;['R'.$B$18];IF([Rankers.H11]=18;['R'.$B$19];IF([Rankers.H11]=19;['R'.$B$20];IF([Rankers.H11]=20;['R'.$B$21];IF([Rankers.H11]=21;['R'.$B$22];IF([Rankers.H11]=22;['R'.$B$23];IF([Rankers.H11]=23;['R'.$B$24];IF([Rankers.H11]=24;['R'.$B$25];IF([Rankers.H11]=25;['R'.$B$26];IF([Rankers.H11]=26;['R'.$B$27];IF([Rankers.H11]=27;['R'.$B$28];IF([Rankers.H11]=28;['R'.$B$29];IF([Rankers.H11]=29;['R'.$B$30];IF([Rankers.H11]=30;['R'.$B$31];IF([Rankers.H11]=31;['R'.$B$32];IF([Rankers.H11]=32;['R'.$B$33];IF([Rankers.H11]=33;['R'.$B$34];IF([Rankers.H11]=34;['R'.$B$35];IF([Rankers.H11]=35;['R'.$B$36];IF([Rankers.H11]=36;['R'.$B$37];IF([Rankers.H11]=0;0;['R'.G47])))))))))))))))))))))))))))))))))))))" table:style-name="ce11">
            <text:p>0</text:p>
          </table:table-cell>
          <table:table-cell office:value-type="float" office:value="0" table:formula="of:=IF([Rankers.I11]=1;['R'.$B$2];IF([Rankers.I11]=2;['R'.$B$3];IF([Rankers.I11]=3;['R'.$B$4];IF([Rankers.I11]=4;['R'.$B$5];IF([Rankers.I11]=5;['R'.$B$6];IF([Rankers.I11]=6;['R'.$B$7];IF([Rankers.I11]=7;['R'.$B$8];IF([Rankers.I11]=8;['R'.$B$9];IF([Rankers.I11]=9;['R'.$B$10];IF([Rankers.I11]=10;['R'.$B$11];IF([Rankers.I11]=11;['R'.$B$12];IF([Rankers.I11]=12;['R'.$B$13];IF([Rankers.I11]=13;['R'.$B$14];IF([Rankers.I11]=14;['R'.$B$15];IF([Rankers.I11]=15;['R'.$B$16];IF([Rankers.I11]=16;['R'.$B$17];IF([Rankers.I11]=17;['R'.$B$18];IF([Rankers.I11]=18;['R'.$B$19];IF([Rankers.I11]=19;['R'.$B$20];IF([Rankers.I11]=20;['R'.$B$21];IF([Rankers.I11]=21;['R'.$B$22];IF([Rankers.I11]=22;['R'.$B$23];IF([Rankers.I11]=23;['R'.$B$24];IF([Rankers.I11]=24;['R'.$B$25];IF([Rankers.I11]=25;['R'.$B$26];IF([Rankers.I11]=26;['R'.$B$27];IF([Rankers.I11]=27;['R'.$B$28];IF([Rankers.I11]=28;['R'.$B$29];IF([Rankers.I11]=29;['R'.$B$30];IF([Rankers.I11]=30;['R'.$B$31];IF([Rankers.I11]=31;['R'.$B$32];IF([Rankers.I11]=32;['R'.$B$33];IF([Rankers.I11]=33;['R'.$B$34];IF([Rankers.I11]=34;['R'.$B$35];IF([Rankers.I11]=35;['R'.$B$36];IF([Rankers.I11]=36;['R'.$B$37];IF([Rankers.I11]=0;0;['R'.H47])))))))))))))))))))))))))))))))))))))" table:style-name="ce11">
            <text:p>0</text:p>
          </table:table-cell>
          <table:table-cell office:value-type="float" office:value="36" table:formula="of:=IF([Rankers.J11]=1;['R'.$B$2];IF([Rankers.J11]=2;['R'.$B$3];IF([Rankers.J11]=3;['R'.$B$4];IF([Rankers.J11]=4;['R'.$B$5];IF([Rankers.J11]=5;['R'.$B$6];IF([Rankers.J11]=6;['R'.$B$7];IF([Rankers.J11]=7;['R'.$B$8];IF([Rankers.J11]=8;['R'.$B$9];IF([Rankers.J11]=9;['R'.$B$10];IF([Rankers.J11]=10;['R'.$B$11];IF([Rankers.J11]=11;['R'.$B$12];IF([Rankers.J11]=12;['R'.$B$13];IF([Rankers.J11]=13;['R'.$B$14];IF([Rankers.J11]=14;['R'.$B$15];IF([Rankers.J11]=15;['R'.$B$16];IF([Rankers.J11]=16;['R'.$B$17];IF([Rankers.J11]=17;['R'.$B$18];IF([Rankers.J11]=18;['R'.$B$19];IF([Rankers.J11]=19;['R'.$B$20];IF([Rankers.J11]=20;['R'.$B$21];IF([Rankers.J11]=21;['R'.$B$22];IF([Rankers.J11]=22;['R'.$B$23];IF([Rankers.J11]=23;['R'.$B$24];IF([Rankers.J11]=24;['R'.$B$25];IF([Rankers.J11]=25;['R'.$B$26];IF([Rankers.J11]=26;['R'.$B$27];IF([Rankers.J11]=27;['R'.$B$28];IF([Rankers.J11]=28;['R'.$B$29];IF([Rankers.J11]=29;['R'.$B$30];IF([Rankers.J11]=30;['R'.$B$31];IF([Rankers.J11]=31;['R'.$B$32];IF([Rankers.J11]=32;['R'.$B$33];IF([Rankers.J11]=33;['R'.$B$34];IF([Rankers.J11]=34;['R'.$B$35];IF([Rankers.J11]=35;['R'.$B$36];IF([Rankers.J11]=36;['R'.$B$37];IF([Rankers.J11]=0;0;['R'.I47])))))))))))))))))))))))))))))))))))))" table:style-name="ce11">
            <text:p>36</text:p>
          </table:table-cell>
          <table:table-cell office:value-type="float" office:value="0" table:formula="of:=IF([Rankers.K11]=1;['R'.$B$2];IF([Rankers.K11]=2;['R'.$B$3];IF([Rankers.K11]=3;['R'.$B$4];IF([Rankers.K11]=4;['R'.$B$5];IF([Rankers.K11]=5;['R'.$B$6];IF([Rankers.K11]=6;['R'.$B$7];IF([Rankers.K11]=7;['R'.$B$8];IF([Rankers.K11]=8;['R'.$B$9];IF([Rankers.K11]=9;['R'.$B$10];IF([Rankers.K11]=10;['R'.$B$11];IF([Rankers.K11]=11;['R'.$B$12];IF([Rankers.K11]=12;['R'.$B$13];IF([Rankers.K11]=13;['R'.$B$14];IF([Rankers.K11]=14;['R'.$B$15];IF([Rankers.K11]=15;['R'.$B$16];IF([Rankers.K11]=16;['R'.$B$17];IF([Rankers.K11]=17;['R'.$B$18];IF([Rankers.K11]=18;['R'.$B$19];IF([Rankers.K11]=19;['R'.$B$20];IF([Rankers.K11]=20;['R'.$B$21];IF([Rankers.K11]=21;['R'.$B$22];IF([Rankers.K11]=22;['R'.$B$23];IF([Rankers.K11]=23;['R'.$B$24];IF([Rankers.K11]=24;['R'.$B$25];IF([Rankers.K11]=25;['R'.$B$26];IF([Rankers.K11]=26;['R'.$B$27];IF([Rankers.K11]=27;['R'.$B$28];IF([Rankers.K11]=28;['R'.$B$29];IF([Rankers.K11]=29;['R'.$B$30];IF([Rankers.K11]=30;['R'.$B$31];IF([Rankers.K11]=31;['R'.$B$32];IF([Rankers.K11]=32;['R'.$B$33];IF([Rankers.K11]=33;['R'.$B$34];IF([Rankers.K11]=34;['R'.$B$35];IF([Rankers.K11]=35;['R'.$B$36];IF([Rankers.K11]=36;['R'.$B$37];IF([Rankers.K11]=0;0;['R'.J47])))))))))))))))))))))))))))))))))))))" table:style-name="ce12">
            <text:p>0</text:p>
          </table:table-cell>
          <table:table-cell office:value-type="float" office:value="13" table:formula="of:=IF([Rankers.L11]=1;['R'.$B$2];IF([Rankers.L11]=2;['R'.$B$3];IF([Rankers.L11]=3;['R'.$B$4];IF([Rankers.L11]=4;['R'.$B$5];IF([Rankers.L11]=5;['R'.$B$6];IF([Rankers.L11]=6;['R'.$B$7];IF([Rankers.L11]=7;['R'.$B$8];IF([Rankers.L11]=8;['R'.$B$9];IF([Rankers.L11]=9;['R'.$B$10];IF([Rankers.L11]=10;['R'.$B$11];IF([Rankers.L11]=11;['R'.$B$12];IF([Rankers.L11]=12;['R'.$B$13];IF([Rankers.L11]=13;['R'.$B$14];IF([Rankers.L11]=14;['R'.$B$15];IF([Rankers.L11]=15;['R'.$B$16];IF([Rankers.L11]=16;['R'.$B$17];IF([Rankers.L11]=17;['R'.$B$18];IF([Rankers.L11]=18;['R'.$B$19];IF([Rankers.L11]=19;['R'.$B$20];IF([Rankers.L11]=20;['R'.$B$21];IF([Rankers.L11]=21;['R'.$B$22];IF([Rankers.L11]=22;['R'.$B$23];IF([Rankers.L11]=23;['R'.$B$24];IF([Rankers.L11]=24;['R'.$B$25];IF([Rankers.L11]=25;['R'.$B$26];IF([Rankers.L11]=26;['R'.$B$27];IF([Rankers.L11]=27;['R'.$B$28];IF([Rankers.L11]=28;['R'.$B$29];IF([Rankers.L11]=29;['R'.$B$30];IF([Rankers.L11]=30;['R'.$B$31];IF([Rankers.L11]=31;['R'.$B$32];IF([Rankers.L11]=32;['R'.$B$33];IF([Rankers.L11]=33;['R'.$B$34];IF([Rankers.L11]=34;['R'.$B$35];IF([Rankers.L11]=35;['R'.$B$36];IF([Rankers.L11]=36;['R'.$B$37];IF([Rankers.L11]=0;0;['R'.K47])))))))))))))))))))))))))))))))))))))" table:style-name="ce34">
            <text:p>13</text:p>
          </table:table-cell>
          <table:table-cell office:value-type="float" office:value="0" table:formula="of:=IF([Rankers.M11]=1;['R'.$B$2];IF([Rankers.M11]=2;['R'.$B$3];IF([Rankers.M11]=3;['R'.$B$4];IF([Rankers.M11]=4;['R'.$B$5];IF([Rankers.M11]=5;['R'.$B$6];IF([Rankers.M11]=6;['R'.$B$7];IF([Rankers.M11]=7;['R'.$B$8];IF([Rankers.M11]=8;['R'.$B$9];IF([Rankers.M11]=9;['R'.$B$10];IF([Rankers.M11]=10;['R'.$B$11];IF([Rankers.M11]=11;['R'.$B$12];IF([Rankers.M11]=12;['R'.$B$13];IF([Rankers.M11]=13;['R'.$B$14];IF([Rankers.M11]=14;['R'.$B$15];IF([Rankers.M11]=15;['R'.$B$16];IF([Rankers.M11]=16;['R'.$B$17];IF([Rankers.M11]=17;['R'.$B$18];IF([Rankers.M11]=18;['R'.$B$19];IF([Rankers.M11]=19;['R'.$B$20];IF([Rankers.M11]=20;['R'.$B$21];IF([Rankers.M11]=21;['R'.$B$22];IF([Rankers.M11]=22;['R'.$B$23];IF([Rankers.M11]=23;['R'.$B$24];IF([Rankers.M11]=24;['R'.$B$25];IF([Rankers.M11]=25;['R'.$B$26];IF([Rankers.M11]=26;['R'.$B$27];IF([Rankers.M11]=27;['R'.$B$28];IF([Rankers.M11]=28;['R'.$B$29];IF([Rankers.M11]=29;['R'.$B$30];IF([Rankers.M11]=30;['R'.$B$31];IF([Rankers.M11]=31;['R'.$B$32];IF([Rankers.M11]=32;['R'.$B$33];IF([Rankers.M11]=33;['R'.$B$34];IF([Rankers.M11]=34;['R'.$B$35];IF([Rankers.M11]=35;['R'.$B$36];IF([Rankers.M11]=36;['R'.$B$37];IF([Rankers.M11]=0;0;['R'.L47])))))))))))))))))))))))))))))))))))))" table:style-name="ce12">
            <text:p>0</text:p>
          </table:table-cell>
          <table:table-cell office:value-type="float" office:value="0" table:formula="of:=IF([Rankers.N11]=1;['R'.$B$2];IF([Rankers.N11]=2;['R'.$B$3];IF([Rankers.N11]=3;['R'.$B$4];IF([Rankers.N11]=4;['R'.$B$5];IF([Rankers.N11]=5;['R'.$B$6];IF([Rankers.N11]=6;['R'.$B$7];IF([Rankers.N11]=7;['R'.$B$8];IF([Rankers.N11]=8;['R'.$B$9];IF([Rankers.N11]=9;['R'.$B$10];IF([Rankers.N11]=10;['R'.$B$11];IF([Rankers.N11]=11;['R'.$B$12];IF([Rankers.N11]=12;['R'.$B$13];IF([Rankers.N11]=13;['R'.$B$14];IF([Rankers.N11]=14;['R'.$B$15];IF([Rankers.N11]=15;['R'.$B$16];IF([Rankers.N11]=16;['R'.$B$17];IF([Rankers.N11]=17;['R'.$B$18];IF([Rankers.N11]=18;['R'.$B$19];IF([Rankers.N11]=19;['R'.$B$20];IF([Rankers.N11]=20;['R'.$B$21];IF([Rankers.N11]=21;['R'.$B$22];IF([Rankers.N11]=22;['R'.$B$23];IF([Rankers.N11]=23;['R'.$B$24];IF([Rankers.N11]=24;['R'.$B$25];IF([Rankers.N11]=25;['R'.$B$26];IF([Rankers.N11]=26;['R'.$B$27];IF([Rankers.N11]=27;['R'.$B$28];IF([Rankers.N11]=28;['R'.$B$29];IF([Rankers.N11]=29;['R'.$B$30];IF([Rankers.N11]=30;['R'.$B$31];IF([Rankers.N11]=31;['R'.$B$32];IF([Rankers.N11]=32;['R'.$B$33];IF([Rankers.N11]=33;['R'.$B$34];IF([Rankers.N11]=34;['R'.$B$35];IF([Rankers.N11]=35;['R'.$B$36];IF([Rankers.N11]=36;['R'.$B$37];IF([Rankers.N11]=0;0;['R'.M47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1" table:formula="of:=[.A11]+1" table:style-name="ce8">
            <text:p>11</text:p>
          </table:table-cell>
          <table:table-cell office:value-type="string" table:style-name="ce15">
            <text:p>Заботкин Андрей Андреевич</text:p>
          </table:table-cell>
          <table:table-cell office:value-type="float" office:value="183" table:formula="of:=SUM([.D12:.ZZ12])" table:style-name="ce35">
            <text:p>183.00</text:p>
          </table:table-cell>
          <table:table-cell office:value-type="float" office:value="0" table:formula="of:=IF([Rankers.C12]=1;['R'.$B$2];IF([Rankers.C12]=2;['R'.$B$3];IF([Rankers.C12]=3;['R'.$B$4];IF([Rankers.C12]=4;['R'.$B$5];IF([Rankers.C12]=5;['R'.$B$6];IF([Rankers.C12]=6;['R'.$B$7];IF([Rankers.C12]=7;['R'.$B$8];IF([Rankers.C12]=8;['R'.$B$9];IF([Rankers.C12]=9;['R'.$B$10];IF([Rankers.C12]=10;['R'.$B$11];IF([Rankers.C12]=11;['R'.$B$12];IF([Rankers.C12]=12;['R'.$B$13];IF([Rankers.C12]=13;['R'.$B$14];IF([Rankers.C12]=14;['R'.$B$15];IF([Rankers.C12]=15;['R'.$B$16];IF([Rankers.C12]=16;['R'.$B$17];IF([Rankers.C12]=17;['R'.$B$18];IF([Rankers.C12]=18;['R'.$B$19];IF([Rankers.C12]=19;['R'.$B$20];IF([Rankers.C12]=20;['R'.$B$21];IF([Rankers.C12]=21;['R'.$B$22];IF([Rankers.C12]=22;['R'.$B$23];IF([Rankers.C12]=23;['R'.$B$24];IF([Rankers.C12]=24;['R'.$B$25];IF([Rankers.C12]=25;['R'.$B$26];IF([Rankers.C12]=26;['R'.$B$27];IF([Rankers.C12]=27;['R'.$B$28];IF([Rankers.C12]=28;['R'.$B$29];IF([Rankers.C12]=29;['R'.$B$30];IF([Rankers.C12]=30;['R'.$B$31];IF([Rankers.C12]=31;['R'.$B$32];IF([Rankers.C12]=32;['R'.$B$33];IF([Rankers.C12]=33;['R'.$B$34];IF([Rankers.C12]=34;['R'.$B$35];IF([Rankers.C12]=35;['R'.$B$36];IF([Rankers.C12]=36;['R'.$B$37];IF([Rankers.C12]=0;0;['R'.B48])))))))))))))))))))))))))))))))))))))" table:style-name="ce11">
            <text:p>0</text:p>
          </table:table-cell>
          <table:table-cell office:value-type="float" office:value="0" table:formula="of:=IF([Rankers.D12]=1;['R'.$B$2];IF([Rankers.D12]=2;['R'.$B$3];IF([Rankers.D12]=3;['R'.$B$4];IF([Rankers.D12]=4;['R'.$B$5];IF([Rankers.D12]=5;['R'.$B$6];IF([Rankers.D12]=6;['R'.$B$7];IF([Rankers.D12]=7;['R'.$B$8];IF([Rankers.D12]=8;['R'.$B$9];IF([Rankers.D12]=9;['R'.$B$10];IF([Rankers.D12]=10;['R'.$B$11];IF([Rankers.D12]=11;['R'.$B$12];IF([Rankers.D12]=12;['R'.$B$13];IF([Rankers.D12]=13;['R'.$B$14];IF([Rankers.D12]=14;['R'.$B$15];IF([Rankers.D12]=15;['R'.$B$16];IF([Rankers.D12]=16;['R'.$B$17];IF([Rankers.D12]=17;['R'.$B$18];IF([Rankers.D12]=18;['R'.$B$19];IF([Rankers.D12]=19;['R'.$B$20];IF([Rankers.D12]=20;['R'.$B$21];IF([Rankers.D12]=21;['R'.$B$22];IF([Rankers.D12]=22;['R'.$B$23];IF([Rankers.D12]=23;['R'.$B$24];IF([Rankers.D12]=24;['R'.$B$25];IF([Rankers.D12]=25;['R'.$B$26];IF([Rankers.D12]=26;['R'.$B$27];IF([Rankers.D12]=27;['R'.$B$28];IF([Rankers.D12]=28;['R'.$B$29];IF([Rankers.D12]=29;['R'.$B$30];IF([Rankers.D12]=30;['R'.$B$31];IF([Rankers.D12]=31;['R'.$B$32];IF([Rankers.D12]=32;['R'.$B$33];IF([Rankers.D12]=33;['R'.$B$34];IF([Rankers.D12]=34;['R'.$B$35];IF([Rankers.D12]=35;['R'.$B$36];IF([Rankers.D12]=36;['R'.$B$37];IF([Rankers.D12]=0;0;['R'.C48])))))))))))))))))))))))))))))))))))))" table:style-name="ce11">
            <text:p>0</text:p>
          </table:table-cell>
          <table:table-cell office:value-type="float" office:value="0" table:formula="of:=IF([Rankers.E12]=1;['R'.$B$2];IF([Rankers.E12]=2;['R'.$B$3];IF([Rankers.E12]=3;['R'.$B$4];IF([Rankers.E12]=4;['R'.$B$5];IF([Rankers.E12]=5;['R'.$B$6];IF([Rankers.E12]=6;['R'.$B$7];IF([Rankers.E12]=7;['R'.$B$8];IF([Rankers.E12]=8;['R'.$B$9];IF([Rankers.E12]=9;['R'.$B$10];IF([Rankers.E12]=10;['R'.$B$11];IF([Rankers.E12]=11;['R'.$B$12];IF([Rankers.E12]=12;['R'.$B$13];IF([Rankers.E12]=13;['R'.$B$14];IF([Rankers.E12]=14;['R'.$B$15];IF([Rankers.E12]=15;['R'.$B$16];IF([Rankers.E12]=16;['R'.$B$17];IF([Rankers.E12]=17;['R'.$B$18];IF([Rankers.E12]=18;['R'.$B$19];IF([Rankers.E12]=19;['R'.$B$20];IF([Rankers.E12]=20;['R'.$B$21];IF([Rankers.E12]=21;['R'.$B$22];IF([Rankers.E12]=22;['R'.$B$23];IF([Rankers.E12]=23;['R'.$B$24];IF([Rankers.E12]=24;['R'.$B$25];IF([Rankers.E12]=25;['R'.$B$26];IF([Rankers.E12]=26;['R'.$B$27];IF([Rankers.E12]=27;['R'.$B$28];IF([Rankers.E12]=28;['R'.$B$29];IF([Rankers.E12]=29;['R'.$B$30];IF([Rankers.E12]=30;['R'.$B$31];IF([Rankers.E12]=31;['R'.$B$32];IF([Rankers.E12]=32;['R'.$B$33];IF([Rankers.E12]=33;['R'.$B$34];IF([Rankers.E12]=34;['R'.$B$35];IF([Rankers.E12]=35;['R'.$B$36];IF([Rankers.E12]=36;['R'.$B$37];IF([Rankers.E12]=0;0;['R'.D48])))))))))))))))))))))))))))))))))))))" table:style-name="ce11">
            <text:p>0</text:p>
          </table:table-cell>
          <table:table-cell office:value-type="float" office:value="34" table:formula="of:=IF([Rankers.F12]=1;['R'.$B$2];IF([Rankers.F12]=2;['R'.$B$3];IF([Rankers.F12]=3;['R'.$B$4];IF([Rankers.F12]=4;['R'.$B$5];IF([Rankers.F12]=5;['R'.$B$6];IF([Rankers.F12]=6;['R'.$B$7];IF([Rankers.F12]=7;['R'.$B$8];IF([Rankers.F12]=8;['R'.$B$9];IF([Rankers.F12]=9;['R'.$B$10];IF([Rankers.F12]=10;['R'.$B$11];IF([Rankers.F12]=11;['R'.$B$12];IF([Rankers.F12]=12;['R'.$B$13];IF([Rankers.F12]=13;['R'.$B$14];IF([Rankers.F12]=14;['R'.$B$15];IF([Rankers.F12]=15;['R'.$B$16];IF([Rankers.F12]=16;['R'.$B$17];IF([Rankers.F12]=17;['R'.$B$18];IF([Rankers.F12]=18;['R'.$B$19];IF([Rankers.F12]=19;['R'.$B$20];IF([Rankers.F12]=20;['R'.$B$21];IF([Rankers.F12]=21;['R'.$B$22];IF([Rankers.F12]=22;['R'.$B$23];IF([Rankers.F12]=23;['R'.$B$24];IF([Rankers.F12]=24;['R'.$B$25];IF([Rankers.F12]=25;['R'.$B$26];IF([Rankers.F12]=26;['R'.$B$27];IF([Rankers.F12]=27;['R'.$B$28];IF([Rankers.F12]=28;['R'.$B$29];IF([Rankers.F12]=29;['R'.$B$30];IF([Rankers.F12]=30;['R'.$B$31];IF([Rankers.F12]=31;['R'.$B$32];IF([Rankers.F12]=32;['R'.$B$33];IF([Rankers.F12]=33;['R'.$B$34];IF([Rankers.F12]=34;['R'.$B$35];IF([Rankers.F12]=35;['R'.$B$36];IF([Rankers.F12]=36;['R'.$B$37];IF([Rankers.F12]=0;0;['R'.E48])))))))))))))))))))))))))))))))))))))" table:style-name="ce11">
            <text:p>34</text:p>
          </table:table-cell>
          <table:table-cell office:value-type="float" office:value="0" table:formula="of:=IF([Rankers.G12]=1;['R'.$B$2];IF([Rankers.G12]=2;['R'.$B$3];IF([Rankers.G12]=3;['R'.$B$4];IF([Rankers.G12]=4;['R'.$B$5];IF([Rankers.G12]=5;['R'.$B$6];IF([Rankers.G12]=6;['R'.$B$7];IF([Rankers.G12]=7;['R'.$B$8];IF([Rankers.G12]=8;['R'.$B$9];IF([Rankers.G12]=9;['R'.$B$10];IF([Rankers.G12]=10;['R'.$B$11];IF([Rankers.G12]=11;['R'.$B$12];IF([Rankers.G12]=12;['R'.$B$13];IF([Rankers.G12]=13;['R'.$B$14];IF([Rankers.G12]=14;['R'.$B$15];IF([Rankers.G12]=15;['R'.$B$16];IF([Rankers.G12]=16;['R'.$B$17];IF([Rankers.G12]=17;['R'.$B$18];IF([Rankers.G12]=18;['R'.$B$19];IF([Rankers.G12]=19;['R'.$B$20];IF([Rankers.G12]=20;['R'.$B$21];IF([Rankers.G12]=21;['R'.$B$22];IF([Rankers.G12]=22;['R'.$B$23];IF([Rankers.G12]=23;['R'.$B$24];IF([Rankers.G12]=24;['R'.$B$25];IF([Rankers.G12]=25;['R'.$B$26];IF([Rankers.G12]=26;['R'.$B$27];IF([Rankers.G12]=27;['R'.$B$28];IF([Rankers.G12]=28;['R'.$B$29];IF([Rankers.G12]=29;['R'.$B$30];IF([Rankers.G12]=30;['R'.$B$31];IF([Rankers.G12]=31;['R'.$B$32];IF([Rankers.G12]=32;['R'.$B$33];IF([Rankers.G12]=33;['R'.$B$34];IF([Rankers.G12]=34;['R'.$B$35];IF([Rankers.G12]=35;['R'.$B$36];IF([Rankers.G12]=36;['R'.$B$37];IF([Rankers.G12]=0;0;['R'.F48])))))))))))))))))))))))))))))))))))))" table:style-name="ce11">
            <text:p>0</text:p>
          </table:table-cell>
          <table:table-cell office:value-type="float" office:value="23" table:formula="of:=IF([Rankers.H12]=1;['R'.$B$2];IF([Rankers.H12]=2;['R'.$B$3];IF([Rankers.H12]=3;['R'.$B$4];IF([Rankers.H12]=4;['R'.$B$5];IF([Rankers.H12]=5;['R'.$B$6];IF([Rankers.H12]=6;['R'.$B$7];IF([Rankers.H12]=7;['R'.$B$8];IF([Rankers.H12]=8;['R'.$B$9];IF([Rankers.H12]=9;['R'.$B$10];IF([Rankers.H12]=10;['R'.$B$11];IF([Rankers.H12]=11;['R'.$B$12];IF([Rankers.H12]=12;['R'.$B$13];IF([Rankers.H12]=13;['R'.$B$14];IF([Rankers.H12]=14;['R'.$B$15];IF([Rankers.H12]=15;['R'.$B$16];IF([Rankers.H12]=16;['R'.$B$17];IF([Rankers.H12]=17;['R'.$B$18];IF([Rankers.H12]=18;['R'.$B$19];IF([Rankers.H12]=19;['R'.$B$20];IF([Rankers.H12]=20;['R'.$B$21];IF([Rankers.H12]=21;['R'.$B$22];IF([Rankers.H12]=22;['R'.$B$23];IF([Rankers.H12]=23;['R'.$B$24];IF([Rankers.H12]=24;['R'.$B$25];IF([Rankers.H12]=25;['R'.$B$26];IF([Rankers.H12]=26;['R'.$B$27];IF([Rankers.H12]=27;['R'.$B$28];IF([Rankers.H12]=28;['R'.$B$29];IF([Rankers.H12]=29;['R'.$B$30];IF([Rankers.H12]=30;['R'.$B$31];IF([Rankers.H12]=31;['R'.$B$32];IF([Rankers.H12]=32;['R'.$B$33];IF([Rankers.H12]=33;['R'.$B$34];IF([Rankers.H12]=34;['R'.$B$35];IF([Rankers.H12]=35;['R'.$B$36];IF([Rankers.H12]=36;['R'.$B$37];IF([Rankers.H12]=0;0;['R'.G48])))))))))))))))))))))))))))))))))))))" table:style-name="ce11">
            <text:p>23</text:p>
          </table:table-cell>
          <table:table-cell office:value-type="float" office:value="27" table:formula="of:=IF([Rankers.I12]=1;['R'.$B$2];IF([Rankers.I12]=2;['R'.$B$3];IF([Rankers.I12]=3;['R'.$B$4];IF([Rankers.I12]=4;['R'.$B$5];IF([Rankers.I12]=5;['R'.$B$6];IF([Rankers.I12]=6;['R'.$B$7];IF([Rankers.I12]=7;['R'.$B$8];IF([Rankers.I12]=8;['R'.$B$9];IF([Rankers.I12]=9;['R'.$B$10];IF([Rankers.I12]=10;['R'.$B$11];IF([Rankers.I12]=11;['R'.$B$12];IF([Rankers.I12]=12;['R'.$B$13];IF([Rankers.I12]=13;['R'.$B$14];IF([Rankers.I12]=14;['R'.$B$15];IF([Rankers.I12]=15;['R'.$B$16];IF([Rankers.I12]=16;['R'.$B$17];IF([Rankers.I12]=17;['R'.$B$18];IF([Rankers.I12]=18;['R'.$B$19];IF([Rankers.I12]=19;['R'.$B$20];IF([Rankers.I12]=20;['R'.$B$21];IF([Rankers.I12]=21;['R'.$B$22];IF([Rankers.I12]=22;['R'.$B$23];IF([Rankers.I12]=23;['R'.$B$24];IF([Rankers.I12]=24;['R'.$B$25];IF([Rankers.I12]=25;['R'.$B$26];IF([Rankers.I12]=26;['R'.$B$27];IF([Rankers.I12]=27;['R'.$B$28];IF([Rankers.I12]=28;['R'.$B$29];IF([Rankers.I12]=29;['R'.$B$30];IF([Rankers.I12]=30;['R'.$B$31];IF([Rankers.I12]=31;['R'.$B$32];IF([Rankers.I12]=32;['R'.$B$33];IF([Rankers.I12]=33;['R'.$B$34];IF([Rankers.I12]=34;['R'.$B$35];IF([Rankers.I12]=35;['R'.$B$36];IF([Rankers.I12]=36;['R'.$B$37];IF([Rankers.I12]=0;0;['R'.H48])))))))))))))))))))))))))))))))))))))" table:style-name="ce11">
            <text:p>27</text:p>
          </table:table-cell>
          <table:table-cell office:value-type="float" office:value="19" table:formula="of:=IF([Rankers.J12]=1;['R'.$B$2];IF([Rankers.J12]=2;['R'.$B$3];IF([Rankers.J12]=3;['R'.$B$4];IF([Rankers.J12]=4;['R'.$B$5];IF([Rankers.J12]=5;['R'.$B$6];IF([Rankers.J12]=6;['R'.$B$7];IF([Rankers.J12]=7;['R'.$B$8];IF([Rankers.J12]=8;['R'.$B$9];IF([Rankers.J12]=9;['R'.$B$10];IF([Rankers.J12]=10;['R'.$B$11];IF([Rankers.J12]=11;['R'.$B$12];IF([Rankers.J12]=12;['R'.$B$13];IF([Rankers.J12]=13;['R'.$B$14];IF([Rankers.J12]=14;['R'.$B$15];IF([Rankers.J12]=15;['R'.$B$16];IF([Rankers.J12]=16;['R'.$B$17];IF([Rankers.J12]=17;['R'.$B$18];IF([Rankers.J12]=18;['R'.$B$19];IF([Rankers.J12]=19;['R'.$B$20];IF([Rankers.J12]=20;['R'.$B$21];IF([Rankers.J12]=21;['R'.$B$22];IF([Rankers.J12]=22;['R'.$B$23];IF([Rankers.J12]=23;['R'.$B$24];IF([Rankers.J12]=24;['R'.$B$25];IF([Rankers.J12]=25;['R'.$B$26];IF([Rankers.J12]=26;['R'.$B$27];IF([Rankers.J12]=27;['R'.$B$28];IF([Rankers.J12]=28;['R'.$B$29];IF([Rankers.J12]=29;['R'.$B$30];IF([Rankers.J12]=30;['R'.$B$31];IF([Rankers.J12]=31;['R'.$B$32];IF([Rankers.J12]=32;['R'.$B$33];IF([Rankers.J12]=33;['R'.$B$34];IF([Rankers.J12]=34;['R'.$B$35];IF([Rankers.J12]=35;['R'.$B$36];IF([Rankers.J12]=36;['R'.$B$37];IF([Rankers.J12]=0;0;['R'.I48])))))))))))))))))))))))))))))))))))))" table:style-name="ce11">
            <text:p>19</text:p>
          </table:table-cell>
          <table:table-cell office:value-type="float" office:value="29" table:formula="of:=IF([Rankers.K12]=1;['R'.$B$2];IF([Rankers.K12]=2;['R'.$B$3];IF([Rankers.K12]=3;['R'.$B$4];IF([Rankers.K12]=4;['R'.$B$5];IF([Rankers.K12]=5;['R'.$B$6];IF([Rankers.K12]=6;['R'.$B$7];IF([Rankers.K12]=7;['R'.$B$8];IF([Rankers.K12]=8;['R'.$B$9];IF([Rankers.K12]=9;['R'.$B$10];IF([Rankers.K12]=10;['R'.$B$11];IF([Rankers.K12]=11;['R'.$B$12];IF([Rankers.K12]=12;['R'.$B$13];IF([Rankers.K12]=13;['R'.$B$14];IF([Rankers.K12]=14;['R'.$B$15];IF([Rankers.K12]=15;['R'.$B$16];IF([Rankers.K12]=16;['R'.$B$17];IF([Rankers.K12]=17;['R'.$B$18];IF([Rankers.K12]=18;['R'.$B$19];IF([Rankers.K12]=19;['R'.$B$20];IF([Rankers.K12]=20;['R'.$B$21];IF([Rankers.K12]=21;['R'.$B$22];IF([Rankers.K12]=22;['R'.$B$23];IF([Rankers.K12]=23;['R'.$B$24];IF([Rankers.K12]=24;['R'.$B$25];IF([Rankers.K12]=25;['R'.$B$26];IF([Rankers.K12]=26;['R'.$B$27];IF([Rankers.K12]=27;['R'.$B$28];IF([Rankers.K12]=28;['R'.$B$29];IF([Rankers.K12]=29;['R'.$B$30];IF([Rankers.K12]=30;['R'.$B$31];IF([Rankers.K12]=31;['R'.$B$32];IF([Rankers.K12]=32;['R'.$B$33];IF([Rankers.K12]=33;['R'.$B$34];IF([Rankers.K12]=34;['R'.$B$35];IF([Rankers.K12]=35;['R'.$B$36];IF([Rankers.K12]=36;['R'.$B$37];IF([Rankers.K12]=0;0;['R'.J48])))))))))))))))))))))))))))))))))))))" table:style-name="ce12">
            <text:p>29</text:p>
          </table:table-cell>
          <table:table-cell office:value-type="float" office:value="22" table:formula="of:=IF([Rankers.L12]=1;['R'.$B$2];IF([Rankers.L12]=2;['R'.$B$3];IF([Rankers.L12]=3;['R'.$B$4];IF([Rankers.L12]=4;['R'.$B$5];IF([Rankers.L12]=5;['R'.$B$6];IF([Rankers.L12]=6;['R'.$B$7];IF([Rankers.L12]=7;['R'.$B$8];IF([Rankers.L12]=8;['R'.$B$9];IF([Rankers.L12]=9;['R'.$B$10];IF([Rankers.L12]=10;['R'.$B$11];IF([Rankers.L12]=11;['R'.$B$12];IF([Rankers.L12]=12;['R'.$B$13];IF([Rankers.L12]=13;['R'.$B$14];IF([Rankers.L12]=14;['R'.$B$15];IF([Rankers.L12]=15;['R'.$B$16];IF([Rankers.L12]=16;['R'.$B$17];IF([Rankers.L12]=17;['R'.$B$18];IF([Rankers.L12]=18;['R'.$B$19];IF([Rankers.L12]=19;['R'.$B$20];IF([Rankers.L12]=20;['R'.$B$21];IF([Rankers.L12]=21;['R'.$B$22];IF([Rankers.L12]=22;['R'.$B$23];IF([Rankers.L12]=23;['R'.$B$24];IF([Rankers.L12]=24;['R'.$B$25];IF([Rankers.L12]=25;['R'.$B$26];IF([Rankers.L12]=26;['R'.$B$27];IF([Rankers.L12]=27;['R'.$B$28];IF([Rankers.L12]=28;['R'.$B$29];IF([Rankers.L12]=29;['R'.$B$30];IF([Rankers.L12]=30;['R'.$B$31];IF([Rankers.L12]=31;['R'.$B$32];IF([Rankers.L12]=32;['R'.$B$33];IF([Rankers.L12]=33;['R'.$B$34];IF([Rankers.L12]=34;['R'.$B$35];IF([Rankers.L12]=35;['R'.$B$36];IF([Rankers.L12]=36;['R'.$B$37];IF([Rankers.L12]=0;0;['R'.K48])))))))))))))))))))))))))))))))))))))" table:style-name="ce34">
            <text:p>22</text:p>
          </table:table-cell>
          <table:table-cell office:value-type="float" office:value="29" table:formula="of:=IF([Rankers.M12]=1;['R'.$B$2];IF([Rankers.M12]=2;['R'.$B$3];IF([Rankers.M12]=3;['R'.$B$4];IF([Rankers.M12]=4;['R'.$B$5];IF([Rankers.M12]=5;['R'.$B$6];IF([Rankers.M12]=6;['R'.$B$7];IF([Rankers.M12]=7;['R'.$B$8];IF([Rankers.M12]=8;['R'.$B$9];IF([Rankers.M12]=9;['R'.$B$10];IF([Rankers.M12]=10;['R'.$B$11];IF([Rankers.M12]=11;['R'.$B$12];IF([Rankers.M12]=12;['R'.$B$13];IF([Rankers.M12]=13;['R'.$B$14];IF([Rankers.M12]=14;['R'.$B$15];IF([Rankers.M12]=15;['R'.$B$16];IF([Rankers.M12]=16;['R'.$B$17];IF([Rankers.M12]=17;['R'.$B$18];IF([Rankers.M12]=18;['R'.$B$19];IF([Rankers.M12]=19;['R'.$B$20];IF([Rankers.M12]=20;['R'.$B$21];IF([Rankers.M12]=21;['R'.$B$22];IF([Rankers.M12]=22;['R'.$B$23];IF([Rankers.M12]=23;['R'.$B$24];IF([Rankers.M12]=24;['R'.$B$25];IF([Rankers.M12]=25;['R'.$B$26];IF([Rankers.M12]=26;['R'.$B$27];IF([Rankers.M12]=27;['R'.$B$28];IF([Rankers.M12]=28;['R'.$B$29];IF([Rankers.M12]=29;['R'.$B$30];IF([Rankers.M12]=30;['R'.$B$31];IF([Rankers.M12]=31;['R'.$B$32];IF([Rankers.M12]=32;['R'.$B$33];IF([Rankers.M12]=33;['R'.$B$34];IF([Rankers.M12]=34;['R'.$B$35];IF([Rankers.M12]=35;['R'.$B$36];IF([Rankers.M12]=36;['R'.$B$37];IF([Rankers.M12]=0;0;['R'.L48])))))))))))))))))))))))))))))))))))))" table:style-name="ce12">
            <text:p>29</text:p>
          </table:table-cell>
          <table:table-cell office:value-type="float" office:value="0" table:formula="of:=IF([Rankers.N12]=1;['R'.$B$2];IF([Rankers.N12]=2;['R'.$B$3];IF([Rankers.N12]=3;['R'.$B$4];IF([Rankers.N12]=4;['R'.$B$5];IF([Rankers.N12]=5;['R'.$B$6];IF([Rankers.N12]=6;['R'.$B$7];IF([Rankers.N12]=7;['R'.$B$8];IF([Rankers.N12]=8;['R'.$B$9];IF([Rankers.N12]=9;['R'.$B$10];IF([Rankers.N12]=10;['R'.$B$11];IF([Rankers.N12]=11;['R'.$B$12];IF([Rankers.N12]=12;['R'.$B$13];IF([Rankers.N12]=13;['R'.$B$14];IF([Rankers.N12]=14;['R'.$B$15];IF([Rankers.N12]=15;['R'.$B$16];IF([Rankers.N12]=16;['R'.$B$17];IF([Rankers.N12]=17;['R'.$B$18];IF([Rankers.N12]=18;['R'.$B$19];IF([Rankers.N12]=19;['R'.$B$20];IF([Rankers.N12]=20;['R'.$B$21];IF([Rankers.N12]=21;['R'.$B$22];IF([Rankers.N12]=22;['R'.$B$23];IF([Rankers.N12]=23;['R'.$B$24];IF([Rankers.N12]=24;['R'.$B$25];IF([Rankers.N12]=25;['R'.$B$26];IF([Rankers.N12]=26;['R'.$B$27];IF([Rankers.N12]=27;['R'.$B$28];IF([Rankers.N12]=28;['R'.$B$29];IF([Rankers.N12]=29;['R'.$B$30];IF([Rankers.N12]=30;['R'.$B$31];IF([Rankers.N12]=31;['R'.$B$32];IF([Rankers.N12]=32;['R'.$B$33];IF([Rankers.N12]=33;['R'.$B$34];IF([Rankers.N12]=34;['R'.$B$35];IF([Rankers.N12]=35;['R'.$B$36];IF([Rankers.N12]=36;['R'.$B$37];IF([Rankers.N12]=0;0;['R'.M48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2" table:formula="of:=[.A12]+1" table:style-name="ce8">
            <text:p>12</text:p>
          </table:table-cell>
          <table:table-cell office:value-type="string" table:style-name="ce15">
            <text:p>Задворнов Николай Сергеевич</text:p>
          </table:table-cell>
          <table:table-cell office:value-type="float" office:value="284" table:formula="of:=SUM([.D13:.ZZ13])" table:style-name="ce35">
            <text:p>284.00</text:p>
          </table:table-cell>
          <table:table-cell office:value-type="float" office:value="32" table:formula="of:=IF([Rankers.C13]=1;['R'.$B$2];IF([Rankers.C13]=2;['R'.$B$3];IF([Rankers.C13]=3;['R'.$B$4];IF([Rankers.C13]=4;['R'.$B$5];IF([Rankers.C13]=5;['R'.$B$6];IF([Rankers.C13]=6;['R'.$B$7];IF([Rankers.C13]=7;['R'.$B$8];IF([Rankers.C13]=8;['R'.$B$9];IF([Rankers.C13]=9;['R'.$B$10];IF([Rankers.C13]=10;['R'.$B$11];IF([Rankers.C13]=11;['R'.$B$12];IF([Rankers.C13]=12;['R'.$B$13];IF([Rankers.C13]=13;['R'.$B$14];IF([Rankers.C13]=14;['R'.$B$15];IF([Rankers.C13]=15;['R'.$B$16];IF([Rankers.C13]=16;['R'.$B$17];IF([Rankers.C13]=17;['R'.$B$18];IF([Rankers.C13]=18;['R'.$B$19];IF([Rankers.C13]=19;['R'.$B$20];IF([Rankers.C13]=20;['R'.$B$21];IF([Rankers.C13]=21;['R'.$B$22];IF([Rankers.C13]=22;['R'.$B$23];IF([Rankers.C13]=23;['R'.$B$24];IF([Rankers.C13]=24;['R'.$B$25];IF([Rankers.C13]=25;['R'.$B$26];IF([Rankers.C13]=26;['R'.$B$27];IF([Rankers.C13]=27;['R'.$B$28];IF([Rankers.C13]=28;['R'.$B$29];IF([Rankers.C13]=29;['R'.$B$30];IF([Rankers.C13]=30;['R'.$B$31];IF([Rankers.C13]=31;['R'.$B$32];IF([Rankers.C13]=32;['R'.$B$33];IF([Rankers.C13]=33;['R'.$B$34];IF([Rankers.C13]=34;['R'.$B$35];IF([Rankers.C13]=35;['R'.$B$36];IF([Rankers.C13]=36;['R'.$B$37];IF([Rankers.C13]=0;0;['R'.B49])))))))))))))))))))))))))))))))))))))" table:style-name="ce11">
            <text:p>32</text:p>
          </table:table-cell>
          <table:table-cell office:value-type="float" office:value="31" table:formula="of:=IF([Rankers.D13]=1;['R'.$B$2];IF([Rankers.D13]=2;['R'.$B$3];IF([Rankers.D13]=3;['R'.$B$4];IF([Rankers.D13]=4;['R'.$B$5];IF([Rankers.D13]=5;['R'.$B$6];IF([Rankers.D13]=6;['R'.$B$7];IF([Rankers.D13]=7;['R'.$B$8];IF([Rankers.D13]=8;['R'.$B$9];IF([Rankers.D13]=9;['R'.$B$10];IF([Rankers.D13]=10;['R'.$B$11];IF([Rankers.D13]=11;['R'.$B$12];IF([Rankers.D13]=12;['R'.$B$13];IF([Rankers.D13]=13;['R'.$B$14];IF([Rankers.D13]=14;['R'.$B$15];IF([Rankers.D13]=15;['R'.$B$16];IF([Rankers.D13]=16;['R'.$B$17];IF([Rankers.D13]=17;['R'.$B$18];IF([Rankers.D13]=18;['R'.$B$19];IF([Rankers.D13]=19;['R'.$B$20];IF([Rankers.D13]=20;['R'.$B$21];IF([Rankers.D13]=21;['R'.$B$22];IF([Rankers.D13]=22;['R'.$B$23];IF([Rankers.D13]=23;['R'.$B$24];IF([Rankers.D13]=24;['R'.$B$25];IF([Rankers.D13]=25;['R'.$B$26];IF([Rankers.D13]=26;['R'.$B$27];IF([Rankers.D13]=27;['R'.$B$28];IF([Rankers.D13]=28;['R'.$B$29];IF([Rankers.D13]=29;['R'.$B$30];IF([Rankers.D13]=30;['R'.$B$31];IF([Rankers.D13]=31;['R'.$B$32];IF([Rankers.D13]=32;['R'.$B$33];IF([Rankers.D13]=33;['R'.$B$34];IF([Rankers.D13]=34;['R'.$B$35];IF([Rankers.D13]=35;['R'.$B$36];IF([Rankers.D13]=36;['R'.$B$37];IF([Rankers.D13]=0;0;['R'.C49])))))))))))))))))))))))))))))))))))))" table:style-name="ce11">
            <text:p>31</text:p>
          </table:table-cell>
          <table:table-cell office:value-type="float" office:value="33" table:formula="of:=IF([Rankers.E13]=1;['R'.$B$2];IF([Rankers.E13]=2;['R'.$B$3];IF([Rankers.E13]=3;['R'.$B$4];IF([Rankers.E13]=4;['R'.$B$5];IF([Rankers.E13]=5;['R'.$B$6];IF([Rankers.E13]=6;['R'.$B$7];IF([Rankers.E13]=7;['R'.$B$8];IF([Rankers.E13]=8;['R'.$B$9];IF([Rankers.E13]=9;['R'.$B$10];IF([Rankers.E13]=10;['R'.$B$11];IF([Rankers.E13]=11;['R'.$B$12];IF([Rankers.E13]=12;['R'.$B$13];IF([Rankers.E13]=13;['R'.$B$14];IF([Rankers.E13]=14;['R'.$B$15];IF([Rankers.E13]=15;['R'.$B$16];IF([Rankers.E13]=16;['R'.$B$17];IF([Rankers.E13]=17;['R'.$B$18];IF([Rankers.E13]=18;['R'.$B$19];IF([Rankers.E13]=19;['R'.$B$20];IF([Rankers.E13]=20;['R'.$B$21];IF([Rankers.E13]=21;['R'.$B$22];IF([Rankers.E13]=22;['R'.$B$23];IF([Rankers.E13]=23;['R'.$B$24];IF([Rankers.E13]=24;['R'.$B$25];IF([Rankers.E13]=25;['R'.$B$26];IF([Rankers.E13]=26;['R'.$B$27];IF([Rankers.E13]=27;['R'.$B$28];IF([Rankers.E13]=28;['R'.$B$29];IF([Rankers.E13]=29;['R'.$B$30];IF([Rankers.E13]=30;['R'.$B$31];IF([Rankers.E13]=31;['R'.$B$32];IF([Rankers.E13]=32;['R'.$B$33];IF([Rankers.E13]=33;['R'.$B$34];IF([Rankers.E13]=34;['R'.$B$35];IF([Rankers.E13]=35;['R'.$B$36];IF([Rankers.E13]=36;['R'.$B$37];IF([Rankers.E13]=0;0;['R'.D49])))))))))))))))))))))))))))))))))))))" table:style-name="ce11">
            <text:p>33</text:p>
          </table:table-cell>
          <table:table-cell office:value-type="float" office:value="30" table:formula="of:=IF([Rankers.F13]=1;['R'.$B$2];IF([Rankers.F13]=2;['R'.$B$3];IF([Rankers.F13]=3;['R'.$B$4];IF([Rankers.F13]=4;['R'.$B$5];IF([Rankers.F13]=5;['R'.$B$6];IF([Rankers.F13]=6;['R'.$B$7];IF([Rankers.F13]=7;['R'.$B$8];IF([Rankers.F13]=8;['R'.$B$9];IF([Rankers.F13]=9;['R'.$B$10];IF([Rankers.F13]=10;['R'.$B$11];IF([Rankers.F13]=11;['R'.$B$12];IF([Rankers.F13]=12;['R'.$B$13];IF([Rankers.F13]=13;['R'.$B$14];IF([Rankers.F13]=14;['R'.$B$15];IF([Rankers.F13]=15;['R'.$B$16];IF([Rankers.F13]=16;['R'.$B$17];IF([Rankers.F13]=17;['R'.$B$18];IF([Rankers.F13]=18;['R'.$B$19];IF([Rankers.F13]=19;['R'.$B$20];IF([Rankers.F13]=20;['R'.$B$21];IF([Rankers.F13]=21;['R'.$B$22];IF([Rankers.F13]=22;['R'.$B$23];IF([Rankers.F13]=23;['R'.$B$24];IF([Rankers.F13]=24;['R'.$B$25];IF([Rankers.F13]=25;['R'.$B$26];IF([Rankers.F13]=26;['R'.$B$27];IF([Rankers.F13]=27;['R'.$B$28];IF([Rankers.F13]=28;['R'.$B$29];IF([Rankers.F13]=29;['R'.$B$30];IF([Rankers.F13]=30;['R'.$B$31];IF([Rankers.F13]=31;['R'.$B$32];IF([Rankers.F13]=32;['R'.$B$33];IF([Rankers.F13]=33;['R'.$B$34];IF([Rankers.F13]=34;['R'.$B$35];IF([Rankers.F13]=35;['R'.$B$36];IF([Rankers.F13]=36;['R'.$B$37];IF([Rankers.F13]=0;0;['R'.E49])))))))))))))))))))))))))))))))))))))" table:style-name="ce11">
            <text:p>30</text:p>
          </table:table-cell>
          <table:table-cell office:value-type="float" office:value="29" table:formula="of:=IF([Rankers.G13]=1;['R'.$B$2];IF([Rankers.G13]=2;['R'.$B$3];IF([Rankers.G13]=3;['R'.$B$4];IF([Rankers.G13]=4;['R'.$B$5];IF([Rankers.G13]=5;['R'.$B$6];IF([Rankers.G13]=6;['R'.$B$7];IF([Rankers.G13]=7;['R'.$B$8];IF([Rankers.G13]=8;['R'.$B$9];IF([Rankers.G13]=9;['R'.$B$10];IF([Rankers.G13]=10;['R'.$B$11];IF([Rankers.G13]=11;['R'.$B$12];IF([Rankers.G13]=12;['R'.$B$13];IF([Rankers.G13]=13;['R'.$B$14];IF([Rankers.G13]=14;['R'.$B$15];IF([Rankers.G13]=15;['R'.$B$16];IF([Rankers.G13]=16;['R'.$B$17];IF([Rankers.G13]=17;['R'.$B$18];IF([Rankers.G13]=18;['R'.$B$19];IF([Rankers.G13]=19;['R'.$B$20];IF([Rankers.G13]=20;['R'.$B$21];IF([Rankers.G13]=21;['R'.$B$22];IF([Rankers.G13]=22;['R'.$B$23];IF([Rankers.G13]=23;['R'.$B$24];IF([Rankers.G13]=24;['R'.$B$25];IF([Rankers.G13]=25;['R'.$B$26];IF([Rankers.G13]=26;['R'.$B$27];IF([Rankers.G13]=27;['R'.$B$28];IF([Rankers.G13]=28;['R'.$B$29];IF([Rankers.G13]=29;['R'.$B$30];IF([Rankers.G13]=30;['R'.$B$31];IF([Rankers.G13]=31;['R'.$B$32];IF([Rankers.G13]=32;['R'.$B$33];IF([Rankers.G13]=33;['R'.$B$34];IF([Rankers.G13]=34;['R'.$B$35];IF([Rankers.G13]=35;['R'.$B$36];IF([Rankers.G13]=36;['R'.$B$37];IF([Rankers.G13]=0;0;['R'.F49])))))))))))))))))))))))))))))))))))))" table:style-name="ce11">
            <text:p>29</text:p>
          </table:table-cell>
          <table:table-cell office:value-type="float" office:value="0" table:formula="of:=IF([Rankers.H13]=1;['R'.$B$2];IF([Rankers.H13]=2;['R'.$B$3];IF([Rankers.H13]=3;['R'.$B$4];IF([Rankers.H13]=4;['R'.$B$5];IF([Rankers.H13]=5;['R'.$B$6];IF([Rankers.H13]=6;['R'.$B$7];IF([Rankers.H13]=7;['R'.$B$8];IF([Rankers.H13]=8;['R'.$B$9];IF([Rankers.H13]=9;['R'.$B$10];IF([Rankers.H13]=10;['R'.$B$11];IF([Rankers.H13]=11;['R'.$B$12];IF([Rankers.H13]=12;['R'.$B$13];IF([Rankers.H13]=13;['R'.$B$14];IF([Rankers.H13]=14;['R'.$B$15];IF([Rankers.H13]=15;['R'.$B$16];IF([Rankers.H13]=16;['R'.$B$17];IF([Rankers.H13]=17;['R'.$B$18];IF([Rankers.H13]=18;['R'.$B$19];IF([Rankers.H13]=19;['R'.$B$20];IF([Rankers.H13]=20;['R'.$B$21];IF([Rankers.H13]=21;['R'.$B$22];IF([Rankers.H13]=22;['R'.$B$23];IF([Rankers.H13]=23;['R'.$B$24];IF([Rankers.H13]=24;['R'.$B$25];IF([Rankers.H13]=25;['R'.$B$26];IF([Rankers.H13]=26;['R'.$B$27];IF([Rankers.H13]=27;['R'.$B$28];IF([Rankers.H13]=28;['R'.$B$29];IF([Rankers.H13]=29;['R'.$B$30];IF([Rankers.H13]=30;['R'.$B$31];IF([Rankers.H13]=31;['R'.$B$32];IF([Rankers.H13]=32;['R'.$B$33];IF([Rankers.H13]=33;['R'.$B$34];IF([Rankers.H13]=34;['R'.$B$35];IF([Rankers.H13]=35;['R'.$B$36];IF([Rankers.H13]=36;['R'.$B$37];IF([Rankers.H13]=0;0;['R'.G49])))))))))))))))))))))))))))))))))))))" table:style-name="ce11">
            <text:p>0</text:p>
          </table:table-cell>
          <table:table-cell office:value-type="float" office:value="20" table:formula="of:=IF([Rankers.I13]=1;['R'.$B$2];IF([Rankers.I13]=2;['R'.$B$3];IF([Rankers.I13]=3;['R'.$B$4];IF([Rankers.I13]=4;['R'.$B$5];IF([Rankers.I13]=5;['R'.$B$6];IF([Rankers.I13]=6;['R'.$B$7];IF([Rankers.I13]=7;['R'.$B$8];IF([Rankers.I13]=8;['R'.$B$9];IF([Rankers.I13]=9;['R'.$B$10];IF([Rankers.I13]=10;['R'.$B$11];IF([Rankers.I13]=11;['R'.$B$12];IF([Rankers.I13]=12;['R'.$B$13];IF([Rankers.I13]=13;['R'.$B$14];IF([Rankers.I13]=14;['R'.$B$15];IF([Rankers.I13]=15;['R'.$B$16];IF([Rankers.I13]=16;['R'.$B$17];IF([Rankers.I13]=17;['R'.$B$18];IF([Rankers.I13]=18;['R'.$B$19];IF([Rankers.I13]=19;['R'.$B$20];IF([Rankers.I13]=20;['R'.$B$21];IF([Rankers.I13]=21;['R'.$B$22];IF([Rankers.I13]=22;['R'.$B$23];IF([Rankers.I13]=23;['R'.$B$24];IF([Rankers.I13]=24;['R'.$B$25];IF([Rankers.I13]=25;['R'.$B$26];IF([Rankers.I13]=26;['R'.$B$27];IF([Rankers.I13]=27;['R'.$B$28];IF([Rankers.I13]=28;['R'.$B$29];IF([Rankers.I13]=29;['R'.$B$30];IF([Rankers.I13]=30;['R'.$B$31];IF([Rankers.I13]=31;['R'.$B$32];IF([Rankers.I13]=32;['R'.$B$33];IF([Rankers.I13]=33;['R'.$B$34];IF([Rankers.I13]=34;['R'.$B$35];IF([Rankers.I13]=35;['R'.$B$36];IF([Rankers.I13]=36;['R'.$B$37];IF([Rankers.I13]=0;0;['R'.H49])))))))))))))))))))))))))))))))))))))" table:style-name="ce11">
            <text:p>20</text:p>
          </table:table-cell>
          <table:table-cell office:value-type="float" office:value="0" table:formula="of:=IF([Rankers.J13]=1;['R'.$B$2];IF([Rankers.J13]=2;['R'.$B$3];IF([Rankers.J13]=3;['R'.$B$4];IF([Rankers.J13]=4;['R'.$B$5];IF([Rankers.J13]=5;['R'.$B$6];IF([Rankers.J13]=6;['R'.$B$7];IF([Rankers.J13]=7;['R'.$B$8];IF([Rankers.J13]=8;['R'.$B$9];IF([Rankers.J13]=9;['R'.$B$10];IF([Rankers.J13]=10;['R'.$B$11];IF([Rankers.J13]=11;['R'.$B$12];IF([Rankers.J13]=12;['R'.$B$13];IF([Rankers.J13]=13;['R'.$B$14];IF([Rankers.J13]=14;['R'.$B$15];IF([Rankers.J13]=15;['R'.$B$16];IF([Rankers.J13]=16;['R'.$B$17];IF([Rankers.J13]=17;['R'.$B$18];IF([Rankers.J13]=18;['R'.$B$19];IF([Rankers.J13]=19;['R'.$B$20];IF([Rankers.J13]=20;['R'.$B$21];IF([Rankers.J13]=21;['R'.$B$22];IF([Rankers.J13]=22;['R'.$B$23];IF([Rankers.J13]=23;['R'.$B$24];IF([Rankers.J13]=24;['R'.$B$25];IF([Rankers.J13]=25;['R'.$B$26];IF([Rankers.J13]=26;['R'.$B$27];IF([Rankers.J13]=27;['R'.$B$28];IF([Rankers.J13]=28;['R'.$B$29];IF([Rankers.J13]=29;['R'.$B$30];IF([Rankers.J13]=30;['R'.$B$31];IF([Rankers.J13]=31;['R'.$B$32];IF([Rankers.J13]=32;['R'.$B$33];IF([Rankers.J13]=33;['R'.$B$34];IF([Rankers.J13]=34;['R'.$B$35];IF([Rankers.J13]=35;['R'.$B$36];IF([Rankers.J13]=36;['R'.$B$37];IF([Rankers.J13]=0;0;['R'.I49])))))))))))))))))))))))))))))))))))))" table:style-name="ce11">
            <text:p>0</text:p>
          </table:table-cell>
          <table:table-cell office:value-type="float" office:value="36" table:formula="of:=IF([Rankers.K13]=1;['R'.$B$2];IF([Rankers.K13]=2;['R'.$B$3];IF([Rankers.K13]=3;['R'.$B$4];IF([Rankers.K13]=4;['R'.$B$5];IF([Rankers.K13]=5;['R'.$B$6];IF([Rankers.K13]=6;['R'.$B$7];IF([Rankers.K13]=7;['R'.$B$8];IF([Rankers.K13]=8;['R'.$B$9];IF([Rankers.K13]=9;['R'.$B$10];IF([Rankers.K13]=10;['R'.$B$11];IF([Rankers.K13]=11;['R'.$B$12];IF([Rankers.K13]=12;['R'.$B$13];IF([Rankers.K13]=13;['R'.$B$14];IF([Rankers.K13]=14;['R'.$B$15];IF([Rankers.K13]=15;['R'.$B$16];IF([Rankers.K13]=16;['R'.$B$17];IF([Rankers.K13]=17;['R'.$B$18];IF([Rankers.K13]=18;['R'.$B$19];IF([Rankers.K13]=19;['R'.$B$20];IF([Rankers.K13]=20;['R'.$B$21];IF([Rankers.K13]=21;['R'.$B$22];IF([Rankers.K13]=22;['R'.$B$23];IF([Rankers.K13]=23;['R'.$B$24];IF([Rankers.K13]=24;['R'.$B$25];IF([Rankers.K13]=25;['R'.$B$26];IF([Rankers.K13]=26;['R'.$B$27];IF([Rankers.K13]=27;['R'.$B$28];IF([Rankers.K13]=28;['R'.$B$29];IF([Rankers.K13]=29;['R'.$B$30];IF([Rankers.K13]=30;['R'.$B$31];IF([Rankers.K13]=31;['R'.$B$32];IF([Rankers.K13]=32;['R'.$B$33];IF([Rankers.K13]=33;['R'.$B$34];IF([Rankers.K13]=34;['R'.$B$35];IF([Rankers.K13]=35;['R'.$B$36];IF([Rankers.K13]=36;['R'.$B$37];IF([Rankers.K13]=0;0;['R'.J49])))))))))))))))))))))))))))))))))))))" table:style-name="ce12">
            <text:p>36</text:p>
          </table:table-cell>
          <table:table-cell office:value-type="float" office:value="23" table:formula="of:=IF([Rankers.L13]=1;['R'.$B$2];IF([Rankers.L13]=2;['R'.$B$3];IF([Rankers.L13]=3;['R'.$B$4];IF([Rankers.L13]=4;['R'.$B$5];IF([Rankers.L13]=5;['R'.$B$6];IF([Rankers.L13]=6;['R'.$B$7];IF([Rankers.L13]=7;['R'.$B$8];IF([Rankers.L13]=8;['R'.$B$9];IF([Rankers.L13]=9;['R'.$B$10];IF([Rankers.L13]=10;['R'.$B$11];IF([Rankers.L13]=11;['R'.$B$12];IF([Rankers.L13]=12;['R'.$B$13];IF([Rankers.L13]=13;['R'.$B$14];IF([Rankers.L13]=14;['R'.$B$15];IF([Rankers.L13]=15;['R'.$B$16];IF([Rankers.L13]=16;['R'.$B$17];IF([Rankers.L13]=17;['R'.$B$18];IF([Rankers.L13]=18;['R'.$B$19];IF([Rankers.L13]=19;['R'.$B$20];IF([Rankers.L13]=20;['R'.$B$21];IF([Rankers.L13]=21;['R'.$B$22];IF([Rankers.L13]=22;['R'.$B$23];IF([Rankers.L13]=23;['R'.$B$24];IF([Rankers.L13]=24;['R'.$B$25];IF([Rankers.L13]=25;['R'.$B$26];IF([Rankers.L13]=26;['R'.$B$27];IF([Rankers.L13]=27;['R'.$B$28];IF([Rankers.L13]=28;['R'.$B$29];IF([Rankers.L13]=29;['R'.$B$30];IF([Rankers.L13]=30;['R'.$B$31];IF([Rankers.L13]=31;['R'.$B$32];IF([Rankers.L13]=32;['R'.$B$33];IF([Rankers.L13]=33;['R'.$B$34];IF([Rankers.L13]=34;['R'.$B$35];IF([Rankers.L13]=35;['R'.$B$36];IF([Rankers.L13]=36;['R'.$B$37];IF([Rankers.L13]=0;0;['R'.K49])))))))))))))))))))))))))))))))))))))" table:style-name="ce34">
            <text:p>23</text:p>
          </table:table-cell>
          <table:table-cell office:value-type="float" office:value="15" table:formula="of:=IF([Rankers.M13]=1;['R'.$B$2];IF([Rankers.M13]=2;['R'.$B$3];IF([Rankers.M13]=3;['R'.$B$4];IF([Rankers.M13]=4;['R'.$B$5];IF([Rankers.M13]=5;['R'.$B$6];IF([Rankers.M13]=6;['R'.$B$7];IF([Rankers.M13]=7;['R'.$B$8];IF([Rankers.M13]=8;['R'.$B$9];IF([Rankers.M13]=9;['R'.$B$10];IF([Rankers.M13]=10;['R'.$B$11];IF([Rankers.M13]=11;['R'.$B$12];IF([Rankers.M13]=12;['R'.$B$13];IF([Rankers.M13]=13;['R'.$B$14];IF([Rankers.M13]=14;['R'.$B$15];IF([Rankers.M13]=15;['R'.$B$16];IF([Rankers.M13]=16;['R'.$B$17];IF([Rankers.M13]=17;['R'.$B$18];IF([Rankers.M13]=18;['R'.$B$19];IF([Rankers.M13]=19;['R'.$B$20];IF([Rankers.M13]=20;['R'.$B$21];IF([Rankers.M13]=21;['R'.$B$22];IF([Rankers.M13]=22;['R'.$B$23];IF([Rankers.M13]=23;['R'.$B$24];IF([Rankers.M13]=24;['R'.$B$25];IF([Rankers.M13]=25;['R'.$B$26];IF([Rankers.M13]=26;['R'.$B$27];IF([Rankers.M13]=27;['R'.$B$28];IF([Rankers.M13]=28;['R'.$B$29];IF([Rankers.M13]=29;['R'.$B$30];IF([Rankers.M13]=30;['R'.$B$31];IF([Rankers.M13]=31;['R'.$B$32];IF([Rankers.M13]=32;['R'.$B$33];IF([Rankers.M13]=33;['R'.$B$34];IF([Rankers.M13]=34;['R'.$B$35];IF([Rankers.M13]=35;['R'.$B$36];IF([Rankers.M13]=36;['R'.$B$37];IF([Rankers.M13]=0;0;['R'.L49])))))))))))))))))))))))))))))))))))))" table:style-name="ce12">
            <text:p>15</text:p>
          </table:table-cell>
          <table:table-cell office:value-type="float" office:value="35" table:formula="of:=IF([Rankers.N13]=1;['R'.$B$2];IF([Rankers.N13]=2;['R'.$B$3];IF([Rankers.N13]=3;['R'.$B$4];IF([Rankers.N13]=4;['R'.$B$5];IF([Rankers.N13]=5;['R'.$B$6];IF([Rankers.N13]=6;['R'.$B$7];IF([Rankers.N13]=7;['R'.$B$8];IF([Rankers.N13]=8;['R'.$B$9];IF([Rankers.N13]=9;['R'.$B$10];IF([Rankers.N13]=10;['R'.$B$11];IF([Rankers.N13]=11;['R'.$B$12];IF([Rankers.N13]=12;['R'.$B$13];IF([Rankers.N13]=13;['R'.$B$14];IF([Rankers.N13]=14;['R'.$B$15];IF([Rankers.N13]=15;['R'.$B$16];IF([Rankers.N13]=16;['R'.$B$17];IF([Rankers.N13]=17;['R'.$B$18];IF([Rankers.N13]=18;['R'.$B$19];IF([Rankers.N13]=19;['R'.$B$20];IF([Rankers.N13]=20;['R'.$B$21];IF([Rankers.N13]=21;['R'.$B$22];IF([Rankers.N13]=22;['R'.$B$23];IF([Rankers.N13]=23;['R'.$B$24];IF([Rankers.N13]=24;['R'.$B$25];IF([Rankers.N13]=25;['R'.$B$26];IF([Rankers.N13]=26;['R'.$B$27];IF([Rankers.N13]=27;['R'.$B$28];IF([Rankers.N13]=28;['R'.$B$29];IF([Rankers.N13]=29;['R'.$B$30];IF([Rankers.N13]=30;['R'.$B$31];IF([Rankers.N13]=31;['R'.$B$32];IF([Rankers.N13]=32;['R'.$B$33];IF([Rankers.N13]=33;['R'.$B$34];IF([Rankers.N13]=34;['R'.$B$35];IF([Rankers.N13]=35;['R'.$B$36];IF([Rankers.N13]=36;['R'.$B$37];IF([Rankers.N13]=0;0;['R'.M49])))))))))))))))))))))))))))))))))))))" table:style-name="ce12">
            <text:p>35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3" table:formula="of:=[.A13]+1" table:style-name="ce8">
            <text:p>13</text:p>
          </table:table-cell>
          <table:table-cell office:value-type="string" table:style-name="ce15">
            <text:p>Кабанов Данил Евгеньевич</text:p>
          </table:table-cell>
          <table:table-cell office:value-type="float" office:value="227" table:formula="of:=SUM([.D14:.ZZ14])" table:style-name="ce35">
            <text:p>227.00</text:p>
          </table:table-cell>
          <table:table-cell office:value-type="float" office:value="9" table:formula="of:=IF([Rankers.C14]=1;['R'.$B$2];IF([Rankers.C14]=2;['R'.$B$3];IF([Rankers.C14]=3;['R'.$B$4];IF([Rankers.C14]=4;['R'.$B$5];IF([Rankers.C14]=5;['R'.$B$6];IF([Rankers.C14]=6;['R'.$B$7];IF([Rankers.C14]=7;['R'.$B$8];IF([Rankers.C14]=8;['R'.$B$9];IF([Rankers.C14]=9;['R'.$B$10];IF([Rankers.C14]=10;['R'.$B$11];IF([Rankers.C14]=11;['R'.$B$12];IF([Rankers.C14]=12;['R'.$B$13];IF([Rankers.C14]=13;['R'.$B$14];IF([Rankers.C14]=14;['R'.$B$15];IF([Rankers.C14]=15;['R'.$B$16];IF([Rankers.C14]=16;['R'.$B$17];IF([Rankers.C14]=17;['R'.$B$18];IF([Rankers.C14]=18;['R'.$B$19];IF([Rankers.C14]=19;['R'.$B$20];IF([Rankers.C14]=20;['R'.$B$21];IF([Rankers.C14]=21;['R'.$B$22];IF([Rankers.C14]=22;['R'.$B$23];IF([Rankers.C14]=23;['R'.$B$24];IF([Rankers.C14]=24;['R'.$B$25];IF([Rankers.C14]=25;['R'.$B$26];IF([Rankers.C14]=26;['R'.$B$27];IF([Rankers.C14]=27;['R'.$B$28];IF([Rankers.C14]=28;['R'.$B$29];IF([Rankers.C14]=29;['R'.$B$30];IF([Rankers.C14]=30;['R'.$B$31];IF([Rankers.C14]=31;['R'.$B$32];IF([Rankers.C14]=32;['R'.$B$33];IF([Rankers.C14]=33;['R'.$B$34];IF([Rankers.C14]=34;['R'.$B$35];IF([Rankers.C14]=35;['R'.$B$36];IF([Rankers.C14]=36;['R'.$B$37];IF([Rankers.C14]=0;0;['R'.B50])))))))))))))))))))))))))))))))))))))" table:style-name="ce11">
            <text:p>9</text:p>
          </table:table-cell>
          <table:table-cell office:value-type="float" office:value="0" table:formula="of:=IF([Rankers.D14]=1;['R'.$B$2];IF([Rankers.D14]=2;['R'.$B$3];IF([Rankers.D14]=3;['R'.$B$4];IF([Rankers.D14]=4;['R'.$B$5];IF([Rankers.D14]=5;['R'.$B$6];IF([Rankers.D14]=6;['R'.$B$7];IF([Rankers.D14]=7;['R'.$B$8];IF([Rankers.D14]=8;['R'.$B$9];IF([Rankers.D14]=9;['R'.$B$10];IF([Rankers.D14]=10;['R'.$B$11];IF([Rankers.D14]=11;['R'.$B$12];IF([Rankers.D14]=12;['R'.$B$13];IF([Rankers.D14]=13;['R'.$B$14];IF([Rankers.D14]=14;['R'.$B$15];IF([Rankers.D14]=15;['R'.$B$16];IF([Rankers.D14]=16;['R'.$B$17];IF([Rankers.D14]=17;['R'.$B$18];IF([Rankers.D14]=18;['R'.$B$19];IF([Rankers.D14]=19;['R'.$B$20];IF([Rankers.D14]=20;['R'.$B$21];IF([Rankers.D14]=21;['R'.$B$22];IF([Rankers.D14]=22;['R'.$B$23];IF([Rankers.D14]=23;['R'.$B$24];IF([Rankers.D14]=24;['R'.$B$25];IF([Rankers.D14]=25;['R'.$B$26];IF([Rankers.D14]=26;['R'.$B$27];IF([Rankers.D14]=27;['R'.$B$28];IF([Rankers.D14]=28;['R'.$B$29];IF([Rankers.D14]=29;['R'.$B$30];IF([Rankers.D14]=30;['R'.$B$31];IF([Rankers.D14]=31;['R'.$B$32];IF([Rankers.D14]=32;['R'.$B$33];IF([Rankers.D14]=33;['R'.$B$34];IF([Rankers.D14]=34;['R'.$B$35];IF([Rankers.D14]=35;['R'.$B$36];IF([Rankers.D14]=36;['R'.$B$37];IF([Rankers.D14]=0;0;['R'.C50])))))))))))))))))))))))))))))))))))))" table:style-name="ce11">
            <text:p>0</text:p>
          </table:table-cell>
          <table:table-cell office:value-type="float" office:value="29" table:formula="of:=IF([Rankers.E14]=1;['R'.$B$2];IF([Rankers.E14]=2;['R'.$B$3];IF([Rankers.E14]=3;['R'.$B$4];IF([Rankers.E14]=4;['R'.$B$5];IF([Rankers.E14]=5;['R'.$B$6];IF([Rankers.E14]=6;['R'.$B$7];IF([Rankers.E14]=7;['R'.$B$8];IF([Rankers.E14]=8;['R'.$B$9];IF([Rankers.E14]=9;['R'.$B$10];IF([Rankers.E14]=10;['R'.$B$11];IF([Rankers.E14]=11;['R'.$B$12];IF([Rankers.E14]=12;['R'.$B$13];IF([Rankers.E14]=13;['R'.$B$14];IF([Rankers.E14]=14;['R'.$B$15];IF([Rankers.E14]=15;['R'.$B$16];IF([Rankers.E14]=16;['R'.$B$17];IF([Rankers.E14]=17;['R'.$B$18];IF([Rankers.E14]=18;['R'.$B$19];IF([Rankers.E14]=19;['R'.$B$20];IF([Rankers.E14]=20;['R'.$B$21];IF([Rankers.E14]=21;['R'.$B$22];IF([Rankers.E14]=22;['R'.$B$23];IF([Rankers.E14]=23;['R'.$B$24];IF([Rankers.E14]=24;['R'.$B$25];IF([Rankers.E14]=25;['R'.$B$26];IF([Rankers.E14]=26;['R'.$B$27];IF([Rankers.E14]=27;['R'.$B$28];IF([Rankers.E14]=28;['R'.$B$29];IF([Rankers.E14]=29;['R'.$B$30];IF([Rankers.E14]=30;['R'.$B$31];IF([Rankers.E14]=31;['R'.$B$32];IF([Rankers.E14]=32;['R'.$B$33];IF([Rankers.E14]=33;['R'.$B$34];IF([Rankers.E14]=34;['R'.$B$35];IF([Rankers.E14]=35;['R'.$B$36];IF([Rankers.E14]=36;['R'.$B$37];IF([Rankers.E14]=0;0;['R'.D50])))))))))))))))))))))))))))))))))))))" table:style-name="ce11">
            <text:p>29</text:p>
          </table:table-cell>
          <table:table-cell office:value-type="float" office:value="14" table:formula="of:=IF([Rankers.F14]=1;['R'.$B$2];IF([Rankers.F14]=2;['R'.$B$3];IF([Rankers.F14]=3;['R'.$B$4];IF([Rankers.F14]=4;['R'.$B$5];IF([Rankers.F14]=5;['R'.$B$6];IF([Rankers.F14]=6;['R'.$B$7];IF([Rankers.F14]=7;['R'.$B$8];IF([Rankers.F14]=8;['R'.$B$9];IF([Rankers.F14]=9;['R'.$B$10];IF([Rankers.F14]=10;['R'.$B$11];IF([Rankers.F14]=11;['R'.$B$12];IF([Rankers.F14]=12;['R'.$B$13];IF([Rankers.F14]=13;['R'.$B$14];IF([Rankers.F14]=14;['R'.$B$15];IF([Rankers.F14]=15;['R'.$B$16];IF([Rankers.F14]=16;['R'.$B$17];IF([Rankers.F14]=17;['R'.$B$18];IF([Rankers.F14]=18;['R'.$B$19];IF([Rankers.F14]=19;['R'.$B$20];IF([Rankers.F14]=20;['R'.$B$21];IF([Rankers.F14]=21;['R'.$B$22];IF([Rankers.F14]=22;['R'.$B$23];IF([Rankers.F14]=23;['R'.$B$24];IF([Rankers.F14]=24;['R'.$B$25];IF([Rankers.F14]=25;['R'.$B$26];IF([Rankers.F14]=26;['R'.$B$27];IF([Rankers.F14]=27;['R'.$B$28];IF([Rankers.F14]=28;['R'.$B$29];IF([Rankers.F14]=29;['R'.$B$30];IF([Rankers.F14]=30;['R'.$B$31];IF([Rankers.F14]=31;['R'.$B$32];IF([Rankers.F14]=32;['R'.$B$33];IF([Rankers.F14]=33;['R'.$B$34];IF([Rankers.F14]=34;['R'.$B$35];IF([Rankers.F14]=35;['R'.$B$36];IF([Rankers.F14]=36;['R'.$B$37];IF([Rankers.F14]=0;0;['R'.E50])))))))))))))))))))))))))))))))))))))" table:style-name="ce11">
            <text:p>14</text:p>
          </table:table-cell>
          <table:table-cell office:value-type="float" office:value="14" table:formula="of:=IF([Rankers.G14]=1;['R'.$B$2];IF([Rankers.G14]=2;['R'.$B$3];IF([Rankers.G14]=3;['R'.$B$4];IF([Rankers.G14]=4;['R'.$B$5];IF([Rankers.G14]=5;['R'.$B$6];IF([Rankers.G14]=6;['R'.$B$7];IF([Rankers.G14]=7;['R'.$B$8];IF([Rankers.G14]=8;['R'.$B$9];IF([Rankers.G14]=9;['R'.$B$10];IF([Rankers.G14]=10;['R'.$B$11];IF([Rankers.G14]=11;['R'.$B$12];IF([Rankers.G14]=12;['R'.$B$13];IF([Rankers.G14]=13;['R'.$B$14];IF([Rankers.G14]=14;['R'.$B$15];IF([Rankers.G14]=15;['R'.$B$16];IF([Rankers.G14]=16;['R'.$B$17];IF([Rankers.G14]=17;['R'.$B$18];IF([Rankers.G14]=18;['R'.$B$19];IF([Rankers.G14]=19;['R'.$B$20];IF([Rankers.G14]=20;['R'.$B$21];IF([Rankers.G14]=21;['R'.$B$22];IF([Rankers.G14]=22;['R'.$B$23];IF([Rankers.G14]=23;['R'.$B$24];IF([Rankers.G14]=24;['R'.$B$25];IF([Rankers.G14]=25;['R'.$B$26];IF([Rankers.G14]=26;['R'.$B$27];IF([Rankers.G14]=27;['R'.$B$28];IF([Rankers.G14]=28;['R'.$B$29];IF([Rankers.G14]=29;['R'.$B$30];IF([Rankers.G14]=30;['R'.$B$31];IF([Rankers.G14]=31;['R'.$B$32];IF([Rankers.G14]=32;['R'.$B$33];IF([Rankers.G14]=33;['R'.$B$34];IF([Rankers.G14]=34;['R'.$B$35];IF([Rankers.G14]=35;['R'.$B$36];IF([Rankers.G14]=36;['R'.$B$37];IF([Rankers.G14]=0;0;['R'.F50])))))))))))))))))))))))))))))))))))))" table:style-name="ce11">
            <text:p>14</text:p>
          </table:table-cell>
          <table:table-cell office:value-type="float" office:value="37" table:formula="of:=IF([Rankers.H14]=1;['R'.$B$2];IF([Rankers.H14]=2;['R'.$B$3];IF([Rankers.H14]=3;['R'.$B$4];IF([Rankers.H14]=4;['R'.$B$5];IF([Rankers.H14]=5;['R'.$B$6];IF([Rankers.H14]=6;['R'.$B$7];IF([Rankers.H14]=7;['R'.$B$8];IF([Rankers.H14]=8;['R'.$B$9];IF([Rankers.H14]=9;['R'.$B$10];IF([Rankers.H14]=10;['R'.$B$11];IF([Rankers.H14]=11;['R'.$B$12];IF([Rankers.H14]=12;['R'.$B$13];IF([Rankers.H14]=13;['R'.$B$14];IF([Rankers.H14]=14;['R'.$B$15];IF([Rankers.H14]=15;['R'.$B$16];IF([Rankers.H14]=16;['R'.$B$17];IF([Rankers.H14]=17;['R'.$B$18];IF([Rankers.H14]=18;['R'.$B$19];IF([Rankers.H14]=19;['R'.$B$20];IF([Rankers.H14]=20;['R'.$B$21];IF([Rankers.H14]=21;['R'.$B$22];IF([Rankers.H14]=22;['R'.$B$23];IF([Rankers.H14]=23;['R'.$B$24];IF([Rankers.H14]=24;['R'.$B$25];IF([Rankers.H14]=25;['R'.$B$26];IF([Rankers.H14]=26;['R'.$B$27];IF([Rankers.H14]=27;['R'.$B$28];IF([Rankers.H14]=28;['R'.$B$29];IF([Rankers.H14]=29;['R'.$B$30];IF([Rankers.H14]=30;['R'.$B$31];IF([Rankers.H14]=31;['R'.$B$32];IF([Rankers.H14]=32;['R'.$B$33];IF([Rankers.H14]=33;['R'.$B$34];IF([Rankers.H14]=34;['R'.$B$35];IF([Rankers.H14]=35;['R'.$B$36];IF([Rankers.H14]=36;['R'.$B$37];IF([Rankers.H14]=0;0;['R'.G50])))))))))))))))))))))))))))))))))))))" table:style-name="ce11">
            <text:p>37</text:p>
          </table:table-cell>
          <table:table-cell office:value-type="float" office:value="19" table:formula="of:=IF([Rankers.I14]=1;['R'.$B$2];IF([Rankers.I14]=2;['R'.$B$3];IF([Rankers.I14]=3;['R'.$B$4];IF([Rankers.I14]=4;['R'.$B$5];IF([Rankers.I14]=5;['R'.$B$6];IF([Rankers.I14]=6;['R'.$B$7];IF([Rankers.I14]=7;['R'.$B$8];IF([Rankers.I14]=8;['R'.$B$9];IF([Rankers.I14]=9;['R'.$B$10];IF([Rankers.I14]=10;['R'.$B$11];IF([Rankers.I14]=11;['R'.$B$12];IF([Rankers.I14]=12;['R'.$B$13];IF([Rankers.I14]=13;['R'.$B$14];IF([Rankers.I14]=14;['R'.$B$15];IF([Rankers.I14]=15;['R'.$B$16];IF([Rankers.I14]=16;['R'.$B$17];IF([Rankers.I14]=17;['R'.$B$18];IF([Rankers.I14]=18;['R'.$B$19];IF([Rankers.I14]=19;['R'.$B$20];IF([Rankers.I14]=20;['R'.$B$21];IF([Rankers.I14]=21;['R'.$B$22];IF([Rankers.I14]=22;['R'.$B$23];IF([Rankers.I14]=23;['R'.$B$24];IF([Rankers.I14]=24;['R'.$B$25];IF([Rankers.I14]=25;['R'.$B$26];IF([Rankers.I14]=26;['R'.$B$27];IF([Rankers.I14]=27;['R'.$B$28];IF([Rankers.I14]=28;['R'.$B$29];IF([Rankers.I14]=29;['R'.$B$30];IF([Rankers.I14]=30;['R'.$B$31];IF([Rankers.I14]=31;['R'.$B$32];IF([Rankers.I14]=32;['R'.$B$33];IF([Rankers.I14]=33;['R'.$B$34];IF([Rankers.I14]=34;['R'.$B$35];IF([Rankers.I14]=35;['R'.$B$36];IF([Rankers.I14]=36;['R'.$B$37];IF([Rankers.I14]=0;0;['R'.H50])))))))))))))))))))))))))))))))))))))" table:style-name="ce11">
            <text:p>19</text:p>
          </table:table-cell>
          <table:table-cell office:value-type="float" office:value="21" table:formula="of:=IF([Rankers.J14]=1;['R'.$B$2];IF([Rankers.J14]=2;['R'.$B$3];IF([Rankers.J14]=3;['R'.$B$4];IF([Rankers.J14]=4;['R'.$B$5];IF([Rankers.J14]=5;['R'.$B$6];IF([Rankers.J14]=6;['R'.$B$7];IF([Rankers.J14]=7;['R'.$B$8];IF([Rankers.J14]=8;['R'.$B$9];IF([Rankers.J14]=9;['R'.$B$10];IF([Rankers.J14]=10;['R'.$B$11];IF([Rankers.J14]=11;['R'.$B$12];IF([Rankers.J14]=12;['R'.$B$13];IF([Rankers.J14]=13;['R'.$B$14];IF([Rankers.J14]=14;['R'.$B$15];IF([Rankers.J14]=15;['R'.$B$16];IF([Rankers.J14]=16;['R'.$B$17];IF([Rankers.J14]=17;['R'.$B$18];IF([Rankers.J14]=18;['R'.$B$19];IF([Rankers.J14]=19;['R'.$B$20];IF([Rankers.J14]=20;['R'.$B$21];IF([Rankers.J14]=21;['R'.$B$22];IF([Rankers.J14]=22;['R'.$B$23];IF([Rankers.J14]=23;['R'.$B$24];IF([Rankers.J14]=24;['R'.$B$25];IF([Rankers.J14]=25;['R'.$B$26];IF([Rankers.J14]=26;['R'.$B$27];IF([Rankers.J14]=27;['R'.$B$28];IF([Rankers.J14]=28;['R'.$B$29];IF([Rankers.J14]=29;['R'.$B$30];IF([Rankers.J14]=30;['R'.$B$31];IF([Rankers.J14]=31;['R'.$B$32];IF([Rankers.J14]=32;['R'.$B$33];IF([Rankers.J14]=33;['R'.$B$34];IF([Rankers.J14]=34;['R'.$B$35];IF([Rankers.J14]=35;['R'.$B$36];IF([Rankers.J14]=36;['R'.$B$37];IF([Rankers.J14]=0;0;['R'.I50])))))))))))))))))))))))))))))))))))))" table:style-name="ce11">
            <text:p>21</text:p>
          </table:table-cell>
          <table:table-cell office:value-type="float" office:value="31" table:formula="of:=IF([Rankers.K14]=1;['R'.$B$2];IF([Rankers.K14]=2;['R'.$B$3];IF([Rankers.K14]=3;['R'.$B$4];IF([Rankers.K14]=4;['R'.$B$5];IF([Rankers.K14]=5;['R'.$B$6];IF([Rankers.K14]=6;['R'.$B$7];IF([Rankers.K14]=7;['R'.$B$8];IF([Rankers.K14]=8;['R'.$B$9];IF([Rankers.K14]=9;['R'.$B$10];IF([Rankers.K14]=10;['R'.$B$11];IF([Rankers.K14]=11;['R'.$B$12];IF([Rankers.K14]=12;['R'.$B$13];IF([Rankers.K14]=13;['R'.$B$14];IF([Rankers.K14]=14;['R'.$B$15];IF([Rankers.K14]=15;['R'.$B$16];IF([Rankers.K14]=16;['R'.$B$17];IF([Rankers.K14]=17;['R'.$B$18];IF([Rankers.K14]=18;['R'.$B$19];IF([Rankers.K14]=19;['R'.$B$20];IF([Rankers.K14]=20;['R'.$B$21];IF([Rankers.K14]=21;['R'.$B$22];IF([Rankers.K14]=22;['R'.$B$23];IF([Rankers.K14]=23;['R'.$B$24];IF([Rankers.K14]=24;['R'.$B$25];IF([Rankers.K14]=25;['R'.$B$26];IF([Rankers.K14]=26;['R'.$B$27];IF([Rankers.K14]=27;['R'.$B$28];IF([Rankers.K14]=28;['R'.$B$29];IF([Rankers.K14]=29;['R'.$B$30];IF([Rankers.K14]=30;['R'.$B$31];IF([Rankers.K14]=31;['R'.$B$32];IF([Rankers.K14]=32;['R'.$B$33];IF([Rankers.K14]=33;['R'.$B$34];IF([Rankers.K14]=34;['R'.$B$35];IF([Rankers.K14]=35;['R'.$B$36];IF([Rankers.K14]=36;['R'.$B$37];IF([Rankers.K14]=0;0;['R'.J50])))))))))))))))))))))))))))))))))))))" table:style-name="ce12">
            <text:p>31</text:p>
          </table:table-cell>
          <table:table-cell office:value-type="float" office:value="15" table:formula="of:=IF([Rankers.L14]=1;['R'.$B$2];IF([Rankers.L14]=2;['R'.$B$3];IF([Rankers.L14]=3;['R'.$B$4];IF([Rankers.L14]=4;['R'.$B$5];IF([Rankers.L14]=5;['R'.$B$6];IF([Rankers.L14]=6;['R'.$B$7];IF([Rankers.L14]=7;['R'.$B$8];IF([Rankers.L14]=8;['R'.$B$9];IF([Rankers.L14]=9;['R'.$B$10];IF([Rankers.L14]=10;['R'.$B$11];IF([Rankers.L14]=11;['R'.$B$12];IF([Rankers.L14]=12;['R'.$B$13];IF([Rankers.L14]=13;['R'.$B$14];IF([Rankers.L14]=14;['R'.$B$15];IF([Rankers.L14]=15;['R'.$B$16];IF([Rankers.L14]=16;['R'.$B$17];IF([Rankers.L14]=17;['R'.$B$18];IF([Rankers.L14]=18;['R'.$B$19];IF([Rankers.L14]=19;['R'.$B$20];IF([Rankers.L14]=20;['R'.$B$21];IF([Rankers.L14]=21;['R'.$B$22];IF([Rankers.L14]=22;['R'.$B$23];IF([Rankers.L14]=23;['R'.$B$24];IF([Rankers.L14]=24;['R'.$B$25];IF([Rankers.L14]=25;['R'.$B$26];IF([Rankers.L14]=26;['R'.$B$27];IF([Rankers.L14]=27;['R'.$B$28];IF([Rankers.L14]=28;['R'.$B$29];IF([Rankers.L14]=29;['R'.$B$30];IF([Rankers.L14]=30;['R'.$B$31];IF([Rankers.L14]=31;['R'.$B$32];IF([Rankers.L14]=32;['R'.$B$33];IF([Rankers.L14]=33;['R'.$B$34];IF([Rankers.L14]=34;['R'.$B$35];IF([Rankers.L14]=35;['R'.$B$36];IF([Rankers.L14]=36;['R'.$B$37];IF([Rankers.L14]=0;0;['R'.K50])))))))))))))))))))))))))))))))))))))" table:style-name="ce34">
            <text:p>15</text:p>
          </table:table-cell>
          <table:table-cell office:value-type="float" office:value="16" table:formula="of:=IF([Rankers.M14]=1;['R'.$B$2];IF([Rankers.M14]=2;['R'.$B$3];IF([Rankers.M14]=3;['R'.$B$4];IF([Rankers.M14]=4;['R'.$B$5];IF([Rankers.M14]=5;['R'.$B$6];IF([Rankers.M14]=6;['R'.$B$7];IF([Rankers.M14]=7;['R'.$B$8];IF([Rankers.M14]=8;['R'.$B$9];IF([Rankers.M14]=9;['R'.$B$10];IF([Rankers.M14]=10;['R'.$B$11];IF([Rankers.M14]=11;['R'.$B$12];IF([Rankers.M14]=12;['R'.$B$13];IF([Rankers.M14]=13;['R'.$B$14];IF([Rankers.M14]=14;['R'.$B$15];IF([Rankers.M14]=15;['R'.$B$16];IF([Rankers.M14]=16;['R'.$B$17];IF([Rankers.M14]=17;['R'.$B$18];IF([Rankers.M14]=18;['R'.$B$19];IF([Rankers.M14]=19;['R'.$B$20];IF([Rankers.M14]=20;['R'.$B$21];IF([Rankers.M14]=21;['R'.$B$22];IF([Rankers.M14]=22;['R'.$B$23];IF([Rankers.M14]=23;['R'.$B$24];IF([Rankers.M14]=24;['R'.$B$25];IF([Rankers.M14]=25;['R'.$B$26];IF([Rankers.M14]=26;['R'.$B$27];IF([Rankers.M14]=27;['R'.$B$28];IF([Rankers.M14]=28;['R'.$B$29];IF([Rankers.M14]=29;['R'.$B$30];IF([Rankers.M14]=30;['R'.$B$31];IF([Rankers.M14]=31;['R'.$B$32];IF([Rankers.M14]=32;['R'.$B$33];IF([Rankers.M14]=33;['R'.$B$34];IF([Rankers.M14]=34;['R'.$B$35];IF([Rankers.M14]=35;['R'.$B$36];IF([Rankers.M14]=36;['R'.$B$37];IF([Rankers.M14]=0;0;['R'.L50])))))))))))))))))))))))))))))))))))))" table:style-name="ce12">
            <text:p>16</text:p>
          </table:table-cell>
          <table:table-cell office:value-type="float" office:value="22" table:formula="of:=IF([Rankers.N14]=1;['R'.$B$2];IF([Rankers.N14]=2;['R'.$B$3];IF([Rankers.N14]=3;['R'.$B$4];IF([Rankers.N14]=4;['R'.$B$5];IF([Rankers.N14]=5;['R'.$B$6];IF([Rankers.N14]=6;['R'.$B$7];IF([Rankers.N14]=7;['R'.$B$8];IF([Rankers.N14]=8;['R'.$B$9];IF([Rankers.N14]=9;['R'.$B$10];IF([Rankers.N14]=10;['R'.$B$11];IF([Rankers.N14]=11;['R'.$B$12];IF([Rankers.N14]=12;['R'.$B$13];IF([Rankers.N14]=13;['R'.$B$14];IF([Rankers.N14]=14;['R'.$B$15];IF([Rankers.N14]=15;['R'.$B$16];IF([Rankers.N14]=16;['R'.$B$17];IF([Rankers.N14]=17;['R'.$B$18];IF([Rankers.N14]=18;['R'.$B$19];IF([Rankers.N14]=19;['R'.$B$20];IF([Rankers.N14]=20;['R'.$B$21];IF([Rankers.N14]=21;['R'.$B$22];IF([Rankers.N14]=22;['R'.$B$23];IF([Rankers.N14]=23;['R'.$B$24];IF([Rankers.N14]=24;['R'.$B$25];IF([Rankers.N14]=25;['R'.$B$26];IF([Rankers.N14]=26;['R'.$B$27];IF([Rankers.N14]=27;['R'.$B$28];IF([Rankers.N14]=28;['R'.$B$29];IF([Rankers.N14]=29;['R'.$B$30];IF([Rankers.N14]=30;['R'.$B$31];IF([Rankers.N14]=31;['R'.$B$32];IF([Rankers.N14]=32;['R'.$B$33];IF([Rankers.N14]=33;['R'.$B$34];IF([Rankers.N14]=34;['R'.$B$35];IF([Rankers.N14]=35;['R'.$B$36];IF([Rankers.N14]=36;['R'.$B$37];IF([Rankers.N14]=0;0;['R'.M50])))))))))))))))))))))))))))))))))))))" table:style-name="ce12">
            <text:p>22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4" table:formula="of:=[.A14]+1" table:style-name="ce8">
            <text:p>14</text:p>
          </table:table-cell>
          <table:table-cell office:value-type="string" table:style-name="ce15">
            <text:p>Каспирский Артемий Валерьевич</text:p>
          </table:table-cell>
          <table:table-cell office:value-type="float" office:value="199" table:formula="of:=SUM([.D15:.ZZ15])" table:style-name="ce35">
            <text:p>199.00</text:p>
          </table:table-cell>
          <table:table-cell office:value-type="float" office:value="0" table:formula="of:=IF([Rankers.C15]=1;['R'.$B$2];IF([Rankers.C15]=2;['R'.$B$3];IF([Rankers.C15]=3;['R'.$B$4];IF([Rankers.C15]=4;['R'.$B$5];IF([Rankers.C15]=5;['R'.$B$6];IF([Rankers.C15]=6;['R'.$B$7];IF([Rankers.C15]=7;['R'.$B$8];IF([Rankers.C15]=8;['R'.$B$9];IF([Rankers.C15]=9;['R'.$B$10];IF([Rankers.C15]=10;['R'.$B$11];IF([Rankers.C15]=11;['R'.$B$12];IF([Rankers.C15]=12;['R'.$B$13];IF([Rankers.C15]=13;['R'.$B$14];IF([Rankers.C15]=14;['R'.$B$15];IF([Rankers.C15]=15;['R'.$B$16];IF([Rankers.C15]=16;['R'.$B$17];IF([Rankers.C15]=17;['R'.$B$18];IF([Rankers.C15]=18;['R'.$B$19];IF([Rankers.C15]=19;['R'.$B$20];IF([Rankers.C15]=20;['R'.$B$21];IF([Rankers.C15]=21;['R'.$B$22];IF([Rankers.C15]=22;['R'.$B$23];IF([Rankers.C15]=23;['R'.$B$24];IF([Rankers.C15]=24;['R'.$B$25];IF([Rankers.C15]=25;['R'.$B$26];IF([Rankers.C15]=26;['R'.$B$27];IF([Rankers.C15]=27;['R'.$B$28];IF([Rankers.C15]=28;['R'.$B$29];IF([Rankers.C15]=29;['R'.$B$30];IF([Rankers.C15]=30;['R'.$B$31];IF([Rankers.C15]=31;['R'.$B$32];IF([Rankers.C15]=32;['R'.$B$33];IF([Rankers.C15]=33;['R'.$B$34];IF([Rankers.C15]=34;['R'.$B$35];IF([Rankers.C15]=35;['R'.$B$36];IF([Rankers.C15]=36;['R'.$B$37];IF([Rankers.C15]=0;0;['R'.B51])))))))))))))))))))))))))))))))))))))" table:style-name="ce11">
            <text:p>0</text:p>
          </table:table-cell>
          <table:table-cell office:value-type="float" office:value="0" table:formula="of:=IF([Rankers.D15]=1;['R'.$B$2];IF([Rankers.D15]=2;['R'.$B$3];IF([Rankers.D15]=3;['R'.$B$4];IF([Rankers.D15]=4;['R'.$B$5];IF([Rankers.D15]=5;['R'.$B$6];IF([Rankers.D15]=6;['R'.$B$7];IF([Rankers.D15]=7;['R'.$B$8];IF([Rankers.D15]=8;['R'.$B$9];IF([Rankers.D15]=9;['R'.$B$10];IF([Rankers.D15]=10;['R'.$B$11];IF([Rankers.D15]=11;['R'.$B$12];IF([Rankers.D15]=12;['R'.$B$13];IF([Rankers.D15]=13;['R'.$B$14];IF([Rankers.D15]=14;['R'.$B$15];IF([Rankers.D15]=15;['R'.$B$16];IF([Rankers.D15]=16;['R'.$B$17];IF([Rankers.D15]=17;['R'.$B$18];IF([Rankers.D15]=18;['R'.$B$19];IF([Rankers.D15]=19;['R'.$B$20];IF([Rankers.D15]=20;['R'.$B$21];IF([Rankers.D15]=21;['R'.$B$22];IF([Rankers.D15]=22;['R'.$B$23];IF([Rankers.D15]=23;['R'.$B$24];IF([Rankers.D15]=24;['R'.$B$25];IF([Rankers.D15]=25;['R'.$B$26];IF([Rankers.D15]=26;['R'.$B$27];IF([Rankers.D15]=27;['R'.$B$28];IF([Rankers.D15]=28;['R'.$B$29];IF([Rankers.D15]=29;['R'.$B$30];IF([Rankers.D15]=30;['R'.$B$31];IF([Rankers.D15]=31;['R'.$B$32];IF([Rankers.D15]=32;['R'.$B$33];IF([Rankers.D15]=33;['R'.$B$34];IF([Rankers.D15]=34;['R'.$B$35];IF([Rankers.D15]=35;['R'.$B$36];IF([Rankers.D15]=36;['R'.$B$37];IF([Rankers.D15]=0;0;['R'.C51])))))))))))))))))))))))))))))))))))))" table:style-name="ce11">
            <text:p>0</text:p>
          </table:table-cell>
          <table:table-cell office:value-type="float" office:value="19" table:formula="of:=IF([Rankers.E15]=1;['R'.$B$2];IF([Rankers.E15]=2;['R'.$B$3];IF([Rankers.E15]=3;['R'.$B$4];IF([Rankers.E15]=4;['R'.$B$5];IF([Rankers.E15]=5;['R'.$B$6];IF([Rankers.E15]=6;['R'.$B$7];IF([Rankers.E15]=7;['R'.$B$8];IF([Rankers.E15]=8;['R'.$B$9];IF([Rankers.E15]=9;['R'.$B$10];IF([Rankers.E15]=10;['R'.$B$11];IF([Rankers.E15]=11;['R'.$B$12];IF([Rankers.E15]=12;['R'.$B$13];IF([Rankers.E15]=13;['R'.$B$14];IF([Rankers.E15]=14;['R'.$B$15];IF([Rankers.E15]=15;['R'.$B$16];IF([Rankers.E15]=16;['R'.$B$17];IF([Rankers.E15]=17;['R'.$B$18];IF([Rankers.E15]=18;['R'.$B$19];IF([Rankers.E15]=19;['R'.$B$20];IF([Rankers.E15]=20;['R'.$B$21];IF([Rankers.E15]=21;['R'.$B$22];IF([Rankers.E15]=22;['R'.$B$23];IF([Rankers.E15]=23;['R'.$B$24];IF([Rankers.E15]=24;['R'.$B$25];IF([Rankers.E15]=25;['R'.$B$26];IF([Rankers.E15]=26;['R'.$B$27];IF([Rankers.E15]=27;['R'.$B$28];IF([Rankers.E15]=28;['R'.$B$29];IF([Rankers.E15]=29;['R'.$B$30];IF([Rankers.E15]=30;['R'.$B$31];IF([Rankers.E15]=31;['R'.$B$32];IF([Rankers.E15]=32;['R'.$B$33];IF([Rankers.E15]=33;['R'.$B$34];IF([Rankers.E15]=34;['R'.$B$35];IF([Rankers.E15]=35;['R'.$B$36];IF([Rankers.E15]=36;['R'.$B$37];IF([Rankers.E15]=0;0;['R'.D51])))))))))))))))))))))))))))))))))))))" table:style-name="ce11">
            <text:p>19</text:p>
          </table:table-cell>
          <table:table-cell office:value-type="float" office:value="32" table:formula="of:=IF([Rankers.F15]=1;['R'.$B$2];IF([Rankers.F15]=2;['R'.$B$3];IF([Rankers.F15]=3;['R'.$B$4];IF([Rankers.F15]=4;['R'.$B$5];IF([Rankers.F15]=5;['R'.$B$6];IF([Rankers.F15]=6;['R'.$B$7];IF([Rankers.F15]=7;['R'.$B$8];IF([Rankers.F15]=8;['R'.$B$9];IF([Rankers.F15]=9;['R'.$B$10];IF([Rankers.F15]=10;['R'.$B$11];IF([Rankers.F15]=11;['R'.$B$12];IF([Rankers.F15]=12;['R'.$B$13];IF([Rankers.F15]=13;['R'.$B$14];IF([Rankers.F15]=14;['R'.$B$15];IF([Rankers.F15]=15;['R'.$B$16];IF([Rankers.F15]=16;['R'.$B$17];IF([Rankers.F15]=17;['R'.$B$18];IF([Rankers.F15]=18;['R'.$B$19];IF([Rankers.F15]=19;['R'.$B$20];IF([Rankers.F15]=20;['R'.$B$21];IF([Rankers.F15]=21;['R'.$B$22];IF([Rankers.F15]=22;['R'.$B$23];IF([Rankers.F15]=23;['R'.$B$24];IF([Rankers.F15]=24;['R'.$B$25];IF([Rankers.F15]=25;['R'.$B$26];IF([Rankers.F15]=26;['R'.$B$27];IF([Rankers.F15]=27;['R'.$B$28];IF([Rankers.F15]=28;['R'.$B$29];IF([Rankers.F15]=29;['R'.$B$30];IF([Rankers.F15]=30;['R'.$B$31];IF([Rankers.F15]=31;['R'.$B$32];IF([Rankers.F15]=32;['R'.$B$33];IF([Rankers.F15]=33;['R'.$B$34];IF([Rankers.F15]=34;['R'.$B$35];IF([Rankers.F15]=35;['R'.$B$36];IF([Rankers.F15]=36;['R'.$B$37];IF([Rankers.F15]=0;0;['R'.E51])))))))))))))))))))))))))))))))))))))" table:style-name="ce11">
            <text:p>32</text:p>
          </table:table-cell>
          <table:table-cell office:value-type="float" office:value="0" table:formula="of:=IF([Rankers.G15]=1;['R'.$B$2];IF([Rankers.G15]=2;['R'.$B$3];IF([Rankers.G15]=3;['R'.$B$4];IF([Rankers.G15]=4;['R'.$B$5];IF([Rankers.G15]=5;['R'.$B$6];IF([Rankers.G15]=6;['R'.$B$7];IF([Rankers.G15]=7;['R'.$B$8];IF([Rankers.G15]=8;['R'.$B$9];IF([Rankers.G15]=9;['R'.$B$10];IF([Rankers.G15]=10;['R'.$B$11];IF([Rankers.G15]=11;['R'.$B$12];IF([Rankers.G15]=12;['R'.$B$13];IF([Rankers.G15]=13;['R'.$B$14];IF([Rankers.G15]=14;['R'.$B$15];IF([Rankers.G15]=15;['R'.$B$16];IF([Rankers.G15]=16;['R'.$B$17];IF([Rankers.G15]=17;['R'.$B$18];IF([Rankers.G15]=18;['R'.$B$19];IF([Rankers.G15]=19;['R'.$B$20];IF([Rankers.G15]=20;['R'.$B$21];IF([Rankers.G15]=21;['R'.$B$22];IF([Rankers.G15]=22;['R'.$B$23];IF([Rankers.G15]=23;['R'.$B$24];IF([Rankers.G15]=24;['R'.$B$25];IF([Rankers.G15]=25;['R'.$B$26];IF([Rankers.G15]=26;['R'.$B$27];IF([Rankers.G15]=27;['R'.$B$28];IF([Rankers.G15]=28;['R'.$B$29];IF([Rankers.G15]=29;['R'.$B$30];IF([Rankers.G15]=30;['R'.$B$31];IF([Rankers.G15]=31;['R'.$B$32];IF([Rankers.G15]=32;['R'.$B$33];IF([Rankers.G15]=33;['R'.$B$34];IF([Rankers.G15]=34;['R'.$B$35];IF([Rankers.G15]=35;['R'.$B$36];IF([Rankers.G15]=36;['R'.$B$37];IF([Rankers.G15]=0;0;['R'.F51])))))))))))))))))))))))))))))))))))))" table:style-name="ce11">
            <text:p>0</text:p>
          </table:table-cell>
          <table:table-cell office:value-type="float" office:value="15" table:formula="of:=IF([Rankers.H15]=1;['R'.$B$2];IF([Rankers.H15]=2;['R'.$B$3];IF([Rankers.H15]=3;['R'.$B$4];IF([Rankers.H15]=4;['R'.$B$5];IF([Rankers.H15]=5;['R'.$B$6];IF([Rankers.H15]=6;['R'.$B$7];IF([Rankers.H15]=7;['R'.$B$8];IF([Rankers.H15]=8;['R'.$B$9];IF([Rankers.H15]=9;['R'.$B$10];IF([Rankers.H15]=10;['R'.$B$11];IF([Rankers.H15]=11;['R'.$B$12];IF([Rankers.H15]=12;['R'.$B$13];IF([Rankers.H15]=13;['R'.$B$14];IF([Rankers.H15]=14;['R'.$B$15];IF([Rankers.H15]=15;['R'.$B$16];IF([Rankers.H15]=16;['R'.$B$17];IF([Rankers.H15]=17;['R'.$B$18];IF([Rankers.H15]=18;['R'.$B$19];IF([Rankers.H15]=19;['R'.$B$20];IF([Rankers.H15]=20;['R'.$B$21];IF([Rankers.H15]=21;['R'.$B$22];IF([Rankers.H15]=22;['R'.$B$23];IF([Rankers.H15]=23;['R'.$B$24];IF([Rankers.H15]=24;['R'.$B$25];IF([Rankers.H15]=25;['R'.$B$26];IF([Rankers.H15]=26;['R'.$B$27];IF([Rankers.H15]=27;['R'.$B$28];IF([Rankers.H15]=28;['R'.$B$29];IF([Rankers.H15]=29;['R'.$B$30];IF([Rankers.H15]=30;['R'.$B$31];IF([Rankers.H15]=31;['R'.$B$32];IF([Rankers.H15]=32;['R'.$B$33];IF([Rankers.H15]=33;['R'.$B$34];IF([Rankers.H15]=34;['R'.$B$35];IF([Rankers.H15]=35;['R'.$B$36];IF([Rankers.H15]=36;['R'.$B$37];IF([Rankers.H15]=0;0;['R'.G51])))))))))))))))))))))))))))))))))))))" table:style-name="ce11">
            <text:p>15</text:p>
          </table:table-cell>
          <table:table-cell office:value-type="float" office:value="24" table:formula="of:=IF([Rankers.I15]=1;['R'.$B$2];IF([Rankers.I15]=2;['R'.$B$3];IF([Rankers.I15]=3;['R'.$B$4];IF([Rankers.I15]=4;['R'.$B$5];IF([Rankers.I15]=5;['R'.$B$6];IF([Rankers.I15]=6;['R'.$B$7];IF([Rankers.I15]=7;['R'.$B$8];IF([Rankers.I15]=8;['R'.$B$9];IF([Rankers.I15]=9;['R'.$B$10];IF([Rankers.I15]=10;['R'.$B$11];IF([Rankers.I15]=11;['R'.$B$12];IF([Rankers.I15]=12;['R'.$B$13];IF([Rankers.I15]=13;['R'.$B$14];IF([Rankers.I15]=14;['R'.$B$15];IF([Rankers.I15]=15;['R'.$B$16];IF([Rankers.I15]=16;['R'.$B$17];IF([Rankers.I15]=17;['R'.$B$18];IF([Rankers.I15]=18;['R'.$B$19];IF([Rankers.I15]=19;['R'.$B$20];IF([Rankers.I15]=20;['R'.$B$21];IF([Rankers.I15]=21;['R'.$B$22];IF([Rankers.I15]=22;['R'.$B$23];IF([Rankers.I15]=23;['R'.$B$24];IF([Rankers.I15]=24;['R'.$B$25];IF([Rankers.I15]=25;['R'.$B$26];IF([Rankers.I15]=26;['R'.$B$27];IF([Rankers.I15]=27;['R'.$B$28];IF([Rankers.I15]=28;['R'.$B$29];IF([Rankers.I15]=29;['R'.$B$30];IF([Rankers.I15]=30;['R'.$B$31];IF([Rankers.I15]=31;['R'.$B$32];IF([Rankers.I15]=32;['R'.$B$33];IF([Rankers.I15]=33;['R'.$B$34];IF([Rankers.I15]=34;['R'.$B$35];IF([Rankers.I15]=35;['R'.$B$36];IF([Rankers.I15]=36;['R'.$B$37];IF([Rankers.I15]=0;0;['R'.H51])))))))))))))))))))))))))))))))))))))" table:style-name="ce11">
            <text:p>24</text:p>
          </table:table-cell>
          <table:table-cell office:value-type="float" office:value="0" table:formula="of:=IF([Rankers.J15]=1;['R'.$B$2];IF([Rankers.J15]=2;['R'.$B$3];IF([Rankers.J15]=3;['R'.$B$4];IF([Rankers.J15]=4;['R'.$B$5];IF([Rankers.J15]=5;['R'.$B$6];IF([Rankers.J15]=6;['R'.$B$7];IF([Rankers.J15]=7;['R'.$B$8];IF([Rankers.J15]=8;['R'.$B$9];IF([Rankers.J15]=9;['R'.$B$10];IF([Rankers.J15]=10;['R'.$B$11];IF([Rankers.J15]=11;['R'.$B$12];IF([Rankers.J15]=12;['R'.$B$13];IF([Rankers.J15]=13;['R'.$B$14];IF([Rankers.J15]=14;['R'.$B$15];IF([Rankers.J15]=15;['R'.$B$16];IF([Rankers.J15]=16;['R'.$B$17];IF([Rankers.J15]=17;['R'.$B$18];IF([Rankers.J15]=18;['R'.$B$19];IF([Rankers.J15]=19;['R'.$B$20];IF([Rankers.J15]=20;['R'.$B$21];IF([Rankers.J15]=21;['R'.$B$22];IF([Rankers.J15]=22;['R'.$B$23];IF([Rankers.J15]=23;['R'.$B$24];IF([Rankers.J15]=24;['R'.$B$25];IF([Rankers.J15]=25;['R'.$B$26];IF([Rankers.J15]=26;['R'.$B$27];IF([Rankers.J15]=27;['R'.$B$28];IF([Rankers.J15]=28;['R'.$B$29];IF([Rankers.J15]=29;['R'.$B$30];IF([Rankers.J15]=30;['R'.$B$31];IF([Rankers.J15]=31;['R'.$B$32];IF([Rankers.J15]=32;['R'.$B$33];IF([Rankers.J15]=33;['R'.$B$34];IF([Rankers.J15]=34;['R'.$B$35];IF([Rankers.J15]=35;['R'.$B$36];IF([Rankers.J15]=36;['R'.$B$37];IF([Rankers.J15]=0;0;['R'.I51])))))))))))))))))))))))))))))))))))))" table:style-name="ce11">
            <text:p>0</text:p>
          </table:table-cell>
          <table:table-cell office:value-type="float" office:value="21" table:formula="of:=IF([Rankers.K15]=1;['R'.$B$2];IF([Rankers.K15]=2;['R'.$B$3];IF([Rankers.K15]=3;['R'.$B$4];IF([Rankers.K15]=4;['R'.$B$5];IF([Rankers.K15]=5;['R'.$B$6];IF([Rankers.K15]=6;['R'.$B$7];IF([Rankers.K15]=7;['R'.$B$8];IF([Rankers.K15]=8;['R'.$B$9];IF([Rankers.K15]=9;['R'.$B$10];IF([Rankers.K15]=10;['R'.$B$11];IF([Rankers.K15]=11;['R'.$B$12];IF([Rankers.K15]=12;['R'.$B$13];IF([Rankers.K15]=13;['R'.$B$14];IF([Rankers.K15]=14;['R'.$B$15];IF([Rankers.K15]=15;['R'.$B$16];IF([Rankers.K15]=16;['R'.$B$17];IF([Rankers.K15]=17;['R'.$B$18];IF([Rankers.K15]=18;['R'.$B$19];IF([Rankers.K15]=19;['R'.$B$20];IF([Rankers.K15]=20;['R'.$B$21];IF([Rankers.K15]=21;['R'.$B$22];IF([Rankers.K15]=22;['R'.$B$23];IF([Rankers.K15]=23;['R'.$B$24];IF([Rankers.K15]=24;['R'.$B$25];IF([Rankers.K15]=25;['R'.$B$26];IF([Rankers.K15]=26;['R'.$B$27];IF([Rankers.K15]=27;['R'.$B$28];IF([Rankers.K15]=28;['R'.$B$29];IF([Rankers.K15]=29;['R'.$B$30];IF([Rankers.K15]=30;['R'.$B$31];IF([Rankers.K15]=31;['R'.$B$32];IF([Rankers.K15]=32;['R'.$B$33];IF([Rankers.K15]=33;['R'.$B$34];IF([Rankers.K15]=34;['R'.$B$35];IF([Rankers.K15]=35;['R'.$B$36];IF([Rankers.K15]=36;['R'.$B$37];IF([Rankers.K15]=0;0;['R'.J51])))))))))))))))))))))))))))))))))))))" table:style-name="ce12">
            <text:p>21</text:p>
          </table:table-cell>
          <table:table-cell office:value-type="float" office:value="25" table:formula="of:=IF([Rankers.L15]=1;['R'.$B$2];IF([Rankers.L15]=2;['R'.$B$3];IF([Rankers.L15]=3;['R'.$B$4];IF([Rankers.L15]=4;['R'.$B$5];IF([Rankers.L15]=5;['R'.$B$6];IF([Rankers.L15]=6;['R'.$B$7];IF([Rankers.L15]=7;['R'.$B$8];IF([Rankers.L15]=8;['R'.$B$9];IF([Rankers.L15]=9;['R'.$B$10];IF([Rankers.L15]=10;['R'.$B$11];IF([Rankers.L15]=11;['R'.$B$12];IF([Rankers.L15]=12;['R'.$B$13];IF([Rankers.L15]=13;['R'.$B$14];IF([Rankers.L15]=14;['R'.$B$15];IF([Rankers.L15]=15;['R'.$B$16];IF([Rankers.L15]=16;['R'.$B$17];IF([Rankers.L15]=17;['R'.$B$18];IF([Rankers.L15]=18;['R'.$B$19];IF([Rankers.L15]=19;['R'.$B$20];IF([Rankers.L15]=20;['R'.$B$21];IF([Rankers.L15]=21;['R'.$B$22];IF([Rankers.L15]=22;['R'.$B$23];IF([Rankers.L15]=23;['R'.$B$24];IF([Rankers.L15]=24;['R'.$B$25];IF([Rankers.L15]=25;['R'.$B$26];IF([Rankers.L15]=26;['R'.$B$27];IF([Rankers.L15]=27;['R'.$B$28];IF([Rankers.L15]=28;['R'.$B$29];IF([Rankers.L15]=29;['R'.$B$30];IF([Rankers.L15]=30;['R'.$B$31];IF([Rankers.L15]=31;['R'.$B$32];IF([Rankers.L15]=32;['R'.$B$33];IF([Rankers.L15]=33;['R'.$B$34];IF([Rankers.L15]=34;['R'.$B$35];IF([Rankers.L15]=35;['R'.$B$36];IF([Rankers.L15]=36;['R'.$B$37];IF([Rankers.L15]=0;0;['R'.K51])))))))))))))))))))))))))))))))))))))" table:style-name="ce34">
            <text:p>25</text:p>
          </table:table-cell>
          <table:table-cell office:value-type="float" office:value="26" table:formula="of:=IF([Rankers.M15]=1;['R'.$B$2];IF([Rankers.M15]=2;['R'.$B$3];IF([Rankers.M15]=3;['R'.$B$4];IF([Rankers.M15]=4;['R'.$B$5];IF([Rankers.M15]=5;['R'.$B$6];IF([Rankers.M15]=6;['R'.$B$7];IF([Rankers.M15]=7;['R'.$B$8];IF([Rankers.M15]=8;['R'.$B$9];IF([Rankers.M15]=9;['R'.$B$10];IF([Rankers.M15]=10;['R'.$B$11];IF([Rankers.M15]=11;['R'.$B$12];IF([Rankers.M15]=12;['R'.$B$13];IF([Rankers.M15]=13;['R'.$B$14];IF([Rankers.M15]=14;['R'.$B$15];IF([Rankers.M15]=15;['R'.$B$16];IF([Rankers.M15]=16;['R'.$B$17];IF([Rankers.M15]=17;['R'.$B$18];IF([Rankers.M15]=18;['R'.$B$19];IF([Rankers.M15]=19;['R'.$B$20];IF([Rankers.M15]=20;['R'.$B$21];IF([Rankers.M15]=21;['R'.$B$22];IF([Rankers.M15]=22;['R'.$B$23];IF([Rankers.M15]=23;['R'.$B$24];IF([Rankers.M15]=24;['R'.$B$25];IF([Rankers.M15]=25;['R'.$B$26];IF([Rankers.M15]=26;['R'.$B$27];IF([Rankers.M15]=27;['R'.$B$28];IF([Rankers.M15]=28;['R'.$B$29];IF([Rankers.M15]=29;['R'.$B$30];IF([Rankers.M15]=30;['R'.$B$31];IF([Rankers.M15]=31;['R'.$B$32];IF([Rankers.M15]=32;['R'.$B$33];IF([Rankers.M15]=33;['R'.$B$34];IF([Rankers.M15]=34;['R'.$B$35];IF([Rankers.M15]=35;['R'.$B$36];IF([Rankers.M15]=36;['R'.$B$37];IF([Rankers.M15]=0;0;['R'.L51])))))))))))))))))))))))))))))))))))))" table:style-name="ce12">
            <text:p>26</text:p>
          </table:table-cell>
          <table:table-cell office:value-type="float" office:value="37" table:formula="of:=IF([Rankers.N15]=1;['R'.$B$2];IF([Rankers.N15]=2;['R'.$B$3];IF([Rankers.N15]=3;['R'.$B$4];IF([Rankers.N15]=4;['R'.$B$5];IF([Rankers.N15]=5;['R'.$B$6];IF([Rankers.N15]=6;['R'.$B$7];IF([Rankers.N15]=7;['R'.$B$8];IF([Rankers.N15]=8;['R'.$B$9];IF([Rankers.N15]=9;['R'.$B$10];IF([Rankers.N15]=10;['R'.$B$11];IF([Rankers.N15]=11;['R'.$B$12];IF([Rankers.N15]=12;['R'.$B$13];IF([Rankers.N15]=13;['R'.$B$14];IF([Rankers.N15]=14;['R'.$B$15];IF([Rankers.N15]=15;['R'.$B$16];IF([Rankers.N15]=16;['R'.$B$17];IF([Rankers.N15]=17;['R'.$B$18];IF([Rankers.N15]=18;['R'.$B$19];IF([Rankers.N15]=19;['R'.$B$20];IF([Rankers.N15]=20;['R'.$B$21];IF([Rankers.N15]=21;['R'.$B$22];IF([Rankers.N15]=22;['R'.$B$23];IF([Rankers.N15]=23;['R'.$B$24];IF([Rankers.N15]=24;['R'.$B$25];IF([Rankers.N15]=25;['R'.$B$26];IF([Rankers.N15]=26;['R'.$B$27];IF([Rankers.N15]=27;['R'.$B$28];IF([Rankers.N15]=28;['R'.$B$29];IF([Rankers.N15]=29;['R'.$B$30];IF([Rankers.N15]=30;['R'.$B$31];IF([Rankers.N15]=31;['R'.$B$32];IF([Rankers.N15]=32;['R'.$B$33];IF([Rankers.N15]=33;['R'.$B$34];IF([Rankers.N15]=34;['R'.$B$35];IF([Rankers.N15]=35;['R'.$B$36];IF([Rankers.N15]=36;['R'.$B$37];IF([Rankers.N15]=0;0;['R'.M51])))))))))))))))))))))))))))))))))))))" table:style-name="ce12">
            <text:p>37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5" table:formula="of:=[.A15]+1" table:style-name="ce8">
            <text:p>15</text:p>
          </table:table-cell>
          <table:table-cell office:value-type="string" table:style-name="ce15">
            <text:p>Козырев Евгений Сергеевич</text:p>
          </table:table-cell>
          <table:table-cell office:value-type="float" office:value="251" table:formula="of:=SUM([.D16:.ZZ16])" table:style-name="ce35">
            <text:p>251.00</text:p>
          </table:table-cell>
          <table:table-cell office:value-type="float" office:value="14" table:formula="of:=IF([Rankers.C16]=1;['R'.$B$2];IF([Rankers.C16]=2;['R'.$B$3];IF([Rankers.C16]=3;['R'.$B$4];IF([Rankers.C16]=4;['R'.$B$5];IF([Rankers.C16]=5;['R'.$B$6];IF([Rankers.C16]=6;['R'.$B$7];IF([Rankers.C16]=7;['R'.$B$8];IF([Rankers.C16]=8;['R'.$B$9];IF([Rankers.C16]=9;['R'.$B$10];IF([Rankers.C16]=10;['R'.$B$11];IF([Rankers.C16]=11;['R'.$B$12];IF([Rankers.C16]=12;['R'.$B$13];IF([Rankers.C16]=13;['R'.$B$14];IF([Rankers.C16]=14;['R'.$B$15];IF([Rankers.C16]=15;['R'.$B$16];IF([Rankers.C16]=16;['R'.$B$17];IF([Rankers.C16]=17;['R'.$B$18];IF([Rankers.C16]=18;['R'.$B$19];IF([Rankers.C16]=19;['R'.$B$20];IF([Rankers.C16]=20;['R'.$B$21];IF([Rankers.C16]=21;['R'.$B$22];IF([Rankers.C16]=22;['R'.$B$23];IF([Rankers.C16]=23;['R'.$B$24];IF([Rankers.C16]=24;['R'.$B$25];IF([Rankers.C16]=25;['R'.$B$26];IF([Rankers.C16]=26;['R'.$B$27];IF([Rankers.C16]=27;['R'.$B$28];IF([Rankers.C16]=28;['R'.$B$29];IF([Rankers.C16]=29;['R'.$B$30];IF([Rankers.C16]=30;['R'.$B$31];IF([Rankers.C16]=31;['R'.$B$32];IF([Rankers.C16]=32;['R'.$B$33];IF([Rankers.C16]=33;['R'.$B$34];IF([Rankers.C16]=34;['R'.$B$35];IF([Rankers.C16]=35;['R'.$B$36];IF([Rankers.C16]=36;['R'.$B$37];IF([Rankers.C16]=0;0;['R'.B52])))))))))))))))))))))))))))))))))))))" table:style-name="ce11">
            <text:p>14</text:p>
          </table:table-cell>
          <table:table-cell office:value-type="float" office:value="0" table:formula="of:=IF([Rankers.D16]=1;['R'.$B$2];IF([Rankers.D16]=2;['R'.$B$3];IF([Rankers.D16]=3;['R'.$B$4];IF([Rankers.D16]=4;['R'.$B$5];IF([Rankers.D16]=5;['R'.$B$6];IF([Rankers.D16]=6;['R'.$B$7];IF([Rankers.D16]=7;['R'.$B$8];IF([Rankers.D16]=8;['R'.$B$9];IF([Rankers.D16]=9;['R'.$B$10];IF([Rankers.D16]=10;['R'.$B$11];IF([Rankers.D16]=11;['R'.$B$12];IF([Rankers.D16]=12;['R'.$B$13];IF([Rankers.D16]=13;['R'.$B$14];IF([Rankers.D16]=14;['R'.$B$15];IF([Rankers.D16]=15;['R'.$B$16];IF([Rankers.D16]=16;['R'.$B$17];IF([Rankers.D16]=17;['R'.$B$18];IF([Rankers.D16]=18;['R'.$B$19];IF([Rankers.D16]=19;['R'.$B$20];IF([Rankers.D16]=20;['R'.$B$21];IF([Rankers.D16]=21;['R'.$B$22];IF([Rankers.D16]=22;['R'.$B$23];IF([Rankers.D16]=23;['R'.$B$24];IF([Rankers.D16]=24;['R'.$B$25];IF([Rankers.D16]=25;['R'.$B$26];IF([Rankers.D16]=26;['R'.$B$27];IF([Rankers.D16]=27;['R'.$B$28];IF([Rankers.D16]=28;['R'.$B$29];IF([Rankers.D16]=29;['R'.$B$30];IF([Rankers.D16]=30;['R'.$B$31];IF([Rankers.D16]=31;['R'.$B$32];IF([Rankers.D16]=32;['R'.$B$33];IF([Rankers.D16]=33;['R'.$B$34];IF([Rankers.D16]=34;['R'.$B$35];IF([Rankers.D16]=35;['R'.$B$36];IF([Rankers.D16]=36;['R'.$B$37];IF([Rankers.D16]=0;0;['R'.C52])))))))))))))))))))))))))))))))))))))" table:style-name="ce11">
            <text:p>0</text:p>
          </table:table-cell>
          <table:table-cell office:value-type="float" office:value="0" table:formula="of:=IF([Rankers.E16]=1;['R'.$B$2];IF([Rankers.E16]=2;['R'.$B$3];IF([Rankers.E16]=3;['R'.$B$4];IF([Rankers.E16]=4;['R'.$B$5];IF([Rankers.E16]=5;['R'.$B$6];IF([Rankers.E16]=6;['R'.$B$7];IF([Rankers.E16]=7;['R'.$B$8];IF([Rankers.E16]=8;['R'.$B$9];IF([Rankers.E16]=9;['R'.$B$10];IF([Rankers.E16]=10;['R'.$B$11];IF([Rankers.E16]=11;['R'.$B$12];IF([Rankers.E16]=12;['R'.$B$13];IF([Rankers.E16]=13;['R'.$B$14];IF([Rankers.E16]=14;['R'.$B$15];IF([Rankers.E16]=15;['R'.$B$16];IF([Rankers.E16]=16;['R'.$B$17];IF([Rankers.E16]=17;['R'.$B$18];IF([Rankers.E16]=18;['R'.$B$19];IF([Rankers.E16]=19;['R'.$B$20];IF([Rankers.E16]=20;['R'.$B$21];IF([Rankers.E16]=21;['R'.$B$22];IF([Rankers.E16]=22;['R'.$B$23];IF([Rankers.E16]=23;['R'.$B$24];IF([Rankers.E16]=24;['R'.$B$25];IF([Rankers.E16]=25;['R'.$B$26];IF([Rankers.E16]=26;['R'.$B$27];IF([Rankers.E16]=27;['R'.$B$28];IF([Rankers.E16]=28;['R'.$B$29];IF([Rankers.E16]=29;['R'.$B$30];IF([Rankers.E16]=30;['R'.$B$31];IF([Rankers.E16]=31;['R'.$B$32];IF([Rankers.E16]=32;['R'.$B$33];IF([Rankers.E16]=33;['R'.$B$34];IF([Rankers.E16]=34;['R'.$B$35];IF([Rankers.E16]=35;['R'.$B$36];IF([Rankers.E16]=36;['R'.$B$37];IF([Rankers.E16]=0;0;['R'.D52])))))))))))))))))))))))))))))))))))))" table:style-name="ce11">
            <text:p>0</text:p>
          </table:table-cell>
          <table:table-cell office:value-type="float" office:value="33" table:formula="of:=IF([Rankers.F16]=1;['R'.$B$2];IF([Rankers.F16]=2;['R'.$B$3];IF([Rankers.F16]=3;['R'.$B$4];IF([Rankers.F16]=4;['R'.$B$5];IF([Rankers.F16]=5;['R'.$B$6];IF([Rankers.F16]=6;['R'.$B$7];IF([Rankers.F16]=7;['R'.$B$8];IF([Rankers.F16]=8;['R'.$B$9];IF([Rankers.F16]=9;['R'.$B$10];IF([Rankers.F16]=10;['R'.$B$11];IF([Rankers.F16]=11;['R'.$B$12];IF([Rankers.F16]=12;['R'.$B$13];IF([Rankers.F16]=13;['R'.$B$14];IF([Rankers.F16]=14;['R'.$B$15];IF([Rankers.F16]=15;['R'.$B$16];IF([Rankers.F16]=16;['R'.$B$17];IF([Rankers.F16]=17;['R'.$B$18];IF([Rankers.F16]=18;['R'.$B$19];IF([Rankers.F16]=19;['R'.$B$20];IF([Rankers.F16]=20;['R'.$B$21];IF([Rankers.F16]=21;['R'.$B$22];IF([Rankers.F16]=22;['R'.$B$23];IF([Rankers.F16]=23;['R'.$B$24];IF([Rankers.F16]=24;['R'.$B$25];IF([Rankers.F16]=25;['R'.$B$26];IF([Rankers.F16]=26;['R'.$B$27];IF([Rankers.F16]=27;['R'.$B$28];IF([Rankers.F16]=28;['R'.$B$29];IF([Rankers.F16]=29;['R'.$B$30];IF([Rankers.F16]=30;['R'.$B$31];IF([Rankers.F16]=31;['R'.$B$32];IF([Rankers.F16]=32;['R'.$B$33];IF([Rankers.F16]=33;['R'.$B$34];IF([Rankers.F16]=34;['R'.$B$35];IF([Rankers.F16]=35;['R'.$B$36];IF([Rankers.F16]=36;['R'.$B$37];IF([Rankers.F16]=0;0;['R'.E52])))))))))))))))))))))))))))))))))))))" table:style-name="ce11">
            <text:p>33</text:p>
          </table:table-cell>
          <table:table-cell office:value-type="float" office:value="35" table:formula="of:=IF([Rankers.G16]=1;['R'.$B$2];IF([Rankers.G16]=2;['R'.$B$3];IF([Rankers.G16]=3;['R'.$B$4];IF([Rankers.G16]=4;['R'.$B$5];IF([Rankers.G16]=5;['R'.$B$6];IF([Rankers.G16]=6;['R'.$B$7];IF([Rankers.G16]=7;['R'.$B$8];IF([Rankers.G16]=8;['R'.$B$9];IF([Rankers.G16]=9;['R'.$B$10];IF([Rankers.G16]=10;['R'.$B$11];IF([Rankers.G16]=11;['R'.$B$12];IF([Rankers.G16]=12;['R'.$B$13];IF([Rankers.G16]=13;['R'.$B$14];IF([Rankers.G16]=14;['R'.$B$15];IF([Rankers.G16]=15;['R'.$B$16];IF([Rankers.G16]=16;['R'.$B$17];IF([Rankers.G16]=17;['R'.$B$18];IF([Rankers.G16]=18;['R'.$B$19];IF([Rankers.G16]=19;['R'.$B$20];IF([Rankers.G16]=20;['R'.$B$21];IF([Rankers.G16]=21;['R'.$B$22];IF([Rankers.G16]=22;['R'.$B$23];IF([Rankers.G16]=23;['R'.$B$24];IF([Rankers.G16]=24;['R'.$B$25];IF([Rankers.G16]=25;['R'.$B$26];IF([Rankers.G16]=26;['R'.$B$27];IF([Rankers.G16]=27;['R'.$B$28];IF([Rankers.G16]=28;['R'.$B$29];IF([Rankers.G16]=29;['R'.$B$30];IF([Rankers.G16]=30;['R'.$B$31];IF([Rankers.G16]=31;['R'.$B$32];IF([Rankers.G16]=32;['R'.$B$33];IF([Rankers.G16]=33;['R'.$B$34];IF([Rankers.G16]=34;['R'.$B$35];IF([Rankers.G16]=35;['R'.$B$36];IF([Rankers.G16]=36;['R'.$B$37];IF([Rankers.G16]=0;0;['R'.F52])))))))))))))))))))))))))))))))))))))" table:style-name="ce11">
            <text:p>35</text:p>
          </table:table-cell>
          <table:table-cell office:value-type="float" office:value="26" table:formula="of:=IF([Rankers.H16]=1;['R'.$B$2];IF([Rankers.H16]=2;['R'.$B$3];IF([Rankers.H16]=3;['R'.$B$4];IF([Rankers.H16]=4;['R'.$B$5];IF([Rankers.H16]=5;['R'.$B$6];IF([Rankers.H16]=6;['R'.$B$7];IF([Rankers.H16]=7;['R'.$B$8];IF([Rankers.H16]=8;['R'.$B$9];IF([Rankers.H16]=9;['R'.$B$10];IF([Rankers.H16]=10;['R'.$B$11];IF([Rankers.H16]=11;['R'.$B$12];IF([Rankers.H16]=12;['R'.$B$13];IF([Rankers.H16]=13;['R'.$B$14];IF([Rankers.H16]=14;['R'.$B$15];IF([Rankers.H16]=15;['R'.$B$16];IF([Rankers.H16]=16;['R'.$B$17];IF([Rankers.H16]=17;['R'.$B$18];IF([Rankers.H16]=18;['R'.$B$19];IF([Rankers.H16]=19;['R'.$B$20];IF([Rankers.H16]=20;['R'.$B$21];IF([Rankers.H16]=21;['R'.$B$22];IF([Rankers.H16]=22;['R'.$B$23];IF([Rankers.H16]=23;['R'.$B$24];IF([Rankers.H16]=24;['R'.$B$25];IF([Rankers.H16]=25;['R'.$B$26];IF([Rankers.H16]=26;['R'.$B$27];IF([Rankers.H16]=27;['R'.$B$28];IF([Rankers.H16]=28;['R'.$B$29];IF([Rankers.H16]=29;['R'.$B$30];IF([Rankers.H16]=30;['R'.$B$31];IF([Rankers.H16]=31;['R'.$B$32];IF([Rankers.H16]=32;['R'.$B$33];IF([Rankers.H16]=33;['R'.$B$34];IF([Rankers.H16]=34;['R'.$B$35];IF([Rankers.H16]=35;['R'.$B$36];IF([Rankers.H16]=36;['R'.$B$37];IF([Rankers.H16]=0;0;['R'.G52])))))))))))))))))))))))))))))))))))))" table:style-name="ce11">
            <text:p>26</text:p>
          </table:table-cell>
          <table:table-cell office:value-type="float" office:value="30" table:formula="of:=IF([Rankers.I16]=1;['R'.$B$2];IF([Rankers.I16]=2;['R'.$B$3];IF([Rankers.I16]=3;['R'.$B$4];IF([Rankers.I16]=4;['R'.$B$5];IF([Rankers.I16]=5;['R'.$B$6];IF([Rankers.I16]=6;['R'.$B$7];IF([Rankers.I16]=7;['R'.$B$8];IF([Rankers.I16]=8;['R'.$B$9];IF([Rankers.I16]=9;['R'.$B$10];IF([Rankers.I16]=10;['R'.$B$11];IF([Rankers.I16]=11;['R'.$B$12];IF([Rankers.I16]=12;['R'.$B$13];IF([Rankers.I16]=13;['R'.$B$14];IF([Rankers.I16]=14;['R'.$B$15];IF([Rankers.I16]=15;['R'.$B$16];IF([Rankers.I16]=16;['R'.$B$17];IF([Rankers.I16]=17;['R'.$B$18];IF([Rankers.I16]=18;['R'.$B$19];IF([Rankers.I16]=19;['R'.$B$20];IF([Rankers.I16]=20;['R'.$B$21];IF([Rankers.I16]=21;['R'.$B$22];IF([Rankers.I16]=22;['R'.$B$23];IF([Rankers.I16]=23;['R'.$B$24];IF([Rankers.I16]=24;['R'.$B$25];IF([Rankers.I16]=25;['R'.$B$26];IF([Rankers.I16]=26;['R'.$B$27];IF([Rankers.I16]=27;['R'.$B$28];IF([Rankers.I16]=28;['R'.$B$29];IF([Rankers.I16]=29;['R'.$B$30];IF([Rankers.I16]=30;['R'.$B$31];IF([Rankers.I16]=31;['R'.$B$32];IF([Rankers.I16]=32;['R'.$B$33];IF([Rankers.I16]=33;['R'.$B$34];IF([Rankers.I16]=34;['R'.$B$35];IF([Rankers.I16]=35;['R'.$B$36];IF([Rankers.I16]=36;['R'.$B$37];IF([Rankers.I16]=0;0;['R'.H52])))))))))))))))))))))))))))))))))))))" table:style-name="ce11">
            <text:p>30</text:p>
          </table:table-cell>
          <table:table-cell office:value-type="float" office:value="32" table:formula="of:=IF([Rankers.J16]=1;['R'.$B$2];IF([Rankers.J16]=2;['R'.$B$3];IF([Rankers.J16]=3;['R'.$B$4];IF([Rankers.J16]=4;['R'.$B$5];IF([Rankers.J16]=5;['R'.$B$6];IF([Rankers.J16]=6;['R'.$B$7];IF([Rankers.J16]=7;['R'.$B$8];IF([Rankers.J16]=8;['R'.$B$9];IF([Rankers.J16]=9;['R'.$B$10];IF([Rankers.J16]=10;['R'.$B$11];IF([Rankers.J16]=11;['R'.$B$12];IF([Rankers.J16]=12;['R'.$B$13];IF([Rankers.J16]=13;['R'.$B$14];IF([Rankers.J16]=14;['R'.$B$15];IF([Rankers.J16]=15;['R'.$B$16];IF([Rankers.J16]=16;['R'.$B$17];IF([Rankers.J16]=17;['R'.$B$18];IF([Rankers.J16]=18;['R'.$B$19];IF([Rankers.J16]=19;['R'.$B$20];IF([Rankers.J16]=20;['R'.$B$21];IF([Rankers.J16]=21;['R'.$B$22];IF([Rankers.J16]=22;['R'.$B$23];IF([Rankers.J16]=23;['R'.$B$24];IF([Rankers.J16]=24;['R'.$B$25];IF([Rankers.J16]=25;['R'.$B$26];IF([Rankers.J16]=26;['R'.$B$27];IF([Rankers.J16]=27;['R'.$B$28];IF([Rankers.J16]=28;['R'.$B$29];IF([Rankers.J16]=29;['R'.$B$30];IF([Rankers.J16]=30;['R'.$B$31];IF([Rankers.J16]=31;['R'.$B$32];IF([Rankers.J16]=32;['R'.$B$33];IF([Rankers.J16]=33;['R'.$B$34];IF([Rankers.J16]=34;['R'.$B$35];IF([Rankers.J16]=35;['R'.$B$36];IF([Rankers.J16]=36;['R'.$B$37];IF([Rankers.J16]=0;0;['R'.I52])))))))))))))))))))))))))))))))))))))" table:style-name="ce11">
            <text:p>32</text:p>
          </table:table-cell>
          <table:table-cell office:value-type="float" office:value="37" table:formula="of:=IF([Rankers.K16]=1;['R'.$B$2];IF([Rankers.K16]=2;['R'.$B$3];IF([Rankers.K16]=3;['R'.$B$4];IF([Rankers.K16]=4;['R'.$B$5];IF([Rankers.K16]=5;['R'.$B$6];IF([Rankers.K16]=6;['R'.$B$7];IF([Rankers.K16]=7;['R'.$B$8];IF([Rankers.K16]=8;['R'.$B$9];IF([Rankers.K16]=9;['R'.$B$10];IF([Rankers.K16]=10;['R'.$B$11];IF([Rankers.K16]=11;['R'.$B$12];IF([Rankers.K16]=12;['R'.$B$13];IF([Rankers.K16]=13;['R'.$B$14];IF([Rankers.K16]=14;['R'.$B$15];IF([Rankers.K16]=15;['R'.$B$16];IF([Rankers.K16]=16;['R'.$B$17];IF([Rankers.K16]=17;['R'.$B$18];IF([Rankers.K16]=18;['R'.$B$19];IF([Rankers.K16]=19;['R'.$B$20];IF([Rankers.K16]=20;['R'.$B$21];IF([Rankers.K16]=21;['R'.$B$22];IF([Rankers.K16]=22;['R'.$B$23];IF([Rankers.K16]=23;['R'.$B$24];IF([Rankers.K16]=24;['R'.$B$25];IF([Rankers.K16]=25;['R'.$B$26];IF([Rankers.K16]=26;['R'.$B$27];IF([Rankers.K16]=27;['R'.$B$28];IF([Rankers.K16]=28;['R'.$B$29];IF([Rankers.K16]=29;['R'.$B$30];IF([Rankers.K16]=30;['R'.$B$31];IF([Rankers.K16]=31;['R'.$B$32];IF([Rankers.K16]=32;['R'.$B$33];IF([Rankers.K16]=33;['R'.$B$34];IF([Rankers.K16]=34;['R'.$B$35];IF([Rankers.K16]=35;['R'.$B$36];IF([Rankers.K16]=36;['R'.$B$37];IF([Rankers.K16]=0;0;['R'.J52])))))))))))))))))))))))))))))))))))))" table:style-name="ce12">
            <text:p>37</text:p>
          </table:table-cell>
          <table:table-cell office:value-type="float" office:value="17" table:formula="of:=IF([Rankers.L16]=1;['R'.$B$2];IF([Rankers.L16]=2;['R'.$B$3];IF([Rankers.L16]=3;['R'.$B$4];IF([Rankers.L16]=4;['R'.$B$5];IF([Rankers.L16]=5;['R'.$B$6];IF([Rankers.L16]=6;['R'.$B$7];IF([Rankers.L16]=7;['R'.$B$8];IF([Rankers.L16]=8;['R'.$B$9];IF([Rankers.L16]=9;['R'.$B$10];IF([Rankers.L16]=10;['R'.$B$11];IF([Rankers.L16]=11;['R'.$B$12];IF([Rankers.L16]=12;['R'.$B$13];IF([Rankers.L16]=13;['R'.$B$14];IF([Rankers.L16]=14;['R'.$B$15];IF([Rankers.L16]=15;['R'.$B$16];IF([Rankers.L16]=16;['R'.$B$17];IF([Rankers.L16]=17;['R'.$B$18];IF([Rankers.L16]=18;['R'.$B$19];IF([Rankers.L16]=19;['R'.$B$20];IF([Rankers.L16]=20;['R'.$B$21];IF([Rankers.L16]=21;['R'.$B$22];IF([Rankers.L16]=22;['R'.$B$23];IF([Rankers.L16]=23;['R'.$B$24];IF([Rankers.L16]=24;['R'.$B$25];IF([Rankers.L16]=25;['R'.$B$26];IF([Rankers.L16]=26;['R'.$B$27];IF([Rankers.L16]=27;['R'.$B$28];IF([Rankers.L16]=28;['R'.$B$29];IF([Rankers.L16]=29;['R'.$B$30];IF([Rankers.L16]=30;['R'.$B$31];IF([Rankers.L16]=31;['R'.$B$32];IF([Rankers.L16]=32;['R'.$B$33];IF([Rankers.L16]=33;['R'.$B$34];IF([Rankers.L16]=34;['R'.$B$35];IF([Rankers.L16]=35;['R'.$B$36];IF([Rankers.L16]=36;['R'.$B$37];IF([Rankers.L16]=0;0;['R'.K52])))))))))))))))))))))))))))))))))))))" table:style-name="ce34">
            <text:p>17</text:p>
          </table:table-cell>
          <table:table-cell office:value-type="float" office:value="27" table:formula="of:=IF([Rankers.M16]=1;['R'.$B$2];IF([Rankers.M16]=2;['R'.$B$3];IF([Rankers.M16]=3;['R'.$B$4];IF([Rankers.M16]=4;['R'.$B$5];IF([Rankers.M16]=5;['R'.$B$6];IF([Rankers.M16]=6;['R'.$B$7];IF([Rankers.M16]=7;['R'.$B$8];IF([Rankers.M16]=8;['R'.$B$9];IF([Rankers.M16]=9;['R'.$B$10];IF([Rankers.M16]=10;['R'.$B$11];IF([Rankers.M16]=11;['R'.$B$12];IF([Rankers.M16]=12;['R'.$B$13];IF([Rankers.M16]=13;['R'.$B$14];IF([Rankers.M16]=14;['R'.$B$15];IF([Rankers.M16]=15;['R'.$B$16];IF([Rankers.M16]=16;['R'.$B$17];IF([Rankers.M16]=17;['R'.$B$18];IF([Rankers.M16]=18;['R'.$B$19];IF([Rankers.M16]=19;['R'.$B$20];IF([Rankers.M16]=20;['R'.$B$21];IF([Rankers.M16]=21;['R'.$B$22];IF([Rankers.M16]=22;['R'.$B$23];IF([Rankers.M16]=23;['R'.$B$24];IF([Rankers.M16]=24;['R'.$B$25];IF([Rankers.M16]=25;['R'.$B$26];IF([Rankers.M16]=26;['R'.$B$27];IF([Rankers.M16]=27;['R'.$B$28];IF([Rankers.M16]=28;['R'.$B$29];IF([Rankers.M16]=29;['R'.$B$30];IF([Rankers.M16]=30;['R'.$B$31];IF([Rankers.M16]=31;['R'.$B$32];IF([Rankers.M16]=32;['R'.$B$33];IF([Rankers.M16]=33;['R'.$B$34];IF([Rankers.M16]=34;['R'.$B$35];IF([Rankers.M16]=35;['R'.$B$36];IF([Rankers.M16]=36;['R'.$B$37];IF([Rankers.M16]=0;0;['R'.L52])))))))))))))))))))))))))))))))))))))" table:style-name="ce12">
            <text:p>27</text:p>
          </table:table-cell>
          <table:table-cell office:value-type="float" office:value="0" table:formula="of:=IF([Rankers.N16]=1;['R'.$B$2];IF([Rankers.N16]=2;['R'.$B$3];IF([Rankers.N16]=3;['R'.$B$4];IF([Rankers.N16]=4;['R'.$B$5];IF([Rankers.N16]=5;['R'.$B$6];IF([Rankers.N16]=6;['R'.$B$7];IF([Rankers.N16]=7;['R'.$B$8];IF([Rankers.N16]=8;['R'.$B$9];IF([Rankers.N16]=9;['R'.$B$10];IF([Rankers.N16]=10;['R'.$B$11];IF([Rankers.N16]=11;['R'.$B$12];IF([Rankers.N16]=12;['R'.$B$13];IF([Rankers.N16]=13;['R'.$B$14];IF([Rankers.N16]=14;['R'.$B$15];IF([Rankers.N16]=15;['R'.$B$16];IF([Rankers.N16]=16;['R'.$B$17];IF([Rankers.N16]=17;['R'.$B$18];IF([Rankers.N16]=18;['R'.$B$19];IF([Rankers.N16]=19;['R'.$B$20];IF([Rankers.N16]=20;['R'.$B$21];IF([Rankers.N16]=21;['R'.$B$22];IF([Rankers.N16]=22;['R'.$B$23];IF([Rankers.N16]=23;['R'.$B$24];IF([Rankers.N16]=24;['R'.$B$25];IF([Rankers.N16]=25;['R'.$B$26];IF([Rankers.N16]=26;['R'.$B$27];IF([Rankers.N16]=27;['R'.$B$28];IF([Rankers.N16]=28;['R'.$B$29];IF([Rankers.N16]=29;['R'.$B$30];IF([Rankers.N16]=30;['R'.$B$31];IF([Rankers.N16]=31;['R'.$B$32];IF([Rankers.N16]=32;['R'.$B$33];IF([Rankers.N16]=33;['R'.$B$34];IF([Rankers.N16]=34;['R'.$B$35];IF([Rankers.N16]=35;['R'.$B$36];IF([Rankers.N16]=36;['R'.$B$37];IF([Rankers.N16]=0;0;['R'.M52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6" table:formula="of:=[.A16]+1" table:style-name="ce8">
            <text:p>16</text:p>
          </table:table-cell>
          <table:table-cell office:value-type="string" table:style-name="ce15">
            <text:p>Колобков Егор Сергеевич</text:p>
          </table:table-cell>
          <table:table-cell office:value-type="float" office:value="201" table:formula="of:=SUM([.D17:.ZZ17])" table:style-name="ce35">
            <text:p>201.00</text:p>
          </table:table-cell>
          <table:table-cell office:value-type="float" office:value="0" table:formula="of:=IF([Rankers.C17]=1;['R'.$B$2];IF([Rankers.C17]=2;['R'.$B$3];IF([Rankers.C17]=3;['R'.$B$4];IF([Rankers.C17]=4;['R'.$B$5];IF([Rankers.C17]=5;['R'.$B$6];IF([Rankers.C17]=6;['R'.$B$7];IF([Rankers.C17]=7;['R'.$B$8];IF([Rankers.C17]=8;['R'.$B$9];IF([Rankers.C17]=9;['R'.$B$10];IF([Rankers.C17]=10;['R'.$B$11];IF([Rankers.C17]=11;['R'.$B$12];IF([Rankers.C17]=12;['R'.$B$13];IF([Rankers.C17]=13;['R'.$B$14];IF([Rankers.C17]=14;['R'.$B$15];IF([Rankers.C17]=15;['R'.$B$16];IF([Rankers.C17]=16;['R'.$B$17];IF([Rankers.C17]=17;['R'.$B$18];IF([Rankers.C17]=18;['R'.$B$19];IF([Rankers.C17]=19;['R'.$B$20];IF([Rankers.C17]=20;['R'.$B$21];IF([Rankers.C17]=21;['R'.$B$22];IF([Rankers.C17]=22;['R'.$B$23];IF([Rankers.C17]=23;['R'.$B$24];IF([Rankers.C17]=24;['R'.$B$25];IF([Rankers.C17]=25;['R'.$B$26];IF([Rankers.C17]=26;['R'.$B$27];IF([Rankers.C17]=27;['R'.$B$28];IF([Rankers.C17]=28;['R'.$B$29];IF([Rankers.C17]=29;['R'.$B$30];IF([Rankers.C17]=30;['R'.$B$31];IF([Rankers.C17]=31;['R'.$B$32];IF([Rankers.C17]=32;['R'.$B$33];IF([Rankers.C17]=33;['R'.$B$34];IF([Rankers.C17]=34;['R'.$B$35];IF([Rankers.C17]=35;['R'.$B$36];IF([Rankers.C17]=36;['R'.$B$37];IF([Rankers.C17]=0;0;['R'.B53])))))))))))))))))))))))))))))))))))))" table:style-name="ce11">
            <text:p>0</text:p>
          </table:table-cell>
          <table:table-cell office:value-type="float" office:value="34" table:formula="of:=IF([Rankers.D17]=1;['R'.$B$2];IF([Rankers.D17]=2;['R'.$B$3];IF([Rankers.D17]=3;['R'.$B$4];IF([Rankers.D17]=4;['R'.$B$5];IF([Rankers.D17]=5;['R'.$B$6];IF([Rankers.D17]=6;['R'.$B$7];IF([Rankers.D17]=7;['R'.$B$8];IF([Rankers.D17]=8;['R'.$B$9];IF([Rankers.D17]=9;['R'.$B$10];IF([Rankers.D17]=10;['R'.$B$11];IF([Rankers.D17]=11;['R'.$B$12];IF([Rankers.D17]=12;['R'.$B$13];IF([Rankers.D17]=13;['R'.$B$14];IF([Rankers.D17]=14;['R'.$B$15];IF([Rankers.D17]=15;['R'.$B$16];IF([Rankers.D17]=16;['R'.$B$17];IF([Rankers.D17]=17;['R'.$B$18];IF([Rankers.D17]=18;['R'.$B$19];IF([Rankers.D17]=19;['R'.$B$20];IF([Rankers.D17]=20;['R'.$B$21];IF([Rankers.D17]=21;['R'.$B$22];IF([Rankers.D17]=22;['R'.$B$23];IF([Rankers.D17]=23;['R'.$B$24];IF([Rankers.D17]=24;['R'.$B$25];IF([Rankers.D17]=25;['R'.$B$26];IF([Rankers.D17]=26;['R'.$B$27];IF([Rankers.D17]=27;['R'.$B$28];IF([Rankers.D17]=28;['R'.$B$29];IF([Rankers.D17]=29;['R'.$B$30];IF([Rankers.D17]=30;['R'.$B$31];IF([Rankers.D17]=31;['R'.$B$32];IF([Rankers.D17]=32;['R'.$B$33];IF([Rankers.D17]=33;['R'.$B$34];IF([Rankers.D17]=34;['R'.$B$35];IF([Rankers.D17]=35;['R'.$B$36];IF([Rankers.D17]=36;['R'.$B$37];IF([Rankers.D17]=0;0;['R'.C53])))))))))))))))))))))))))))))))))))))" table:style-name="ce11">
            <text:p>34</text:p>
          </table:table-cell>
          <table:table-cell office:value-type="float" office:value="22" table:formula="of:=IF([Rankers.E17]=1;['R'.$B$2];IF([Rankers.E17]=2;['R'.$B$3];IF([Rankers.E17]=3;['R'.$B$4];IF([Rankers.E17]=4;['R'.$B$5];IF([Rankers.E17]=5;['R'.$B$6];IF([Rankers.E17]=6;['R'.$B$7];IF([Rankers.E17]=7;['R'.$B$8];IF([Rankers.E17]=8;['R'.$B$9];IF([Rankers.E17]=9;['R'.$B$10];IF([Rankers.E17]=10;['R'.$B$11];IF([Rankers.E17]=11;['R'.$B$12];IF([Rankers.E17]=12;['R'.$B$13];IF([Rankers.E17]=13;['R'.$B$14];IF([Rankers.E17]=14;['R'.$B$15];IF([Rankers.E17]=15;['R'.$B$16];IF([Rankers.E17]=16;['R'.$B$17];IF([Rankers.E17]=17;['R'.$B$18];IF([Rankers.E17]=18;['R'.$B$19];IF([Rankers.E17]=19;['R'.$B$20];IF([Rankers.E17]=20;['R'.$B$21];IF([Rankers.E17]=21;['R'.$B$22];IF([Rankers.E17]=22;['R'.$B$23];IF([Rankers.E17]=23;['R'.$B$24];IF([Rankers.E17]=24;['R'.$B$25];IF([Rankers.E17]=25;['R'.$B$26];IF([Rankers.E17]=26;['R'.$B$27];IF([Rankers.E17]=27;['R'.$B$28];IF([Rankers.E17]=28;['R'.$B$29];IF([Rankers.E17]=29;['R'.$B$30];IF([Rankers.E17]=30;['R'.$B$31];IF([Rankers.E17]=31;['R'.$B$32];IF([Rankers.E17]=32;['R'.$B$33];IF([Rankers.E17]=33;['R'.$B$34];IF([Rankers.E17]=34;['R'.$B$35];IF([Rankers.E17]=35;['R'.$B$36];IF([Rankers.E17]=36;['R'.$B$37];IF([Rankers.E17]=0;0;['R'.D53])))))))))))))))))))))))))))))))))))))" table:style-name="ce11">
            <text:p>22</text:p>
          </table:table-cell>
          <table:table-cell office:value-type="float" office:value="0" table:formula="of:=IF([Rankers.F17]=1;['R'.$B$2];IF([Rankers.F17]=2;['R'.$B$3];IF([Rankers.F17]=3;['R'.$B$4];IF([Rankers.F17]=4;['R'.$B$5];IF([Rankers.F17]=5;['R'.$B$6];IF([Rankers.F17]=6;['R'.$B$7];IF([Rankers.F17]=7;['R'.$B$8];IF([Rankers.F17]=8;['R'.$B$9];IF([Rankers.F17]=9;['R'.$B$10];IF([Rankers.F17]=10;['R'.$B$11];IF([Rankers.F17]=11;['R'.$B$12];IF([Rankers.F17]=12;['R'.$B$13];IF([Rankers.F17]=13;['R'.$B$14];IF([Rankers.F17]=14;['R'.$B$15];IF([Rankers.F17]=15;['R'.$B$16];IF([Rankers.F17]=16;['R'.$B$17];IF([Rankers.F17]=17;['R'.$B$18];IF([Rankers.F17]=18;['R'.$B$19];IF([Rankers.F17]=19;['R'.$B$20];IF([Rankers.F17]=20;['R'.$B$21];IF([Rankers.F17]=21;['R'.$B$22];IF([Rankers.F17]=22;['R'.$B$23];IF([Rankers.F17]=23;['R'.$B$24];IF([Rankers.F17]=24;['R'.$B$25];IF([Rankers.F17]=25;['R'.$B$26];IF([Rankers.F17]=26;['R'.$B$27];IF([Rankers.F17]=27;['R'.$B$28];IF([Rankers.F17]=28;['R'.$B$29];IF([Rankers.F17]=29;['R'.$B$30];IF([Rankers.F17]=30;['R'.$B$31];IF([Rankers.F17]=31;['R'.$B$32];IF([Rankers.F17]=32;['R'.$B$33];IF([Rankers.F17]=33;['R'.$B$34];IF([Rankers.F17]=34;['R'.$B$35];IF([Rankers.F17]=35;['R'.$B$36];IF([Rankers.F17]=36;['R'.$B$37];IF([Rankers.F17]=0;0;['R'.E53])))))))))))))))))))))))))))))))))))))" table:style-name="ce11">
            <text:p>0</text:p>
          </table:table-cell>
          <table:table-cell office:value-type="float" office:value="0" table:formula="of:=IF([Rankers.G17]=1;['R'.$B$2];IF([Rankers.G17]=2;['R'.$B$3];IF([Rankers.G17]=3;['R'.$B$4];IF([Rankers.G17]=4;['R'.$B$5];IF([Rankers.G17]=5;['R'.$B$6];IF([Rankers.G17]=6;['R'.$B$7];IF([Rankers.G17]=7;['R'.$B$8];IF([Rankers.G17]=8;['R'.$B$9];IF([Rankers.G17]=9;['R'.$B$10];IF([Rankers.G17]=10;['R'.$B$11];IF([Rankers.G17]=11;['R'.$B$12];IF([Rankers.G17]=12;['R'.$B$13];IF([Rankers.G17]=13;['R'.$B$14];IF([Rankers.G17]=14;['R'.$B$15];IF([Rankers.G17]=15;['R'.$B$16];IF([Rankers.G17]=16;['R'.$B$17];IF([Rankers.G17]=17;['R'.$B$18];IF([Rankers.G17]=18;['R'.$B$19];IF([Rankers.G17]=19;['R'.$B$20];IF([Rankers.G17]=20;['R'.$B$21];IF([Rankers.G17]=21;['R'.$B$22];IF([Rankers.G17]=22;['R'.$B$23];IF([Rankers.G17]=23;['R'.$B$24];IF([Rankers.G17]=24;['R'.$B$25];IF([Rankers.G17]=25;['R'.$B$26];IF([Rankers.G17]=26;['R'.$B$27];IF([Rankers.G17]=27;['R'.$B$28];IF([Rankers.G17]=28;['R'.$B$29];IF([Rankers.G17]=29;['R'.$B$30];IF([Rankers.G17]=30;['R'.$B$31];IF([Rankers.G17]=31;['R'.$B$32];IF([Rankers.G17]=32;['R'.$B$33];IF([Rankers.G17]=33;['R'.$B$34];IF([Rankers.G17]=34;['R'.$B$35];IF([Rankers.G17]=35;['R'.$B$36];IF([Rankers.G17]=36;['R'.$B$37];IF([Rankers.G17]=0;0;['R'.F53])))))))))))))))))))))))))))))))))))))" table:style-name="ce11">
            <text:p>0</text:p>
          </table:table-cell>
          <table:table-cell office:value-type="float" office:value="33" table:formula="of:=IF([Rankers.H17]=1;['R'.$B$2];IF([Rankers.H17]=2;['R'.$B$3];IF([Rankers.H17]=3;['R'.$B$4];IF([Rankers.H17]=4;['R'.$B$5];IF([Rankers.H17]=5;['R'.$B$6];IF([Rankers.H17]=6;['R'.$B$7];IF([Rankers.H17]=7;['R'.$B$8];IF([Rankers.H17]=8;['R'.$B$9];IF([Rankers.H17]=9;['R'.$B$10];IF([Rankers.H17]=10;['R'.$B$11];IF([Rankers.H17]=11;['R'.$B$12];IF([Rankers.H17]=12;['R'.$B$13];IF([Rankers.H17]=13;['R'.$B$14];IF([Rankers.H17]=14;['R'.$B$15];IF([Rankers.H17]=15;['R'.$B$16];IF([Rankers.H17]=16;['R'.$B$17];IF([Rankers.H17]=17;['R'.$B$18];IF([Rankers.H17]=18;['R'.$B$19];IF([Rankers.H17]=19;['R'.$B$20];IF([Rankers.H17]=20;['R'.$B$21];IF([Rankers.H17]=21;['R'.$B$22];IF([Rankers.H17]=22;['R'.$B$23];IF([Rankers.H17]=23;['R'.$B$24];IF([Rankers.H17]=24;['R'.$B$25];IF([Rankers.H17]=25;['R'.$B$26];IF([Rankers.H17]=26;['R'.$B$27];IF([Rankers.H17]=27;['R'.$B$28];IF([Rankers.H17]=28;['R'.$B$29];IF([Rankers.H17]=29;['R'.$B$30];IF([Rankers.H17]=30;['R'.$B$31];IF([Rankers.H17]=31;['R'.$B$32];IF([Rankers.H17]=32;['R'.$B$33];IF([Rankers.H17]=33;['R'.$B$34];IF([Rankers.H17]=34;['R'.$B$35];IF([Rankers.H17]=35;['R'.$B$36];IF([Rankers.H17]=36;['R'.$B$37];IF([Rankers.H17]=0;0;['R'.G53])))))))))))))))))))))))))))))))))))))" table:style-name="ce11">
            <text:p>33</text:p>
          </table:table-cell>
          <table:table-cell office:value-type="float" office:value="0" table:formula="of:=IF([Rankers.I17]=1;['R'.$B$2];IF([Rankers.I17]=2;['R'.$B$3];IF([Rankers.I17]=3;['R'.$B$4];IF([Rankers.I17]=4;['R'.$B$5];IF([Rankers.I17]=5;['R'.$B$6];IF([Rankers.I17]=6;['R'.$B$7];IF([Rankers.I17]=7;['R'.$B$8];IF([Rankers.I17]=8;['R'.$B$9];IF([Rankers.I17]=9;['R'.$B$10];IF([Rankers.I17]=10;['R'.$B$11];IF([Rankers.I17]=11;['R'.$B$12];IF([Rankers.I17]=12;['R'.$B$13];IF([Rankers.I17]=13;['R'.$B$14];IF([Rankers.I17]=14;['R'.$B$15];IF([Rankers.I17]=15;['R'.$B$16];IF([Rankers.I17]=16;['R'.$B$17];IF([Rankers.I17]=17;['R'.$B$18];IF([Rankers.I17]=18;['R'.$B$19];IF([Rankers.I17]=19;['R'.$B$20];IF([Rankers.I17]=20;['R'.$B$21];IF([Rankers.I17]=21;['R'.$B$22];IF([Rankers.I17]=22;['R'.$B$23];IF([Rankers.I17]=23;['R'.$B$24];IF([Rankers.I17]=24;['R'.$B$25];IF([Rankers.I17]=25;['R'.$B$26];IF([Rankers.I17]=26;['R'.$B$27];IF([Rankers.I17]=27;['R'.$B$28];IF([Rankers.I17]=28;['R'.$B$29];IF([Rankers.I17]=29;['R'.$B$30];IF([Rankers.I17]=30;['R'.$B$31];IF([Rankers.I17]=31;['R'.$B$32];IF([Rankers.I17]=32;['R'.$B$33];IF([Rankers.I17]=33;['R'.$B$34];IF([Rankers.I17]=34;['R'.$B$35];IF([Rankers.I17]=35;['R'.$B$36];IF([Rankers.I17]=36;['R'.$B$37];IF([Rankers.I17]=0;0;['R'.H53])))))))))))))))))))))))))))))))))))))" table:style-name="ce11">
            <text:p>0</text:p>
          </table:table-cell>
          <table:table-cell office:value-type="float" office:value="26" table:formula="of:=IF([Rankers.J17]=1;['R'.$B$2];IF([Rankers.J17]=2;['R'.$B$3];IF([Rankers.J17]=3;['R'.$B$4];IF([Rankers.J17]=4;['R'.$B$5];IF([Rankers.J17]=5;['R'.$B$6];IF([Rankers.J17]=6;['R'.$B$7];IF([Rankers.J17]=7;['R'.$B$8];IF([Rankers.J17]=8;['R'.$B$9];IF([Rankers.J17]=9;['R'.$B$10];IF([Rankers.J17]=10;['R'.$B$11];IF([Rankers.J17]=11;['R'.$B$12];IF([Rankers.J17]=12;['R'.$B$13];IF([Rankers.J17]=13;['R'.$B$14];IF([Rankers.J17]=14;['R'.$B$15];IF([Rankers.J17]=15;['R'.$B$16];IF([Rankers.J17]=16;['R'.$B$17];IF([Rankers.J17]=17;['R'.$B$18];IF([Rankers.J17]=18;['R'.$B$19];IF([Rankers.J17]=19;['R'.$B$20];IF([Rankers.J17]=20;['R'.$B$21];IF([Rankers.J17]=21;['R'.$B$22];IF([Rankers.J17]=22;['R'.$B$23];IF([Rankers.J17]=23;['R'.$B$24];IF([Rankers.J17]=24;['R'.$B$25];IF([Rankers.J17]=25;['R'.$B$26];IF([Rankers.J17]=26;['R'.$B$27];IF([Rankers.J17]=27;['R'.$B$28];IF([Rankers.J17]=28;['R'.$B$29];IF([Rankers.J17]=29;['R'.$B$30];IF([Rankers.J17]=30;['R'.$B$31];IF([Rankers.J17]=31;['R'.$B$32];IF([Rankers.J17]=32;['R'.$B$33];IF([Rankers.J17]=33;['R'.$B$34];IF([Rankers.J17]=34;['R'.$B$35];IF([Rankers.J17]=35;['R'.$B$36];IF([Rankers.J17]=36;['R'.$B$37];IF([Rankers.J17]=0;0;['R'.I53])))))))))))))))))))))))))))))))))))))" table:style-name="ce11">
            <text:p>26</text:p>
          </table:table-cell>
          <table:table-cell office:value-type="float" office:value="27" table:formula="of:=IF([Rankers.K17]=1;['R'.$B$2];IF([Rankers.K17]=2;['R'.$B$3];IF([Rankers.K17]=3;['R'.$B$4];IF([Rankers.K17]=4;['R'.$B$5];IF([Rankers.K17]=5;['R'.$B$6];IF([Rankers.K17]=6;['R'.$B$7];IF([Rankers.K17]=7;['R'.$B$8];IF([Rankers.K17]=8;['R'.$B$9];IF([Rankers.K17]=9;['R'.$B$10];IF([Rankers.K17]=10;['R'.$B$11];IF([Rankers.K17]=11;['R'.$B$12];IF([Rankers.K17]=12;['R'.$B$13];IF([Rankers.K17]=13;['R'.$B$14];IF([Rankers.K17]=14;['R'.$B$15];IF([Rankers.K17]=15;['R'.$B$16];IF([Rankers.K17]=16;['R'.$B$17];IF([Rankers.K17]=17;['R'.$B$18];IF([Rankers.K17]=18;['R'.$B$19];IF([Rankers.K17]=19;['R'.$B$20];IF([Rankers.K17]=20;['R'.$B$21];IF([Rankers.K17]=21;['R'.$B$22];IF([Rankers.K17]=22;['R'.$B$23];IF([Rankers.K17]=23;['R'.$B$24];IF([Rankers.K17]=24;['R'.$B$25];IF([Rankers.K17]=25;['R'.$B$26];IF([Rankers.K17]=26;['R'.$B$27];IF([Rankers.K17]=27;['R'.$B$28];IF([Rankers.K17]=28;['R'.$B$29];IF([Rankers.K17]=29;['R'.$B$30];IF([Rankers.K17]=30;['R'.$B$31];IF([Rankers.K17]=31;['R'.$B$32];IF([Rankers.K17]=32;['R'.$B$33];IF([Rankers.K17]=33;['R'.$B$34];IF([Rankers.K17]=34;['R'.$B$35];IF([Rankers.K17]=35;['R'.$B$36];IF([Rankers.K17]=36;['R'.$B$37];IF([Rankers.K17]=0;0;['R'.J53])))))))))))))))))))))))))))))))))))))" table:style-name="ce12">
            <text:p>27</text:p>
          </table:table-cell>
          <table:table-cell office:value-type="float" office:value="28" table:formula="of:=IF([Rankers.L17]=1;['R'.$B$2];IF([Rankers.L17]=2;['R'.$B$3];IF([Rankers.L17]=3;['R'.$B$4];IF([Rankers.L17]=4;['R'.$B$5];IF([Rankers.L17]=5;['R'.$B$6];IF([Rankers.L17]=6;['R'.$B$7];IF([Rankers.L17]=7;['R'.$B$8];IF([Rankers.L17]=8;['R'.$B$9];IF([Rankers.L17]=9;['R'.$B$10];IF([Rankers.L17]=10;['R'.$B$11];IF([Rankers.L17]=11;['R'.$B$12];IF([Rankers.L17]=12;['R'.$B$13];IF([Rankers.L17]=13;['R'.$B$14];IF([Rankers.L17]=14;['R'.$B$15];IF([Rankers.L17]=15;['R'.$B$16];IF([Rankers.L17]=16;['R'.$B$17];IF([Rankers.L17]=17;['R'.$B$18];IF([Rankers.L17]=18;['R'.$B$19];IF([Rankers.L17]=19;['R'.$B$20];IF([Rankers.L17]=20;['R'.$B$21];IF([Rankers.L17]=21;['R'.$B$22];IF([Rankers.L17]=22;['R'.$B$23];IF([Rankers.L17]=23;['R'.$B$24];IF([Rankers.L17]=24;['R'.$B$25];IF([Rankers.L17]=25;['R'.$B$26];IF([Rankers.L17]=26;['R'.$B$27];IF([Rankers.L17]=27;['R'.$B$28];IF([Rankers.L17]=28;['R'.$B$29];IF([Rankers.L17]=29;['R'.$B$30];IF([Rankers.L17]=30;['R'.$B$31];IF([Rankers.L17]=31;['R'.$B$32];IF([Rankers.L17]=32;['R'.$B$33];IF([Rankers.L17]=33;['R'.$B$34];IF([Rankers.L17]=34;['R'.$B$35];IF([Rankers.L17]=35;['R'.$B$36];IF([Rankers.L17]=36;['R'.$B$37];IF([Rankers.L17]=0;0;['R'.K53])))))))))))))))))))))))))))))))))))))" table:style-name="ce34">
            <text:p>28</text:p>
          </table:table-cell>
          <table:table-cell office:value-type="float" office:value="31" table:formula="of:=IF([Rankers.M17]=1;['R'.$B$2];IF([Rankers.M17]=2;['R'.$B$3];IF([Rankers.M17]=3;['R'.$B$4];IF([Rankers.M17]=4;['R'.$B$5];IF([Rankers.M17]=5;['R'.$B$6];IF([Rankers.M17]=6;['R'.$B$7];IF([Rankers.M17]=7;['R'.$B$8];IF([Rankers.M17]=8;['R'.$B$9];IF([Rankers.M17]=9;['R'.$B$10];IF([Rankers.M17]=10;['R'.$B$11];IF([Rankers.M17]=11;['R'.$B$12];IF([Rankers.M17]=12;['R'.$B$13];IF([Rankers.M17]=13;['R'.$B$14];IF([Rankers.M17]=14;['R'.$B$15];IF([Rankers.M17]=15;['R'.$B$16];IF([Rankers.M17]=16;['R'.$B$17];IF([Rankers.M17]=17;['R'.$B$18];IF([Rankers.M17]=18;['R'.$B$19];IF([Rankers.M17]=19;['R'.$B$20];IF([Rankers.M17]=20;['R'.$B$21];IF([Rankers.M17]=21;['R'.$B$22];IF([Rankers.M17]=22;['R'.$B$23];IF([Rankers.M17]=23;['R'.$B$24];IF([Rankers.M17]=24;['R'.$B$25];IF([Rankers.M17]=25;['R'.$B$26];IF([Rankers.M17]=26;['R'.$B$27];IF([Rankers.M17]=27;['R'.$B$28];IF([Rankers.M17]=28;['R'.$B$29];IF([Rankers.M17]=29;['R'.$B$30];IF([Rankers.M17]=30;['R'.$B$31];IF([Rankers.M17]=31;['R'.$B$32];IF([Rankers.M17]=32;['R'.$B$33];IF([Rankers.M17]=33;['R'.$B$34];IF([Rankers.M17]=34;['R'.$B$35];IF([Rankers.M17]=35;['R'.$B$36];IF([Rankers.M17]=36;['R'.$B$37];IF([Rankers.M17]=0;0;['R'.L53])))))))))))))))))))))))))))))))))))))" table:style-name="ce12">
            <text:p>31</text:p>
          </table:table-cell>
          <table:table-cell office:value-type="float" office:value="0" table:formula="of:=IF([Rankers.N17]=1;['R'.$B$2];IF([Rankers.N17]=2;['R'.$B$3];IF([Rankers.N17]=3;['R'.$B$4];IF([Rankers.N17]=4;['R'.$B$5];IF([Rankers.N17]=5;['R'.$B$6];IF([Rankers.N17]=6;['R'.$B$7];IF([Rankers.N17]=7;['R'.$B$8];IF([Rankers.N17]=8;['R'.$B$9];IF([Rankers.N17]=9;['R'.$B$10];IF([Rankers.N17]=10;['R'.$B$11];IF([Rankers.N17]=11;['R'.$B$12];IF([Rankers.N17]=12;['R'.$B$13];IF([Rankers.N17]=13;['R'.$B$14];IF([Rankers.N17]=14;['R'.$B$15];IF([Rankers.N17]=15;['R'.$B$16];IF([Rankers.N17]=16;['R'.$B$17];IF([Rankers.N17]=17;['R'.$B$18];IF([Rankers.N17]=18;['R'.$B$19];IF([Rankers.N17]=19;['R'.$B$20];IF([Rankers.N17]=20;['R'.$B$21];IF([Rankers.N17]=21;['R'.$B$22];IF([Rankers.N17]=22;['R'.$B$23];IF([Rankers.N17]=23;['R'.$B$24];IF([Rankers.N17]=24;['R'.$B$25];IF([Rankers.N17]=25;['R'.$B$26];IF([Rankers.N17]=26;['R'.$B$27];IF([Rankers.N17]=27;['R'.$B$28];IF([Rankers.N17]=28;['R'.$B$29];IF([Rankers.N17]=29;['R'.$B$30];IF([Rankers.N17]=30;['R'.$B$31];IF([Rankers.N17]=31;['R'.$B$32];IF([Rankers.N17]=32;['R'.$B$33];IF([Rankers.N17]=33;['R'.$B$34];IF([Rankers.N17]=34;['R'.$B$35];IF([Rankers.N17]=35;['R'.$B$36];IF([Rankers.N17]=36;['R'.$B$37];IF([Rankers.N17]=0;0;['R'.M53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7" table:formula="of:=[.A17]+1" table:style-name="ce8">
            <text:p>17</text:p>
          </table:table-cell>
          <table:table-cell office:value-type="string" table:style-name="ce15">
            <text:p>Косачева Екатерина</text:p>
          </table:table-cell>
          <table:table-cell office:value-type="float" office:value="123" table:formula="of:=SUM([.D18:.ZZ18])" table:style-name="ce35">
            <text:p>123.00</text:p>
          </table:table-cell>
          <table:table-cell office:value-type="float" office:value="12" table:formula="of:=IF([Rankers.C18]=1;['R'.$B$2];IF([Rankers.C18]=2;['R'.$B$3];IF([Rankers.C18]=3;['R'.$B$4];IF([Rankers.C18]=4;['R'.$B$5];IF([Rankers.C18]=5;['R'.$B$6];IF([Rankers.C18]=6;['R'.$B$7];IF([Rankers.C18]=7;['R'.$B$8];IF([Rankers.C18]=8;['R'.$B$9];IF([Rankers.C18]=9;['R'.$B$10];IF([Rankers.C18]=10;['R'.$B$11];IF([Rankers.C18]=11;['R'.$B$12];IF([Rankers.C18]=12;['R'.$B$13];IF([Rankers.C18]=13;['R'.$B$14];IF([Rankers.C18]=14;['R'.$B$15];IF([Rankers.C18]=15;['R'.$B$16];IF([Rankers.C18]=16;['R'.$B$17];IF([Rankers.C18]=17;['R'.$B$18];IF([Rankers.C18]=18;['R'.$B$19];IF([Rankers.C18]=19;['R'.$B$20];IF([Rankers.C18]=20;['R'.$B$21];IF([Rankers.C18]=21;['R'.$B$22];IF([Rankers.C18]=22;['R'.$B$23];IF([Rankers.C18]=23;['R'.$B$24];IF([Rankers.C18]=24;['R'.$B$25];IF([Rankers.C18]=25;['R'.$B$26];IF([Rankers.C18]=26;['R'.$B$27];IF([Rankers.C18]=27;['R'.$B$28];IF([Rankers.C18]=28;['R'.$B$29];IF([Rankers.C18]=29;['R'.$B$30];IF([Rankers.C18]=30;['R'.$B$31];IF([Rankers.C18]=31;['R'.$B$32];IF([Rankers.C18]=32;['R'.$B$33];IF([Rankers.C18]=33;['R'.$B$34];IF([Rankers.C18]=34;['R'.$B$35];IF([Rankers.C18]=35;['R'.$B$36];IF([Rankers.C18]=36;['R'.$B$37];IF([Rankers.C18]=0;0;['R'.B54])))))))))))))))))))))))))))))))))))))" table:style-name="ce11">
            <text:p>12</text:p>
          </table:table-cell>
          <table:table-cell office:value-type="float" office:value="0" table:formula="of:=IF([Rankers.D18]=1;['R'.$B$2];IF([Rankers.D18]=2;['R'.$B$3];IF([Rankers.D18]=3;['R'.$B$4];IF([Rankers.D18]=4;['R'.$B$5];IF([Rankers.D18]=5;['R'.$B$6];IF([Rankers.D18]=6;['R'.$B$7];IF([Rankers.D18]=7;['R'.$B$8];IF([Rankers.D18]=8;['R'.$B$9];IF([Rankers.D18]=9;['R'.$B$10];IF([Rankers.D18]=10;['R'.$B$11];IF([Rankers.D18]=11;['R'.$B$12];IF([Rankers.D18]=12;['R'.$B$13];IF([Rankers.D18]=13;['R'.$B$14];IF([Rankers.D18]=14;['R'.$B$15];IF([Rankers.D18]=15;['R'.$B$16];IF([Rankers.D18]=16;['R'.$B$17];IF([Rankers.D18]=17;['R'.$B$18];IF([Rankers.D18]=18;['R'.$B$19];IF([Rankers.D18]=19;['R'.$B$20];IF([Rankers.D18]=20;['R'.$B$21];IF([Rankers.D18]=21;['R'.$B$22];IF([Rankers.D18]=22;['R'.$B$23];IF([Rankers.D18]=23;['R'.$B$24];IF([Rankers.D18]=24;['R'.$B$25];IF([Rankers.D18]=25;['R'.$B$26];IF([Rankers.D18]=26;['R'.$B$27];IF([Rankers.D18]=27;['R'.$B$28];IF([Rankers.D18]=28;['R'.$B$29];IF([Rankers.D18]=29;['R'.$B$30];IF([Rankers.D18]=30;['R'.$B$31];IF([Rankers.D18]=31;['R'.$B$32];IF([Rankers.D18]=32;['R'.$B$33];IF([Rankers.D18]=33;['R'.$B$34];IF([Rankers.D18]=34;['R'.$B$35];IF([Rankers.D18]=35;['R'.$B$36];IF([Rankers.D18]=36;['R'.$B$37];IF([Rankers.D18]=0;0;['R'.C54])))))))))))))))))))))))))))))))))))))" table:style-name="ce11">
            <text:p>0</text:p>
          </table:table-cell>
          <table:table-cell office:value-type="float" office:value="28" table:formula="of:=IF([Rankers.E18]=1;['R'.$B$2];IF([Rankers.E18]=2;['R'.$B$3];IF([Rankers.E18]=3;['R'.$B$4];IF([Rankers.E18]=4;['R'.$B$5];IF([Rankers.E18]=5;['R'.$B$6];IF([Rankers.E18]=6;['R'.$B$7];IF([Rankers.E18]=7;['R'.$B$8];IF([Rankers.E18]=8;['R'.$B$9];IF([Rankers.E18]=9;['R'.$B$10];IF([Rankers.E18]=10;['R'.$B$11];IF([Rankers.E18]=11;['R'.$B$12];IF([Rankers.E18]=12;['R'.$B$13];IF([Rankers.E18]=13;['R'.$B$14];IF([Rankers.E18]=14;['R'.$B$15];IF([Rankers.E18]=15;['R'.$B$16];IF([Rankers.E18]=16;['R'.$B$17];IF([Rankers.E18]=17;['R'.$B$18];IF([Rankers.E18]=18;['R'.$B$19];IF([Rankers.E18]=19;['R'.$B$20];IF([Rankers.E18]=20;['R'.$B$21];IF([Rankers.E18]=21;['R'.$B$22];IF([Rankers.E18]=22;['R'.$B$23];IF([Rankers.E18]=23;['R'.$B$24];IF([Rankers.E18]=24;['R'.$B$25];IF([Rankers.E18]=25;['R'.$B$26];IF([Rankers.E18]=26;['R'.$B$27];IF([Rankers.E18]=27;['R'.$B$28];IF([Rankers.E18]=28;['R'.$B$29];IF([Rankers.E18]=29;['R'.$B$30];IF([Rankers.E18]=30;['R'.$B$31];IF([Rankers.E18]=31;['R'.$B$32];IF([Rankers.E18]=32;['R'.$B$33];IF([Rankers.E18]=33;['R'.$B$34];IF([Rankers.E18]=34;['R'.$B$35];IF([Rankers.E18]=35;['R'.$B$36];IF([Rankers.E18]=36;['R'.$B$37];IF([Rankers.E18]=0;0;['R'.D54])))))))))))))))))))))))))))))))))))))" table:style-name="ce11">
            <text:p>28</text:p>
          </table:table-cell>
          <table:table-cell office:value-type="float" office:value="27" table:formula="of:=IF([Rankers.F18]=1;['R'.$B$2];IF([Rankers.F18]=2;['R'.$B$3];IF([Rankers.F18]=3;['R'.$B$4];IF([Rankers.F18]=4;['R'.$B$5];IF([Rankers.F18]=5;['R'.$B$6];IF([Rankers.F18]=6;['R'.$B$7];IF([Rankers.F18]=7;['R'.$B$8];IF([Rankers.F18]=8;['R'.$B$9];IF([Rankers.F18]=9;['R'.$B$10];IF([Rankers.F18]=10;['R'.$B$11];IF([Rankers.F18]=11;['R'.$B$12];IF([Rankers.F18]=12;['R'.$B$13];IF([Rankers.F18]=13;['R'.$B$14];IF([Rankers.F18]=14;['R'.$B$15];IF([Rankers.F18]=15;['R'.$B$16];IF([Rankers.F18]=16;['R'.$B$17];IF([Rankers.F18]=17;['R'.$B$18];IF([Rankers.F18]=18;['R'.$B$19];IF([Rankers.F18]=19;['R'.$B$20];IF([Rankers.F18]=20;['R'.$B$21];IF([Rankers.F18]=21;['R'.$B$22];IF([Rankers.F18]=22;['R'.$B$23];IF([Rankers.F18]=23;['R'.$B$24];IF([Rankers.F18]=24;['R'.$B$25];IF([Rankers.F18]=25;['R'.$B$26];IF([Rankers.F18]=26;['R'.$B$27];IF([Rankers.F18]=27;['R'.$B$28];IF([Rankers.F18]=28;['R'.$B$29];IF([Rankers.F18]=29;['R'.$B$30];IF([Rankers.F18]=30;['R'.$B$31];IF([Rankers.F18]=31;['R'.$B$32];IF([Rankers.F18]=32;['R'.$B$33];IF([Rankers.F18]=33;['R'.$B$34];IF([Rankers.F18]=34;['R'.$B$35];IF([Rankers.F18]=35;['R'.$B$36];IF([Rankers.F18]=36;['R'.$B$37];IF([Rankers.F18]=0;0;['R'.E54])))))))))))))))))))))))))))))))))))))" table:style-name="ce11">
            <text:p>27</text:p>
          </table:table-cell>
          <table:table-cell office:value-type="float" office:value="0" table:formula="of:=IF([Rankers.G18]=1;['R'.$B$2];IF([Rankers.G18]=2;['R'.$B$3];IF([Rankers.G18]=3;['R'.$B$4];IF([Rankers.G18]=4;['R'.$B$5];IF([Rankers.G18]=5;['R'.$B$6];IF([Rankers.G18]=6;['R'.$B$7];IF([Rankers.G18]=7;['R'.$B$8];IF([Rankers.G18]=8;['R'.$B$9];IF([Rankers.G18]=9;['R'.$B$10];IF([Rankers.G18]=10;['R'.$B$11];IF([Rankers.G18]=11;['R'.$B$12];IF([Rankers.G18]=12;['R'.$B$13];IF([Rankers.G18]=13;['R'.$B$14];IF([Rankers.G18]=14;['R'.$B$15];IF([Rankers.G18]=15;['R'.$B$16];IF([Rankers.G18]=16;['R'.$B$17];IF([Rankers.G18]=17;['R'.$B$18];IF([Rankers.G18]=18;['R'.$B$19];IF([Rankers.G18]=19;['R'.$B$20];IF([Rankers.G18]=20;['R'.$B$21];IF([Rankers.G18]=21;['R'.$B$22];IF([Rankers.G18]=22;['R'.$B$23];IF([Rankers.G18]=23;['R'.$B$24];IF([Rankers.G18]=24;['R'.$B$25];IF([Rankers.G18]=25;['R'.$B$26];IF([Rankers.G18]=26;['R'.$B$27];IF([Rankers.G18]=27;['R'.$B$28];IF([Rankers.G18]=28;['R'.$B$29];IF([Rankers.G18]=29;['R'.$B$30];IF([Rankers.G18]=30;['R'.$B$31];IF([Rankers.G18]=31;['R'.$B$32];IF([Rankers.G18]=32;['R'.$B$33];IF([Rankers.G18]=33;['R'.$B$34];IF([Rankers.G18]=34;['R'.$B$35];IF([Rankers.G18]=35;['R'.$B$36];IF([Rankers.G18]=36;['R'.$B$37];IF([Rankers.G18]=0;0;['R'.F54])))))))))))))))))))))))))))))))))))))" table:style-name="ce11">
            <text:p>0</text:p>
          </table:table-cell>
          <table:table-cell office:value-type="float" office:value="0" table:formula="of:=IF([Rankers.H18]=1;['R'.$B$2];IF([Rankers.H18]=2;['R'.$B$3];IF([Rankers.H18]=3;['R'.$B$4];IF([Rankers.H18]=4;['R'.$B$5];IF([Rankers.H18]=5;['R'.$B$6];IF([Rankers.H18]=6;['R'.$B$7];IF([Rankers.H18]=7;['R'.$B$8];IF([Rankers.H18]=8;['R'.$B$9];IF([Rankers.H18]=9;['R'.$B$10];IF([Rankers.H18]=10;['R'.$B$11];IF([Rankers.H18]=11;['R'.$B$12];IF([Rankers.H18]=12;['R'.$B$13];IF([Rankers.H18]=13;['R'.$B$14];IF([Rankers.H18]=14;['R'.$B$15];IF([Rankers.H18]=15;['R'.$B$16];IF([Rankers.H18]=16;['R'.$B$17];IF([Rankers.H18]=17;['R'.$B$18];IF([Rankers.H18]=18;['R'.$B$19];IF([Rankers.H18]=19;['R'.$B$20];IF([Rankers.H18]=20;['R'.$B$21];IF([Rankers.H18]=21;['R'.$B$22];IF([Rankers.H18]=22;['R'.$B$23];IF([Rankers.H18]=23;['R'.$B$24];IF([Rankers.H18]=24;['R'.$B$25];IF([Rankers.H18]=25;['R'.$B$26];IF([Rankers.H18]=26;['R'.$B$27];IF([Rankers.H18]=27;['R'.$B$28];IF([Rankers.H18]=28;['R'.$B$29];IF([Rankers.H18]=29;['R'.$B$30];IF([Rankers.H18]=30;['R'.$B$31];IF([Rankers.H18]=31;['R'.$B$32];IF([Rankers.H18]=32;['R'.$B$33];IF([Rankers.H18]=33;['R'.$B$34];IF([Rankers.H18]=34;['R'.$B$35];IF([Rankers.H18]=35;['R'.$B$36];IF([Rankers.H18]=36;['R'.$B$37];IF([Rankers.H18]=0;0;['R'.G54])))))))))))))))))))))))))))))))))))))" table:style-name="ce11">
            <text:p>0</text:p>
          </table:table-cell>
          <table:table-cell office:value-type="float" office:value="17" table:formula="of:=IF([Rankers.I18]=1;['R'.$B$2];IF([Rankers.I18]=2;['R'.$B$3];IF([Rankers.I18]=3;['R'.$B$4];IF([Rankers.I18]=4;['R'.$B$5];IF([Rankers.I18]=5;['R'.$B$6];IF([Rankers.I18]=6;['R'.$B$7];IF([Rankers.I18]=7;['R'.$B$8];IF([Rankers.I18]=8;['R'.$B$9];IF([Rankers.I18]=9;['R'.$B$10];IF([Rankers.I18]=10;['R'.$B$11];IF([Rankers.I18]=11;['R'.$B$12];IF([Rankers.I18]=12;['R'.$B$13];IF([Rankers.I18]=13;['R'.$B$14];IF([Rankers.I18]=14;['R'.$B$15];IF([Rankers.I18]=15;['R'.$B$16];IF([Rankers.I18]=16;['R'.$B$17];IF([Rankers.I18]=17;['R'.$B$18];IF([Rankers.I18]=18;['R'.$B$19];IF([Rankers.I18]=19;['R'.$B$20];IF([Rankers.I18]=20;['R'.$B$21];IF([Rankers.I18]=21;['R'.$B$22];IF([Rankers.I18]=22;['R'.$B$23];IF([Rankers.I18]=23;['R'.$B$24];IF([Rankers.I18]=24;['R'.$B$25];IF([Rankers.I18]=25;['R'.$B$26];IF([Rankers.I18]=26;['R'.$B$27];IF([Rankers.I18]=27;['R'.$B$28];IF([Rankers.I18]=28;['R'.$B$29];IF([Rankers.I18]=29;['R'.$B$30];IF([Rankers.I18]=30;['R'.$B$31];IF([Rankers.I18]=31;['R'.$B$32];IF([Rankers.I18]=32;['R'.$B$33];IF([Rankers.I18]=33;['R'.$B$34];IF([Rankers.I18]=34;['R'.$B$35];IF([Rankers.I18]=35;['R'.$B$36];IF([Rankers.I18]=36;['R'.$B$37];IF([Rankers.I18]=0;0;['R'.H54])))))))))))))))))))))))))))))))))))))" table:style-name="ce11">
            <text:p>17</text:p>
          </table:table-cell>
          <table:table-cell office:value-type="float" office:value="0" table:formula="of:=IF([Rankers.J18]=1;['R'.$B$2];IF([Rankers.J18]=2;['R'.$B$3];IF([Rankers.J18]=3;['R'.$B$4];IF([Rankers.J18]=4;['R'.$B$5];IF([Rankers.J18]=5;['R'.$B$6];IF([Rankers.J18]=6;['R'.$B$7];IF([Rankers.J18]=7;['R'.$B$8];IF([Rankers.J18]=8;['R'.$B$9];IF([Rankers.J18]=9;['R'.$B$10];IF([Rankers.J18]=10;['R'.$B$11];IF([Rankers.J18]=11;['R'.$B$12];IF([Rankers.J18]=12;['R'.$B$13];IF([Rankers.J18]=13;['R'.$B$14];IF([Rankers.J18]=14;['R'.$B$15];IF([Rankers.J18]=15;['R'.$B$16];IF([Rankers.J18]=16;['R'.$B$17];IF([Rankers.J18]=17;['R'.$B$18];IF([Rankers.J18]=18;['R'.$B$19];IF([Rankers.J18]=19;['R'.$B$20];IF([Rankers.J18]=20;['R'.$B$21];IF([Rankers.J18]=21;['R'.$B$22];IF([Rankers.J18]=22;['R'.$B$23];IF([Rankers.J18]=23;['R'.$B$24];IF([Rankers.J18]=24;['R'.$B$25];IF([Rankers.J18]=25;['R'.$B$26];IF([Rankers.J18]=26;['R'.$B$27];IF([Rankers.J18]=27;['R'.$B$28];IF([Rankers.J18]=28;['R'.$B$29];IF([Rankers.J18]=29;['R'.$B$30];IF([Rankers.J18]=30;['R'.$B$31];IF([Rankers.J18]=31;['R'.$B$32];IF([Rankers.J18]=32;['R'.$B$33];IF([Rankers.J18]=33;['R'.$B$34];IF([Rankers.J18]=34;['R'.$B$35];IF([Rankers.J18]=35;['R'.$B$36];IF([Rankers.J18]=36;['R'.$B$37];IF([Rankers.J18]=0;0;['R'.I54])))))))))))))))))))))))))))))))))))))" table:style-name="ce11">
            <text:p>0</text:p>
          </table:table-cell>
          <table:table-cell office:value-type="float" office:value="0" table:formula="of:=IF([Rankers.K18]=1;['R'.$B$2];IF([Rankers.K18]=2;['R'.$B$3];IF([Rankers.K18]=3;['R'.$B$4];IF([Rankers.K18]=4;['R'.$B$5];IF([Rankers.K18]=5;['R'.$B$6];IF([Rankers.K18]=6;['R'.$B$7];IF([Rankers.K18]=7;['R'.$B$8];IF([Rankers.K18]=8;['R'.$B$9];IF([Rankers.K18]=9;['R'.$B$10];IF([Rankers.K18]=10;['R'.$B$11];IF([Rankers.K18]=11;['R'.$B$12];IF([Rankers.K18]=12;['R'.$B$13];IF([Rankers.K18]=13;['R'.$B$14];IF([Rankers.K18]=14;['R'.$B$15];IF([Rankers.K18]=15;['R'.$B$16];IF([Rankers.K18]=16;['R'.$B$17];IF([Rankers.K18]=17;['R'.$B$18];IF([Rankers.K18]=18;['R'.$B$19];IF([Rankers.K18]=19;['R'.$B$20];IF([Rankers.K18]=20;['R'.$B$21];IF([Rankers.K18]=21;['R'.$B$22];IF([Rankers.K18]=22;['R'.$B$23];IF([Rankers.K18]=23;['R'.$B$24];IF([Rankers.K18]=24;['R'.$B$25];IF([Rankers.K18]=25;['R'.$B$26];IF([Rankers.K18]=26;['R'.$B$27];IF([Rankers.K18]=27;['R'.$B$28];IF([Rankers.K18]=28;['R'.$B$29];IF([Rankers.K18]=29;['R'.$B$30];IF([Rankers.K18]=30;['R'.$B$31];IF([Rankers.K18]=31;['R'.$B$32];IF([Rankers.K18]=32;['R'.$B$33];IF([Rankers.K18]=33;['R'.$B$34];IF([Rankers.K18]=34;['R'.$B$35];IF([Rankers.K18]=35;['R'.$B$36];IF([Rankers.K18]=36;['R'.$B$37];IF([Rankers.K18]=0;0;['R'.J54])))))))))))))))))))))))))))))))))))))" table:style-name="ce12">
            <text:p>0</text:p>
          </table:table-cell>
          <table:table-cell office:value-type="float" office:value="0" table:formula="of:=IF([Rankers.L18]=1;['R'.$B$2];IF([Rankers.L18]=2;['R'.$B$3];IF([Rankers.L18]=3;['R'.$B$4];IF([Rankers.L18]=4;['R'.$B$5];IF([Rankers.L18]=5;['R'.$B$6];IF([Rankers.L18]=6;['R'.$B$7];IF([Rankers.L18]=7;['R'.$B$8];IF([Rankers.L18]=8;['R'.$B$9];IF([Rankers.L18]=9;['R'.$B$10];IF([Rankers.L18]=10;['R'.$B$11];IF([Rankers.L18]=11;['R'.$B$12];IF([Rankers.L18]=12;['R'.$B$13];IF([Rankers.L18]=13;['R'.$B$14];IF([Rankers.L18]=14;['R'.$B$15];IF([Rankers.L18]=15;['R'.$B$16];IF([Rankers.L18]=16;['R'.$B$17];IF([Rankers.L18]=17;['R'.$B$18];IF([Rankers.L18]=18;['R'.$B$19];IF([Rankers.L18]=19;['R'.$B$20];IF([Rankers.L18]=20;['R'.$B$21];IF([Rankers.L18]=21;['R'.$B$22];IF([Rankers.L18]=22;['R'.$B$23];IF([Rankers.L18]=23;['R'.$B$24];IF([Rankers.L18]=24;['R'.$B$25];IF([Rankers.L18]=25;['R'.$B$26];IF([Rankers.L18]=26;['R'.$B$27];IF([Rankers.L18]=27;['R'.$B$28];IF([Rankers.L18]=28;['R'.$B$29];IF([Rankers.L18]=29;['R'.$B$30];IF([Rankers.L18]=30;['R'.$B$31];IF([Rankers.L18]=31;['R'.$B$32];IF([Rankers.L18]=32;['R'.$B$33];IF([Rankers.L18]=33;['R'.$B$34];IF([Rankers.L18]=34;['R'.$B$35];IF([Rankers.L18]=35;['R'.$B$36];IF([Rankers.L18]=36;['R'.$B$37];IF([Rankers.L18]=0;0;['R'.K54])))))))))))))))))))))))))))))))))))))" table:style-name="ce34">
            <text:p>0</text:p>
          </table:table-cell>
          <table:table-cell office:value-type="float" office:value="14" table:formula="of:=IF([Rankers.M18]=1;['R'.$B$2];IF([Rankers.M18]=2;['R'.$B$3];IF([Rankers.M18]=3;['R'.$B$4];IF([Rankers.M18]=4;['R'.$B$5];IF([Rankers.M18]=5;['R'.$B$6];IF([Rankers.M18]=6;['R'.$B$7];IF([Rankers.M18]=7;['R'.$B$8];IF([Rankers.M18]=8;['R'.$B$9];IF([Rankers.M18]=9;['R'.$B$10];IF([Rankers.M18]=10;['R'.$B$11];IF([Rankers.M18]=11;['R'.$B$12];IF([Rankers.M18]=12;['R'.$B$13];IF([Rankers.M18]=13;['R'.$B$14];IF([Rankers.M18]=14;['R'.$B$15];IF([Rankers.M18]=15;['R'.$B$16];IF([Rankers.M18]=16;['R'.$B$17];IF([Rankers.M18]=17;['R'.$B$18];IF([Rankers.M18]=18;['R'.$B$19];IF([Rankers.M18]=19;['R'.$B$20];IF([Rankers.M18]=20;['R'.$B$21];IF([Rankers.M18]=21;['R'.$B$22];IF([Rankers.M18]=22;['R'.$B$23];IF([Rankers.M18]=23;['R'.$B$24];IF([Rankers.M18]=24;['R'.$B$25];IF([Rankers.M18]=25;['R'.$B$26];IF([Rankers.M18]=26;['R'.$B$27];IF([Rankers.M18]=27;['R'.$B$28];IF([Rankers.M18]=28;['R'.$B$29];IF([Rankers.M18]=29;['R'.$B$30];IF([Rankers.M18]=30;['R'.$B$31];IF([Rankers.M18]=31;['R'.$B$32];IF([Rankers.M18]=32;['R'.$B$33];IF([Rankers.M18]=33;['R'.$B$34];IF([Rankers.M18]=34;['R'.$B$35];IF([Rankers.M18]=35;['R'.$B$36];IF([Rankers.M18]=36;['R'.$B$37];IF([Rankers.M18]=0;0;['R'.L54])))))))))))))))))))))))))))))))))))))" table:style-name="ce12">
            <text:p>14</text:p>
          </table:table-cell>
          <table:table-cell office:value-type="float" office:value="25" table:formula="of:=IF([Rankers.N18]=1;['R'.$B$2];IF([Rankers.N18]=2;['R'.$B$3];IF([Rankers.N18]=3;['R'.$B$4];IF([Rankers.N18]=4;['R'.$B$5];IF([Rankers.N18]=5;['R'.$B$6];IF([Rankers.N18]=6;['R'.$B$7];IF([Rankers.N18]=7;['R'.$B$8];IF([Rankers.N18]=8;['R'.$B$9];IF([Rankers.N18]=9;['R'.$B$10];IF([Rankers.N18]=10;['R'.$B$11];IF([Rankers.N18]=11;['R'.$B$12];IF([Rankers.N18]=12;['R'.$B$13];IF([Rankers.N18]=13;['R'.$B$14];IF([Rankers.N18]=14;['R'.$B$15];IF([Rankers.N18]=15;['R'.$B$16];IF([Rankers.N18]=16;['R'.$B$17];IF([Rankers.N18]=17;['R'.$B$18];IF([Rankers.N18]=18;['R'.$B$19];IF([Rankers.N18]=19;['R'.$B$20];IF([Rankers.N18]=20;['R'.$B$21];IF([Rankers.N18]=21;['R'.$B$22];IF([Rankers.N18]=22;['R'.$B$23];IF([Rankers.N18]=23;['R'.$B$24];IF([Rankers.N18]=24;['R'.$B$25];IF([Rankers.N18]=25;['R'.$B$26];IF([Rankers.N18]=26;['R'.$B$27];IF([Rankers.N18]=27;['R'.$B$28];IF([Rankers.N18]=28;['R'.$B$29];IF([Rankers.N18]=29;['R'.$B$30];IF([Rankers.N18]=30;['R'.$B$31];IF([Rankers.N18]=31;['R'.$B$32];IF([Rankers.N18]=32;['R'.$B$33];IF([Rankers.N18]=33;['R'.$B$34];IF([Rankers.N18]=34;['R'.$B$35];IF([Rankers.N18]=35;['R'.$B$36];IF([Rankers.N18]=36;['R'.$B$37];IF([Rankers.N18]=0;0;['R'.M54])))))))))))))))))))))))))))))))))))))" table:style-name="ce12">
            <text:p>25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8" table:formula="of:=[.A18]+1" table:style-name="ce8">
            <text:p>18</text:p>
          </table:table-cell>
          <table:table-cell office:value-type="string" table:style-name="ce15">
            <text:p>Крашенинин Евгений Иванович</text:p>
          </table:table-cell>
          <table:table-cell office:value-type="float" office:value="167" table:formula="of:=SUM([.D19:.ZZ19])" table:style-name="ce35">
            <text:p>167.00</text:p>
          </table:table-cell>
          <table:table-cell office:value-type="float" office:value="15" table:formula="of:=IF([Rankers.C19]=1;['R'.$B$2];IF([Rankers.C19]=2;['R'.$B$3];IF([Rankers.C19]=3;['R'.$B$4];IF([Rankers.C19]=4;['R'.$B$5];IF([Rankers.C19]=5;['R'.$B$6];IF([Rankers.C19]=6;['R'.$B$7];IF([Rankers.C19]=7;['R'.$B$8];IF([Rankers.C19]=8;['R'.$B$9];IF([Rankers.C19]=9;['R'.$B$10];IF([Rankers.C19]=10;['R'.$B$11];IF([Rankers.C19]=11;['R'.$B$12];IF([Rankers.C19]=12;['R'.$B$13];IF([Rankers.C19]=13;['R'.$B$14];IF([Rankers.C19]=14;['R'.$B$15];IF([Rankers.C19]=15;['R'.$B$16];IF([Rankers.C19]=16;['R'.$B$17];IF([Rankers.C19]=17;['R'.$B$18];IF([Rankers.C19]=18;['R'.$B$19];IF([Rankers.C19]=19;['R'.$B$20];IF([Rankers.C19]=20;['R'.$B$21];IF([Rankers.C19]=21;['R'.$B$22];IF([Rankers.C19]=22;['R'.$B$23];IF([Rankers.C19]=23;['R'.$B$24];IF([Rankers.C19]=24;['R'.$B$25];IF([Rankers.C19]=25;['R'.$B$26];IF([Rankers.C19]=26;['R'.$B$27];IF([Rankers.C19]=27;['R'.$B$28];IF([Rankers.C19]=28;['R'.$B$29];IF([Rankers.C19]=29;['R'.$B$30];IF([Rankers.C19]=30;['R'.$B$31];IF([Rankers.C19]=31;['R'.$B$32];IF([Rankers.C19]=32;['R'.$B$33];IF([Rankers.C19]=33;['R'.$B$34];IF([Rankers.C19]=34;['R'.$B$35];IF([Rankers.C19]=35;['R'.$B$36];IF([Rankers.C19]=36;['R'.$B$37];IF([Rankers.C19]=0;0;['R'.B55])))))))))))))))))))))))))))))))))))))" table:style-name="ce11">
            <text:p>15</text:p>
          </table:table-cell>
          <table:table-cell office:value-type="float" office:value="0" table:formula="of:=IF([Rankers.D19]=1;['R'.$B$2];IF([Rankers.D19]=2;['R'.$B$3];IF([Rankers.D19]=3;['R'.$B$4];IF([Rankers.D19]=4;['R'.$B$5];IF([Rankers.D19]=5;['R'.$B$6];IF([Rankers.D19]=6;['R'.$B$7];IF([Rankers.D19]=7;['R'.$B$8];IF([Rankers.D19]=8;['R'.$B$9];IF([Rankers.D19]=9;['R'.$B$10];IF([Rankers.D19]=10;['R'.$B$11];IF([Rankers.D19]=11;['R'.$B$12];IF([Rankers.D19]=12;['R'.$B$13];IF([Rankers.D19]=13;['R'.$B$14];IF([Rankers.D19]=14;['R'.$B$15];IF([Rankers.D19]=15;['R'.$B$16];IF([Rankers.D19]=16;['R'.$B$17];IF([Rankers.D19]=17;['R'.$B$18];IF([Rankers.D19]=18;['R'.$B$19];IF([Rankers.D19]=19;['R'.$B$20];IF([Rankers.D19]=20;['R'.$B$21];IF([Rankers.D19]=21;['R'.$B$22];IF([Rankers.D19]=22;['R'.$B$23];IF([Rankers.D19]=23;['R'.$B$24];IF([Rankers.D19]=24;['R'.$B$25];IF([Rankers.D19]=25;['R'.$B$26];IF([Rankers.D19]=26;['R'.$B$27];IF([Rankers.D19]=27;['R'.$B$28];IF([Rankers.D19]=28;['R'.$B$29];IF([Rankers.D19]=29;['R'.$B$30];IF([Rankers.D19]=30;['R'.$B$31];IF([Rankers.D19]=31;['R'.$B$32];IF([Rankers.D19]=32;['R'.$B$33];IF([Rankers.D19]=33;['R'.$B$34];IF([Rankers.D19]=34;['R'.$B$35];IF([Rankers.D19]=35;['R'.$B$36];IF([Rankers.D19]=36;['R'.$B$37];IF([Rankers.D19]=0;0;['R'.C55])))))))))))))))))))))))))))))))))))))" table:style-name="ce11">
            <text:p>0</text:p>
          </table:table-cell>
          <table:table-cell office:value-type="float" office:value="0" table:formula="of:=IF([Rankers.E19]=1;['R'.$B$2];IF([Rankers.E19]=2;['R'.$B$3];IF([Rankers.E19]=3;['R'.$B$4];IF([Rankers.E19]=4;['R'.$B$5];IF([Rankers.E19]=5;['R'.$B$6];IF([Rankers.E19]=6;['R'.$B$7];IF([Rankers.E19]=7;['R'.$B$8];IF([Rankers.E19]=8;['R'.$B$9];IF([Rankers.E19]=9;['R'.$B$10];IF([Rankers.E19]=10;['R'.$B$11];IF([Rankers.E19]=11;['R'.$B$12];IF([Rankers.E19]=12;['R'.$B$13];IF([Rankers.E19]=13;['R'.$B$14];IF([Rankers.E19]=14;['R'.$B$15];IF([Rankers.E19]=15;['R'.$B$16];IF([Rankers.E19]=16;['R'.$B$17];IF([Rankers.E19]=17;['R'.$B$18];IF([Rankers.E19]=18;['R'.$B$19];IF([Rankers.E19]=19;['R'.$B$20];IF([Rankers.E19]=20;['R'.$B$21];IF([Rankers.E19]=21;['R'.$B$22];IF([Rankers.E19]=22;['R'.$B$23];IF([Rankers.E19]=23;['R'.$B$24];IF([Rankers.E19]=24;['R'.$B$25];IF([Rankers.E19]=25;['R'.$B$26];IF([Rankers.E19]=26;['R'.$B$27];IF([Rankers.E19]=27;['R'.$B$28];IF([Rankers.E19]=28;['R'.$B$29];IF([Rankers.E19]=29;['R'.$B$30];IF([Rankers.E19]=30;['R'.$B$31];IF([Rankers.E19]=31;['R'.$B$32];IF([Rankers.E19]=32;['R'.$B$33];IF([Rankers.E19]=33;['R'.$B$34];IF([Rankers.E19]=34;['R'.$B$35];IF([Rankers.E19]=35;['R'.$B$36];IF([Rankers.E19]=36;['R'.$B$37];IF([Rankers.E19]=0;0;['R'.D55])))))))))))))))))))))))))))))))))))))" table:style-name="ce11">
            <text:p>0</text:p>
          </table:table-cell>
          <table:table-cell office:value-type="float" office:value="11" table:formula="of:=IF([Rankers.F19]=1;['R'.$B$2];IF([Rankers.F19]=2;['R'.$B$3];IF([Rankers.F19]=3;['R'.$B$4];IF([Rankers.F19]=4;['R'.$B$5];IF([Rankers.F19]=5;['R'.$B$6];IF([Rankers.F19]=6;['R'.$B$7];IF([Rankers.F19]=7;['R'.$B$8];IF([Rankers.F19]=8;['R'.$B$9];IF([Rankers.F19]=9;['R'.$B$10];IF([Rankers.F19]=10;['R'.$B$11];IF([Rankers.F19]=11;['R'.$B$12];IF([Rankers.F19]=12;['R'.$B$13];IF([Rankers.F19]=13;['R'.$B$14];IF([Rankers.F19]=14;['R'.$B$15];IF([Rankers.F19]=15;['R'.$B$16];IF([Rankers.F19]=16;['R'.$B$17];IF([Rankers.F19]=17;['R'.$B$18];IF([Rankers.F19]=18;['R'.$B$19];IF([Rankers.F19]=19;['R'.$B$20];IF([Rankers.F19]=20;['R'.$B$21];IF([Rankers.F19]=21;['R'.$B$22];IF([Rankers.F19]=22;['R'.$B$23];IF([Rankers.F19]=23;['R'.$B$24];IF([Rankers.F19]=24;['R'.$B$25];IF([Rankers.F19]=25;['R'.$B$26];IF([Rankers.F19]=26;['R'.$B$27];IF([Rankers.F19]=27;['R'.$B$28];IF([Rankers.F19]=28;['R'.$B$29];IF([Rankers.F19]=29;['R'.$B$30];IF([Rankers.F19]=30;['R'.$B$31];IF([Rankers.F19]=31;['R'.$B$32];IF([Rankers.F19]=32;['R'.$B$33];IF([Rankers.F19]=33;['R'.$B$34];IF([Rankers.F19]=34;['R'.$B$35];IF([Rankers.F19]=35;['R'.$B$36];IF([Rankers.F19]=36;['R'.$B$37];IF([Rankers.F19]=0;0;['R'.E55])))))))))))))))))))))))))))))))))))))" table:style-name="ce11">
            <text:p>11</text:p>
          </table:table-cell>
          <table:table-cell office:value-type="float" office:value="16" table:formula="of:=IF([Rankers.G19]=1;['R'.$B$2];IF([Rankers.G19]=2;['R'.$B$3];IF([Rankers.G19]=3;['R'.$B$4];IF([Rankers.G19]=4;['R'.$B$5];IF([Rankers.G19]=5;['R'.$B$6];IF([Rankers.G19]=6;['R'.$B$7];IF([Rankers.G19]=7;['R'.$B$8];IF([Rankers.G19]=8;['R'.$B$9];IF([Rankers.G19]=9;['R'.$B$10];IF([Rankers.G19]=10;['R'.$B$11];IF([Rankers.G19]=11;['R'.$B$12];IF([Rankers.G19]=12;['R'.$B$13];IF([Rankers.G19]=13;['R'.$B$14];IF([Rankers.G19]=14;['R'.$B$15];IF([Rankers.G19]=15;['R'.$B$16];IF([Rankers.G19]=16;['R'.$B$17];IF([Rankers.G19]=17;['R'.$B$18];IF([Rankers.G19]=18;['R'.$B$19];IF([Rankers.G19]=19;['R'.$B$20];IF([Rankers.G19]=20;['R'.$B$21];IF([Rankers.G19]=21;['R'.$B$22];IF([Rankers.G19]=22;['R'.$B$23];IF([Rankers.G19]=23;['R'.$B$24];IF([Rankers.G19]=24;['R'.$B$25];IF([Rankers.G19]=25;['R'.$B$26];IF([Rankers.G19]=26;['R'.$B$27];IF([Rankers.G19]=27;['R'.$B$28];IF([Rankers.G19]=28;['R'.$B$29];IF([Rankers.G19]=29;['R'.$B$30];IF([Rankers.G19]=30;['R'.$B$31];IF([Rankers.G19]=31;['R'.$B$32];IF([Rankers.G19]=32;['R'.$B$33];IF([Rankers.G19]=33;['R'.$B$34];IF([Rankers.G19]=34;['R'.$B$35];IF([Rankers.G19]=35;['R'.$B$36];IF([Rankers.G19]=36;['R'.$B$37];IF([Rankers.G19]=0;0;['R'.F55])))))))))))))))))))))))))))))))))))))" table:style-name="ce11">
            <text:p>16</text:p>
          </table:table-cell>
          <table:table-cell office:value-type="float" office:value="0" table:formula="of:=IF([Rankers.H19]=1;['R'.$B$2];IF([Rankers.H19]=2;['R'.$B$3];IF([Rankers.H19]=3;['R'.$B$4];IF([Rankers.H19]=4;['R'.$B$5];IF([Rankers.H19]=5;['R'.$B$6];IF([Rankers.H19]=6;['R'.$B$7];IF([Rankers.H19]=7;['R'.$B$8];IF([Rankers.H19]=8;['R'.$B$9];IF([Rankers.H19]=9;['R'.$B$10];IF([Rankers.H19]=10;['R'.$B$11];IF([Rankers.H19]=11;['R'.$B$12];IF([Rankers.H19]=12;['R'.$B$13];IF([Rankers.H19]=13;['R'.$B$14];IF([Rankers.H19]=14;['R'.$B$15];IF([Rankers.H19]=15;['R'.$B$16];IF([Rankers.H19]=16;['R'.$B$17];IF([Rankers.H19]=17;['R'.$B$18];IF([Rankers.H19]=18;['R'.$B$19];IF([Rankers.H19]=19;['R'.$B$20];IF([Rankers.H19]=20;['R'.$B$21];IF([Rankers.H19]=21;['R'.$B$22];IF([Rankers.H19]=22;['R'.$B$23];IF([Rankers.H19]=23;['R'.$B$24];IF([Rankers.H19]=24;['R'.$B$25];IF([Rankers.H19]=25;['R'.$B$26];IF([Rankers.H19]=26;['R'.$B$27];IF([Rankers.H19]=27;['R'.$B$28];IF([Rankers.H19]=28;['R'.$B$29];IF([Rankers.H19]=29;['R'.$B$30];IF([Rankers.H19]=30;['R'.$B$31];IF([Rankers.H19]=31;['R'.$B$32];IF([Rankers.H19]=32;['R'.$B$33];IF([Rankers.H19]=33;['R'.$B$34];IF([Rankers.H19]=34;['R'.$B$35];IF([Rankers.H19]=35;['R'.$B$36];IF([Rankers.H19]=36;['R'.$B$37];IF([Rankers.H19]=0;0;['R'.G55])))))))))))))))))))))))))))))))))))))" table:style-name="ce11">
            <text:p>0</text:p>
          </table:table-cell>
          <table:table-cell office:value-type="float" office:value="18" table:formula="of:=IF([Rankers.I19]=1;['R'.$B$2];IF([Rankers.I19]=2;['R'.$B$3];IF([Rankers.I19]=3;['R'.$B$4];IF([Rankers.I19]=4;['R'.$B$5];IF([Rankers.I19]=5;['R'.$B$6];IF([Rankers.I19]=6;['R'.$B$7];IF([Rankers.I19]=7;['R'.$B$8];IF([Rankers.I19]=8;['R'.$B$9];IF([Rankers.I19]=9;['R'.$B$10];IF([Rankers.I19]=10;['R'.$B$11];IF([Rankers.I19]=11;['R'.$B$12];IF([Rankers.I19]=12;['R'.$B$13];IF([Rankers.I19]=13;['R'.$B$14];IF([Rankers.I19]=14;['R'.$B$15];IF([Rankers.I19]=15;['R'.$B$16];IF([Rankers.I19]=16;['R'.$B$17];IF([Rankers.I19]=17;['R'.$B$18];IF([Rankers.I19]=18;['R'.$B$19];IF([Rankers.I19]=19;['R'.$B$20];IF([Rankers.I19]=20;['R'.$B$21];IF([Rankers.I19]=21;['R'.$B$22];IF([Rankers.I19]=22;['R'.$B$23];IF([Rankers.I19]=23;['R'.$B$24];IF([Rankers.I19]=24;['R'.$B$25];IF([Rankers.I19]=25;['R'.$B$26];IF([Rankers.I19]=26;['R'.$B$27];IF([Rankers.I19]=27;['R'.$B$28];IF([Rankers.I19]=28;['R'.$B$29];IF([Rankers.I19]=29;['R'.$B$30];IF([Rankers.I19]=30;['R'.$B$31];IF([Rankers.I19]=31;['R'.$B$32];IF([Rankers.I19]=32;['R'.$B$33];IF([Rankers.I19]=33;['R'.$B$34];IF([Rankers.I19]=34;['R'.$B$35];IF([Rankers.I19]=35;['R'.$B$36];IF([Rankers.I19]=36;['R'.$B$37];IF([Rankers.I19]=0;0;['R'.H55])))))))))))))))))))))))))))))))))))))" table:style-name="ce11">
            <text:p>18</text:p>
          </table:table-cell>
          <table:table-cell office:value-type="float" office:value="34" table:formula="of:=IF([Rankers.J19]=1;['R'.$B$2];IF([Rankers.J19]=2;['R'.$B$3];IF([Rankers.J19]=3;['R'.$B$4];IF([Rankers.J19]=4;['R'.$B$5];IF([Rankers.J19]=5;['R'.$B$6];IF([Rankers.J19]=6;['R'.$B$7];IF([Rankers.J19]=7;['R'.$B$8];IF([Rankers.J19]=8;['R'.$B$9];IF([Rankers.J19]=9;['R'.$B$10];IF([Rankers.J19]=10;['R'.$B$11];IF([Rankers.J19]=11;['R'.$B$12];IF([Rankers.J19]=12;['R'.$B$13];IF([Rankers.J19]=13;['R'.$B$14];IF([Rankers.J19]=14;['R'.$B$15];IF([Rankers.J19]=15;['R'.$B$16];IF([Rankers.J19]=16;['R'.$B$17];IF([Rankers.J19]=17;['R'.$B$18];IF([Rankers.J19]=18;['R'.$B$19];IF([Rankers.J19]=19;['R'.$B$20];IF([Rankers.J19]=20;['R'.$B$21];IF([Rankers.J19]=21;['R'.$B$22];IF([Rankers.J19]=22;['R'.$B$23];IF([Rankers.J19]=23;['R'.$B$24];IF([Rankers.J19]=24;['R'.$B$25];IF([Rankers.J19]=25;['R'.$B$26];IF([Rankers.J19]=26;['R'.$B$27];IF([Rankers.J19]=27;['R'.$B$28];IF([Rankers.J19]=28;['R'.$B$29];IF([Rankers.J19]=29;['R'.$B$30];IF([Rankers.J19]=30;['R'.$B$31];IF([Rankers.J19]=31;['R'.$B$32];IF([Rankers.J19]=32;['R'.$B$33];IF([Rankers.J19]=33;['R'.$B$34];IF([Rankers.J19]=34;['R'.$B$35];IF([Rankers.J19]=35;['R'.$B$36];IF([Rankers.J19]=36;['R'.$B$37];IF([Rankers.J19]=0;0;['R'.I55])))))))))))))))))))))))))))))))))))))" table:style-name="ce11">
            <text:p>34</text:p>
          </table:table-cell>
          <table:table-cell office:value-type="float" office:value="0" table:formula="of:=IF([Rankers.K19]=1;['R'.$B$2];IF([Rankers.K19]=2;['R'.$B$3];IF([Rankers.K19]=3;['R'.$B$4];IF([Rankers.K19]=4;['R'.$B$5];IF([Rankers.K19]=5;['R'.$B$6];IF([Rankers.K19]=6;['R'.$B$7];IF([Rankers.K19]=7;['R'.$B$8];IF([Rankers.K19]=8;['R'.$B$9];IF([Rankers.K19]=9;['R'.$B$10];IF([Rankers.K19]=10;['R'.$B$11];IF([Rankers.K19]=11;['R'.$B$12];IF([Rankers.K19]=12;['R'.$B$13];IF([Rankers.K19]=13;['R'.$B$14];IF([Rankers.K19]=14;['R'.$B$15];IF([Rankers.K19]=15;['R'.$B$16];IF([Rankers.K19]=16;['R'.$B$17];IF([Rankers.K19]=17;['R'.$B$18];IF([Rankers.K19]=18;['R'.$B$19];IF([Rankers.K19]=19;['R'.$B$20];IF([Rankers.K19]=20;['R'.$B$21];IF([Rankers.K19]=21;['R'.$B$22];IF([Rankers.K19]=22;['R'.$B$23];IF([Rankers.K19]=23;['R'.$B$24];IF([Rankers.K19]=24;['R'.$B$25];IF([Rankers.K19]=25;['R'.$B$26];IF([Rankers.K19]=26;['R'.$B$27];IF([Rankers.K19]=27;['R'.$B$28];IF([Rankers.K19]=28;['R'.$B$29];IF([Rankers.K19]=29;['R'.$B$30];IF([Rankers.K19]=30;['R'.$B$31];IF([Rankers.K19]=31;['R'.$B$32];IF([Rankers.K19]=32;['R'.$B$33];IF([Rankers.K19]=33;['R'.$B$34];IF([Rankers.K19]=34;['R'.$B$35];IF([Rankers.K19]=35;['R'.$B$36];IF([Rankers.K19]=36;['R'.$B$37];IF([Rankers.K19]=0;0;['R'.J55])))))))))))))))))))))))))))))))))))))" table:style-name="ce12">
            <text:p>0</text:p>
          </table:table-cell>
          <table:table-cell office:value-type="float" office:value="36" table:formula="of:=IF([Rankers.L19]=1;['R'.$B$2];IF([Rankers.L19]=2;['R'.$B$3];IF([Rankers.L19]=3;['R'.$B$4];IF([Rankers.L19]=4;['R'.$B$5];IF([Rankers.L19]=5;['R'.$B$6];IF([Rankers.L19]=6;['R'.$B$7];IF([Rankers.L19]=7;['R'.$B$8];IF([Rankers.L19]=8;['R'.$B$9];IF([Rankers.L19]=9;['R'.$B$10];IF([Rankers.L19]=10;['R'.$B$11];IF([Rankers.L19]=11;['R'.$B$12];IF([Rankers.L19]=12;['R'.$B$13];IF([Rankers.L19]=13;['R'.$B$14];IF([Rankers.L19]=14;['R'.$B$15];IF([Rankers.L19]=15;['R'.$B$16];IF([Rankers.L19]=16;['R'.$B$17];IF([Rankers.L19]=17;['R'.$B$18];IF([Rankers.L19]=18;['R'.$B$19];IF([Rankers.L19]=19;['R'.$B$20];IF([Rankers.L19]=20;['R'.$B$21];IF([Rankers.L19]=21;['R'.$B$22];IF([Rankers.L19]=22;['R'.$B$23];IF([Rankers.L19]=23;['R'.$B$24];IF([Rankers.L19]=24;['R'.$B$25];IF([Rankers.L19]=25;['R'.$B$26];IF([Rankers.L19]=26;['R'.$B$27];IF([Rankers.L19]=27;['R'.$B$28];IF([Rankers.L19]=28;['R'.$B$29];IF([Rankers.L19]=29;['R'.$B$30];IF([Rankers.L19]=30;['R'.$B$31];IF([Rankers.L19]=31;['R'.$B$32];IF([Rankers.L19]=32;['R'.$B$33];IF([Rankers.L19]=33;['R'.$B$34];IF([Rankers.L19]=34;['R'.$B$35];IF([Rankers.L19]=35;['R'.$B$36];IF([Rankers.L19]=36;['R'.$B$37];IF([Rankers.L19]=0;0;['R'.K55])))))))))))))))))))))))))))))))))))))" table:style-name="ce34">
            <text:p>36</text:p>
          </table:table-cell>
          <table:table-cell office:value-type="float" office:value="17" table:formula="of:=IF([Rankers.M19]=1;['R'.$B$2];IF([Rankers.M19]=2;['R'.$B$3];IF([Rankers.M19]=3;['R'.$B$4];IF([Rankers.M19]=4;['R'.$B$5];IF([Rankers.M19]=5;['R'.$B$6];IF([Rankers.M19]=6;['R'.$B$7];IF([Rankers.M19]=7;['R'.$B$8];IF([Rankers.M19]=8;['R'.$B$9];IF([Rankers.M19]=9;['R'.$B$10];IF([Rankers.M19]=10;['R'.$B$11];IF([Rankers.M19]=11;['R'.$B$12];IF([Rankers.M19]=12;['R'.$B$13];IF([Rankers.M19]=13;['R'.$B$14];IF([Rankers.M19]=14;['R'.$B$15];IF([Rankers.M19]=15;['R'.$B$16];IF([Rankers.M19]=16;['R'.$B$17];IF([Rankers.M19]=17;['R'.$B$18];IF([Rankers.M19]=18;['R'.$B$19];IF([Rankers.M19]=19;['R'.$B$20];IF([Rankers.M19]=20;['R'.$B$21];IF([Rankers.M19]=21;['R'.$B$22];IF([Rankers.M19]=22;['R'.$B$23];IF([Rankers.M19]=23;['R'.$B$24];IF([Rankers.M19]=24;['R'.$B$25];IF([Rankers.M19]=25;['R'.$B$26];IF([Rankers.M19]=26;['R'.$B$27];IF([Rankers.M19]=27;['R'.$B$28];IF([Rankers.M19]=28;['R'.$B$29];IF([Rankers.M19]=29;['R'.$B$30];IF([Rankers.M19]=30;['R'.$B$31];IF([Rankers.M19]=31;['R'.$B$32];IF([Rankers.M19]=32;['R'.$B$33];IF([Rankers.M19]=33;['R'.$B$34];IF([Rankers.M19]=34;['R'.$B$35];IF([Rankers.M19]=35;['R'.$B$36];IF([Rankers.M19]=36;['R'.$B$37];IF([Rankers.M19]=0;0;['R'.L55])))))))))))))))))))))))))))))))))))))" table:style-name="ce12">
            <text:p>17</text:p>
          </table:table-cell>
          <table:table-cell office:value-type="float" office:value="20" table:formula="of:=IF([Rankers.N19]=1;['R'.$B$2];IF([Rankers.N19]=2;['R'.$B$3];IF([Rankers.N19]=3;['R'.$B$4];IF([Rankers.N19]=4;['R'.$B$5];IF([Rankers.N19]=5;['R'.$B$6];IF([Rankers.N19]=6;['R'.$B$7];IF([Rankers.N19]=7;['R'.$B$8];IF([Rankers.N19]=8;['R'.$B$9];IF([Rankers.N19]=9;['R'.$B$10];IF([Rankers.N19]=10;['R'.$B$11];IF([Rankers.N19]=11;['R'.$B$12];IF([Rankers.N19]=12;['R'.$B$13];IF([Rankers.N19]=13;['R'.$B$14];IF([Rankers.N19]=14;['R'.$B$15];IF([Rankers.N19]=15;['R'.$B$16];IF([Rankers.N19]=16;['R'.$B$17];IF([Rankers.N19]=17;['R'.$B$18];IF([Rankers.N19]=18;['R'.$B$19];IF([Rankers.N19]=19;['R'.$B$20];IF([Rankers.N19]=20;['R'.$B$21];IF([Rankers.N19]=21;['R'.$B$22];IF([Rankers.N19]=22;['R'.$B$23];IF([Rankers.N19]=23;['R'.$B$24];IF([Rankers.N19]=24;['R'.$B$25];IF([Rankers.N19]=25;['R'.$B$26];IF([Rankers.N19]=26;['R'.$B$27];IF([Rankers.N19]=27;['R'.$B$28];IF([Rankers.N19]=28;['R'.$B$29];IF([Rankers.N19]=29;['R'.$B$30];IF([Rankers.N19]=30;['R'.$B$31];IF([Rankers.N19]=31;['R'.$B$32];IF([Rankers.N19]=32;['R'.$B$33];IF([Rankers.N19]=33;['R'.$B$34];IF([Rankers.N19]=34;['R'.$B$35];IF([Rankers.N19]=35;['R'.$B$36];IF([Rankers.N19]=36;['R'.$B$37];IF([Rankers.N19]=0;0;['R'.M55])))))))))))))))))))))))))))))))))))))" table:style-name="ce12">
            <text:p>2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19" table:formula="of:=[.A19]+1" table:style-name="ce8">
            <text:p>19</text:p>
          </table:table-cell>
          <table:table-cell office:value-type="string" table:style-name="ce15">
            <text:p>Курмышев Андрей Александрович</text:p>
          </table:table-cell>
          <table:table-cell office:value-type="float" office:value="70" table:formula="of:=SUM([.D20:.ZZ20])" table:style-name="ce35">
            <text:p>70.00</text:p>
          </table:table-cell>
          <table:table-cell office:value-type="float" office:value="0" table:formula="of:=IF([Rankers.C20]=1;['R'.$B$2];IF([Rankers.C20]=2;['R'.$B$3];IF([Rankers.C20]=3;['R'.$B$4];IF([Rankers.C20]=4;['R'.$B$5];IF([Rankers.C20]=5;['R'.$B$6];IF([Rankers.C20]=6;['R'.$B$7];IF([Rankers.C20]=7;['R'.$B$8];IF([Rankers.C20]=8;['R'.$B$9];IF([Rankers.C20]=9;['R'.$B$10];IF([Rankers.C20]=10;['R'.$B$11];IF([Rankers.C20]=11;['R'.$B$12];IF([Rankers.C20]=12;['R'.$B$13];IF([Rankers.C20]=13;['R'.$B$14];IF([Rankers.C20]=14;['R'.$B$15];IF([Rankers.C20]=15;['R'.$B$16];IF([Rankers.C20]=16;['R'.$B$17];IF([Rankers.C20]=17;['R'.$B$18];IF([Rankers.C20]=18;['R'.$B$19];IF([Rankers.C20]=19;['R'.$B$20];IF([Rankers.C20]=20;['R'.$B$21];IF([Rankers.C20]=21;['R'.$B$22];IF([Rankers.C20]=22;['R'.$B$23];IF([Rankers.C20]=23;['R'.$B$24];IF([Rankers.C20]=24;['R'.$B$25];IF([Rankers.C20]=25;['R'.$B$26];IF([Rankers.C20]=26;['R'.$B$27];IF([Rankers.C20]=27;['R'.$B$28];IF([Rankers.C20]=28;['R'.$B$29];IF([Rankers.C20]=29;['R'.$B$30];IF([Rankers.C20]=30;['R'.$B$31];IF([Rankers.C20]=31;['R'.$B$32];IF([Rankers.C20]=32;['R'.$B$33];IF([Rankers.C20]=33;['R'.$B$34];IF([Rankers.C20]=34;['R'.$B$35];IF([Rankers.C20]=35;['R'.$B$36];IF([Rankers.C20]=36;['R'.$B$37];IF([Rankers.C20]=0;0;['R'.B56])))))))))))))))))))))))))))))))))))))" table:style-name="ce11">
            <text:p>0</text:p>
          </table:table-cell>
          <table:table-cell office:value-type="float" office:value="0" table:formula="of:=IF([Rankers.D20]=1;['R'.$B$2];IF([Rankers.D20]=2;['R'.$B$3];IF([Rankers.D20]=3;['R'.$B$4];IF([Rankers.D20]=4;['R'.$B$5];IF([Rankers.D20]=5;['R'.$B$6];IF([Rankers.D20]=6;['R'.$B$7];IF([Rankers.D20]=7;['R'.$B$8];IF([Rankers.D20]=8;['R'.$B$9];IF([Rankers.D20]=9;['R'.$B$10];IF([Rankers.D20]=10;['R'.$B$11];IF([Rankers.D20]=11;['R'.$B$12];IF([Rankers.D20]=12;['R'.$B$13];IF([Rankers.D20]=13;['R'.$B$14];IF([Rankers.D20]=14;['R'.$B$15];IF([Rankers.D20]=15;['R'.$B$16];IF([Rankers.D20]=16;['R'.$B$17];IF([Rankers.D20]=17;['R'.$B$18];IF([Rankers.D20]=18;['R'.$B$19];IF([Rankers.D20]=19;['R'.$B$20];IF([Rankers.D20]=20;['R'.$B$21];IF([Rankers.D20]=21;['R'.$B$22];IF([Rankers.D20]=22;['R'.$B$23];IF([Rankers.D20]=23;['R'.$B$24];IF([Rankers.D20]=24;['R'.$B$25];IF([Rankers.D20]=25;['R'.$B$26];IF([Rankers.D20]=26;['R'.$B$27];IF([Rankers.D20]=27;['R'.$B$28];IF([Rankers.D20]=28;['R'.$B$29];IF([Rankers.D20]=29;['R'.$B$30];IF([Rankers.D20]=30;['R'.$B$31];IF([Rankers.D20]=31;['R'.$B$32];IF([Rankers.D20]=32;['R'.$B$33];IF([Rankers.D20]=33;['R'.$B$34];IF([Rankers.D20]=34;['R'.$B$35];IF([Rankers.D20]=35;['R'.$B$36];IF([Rankers.D20]=36;['R'.$B$37];IF([Rankers.D20]=0;0;['R'.C56])))))))))))))))))))))))))))))))))))))" table:style-name="ce11">
            <text:p>0</text:p>
          </table:table-cell>
          <table:table-cell office:value-type="float" office:value="34" table:formula="of:=IF([Rankers.E20]=1;['R'.$B$2];IF([Rankers.E20]=2;['R'.$B$3];IF([Rankers.E20]=3;['R'.$B$4];IF([Rankers.E20]=4;['R'.$B$5];IF([Rankers.E20]=5;['R'.$B$6];IF([Rankers.E20]=6;['R'.$B$7];IF([Rankers.E20]=7;['R'.$B$8];IF([Rankers.E20]=8;['R'.$B$9];IF([Rankers.E20]=9;['R'.$B$10];IF([Rankers.E20]=10;['R'.$B$11];IF([Rankers.E20]=11;['R'.$B$12];IF([Rankers.E20]=12;['R'.$B$13];IF([Rankers.E20]=13;['R'.$B$14];IF([Rankers.E20]=14;['R'.$B$15];IF([Rankers.E20]=15;['R'.$B$16];IF([Rankers.E20]=16;['R'.$B$17];IF([Rankers.E20]=17;['R'.$B$18];IF([Rankers.E20]=18;['R'.$B$19];IF([Rankers.E20]=19;['R'.$B$20];IF([Rankers.E20]=20;['R'.$B$21];IF([Rankers.E20]=21;['R'.$B$22];IF([Rankers.E20]=22;['R'.$B$23];IF([Rankers.E20]=23;['R'.$B$24];IF([Rankers.E20]=24;['R'.$B$25];IF([Rankers.E20]=25;['R'.$B$26];IF([Rankers.E20]=26;['R'.$B$27];IF([Rankers.E20]=27;['R'.$B$28];IF([Rankers.E20]=28;['R'.$B$29];IF([Rankers.E20]=29;['R'.$B$30];IF([Rankers.E20]=30;['R'.$B$31];IF([Rankers.E20]=31;['R'.$B$32];IF([Rankers.E20]=32;['R'.$B$33];IF([Rankers.E20]=33;['R'.$B$34];IF([Rankers.E20]=34;['R'.$B$35];IF([Rankers.E20]=35;['R'.$B$36];IF([Rankers.E20]=36;['R'.$B$37];IF([Rankers.E20]=0;0;['R'.D56])))))))))))))))))))))))))))))))))))))" table:style-name="ce11">
            <text:p>34</text:p>
          </table:table-cell>
          <table:table-cell office:value-type="float" office:value="0" table:formula="of:=IF([Rankers.F20]=1;['R'.$B$2];IF([Rankers.F20]=2;['R'.$B$3];IF([Rankers.F20]=3;['R'.$B$4];IF([Rankers.F20]=4;['R'.$B$5];IF([Rankers.F20]=5;['R'.$B$6];IF([Rankers.F20]=6;['R'.$B$7];IF([Rankers.F20]=7;['R'.$B$8];IF([Rankers.F20]=8;['R'.$B$9];IF([Rankers.F20]=9;['R'.$B$10];IF([Rankers.F20]=10;['R'.$B$11];IF([Rankers.F20]=11;['R'.$B$12];IF([Rankers.F20]=12;['R'.$B$13];IF([Rankers.F20]=13;['R'.$B$14];IF([Rankers.F20]=14;['R'.$B$15];IF([Rankers.F20]=15;['R'.$B$16];IF([Rankers.F20]=16;['R'.$B$17];IF([Rankers.F20]=17;['R'.$B$18];IF([Rankers.F20]=18;['R'.$B$19];IF([Rankers.F20]=19;['R'.$B$20];IF([Rankers.F20]=20;['R'.$B$21];IF([Rankers.F20]=21;['R'.$B$22];IF([Rankers.F20]=22;['R'.$B$23];IF([Rankers.F20]=23;['R'.$B$24];IF([Rankers.F20]=24;['R'.$B$25];IF([Rankers.F20]=25;['R'.$B$26];IF([Rankers.F20]=26;['R'.$B$27];IF([Rankers.F20]=27;['R'.$B$28];IF([Rankers.F20]=28;['R'.$B$29];IF([Rankers.F20]=29;['R'.$B$30];IF([Rankers.F20]=30;['R'.$B$31];IF([Rankers.F20]=31;['R'.$B$32];IF([Rankers.F20]=32;['R'.$B$33];IF([Rankers.F20]=33;['R'.$B$34];IF([Rankers.F20]=34;['R'.$B$35];IF([Rankers.F20]=35;['R'.$B$36];IF([Rankers.F20]=36;['R'.$B$37];IF([Rankers.F20]=0;0;['R'.E56])))))))))))))))))))))))))))))))))))))" table:style-name="ce11">
            <text:p>0</text:p>
          </table:table-cell>
          <table:table-cell office:value-type="float" office:value="0" table:formula="of:=IF([Rankers.G20]=1;['R'.$B$2];IF([Rankers.G20]=2;['R'.$B$3];IF([Rankers.G20]=3;['R'.$B$4];IF([Rankers.G20]=4;['R'.$B$5];IF([Rankers.G20]=5;['R'.$B$6];IF([Rankers.G20]=6;['R'.$B$7];IF([Rankers.G20]=7;['R'.$B$8];IF([Rankers.G20]=8;['R'.$B$9];IF([Rankers.G20]=9;['R'.$B$10];IF([Rankers.G20]=10;['R'.$B$11];IF([Rankers.G20]=11;['R'.$B$12];IF([Rankers.G20]=12;['R'.$B$13];IF([Rankers.G20]=13;['R'.$B$14];IF([Rankers.G20]=14;['R'.$B$15];IF([Rankers.G20]=15;['R'.$B$16];IF([Rankers.G20]=16;['R'.$B$17];IF([Rankers.G20]=17;['R'.$B$18];IF([Rankers.G20]=18;['R'.$B$19];IF([Rankers.G20]=19;['R'.$B$20];IF([Rankers.G20]=20;['R'.$B$21];IF([Rankers.G20]=21;['R'.$B$22];IF([Rankers.G20]=22;['R'.$B$23];IF([Rankers.G20]=23;['R'.$B$24];IF([Rankers.G20]=24;['R'.$B$25];IF([Rankers.G20]=25;['R'.$B$26];IF([Rankers.G20]=26;['R'.$B$27];IF([Rankers.G20]=27;['R'.$B$28];IF([Rankers.G20]=28;['R'.$B$29];IF([Rankers.G20]=29;['R'.$B$30];IF([Rankers.G20]=30;['R'.$B$31];IF([Rankers.G20]=31;['R'.$B$32];IF([Rankers.G20]=32;['R'.$B$33];IF([Rankers.G20]=33;['R'.$B$34];IF([Rankers.G20]=34;['R'.$B$35];IF([Rankers.G20]=35;['R'.$B$36];IF([Rankers.G20]=36;['R'.$B$37];IF([Rankers.G20]=0;0;['R'.F56])))))))))))))))))))))))))))))))))))))" table:style-name="ce11">
            <text:p>0</text:p>
          </table:table-cell>
          <table:table-cell office:value-type="float" office:value="0" table:formula="of:=IF([Rankers.H20]=1;['R'.$B$2];IF([Rankers.H20]=2;['R'.$B$3];IF([Rankers.H20]=3;['R'.$B$4];IF([Rankers.H20]=4;['R'.$B$5];IF([Rankers.H20]=5;['R'.$B$6];IF([Rankers.H20]=6;['R'.$B$7];IF([Rankers.H20]=7;['R'.$B$8];IF([Rankers.H20]=8;['R'.$B$9];IF([Rankers.H20]=9;['R'.$B$10];IF([Rankers.H20]=10;['R'.$B$11];IF([Rankers.H20]=11;['R'.$B$12];IF([Rankers.H20]=12;['R'.$B$13];IF([Rankers.H20]=13;['R'.$B$14];IF([Rankers.H20]=14;['R'.$B$15];IF([Rankers.H20]=15;['R'.$B$16];IF([Rankers.H20]=16;['R'.$B$17];IF([Rankers.H20]=17;['R'.$B$18];IF([Rankers.H20]=18;['R'.$B$19];IF([Rankers.H20]=19;['R'.$B$20];IF([Rankers.H20]=20;['R'.$B$21];IF([Rankers.H20]=21;['R'.$B$22];IF([Rankers.H20]=22;['R'.$B$23];IF([Rankers.H20]=23;['R'.$B$24];IF([Rankers.H20]=24;['R'.$B$25];IF([Rankers.H20]=25;['R'.$B$26];IF([Rankers.H20]=26;['R'.$B$27];IF([Rankers.H20]=27;['R'.$B$28];IF([Rankers.H20]=28;['R'.$B$29];IF([Rankers.H20]=29;['R'.$B$30];IF([Rankers.H20]=30;['R'.$B$31];IF([Rankers.H20]=31;['R'.$B$32];IF([Rankers.H20]=32;['R'.$B$33];IF([Rankers.H20]=33;['R'.$B$34];IF([Rankers.H20]=34;['R'.$B$35];IF([Rankers.H20]=35;['R'.$B$36];IF([Rankers.H20]=36;['R'.$B$37];IF([Rankers.H20]=0;0;['R'.G56])))))))))))))))))))))))))))))))))))))" table:style-name="ce11">
            <text:p>0</text:p>
          </table:table-cell>
          <table:table-cell office:value-type="float" office:value="13" table:formula="of:=IF([Rankers.I20]=1;['R'.$B$2];IF([Rankers.I20]=2;['R'.$B$3];IF([Rankers.I20]=3;['R'.$B$4];IF([Rankers.I20]=4;['R'.$B$5];IF([Rankers.I20]=5;['R'.$B$6];IF([Rankers.I20]=6;['R'.$B$7];IF([Rankers.I20]=7;['R'.$B$8];IF([Rankers.I20]=8;['R'.$B$9];IF([Rankers.I20]=9;['R'.$B$10];IF([Rankers.I20]=10;['R'.$B$11];IF([Rankers.I20]=11;['R'.$B$12];IF([Rankers.I20]=12;['R'.$B$13];IF([Rankers.I20]=13;['R'.$B$14];IF([Rankers.I20]=14;['R'.$B$15];IF([Rankers.I20]=15;['R'.$B$16];IF([Rankers.I20]=16;['R'.$B$17];IF([Rankers.I20]=17;['R'.$B$18];IF([Rankers.I20]=18;['R'.$B$19];IF([Rankers.I20]=19;['R'.$B$20];IF([Rankers.I20]=20;['R'.$B$21];IF([Rankers.I20]=21;['R'.$B$22];IF([Rankers.I20]=22;['R'.$B$23];IF([Rankers.I20]=23;['R'.$B$24];IF([Rankers.I20]=24;['R'.$B$25];IF([Rankers.I20]=25;['R'.$B$26];IF([Rankers.I20]=26;['R'.$B$27];IF([Rankers.I20]=27;['R'.$B$28];IF([Rankers.I20]=28;['R'.$B$29];IF([Rankers.I20]=29;['R'.$B$30];IF([Rankers.I20]=30;['R'.$B$31];IF([Rankers.I20]=31;['R'.$B$32];IF([Rankers.I20]=32;['R'.$B$33];IF([Rankers.I20]=33;['R'.$B$34];IF([Rankers.I20]=34;['R'.$B$35];IF([Rankers.I20]=35;['R'.$B$36];IF([Rankers.I20]=36;['R'.$B$37];IF([Rankers.I20]=0;0;['R'.H56])))))))))))))))))))))))))))))))))))))" table:style-name="ce11">
            <text:p>13</text:p>
          </table:table-cell>
          <table:table-cell office:value-type="float" office:value="0" table:formula="of:=IF([Rankers.J20]=1;['R'.$B$2];IF([Rankers.J20]=2;['R'.$B$3];IF([Rankers.J20]=3;['R'.$B$4];IF([Rankers.J20]=4;['R'.$B$5];IF([Rankers.J20]=5;['R'.$B$6];IF([Rankers.J20]=6;['R'.$B$7];IF([Rankers.J20]=7;['R'.$B$8];IF([Rankers.J20]=8;['R'.$B$9];IF([Rankers.J20]=9;['R'.$B$10];IF([Rankers.J20]=10;['R'.$B$11];IF([Rankers.J20]=11;['R'.$B$12];IF([Rankers.J20]=12;['R'.$B$13];IF([Rankers.J20]=13;['R'.$B$14];IF([Rankers.J20]=14;['R'.$B$15];IF([Rankers.J20]=15;['R'.$B$16];IF([Rankers.J20]=16;['R'.$B$17];IF([Rankers.J20]=17;['R'.$B$18];IF([Rankers.J20]=18;['R'.$B$19];IF([Rankers.J20]=19;['R'.$B$20];IF([Rankers.J20]=20;['R'.$B$21];IF([Rankers.J20]=21;['R'.$B$22];IF([Rankers.J20]=22;['R'.$B$23];IF([Rankers.J20]=23;['R'.$B$24];IF([Rankers.J20]=24;['R'.$B$25];IF([Rankers.J20]=25;['R'.$B$26];IF([Rankers.J20]=26;['R'.$B$27];IF([Rankers.J20]=27;['R'.$B$28];IF([Rankers.J20]=28;['R'.$B$29];IF([Rankers.J20]=29;['R'.$B$30];IF([Rankers.J20]=30;['R'.$B$31];IF([Rankers.J20]=31;['R'.$B$32];IF([Rankers.J20]=32;['R'.$B$33];IF([Rankers.J20]=33;['R'.$B$34];IF([Rankers.J20]=34;['R'.$B$35];IF([Rankers.J20]=35;['R'.$B$36];IF([Rankers.J20]=36;['R'.$B$37];IF([Rankers.J20]=0;0;['R'.I56])))))))))))))))))))))))))))))))))))))" table:style-name="ce11">
            <text:p>0</text:p>
          </table:table-cell>
          <table:table-cell office:value-type="float" office:value="11" table:formula="of:=IF([Rankers.K20]=1;['R'.$B$2];IF([Rankers.K20]=2;['R'.$B$3];IF([Rankers.K20]=3;['R'.$B$4];IF([Rankers.K20]=4;['R'.$B$5];IF([Rankers.K20]=5;['R'.$B$6];IF([Rankers.K20]=6;['R'.$B$7];IF([Rankers.K20]=7;['R'.$B$8];IF([Rankers.K20]=8;['R'.$B$9];IF([Rankers.K20]=9;['R'.$B$10];IF([Rankers.K20]=10;['R'.$B$11];IF([Rankers.K20]=11;['R'.$B$12];IF([Rankers.K20]=12;['R'.$B$13];IF([Rankers.K20]=13;['R'.$B$14];IF([Rankers.K20]=14;['R'.$B$15];IF([Rankers.K20]=15;['R'.$B$16];IF([Rankers.K20]=16;['R'.$B$17];IF([Rankers.K20]=17;['R'.$B$18];IF([Rankers.K20]=18;['R'.$B$19];IF([Rankers.K20]=19;['R'.$B$20];IF([Rankers.K20]=20;['R'.$B$21];IF([Rankers.K20]=21;['R'.$B$22];IF([Rankers.K20]=22;['R'.$B$23];IF([Rankers.K20]=23;['R'.$B$24];IF([Rankers.K20]=24;['R'.$B$25];IF([Rankers.K20]=25;['R'.$B$26];IF([Rankers.K20]=26;['R'.$B$27];IF([Rankers.K20]=27;['R'.$B$28];IF([Rankers.K20]=28;['R'.$B$29];IF([Rankers.K20]=29;['R'.$B$30];IF([Rankers.K20]=30;['R'.$B$31];IF([Rankers.K20]=31;['R'.$B$32];IF([Rankers.K20]=32;['R'.$B$33];IF([Rankers.K20]=33;['R'.$B$34];IF([Rankers.K20]=34;['R'.$B$35];IF([Rankers.K20]=35;['R'.$B$36];IF([Rankers.K20]=36;['R'.$B$37];IF([Rankers.K20]=0;0;['R'.J56])))))))))))))))))))))))))))))))))))))" table:style-name="ce12">
            <text:p>11</text:p>
          </table:table-cell>
          <table:table-cell office:value-type="float" office:value="12" table:formula="of:=IF([Rankers.L20]=1;['R'.$B$2];IF([Rankers.L20]=2;['R'.$B$3];IF([Rankers.L20]=3;['R'.$B$4];IF([Rankers.L20]=4;['R'.$B$5];IF([Rankers.L20]=5;['R'.$B$6];IF([Rankers.L20]=6;['R'.$B$7];IF([Rankers.L20]=7;['R'.$B$8];IF([Rankers.L20]=8;['R'.$B$9];IF([Rankers.L20]=9;['R'.$B$10];IF([Rankers.L20]=10;['R'.$B$11];IF([Rankers.L20]=11;['R'.$B$12];IF([Rankers.L20]=12;['R'.$B$13];IF([Rankers.L20]=13;['R'.$B$14];IF([Rankers.L20]=14;['R'.$B$15];IF([Rankers.L20]=15;['R'.$B$16];IF([Rankers.L20]=16;['R'.$B$17];IF([Rankers.L20]=17;['R'.$B$18];IF([Rankers.L20]=18;['R'.$B$19];IF([Rankers.L20]=19;['R'.$B$20];IF([Rankers.L20]=20;['R'.$B$21];IF([Rankers.L20]=21;['R'.$B$22];IF([Rankers.L20]=22;['R'.$B$23];IF([Rankers.L20]=23;['R'.$B$24];IF([Rankers.L20]=24;['R'.$B$25];IF([Rankers.L20]=25;['R'.$B$26];IF([Rankers.L20]=26;['R'.$B$27];IF([Rankers.L20]=27;['R'.$B$28];IF([Rankers.L20]=28;['R'.$B$29];IF([Rankers.L20]=29;['R'.$B$30];IF([Rankers.L20]=30;['R'.$B$31];IF([Rankers.L20]=31;['R'.$B$32];IF([Rankers.L20]=32;['R'.$B$33];IF([Rankers.L20]=33;['R'.$B$34];IF([Rankers.L20]=34;['R'.$B$35];IF([Rankers.L20]=35;['R'.$B$36];IF([Rankers.L20]=36;['R'.$B$37];IF([Rankers.L20]=0;0;['R'.K56])))))))))))))))))))))))))))))))))))))" table:style-name="ce34">
            <text:p>12</text:p>
          </table:table-cell>
          <table:table-cell office:value-type="float" office:value="0" table:formula="of:=IF([Rankers.M20]=1;['R'.$B$2];IF([Rankers.M20]=2;['R'.$B$3];IF([Rankers.M20]=3;['R'.$B$4];IF([Rankers.M20]=4;['R'.$B$5];IF([Rankers.M20]=5;['R'.$B$6];IF([Rankers.M20]=6;['R'.$B$7];IF([Rankers.M20]=7;['R'.$B$8];IF([Rankers.M20]=8;['R'.$B$9];IF([Rankers.M20]=9;['R'.$B$10];IF([Rankers.M20]=10;['R'.$B$11];IF([Rankers.M20]=11;['R'.$B$12];IF([Rankers.M20]=12;['R'.$B$13];IF([Rankers.M20]=13;['R'.$B$14];IF([Rankers.M20]=14;['R'.$B$15];IF([Rankers.M20]=15;['R'.$B$16];IF([Rankers.M20]=16;['R'.$B$17];IF([Rankers.M20]=17;['R'.$B$18];IF([Rankers.M20]=18;['R'.$B$19];IF([Rankers.M20]=19;['R'.$B$20];IF([Rankers.M20]=20;['R'.$B$21];IF([Rankers.M20]=21;['R'.$B$22];IF([Rankers.M20]=22;['R'.$B$23];IF([Rankers.M20]=23;['R'.$B$24];IF([Rankers.M20]=24;['R'.$B$25];IF([Rankers.M20]=25;['R'.$B$26];IF([Rankers.M20]=26;['R'.$B$27];IF([Rankers.M20]=27;['R'.$B$28];IF([Rankers.M20]=28;['R'.$B$29];IF([Rankers.M20]=29;['R'.$B$30];IF([Rankers.M20]=30;['R'.$B$31];IF([Rankers.M20]=31;['R'.$B$32];IF([Rankers.M20]=32;['R'.$B$33];IF([Rankers.M20]=33;['R'.$B$34];IF([Rankers.M20]=34;['R'.$B$35];IF([Rankers.M20]=35;['R'.$B$36];IF([Rankers.M20]=36;['R'.$B$37];IF([Rankers.M20]=0;0;['R'.L56])))))))))))))))))))))))))))))))))))))" table:style-name="ce12">
            <text:p>0</text:p>
          </table:table-cell>
          <table:table-cell office:value-type="float" office:value="0" table:formula="of:=IF([Rankers.N20]=1;['R'.$B$2];IF([Rankers.N20]=2;['R'.$B$3];IF([Rankers.N20]=3;['R'.$B$4];IF([Rankers.N20]=4;['R'.$B$5];IF([Rankers.N20]=5;['R'.$B$6];IF([Rankers.N20]=6;['R'.$B$7];IF([Rankers.N20]=7;['R'.$B$8];IF([Rankers.N20]=8;['R'.$B$9];IF([Rankers.N20]=9;['R'.$B$10];IF([Rankers.N20]=10;['R'.$B$11];IF([Rankers.N20]=11;['R'.$B$12];IF([Rankers.N20]=12;['R'.$B$13];IF([Rankers.N20]=13;['R'.$B$14];IF([Rankers.N20]=14;['R'.$B$15];IF([Rankers.N20]=15;['R'.$B$16];IF([Rankers.N20]=16;['R'.$B$17];IF([Rankers.N20]=17;['R'.$B$18];IF([Rankers.N20]=18;['R'.$B$19];IF([Rankers.N20]=19;['R'.$B$20];IF([Rankers.N20]=20;['R'.$B$21];IF([Rankers.N20]=21;['R'.$B$22];IF([Rankers.N20]=22;['R'.$B$23];IF([Rankers.N20]=23;['R'.$B$24];IF([Rankers.N20]=24;['R'.$B$25];IF([Rankers.N20]=25;['R'.$B$26];IF([Rankers.N20]=26;['R'.$B$27];IF([Rankers.N20]=27;['R'.$B$28];IF([Rankers.N20]=28;['R'.$B$29];IF([Rankers.N20]=29;['R'.$B$30];IF([Rankers.N20]=30;['R'.$B$31];IF([Rankers.N20]=31;['R'.$B$32];IF([Rankers.N20]=32;['R'.$B$33];IF([Rankers.N20]=33;['R'.$B$34];IF([Rankers.N20]=34;['R'.$B$35];IF([Rankers.N20]=35;['R'.$B$36];IF([Rankers.N20]=36;['R'.$B$37];IF([Rankers.N20]=0;0;['R'.M56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0" table:formula="of:=[.A20]+1" table:style-name="ce8">
            <text:p>20</text:p>
          </table:table-cell>
          <table:table-cell office:value-type="string" table:style-name="ce15">
            <text:p>Лыткина Кристина Александровна</text:p>
          </table:table-cell>
          <table:table-cell office:value-type="float" office:value="89" table:formula="of:=SUM([.D21:.ZZ21])" table:style-name="ce35">
            <text:p>89.00</text:p>
          </table:table-cell>
          <table:table-cell office:value-type="float" office:value="30" table:formula="of:=IF([Rankers.C21]=1;['R'.$B$2];IF([Rankers.C21]=2;['R'.$B$3];IF([Rankers.C21]=3;['R'.$B$4];IF([Rankers.C21]=4;['R'.$B$5];IF([Rankers.C21]=5;['R'.$B$6];IF([Rankers.C21]=6;['R'.$B$7];IF([Rankers.C21]=7;['R'.$B$8];IF([Rankers.C21]=8;['R'.$B$9];IF([Rankers.C21]=9;['R'.$B$10];IF([Rankers.C21]=10;['R'.$B$11];IF([Rankers.C21]=11;['R'.$B$12];IF([Rankers.C21]=12;['R'.$B$13];IF([Rankers.C21]=13;['R'.$B$14];IF([Rankers.C21]=14;['R'.$B$15];IF([Rankers.C21]=15;['R'.$B$16];IF([Rankers.C21]=16;['R'.$B$17];IF([Rankers.C21]=17;['R'.$B$18];IF([Rankers.C21]=18;['R'.$B$19];IF([Rankers.C21]=19;['R'.$B$20];IF([Rankers.C21]=20;['R'.$B$21];IF([Rankers.C21]=21;['R'.$B$22];IF([Rankers.C21]=22;['R'.$B$23];IF([Rankers.C21]=23;['R'.$B$24];IF([Rankers.C21]=24;['R'.$B$25];IF([Rankers.C21]=25;['R'.$B$26];IF([Rankers.C21]=26;['R'.$B$27];IF([Rankers.C21]=27;['R'.$B$28];IF([Rankers.C21]=28;['R'.$B$29];IF([Rankers.C21]=29;['R'.$B$30];IF([Rankers.C21]=30;['R'.$B$31];IF([Rankers.C21]=31;['R'.$B$32];IF([Rankers.C21]=32;['R'.$B$33];IF([Rankers.C21]=33;['R'.$B$34];IF([Rankers.C21]=34;['R'.$B$35];IF([Rankers.C21]=35;['R'.$B$36];IF([Rankers.C21]=36;['R'.$B$37];IF([Rankers.C21]=0;0;['R'.B57])))))))))))))))))))))))))))))))))))))" table:style-name="ce11">
            <text:p>30</text:p>
          </table:table-cell>
          <table:table-cell office:value-type="float" office:value="0" table:formula="of:=IF([Rankers.D21]=1;['R'.$B$2];IF([Rankers.D21]=2;['R'.$B$3];IF([Rankers.D21]=3;['R'.$B$4];IF([Rankers.D21]=4;['R'.$B$5];IF([Rankers.D21]=5;['R'.$B$6];IF([Rankers.D21]=6;['R'.$B$7];IF([Rankers.D21]=7;['R'.$B$8];IF([Rankers.D21]=8;['R'.$B$9];IF([Rankers.D21]=9;['R'.$B$10];IF([Rankers.D21]=10;['R'.$B$11];IF([Rankers.D21]=11;['R'.$B$12];IF([Rankers.D21]=12;['R'.$B$13];IF([Rankers.D21]=13;['R'.$B$14];IF([Rankers.D21]=14;['R'.$B$15];IF([Rankers.D21]=15;['R'.$B$16];IF([Rankers.D21]=16;['R'.$B$17];IF([Rankers.D21]=17;['R'.$B$18];IF([Rankers.D21]=18;['R'.$B$19];IF([Rankers.D21]=19;['R'.$B$20];IF([Rankers.D21]=20;['R'.$B$21];IF([Rankers.D21]=21;['R'.$B$22];IF([Rankers.D21]=22;['R'.$B$23];IF([Rankers.D21]=23;['R'.$B$24];IF([Rankers.D21]=24;['R'.$B$25];IF([Rankers.D21]=25;['R'.$B$26];IF([Rankers.D21]=26;['R'.$B$27];IF([Rankers.D21]=27;['R'.$B$28];IF([Rankers.D21]=28;['R'.$B$29];IF([Rankers.D21]=29;['R'.$B$30];IF([Rankers.D21]=30;['R'.$B$31];IF([Rankers.D21]=31;['R'.$B$32];IF([Rankers.D21]=32;['R'.$B$33];IF([Rankers.D21]=33;['R'.$B$34];IF([Rankers.D21]=34;['R'.$B$35];IF([Rankers.D21]=35;['R'.$B$36];IF([Rankers.D21]=36;['R'.$B$37];IF([Rankers.D21]=0;0;['R'.C57])))))))))))))))))))))))))))))))))))))" table:style-name="ce11">
            <text:p>0</text:p>
          </table:table-cell>
          <table:table-cell office:value-type="float" office:value="0" table:formula="of:=IF([Rankers.E21]=1;['R'.$B$2];IF([Rankers.E21]=2;['R'.$B$3];IF([Rankers.E21]=3;['R'.$B$4];IF([Rankers.E21]=4;['R'.$B$5];IF([Rankers.E21]=5;['R'.$B$6];IF([Rankers.E21]=6;['R'.$B$7];IF([Rankers.E21]=7;['R'.$B$8];IF([Rankers.E21]=8;['R'.$B$9];IF([Rankers.E21]=9;['R'.$B$10];IF([Rankers.E21]=10;['R'.$B$11];IF([Rankers.E21]=11;['R'.$B$12];IF([Rankers.E21]=12;['R'.$B$13];IF([Rankers.E21]=13;['R'.$B$14];IF([Rankers.E21]=14;['R'.$B$15];IF([Rankers.E21]=15;['R'.$B$16];IF([Rankers.E21]=16;['R'.$B$17];IF([Rankers.E21]=17;['R'.$B$18];IF([Rankers.E21]=18;['R'.$B$19];IF([Rankers.E21]=19;['R'.$B$20];IF([Rankers.E21]=20;['R'.$B$21];IF([Rankers.E21]=21;['R'.$B$22];IF([Rankers.E21]=22;['R'.$B$23];IF([Rankers.E21]=23;['R'.$B$24];IF([Rankers.E21]=24;['R'.$B$25];IF([Rankers.E21]=25;['R'.$B$26];IF([Rankers.E21]=26;['R'.$B$27];IF([Rankers.E21]=27;['R'.$B$28];IF([Rankers.E21]=28;['R'.$B$29];IF([Rankers.E21]=29;['R'.$B$30];IF([Rankers.E21]=30;['R'.$B$31];IF([Rankers.E21]=31;['R'.$B$32];IF([Rankers.E21]=32;['R'.$B$33];IF([Rankers.E21]=33;['R'.$B$34];IF([Rankers.E21]=34;['R'.$B$35];IF([Rankers.E21]=35;['R'.$B$36];IF([Rankers.E21]=36;['R'.$B$37];IF([Rankers.E21]=0;0;['R'.D57])))))))))))))))))))))))))))))))))))))" table:style-name="ce11">
            <text:p>0</text:p>
          </table:table-cell>
          <table:table-cell office:value-type="float" office:value="0" table:formula="of:=IF([Rankers.F21]=1;['R'.$B$2];IF([Rankers.F21]=2;['R'.$B$3];IF([Rankers.F21]=3;['R'.$B$4];IF([Rankers.F21]=4;['R'.$B$5];IF([Rankers.F21]=5;['R'.$B$6];IF([Rankers.F21]=6;['R'.$B$7];IF([Rankers.F21]=7;['R'.$B$8];IF([Rankers.F21]=8;['R'.$B$9];IF([Rankers.F21]=9;['R'.$B$10];IF([Rankers.F21]=10;['R'.$B$11];IF([Rankers.F21]=11;['R'.$B$12];IF([Rankers.F21]=12;['R'.$B$13];IF([Rankers.F21]=13;['R'.$B$14];IF([Rankers.F21]=14;['R'.$B$15];IF([Rankers.F21]=15;['R'.$B$16];IF([Rankers.F21]=16;['R'.$B$17];IF([Rankers.F21]=17;['R'.$B$18];IF([Rankers.F21]=18;['R'.$B$19];IF([Rankers.F21]=19;['R'.$B$20];IF([Rankers.F21]=20;['R'.$B$21];IF([Rankers.F21]=21;['R'.$B$22];IF([Rankers.F21]=22;['R'.$B$23];IF([Rankers.F21]=23;['R'.$B$24];IF([Rankers.F21]=24;['R'.$B$25];IF([Rankers.F21]=25;['R'.$B$26];IF([Rankers.F21]=26;['R'.$B$27];IF([Rankers.F21]=27;['R'.$B$28];IF([Rankers.F21]=28;['R'.$B$29];IF([Rankers.F21]=29;['R'.$B$30];IF([Rankers.F21]=30;['R'.$B$31];IF([Rankers.F21]=31;['R'.$B$32];IF([Rankers.F21]=32;['R'.$B$33];IF([Rankers.F21]=33;['R'.$B$34];IF([Rankers.F21]=34;['R'.$B$35];IF([Rankers.F21]=35;['R'.$B$36];IF([Rankers.F21]=36;['R'.$B$37];IF([Rankers.F21]=0;0;['R'.E57])))))))))))))))))))))))))))))))))))))" table:style-name="ce11">
            <text:p>0</text:p>
          </table:table-cell>
          <table:table-cell office:value-type="float" office:value="0" table:formula="of:=IF([Rankers.G21]=1;['R'.$B$2];IF([Rankers.G21]=2;['R'.$B$3];IF([Rankers.G21]=3;['R'.$B$4];IF([Rankers.G21]=4;['R'.$B$5];IF([Rankers.G21]=5;['R'.$B$6];IF([Rankers.G21]=6;['R'.$B$7];IF([Rankers.G21]=7;['R'.$B$8];IF([Rankers.G21]=8;['R'.$B$9];IF([Rankers.G21]=9;['R'.$B$10];IF([Rankers.G21]=10;['R'.$B$11];IF([Rankers.G21]=11;['R'.$B$12];IF([Rankers.G21]=12;['R'.$B$13];IF([Rankers.G21]=13;['R'.$B$14];IF([Rankers.G21]=14;['R'.$B$15];IF([Rankers.G21]=15;['R'.$B$16];IF([Rankers.G21]=16;['R'.$B$17];IF([Rankers.G21]=17;['R'.$B$18];IF([Rankers.G21]=18;['R'.$B$19];IF([Rankers.G21]=19;['R'.$B$20];IF([Rankers.G21]=20;['R'.$B$21];IF([Rankers.G21]=21;['R'.$B$22];IF([Rankers.G21]=22;['R'.$B$23];IF([Rankers.G21]=23;['R'.$B$24];IF([Rankers.G21]=24;['R'.$B$25];IF([Rankers.G21]=25;['R'.$B$26];IF([Rankers.G21]=26;['R'.$B$27];IF([Rankers.G21]=27;['R'.$B$28];IF([Rankers.G21]=28;['R'.$B$29];IF([Rankers.G21]=29;['R'.$B$30];IF([Rankers.G21]=30;['R'.$B$31];IF([Rankers.G21]=31;['R'.$B$32];IF([Rankers.G21]=32;['R'.$B$33];IF([Rankers.G21]=33;['R'.$B$34];IF([Rankers.G21]=34;['R'.$B$35];IF([Rankers.G21]=35;['R'.$B$36];IF([Rankers.G21]=36;['R'.$B$37];IF([Rankers.G21]=0;0;['R'.F57])))))))))))))))))))))))))))))))))))))" table:style-name="ce11">
            <text:p>0</text:p>
          </table:table-cell>
          <table:table-cell office:value-type="float" office:value="0" table:formula="of:=IF([Rankers.H21]=1;['R'.$B$2];IF([Rankers.H21]=2;['R'.$B$3];IF([Rankers.H21]=3;['R'.$B$4];IF([Rankers.H21]=4;['R'.$B$5];IF([Rankers.H21]=5;['R'.$B$6];IF([Rankers.H21]=6;['R'.$B$7];IF([Rankers.H21]=7;['R'.$B$8];IF([Rankers.H21]=8;['R'.$B$9];IF([Rankers.H21]=9;['R'.$B$10];IF([Rankers.H21]=10;['R'.$B$11];IF([Rankers.H21]=11;['R'.$B$12];IF([Rankers.H21]=12;['R'.$B$13];IF([Rankers.H21]=13;['R'.$B$14];IF([Rankers.H21]=14;['R'.$B$15];IF([Rankers.H21]=15;['R'.$B$16];IF([Rankers.H21]=16;['R'.$B$17];IF([Rankers.H21]=17;['R'.$B$18];IF([Rankers.H21]=18;['R'.$B$19];IF([Rankers.H21]=19;['R'.$B$20];IF([Rankers.H21]=20;['R'.$B$21];IF([Rankers.H21]=21;['R'.$B$22];IF([Rankers.H21]=22;['R'.$B$23];IF([Rankers.H21]=23;['R'.$B$24];IF([Rankers.H21]=24;['R'.$B$25];IF([Rankers.H21]=25;['R'.$B$26];IF([Rankers.H21]=26;['R'.$B$27];IF([Rankers.H21]=27;['R'.$B$28];IF([Rankers.H21]=28;['R'.$B$29];IF([Rankers.H21]=29;['R'.$B$30];IF([Rankers.H21]=30;['R'.$B$31];IF([Rankers.H21]=31;['R'.$B$32];IF([Rankers.H21]=32;['R'.$B$33];IF([Rankers.H21]=33;['R'.$B$34];IF([Rankers.H21]=34;['R'.$B$35];IF([Rankers.H21]=35;['R'.$B$36];IF([Rankers.H21]=36;['R'.$B$37];IF([Rankers.H21]=0;0;['R'.G57])))))))))))))))))))))))))))))))))))))" table:style-name="ce11">
            <text:p>0</text:p>
          </table:table-cell>
          <table:table-cell office:value-type="float" office:value="0" table:formula="of:=IF([Rankers.I21]=1;['R'.$B$2];IF([Rankers.I21]=2;['R'.$B$3];IF([Rankers.I21]=3;['R'.$B$4];IF([Rankers.I21]=4;['R'.$B$5];IF([Rankers.I21]=5;['R'.$B$6];IF([Rankers.I21]=6;['R'.$B$7];IF([Rankers.I21]=7;['R'.$B$8];IF([Rankers.I21]=8;['R'.$B$9];IF([Rankers.I21]=9;['R'.$B$10];IF([Rankers.I21]=10;['R'.$B$11];IF([Rankers.I21]=11;['R'.$B$12];IF([Rankers.I21]=12;['R'.$B$13];IF([Rankers.I21]=13;['R'.$B$14];IF([Rankers.I21]=14;['R'.$B$15];IF([Rankers.I21]=15;['R'.$B$16];IF([Rankers.I21]=16;['R'.$B$17];IF([Rankers.I21]=17;['R'.$B$18];IF([Rankers.I21]=18;['R'.$B$19];IF([Rankers.I21]=19;['R'.$B$20];IF([Rankers.I21]=20;['R'.$B$21];IF([Rankers.I21]=21;['R'.$B$22];IF([Rankers.I21]=22;['R'.$B$23];IF([Rankers.I21]=23;['R'.$B$24];IF([Rankers.I21]=24;['R'.$B$25];IF([Rankers.I21]=25;['R'.$B$26];IF([Rankers.I21]=26;['R'.$B$27];IF([Rankers.I21]=27;['R'.$B$28];IF([Rankers.I21]=28;['R'.$B$29];IF([Rankers.I21]=29;['R'.$B$30];IF([Rankers.I21]=30;['R'.$B$31];IF([Rankers.I21]=31;['R'.$B$32];IF([Rankers.I21]=32;['R'.$B$33];IF([Rankers.I21]=33;['R'.$B$34];IF([Rankers.I21]=34;['R'.$B$35];IF([Rankers.I21]=35;['R'.$B$36];IF([Rankers.I21]=36;['R'.$B$37];IF([Rankers.I21]=0;0;['R'.H57])))))))))))))))))))))))))))))))))))))" table:style-name="ce11">
            <text:p>0</text:p>
          </table:table-cell>
          <table:table-cell office:value-type="float" office:value="0" table:formula="of:=IF([Rankers.J21]=1;['R'.$B$2];IF([Rankers.J21]=2;['R'.$B$3];IF([Rankers.J21]=3;['R'.$B$4];IF([Rankers.J21]=4;['R'.$B$5];IF([Rankers.J21]=5;['R'.$B$6];IF([Rankers.J21]=6;['R'.$B$7];IF([Rankers.J21]=7;['R'.$B$8];IF([Rankers.J21]=8;['R'.$B$9];IF([Rankers.J21]=9;['R'.$B$10];IF([Rankers.J21]=10;['R'.$B$11];IF([Rankers.J21]=11;['R'.$B$12];IF([Rankers.J21]=12;['R'.$B$13];IF([Rankers.J21]=13;['R'.$B$14];IF([Rankers.J21]=14;['R'.$B$15];IF([Rankers.J21]=15;['R'.$B$16];IF([Rankers.J21]=16;['R'.$B$17];IF([Rankers.J21]=17;['R'.$B$18];IF([Rankers.J21]=18;['R'.$B$19];IF([Rankers.J21]=19;['R'.$B$20];IF([Rankers.J21]=20;['R'.$B$21];IF([Rankers.J21]=21;['R'.$B$22];IF([Rankers.J21]=22;['R'.$B$23];IF([Rankers.J21]=23;['R'.$B$24];IF([Rankers.J21]=24;['R'.$B$25];IF([Rankers.J21]=25;['R'.$B$26];IF([Rankers.J21]=26;['R'.$B$27];IF([Rankers.J21]=27;['R'.$B$28];IF([Rankers.J21]=28;['R'.$B$29];IF([Rankers.J21]=29;['R'.$B$30];IF([Rankers.J21]=30;['R'.$B$31];IF([Rankers.J21]=31;['R'.$B$32];IF([Rankers.J21]=32;['R'.$B$33];IF([Rankers.J21]=33;['R'.$B$34];IF([Rankers.J21]=34;['R'.$B$35];IF([Rankers.J21]=35;['R'.$B$36];IF([Rankers.J21]=36;['R'.$B$37];IF([Rankers.J21]=0;0;['R'.I57])))))))))))))))))))))))))))))))))))))" table:style-name="ce11">
            <text:p>0</text:p>
          </table:table-cell>
          <table:table-cell office:value-type="float" office:value="30" table:formula="of:=IF([Rankers.K21]=1;['R'.$B$2];IF([Rankers.K21]=2;['R'.$B$3];IF([Rankers.K21]=3;['R'.$B$4];IF([Rankers.K21]=4;['R'.$B$5];IF([Rankers.K21]=5;['R'.$B$6];IF([Rankers.K21]=6;['R'.$B$7];IF([Rankers.K21]=7;['R'.$B$8];IF([Rankers.K21]=8;['R'.$B$9];IF([Rankers.K21]=9;['R'.$B$10];IF([Rankers.K21]=10;['R'.$B$11];IF([Rankers.K21]=11;['R'.$B$12];IF([Rankers.K21]=12;['R'.$B$13];IF([Rankers.K21]=13;['R'.$B$14];IF([Rankers.K21]=14;['R'.$B$15];IF([Rankers.K21]=15;['R'.$B$16];IF([Rankers.K21]=16;['R'.$B$17];IF([Rankers.K21]=17;['R'.$B$18];IF([Rankers.K21]=18;['R'.$B$19];IF([Rankers.K21]=19;['R'.$B$20];IF([Rankers.K21]=20;['R'.$B$21];IF([Rankers.K21]=21;['R'.$B$22];IF([Rankers.K21]=22;['R'.$B$23];IF([Rankers.K21]=23;['R'.$B$24];IF([Rankers.K21]=24;['R'.$B$25];IF([Rankers.K21]=25;['R'.$B$26];IF([Rankers.K21]=26;['R'.$B$27];IF([Rankers.K21]=27;['R'.$B$28];IF([Rankers.K21]=28;['R'.$B$29];IF([Rankers.K21]=29;['R'.$B$30];IF([Rankers.K21]=30;['R'.$B$31];IF([Rankers.K21]=31;['R'.$B$32];IF([Rankers.K21]=32;['R'.$B$33];IF([Rankers.K21]=33;['R'.$B$34];IF([Rankers.K21]=34;['R'.$B$35];IF([Rankers.K21]=35;['R'.$B$36];IF([Rankers.K21]=36;['R'.$B$37];IF([Rankers.K21]=0;0;['R'.J57])))))))))))))))))))))))))))))))))))))" table:style-name="ce12">
            <text:p>30</text:p>
          </table:table-cell>
          <table:table-cell office:value-type="float" office:value="8" table:formula="of:=IF([Rankers.L21]=1;['R'.$B$2];IF([Rankers.L21]=2;['R'.$B$3];IF([Rankers.L21]=3;['R'.$B$4];IF([Rankers.L21]=4;['R'.$B$5];IF([Rankers.L21]=5;['R'.$B$6];IF([Rankers.L21]=6;['R'.$B$7];IF([Rankers.L21]=7;['R'.$B$8];IF([Rankers.L21]=8;['R'.$B$9];IF([Rankers.L21]=9;['R'.$B$10];IF([Rankers.L21]=10;['R'.$B$11];IF([Rankers.L21]=11;['R'.$B$12];IF([Rankers.L21]=12;['R'.$B$13];IF([Rankers.L21]=13;['R'.$B$14];IF([Rankers.L21]=14;['R'.$B$15];IF([Rankers.L21]=15;['R'.$B$16];IF([Rankers.L21]=16;['R'.$B$17];IF([Rankers.L21]=17;['R'.$B$18];IF([Rankers.L21]=18;['R'.$B$19];IF([Rankers.L21]=19;['R'.$B$20];IF([Rankers.L21]=20;['R'.$B$21];IF([Rankers.L21]=21;['R'.$B$22];IF([Rankers.L21]=22;['R'.$B$23];IF([Rankers.L21]=23;['R'.$B$24];IF([Rankers.L21]=24;['R'.$B$25];IF([Rankers.L21]=25;['R'.$B$26];IF([Rankers.L21]=26;['R'.$B$27];IF([Rankers.L21]=27;['R'.$B$28];IF([Rankers.L21]=28;['R'.$B$29];IF([Rankers.L21]=29;['R'.$B$30];IF([Rankers.L21]=30;['R'.$B$31];IF([Rankers.L21]=31;['R'.$B$32];IF([Rankers.L21]=32;['R'.$B$33];IF([Rankers.L21]=33;['R'.$B$34];IF([Rankers.L21]=34;['R'.$B$35];IF([Rankers.L21]=35;['R'.$B$36];IF([Rankers.L21]=36;['R'.$B$37];IF([Rankers.L21]=0;0;['R'.K57])))))))))))))))))))))))))))))))))))))" table:style-name="ce34">
            <text:p>8</text:p>
          </table:table-cell>
          <table:table-cell office:value-type="float" office:value="21" table:formula="of:=IF([Rankers.M21]=1;['R'.$B$2];IF([Rankers.M21]=2;['R'.$B$3];IF([Rankers.M21]=3;['R'.$B$4];IF([Rankers.M21]=4;['R'.$B$5];IF([Rankers.M21]=5;['R'.$B$6];IF([Rankers.M21]=6;['R'.$B$7];IF([Rankers.M21]=7;['R'.$B$8];IF([Rankers.M21]=8;['R'.$B$9];IF([Rankers.M21]=9;['R'.$B$10];IF([Rankers.M21]=10;['R'.$B$11];IF([Rankers.M21]=11;['R'.$B$12];IF([Rankers.M21]=12;['R'.$B$13];IF([Rankers.M21]=13;['R'.$B$14];IF([Rankers.M21]=14;['R'.$B$15];IF([Rankers.M21]=15;['R'.$B$16];IF([Rankers.M21]=16;['R'.$B$17];IF([Rankers.M21]=17;['R'.$B$18];IF([Rankers.M21]=18;['R'.$B$19];IF([Rankers.M21]=19;['R'.$B$20];IF([Rankers.M21]=20;['R'.$B$21];IF([Rankers.M21]=21;['R'.$B$22];IF([Rankers.M21]=22;['R'.$B$23];IF([Rankers.M21]=23;['R'.$B$24];IF([Rankers.M21]=24;['R'.$B$25];IF([Rankers.M21]=25;['R'.$B$26];IF([Rankers.M21]=26;['R'.$B$27];IF([Rankers.M21]=27;['R'.$B$28];IF([Rankers.M21]=28;['R'.$B$29];IF([Rankers.M21]=29;['R'.$B$30];IF([Rankers.M21]=30;['R'.$B$31];IF([Rankers.M21]=31;['R'.$B$32];IF([Rankers.M21]=32;['R'.$B$33];IF([Rankers.M21]=33;['R'.$B$34];IF([Rankers.M21]=34;['R'.$B$35];IF([Rankers.M21]=35;['R'.$B$36];IF([Rankers.M21]=36;['R'.$B$37];IF([Rankers.M21]=0;0;['R'.L57])))))))))))))))))))))))))))))))))))))" table:style-name="ce12">
            <text:p>21</text:p>
          </table:table-cell>
          <table:table-cell office:value-type="float" office:value="0" table:formula="of:=IF([Rankers.N21]=1;['R'.$B$2];IF([Rankers.N21]=2;['R'.$B$3];IF([Rankers.N21]=3;['R'.$B$4];IF([Rankers.N21]=4;['R'.$B$5];IF([Rankers.N21]=5;['R'.$B$6];IF([Rankers.N21]=6;['R'.$B$7];IF([Rankers.N21]=7;['R'.$B$8];IF([Rankers.N21]=8;['R'.$B$9];IF([Rankers.N21]=9;['R'.$B$10];IF([Rankers.N21]=10;['R'.$B$11];IF([Rankers.N21]=11;['R'.$B$12];IF([Rankers.N21]=12;['R'.$B$13];IF([Rankers.N21]=13;['R'.$B$14];IF([Rankers.N21]=14;['R'.$B$15];IF([Rankers.N21]=15;['R'.$B$16];IF([Rankers.N21]=16;['R'.$B$17];IF([Rankers.N21]=17;['R'.$B$18];IF([Rankers.N21]=18;['R'.$B$19];IF([Rankers.N21]=19;['R'.$B$20];IF([Rankers.N21]=20;['R'.$B$21];IF([Rankers.N21]=21;['R'.$B$22];IF([Rankers.N21]=22;['R'.$B$23];IF([Rankers.N21]=23;['R'.$B$24];IF([Rankers.N21]=24;['R'.$B$25];IF([Rankers.N21]=25;['R'.$B$26];IF([Rankers.N21]=26;['R'.$B$27];IF([Rankers.N21]=27;['R'.$B$28];IF([Rankers.N21]=28;['R'.$B$29];IF([Rankers.N21]=29;['R'.$B$30];IF([Rankers.N21]=30;['R'.$B$31];IF([Rankers.N21]=31;['R'.$B$32];IF([Rankers.N21]=32;['R'.$B$33];IF([Rankers.N21]=33;['R'.$B$34];IF([Rankers.N21]=34;['R'.$B$35];IF([Rankers.N21]=35;['R'.$B$36];IF([Rankers.N21]=36;['R'.$B$37];IF([Rankers.N21]=0;0;['R'.M57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1" table:formula="of:=[.A21]+1" table:style-name="ce8">
            <text:p>21</text:p>
          </table:table-cell>
          <table:table-cell office:value-type="string" table:style-name="ce15">
            <text:p>Лямбрехт Глеб Сергеевич</text:p>
          </table:table-cell>
          <table:table-cell office:value-type="float" office:value="290" table:formula="of:=SUM([.D22:.ZZ22])" table:style-name="ce35">
            <text:p>290.00</text:p>
          </table:table-cell>
          <table:table-cell office:value-type="float" office:value="33" table:formula="of:=IF([Rankers.C22]=1;['R'.$B$2];IF([Rankers.C22]=2;['R'.$B$3];IF([Rankers.C22]=3;['R'.$B$4];IF([Rankers.C22]=4;['R'.$B$5];IF([Rankers.C22]=5;['R'.$B$6];IF([Rankers.C22]=6;['R'.$B$7];IF([Rankers.C22]=7;['R'.$B$8];IF([Rankers.C22]=8;['R'.$B$9];IF([Rankers.C22]=9;['R'.$B$10];IF([Rankers.C22]=10;['R'.$B$11];IF([Rankers.C22]=11;['R'.$B$12];IF([Rankers.C22]=12;['R'.$B$13];IF([Rankers.C22]=13;['R'.$B$14];IF([Rankers.C22]=14;['R'.$B$15];IF([Rankers.C22]=15;['R'.$B$16];IF([Rankers.C22]=16;['R'.$B$17];IF([Rankers.C22]=17;['R'.$B$18];IF([Rankers.C22]=18;['R'.$B$19];IF([Rankers.C22]=19;['R'.$B$20];IF([Rankers.C22]=20;['R'.$B$21];IF([Rankers.C22]=21;['R'.$B$22];IF([Rankers.C22]=22;['R'.$B$23];IF([Rankers.C22]=23;['R'.$B$24];IF([Rankers.C22]=24;['R'.$B$25];IF([Rankers.C22]=25;['R'.$B$26];IF([Rankers.C22]=26;['R'.$B$27];IF([Rankers.C22]=27;['R'.$B$28];IF([Rankers.C22]=28;['R'.$B$29];IF([Rankers.C22]=29;['R'.$B$30];IF([Rankers.C22]=30;['R'.$B$31];IF([Rankers.C22]=31;['R'.$B$32];IF([Rankers.C22]=32;['R'.$B$33];IF([Rankers.C22]=33;['R'.$B$34];IF([Rankers.C22]=34;['R'.$B$35];IF([Rankers.C22]=35;['R'.$B$36];IF([Rankers.C22]=36;['R'.$B$37];IF([Rankers.C22]=0;0;['R'.B58])))))))))))))))))))))))))))))))))))))" table:style-name="ce11">
            <text:p>33</text:p>
          </table:table-cell>
          <table:table-cell office:value-type="float" office:value="26" table:formula="of:=IF([Rankers.D22]=1;['R'.$B$2];IF([Rankers.D22]=2;['R'.$B$3];IF([Rankers.D22]=3;['R'.$B$4];IF([Rankers.D22]=4;['R'.$B$5];IF([Rankers.D22]=5;['R'.$B$6];IF([Rankers.D22]=6;['R'.$B$7];IF([Rankers.D22]=7;['R'.$B$8];IF([Rankers.D22]=8;['R'.$B$9];IF([Rankers.D22]=9;['R'.$B$10];IF([Rankers.D22]=10;['R'.$B$11];IF([Rankers.D22]=11;['R'.$B$12];IF([Rankers.D22]=12;['R'.$B$13];IF([Rankers.D22]=13;['R'.$B$14];IF([Rankers.D22]=14;['R'.$B$15];IF([Rankers.D22]=15;['R'.$B$16];IF([Rankers.D22]=16;['R'.$B$17];IF([Rankers.D22]=17;['R'.$B$18];IF([Rankers.D22]=18;['R'.$B$19];IF([Rankers.D22]=19;['R'.$B$20];IF([Rankers.D22]=20;['R'.$B$21];IF([Rankers.D22]=21;['R'.$B$22];IF([Rankers.D22]=22;['R'.$B$23];IF([Rankers.D22]=23;['R'.$B$24];IF([Rankers.D22]=24;['R'.$B$25];IF([Rankers.D22]=25;['R'.$B$26];IF([Rankers.D22]=26;['R'.$B$27];IF([Rankers.D22]=27;['R'.$B$28];IF([Rankers.D22]=28;['R'.$B$29];IF([Rankers.D22]=29;['R'.$B$30];IF([Rankers.D22]=30;['R'.$B$31];IF([Rankers.D22]=31;['R'.$B$32];IF([Rankers.D22]=32;['R'.$B$33];IF([Rankers.D22]=33;['R'.$B$34];IF([Rankers.D22]=34;['R'.$B$35];IF([Rankers.D22]=35;['R'.$B$36];IF([Rankers.D22]=36;['R'.$B$37];IF([Rankers.D22]=0;0;['R'.C58])))))))))))))))))))))))))))))))))))))" table:style-name="ce11">
            <text:p>26</text:p>
          </table:table-cell>
          <table:table-cell office:value-type="float" office:value="26" table:formula="of:=IF([Rankers.E22]=1;['R'.$B$2];IF([Rankers.E22]=2;['R'.$B$3];IF([Rankers.E22]=3;['R'.$B$4];IF([Rankers.E22]=4;['R'.$B$5];IF([Rankers.E22]=5;['R'.$B$6];IF([Rankers.E22]=6;['R'.$B$7];IF([Rankers.E22]=7;['R'.$B$8];IF([Rankers.E22]=8;['R'.$B$9];IF([Rankers.E22]=9;['R'.$B$10];IF([Rankers.E22]=10;['R'.$B$11];IF([Rankers.E22]=11;['R'.$B$12];IF([Rankers.E22]=12;['R'.$B$13];IF([Rankers.E22]=13;['R'.$B$14];IF([Rankers.E22]=14;['R'.$B$15];IF([Rankers.E22]=15;['R'.$B$16];IF([Rankers.E22]=16;['R'.$B$17];IF([Rankers.E22]=17;['R'.$B$18];IF([Rankers.E22]=18;['R'.$B$19];IF([Rankers.E22]=19;['R'.$B$20];IF([Rankers.E22]=20;['R'.$B$21];IF([Rankers.E22]=21;['R'.$B$22];IF([Rankers.E22]=22;['R'.$B$23];IF([Rankers.E22]=23;['R'.$B$24];IF([Rankers.E22]=24;['R'.$B$25];IF([Rankers.E22]=25;['R'.$B$26];IF([Rankers.E22]=26;['R'.$B$27];IF([Rankers.E22]=27;['R'.$B$28];IF([Rankers.E22]=28;['R'.$B$29];IF([Rankers.E22]=29;['R'.$B$30];IF([Rankers.E22]=30;['R'.$B$31];IF([Rankers.E22]=31;['R'.$B$32];IF([Rankers.E22]=32;['R'.$B$33];IF([Rankers.E22]=33;['R'.$B$34];IF([Rankers.E22]=34;['R'.$B$35];IF([Rankers.E22]=35;['R'.$B$36];IF([Rankers.E22]=36;['R'.$B$37];IF([Rankers.E22]=0;0;['R'.D58])))))))))))))))))))))))))))))))))))))" table:style-name="ce11">
            <text:p>26</text:p>
          </table:table-cell>
          <table:table-cell office:value-type="float" office:value="13" table:formula="of:=IF([Rankers.F22]=1;['R'.$B$2];IF([Rankers.F22]=2;['R'.$B$3];IF([Rankers.F22]=3;['R'.$B$4];IF([Rankers.F22]=4;['R'.$B$5];IF([Rankers.F22]=5;['R'.$B$6];IF([Rankers.F22]=6;['R'.$B$7];IF([Rankers.F22]=7;['R'.$B$8];IF([Rankers.F22]=8;['R'.$B$9];IF([Rankers.F22]=9;['R'.$B$10];IF([Rankers.F22]=10;['R'.$B$11];IF([Rankers.F22]=11;['R'.$B$12];IF([Rankers.F22]=12;['R'.$B$13];IF([Rankers.F22]=13;['R'.$B$14];IF([Rankers.F22]=14;['R'.$B$15];IF([Rankers.F22]=15;['R'.$B$16];IF([Rankers.F22]=16;['R'.$B$17];IF([Rankers.F22]=17;['R'.$B$18];IF([Rankers.F22]=18;['R'.$B$19];IF([Rankers.F22]=19;['R'.$B$20];IF([Rankers.F22]=20;['R'.$B$21];IF([Rankers.F22]=21;['R'.$B$22];IF([Rankers.F22]=22;['R'.$B$23];IF([Rankers.F22]=23;['R'.$B$24];IF([Rankers.F22]=24;['R'.$B$25];IF([Rankers.F22]=25;['R'.$B$26];IF([Rankers.F22]=26;['R'.$B$27];IF([Rankers.F22]=27;['R'.$B$28];IF([Rankers.F22]=28;['R'.$B$29];IF([Rankers.F22]=29;['R'.$B$30];IF([Rankers.F22]=30;['R'.$B$31];IF([Rankers.F22]=31;['R'.$B$32];IF([Rankers.F22]=32;['R'.$B$33];IF([Rankers.F22]=33;['R'.$B$34];IF([Rankers.F22]=34;['R'.$B$35];IF([Rankers.F22]=35;['R'.$B$36];IF([Rankers.F22]=36;['R'.$B$37];IF([Rankers.F22]=0;0;['R'.E58])))))))))))))))))))))))))))))))))))))" table:style-name="ce11">
            <text:p>13</text:p>
          </table:table-cell>
          <table:table-cell office:value-type="float" office:value="0" table:formula="of:=IF([Rankers.G22]=1;['R'.$B$2];IF([Rankers.G22]=2;['R'.$B$3];IF([Rankers.G22]=3;['R'.$B$4];IF([Rankers.G22]=4;['R'.$B$5];IF([Rankers.G22]=5;['R'.$B$6];IF([Rankers.G22]=6;['R'.$B$7];IF([Rankers.G22]=7;['R'.$B$8];IF([Rankers.G22]=8;['R'.$B$9];IF([Rankers.G22]=9;['R'.$B$10];IF([Rankers.G22]=10;['R'.$B$11];IF([Rankers.G22]=11;['R'.$B$12];IF([Rankers.G22]=12;['R'.$B$13];IF([Rankers.G22]=13;['R'.$B$14];IF([Rankers.G22]=14;['R'.$B$15];IF([Rankers.G22]=15;['R'.$B$16];IF([Rankers.G22]=16;['R'.$B$17];IF([Rankers.G22]=17;['R'.$B$18];IF([Rankers.G22]=18;['R'.$B$19];IF([Rankers.G22]=19;['R'.$B$20];IF([Rankers.G22]=20;['R'.$B$21];IF([Rankers.G22]=21;['R'.$B$22];IF([Rankers.G22]=22;['R'.$B$23];IF([Rankers.G22]=23;['R'.$B$24];IF([Rankers.G22]=24;['R'.$B$25];IF([Rankers.G22]=25;['R'.$B$26];IF([Rankers.G22]=26;['R'.$B$27];IF([Rankers.G22]=27;['R'.$B$28];IF([Rankers.G22]=28;['R'.$B$29];IF([Rankers.G22]=29;['R'.$B$30];IF([Rankers.G22]=30;['R'.$B$31];IF([Rankers.G22]=31;['R'.$B$32];IF([Rankers.G22]=32;['R'.$B$33];IF([Rankers.G22]=33;['R'.$B$34];IF([Rankers.G22]=34;['R'.$B$35];IF([Rankers.G22]=35;['R'.$B$36];IF([Rankers.G22]=36;['R'.$B$37];IF([Rankers.G22]=0;0;['R'.F58])))))))))))))))))))))))))))))))))))))" table:style-name="ce11">
            <text:p>0</text:p>
          </table:table-cell>
          <table:table-cell office:value-type="float" office:value="24" table:formula="of:=IF([Rankers.H22]=1;['R'.$B$2];IF([Rankers.H22]=2;['R'.$B$3];IF([Rankers.H22]=3;['R'.$B$4];IF([Rankers.H22]=4;['R'.$B$5];IF([Rankers.H22]=5;['R'.$B$6];IF([Rankers.H22]=6;['R'.$B$7];IF([Rankers.H22]=7;['R'.$B$8];IF([Rankers.H22]=8;['R'.$B$9];IF([Rankers.H22]=9;['R'.$B$10];IF([Rankers.H22]=10;['R'.$B$11];IF([Rankers.H22]=11;['R'.$B$12];IF([Rankers.H22]=12;['R'.$B$13];IF([Rankers.H22]=13;['R'.$B$14];IF([Rankers.H22]=14;['R'.$B$15];IF([Rankers.H22]=15;['R'.$B$16];IF([Rankers.H22]=16;['R'.$B$17];IF([Rankers.H22]=17;['R'.$B$18];IF([Rankers.H22]=18;['R'.$B$19];IF([Rankers.H22]=19;['R'.$B$20];IF([Rankers.H22]=20;['R'.$B$21];IF([Rankers.H22]=21;['R'.$B$22];IF([Rankers.H22]=22;['R'.$B$23];IF([Rankers.H22]=23;['R'.$B$24];IF([Rankers.H22]=24;['R'.$B$25];IF([Rankers.H22]=25;['R'.$B$26];IF([Rankers.H22]=26;['R'.$B$27];IF([Rankers.H22]=27;['R'.$B$28];IF([Rankers.H22]=28;['R'.$B$29];IF([Rankers.H22]=29;['R'.$B$30];IF([Rankers.H22]=30;['R'.$B$31];IF([Rankers.H22]=31;['R'.$B$32];IF([Rankers.H22]=32;['R'.$B$33];IF([Rankers.H22]=33;['R'.$B$34];IF([Rankers.H22]=34;['R'.$B$35];IF([Rankers.H22]=35;['R'.$B$36];IF([Rankers.H22]=36;['R'.$B$37];IF([Rankers.H22]=0;0;['R'.G58])))))))))))))))))))))))))))))))))))))" table:style-name="ce11">
            <text:p>24</text:p>
          </table:table-cell>
          <table:table-cell office:value-type="float" office:value="23" table:formula="of:=IF([Rankers.I22]=1;['R'.$B$2];IF([Rankers.I22]=2;['R'.$B$3];IF([Rankers.I22]=3;['R'.$B$4];IF([Rankers.I22]=4;['R'.$B$5];IF([Rankers.I22]=5;['R'.$B$6];IF([Rankers.I22]=6;['R'.$B$7];IF([Rankers.I22]=7;['R'.$B$8];IF([Rankers.I22]=8;['R'.$B$9];IF([Rankers.I22]=9;['R'.$B$10];IF([Rankers.I22]=10;['R'.$B$11];IF([Rankers.I22]=11;['R'.$B$12];IF([Rankers.I22]=12;['R'.$B$13];IF([Rankers.I22]=13;['R'.$B$14];IF([Rankers.I22]=14;['R'.$B$15];IF([Rankers.I22]=15;['R'.$B$16];IF([Rankers.I22]=16;['R'.$B$17];IF([Rankers.I22]=17;['R'.$B$18];IF([Rankers.I22]=18;['R'.$B$19];IF([Rankers.I22]=19;['R'.$B$20];IF([Rankers.I22]=20;['R'.$B$21];IF([Rankers.I22]=21;['R'.$B$22];IF([Rankers.I22]=22;['R'.$B$23];IF([Rankers.I22]=23;['R'.$B$24];IF([Rankers.I22]=24;['R'.$B$25];IF([Rankers.I22]=25;['R'.$B$26];IF([Rankers.I22]=26;['R'.$B$27];IF([Rankers.I22]=27;['R'.$B$28];IF([Rankers.I22]=28;['R'.$B$29];IF([Rankers.I22]=29;['R'.$B$30];IF([Rankers.I22]=30;['R'.$B$31];IF([Rankers.I22]=31;['R'.$B$32];IF([Rankers.I22]=32;['R'.$B$33];IF([Rankers.I22]=33;['R'.$B$34];IF([Rankers.I22]=34;['R'.$B$35];IF([Rankers.I22]=35;['R'.$B$36];IF([Rankers.I22]=36;['R'.$B$37];IF([Rankers.I22]=0;0;['R'.H58])))))))))))))))))))))))))))))))))))))" table:style-name="ce11">
            <text:p>23</text:p>
          </table:table-cell>
          <table:table-cell office:value-type="float" office:value="31" table:formula="of:=IF([Rankers.J22]=1;['R'.$B$2];IF([Rankers.J22]=2;['R'.$B$3];IF([Rankers.J22]=3;['R'.$B$4];IF([Rankers.J22]=4;['R'.$B$5];IF([Rankers.J22]=5;['R'.$B$6];IF([Rankers.J22]=6;['R'.$B$7];IF([Rankers.J22]=7;['R'.$B$8];IF([Rankers.J22]=8;['R'.$B$9];IF([Rankers.J22]=9;['R'.$B$10];IF([Rankers.J22]=10;['R'.$B$11];IF([Rankers.J22]=11;['R'.$B$12];IF([Rankers.J22]=12;['R'.$B$13];IF([Rankers.J22]=13;['R'.$B$14];IF([Rankers.J22]=14;['R'.$B$15];IF([Rankers.J22]=15;['R'.$B$16];IF([Rankers.J22]=16;['R'.$B$17];IF([Rankers.J22]=17;['R'.$B$18];IF([Rankers.J22]=18;['R'.$B$19];IF([Rankers.J22]=19;['R'.$B$20];IF([Rankers.J22]=20;['R'.$B$21];IF([Rankers.J22]=21;['R'.$B$22];IF([Rankers.J22]=22;['R'.$B$23];IF([Rankers.J22]=23;['R'.$B$24];IF([Rankers.J22]=24;['R'.$B$25];IF([Rankers.J22]=25;['R'.$B$26];IF([Rankers.J22]=26;['R'.$B$27];IF([Rankers.J22]=27;['R'.$B$28];IF([Rankers.J22]=28;['R'.$B$29];IF([Rankers.J22]=29;['R'.$B$30];IF([Rankers.J22]=30;['R'.$B$31];IF([Rankers.J22]=31;['R'.$B$32];IF([Rankers.J22]=32;['R'.$B$33];IF([Rankers.J22]=33;['R'.$B$34];IF([Rankers.J22]=34;['R'.$B$35];IF([Rankers.J22]=35;['R'.$B$36];IF([Rankers.J22]=36;['R'.$B$37];IF([Rankers.J22]=0;0;['R'.I58])))))))))))))))))))))))))))))))))))))" table:style-name="ce11">
            <text:p>31</text:p>
          </table:table-cell>
          <table:table-cell office:value-type="float" office:value="22" table:formula="of:=IF([Rankers.K22]=1;['R'.$B$2];IF([Rankers.K22]=2;['R'.$B$3];IF([Rankers.K22]=3;['R'.$B$4];IF([Rankers.K22]=4;['R'.$B$5];IF([Rankers.K22]=5;['R'.$B$6];IF([Rankers.K22]=6;['R'.$B$7];IF([Rankers.K22]=7;['R'.$B$8];IF([Rankers.K22]=8;['R'.$B$9];IF([Rankers.K22]=9;['R'.$B$10];IF([Rankers.K22]=10;['R'.$B$11];IF([Rankers.K22]=11;['R'.$B$12];IF([Rankers.K22]=12;['R'.$B$13];IF([Rankers.K22]=13;['R'.$B$14];IF([Rankers.K22]=14;['R'.$B$15];IF([Rankers.K22]=15;['R'.$B$16];IF([Rankers.K22]=16;['R'.$B$17];IF([Rankers.K22]=17;['R'.$B$18];IF([Rankers.K22]=18;['R'.$B$19];IF([Rankers.K22]=19;['R'.$B$20];IF([Rankers.K22]=20;['R'.$B$21];IF([Rankers.K22]=21;['R'.$B$22];IF([Rankers.K22]=22;['R'.$B$23];IF([Rankers.K22]=23;['R'.$B$24];IF([Rankers.K22]=24;['R'.$B$25];IF([Rankers.K22]=25;['R'.$B$26];IF([Rankers.K22]=26;['R'.$B$27];IF([Rankers.K22]=27;['R'.$B$28];IF([Rankers.K22]=28;['R'.$B$29];IF([Rankers.K22]=29;['R'.$B$30];IF([Rankers.K22]=30;['R'.$B$31];IF([Rankers.K22]=31;['R'.$B$32];IF([Rankers.K22]=32;['R'.$B$33];IF([Rankers.K22]=33;['R'.$B$34];IF([Rankers.K22]=34;['R'.$B$35];IF([Rankers.K22]=35;['R'.$B$36];IF([Rankers.K22]=36;['R'.$B$37];IF([Rankers.K22]=0;0;['R'.J58])))))))))))))))))))))))))))))))))))))" table:style-name="ce12">
            <text:p>22</text:p>
          </table:table-cell>
          <table:table-cell office:value-type="float" office:value="26" table:formula="of:=IF([Rankers.L22]=1;['R'.$B$2];IF([Rankers.L22]=2;['R'.$B$3];IF([Rankers.L22]=3;['R'.$B$4];IF([Rankers.L22]=4;['R'.$B$5];IF([Rankers.L22]=5;['R'.$B$6];IF([Rankers.L22]=6;['R'.$B$7];IF([Rankers.L22]=7;['R'.$B$8];IF([Rankers.L22]=8;['R'.$B$9];IF([Rankers.L22]=9;['R'.$B$10];IF([Rankers.L22]=10;['R'.$B$11];IF([Rankers.L22]=11;['R'.$B$12];IF([Rankers.L22]=12;['R'.$B$13];IF([Rankers.L22]=13;['R'.$B$14];IF([Rankers.L22]=14;['R'.$B$15];IF([Rankers.L22]=15;['R'.$B$16];IF([Rankers.L22]=16;['R'.$B$17];IF([Rankers.L22]=17;['R'.$B$18];IF([Rankers.L22]=18;['R'.$B$19];IF([Rankers.L22]=19;['R'.$B$20];IF([Rankers.L22]=20;['R'.$B$21];IF([Rankers.L22]=21;['R'.$B$22];IF([Rankers.L22]=22;['R'.$B$23];IF([Rankers.L22]=23;['R'.$B$24];IF([Rankers.L22]=24;['R'.$B$25];IF([Rankers.L22]=25;['R'.$B$26];IF([Rankers.L22]=26;['R'.$B$27];IF([Rankers.L22]=27;['R'.$B$28];IF([Rankers.L22]=28;['R'.$B$29];IF([Rankers.L22]=29;['R'.$B$30];IF([Rankers.L22]=30;['R'.$B$31];IF([Rankers.L22]=31;['R'.$B$32];IF([Rankers.L22]=32;['R'.$B$33];IF([Rankers.L22]=33;['R'.$B$34];IF([Rankers.L22]=34;['R'.$B$35];IF([Rankers.L22]=35;['R'.$B$36];IF([Rankers.L22]=36;['R'.$B$37];IF([Rankers.L22]=0;0;['R'.K58])))))))))))))))))))))))))))))))))))))" table:style-name="ce34">
            <text:p>26</text:p>
          </table:table-cell>
          <table:table-cell office:value-type="float" office:value="34" table:formula="of:=IF([Rankers.M22]=1;['R'.$B$2];IF([Rankers.M22]=2;['R'.$B$3];IF([Rankers.M22]=3;['R'.$B$4];IF([Rankers.M22]=4;['R'.$B$5];IF([Rankers.M22]=5;['R'.$B$6];IF([Rankers.M22]=6;['R'.$B$7];IF([Rankers.M22]=7;['R'.$B$8];IF([Rankers.M22]=8;['R'.$B$9];IF([Rankers.M22]=9;['R'.$B$10];IF([Rankers.M22]=10;['R'.$B$11];IF([Rankers.M22]=11;['R'.$B$12];IF([Rankers.M22]=12;['R'.$B$13];IF([Rankers.M22]=13;['R'.$B$14];IF([Rankers.M22]=14;['R'.$B$15];IF([Rankers.M22]=15;['R'.$B$16];IF([Rankers.M22]=16;['R'.$B$17];IF([Rankers.M22]=17;['R'.$B$18];IF([Rankers.M22]=18;['R'.$B$19];IF([Rankers.M22]=19;['R'.$B$20];IF([Rankers.M22]=20;['R'.$B$21];IF([Rankers.M22]=21;['R'.$B$22];IF([Rankers.M22]=22;['R'.$B$23];IF([Rankers.M22]=23;['R'.$B$24];IF([Rankers.M22]=24;['R'.$B$25];IF([Rankers.M22]=25;['R'.$B$26];IF([Rankers.M22]=26;['R'.$B$27];IF([Rankers.M22]=27;['R'.$B$28];IF([Rankers.M22]=28;['R'.$B$29];IF([Rankers.M22]=29;['R'.$B$30];IF([Rankers.M22]=30;['R'.$B$31];IF([Rankers.M22]=31;['R'.$B$32];IF([Rankers.M22]=32;['R'.$B$33];IF([Rankers.M22]=33;['R'.$B$34];IF([Rankers.M22]=34;['R'.$B$35];IF([Rankers.M22]=35;['R'.$B$36];IF([Rankers.M22]=36;['R'.$B$37];IF([Rankers.M22]=0;0;['R'.L58])))))))))))))))))))))))))))))))))))))" table:style-name="ce12">
            <text:p>34</text:p>
          </table:table-cell>
          <table:table-cell office:value-type="float" office:value="32" table:formula="of:=IF([Rankers.N22]=1;['R'.$B$2];IF([Rankers.N22]=2;['R'.$B$3];IF([Rankers.N22]=3;['R'.$B$4];IF([Rankers.N22]=4;['R'.$B$5];IF([Rankers.N22]=5;['R'.$B$6];IF([Rankers.N22]=6;['R'.$B$7];IF([Rankers.N22]=7;['R'.$B$8];IF([Rankers.N22]=8;['R'.$B$9];IF([Rankers.N22]=9;['R'.$B$10];IF([Rankers.N22]=10;['R'.$B$11];IF([Rankers.N22]=11;['R'.$B$12];IF([Rankers.N22]=12;['R'.$B$13];IF([Rankers.N22]=13;['R'.$B$14];IF([Rankers.N22]=14;['R'.$B$15];IF([Rankers.N22]=15;['R'.$B$16];IF([Rankers.N22]=16;['R'.$B$17];IF([Rankers.N22]=17;['R'.$B$18];IF([Rankers.N22]=18;['R'.$B$19];IF([Rankers.N22]=19;['R'.$B$20];IF([Rankers.N22]=20;['R'.$B$21];IF([Rankers.N22]=21;['R'.$B$22];IF([Rankers.N22]=22;['R'.$B$23];IF([Rankers.N22]=23;['R'.$B$24];IF([Rankers.N22]=24;['R'.$B$25];IF([Rankers.N22]=25;['R'.$B$26];IF([Rankers.N22]=26;['R'.$B$27];IF([Rankers.N22]=27;['R'.$B$28];IF([Rankers.N22]=28;['R'.$B$29];IF([Rankers.N22]=29;['R'.$B$30];IF([Rankers.N22]=30;['R'.$B$31];IF([Rankers.N22]=31;['R'.$B$32];IF([Rankers.N22]=32;['R'.$B$33];IF([Rankers.N22]=33;['R'.$B$34];IF([Rankers.N22]=34;['R'.$B$35];IF([Rankers.N22]=35;['R'.$B$36];IF([Rankers.N22]=36;['R'.$B$37];IF([Rankers.N22]=0;0;['R'.M58])))))))))))))))))))))))))))))))))))))" table:style-name="ce12">
            <text:p>32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2" table:formula="of:=[.A22]+1" table:style-name="ce8">
            <text:p>22</text:p>
          </table:table-cell>
          <table:table-cell office:value-type="string" table:style-name="ce15">
            <text:p>Мараш Ника Валерьевна</text:p>
          </table:table-cell>
          <table:table-cell office:value-type="float" office:value="346" table:formula="of:=SUM([.D23:.ZZ23])" table:style-name="ce35">
            <text:p>346.00</text:p>
          </table:table-cell>
          <table:table-cell office:value-type="float" office:value="26" table:formula="of:=IF([Rankers.C23]=1;['R'.$B$2];IF([Rankers.C23]=2;['R'.$B$3];IF([Rankers.C23]=3;['R'.$B$4];IF([Rankers.C23]=4;['R'.$B$5];IF([Rankers.C23]=5;['R'.$B$6];IF([Rankers.C23]=6;['R'.$B$7];IF([Rankers.C23]=7;['R'.$B$8];IF([Rankers.C23]=8;['R'.$B$9];IF([Rankers.C23]=9;['R'.$B$10];IF([Rankers.C23]=10;['R'.$B$11];IF([Rankers.C23]=11;['R'.$B$12];IF([Rankers.C23]=12;['R'.$B$13];IF([Rankers.C23]=13;['R'.$B$14];IF([Rankers.C23]=14;['R'.$B$15];IF([Rankers.C23]=15;['R'.$B$16];IF([Rankers.C23]=16;['R'.$B$17];IF([Rankers.C23]=17;['R'.$B$18];IF([Rankers.C23]=18;['R'.$B$19];IF([Rankers.C23]=19;['R'.$B$20];IF([Rankers.C23]=20;['R'.$B$21];IF([Rankers.C23]=21;['R'.$B$22];IF([Rankers.C23]=22;['R'.$B$23];IF([Rankers.C23]=23;['R'.$B$24];IF([Rankers.C23]=24;['R'.$B$25];IF([Rankers.C23]=25;['R'.$B$26];IF([Rankers.C23]=26;['R'.$B$27];IF([Rankers.C23]=27;['R'.$B$28];IF([Rankers.C23]=28;['R'.$B$29];IF([Rankers.C23]=29;['R'.$B$30];IF([Rankers.C23]=30;['R'.$B$31];IF([Rankers.C23]=31;['R'.$B$32];IF([Rankers.C23]=32;['R'.$B$33];IF([Rankers.C23]=33;['R'.$B$34];IF([Rankers.C23]=34;['R'.$B$35];IF([Rankers.C23]=35;['R'.$B$36];IF([Rankers.C23]=36;['R'.$B$37];IF([Rankers.C23]=0;0;['R'.B59])))))))))))))))))))))))))))))))))))))" table:style-name="ce11">
            <text:p>26</text:p>
          </table:table-cell>
          <table:table-cell office:value-type="float" office:value="27" table:formula="of:=IF([Rankers.D23]=1;['R'.$B$2];IF([Rankers.D23]=2;['R'.$B$3];IF([Rankers.D23]=3;['R'.$B$4];IF([Rankers.D23]=4;['R'.$B$5];IF([Rankers.D23]=5;['R'.$B$6];IF([Rankers.D23]=6;['R'.$B$7];IF([Rankers.D23]=7;['R'.$B$8];IF([Rankers.D23]=8;['R'.$B$9];IF([Rankers.D23]=9;['R'.$B$10];IF([Rankers.D23]=10;['R'.$B$11];IF([Rankers.D23]=11;['R'.$B$12];IF([Rankers.D23]=12;['R'.$B$13];IF([Rankers.D23]=13;['R'.$B$14];IF([Rankers.D23]=14;['R'.$B$15];IF([Rankers.D23]=15;['R'.$B$16];IF([Rankers.D23]=16;['R'.$B$17];IF([Rankers.D23]=17;['R'.$B$18];IF([Rankers.D23]=18;['R'.$B$19];IF([Rankers.D23]=19;['R'.$B$20];IF([Rankers.D23]=20;['R'.$B$21];IF([Rankers.D23]=21;['R'.$B$22];IF([Rankers.D23]=22;['R'.$B$23];IF([Rankers.D23]=23;['R'.$B$24];IF([Rankers.D23]=24;['R'.$B$25];IF([Rankers.D23]=25;['R'.$B$26];IF([Rankers.D23]=26;['R'.$B$27];IF([Rankers.D23]=27;['R'.$B$28];IF([Rankers.D23]=28;['R'.$B$29];IF([Rankers.D23]=29;['R'.$B$30];IF([Rankers.D23]=30;['R'.$B$31];IF([Rankers.D23]=31;['R'.$B$32];IF([Rankers.D23]=32;['R'.$B$33];IF([Rankers.D23]=33;['R'.$B$34];IF([Rankers.D23]=34;['R'.$B$35];IF([Rankers.D23]=35;['R'.$B$36];IF([Rankers.D23]=36;['R'.$B$37];IF([Rankers.D23]=0;0;['R'.C59])))))))))))))))))))))))))))))))))))))" table:style-name="ce11">
            <text:p>27</text:p>
          </table:table-cell>
          <table:table-cell office:value-type="float" office:value="21" table:formula="of:=IF([Rankers.E23]=1;['R'.$B$2];IF([Rankers.E23]=2;['R'.$B$3];IF([Rankers.E23]=3;['R'.$B$4];IF([Rankers.E23]=4;['R'.$B$5];IF([Rankers.E23]=5;['R'.$B$6];IF([Rankers.E23]=6;['R'.$B$7];IF([Rankers.E23]=7;['R'.$B$8];IF([Rankers.E23]=8;['R'.$B$9];IF([Rankers.E23]=9;['R'.$B$10];IF([Rankers.E23]=10;['R'.$B$11];IF([Rankers.E23]=11;['R'.$B$12];IF([Rankers.E23]=12;['R'.$B$13];IF([Rankers.E23]=13;['R'.$B$14];IF([Rankers.E23]=14;['R'.$B$15];IF([Rankers.E23]=15;['R'.$B$16];IF([Rankers.E23]=16;['R'.$B$17];IF([Rankers.E23]=17;['R'.$B$18];IF([Rankers.E23]=18;['R'.$B$19];IF([Rankers.E23]=19;['R'.$B$20];IF([Rankers.E23]=20;['R'.$B$21];IF([Rankers.E23]=21;['R'.$B$22];IF([Rankers.E23]=22;['R'.$B$23];IF([Rankers.E23]=23;['R'.$B$24];IF([Rankers.E23]=24;['R'.$B$25];IF([Rankers.E23]=25;['R'.$B$26];IF([Rankers.E23]=26;['R'.$B$27];IF([Rankers.E23]=27;['R'.$B$28];IF([Rankers.E23]=28;['R'.$B$29];IF([Rankers.E23]=29;['R'.$B$30];IF([Rankers.E23]=30;['R'.$B$31];IF([Rankers.E23]=31;['R'.$B$32];IF([Rankers.E23]=32;['R'.$B$33];IF([Rankers.E23]=33;['R'.$B$34];IF([Rankers.E23]=34;['R'.$B$35];IF([Rankers.E23]=35;['R'.$B$36];IF([Rankers.E23]=36;['R'.$B$37];IF([Rankers.E23]=0;0;['R'.D59])))))))))))))))))))))))))))))))))))))" table:style-name="ce11">
            <text:p>21</text:p>
          </table:table-cell>
          <table:table-cell office:value-type="float" office:value="24" table:formula="of:=IF([Rankers.F23]=1;['R'.$B$2];IF([Rankers.F23]=2;['R'.$B$3];IF([Rankers.F23]=3;['R'.$B$4];IF([Rankers.F23]=4;['R'.$B$5];IF([Rankers.F23]=5;['R'.$B$6];IF([Rankers.F23]=6;['R'.$B$7];IF([Rankers.F23]=7;['R'.$B$8];IF([Rankers.F23]=8;['R'.$B$9];IF([Rankers.F23]=9;['R'.$B$10];IF([Rankers.F23]=10;['R'.$B$11];IF([Rankers.F23]=11;['R'.$B$12];IF([Rankers.F23]=12;['R'.$B$13];IF([Rankers.F23]=13;['R'.$B$14];IF([Rankers.F23]=14;['R'.$B$15];IF([Rankers.F23]=15;['R'.$B$16];IF([Rankers.F23]=16;['R'.$B$17];IF([Rankers.F23]=17;['R'.$B$18];IF([Rankers.F23]=18;['R'.$B$19];IF([Rankers.F23]=19;['R'.$B$20];IF([Rankers.F23]=20;['R'.$B$21];IF([Rankers.F23]=21;['R'.$B$22];IF([Rankers.F23]=22;['R'.$B$23];IF([Rankers.F23]=23;['R'.$B$24];IF([Rankers.F23]=24;['R'.$B$25];IF([Rankers.F23]=25;['R'.$B$26];IF([Rankers.F23]=26;['R'.$B$27];IF([Rankers.F23]=27;['R'.$B$28];IF([Rankers.F23]=28;['R'.$B$29];IF([Rankers.F23]=29;['R'.$B$30];IF([Rankers.F23]=30;['R'.$B$31];IF([Rankers.F23]=31;['R'.$B$32];IF([Rankers.F23]=32;['R'.$B$33];IF([Rankers.F23]=33;['R'.$B$34];IF([Rankers.F23]=34;['R'.$B$35];IF([Rankers.F23]=35;['R'.$B$36];IF([Rankers.F23]=36;['R'.$B$37];IF([Rankers.F23]=0;0;['R'.E59])))))))))))))))))))))))))))))))))))))" table:style-name="ce11">
            <text:p>24</text:p>
          </table:table-cell>
          <table:table-cell office:value-type="float" office:value="36" table:formula="of:=IF([Rankers.G23]=1;['R'.$B$2];IF([Rankers.G23]=2;['R'.$B$3];IF([Rankers.G23]=3;['R'.$B$4];IF([Rankers.G23]=4;['R'.$B$5];IF([Rankers.G23]=5;['R'.$B$6];IF([Rankers.G23]=6;['R'.$B$7];IF([Rankers.G23]=7;['R'.$B$8];IF([Rankers.G23]=8;['R'.$B$9];IF([Rankers.G23]=9;['R'.$B$10];IF([Rankers.G23]=10;['R'.$B$11];IF([Rankers.G23]=11;['R'.$B$12];IF([Rankers.G23]=12;['R'.$B$13];IF([Rankers.G23]=13;['R'.$B$14];IF([Rankers.G23]=14;['R'.$B$15];IF([Rankers.G23]=15;['R'.$B$16];IF([Rankers.G23]=16;['R'.$B$17];IF([Rankers.G23]=17;['R'.$B$18];IF([Rankers.G23]=18;['R'.$B$19];IF([Rankers.G23]=19;['R'.$B$20];IF([Rankers.G23]=20;['R'.$B$21];IF([Rankers.G23]=21;['R'.$B$22];IF([Rankers.G23]=22;['R'.$B$23];IF([Rankers.G23]=23;['R'.$B$24];IF([Rankers.G23]=24;['R'.$B$25];IF([Rankers.G23]=25;['R'.$B$26];IF([Rankers.G23]=26;['R'.$B$27];IF([Rankers.G23]=27;['R'.$B$28];IF([Rankers.G23]=28;['R'.$B$29];IF([Rankers.G23]=29;['R'.$B$30];IF([Rankers.G23]=30;['R'.$B$31];IF([Rankers.G23]=31;['R'.$B$32];IF([Rankers.G23]=32;['R'.$B$33];IF([Rankers.G23]=33;['R'.$B$34];IF([Rankers.G23]=34;['R'.$B$35];IF([Rankers.G23]=35;['R'.$B$36];IF([Rankers.G23]=36;['R'.$B$37];IF([Rankers.G23]=0;0;['R'.F59])))))))))))))))))))))))))))))))))))))" table:style-name="ce11">
            <text:p>36</text:p>
          </table:table-cell>
          <table:table-cell office:value-type="float" office:value="30" table:formula="of:=IF([Rankers.H23]=1;['R'.$B$2];IF([Rankers.H23]=2;['R'.$B$3];IF([Rankers.H23]=3;['R'.$B$4];IF([Rankers.H23]=4;['R'.$B$5];IF([Rankers.H23]=5;['R'.$B$6];IF([Rankers.H23]=6;['R'.$B$7];IF([Rankers.H23]=7;['R'.$B$8];IF([Rankers.H23]=8;['R'.$B$9];IF([Rankers.H23]=9;['R'.$B$10];IF([Rankers.H23]=10;['R'.$B$11];IF([Rankers.H23]=11;['R'.$B$12];IF([Rankers.H23]=12;['R'.$B$13];IF([Rankers.H23]=13;['R'.$B$14];IF([Rankers.H23]=14;['R'.$B$15];IF([Rankers.H23]=15;['R'.$B$16];IF([Rankers.H23]=16;['R'.$B$17];IF([Rankers.H23]=17;['R'.$B$18];IF([Rankers.H23]=18;['R'.$B$19];IF([Rankers.H23]=19;['R'.$B$20];IF([Rankers.H23]=20;['R'.$B$21];IF([Rankers.H23]=21;['R'.$B$22];IF([Rankers.H23]=22;['R'.$B$23];IF([Rankers.H23]=23;['R'.$B$24];IF([Rankers.H23]=24;['R'.$B$25];IF([Rankers.H23]=25;['R'.$B$26];IF([Rankers.H23]=26;['R'.$B$27];IF([Rankers.H23]=27;['R'.$B$28];IF([Rankers.H23]=28;['R'.$B$29];IF([Rankers.H23]=29;['R'.$B$30];IF([Rankers.H23]=30;['R'.$B$31];IF([Rankers.H23]=31;['R'.$B$32];IF([Rankers.H23]=32;['R'.$B$33];IF([Rankers.H23]=33;['R'.$B$34];IF([Rankers.H23]=34;['R'.$B$35];IF([Rankers.H23]=35;['R'.$B$36];IF([Rankers.H23]=36;['R'.$B$37];IF([Rankers.H23]=0;0;['R'.G59])))))))))))))))))))))))))))))))))))))" table:style-name="ce11">
            <text:p>30</text:p>
          </table:table-cell>
          <table:table-cell office:value-type="float" office:value="36" table:formula="of:=IF([Rankers.I23]=1;['R'.$B$2];IF([Rankers.I23]=2;['R'.$B$3];IF([Rankers.I23]=3;['R'.$B$4];IF([Rankers.I23]=4;['R'.$B$5];IF([Rankers.I23]=5;['R'.$B$6];IF([Rankers.I23]=6;['R'.$B$7];IF([Rankers.I23]=7;['R'.$B$8];IF([Rankers.I23]=8;['R'.$B$9];IF([Rankers.I23]=9;['R'.$B$10];IF([Rankers.I23]=10;['R'.$B$11];IF([Rankers.I23]=11;['R'.$B$12];IF([Rankers.I23]=12;['R'.$B$13];IF([Rankers.I23]=13;['R'.$B$14];IF([Rankers.I23]=14;['R'.$B$15];IF([Rankers.I23]=15;['R'.$B$16];IF([Rankers.I23]=16;['R'.$B$17];IF([Rankers.I23]=17;['R'.$B$18];IF([Rankers.I23]=18;['R'.$B$19];IF([Rankers.I23]=19;['R'.$B$20];IF([Rankers.I23]=20;['R'.$B$21];IF([Rankers.I23]=21;['R'.$B$22];IF([Rankers.I23]=22;['R'.$B$23];IF([Rankers.I23]=23;['R'.$B$24];IF([Rankers.I23]=24;['R'.$B$25];IF([Rankers.I23]=25;['R'.$B$26];IF([Rankers.I23]=26;['R'.$B$27];IF([Rankers.I23]=27;['R'.$B$28];IF([Rankers.I23]=28;['R'.$B$29];IF([Rankers.I23]=29;['R'.$B$30];IF([Rankers.I23]=30;['R'.$B$31];IF([Rankers.I23]=31;['R'.$B$32];IF([Rankers.I23]=32;['R'.$B$33];IF([Rankers.I23]=33;['R'.$B$34];IF([Rankers.I23]=34;['R'.$B$35];IF([Rankers.I23]=35;['R'.$B$36];IF([Rankers.I23]=36;['R'.$B$37];IF([Rankers.I23]=0;0;['R'.H59])))))))))))))))))))))))))))))))))))))" table:style-name="ce11">
            <text:p>36</text:p>
          </table:table-cell>
          <table:table-cell office:value-type="float" office:value="29" table:formula="of:=IF([Rankers.J23]=1;['R'.$B$2];IF([Rankers.J23]=2;['R'.$B$3];IF([Rankers.J23]=3;['R'.$B$4];IF([Rankers.J23]=4;['R'.$B$5];IF([Rankers.J23]=5;['R'.$B$6];IF([Rankers.J23]=6;['R'.$B$7];IF([Rankers.J23]=7;['R'.$B$8];IF([Rankers.J23]=8;['R'.$B$9];IF([Rankers.J23]=9;['R'.$B$10];IF([Rankers.J23]=10;['R'.$B$11];IF([Rankers.J23]=11;['R'.$B$12];IF([Rankers.J23]=12;['R'.$B$13];IF([Rankers.J23]=13;['R'.$B$14];IF([Rankers.J23]=14;['R'.$B$15];IF([Rankers.J23]=15;['R'.$B$16];IF([Rankers.J23]=16;['R'.$B$17];IF([Rankers.J23]=17;['R'.$B$18];IF([Rankers.J23]=18;['R'.$B$19];IF([Rankers.J23]=19;['R'.$B$20];IF([Rankers.J23]=20;['R'.$B$21];IF([Rankers.J23]=21;['R'.$B$22];IF([Rankers.J23]=22;['R'.$B$23];IF([Rankers.J23]=23;['R'.$B$24];IF([Rankers.J23]=24;['R'.$B$25];IF([Rankers.J23]=25;['R'.$B$26];IF([Rankers.J23]=26;['R'.$B$27];IF([Rankers.J23]=27;['R'.$B$28];IF([Rankers.J23]=28;['R'.$B$29];IF([Rankers.J23]=29;['R'.$B$30];IF([Rankers.J23]=30;['R'.$B$31];IF([Rankers.J23]=31;['R'.$B$32];IF([Rankers.J23]=32;['R'.$B$33];IF([Rankers.J23]=33;['R'.$B$34];IF([Rankers.J23]=34;['R'.$B$35];IF([Rankers.J23]=35;['R'.$B$36];IF([Rankers.J23]=36;['R'.$B$37];IF([Rankers.J23]=0;0;['R'.I59])))))))))))))))))))))))))))))))))))))" table:style-name="ce11">
            <text:p>29</text:p>
          </table:table-cell>
          <table:table-cell office:value-type="float" office:value="28" table:formula="of:=IF([Rankers.K23]=1;['R'.$B$2];IF([Rankers.K23]=2;['R'.$B$3];IF([Rankers.K23]=3;['R'.$B$4];IF([Rankers.K23]=4;['R'.$B$5];IF([Rankers.K23]=5;['R'.$B$6];IF([Rankers.K23]=6;['R'.$B$7];IF([Rankers.K23]=7;['R'.$B$8];IF([Rankers.K23]=8;['R'.$B$9];IF([Rankers.K23]=9;['R'.$B$10];IF([Rankers.K23]=10;['R'.$B$11];IF([Rankers.K23]=11;['R'.$B$12];IF([Rankers.K23]=12;['R'.$B$13];IF([Rankers.K23]=13;['R'.$B$14];IF([Rankers.K23]=14;['R'.$B$15];IF([Rankers.K23]=15;['R'.$B$16];IF([Rankers.K23]=16;['R'.$B$17];IF([Rankers.K23]=17;['R'.$B$18];IF([Rankers.K23]=18;['R'.$B$19];IF([Rankers.K23]=19;['R'.$B$20];IF([Rankers.K23]=20;['R'.$B$21];IF([Rankers.K23]=21;['R'.$B$22];IF([Rankers.K23]=22;['R'.$B$23];IF([Rankers.K23]=23;['R'.$B$24];IF([Rankers.K23]=24;['R'.$B$25];IF([Rankers.K23]=25;['R'.$B$26];IF([Rankers.K23]=26;['R'.$B$27];IF([Rankers.K23]=27;['R'.$B$28];IF([Rankers.K23]=28;['R'.$B$29];IF([Rankers.K23]=29;['R'.$B$30];IF([Rankers.K23]=30;['R'.$B$31];IF([Rankers.K23]=31;['R'.$B$32];IF([Rankers.K23]=32;['R'.$B$33];IF([Rankers.K23]=33;['R'.$B$34];IF([Rankers.K23]=34;['R'.$B$35];IF([Rankers.K23]=35;['R'.$B$36];IF([Rankers.K23]=36;['R'.$B$37];IF([Rankers.K23]=0;0;['R'.J59])))))))))))))))))))))))))))))))))))))" table:style-name="ce12">
            <text:p>28</text:p>
          </table:table-cell>
          <table:table-cell office:value-type="float" office:value="33" table:formula="of:=IF([Rankers.L23]=1;['R'.$B$2];IF([Rankers.L23]=2;['R'.$B$3];IF([Rankers.L23]=3;['R'.$B$4];IF([Rankers.L23]=4;['R'.$B$5];IF([Rankers.L23]=5;['R'.$B$6];IF([Rankers.L23]=6;['R'.$B$7];IF([Rankers.L23]=7;['R'.$B$8];IF([Rankers.L23]=8;['R'.$B$9];IF([Rankers.L23]=9;['R'.$B$10];IF([Rankers.L23]=10;['R'.$B$11];IF([Rankers.L23]=11;['R'.$B$12];IF([Rankers.L23]=12;['R'.$B$13];IF([Rankers.L23]=13;['R'.$B$14];IF([Rankers.L23]=14;['R'.$B$15];IF([Rankers.L23]=15;['R'.$B$16];IF([Rankers.L23]=16;['R'.$B$17];IF([Rankers.L23]=17;['R'.$B$18];IF([Rankers.L23]=18;['R'.$B$19];IF([Rankers.L23]=19;['R'.$B$20];IF([Rankers.L23]=20;['R'.$B$21];IF([Rankers.L23]=21;['R'.$B$22];IF([Rankers.L23]=22;['R'.$B$23];IF([Rankers.L23]=23;['R'.$B$24];IF([Rankers.L23]=24;['R'.$B$25];IF([Rankers.L23]=25;['R'.$B$26];IF([Rankers.L23]=26;['R'.$B$27];IF([Rankers.L23]=27;['R'.$B$28];IF([Rankers.L23]=28;['R'.$B$29];IF([Rankers.L23]=29;['R'.$B$30];IF([Rankers.L23]=30;['R'.$B$31];IF([Rankers.L23]=31;['R'.$B$32];IF([Rankers.L23]=32;['R'.$B$33];IF([Rankers.L23]=33;['R'.$B$34];IF([Rankers.L23]=34;['R'.$B$35];IF([Rankers.L23]=35;['R'.$B$36];IF([Rankers.L23]=36;['R'.$B$37];IF([Rankers.L23]=0;0;['R'.K59])))))))))))))))))))))))))))))))))))))" table:style-name="ce34">
            <text:p>33</text:p>
          </table:table-cell>
          <table:table-cell office:value-type="float" office:value="32" table:formula="of:=IF([Rankers.M23]=1;['R'.$B$2];IF([Rankers.M23]=2;['R'.$B$3];IF([Rankers.M23]=3;['R'.$B$4];IF([Rankers.M23]=4;['R'.$B$5];IF([Rankers.M23]=5;['R'.$B$6];IF([Rankers.M23]=6;['R'.$B$7];IF([Rankers.M23]=7;['R'.$B$8];IF([Rankers.M23]=8;['R'.$B$9];IF([Rankers.M23]=9;['R'.$B$10];IF([Rankers.M23]=10;['R'.$B$11];IF([Rankers.M23]=11;['R'.$B$12];IF([Rankers.M23]=12;['R'.$B$13];IF([Rankers.M23]=13;['R'.$B$14];IF([Rankers.M23]=14;['R'.$B$15];IF([Rankers.M23]=15;['R'.$B$16];IF([Rankers.M23]=16;['R'.$B$17];IF([Rankers.M23]=17;['R'.$B$18];IF([Rankers.M23]=18;['R'.$B$19];IF([Rankers.M23]=19;['R'.$B$20];IF([Rankers.M23]=20;['R'.$B$21];IF([Rankers.M23]=21;['R'.$B$22];IF([Rankers.M23]=22;['R'.$B$23];IF([Rankers.M23]=23;['R'.$B$24];IF([Rankers.M23]=24;['R'.$B$25];IF([Rankers.M23]=25;['R'.$B$26];IF([Rankers.M23]=26;['R'.$B$27];IF([Rankers.M23]=27;['R'.$B$28];IF([Rankers.M23]=28;['R'.$B$29];IF([Rankers.M23]=29;['R'.$B$30];IF([Rankers.M23]=30;['R'.$B$31];IF([Rankers.M23]=31;['R'.$B$32];IF([Rankers.M23]=32;['R'.$B$33];IF([Rankers.M23]=33;['R'.$B$34];IF([Rankers.M23]=34;['R'.$B$35];IF([Rankers.M23]=35;['R'.$B$36];IF([Rankers.M23]=36;['R'.$B$37];IF([Rankers.M23]=0;0;['R'.L59])))))))))))))))))))))))))))))))))))))" table:style-name="ce12">
            <text:p>32</text:p>
          </table:table-cell>
          <table:table-cell office:value-type="float" office:value="24" table:formula="of:=IF([Rankers.N23]=1;['R'.$B$2];IF([Rankers.N23]=2;['R'.$B$3];IF([Rankers.N23]=3;['R'.$B$4];IF([Rankers.N23]=4;['R'.$B$5];IF([Rankers.N23]=5;['R'.$B$6];IF([Rankers.N23]=6;['R'.$B$7];IF([Rankers.N23]=7;['R'.$B$8];IF([Rankers.N23]=8;['R'.$B$9];IF([Rankers.N23]=9;['R'.$B$10];IF([Rankers.N23]=10;['R'.$B$11];IF([Rankers.N23]=11;['R'.$B$12];IF([Rankers.N23]=12;['R'.$B$13];IF([Rankers.N23]=13;['R'.$B$14];IF([Rankers.N23]=14;['R'.$B$15];IF([Rankers.N23]=15;['R'.$B$16];IF([Rankers.N23]=16;['R'.$B$17];IF([Rankers.N23]=17;['R'.$B$18];IF([Rankers.N23]=18;['R'.$B$19];IF([Rankers.N23]=19;['R'.$B$20];IF([Rankers.N23]=20;['R'.$B$21];IF([Rankers.N23]=21;['R'.$B$22];IF([Rankers.N23]=22;['R'.$B$23];IF([Rankers.N23]=23;['R'.$B$24];IF([Rankers.N23]=24;['R'.$B$25];IF([Rankers.N23]=25;['R'.$B$26];IF([Rankers.N23]=26;['R'.$B$27];IF([Rankers.N23]=27;['R'.$B$28];IF([Rankers.N23]=28;['R'.$B$29];IF([Rankers.N23]=29;['R'.$B$30];IF([Rankers.N23]=30;['R'.$B$31];IF([Rankers.N23]=31;['R'.$B$32];IF([Rankers.N23]=32;['R'.$B$33];IF([Rankers.N23]=33;['R'.$B$34];IF([Rankers.N23]=34;['R'.$B$35];IF([Rankers.N23]=35;['R'.$B$36];IF([Rankers.N23]=36;['R'.$B$37];IF([Rankers.N23]=0;0;['R'.M59])))))))))))))))))))))))))))))))))))))" table:style-name="ce12">
            <text:p>24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3" table:formula="of:=[.A23]+1" table:style-name="ce8">
            <text:p>23</text:p>
          </table:table-cell>
          <table:table-cell office:value-type="string" table:style-name="ce15">
            <text:p>Морева Елена Владимировна</text:p>
          </table:table-cell>
          <table:table-cell office:value-type="float" office:value="278" table:formula="of:=SUM([.D24:.ZZ24])" table:style-name="ce35">
            <text:p>278.00</text:p>
          </table:table-cell>
          <table:table-cell office:value-type="float" office:value="16" table:formula="of:=IF([Rankers.C24]=1;['R'.$B$2];IF([Rankers.C24]=2;['R'.$B$3];IF([Rankers.C24]=3;['R'.$B$4];IF([Rankers.C24]=4;['R'.$B$5];IF([Rankers.C24]=5;['R'.$B$6];IF([Rankers.C24]=6;['R'.$B$7];IF([Rankers.C24]=7;['R'.$B$8];IF([Rankers.C24]=8;['R'.$B$9];IF([Rankers.C24]=9;['R'.$B$10];IF([Rankers.C24]=10;['R'.$B$11];IF([Rankers.C24]=11;['R'.$B$12];IF([Rankers.C24]=12;['R'.$B$13];IF([Rankers.C24]=13;['R'.$B$14];IF([Rankers.C24]=14;['R'.$B$15];IF([Rankers.C24]=15;['R'.$B$16];IF([Rankers.C24]=16;['R'.$B$17];IF([Rankers.C24]=17;['R'.$B$18];IF([Rankers.C24]=18;['R'.$B$19];IF([Rankers.C24]=19;['R'.$B$20];IF([Rankers.C24]=20;['R'.$B$21];IF([Rankers.C24]=21;['R'.$B$22];IF([Rankers.C24]=22;['R'.$B$23];IF([Rankers.C24]=23;['R'.$B$24];IF([Rankers.C24]=24;['R'.$B$25];IF([Rankers.C24]=25;['R'.$B$26];IF([Rankers.C24]=26;['R'.$B$27];IF([Rankers.C24]=27;['R'.$B$28];IF([Rankers.C24]=28;['R'.$B$29];IF([Rankers.C24]=29;['R'.$B$30];IF([Rankers.C24]=30;['R'.$B$31];IF([Rankers.C24]=31;['R'.$B$32];IF([Rankers.C24]=32;['R'.$B$33];IF([Rankers.C24]=33;['R'.$B$34];IF([Rankers.C24]=34;['R'.$B$35];IF([Rankers.C24]=35;['R'.$B$36];IF([Rankers.C24]=36;['R'.$B$37];IF([Rankers.C24]=0;0;['R'.B60])))))))))))))))))))))))))))))))))))))" table:style-name="ce11">
            <text:p>16</text:p>
          </table:table-cell>
          <table:table-cell office:value-type="float" office:value="33" table:formula="of:=IF([Rankers.D24]=1;['R'.$B$2];IF([Rankers.D24]=2;['R'.$B$3];IF([Rankers.D24]=3;['R'.$B$4];IF([Rankers.D24]=4;['R'.$B$5];IF([Rankers.D24]=5;['R'.$B$6];IF([Rankers.D24]=6;['R'.$B$7];IF([Rankers.D24]=7;['R'.$B$8];IF([Rankers.D24]=8;['R'.$B$9];IF([Rankers.D24]=9;['R'.$B$10];IF([Rankers.D24]=10;['R'.$B$11];IF([Rankers.D24]=11;['R'.$B$12];IF([Rankers.D24]=12;['R'.$B$13];IF([Rankers.D24]=13;['R'.$B$14];IF([Rankers.D24]=14;['R'.$B$15];IF([Rankers.D24]=15;['R'.$B$16];IF([Rankers.D24]=16;['R'.$B$17];IF([Rankers.D24]=17;['R'.$B$18];IF([Rankers.D24]=18;['R'.$B$19];IF([Rankers.D24]=19;['R'.$B$20];IF([Rankers.D24]=20;['R'.$B$21];IF([Rankers.D24]=21;['R'.$B$22];IF([Rankers.D24]=22;['R'.$B$23];IF([Rankers.D24]=23;['R'.$B$24];IF([Rankers.D24]=24;['R'.$B$25];IF([Rankers.D24]=25;['R'.$B$26];IF([Rankers.D24]=26;['R'.$B$27];IF([Rankers.D24]=27;['R'.$B$28];IF([Rankers.D24]=28;['R'.$B$29];IF([Rankers.D24]=29;['R'.$B$30];IF([Rankers.D24]=30;['R'.$B$31];IF([Rankers.D24]=31;['R'.$B$32];IF([Rankers.D24]=32;['R'.$B$33];IF([Rankers.D24]=33;['R'.$B$34];IF([Rankers.D24]=34;['R'.$B$35];IF([Rankers.D24]=35;['R'.$B$36];IF([Rankers.D24]=36;['R'.$B$37];IF([Rankers.D24]=0;0;['R'.C60])))))))))))))))))))))))))))))))))))))" table:style-name="ce11">
            <text:p>33</text:p>
          </table:table-cell>
          <table:table-cell office:value-type="float" office:value="12" table:formula="of:=IF([Rankers.E24]=1;['R'.$B$2];IF([Rankers.E24]=2;['R'.$B$3];IF([Rankers.E24]=3;['R'.$B$4];IF([Rankers.E24]=4;['R'.$B$5];IF([Rankers.E24]=5;['R'.$B$6];IF([Rankers.E24]=6;['R'.$B$7];IF([Rankers.E24]=7;['R'.$B$8];IF([Rankers.E24]=8;['R'.$B$9];IF([Rankers.E24]=9;['R'.$B$10];IF([Rankers.E24]=10;['R'.$B$11];IF([Rankers.E24]=11;['R'.$B$12];IF([Rankers.E24]=12;['R'.$B$13];IF([Rankers.E24]=13;['R'.$B$14];IF([Rankers.E24]=14;['R'.$B$15];IF([Rankers.E24]=15;['R'.$B$16];IF([Rankers.E24]=16;['R'.$B$17];IF([Rankers.E24]=17;['R'.$B$18];IF([Rankers.E24]=18;['R'.$B$19];IF([Rankers.E24]=19;['R'.$B$20];IF([Rankers.E24]=20;['R'.$B$21];IF([Rankers.E24]=21;['R'.$B$22];IF([Rankers.E24]=22;['R'.$B$23];IF([Rankers.E24]=23;['R'.$B$24];IF([Rankers.E24]=24;['R'.$B$25];IF([Rankers.E24]=25;['R'.$B$26];IF([Rankers.E24]=26;['R'.$B$27];IF([Rankers.E24]=27;['R'.$B$28];IF([Rankers.E24]=28;['R'.$B$29];IF([Rankers.E24]=29;['R'.$B$30];IF([Rankers.E24]=30;['R'.$B$31];IF([Rankers.E24]=31;['R'.$B$32];IF([Rankers.E24]=32;['R'.$B$33];IF([Rankers.E24]=33;['R'.$B$34];IF([Rankers.E24]=34;['R'.$B$35];IF([Rankers.E24]=35;['R'.$B$36];IF([Rankers.E24]=36;['R'.$B$37];IF([Rankers.E24]=0;0;['R'.D60])))))))))))))))))))))))))))))))))))))" table:style-name="ce11">
            <text:p>12</text:p>
          </table:table-cell>
          <table:table-cell office:value-type="float" office:value="25" table:formula="of:=IF([Rankers.F24]=1;['R'.$B$2];IF([Rankers.F24]=2;['R'.$B$3];IF([Rankers.F24]=3;['R'.$B$4];IF([Rankers.F24]=4;['R'.$B$5];IF([Rankers.F24]=5;['R'.$B$6];IF([Rankers.F24]=6;['R'.$B$7];IF([Rankers.F24]=7;['R'.$B$8];IF([Rankers.F24]=8;['R'.$B$9];IF([Rankers.F24]=9;['R'.$B$10];IF([Rankers.F24]=10;['R'.$B$11];IF([Rankers.F24]=11;['R'.$B$12];IF([Rankers.F24]=12;['R'.$B$13];IF([Rankers.F24]=13;['R'.$B$14];IF([Rankers.F24]=14;['R'.$B$15];IF([Rankers.F24]=15;['R'.$B$16];IF([Rankers.F24]=16;['R'.$B$17];IF([Rankers.F24]=17;['R'.$B$18];IF([Rankers.F24]=18;['R'.$B$19];IF([Rankers.F24]=19;['R'.$B$20];IF([Rankers.F24]=20;['R'.$B$21];IF([Rankers.F24]=21;['R'.$B$22];IF([Rankers.F24]=22;['R'.$B$23];IF([Rankers.F24]=23;['R'.$B$24];IF([Rankers.F24]=24;['R'.$B$25];IF([Rankers.F24]=25;['R'.$B$26];IF([Rankers.F24]=26;['R'.$B$27];IF([Rankers.F24]=27;['R'.$B$28];IF([Rankers.F24]=28;['R'.$B$29];IF([Rankers.F24]=29;['R'.$B$30];IF([Rankers.F24]=30;['R'.$B$31];IF([Rankers.F24]=31;['R'.$B$32];IF([Rankers.F24]=32;['R'.$B$33];IF([Rankers.F24]=33;['R'.$B$34];IF([Rankers.F24]=34;['R'.$B$35];IF([Rankers.F24]=35;['R'.$B$36];IF([Rankers.F24]=36;['R'.$B$37];IF([Rankers.F24]=0;0;['R'.E60])))))))))))))))))))))))))))))))))))))" table:style-name="ce11">
            <text:p>25</text:p>
          </table:table-cell>
          <table:table-cell office:value-type="float" office:value="34" table:formula="of:=IF([Rankers.G24]=1;['R'.$B$2];IF([Rankers.G24]=2;['R'.$B$3];IF([Rankers.G24]=3;['R'.$B$4];IF([Rankers.G24]=4;['R'.$B$5];IF([Rankers.G24]=5;['R'.$B$6];IF([Rankers.G24]=6;['R'.$B$7];IF([Rankers.G24]=7;['R'.$B$8];IF([Rankers.G24]=8;['R'.$B$9];IF([Rankers.G24]=9;['R'.$B$10];IF([Rankers.G24]=10;['R'.$B$11];IF([Rankers.G24]=11;['R'.$B$12];IF([Rankers.G24]=12;['R'.$B$13];IF([Rankers.G24]=13;['R'.$B$14];IF([Rankers.G24]=14;['R'.$B$15];IF([Rankers.G24]=15;['R'.$B$16];IF([Rankers.G24]=16;['R'.$B$17];IF([Rankers.G24]=17;['R'.$B$18];IF([Rankers.G24]=18;['R'.$B$19];IF([Rankers.G24]=19;['R'.$B$20];IF([Rankers.G24]=20;['R'.$B$21];IF([Rankers.G24]=21;['R'.$B$22];IF([Rankers.G24]=22;['R'.$B$23];IF([Rankers.G24]=23;['R'.$B$24];IF([Rankers.G24]=24;['R'.$B$25];IF([Rankers.G24]=25;['R'.$B$26];IF([Rankers.G24]=26;['R'.$B$27];IF([Rankers.G24]=27;['R'.$B$28];IF([Rankers.G24]=28;['R'.$B$29];IF([Rankers.G24]=29;['R'.$B$30];IF([Rankers.G24]=30;['R'.$B$31];IF([Rankers.G24]=31;['R'.$B$32];IF([Rankers.G24]=32;['R'.$B$33];IF([Rankers.G24]=33;['R'.$B$34];IF([Rankers.G24]=34;['R'.$B$35];IF([Rankers.G24]=35;['R'.$B$36];IF([Rankers.G24]=36;['R'.$B$37];IF([Rankers.G24]=0;0;['R'.F60])))))))))))))))))))))))))))))))))))))" table:style-name="ce11">
            <text:p>34</text:p>
          </table:table-cell>
          <table:table-cell office:value-type="float" office:value="25" table:formula="of:=IF([Rankers.H24]=1;['R'.$B$2];IF([Rankers.H24]=2;['R'.$B$3];IF([Rankers.H24]=3;['R'.$B$4];IF([Rankers.H24]=4;['R'.$B$5];IF([Rankers.H24]=5;['R'.$B$6];IF([Rankers.H24]=6;['R'.$B$7];IF([Rankers.H24]=7;['R'.$B$8];IF([Rankers.H24]=8;['R'.$B$9];IF([Rankers.H24]=9;['R'.$B$10];IF([Rankers.H24]=10;['R'.$B$11];IF([Rankers.H24]=11;['R'.$B$12];IF([Rankers.H24]=12;['R'.$B$13];IF([Rankers.H24]=13;['R'.$B$14];IF([Rankers.H24]=14;['R'.$B$15];IF([Rankers.H24]=15;['R'.$B$16];IF([Rankers.H24]=16;['R'.$B$17];IF([Rankers.H24]=17;['R'.$B$18];IF([Rankers.H24]=18;['R'.$B$19];IF([Rankers.H24]=19;['R'.$B$20];IF([Rankers.H24]=20;['R'.$B$21];IF([Rankers.H24]=21;['R'.$B$22];IF([Rankers.H24]=22;['R'.$B$23];IF([Rankers.H24]=23;['R'.$B$24];IF([Rankers.H24]=24;['R'.$B$25];IF([Rankers.H24]=25;['R'.$B$26];IF([Rankers.H24]=26;['R'.$B$27];IF([Rankers.H24]=27;['R'.$B$28];IF([Rankers.H24]=28;['R'.$B$29];IF([Rankers.H24]=29;['R'.$B$30];IF([Rankers.H24]=30;['R'.$B$31];IF([Rankers.H24]=31;['R'.$B$32];IF([Rankers.H24]=32;['R'.$B$33];IF([Rankers.H24]=33;['R'.$B$34];IF([Rankers.H24]=34;['R'.$B$35];IF([Rankers.H24]=35;['R'.$B$36];IF([Rankers.H24]=36;['R'.$B$37];IF([Rankers.H24]=0;0;['R'.G60])))))))))))))))))))))))))))))))))))))" table:style-name="ce11">
            <text:p>25</text:p>
          </table:table-cell>
          <table:table-cell office:value-type="float" office:value="35" table:formula="of:=IF([Rankers.I24]=1;['R'.$B$2];IF([Rankers.I24]=2;['R'.$B$3];IF([Rankers.I24]=3;['R'.$B$4];IF([Rankers.I24]=4;['R'.$B$5];IF([Rankers.I24]=5;['R'.$B$6];IF([Rankers.I24]=6;['R'.$B$7];IF([Rankers.I24]=7;['R'.$B$8];IF([Rankers.I24]=8;['R'.$B$9];IF([Rankers.I24]=9;['R'.$B$10];IF([Rankers.I24]=10;['R'.$B$11];IF([Rankers.I24]=11;['R'.$B$12];IF([Rankers.I24]=12;['R'.$B$13];IF([Rankers.I24]=13;['R'.$B$14];IF([Rankers.I24]=14;['R'.$B$15];IF([Rankers.I24]=15;['R'.$B$16];IF([Rankers.I24]=16;['R'.$B$17];IF([Rankers.I24]=17;['R'.$B$18];IF([Rankers.I24]=18;['R'.$B$19];IF([Rankers.I24]=19;['R'.$B$20];IF([Rankers.I24]=20;['R'.$B$21];IF([Rankers.I24]=21;['R'.$B$22];IF([Rankers.I24]=22;['R'.$B$23];IF([Rankers.I24]=23;['R'.$B$24];IF([Rankers.I24]=24;['R'.$B$25];IF([Rankers.I24]=25;['R'.$B$26];IF([Rankers.I24]=26;['R'.$B$27];IF([Rankers.I24]=27;['R'.$B$28];IF([Rankers.I24]=28;['R'.$B$29];IF([Rankers.I24]=29;['R'.$B$30];IF([Rankers.I24]=30;['R'.$B$31];IF([Rankers.I24]=31;['R'.$B$32];IF([Rankers.I24]=32;['R'.$B$33];IF([Rankers.I24]=33;['R'.$B$34];IF([Rankers.I24]=34;['R'.$B$35];IF([Rankers.I24]=35;['R'.$B$36];IF([Rankers.I24]=36;['R'.$B$37];IF([Rankers.I24]=0;0;['R'.H60])))))))))))))))))))))))))))))))))))))" table:style-name="ce11">
            <text:p>35</text:p>
          </table:table-cell>
          <table:table-cell office:value-type="float" office:value="20" table:formula="of:=IF([Rankers.J24]=1;['R'.$B$2];IF([Rankers.J24]=2;['R'.$B$3];IF([Rankers.J24]=3;['R'.$B$4];IF([Rankers.J24]=4;['R'.$B$5];IF([Rankers.J24]=5;['R'.$B$6];IF([Rankers.J24]=6;['R'.$B$7];IF([Rankers.J24]=7;['R'.$B$8];IF([Rankers.J24]=8;['R'.$B$9];IF([Rankers.J24]=9;['R'.$B$10];IF([Rankers.J24]=10;['R'.$B$11];IF([Rankers.J24]=11;['R'.$B$12];IF([Rankers.J24]=12;['R'.$B$13];IF([Rankers.J24]=13;['R'.$B$14];IF([Rankers.J24]=14;['R'.$B$15];IF([Rankers.J24]=15;['R'.$B$16];IF([Rankers.J24]=16;['R'.$B$17];IF([Rankers.J24]=17;['R'.$B$18];IF([Rankers.J24]=18;['R'.$B$19];IF([Rankers.J24]=19;['R'.$B$20];IF([Rankers.J24]=20;['R'.$B$21];IF([Rankers.J24]=21;['R'.$B$22];IF([Rankers.J24]=22;['R'.$B$23];IF([Rankers.J24]=23;['R'.$B$24];IF([Rankers.J24]=24;['R'.$B$25];IF([Rankers.J24]=25;['R'.$B$26];IF([Rankers.J24]=26;['R'.$B$27];IF([Rankers.J24]=27;['R'.$B$28];IF([Rankers.J24]=28;['R'.$B$29];IF([Rankers.J24]=29;['R'.$B$30];IF([Rankers.J24]=30;['R'.$B$31];IF([Rankers.J24]=31;['R'.$B$32];IF([Rankers.J24]=32;['R'.$B$33];IF([Rankers.J24]=33;['R'.$B$34];IF([Rankers.J24]=34;['R'.$B$35];IF([Rankers.J24]=35;['R'.$B$36];IF([Rankers.J24]=36;['R'.$B$37];IF([Rankers.J24]=0;0;['R'.I60])))))))))))))))))))))))))))))))))))))" table:style-name="ce11">
            <text:p>20</text:p>
          </table:table-cell>
          <table:table-cell office:value-type="float" office:value="34" table:formula="of:=IF([Rankers.K24]=1;['R'.$B$2];IF([Rankers.K24]=2;['R'.$B$3];IF([Rankers.K24]=3;['R'.$B$4];IF([Rankers.K24]=4;['R'.$B$5];IF([Rankers.K24]=5;['R'.$B$6];IF([Rankers.K24]=6;['R'.$B$7];IF([Rankers.K24]=7;['R'.$B$8];IF([Rankers.K24]=8;['R'.$B$9];IF([Rankers.K24]=9;['R'.$B$10];IF([Rankers.K24]=10;['R'.$B$11];IF([Rankers.K24]=11;['R'.$B$12];IF([Rankers.K24]=12;['R'.$B$13];IF([Rankers.K24]=13;['R'.$B$14];IF([Rankers.K24]=14;['R'.$B$15];IF([Rankers.K24]=15;['R'.$B$16];IF([Rankers.K24]=16;['R'.$B$17];IF([Rankers.K24]=17;['R'.$B$18];IF([Rankers.K24]=18;['R'.$B$19];IF([Rankers.K24]=19;['R'.$B$20];IF([Rankers.K24]=20;['R'.$B$21];IF([Rankers.K24]=21;['R'.$B$22];IF([Rankers.K24]=22;['R'.$B$23];IF([Rankers.K24]=23;['R'.$B$24];IF([Rankers.K24]=24;['R'.$B$25];IF([Rankers.K24]=25;['R'.$B$26];IF([Rankers.K24]=26;['R'.$B$27];IF([Rankers.K24]=27;['R'.$B$28];IF([Rankers.K24]=28;['R'.$B$29];IF([Rankers.K24]=29;['R'.$B$30];IF([Rankers.K24]=30;['R'.$B$31];IF([Rankers.K24]=31;['R'.$B$32];IF([Rankers.K24]=32;['R'.$B$33];IF([Rankers.K24]=33;['R'.$B$34];IF([Rankers.K24]=34;['R'.$B$35];IF([Rankers.K24]=35;['R'.$B$36];IF([Rankers.K24]=36;['R'.$B$37];IF([Rankers.K24]=0;0;['R'.J60])))))))))))))))))))))))))))))))))))))" table:style-name="ce12">
            <text:p>34</text:p>
          </table:table-cell>
          <table:table-cell office:value-type="float" office:value="21" table:formula="of:=IF([Rankers.L24]=1;['R'.$B$2];IF([Rankers.L24]=2;['R'.$B$3];IF([Rankers.L24]=3;['R'.$B$4];IF([Rankers.L24]=4;['R'.$B$5];IF([Rankers.L24]=5;['R'.$B$6];IF([Rankers.L24]=6;['R'.$B$7];IF([Rankers.L24]=7;['R'.$B$8];IF([Rankers.L24]=8;['R'.$B$9];IF([Rankers.L24]=9;['R'.$B$10];IF([Rankers.L24]=10;['R'.$B$11];IF([Rankers.L24]=11;['R'.$B$12];IF([Rankers.L24]=12;['R'.$B$13];IF([Rankers.L24]=13;['R'.$B$14];IF([Rankers.L24]=14;['R'.$B$15];IF([Rankers.L24]=15;['R'.$B$16];IF([Rankers.L24]=16;['R'.$B$17];IF([Rankers.L24]=17;['R'.$B$18];IF([Rankers.L24]=18;['R'.$B$19];IF([Rankers.L24]=19;['R'.$B$20];IF([Rankers.L24]=20;['R'.$B$21];IF([Rankers.L24]=21;['R'.$B$22];IF([Rankers.L24]=22;['R'.$B$23];IF([Rankers.L24]=23;['R'.$B$24];IF([Rankers.L24]=24;['R'.$B$25];IF([Rankers.L24]=25;['R'.$B$26];IF([Rankers.L24]=26;['R'.$B$27];IF([Rankers.L24]=27;['R'.$B$28];IF([Rankers.L24]=28;['R'.$B$29];IF([Rankers.L24]=29;['R'.$B$30];IF([Rankers.L24]=30;['R'.$B$31];IF([Rankers.L24]=31;['R'.$B$32];IF([Rankers.L24]=32;['R'.$B$33];IF([Rankers.L24]=33;['R'.$B$34];IF([Rankers.L24]=34;['R'.$B$35];IF([Rankers.L24]=35;['R'.$B$36];IF([Rankers.L24]=36;['R'.$B$37];IF([Rankers.L24]=0;0;['R'.K60])))))))))))))))))))))))))))))))))))))" table:style-name="ce34">
            <text:p>21</text:p>
          </table:table-cell>
          <table:table-cell office:value-type="float" office:value="23" table:formula="of:=IF([Rankers.M24]=1;['R'.$B$2];IF([Rankers.M24]=2;['R'.$B$3];IF([Rankers.M24]=3;['R'.$B$4];IF([Rankers.M24]=4;['R'.$B$5];IF([Rankers.M24]=5;['R'.$B$6];IF([Rankers.M24]=6;['R'.$B$7];IF([Rankers.M24]=7;['R'.$B$8];IF([Rankers.M24]=8;['R'.$B$9];IF([Rankers.M24]=9;['R'.$B$10];IF([Rankers.M24]=10;['R'.$B$11];IF([Rankers.M24]=11;['R'.$B$12];IF([Rankers.M24]=12;['R'.$B$13];IF([Rankers.M24]=13;['R'.$B$14];IF([Rankers.M24]=14;['R'.$B$15];IF([Rankers.M24]=15;['R'.$B$16];IF([Rankers.M24]=16;['R'.$B$17];IF([Rankers.M24]=17;['R'.$B$18];IF([Rankers.M24]=18;['R'.$B$19];IF([Rankers.M24]=19;['R'.$B$20];IF([Rankers.M24]=20;['R'.$B$21];IF([Rankers.M24]=21;['R'.$B$22];IF([Rankers.M24]=22;['R'.$B$23];IF([Rankers.M24]=23;['R'.$B$24];IF([Rankers.M24]=24;['R'.$B$25];IF([Rankers.M24]=25;['R'.$B$26];IF([Rankers.M24]=26;['R'.$B$27];IF([Rankers.M24]=27;['R'.$B$28];IF([Rankers.M24]=28;['R'.$B$29];IF([Rankers.M24]=29;['R'.$B$30];IF([Rankers.M24]=30;['R'.$B$31];IF([Rankers.M24]=31;['R'.$B$32];IF([Rankers.M24]=32;['R'.$B$33];IF([Rankers.M24]=33;['R'.$B$34];IF([Rankers.M24]=34;['R'.$B$35];IF([Rankers.M24]=35;['R'.$B$36];IF([Rankers.M24]=36;['R'.$B$37];IF([Rankers.M24]=0;0;['R'.L60])))))))))))))))))))))))))))))))))))))" table:style-name="ce12">
            <text:p>23</text:p>
          </table:table-cell>
          <table:table-cell office:value-type="float" office:value="0" table:formula="of:=IF([Rankers.N24]=1;['R'.$B$2];IF([Rankers.N24]=2;['R'.$B$3];IF([Rankers.N24]=3;['R'.$B$4];IF([Rankers.N24]=4;['R'.$B$5];IF([Rankers.N24]=5;['R'.$B$6];IF([Rankers.N24]=6;['R'.$B$7];IF([Rankers.N24]=7;['R'.$B$8];IF([Rankers.N24]=8;['R'.$B$9];IF([Rankers.N24]=9;['R'.$B$10];IF([Rankers.N24]=10;['R'.$B$11];IF([Rankers.N24]=11;['R'.$B$12];IF([Rankers.N24]=12;['R'.$B$13];IF([Rankers.N24]=13;['R'.$B$14];IF([Rankers.N24]=14;['R'.$B$15];IF([Rankers.N24]=15;['R'.$B$16];IF([Rankers.N24]=16;['R'.$B$17];IF([Rankers.N24]=17;['R'.$B$18];IF([Rankers.N24]=18;['R'.$B$19];IF([Rankers.N24]=19;['R'.$B$20];IF([Rankers.N24]=20;['R'.$B$21];IF([Rankers.N24]=21;['R'.$B$22];IF([Rankers.N24]=22;['R'.$B$23];IF([Rankers.N24]=23;['R'.$B$24];IF([Rankers.N24]=24;['R'.$B$25];IF([Rankers.N24]=25;['R'.$B$26];IF([Rankers.N24]=26;['R'.$B$27];IF([Rankers.N24]=27;['R'.$B$28];IF([Rankers.N24]=28;['R'.$B$29];IF([Rankers.N24]=29;['R'.$B$30];IF([Rankers.N24]=30;['R'.$B$31];IF([Rankers.N24]=31;['R'.$B$32];IF([Rankers.N24]=32;['R'.$B$33];IF([Rankers.N24]=33;['R'.$B$34];IF([Rankers.N24]=34;['R'.$B$35];IF([Rankers.N24]=35;['R'.$B$36];IF([Rankers.N24]=36;['R'.$B$37];IF([Rankers.N24]=0;0;['R'.M60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4" table:formula="of:=[.A24]+1" table:style-name="ce8">
            <text:p>24</text:p>
          </table:table-cell>
          <table:table-cell office:value-type="string" table:style-name="ce15">
            <text:p>Ножкин Максим Александрович</text:p>
          </table:table-cell>
          <table:table-cell office:value-type="float" office:value="222" table:formula="of:=SUM([.D25:.ZZ25])" table:style-name="ce35">
            <text:p>222.00</text:p>
          </table:table-cell>
          <table:table-cell office:value-type="float" office:value="23" table:formula="of:=IF([Rankers.C25]=1;['R'.$B$2];IF([Rankers.C25]=2;['R'.$B$3];IF([Rankers.C25]=3;['R'.$B$4];IF([Rankers.C25]=4;['R'.$B$5];IF([Rankers.C25]=5;['R'.$B$6];IF([Rankers.C25]=6;['R'.$B$7];IF([Rankers.C25]=7;['R'.$B$8];IF([Rankers.C25]=8;['R'.$B$9];IF([Rankers.C25]=9;['R'.$B$10];IF([Rankers.C25]=10;['R'.$B$11];IF([Rankers.C25]=11;['R'.$B$12];IF([Rankers.C25]=12;['R'.$B$13];IF([Rankers.C25]=13;['R'.$B$14];IF([Rankers.C25]=14;['R'.$B$15];IF([Rankers.C25]=15;['R'.$B$16];IF([Rankers.C25]=16;['R'.$B$17];IF([Rankers.C25]=17;['R'.$B$18];IF([Rankers.C25]=18;['R'.$B$19];IF([Rankers.C25]=19;['R'.$B$20];IF([Rankers.C25]=20;['R'.$B$21];IF([Rankers.C25]=21;['R'.$B$22];IF([Rankers.C25]=22;['R'.$B$23];IF([Rankers.C25]=23;['R'.$B$24];IF([Rankers.C25]=24;['R'.$B$25];IF([Rankers.C25]=25;['R'.$B$26];IF([Rankers.C25]=26;['R'.$B$27];IF([Rankers.C25]=27;['R'.$B$28];IF([Rankers.C25]=28;['R'.$B$29];IF([Rankers.C25]=29;['R'.$B$30];IF([Rankers.C25]=30;['R'.$B$31];IF([Rankers.C25]=31;['R'.$B$32];IF([Rankers.C25]=32;['R'.$B$33];IF([Rankers.C25]=33;['R'.$B$34];IF([Rankers.C25]=34;['R'.$B$35];IF([Rankers.C25]=35;['R'.$B$36];IF([Rankers.C25]=36;['R'.$B$37];IF([Rankers.C25]=0;0;['R'.B61])))))))))))))))))))))))))))))))))))))" table:style-name="ce11">
            <text:p>23</text:p>
          </table:table-cell>
          <table:table-cell office:value-type="float" office:value="0" table:formula="of:=IF([Rankers.D25]=1;['R'.$B$2];IF([Rankers.D25]=2;['R'.$B$3];IF([Rankers.D25]=3;['R'.$B$4];IF([Rankers.D25]=4;['R'.$B$5];IF([Rankers.D25]=5;['R'.$B$6];IF([Rankers.D25]=6;['R'.$B$7];IF([Rankers.D25]=7;['R'.$B$8];IF([Rankers.D25]=8;['R'.$B$9];IF([Rankers.D25]=9;['R'.$B$10];IF([Rankers.D25]=10;['R'.$B$11];IF([Rankers.D25]=11;['R'.$B$12];IF([Rankers.D25]=12;['R'.$B$13];IF([Rankers.D25]=13;['R'.$B$14];IF([Rankers.D25]=14;['R'.$B$15];IF([Rankers.D25]=15;['R'.$B$16];IF([Rankers.D25]=16;['R'.$B$17];IF([Rankers.D25]=17;['R'.$B$18];IF([Rankers.D25]=18;['R'.$B$19];IF([Rankers.D25]=19;['R'.$B$20];IF([Rankers.D25]=20;['R'.$B$21];IF([Rankers.D25]=21;['R'.$B$22];IF([Rankers.D25]=22;['R'.$B$23];IF([Rankers.D25]=23;['R'.$B$24];IF([Rankers.D25]=24;['R'.$B$25];IF([Rankers.D25]=25;['R'.$B$26];IF([Rankers.D25]=26;['R'.$B$27];IF([Rankers.D25]=27;['R'.$B$28];IF([Rankers.D25]=28;['R'.$B$29];IF([Rankers.D25]=29;['R'.$B$30];IF([Rankers.D25]=30;['R'.$B$31];IF([Rankers.D25]=31;['R'.$B$32];IF([Rankers.D25]=32;['R'.$B$33];IF([Rankers.D25]=33;['R'.$B$34];IF([Rankers.D25]=34;['R'.$B$35];IF([Rankers.D25]=35;['R'.$B$36];IF([Rankers.D25]=36;['R'.$B$37];IF([Rankers.D25]=0;0;['R'.C61])))))))))))))))))))))))))))))))))))))" table:style-name="ce11">
            <text:p>0</text:p>
          </table:table-cell>
          <table:table-cell office:value-type="float" office:value="14" table:formula="of:=IF([Rankers.E25]=1;['R'.$B$2];IF([Rankers.E25]=2;['R'.$B$3];IF([Rankers.E25]=3;['R'.$B$4];IF([Rankers.E25]=4;['R'.$B$5];IF([Rankers.E25]=5;['R'.$B$6];IF([Rankers.E25]=6;['R'.$B$7];IF([Rankers.E25]=7;['R'.$B$8];IF([Rankers.E25]=8;['R'.$B$9];IF([Rankers.E25]=9;['R'.$B$10];IF([Rankers.E25]=10;['R'.$B$11];IF([Rankers.E25]=11;['R'.$B$12];IF([Rankers.E25]=12;['R'.$B$13];IF([Rankers.E25]=13;['R'.$B$14];IF([Rankers.E25]=14;['R'.$B$15];IF([Rankers.E25]=15;['R'.$B$16];IF([Rankers.E25]=16;['R'.$B$17];IF([Rankers.E25]=17;['R'.$B$18];IF([Rankers.E25]=18;['R'.$B$19];IF([Rankers.E25]=19;['R'.$B$20];IF([Rankers.E25]=20;['R'.$B$21];IF([Rankers.E25]=21;['R'.$B$22];IF([Rankers.E25]=22;['R'.$B$23];IF([Rankers.E25]=23;['R'.$B$24];IF([Rankers.E25]=24;['R'.$B$25];IF([Rankers.E25]=25;['R'.$B$26];IF([Rankers.E25]=26;['R'.$B$27];IF([Rankers.E25]=27;['R'.$B$28];IF([Rankers.E25]=28;['R'.$B$29];IF([Rankers.E25]=29;['R'.$B$30];IF([Rankers.E25]=30;['R'.$B$31];IF([Rankers.E25]=31;['R'.$B$32];IF([Rankers.E25]=32;['R'.$B$33];IF([Rankers.E25]=33;['R'.$B$34];IF([Rankers.E25]=34;['R'.$B$35];IF([Rankers.E25]=35;['R'.$B$36];IF([Rankers.E25]=36;['R'.$B$37];IF([Rankers.E25]=0;0;['R'.D61])))))))))))))))))))))))))))))))))))))" table:style-name="ce11">
            <text:p>14</text:p>
          </table:table-cell>
          <table:table-cell office:value-type="float" office:value="12" table:formula="of:=IF([Rankers.F25]=1;['R'.$B$2];IF([Rankers.F25]=2;['R'.$B$3];IF([Rankers.F25]=3;['R'.$B$4];IF([Rankers.F25]=4;['R'.$B$5];IF([Rankers.F25]=5;['R'.$B$6];IF([Rankers.F25]=6;['R'.$B$7];IF([Rankers.F25]=7;['R'.$B$8];IF([Rankers.F25]=8;['R'.$B$9];IF([Rankers.F25]=9;['R'.$B$10];IF([Rankers.F25]=10;['R'.$B$11];IF([Rankers.F25]=11;['R'.$B$12];IF([Rankers.F25]=12;['R'.$B$13];IF([Rankers.F25]=13;['R'.$B$14];IF([Rankers.F25]=14;['R'.$B$15];IF([Rankers.F25]=15;['R'.$B$16];IF([Rankers.F25]=16;['R'.$B$17];IF([Rankers.F25]=17;['R'.$B$18];IF([Rankers.F25]=18;['R'.$B$19];IF([Rankers.F25]=19;['R'.$B$20];IF([Rankers.F25]=20;['R'.$B$21];IF([Rankers.F25]=21;['R'.$B$22];IF([Rankers.F25]=22;['R'.$B$23];IF([Rankers.F25]=23;['R'.$B$24];IF([Rankers.F25]=24;['R'.$B$25];IF([Rankers.F25]=25;['R'.$B$26];IF([Rankers.F25]=26;['R'.$B$27];IF([Rankers.F25]=27;['R'.$B$28];IF([Rankers.F25]=28;['R'.$B$29];IF([Rankers.F25]=29;['R'.$B$30];IF([Rankers.F25]=30;['R'.$B$31];IF([Rankers.F25]=31;['R'.$B$32];IF([Rankers.F25]=32;['R'.$B$33];IF([Rankers.F25]=33;['R'.$B$34];IF([Rankers.F25]=34;['R'.$B$35];IF([Rankers.F25]=35;['R'.$B$36];IF([Rankers.F25]=36;['R'.$B$37];IF([Rankers.F25]=0;0;['R'.E61])))))))))))))))))))))))))))))))))))))" table:style-name="ce11">
            <text:p>12</text:p>
          </table:table-cell>
          <table:table-cell office:value-type="float" office:value="30" table:formula="of:=IF([Rankers.G25]=1;['R'.$B$2];IF([Rankers.G25]=2;['R'.$B$3];IF([Rankers.G25]=3;['R'.$B$4];IF([Rankers.G25]=4;['R'.$B$5];IF([Rankers.G25]=5;['R'.$B$6];IF([Rankers.G25]=6;['R'.$B$7];IF([Rankers.G25]=7;['R'.$B$8];IF([Rankers.G25]=8;['R'.$B$9];IF([Rankers.G25]=9;['R'.$B$10];IF([Rankers.G25]=10;['R'.$B$11];IF([Rankers.G25]=11;['R'.$B$12];IF([Rankers.G25]=12;['R'.$B$13];IF([Rankers.G25]=13;['R'.$B$14];IF([Rankers.G25]=14;['R'.$B$15];IF([Rankers.G25]=15;['R'.$B$16];IF([Rankers.G25]=16;['R'.$B$17];IF([Rankers.G25]=17;['R'.$B$18];IF([Rankers.G25]=18;['R'.$B$19];IF([Rankers.G25]=19;['R'.$B$20];IF([Rankers.G25]=20;['R'.$B$21];IF([Rankers.G25]=21;['R'.$B$22];IF([Rankers.G25]=22;['R'.$B$23];IF([Rankers.G25]=23;['R'.$B$24];IF([Rankers.G25]=24;['R'.$B$25];IF([Rankers.G25]=25;['R'.$B$26];IF([Rankers.G25]=26;['R'.$B$27];IF([Rankers.G25]=27;['R'.$B$28];IF([Rankers.G25]=28;['R'.$B$29];IF([Rankers.G25]=29;['R'.$B$30];IF([Rankers.G25]=30;['R'.$B$31];IF([Rankers.G25]=31;['R'.$B$32];IF([Rankers.G25]=32;['R'.$B$33];IF([Rankers.G25]=33;['R'.$B$34];IF([Rankers.G25]=34;['R'.$B$35];IF([Rankers.G25]=35;['R'.$B$36];IF([Rankers.G25]=36;['R'.$B$37];IF([Rankers.G25]=0;0;['R'.F61])))))))))))))))))))))))))))))))))))))" table:style-name="ce11">
            <text:p>30</text:p>
          </table:table-cell>
          <table:table-cell office:value-type="float" office:value="29" table:formula="of:=IF([Rankers.H25]=1;['R'.$B$2];IF([Rankers.H25]=2;['R'.$B$3];IF([Rankers.H25]=3;['R'.$B$4];IF([Rankers.H25]=4;['R'.$B$5];IF([Rankers.H25]=5;['R'.$B$6];IF([Rankers.H25]=6;['R'.$B$7];IF([Rankers.H25]=7;['R'.$B$8];IF([Rankers.H25]=8;['R'.$B$9];IF([Rankers.H25]=9;['R'.$B$10];IF([Rankers.H25]=10;['R'.$B$11];IF([Rankers.H25]=11;['R'.$B$12];IF([Rankers.H25]=12;['R'.$B$13];IF([Rankers.H25]=13;['R'.$B$14];IF([Rankers.H25]=14;['R'.$B$15];IF([Rankers.H25]=15;['R'.$B$16];IF([Rankers.H25]=16;['R'.$B$17];IF([Rankers.H25]=17;['R'.$B$18];IF([Rankers.H25]=18;['R'.$B$19];IF([Rankers.H25]=19;['R'.$B$20];IF([Rankers.H25]=20;['R'.$B$21];IF([Rankers.H25]=21;['R'.$B$22];IF([Rankers.H25]=22;['R'.$B$23];IF([Rankers.H25]=23;['R'.$B$24];IF([Rankers.H25]=24;['R'.$B$25];IF([Rankers.H25]=25;['R'.$B$26];IF([Rankers.H25]=26;['R'.$B$27];IF([Rankers.H25]=27;['R'.$B$28];IF([Rankers.H25]=28;['R'.$B$29];IF([Rankers.H25]=29;['R'.$B$30];IF([Rankers.H25]=30;['R'.$B$31];IF([Rankers.H25]=31;['R'.$B$32];IF([Rankers.H25]=32;['R'.$B$33];IF([Rankers.H25]=33;['R'.$B$34];IF([Rankers.H25]=34;['R'.$B$35];IF([Rankers.H25]=35;['R'.$B$36];IF([Rankers.H25]=36;['R'.$B$37];IF([Rankers.H25]=0;0;['R'.G61])))))))))))))))))))))))))))))))))))))" table:style-name="ce11">
            <text:p>29</text:p>
          </table:table-cell>
          <table:table-cell office:value-type="float" office:value="22" table:formula="of:=IF([Rankers.I25]=1;['R'.$B$2];IF([Rankers.I25]=2;['R'.$B$3];IF([Rankers.I25]=3;['R'.$B$4];IF([Rankers.I25]=4;['R'.$B$5];IF([Rankers.I25]=5;['R'.$B$6];IF([Rankers.I25]=6;['R'.$B$7];IF([Rankers.I25]=7;['R'.$B$8];IF([Rankers.I25]=8;['R'.$B$9];IF([Rankers.I25]=9;['R'.$B$10];IF([Rankers.I25]=10;['R'.$B$11];IF([Rankers.I25]=11;['R'.$B$12];IF([Rankers.I25]=12;['R'.$B$13];IF([Rankers.I25]=13;['R'.$B$14];IF([Rankers.I25]=14;['R'.$B$15];IF([Rankers.I25]=15;['R'.$B$16];IF([Rankers.I25]=16;['R'.$B$17];IF([Rankers.I25]=17;['R'.$B$18];IF([Rankers.I25]=18;['R'.$B$19];IF([Rankers.I25]=19;['R'.$B$20];IF([Rankers.I25]=20;['R'.$B$21];IF([Rankers.I25]=21;['R'.$B$22];IF([Rankers.I25]=22;['R'.$B$23];IF([Rankers.I25]=23;['R'.$B$24];IF([Rankers.I25]=24;['R'.$B$25];IF([Rankers.I25]=25;['R'.$B$26];IF([Rankers.I25]=26;['R'.$B$27];IF([Rankers.I25]=27;['R'.$B$28];IF([Rankers.I25]=28;['R'.$B$29];IF([Rankers.I25]=29;['R'.$B$30];IF([Rankers.I25]=30;['R'.$B$31];IF([Rankers.I25]=31;['R'.$B$32];IF([Rankers.I25]=32;['R'.$B$33];IF([Rankers.I25]=33;['R'.$B$34];IF([Rankers.I25]=34;['R'.$B$35];IF([Rankers.I25]=35;['R'.$B$36];IF([Rankers.I25]=36;['R'.$B$37];IF([Rankers.I25]=0;0;['R'.H61])))))))))))))))))))))))))))))))))))))" table:style-name="ce11">
            <text:p>22</text:p>
          </table:table-cell>
          <table:table-cell office:value-type="float" office:value="33" table:formula="of:=IF([Rankers.J25]=1;['R'.$B$2];IF([Rankers.J25]=2;['R'.$B$3];IF([Rankers.J25]=3;['R'.$B$4];IF([Rankers.J25]=4;['R'.$B$5];IF([Rankers.J25]=5;['R'.$B$6];IF([Rankers.J25]=6;['R'.$B$7];IF([Rankers.J25]=7;['R'.$B$8];IF([Rankers.J25]=8;['R'.$B$9];IF([Rankers.J25]=9;['R'.$B$10];IF([Rankers.J25]=10;['R'.$B$11];IF([Rankers.J25]=11;['R'.$B$12];IF([Rankers.J25]=12;['R'.$B$13];IF([Rankers.J25]=13;['R'.$B$14];IF([Rankers.J25]=14;['R'.$B$15];IF([Rankers.J25]=15;['R'.$B$16];IF([Rankers.J25]=16;['R'.$B$17];IF([Rankers.J25]=17;['R'.$B$18];IF([Rankers.J25]=18;['R'.$B$19];IF([Rankers.J25]=19;['R'.$B$20];IF([Rankers.J25]=20;['R'.$B$21];IF([Rankers.J25]=21;['R'.$B$22];IF([Rankers.J25]=22;['R'.$B$23];IF([Rankers.J25]=23;['R'.$B$24];IF([Rankers.J25]=24;['R'.$B$25];IF([Rankers.J25]=25;['R'.$B$26];IF([Rankers.J25]=26;['R'.$B$27];IF([Rankers.J25]=27;['R'.$B$28];IF([Rankers.J25]=28;['R'.$B$29];IF([Rankers.J25]=29;['R'.$B$30];IF([Rankers.J25]=30;['R'.$B$31];IF([Rankers.J25]=31;['R'.$B$32];IF([Rankers.J25]=32;['R'.$B$33];IF([Rankers.J25]=33;['R'.$B$34];IF([Rankers.J25]=34;['R'.$B$35];IF([Rankers.J25]=35;['R'.$B$36];IF([Rankers.J25]=36;['R'.$B$37];IF([Rankers.J25]=0;0;['R'.I61])))))))))))))))))))))))))))))))))))))" table:style-name="ce11">
            <text:p>33</text:p>
          </table:table-cell>
          <table:table-cell office:value-type="float" office:value="15" table:formula="of:=IF([Rankers.K25]=1;['R'.$B$2];IF([Rankers.K25]=2;['R'.$B$3];IF([Rankers.K25]=3;['R'.$B$4];IF([Rankers.K25]=4;['R'.$B$5];IF([Rankers.K25]=5;['R'.$B$6];IF([Rankers.K25]=6;['R'.$B$7];IF([Rankers.K25]=7;['R'.$B$8];IF([Rankers.K25]=8;['R'.$B$9];IF([Rankers.K25]=9;['R'.$B$10];IF([Rankers.K25]=10;['R'.$B$11];IF([Rankers.K25]=11;['R'.$B$12];IF([Rankers.K25]=12;['R'.$B$13];IF([Rankers.K25]=13;['R'.$B$14];IF([Rankers.K25]=14;['R'.$B$15];IF([Rankers.K25]=15;['R'.$B$16];IF([Rankers.K25]=16;['R'.$B$17];IF([Rankers.K25]=17;['R'.$B$18];IF([Rankers.K25]=18;['R'.$B$19];IF([Rankers.K25]=19;['R'.$B$20];IF([Rankers.K25]=20;['R'.$B$21];IF([Rankers.K25]=21;['R'.$B$22];IF([Rankers.K25]=22;['R'.$B$23];IF([Rankers.K25]=23;['R'.$B$24];IF([Rankers.K25]=24;['R'.$B$25];IF([Rankers.K25]=25;['R'.$B$26];IF([Rankers.K25]=26;['R'.$B$27];IF([Rankers.K25]=27;['R'.$B$28];IF([Rankers.K25]=28;['R'.$B$29];IF([Rankers.K25]=29;['R'.$B$30];IF([Rankers.K25]=30;['R'.$B$31];IF([Rankers.K25]=31;['R'.$B$32];IF([Rankers.K25]=32;['R'.$B$33];IF([Rankers.K25]=33;['R'.$B$34];IF([Rankers.K25]=34;['R'.$B$35];IF([Rankers.K25]=35;['R'.$B$36];IF([Rankers.K25]=36;['R'.$B$37];IF([Rankers.K25]=0;0;['R'.J61])))))))))))))))))))))))))))))))))))))" table:style-name="ce12">
            <text:p>15</text:p>
          </table:table-cell>
          <table:table-cell office:value-type="float" office:value="7" table:formula="of:=IF([Rankers.L25]=1;['R'.$B$2];IF([Rankers.L25]=2;['R'.$B$3];IF([Rankers.L25]=3;['R'.$B$4];IF([Rankers.L25]=4;['R'.$B$5];IF([Rankers.L25]=5;['R'.$B$6];IF([Rankers.L25]=6;['R'.$B$7];IF([Rankers.L25]=7;['R'.$B$8];IF([Rankers.L25]=8;['R'.$B$9];IF([Rankers.L25]=9;['R'.$B$10];IF([Rankers.L25]=10;['R'.$B$11];IF([Rankers.L25]=11;['R'.$B$12];IF([Rankers.L25]=12;['R'.$B$13];IF([Rankers.L25]=13;['R'.$B$14];IF([Rankers.L25]=14;['R'.$B$15];IF([Rankers.L25]=15;['R'.$B$16];IF([Rankers.L25]=16;['R'.$B$17];IF([Rankers.L25]=17;['R'.$B$18];IF([Rankers.L25]=18;['R'.$B$19];IF([Rankers.L25]=19;['R'.$B$20];IF([Rankers.L25]=20;['R'.$B$21];IF([Rankers.L25]=21;['R'.$B$22];IF([Rankers.L25]=22;['R'.$B$23];IF([Rankers.L25]=23;['R'.$B$24];IF([Rankers.L25]=24;['R'.$B$25];IF([Rankers.L25]=25;['R'.$B$26];IF([Rankers.L25]=26;['R'.$B$27];IF([Rankers.L25]=27;['R'.$B$28];IF([Rankers.L25]=28;['R'.$B$29];IF([Rankers.L25]=29;['R'.$B$30];IF([Rankers.L25]=30;['R'.$B$31];IF([Rankers.L25]=31;['R'.$B$32];IF([Rankers.L25]=32;['R'.$B$33];IF([Rankers.L25]=33;['R'.$B$34];IF([Rankers.L25]=34;['R'.$B$35];IF([Rankers.L25]=35;['R'.$B$36];IF([Rankers.L25]=36;['R'.$B$37];IF([Rankers.L25]=0;0;['R'.K61])))))))))))))))))))))))))))))))))))))" table:style-name="ce34">
            <text:p>7</text:p>
          </table:table-cell>
          <table:table-cell office:value-type="float" office:value="37" table:formula="of:=IF([Rankers.M25]=1;['R'.$B$2];IF([Rankers.M25]=2;['R'.$B$3];IF([Rankers.M25]=3;['R'.$B$4];IF([Rankers.M25]=4;['R'.$B$5];IF([Rankers.M25]=5;['R'.$B$6];IF([Rankers.M25]=6;['R'.$B$7];IF([Rankers.M25]=7;['R'.$B$8];IF([Rankers.M25]=8;['R'.$B$9];IF([Rankers.M25]=9;['R'.$B$10];IF([Rankers.M25]=10;['R'.$B$11];IF([Rankers.M25]=11;['R'.$B$12];IF([Rankers.M25]=12;['R'.$B$13];IF([Rankers.M25]=13;['R'.$B$14];IF([Rankers.M25]=14;['R'.$B$15];IF([Rankers.M25]=15;['R'.$B$16];IF([Rankers.M25]=16;['R'.$B$17];IF([Rankers.M25]=17;['R'.$B$18];IF([Rankers.M25]=18;['R'.$B$19];IF([Rankers.M25]=19;['R'.$B$20];IF([Rankers.M25]=20;['R'.$B$21];IF([Rankers.M25]=21;['R'.$B$22];IF([Rankers.M25]=22;['R'.$B$23];IF([Rankers.M25]=23;['R'.$B$24];IF([Rankers.M25]=24;['R'.$B$25];IF([Rankers.M25]=25;['R'.$B$26];IF([Rankers.M25]=26;['R'.$B$27];IF([Rankers.M25]=27;['R'.$B$28];IF([Rankers.M25]=28;['R'.$B$29];IF([Rankers.M25]=29;['R'.$B$30];IF([Rankers.M25]=30;['R'.$B$31];IF([Rankers.M25]=31;['R'.$B$32];IF([Rankers.M25]=32;['R'.$B$33];IF([Rankers.M25]=33;['R'.$B$34];IF([Rankers.M25]=34;['R'.$B$35];IF([Rankers.M25]=35;['R'.$B$36];IF([Rankers.M25]=36;['R'.$B$37];IF([Rankers.M25]=0;0;['R'.L61])))))))))))))))))))))))))))))))))))))" table:style-name="ce12">
            <text:p>37</text:p>
          </table:table-cell>
          <table:table-cell office:value-type="float" office:value="0" table:formula="of:=IF([Rankers.N25]=1;['R'.$B$2];IF([Rankers.N25]=2;['R'.$B$3];IF([Rankers.N25]=3;['R'.$B$4];IF([Rankers.N25]=4;['R'.$B$5];IF([Rankers.N25]=5;['R'.$B$6];IF([Rankers.N25]=6;['R'.$B$7];IF([Rankers.N25]=7;['R'.$B$8];IF([Rankers.N25]=8;['R'.$B$9];IF([Rankers.N25]=9;['R'.$B$10];IF([Rankers.N25]=10;['R'.$B$11];IF([Rankers.N25]=11;['R'.$B$12];IF([Rankers.N25]=12;['R'.$B$13];IF([Rankers.N25]=13;['R'.$B$14];IF([Rankers.N25]=14;['R'.$B$15];IF([Rankers.N25]=15;['R'.$B$16];IF([Rankers.N25]=16;['R'.$B$17];IF([Rankers.N25]=17;['R'.$B$18];IF([Rankers.N25]=18;['R'.$B$19];IF([Rankers.N25]=19;['R'.$B$20];IF([Rankers.N25]=20;['R'.$B$21];IF([Rankers.N25]=21;['R'.$B$22];IF([Rankers.N25]=22;['R'.$B$23];IF([Rankers.N25]=23;['R'.$B$24];IF([Rankers.N25]=24;['R'.$B$25];IF([Rankers.N25]=25;['R'.$B$26];IF([Rankers.N25]=26;['R'.$B$27];IF([Rankers.N25]=27;['R'.$B$28];IF([Rankers.N25]=28;['R'.$B$29];IF([Rankers.N25]=29;['R'.$B$30];IF([Rankers.N25]=30;['R'.$B$31];IF([Rankers.N25]=31;['R'.$B$32];IF([Rankers.N25]=32;['R'.$B$33];IF([Rankers.N25]=33;['R'.$B$34];IF([Rankers.N25]=34;['R'.$B$35];IF([Rankers.N25]=35;['R'.$B$36];IF([Rankers.N25]=36;['R'.$B$37];IF([Rankers.N25]=0;0;['R'.M61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5" table:formula="of:=[.A25]+1" table:style-name="ce8">
            <text:p>25</text:p>
          </table:table-cell>
          <table:table-cell office:value-type="string" table:style-name="ce15">
            <text:p>Пермяков Денис Сергеевич</text:p>
          </table:table-cell>
          <table:table-cell office:value-type="float" office:value="95" table:formula="of:=SUM([.D26:.ZZ26])" table:style-name="ce35">
            <text:p>95.00</text:p>
          </table:table-cell>
          <table:table-cell office:value-type="float" office:value="10" table:formula="of:=IF([Rankers.C26]=1;['R'.$B$2];IF([Rankers.C26]=2;['R'.$B$3];IF([Rankers.C26]=3;['R'.$B$4];IF([Rankers.C26]=4;['R'.$B$5];IF([Rankers.C26]=5;['R'.$B$6];IF([Rankers.C26]=6;['R'.$B$7];IF([Rankers.C26]=7;['R'.$B$8];IF([Rankers.C26]=8;['R'.$B$9];IF([Rankers.C26]=9;['R'.$B$10];IF([Rankers.C26]=10;['R'.$B$11];IF([Rankers.C26]=11;['R'.$B$12];IF([Rankers.C26]=12;['R'.$B$13];IF([Rankers.C26]=13;['R'.$B$14];IF([Rankers.C26]=14;['R'.$B$15];IF([Rankers.C26]=15;['R'.$B$16];IF([Rankers.C26]=16;['R'.$B$17];IF([Rankers.C26]=17;['R'.$B$18];IF([Rankers.C26]=18;['R'.$B$19];IF([Rankers.C26]=19;['R'.$B$20];IF([Rankers.C26]=20;['R'.$B$21];IF([Rankers.C26]=21;['R'.$B$22];IF([Rankers.C26]=22;['R'.$B$23];IF([Rankers.C26]=23;['R'.$B$24];IF([Rankers.C26]=24;['R'.$B$25];IF([Rankers.C26]=25;['R'.$B$26];IF([Rankers.C26]=26;['R'.$B$27];IF([Rankers.C26]=27;['R'.$B$28];IF([Rankers.C26]=28;['R'.$B$29];IF([Rankers.C26]=29;['R'.$B$30];IF([Rankers.C26]=30;['R'.$B$31];IF([Rankers.C26]=31;['R'.$B$32];IF([Rankers.C26]=32;['R'.$B$33];IF([Rankers.C26]=33;['R'.$B$34];IF([Rankers.C26]=34;['R'.$B$35];IF([Rankers.C26]=35;['R'.$B$36];IF([Rankers.C26]=36;['R'.$B$37];IF([Rankers.C26]=0;0;['R'.B62])))))))))))))))))))))))))))))))))))))" table:style-name="ce11">
            <text:p>10</text:p>
          </table:table-cell>
          <table:table-cell office:value-type="float" office:value="0" table:formula="of:=IF([Rankers.D26]=1;['R'.$B$2];IF([Rankers.D26]=2;['R'.$B$3];IF([Rankers.D26]=3;['R'.$B$4];IF([Rankers.D26]=4;['R'.$B$5];IF([Rankers.D26]=5;['R'.$B$6];IF([Rankers.D26]=6;['R'.$B$7];IF([Rankers.D26]=7;['R'.$B$8];IF([Rankers.D26]=8;['R'.$B$9];IF([Rankers.D26]=9;['R'.$B$10];IF([Rankers.D26]=10;['R'.$B$11];IF([Rankers.D26]=11;['R'.$B$12];IF([Rankers.D26]=12;['R'.$B$13];IF([Rankers.D26]=13;['R'.$B$14];IF([Rankers.D26]=14;['R'.$B$15];IF([Rankers.D26]=15;['R'.$B$16];IF([Rankers.D26]=16;['R'.$B$17];IF([Rankers.D26]=17;['R'.$B$18];IF([Rankers.D26]=18;['R'.$B$19];IF([Rankers.D26]=19;['R'.$B$20];IF([Rankers.D26]=20;['R'.$B$21];IF([Rankers.D26]=21;['R'.$B$22];IF([Rankers.D26]=22;['R'.$B$23];IF([Rankers.D26]=23;['R'.$B$24];IF([Rankers.D26]=24;['R'.$B$25];IF([Rankers.D26]=25;['R'.$B$26];IF([Rankers.D26]=26;['R'.$B$27];IF([Rankers.D26]=27;['R'.$B$28];IF([Rankers.D26]=28;['R'.$B$29];IF([Rankers.D26]=29;['R'.$B$30];IF([Rankers.D26]=30;['R'.$B$31];IF([Rankers.D26]=31;['R'.$B$32];IF([Rankers.D26]=32;['R'.$B$33];IF([Rankers.D26]=33;['R'.$B$34];IF([Rankers.D26]=34;['R'.$B$35];IF([Rankers.D26]=35;['R'.$B$36];IF([Rankers.D26]=36;['R'.$B$37];IF([Rankers.D26]=0;0;['R'.C62])))))))))))))))))))))))))))))))))))))" table:style-name="ce11">
            <text:p>0</text:p>
          </table:table-cell>
          <table:table-cell office:value-type="float" office:value="0" table:formula="of:=IF([Rankers.E26]=1;['R'.$B$2];IF([Rankers.E26]=2;['R'.$B$3];IF([Rankers.E26]=3;['R'.$B$4];IF([Rankers.E26]=4;['R'.$B$5];IF([Rankers.E26]=5;['R'.$B$6];IF([Rankers.E26]=6;['R'.$B$7];IF([Rankers.E26]=7;['R'.$B$8];IF([Rankers.E26]=8;['R'.$B$9];IF([Rankers.E26]=9;['R'.$B$10];IF([Rankers.E26]=10;['R'.$B$11];IF([Rankers.E26]=11;['R'.$B$12];IF([Rankers.E26]=12;['R'.$B$13];IF([Rankers.E26]=13;['R'.$B$14];IF([Rankers.E26]=14;['R'.$B$15];IF([Rankers.E26]=15;['R'.$B$16];IF([Rankers.E26]=16;['R'.$B$17];IF([Rankers.E26]=17;['R'.$B$18];IF([Rankers.E26]=18;['R'.$B$19];IF([Rankers.E26]=19;['R'.$B$20];IF([Rankers.E26]=20;['R'.$B$21];IF([Rankers.E26]=21;['R'.$B$22];IF([Rankers.E26]=22;['R'.$B$23];IF([Rankers.E26]=23;['R'.$B$24];IF([Rankers.E26]=24;['R'.$B$25];IF([Rankers.E26]=25;['R'.$B$26];IF([Rankers.E26]=26;['R'.$B$27];IF([Rankers.E26]=27;['R'.$B$28];IF([Rankers.E26]=28;['R'.$B$29];IF([Rankers.E26]=29;['R'.$B$30];IF([Rankers.E26]=30;['R'.$B$31];IF([Rankers.E26]=31;['R'.$B$32];IF([Rankers.E26]=32;['R'.$B$33];IF([Rankers.E26]=33;['R'.$B$34];IF([Rankers.E26]=34;['R'.$B$35];IF([Rankers.E26]=35;['R'.$B$36];IF([Rankers.E26]=36;['R'.$B$37];IF([Rankers.E26]=0;0;['R'.D62])))))))))))))))))))))))))))))))))))))" table:style-name="ce11">
            <text:p>0</text:p>
          </table:table-cell>
          <table:table-cell office:value-type="float" office:value="8" table:formula="of:=IF([Rankers.F26]=1;['R'.$B$2];IF([Rankers.F26]=2;['R'.$B$3];IF([Rankers.F26]=3;['R'.$B$4];IF([Rankers.F26]=4;['R'.$B$5];IF([Rankers.F26]=5;['R'.$B$6];IF([Rankers.F26]=6;['R'.$B$7];IF([Rankers.F26]=7;['R'.$B$8];IF([Rankers.F26]=8;['R'.$B$9];IF([Rankers.F26]=9;['R'.$B$10];IF([Rankers.F26]=10;['R'.$B$11];IF([Rankers.F26]=11;['R'.$B$12];IF([Rankers.F26]=12;['R'.$B$13];IF([Rankers.F26]=13;['R'.$B$14];IF([Rankers.F26]=14;['R'.$B$15];IF([Rankers.F26]=15;['R'.$B$16];IF([Rankers.F26]=16;['R'.$B$17];IF([Rankers.F26]=17;['R'.$B$18];IF([Rankers.F26]=18;['R'.$B$19];IF([Rankers.F26]=19;['R'.$B$20];IF([Rankers.F26]=20;['R'.$B$21];IF([Rankers.F26]=21;['R'.$B$22];IF([Rankers.F26]=22;['R'.$B$23];IF([Rankers.F26]=23;['R'.$B$24];IF([Rankers.F26]=24;['R'.$B$25];IF([Rankers.F26]=25;['R'.$B$26];IF([Rankers.F26]=26;['R'.$B$27];IF([Rankers.F26]=27;['R'.$B$28];IF([Rankers.F26]=28;['R'.$B$29];IF([Rankers.F26]=29;['R'.$B$30];IF([Rankers.F26]=30;['R'.$B$31];IF([Rankers.F26]=31;['R'.$B$32];IF([Rankers.F26]=32;['R'.$B$33];IF([Rankers.F26]=33;['R'.$B$34];IF([Rankers.F26]=34;['R'.$B$35];IF([Rankers.F26]=35;['R'.$B$36];IF([Rankers.F26]=36;['R'.$B$37];IF([Rankers.F26]=0;0;['R'.E62])))))))))))))))))))))))))))))))))))))" table:style-name="ce11">
            <text:p>8</text:p>
          </table:table-cell>
          <table:table-cell office:value-type="float" office:value="15" table:formula="of:=IF([Rankers.G26]=1;['R'.$B$2];IF([Rankers.G26]=2;['R'.$B$3];IF([Rankers.G26]=3;['R'.$B$4];IF([Rankers.G26]=4;['R'.$B$5];IF([Rankers.G26]=5;['R'.$B$6];IF([Rankers.G26]=6;['R'.$B$7];IF([Rankers.G26]=7;['R'.$B$8];IF([Rankers.G26]=8;['R'.$B$9];IF([Rankers.G26]=9;['R'.$B$10];IF([Rankers.G26]=10;['R'.$B$11];IF([Rankers.G26]=11;['R'.$B$12];IF([Rankers.G26]=12;['R'.$B$13];IF([Rankers.G26]=13;['R'.$B$14];IF([Rankers.G26]=14;['R'.$B$15];IF([Rankers.G26]=15;['R'.$B$16];IF([Rankers.G26]=16;['R'.$B$17];IF([Rankers.G26]=17;['R'.$B$18];IF([Rankers.G26]=18;['R'.$B$19];IF([Rankers.G26]=19;['R'.$B$20];IF([Rankers.G26]=20;['R'.$B$21];IF([Rankers.G26]=21;['R'.$B$22];IF([Rankers.G26]=22;['R'.$B$23];IF([Rankers.G26]=23;['R'.$B$24];IF([Rankers.G26]=24;['R'.$B$25];IF([Rankers.G26]=25;['R'.$B$26];IF([Rankers.G26]=26;['R'.$B$27];IF([Rankers.G26]=27;['R'.$B$28];IF([Rankers.G26]=28;['R'.$B$29];IF([Rankers.G26]=29;['R'.$B$30];IF([Rankers.G26]=30;['R'.$B$31];IF([Rankers.G26]=31;['R'.$B$32];IF([Rankers.G26]=32;['R'.$B$33];IF([Rankers.G26]=33;['R'.$B$34];IF([Rankers.G26]=34;['R'.$B$35];IF([Rankers.G26]=35;['R'.$B$36];IF([Rankers.G26]=36;['R'.$B$37];IF([Rankers.G26]=0;0;['R'.F62])))))))))))))))))))))))))))))))))))))" table:style-name="ce11">
            <text:p>15</text:p>
          </table:table-cell>
          <table:table-cell office:value-type="float" office:value="0" table:formula="of:=IF([Rankers.H26]=1;['R'.$B$2];IF([Rankers.H26]=2;['R'.$B$3];IF([Rankers.H26]=3;['R'.$B$4];IF([Rankers.H26]=4;['R'.$B$5];IF([Rankers.H26]=5;['R'.$B$6];IF([Rankers.H26]=6;['R'.$B$7];IF([Rankers.H26]=7;['R'.$B$8];IF([Rankers.H26]=8;['R'.$B$9];IF([Rankers.H26]=9;['R'.$B$10];IF([Rankers.H26]=10;['R'.$B$11];IF([Rankers.H26]=11;['R'.$B$12];IF([Rankers.H26]=12;['R'.$B$13];IF([Rankers.H26]=13;['R'.$B$14];IF([Rankers.H26]=14;['R'.$B$15];IF([Rankers.H26]=15;['R'.$B$16];IF([Rankers.H26]=16;['R'.$B$17];IF([Rankers.H26]=17;['R'.$B$18];IF([Rankers.H26]=18;['R'.$B$19];IF([Rankers.H26]=19;['R'.$B$20];IF([Rankers.H26]=20;['R'.$B$21];IF([Rankers.H26]=21;['R'.$B$22];IF([Rankers.H26]=22;['R'.$B$23];IF([Rankers.H26]=23;['R'.$B$24];IF([Rankers.H26]=24;['R'.$B$25];IF([Rankers.H26]=25;['R'.$B$26];IF([Rankers.H26]=26;['R'.$B$27];IF([Rankers.H26]=27;['R'.$B$28];IF([Rankers.H26]=28;['R'.$B$29];IF([Rankers.H26]=29;['R'.$B$30];IF([Rankers.H26]=30;['R'.$B$31];IF([Rankers.H26]=31;['R'.$B$32];IF([Rankers.H26]=32;['R'.$B$33];IF([Rankers.H26]=33;['R'.$B$34];IF([Rankers.H26]=34;['R'.$B$35];IF([Rankers.H26]=35;['R'.$B$36];IF([Rankers.H26]=36;['R'.$B$37];IF([Rankers.H26]=0;0;['R'.G62])))))))))))))))))))))))))))))))))))))" table:style-name="ce11">
            <text:p>0</text:p>
          </table:table-cell>
          <table:table-cell office:value-type="float" office:value="14" table:formula="of:=IF([Rankers.I26]=1;['R'.$B$2];IF([Rankers.I26]=2;['R'.$B$3];IF([Rankers.I26]=3;['R'.$B$4];IF([Rankers.I26]=4;['R'.$B$5];IF([Rankers.I26]=5;['R'.$B$6];IF([Rankers.I26]=6;['R'.$B$7];IF([Rankers.I26]=7;['R'.$B$8];IF([Rankers.I26]=8;['R'.$B$9];IF([Rankers.I26]=9;['R'.$B$10];IF([Rankers.I26]=10;['R'.$B$11];IF([Rankers.I26]=11;['R'.$B$12];IF([Rankers.I26]=12;['R'.$B$13];IF([Rankers.I26]=13;['R'.$B$14];IF([Rankers.I26]=14;['R'.$B$15];IF([Rankers.I26]=15;['R'.$B$16];IF([Rankers.I26]=16;['R'.$B$17];IF([Rankers.I26]=17;['R'.$B$18];IF([Rankers.I26]=18;['R'.$B$19];IF([Rankers.I26]=19;['R'.$B$20];IF([Rankers.I26]=20;['R'.$B$21];IF([Rankers.I26]=21;['R'.$B$22];IF([Rankers.I26]=22;['R'.$B$23];IF([Rankers.I26]=23;['R'.$B$24];IF([Rankers.I26]=24;['R'.$B$25];IF([Rankers.I26]=25;['R'.$B$26];IF([Rankers.I26]=26;['R'.$B$27];IF([Rankers.I26]=27;['R'.$B$28];IF([Rankers.I26]=28;['R'.$B$29];IF([Rankers.I26]=29;['R'.$B$30];IF([Rankers.I26]=30;['R'.$B$31];IF([Rankers.I26]=31;['R'.$B$32];IF([Rankers.I26]=32;['R'.$B$33];IF([Rankers.I26]=33;['R'.$B$34];IF([Rankers.I26]=34;['R'.$B$35];IF([Rankers.I26]=35;['R'.$B$36];IF([Rankers.I26]=36;['R'.$B$37];IF([Rankers.I26]=0;0;['R'.H62])))))))))))))))))))))))))))))))))))))" table:style-name="ce11">
            <text:p>14</text:p>
          </table:table-cell>
          <table:table-cell office:value-type="float" office:value="0" table:formula="of:=IF([Rankers.J26]=1;['R'.$B$2];IF([Rankers.J26]=2;['R'.$B$3];IF([Rankers.J26]=3;['R'.$B$4];IF([Rankers.J26]=4;['R'.$B$5];IF([Rankers.J26]=5;['R'.$B$6];IF([Rankers.J26]=6;['R'.$B$7];IF([Rankers.J26]=7;['R'.$B$8];IF([Rankers.J26]=8;['R'.$B$9];IF([Rankers.J26]=9;['R'.$B$10];IF([Rankers.J26]=10;['R'.$B$11];IF([Rankers.J26]=11;['R'.$B$12];IF([Rankers.J26]=12;['R'.$B$13];IF([Rankers.J26]=13;['R'.$B$14];IF([Rankers.J26]=14;['R'.$B$15];IF([Rankers.J26]=15;['R'.$B$16];IF([Rankers.J26]=16;['R'.$B$17];IF([Rankers.J26]=17;['R'.$B$18];IF([Rankers.J26]=18;['R'.$B$19];IF([Rankers.J26]=19;['R'.$B$20];IF([Rankers.J26]=20;['R'.$B$21];IF([Rankers.J26]=21;['R'.$B$22];IF([Rankers.J26]=22;['R'.$B$23];IF([Rankers.J26]=23;['R'.$B$24];IF([Rankers.J26]=24;['R'.$B$25];IF([Rankers.J26]=25;['R'.$B$26];IF([Rankers.J26]=26;['R'.$B$27];IF([Rankers.J26]=27;['R'.$B$28];IF([Rankers.J26]=28;['R'.$B$29];IF([Rankers.J26]=29;['R'.$B$30];IF([Rankers.J26]=30;['R'.$B$31];IF([Rankers.J26]=31;['R'.$B$32];IF([Rankers.J26]=32;['R'.$B$33];IF([Rankers.J26]=33;['R'.$B$34];IF([Rankers.J26]=34;['R'.$B$35];IF([Rankers.J26]=35;['R'.$B$36];IF([Rankers.J26]=36;['R'.$B$37];IF([Rankers.J26]=0;0;['R'.I62])))))))))))))))))))))))))))))))))))))" table:style-name="ce11">
            <text:p>0</text:p>
          </table:table-cell>
          <table:table-cell office:value-type="float" office:value="0" table:formula="of:=IF([Rankers.K26]=1;['R'.$B$2];IF([Rankers.K26]=2;['R'.$B$3];IF([Rankers.K26]=3;['R'.$B$4];IF([Rankers.K26]=4;['R'.$B$5];IF([Rankers.K26]=5;['R'.$B$6];IF([Rankers.K26]=6;['R'.$B$7];IF([Rankers.K26]=7;['R'.$B$8];IF([Rankers.K26]=8;['R'.$B$9];IF([Rankers.K26]=9;['R'.$B$10];IF([Rankers.K26]=10;['R'.$B$11];IF([Rankers.K26]=11;['R'.$B$12];IF([Rankers.K26]=12;['R'.$B$13];IF([Rankers.K26]=13;['R'.$B$14];IF([Rankers.K26]=14;['R'.$B$15];IF([Rankers.K26]=15;['R'.$B$16];IF([Rankers.K26]=16;['R'.$B$17];IF([Rankers.K26]=17;['R'.$B$18];IF([Rankers.K26]=18;['R'.$B$19];IF([Rankers.K26]=19;['R'.$B$20];IF([Rankers.K26]=20;['R'.$B$21];IF([Rankers.K26]=21;['R'.$B$22];IF([Rankers.K26]=22;['R'.$B$23];IF([Rankers.K26]=23;['R'.$B$24];IF([Rankers.K26]=24;['R'.$B$25];IF([Rankers.K26]=25;['R'.$B$26];IF([Rankers.K26]=26;['R'.$B$27];IF([Rankers.K26]=27;['R'.$B$28];IF([Rankers.K26]=28;['R'.$B$29];IF([Rankers.K26]=29;['R'.$B$30];IF([Rankers.K26]=30;['R'.$B$31];IF([Rankers.K26]=31;['R'.$B$32];IF([Rankers.K26]=32;['R'.$B$33];IF([Rankers.K26]=33;['R'.$B$34];IF([Rankers.K26]=34;['R'.$B$35];IF([Rankers.K26]=35;['R'.$B$36];IF([Rankers.K26]=36;['R'.$B$37];IF([Rankers.K26]=0;0;['R'.J62])))))))))))))))))))))))))))))))))))))" table:style-name="ce12">
            <text:p>0</text:p>
          </table:table-cell>
          <table:table-cell office:value-type="float" office:value="35" table:formula="of:=IF([Rankers.L26]=1;['R'.$B$2];IF([Rankers.L26]=2;['R'.$B$3];IF([Rankers.L26]=3;['R'.$B$4];IF([Rankers.L26]=4;['R'.$B$5];IF([Rankers.L26]=5;['R'.$B$6];IF([Rankers.L26]=6;['R'.$B$7];IF([Rankers.L26]=7;['R'.$B$8];IF([Rankers.L26]=8;['R'.$B$9];IF([Rankers.L26]=9;['R'.$B$10];IF([Rankers.L26]=10;['R'.$B$11];IF([Rankers.L26]=11;['R'.$B$12];IF([Rankers.L26]=12;['R'.$B$13];IF([Rankers.L26]=13;['R'.$B$14];IF([Rankers.L26]=14;['R'.$B$15];IF([Rankers.L26]=15;['R'.$B$16];IF([Rankers.L26]=16;['R'.$B$17];IF([Rankers.L26]=17;['R'.$B$18];IF([Rankers.L26]=18;['R'.$B$19];IF([Rankers.L26]=19;['R'.$B$20];IF([Rankers.L26]=20;['R'.$B$21];IF([Rankers.L26]=21;['R'.$B$22];IF([Rankers.L26]=22;['R'.$B$23];IF([Rankers.L26]=23;['R'.$B$24];IF([Rankers.L26]=24;['R'.$B$25];IF([Rankers.L26]=25;['R'.$B$26];IF([Rankers.L26]=26;['R'.$B$27];IF([Rankers.L26]=27;['R'.$B$28];IF([Rankers.L26]=28;['R'.$B$29];IF([Rankers.L26]=29;['R'.$B$30];IF([Rankers.L26]=30;['R'.$B$31];IF([Rankers.L26]=31;['R'.$B$32];IF([Rankers.L26]=32;['R'.$B$33];IF([Rankers.L26]=33;['R'.$B$34];IF([Rankers.L26]=34;['R'.$B$35];IF([Rankers.L26]=35;['R'.$B$36];IF([Rankers.L26]=36;['R'.$B$37];IF([Rankers.L26]=0;0;['R'.K62])))))))))))))))))))))))))))))))))))))" table:style-name="ce34">
            <text:p>35</text:p>
          </table:table-cell>
          <table:table-cell office:value-type="float" office:value="13" table:formula="of:=IF([Rankers.M26]=1;['R'.$B$2];IF([Rankers.M26]=2;['R'.$B$3];IF([Rankers.M26]=3;['R'.$B$4];IF([Rankers.M26]=4;['R'.$B$5];IF([Rankers.M26]=5;['R'.$B$6];IF([Rankers.M26]=6;['R'.$B$7];IF([Rankers.M26]=7;['R'.$B$8];IF([Rankers.M26]=8;['R'.$B$9];IF([Rankers.M26]=9;['R'.$B$10];IF([Rankers.M26]=10;['R'.$B$11];IF([Rankers.M26]=11;['R'.$B$12];IF([Rankers.M26]=12;['R'.$B$13];IF([Rankers.M26]=13;['R'.$B$14];IF([Rankers.M26]=14;['R'.$B$15];IF([Rankers.M26]=15;['R'.$B$16];IF([Rankers.M26]=16;['R'.$B$17];IF([Rankers.M26]=17;['R'.$B$18];IF([Rankers.M26]=18;['R'.$B$19];IF([Rankers.M26]=19;['R'.$B$20];IF([Rankers.M26]=20;['R'.$B$21];IF([Rankers.M26]=21;['R'.$B$22];IF([Rankers.M26]=22;['R'.$B$23];IF([Rankers.M26]=23;['R'.$B$24];IF([Rankers.M26]=24;['R'.$B$25];IF([Rankers.M26]=25;['R'.$B$26];IF([Rankers.M26]=26;['R'.$B$27];IF([Rankers.M26]=27;['R'.$B$28];IF([Rankers.M26]=28;['R'.$B$29];IF([Rankers.M26]=29;['R'.$B$30];IF([Rankers.M26]=30;['R'.$B$31];IF([Rankers.M26]=31;['R'.$B$32];IF([Rankers.M26]=32;['R'.$B$33];IF([Rankers.M26]=33;['R'.$B$34];IF([Rankers.M26]=34;['R'.$B$35];IF([Rankers.M26]=35;['R'.$B$36];IF([Rankers.M26]=36;['R'.$B$37];IF([Rankers.M26]=0;0;['R'.L62])))))))))))))))))))))))))))))))))))))" table:style-name="ce12">
            <text:p>13</text:p>
          </table:table-cell>
          <table:table-cell office:value-type="float" office:value="0" table:formula="of:=IF([Rankers.N26]=1;['R'.$B$2];IF([Rankers.N26]=2;['R'.$B$3];IF([Rankers.N26]=3;['R'.$B$4];IF([Rankers.N26]=4;['R'.$B$5];IF([Rankers.N26]=5;['R'.$B$6];IF([Rankers.N26]=6;['R'.$B$7];IF([Rankers.N26]=7;['R'.$B$8];IF([Rankers.N26]=8;['R'.$B$9];IF([Rankers.N26]=9;['R'.$B$10];IF([Rankers.N26]=10;['R'.$B$11];IF([Rankers.N26]=11;['R'.$B$12];IF([Rankers.N26]=12;['R'.$B$13];IF([Rankers.N26]=13;['R'.$B$14];IF([Rankers.N26]=14;['R'.$B$15];IF([Rankers.N26]=15;['R'.$B$16];IF([Rankers.N26]=16;['R'.$B$17];IF([Rankers.N26]=17;['R'.$B$18];IF([Rankers.N26]=18;['R'.$B$19];IF([Rankers.N26]=19;['R'.$B$20];IF([Rankers.N26]=20;['R'.$B$21];IF([Rankers.N26]=21;['R'.$B$22];IF([Rankers.N26]=22;['R'.$B$23];IF([Rankers.N26]=23;['R'.$B$24];IF([Rankers.N26]=24;['R'.$B$25];IF([Rankers.N26]=25;['R'.$B$26];IF([Rankers.N26]=26;['R'.$B$27];IF([Rankers.N26]=27;['R'.$B$28];IF([Rankers.N26]=28;['R'.$B$29];IF([Rankers.N26]=29;['R'.$B$30];IF([Rankers.N26]=30;['R'.$B$31];IF([Rankers.N26]=31;['R'.$B$32];IF([Rankers.N26]=32;['R'.$B$33];IF([Rankers.N26]=33;['R'.$B$34];IF([Rankers.N26]=34;['R'.$B$35];IF([Rankers.N26]=35;['R'.$B$36];IF([Rankers.N26]=36;['R'.$B$37];IF([Rankers.N26]=0;0;['R'.M62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6" table:formula="of:=[.A26]+1" table:style-name="ce8">
            <text:p>26</text:p>
          </table:table-cell>
          <table:table-cell office:value-type="string" table:style-name="ce15">
            <text:p>Петров Артём Станиславович</text:p>
          </table:table-cell>
          <table:table-cell office:value-type="float" office:value="0" table:formula="of:=SUM([.D27:.ZZ27])" table:style-name="ce35">
            <text:p>0.00</text:p>
          </table:table-cell>
          <table:table-cell office:value-type="float" office:value="0" table:formula="of:=IF([Rankers.C27]=1;['R'.$B$2];IF([Rankers.C27]=2;['R'.$B$3];IF([Rankers.C27]=3;['R'.$B$4];IF([Rankers.C27]=4;['R'.$B$5];IF([Rankers.C27]=5;['R'.$B$6];IF([Rankers.C27]=6;['R'.$B$7];IF([Rankers.C27]=7;['R'.$B$8];IF([Rankers.C27]=8;['R'.$B$9];IF([Rankers.C27]=9;['R'.$B$10];IF([Rankers.C27]=10;['R'.$B$11];IF([Rankers.C27]=11;['R'.$B$12];IF([Rankers.C27]=12;['R'.$B$13];IF([Rankers.C27]=13;['R'.$B$14];IF([Rankers.C27]=14;['R'.$B$15];IF([Rankers.C27]=15;['R'.$B$16];IF([Rankers.C27]=16;['R'.$B$17];IF([Rankers.C27]=17;['R'.$B$18];IF([Rankers.C27]=18;['R'.$B$19];IF([Rankers.C27]=19;['R'.$B$20];IF([Rankers.C27]=20;['R'.$B$21];IF([Rankers.C27]=21;['R'.$B$22];IF([Rankers.C27]=22;['R'.$B$23];IF([Rankers.C27]=23;['R'.$B$24];IF([Rankers.C27]=24;['R'.$B$25];IF([Rankers.C27]=25;['R'.$B$26];IF([Rankers.C27]=26;['R'.$B$27];IF([Rankers.C27]=27;['R'.$B$28];IF([Rankers.C27]=28;['R'.$B$29];IF([Rankers.C27]=29;['R'.$B$30];IF([Rankers.C27]=30;['R'.$B$31];IF([Rankers.C27]=31;['R'.$B$32];IF([Rankers.C27]=32;['R'.$B$33];IF([Rankers.C27]=33;['R'.$B$34];IF([Rankers.C27]=34;['R'.$B$35];IF([Rankers.C27]=35;['R'.$B$36];IF([Rankers.C27]=36;['R'.$B$37];IF([Rankers.C27]=0;0;['R'.B63])))))))))))))))))))))))))))))))))))))" table:style-name="ce11">
            <text:p>0</text:p>
          </table:table-cell>
          <table:table-cell office:value-type="float" office:value="0" table:formula="of:=IF([Rankers.D27]=1;['R'.$B$2];IF([Rankers.D27]=2;['R'.$B$3];IF([Rankers.D27]=3;['R'.$B$4];IF([Rankers.D27]=4;['R'.$B$5];IF([Rankers.D27]=5;['R'.$B$6];IF([Rankers.D27]=6;['R'.$B$7];IF([Rankers.D27]=7;['R'.$B$8];IF([Rankers.D27]=8;['R'.$B$9];IF([Rankers.D27]=9;['R'.$B$10];IF([Rankers.D27]=10;['R'.$B$11];IF([Rankers.D27]=11;['R'.$B$12];IF([Rankers.D27]=12;['R'.$B$13];IF([Rankers.D27]=13;['R'.$B$14];IF([Rankers.D27]=14;['R'.$B$15];IF([Rankers.D27]=15;['R'.$B$16];IF([Rankers.D27]=16;['R'.$B$17];IF([Rankers.D27]=17;['R'.$B$18];IF([Rankers.D27]=18;['R'.$B$19];IF([Rankers.D27]=19;['R'.$B$20];IF([Rankers.D27]=20;['R'.$B$21];IF([Rankers.D27]=21;['R'.$B$22];IF([Rankers.D27]=22;['R'.$B$23];IF([Rankers.D27]=23;['R'.$B$24];IF([Rankers.D27]=24;['R'.$B$25];IF([Rankers.D27]=25;['R'.$B$26];IF([Rankers.D27]=26;['R'.$B$27];IF([Rankers.D27]=27;['R'.$B$28];IF([Rankers.D27]=28;['R'.$B$29];IF([Rankers.D27]=29;['R'.$B$30];IF([Rankers.D27]=30;['R'.$B$31];IF([Rankers.D27]=31;['R'.$B$32];IF([Rankers.D27]=32;['R'.$B$33];IF([Rankers.D27]=33;['R'.$B$34];IF([Rankers.D27]=34;['R'.$B$35];IF([Rankers.D27]=35;['R'.$B$36];IF([Rankers.D27]=36;['R'.$B$37];IF([Rankers.D27]=0;0;['R'.C63])))))))))))))))))))))))))))))))))))))" table:style-name="ce11">
            <text:p>0</text:p>
          </table:table-cell>
          <table:table-cell office:value-type="float" office:value="0" table:formula="of:=IF([Rankers.E27]=1;['R'.$B$2];IF([Rankers.E27]=2;['R'.$B$3];IF([Rankers.E27]=3;['R'.$B$4];IF([Rankers.E27]=4;['R'.$B$5];IF([Rankers.E27]=5;['R'.$B$6];IF([Rankers.E27]=6;['R'.$B$7];IF([Rankers.E27]=7;['R'.$B$8];IF([Rankers.E27]=8;['R'.$B$9];IF([Rankers.E27]=9;['R'.$B$10];IF([Rankers.E27]=10;['R'.$B$11];IF([Rankers.E27]=11;['R'.$B$12];IF([Rankers.E27]=12;['R'.$B$13];IF([Rankers.E27]=13;['R'.$B$14];IF([Rankers.E27]=14;['R'.$B$15];IF([Rankers.E27]=15;['R'.$B$16];IF([Rankers.E27]=16;['R'.$B$17];IF([Rankers.E27]=17;['R'.$B$18];IF([Rankers.E27]=18;['R'.$B$19];IF([Rankers.E27]=19;['R'.$B$20];IF([Rankers.E27]=20;['R'.$B$21];IF([Rankers.E27]=21;['R'.$B$22];IF([Rankers.E27]=22;['R'.$B$23];IF([Rankers.E27]=23;['R'.$B$24];IF([Rankers.E27]=24;['R'.$B$25];IF([Rankers.E27]=25;['R'.$B$26];IF([Rankers.E27]=26;['R'.$B$27];IF([Rankers.E27]=27;['R'.$B$28];IF([Rankers.E27]=28;['R'.$B$29];IF([Rankers.E27]=29;['R'.$B$30];IF([Rankers.E27]=30;['R'.$B$31];IF([Rankers.E27]=31;['R'.$B$32];IF([Rankers.E27]=32;['R'.$B$33];IF([Rankers.E27]=33;['R'.$B$34];IF([Rankers.E27]=34;['R'.$B$35];IF([Rankers.E27]=35;['R'.$B$36];IF([Rankers.E27]=36;['R'.$B$37];IF([Rankers.E27]=0;0;['R'.D63])))))))))))))))))))))))))))))))))))))" table:style-name="ce11">
            <text:p>0</text:p>
          </table:table-cell>
          <table:table-cell office:value-type="float" office:value="0" table:formula="of:=IF([Rankers.F27]=1;['R'.$B$2];IF([Rankers.F27]=2;['R'.$B$3];IF([Rankers.F27]=3;['R'.$B$4];IF([Rankers.F27]=4;['R'.$B$5];IF([Rankers.F27]=5;['R'.$B$6];IF([Rankers.F27]=6;['R'.$B$7];IF([Rankers.F27]=7;['R'.$B$8];IF([Rankers.F27]=8;['R'.$B$9];IF([Rankers.F27]=9;['R'.$B$10];IF([Rankers.F27]=10;['R'.$B$11];IF([Rankers.F27]=11;['R'.$B$12];IF([Rankers.F27]=12;['R'.$B$13];IF([Rankers.F27]=13;['R'.$B$14];IF([Rankers.F27]=14;['R'.$B$15];IF([Rankers.F27]=15;['R'.$B$16];IF([Rankers.F27]=16;['R'.$B$17];IF([Rankers.F27]=17;['R'.$B$18];IF([Rankers.F27]=18;['R'.$B$19];IF([Rankers.F27]=19;['R'.$B$20];IF([Rankers.F27]=20;['R'.$B$21];IF([Rankers.F27]=21;['R'.$B$22];IF([Rankers.F27]=22;['R'.$B$23];IF([Rankers.F27]=23;['R'.$B$24];IF([Rankers.F27]=24;['R'.$B$25];IF([Rankers.F27]=25;['R'.$B$26];IF([Rankers.F27]=26;['R'.$B$27];IF([Rankers.F27]=27;['R'.$B$28];IF([Rankers.F27]=28;['R'.$B$29];IF([Rankers.F27]=29;['R'.$B$30];IF([Rankers.F27]=30;['R'.$B$31];IF([Rankers.F27]=31;['R'.$B$32];IF([Rankers.F27]=32;['R'.$B$33];IF([Rankers.F27]=33;['R'.$B$34];IF([Rankers.F27]=34;['R'.$B$35];IF([Rankers.F27]=35;['R'.$B$36];IF([Rankers.F27]=36;['R'.$B$37];IF([Rankers.F27]=0;0;['R'.E63])))))))))))))))))))))))))))))))))))))" table:style-name="ce11">
            <text:p>0</text:p>
          </table:table-cell>
          <table:table-cell office:value-type="float" office:value="0" table:formula="of:=IF([Rankers.G27]=1;['R'.$B$2];IF([Rankers.G27]=2;['R'.$B$3];IF([Rankers.G27]=3;['R'.$B$4];IF([Rankers.G27]=4;['R'.$B$5];IF([Rankers.G27]=5;['R'.$B$6];IF([Rankers.G27]=6;['R'.$B$7];IF([Rankers.G27]=7;['R'.$B$8];IF([Rankers.G27]=8;['R'.$B$9];IF([Rankers.G27]=9;['R'.$B$10];IF([Rankers.G27]=10;['R'.$B$11];IF([Rankers.G27]=11;['R'.$B$12];IF([Rankers.G27]=12;['R'.$B$13];IF([Rankers.G27]=13;['R'.$B$14];IF([Rankers.G27]=14;['R'.$B$15];IF([Rankers.G27]=15;['R'.$B$16];IF([Rankers.G27]=16;['R'.$B$17];IF([Rankers.G27]=17;['R'.$B$18];IF([Rankers.G27]=18;['R'.$B$19];IF([Rankers.G27]=19;['R'.$B$20];IF([Rankers.G27]=20;['R'.$B$21];IF([Rankers.G27]=21;['R'.$B$22];IF([Rankers.G27]=22;['R'.$B$23];IF([Rankers.G27]=23;['R'.$B$24];IF([Rankers.G27]=24;['R'.$B$25];IF([Rankers.G27]=25;['R'.$B$26];IF([Rankers.G27]=26;['R'.$B$27];IF([Rankers.G27]=27;['R'.$B$28];IF([Rankers.G27]=28;['R'.$B$29];IF([Rankers.G27]=29;['R'.$B$30];IF([Rankers.G27]=30;['R'.$B$31];IF([Rankers.G27]=31;['R'.$B$32];IF([Rankers.G27]=32;['R'.$B$33];IF([Rankers.G27]=33;['R'.$B$34];IF([Rankers.G27]=34;['R'.$B$35];IF([Rankers.G27]=35;['R'.$B$36];IF([Rankers.G27]=36;['R'.$B$37];IF([Rankers.G27]=0;0;['R'.F63])))))))))))))))))))))))))))))))))))))" table:style-name="ce11">
            <text:p>0</text:p>
          </table:table-cell>
          <table:table-cell office:value-type="float" office:value="0" table:formula="of:=IF([Rankers.H27]=1;['R'.$B$2];IF([Rankers.H27]=2;['R'.$B$3];IF([Rankers.H27]=3;['R'.$B$4];IF([Rankers.H27]=4;['R'.$B$5];IF([Rankers.H27]=5;['R'.$B$6];IF([Rankers.H27]=6;['R'.$B$7];IF([Rankers.H27]=7;['R'.$B$8];IF([Rankers.H27]=8;['R'.$B$9];IF([Rankers.H27]=9;['R'.$B$10];IF([Rankers.H27]=10;['R'.$B$11];IF([Rankers.H27]=11;['R'.$B$12];IF([Rankers.H27]=12;['R'.$B$13];IF([Rankers.H27]=13;['R'.$B$14];IF([Rankers.H27]=14;['R'.$B$15];IF([Rankers.H27]=15;['R'.$B$16];IF([Rankers.H27]=16;['R'.$B$17];IF([Rankers.H27]=17;['R'.$B$18];IF([Rankers.H27]=18;['R'.$B$19];IF([Rankers.H27]=19;['R'.$B$20];IF([Rankers.H27]=20;['R'.$B$21];IF([Rankers.H27]=21;['R'.$B$22];IF([Rankers.H27]=22;['R'.$B$23];IF([Rankers.H27]=23;['R'.$B$24];IF([Rankers.H27]=24;['R'.$B$25];IF([Rankers.H27]=25;['R'.$B$26];IF([Rankers.H27]=26;['R'.$B$27];IF([Rankers.H27]=27;['R'.$B$28];IF([Rankers.H27]=28;['R'.$B$29];IF([Rankers.H27]=29;['R'.$B$30];IF([Rankers.H27]=30;['R'.$B$31];IF([Rankers.H27]=31;['R'.$B$32];IF([Rankers.H27]=32;['R'.$B$33];IF([Rankers.H27]=33;['R'.$B$34];IF([Rankers.H27]=34;['R'.$B$35];IF([Rankers.H27]=35;['R'.$B$36];IF([Rankers.H27]=36;['R'.$B$37];IF([Rankers.H27]=0;0;['R'.G63])))))))))))))))))))))))))))))))))))))" table:style-name="ce11">
            <text:p>0</text:p>
          </table:table-cell>
          <table:table-cell office:value-type="float" office:value="0" table:formula="of:=IF([Rankers.I27]=1;['R'.$B$2];IF([Rankers.I27]=2;['R'.$B$3];IF([Rankers.I27]=3;['R'.$B$4];IF([Rankers.I27]=4;['R'.$B$5];IF([Rankers.I27]=5;['R'.$B$6];IF([Rankers.I27]=6;['R'.$B$7];IF([Rankers.I27]=7;['R'.$B$8];IF([Rankers.I27]=8;['R'.$B$9];IF([Rankers.I27]=9;['R'.$B$10];IF([Rankers.I27]=10;['R'.$B$11];IF([Rankers.I27]=11;['R'.$B$12];IF([Rankers.I27]=12;['R'.$B$13];IF([Rankers.I27]=13;['R'.$B$14];IF([Rankers.I27]=14;['R'.$B$15];IF([Rankers.I27]=15;['R'.$B$16];IF([Rankers.I27]=16;['R'.$B$17];IF([Rankers.I27]=17;['R'.$B$18];IF([Rankers.I27]=18;['R'.$B$19];IF([Rankers.I27]=19;['R'.$B$20];IF([Rankers.I27]=20;['R'.$B$21];IF([Rankers.I27]=21;['R'.$B$22];IF([Rankers.I27]=22;['R'.$B$23];IF([Rankers.I27]=23;['R'.$B$24];IF([Rankers.I27]=24;['R'.$B$25];IF([Rankers.I27]=25;['R'.$B$26];IF([Rankers.I27]=26;['R'.$B$27];IF([Rankers.I27]=27;['R'.$B$28];IF([Rankers.I27]=28;['R'.$B$29];IF([Rankers.I27]=29;['R'.$B$30];IF([Rankers.I27]=30;['R'.$B$31];IF([Rankers.I27]=31;['R'.$B$32];IF([Rankers.I27]=32;['R'.$B$33];IF([Rankers.I27]=33;['R'.$B$34];IF([Rankers.I27]=34;['R'.$B$35];IF([Rankers.I27]=35;['R'.$B$36];IF([Rankers.I27]=36;['R'.$B$37];IF([Rankers.I27]=0;0;['R'.H63])))))))))))))))))))))))))))))))))))))" table:style-name="ce11">
            <text:p>0</text:p>
          </table:table-cell>
          <table:table-cell office:value-type="float" office:value="0" table:formula="of:=IF([Rankers.J27]=1;['R'.$B$2];IF([Rankers.J27]=2;['R'.$B$3];IF([Rankers.J27]=3;['R'.$B$4];IF([Rankers.J27]=4;['R'.$B$5];IF([Rankers.J27]=5;['R'.$B$6];IF([Rankers.J27]=6;['R'.$B$7];IF([Rankers.J27]=7;['R'.$B$8];IF([Rankers.J27]=8;['R'.$B$9];IF([Rankers.J27]=9;['R'.$B$10];IF([Rankers.J27]=10;['R'.$B$11];IF([Rankers.J27]=11;['R'.$B$12];IF([Rankers.J27]=12;['R'.$B$13];IF([Rankers.J27]=13;['R'.$B$14];IF([Rankers.J27]=14;['R'.$B$15];IF([Rankers.J27]=15;['R'.$B$16];IF([Rankers.J27]=16;['R'.$B$17];IF([Rankers.J27]=17;['R'.$B$18];IF([Rankers.J27]=18;['R'.$B$19];IF([Rankers.J27]=19;['R'.$B$20];IF([Rankers.J27]=20;['R'.$B$21];IF([Rankers.J27]=21;['R'.$B$22];IF([Rankers.J27]=22;['R'.$B$23];IF([Rankers.J27]=23;['R'.$B$24];IF([Rankers.J27]=24;['R'.$B$25];IF([Rankers.J27]=25;['R'.$B$26];IF([Rankers.J27]=26;['R'.$B$27];IF([Rankers.J27]=27;['R'.$B$28];IF([Rankers.J27]=28;['R'.$B$29];IF([Rankers.J27]=29;['R'.$B$30];IF([Rankers.J27]=30;['R'.$B$31];IF([Rankers.J27]=31;['R'.$B$32];IF([Rankers.J27]=32;['R'.$B$33];IF([Rankers.J27]=33;['R'.$B$34];IF([Rankers.J27]=34;['R'.$B$35];IF([Rankers.J27]=35;['R'.$B$36];IF([Rankers.J27]=36;['R'.$B$37];IF([Rankers.J27]=0;0;['R'.I63])))))))))))))))))))))))))))))))))))))" table:style-name="ce11">
            <text:p>0</text:p>
          </table:table-cell>
          <table:table-cell office:value-type="float" office:value="0" table:formula="of:=IF([Rankers.K27]=1;['R'.$B$2];IF([Rankers.K27]=2;['R'.$B$3];IF([Rankers.K27]=3;['R'.$B$4];IF([Rankers.K27]=4;['R'.$B$5];IF([Rankers.K27]=5;['R'.$B$6];IF([Rankers.K27]=6;['R'.$B$7];IF([Rankers.K27]=7;['R'.$B$8];IF([Rankers.K27]=8;['R'.$B$9];IF([Rankers.K27]=9;['R'.$B$10];IF([Rankers.K27]=10;['R'.$B$11];IF([Rankers.K27]=11;['R'.$B$12];IF([Rankers.K27]=12;['R'.$B$13];IF([Rankers.K27]=13;['R'.$B$14];IF([Rankers.K27]=14;['R'.$B$15];IF([Rankers.K27]=15;['R'.$B$16];IF([Rankers.K27]=16;['R'.$B$17];IF([Rankers.K27]=17;['R'.$B$18];IF([Rankers.K27]=18;['R'.$B$19];IF([Rankers.K27]=19;['R'.$B$20];IF([Rankers.K27]=20;['R'.$B$21];IF([Rankers.K27]=21;['R'.$B$22];IF([Rankers.K27]=22;['R'.$B$23];IF([Rankers.K27]=23;['R'.$B$24];IF([Rankers.K27]=24;['R'.$B$25];IF([Rankers.K27]=25;['R'.$B$26];IF([Rankers.K27]=26;['R'.$B$27];IF([Rankers.K27]=27;['R'.$B$28];IF([Rankers.K27]=28;['R'.$B$29];IF([Rankers.K27]=29;['R'.$B$30];IF([Rankers.K27]=30;['R'.$B$31];IF([Rankers.K27]=31;['R'.$B$32];IF([Rankers.K27]=32;['R'.$B$33];IF([Rankers.K27]=33;['R'.$B$34];IF([Rankers.K27]=34;['R'.$B$35];IF([Rankers.K27]=35;['R'.$B$36];IF([Rankers.K27]=36;['R'.$B$37];IF([Rankers.K27]=0;0;['R'.J63])))))))))))))))))))))))))))))))))))))" table:style-name="ce12">
            <text:p>0</text:p>
          </table:table-cell>
          <table:table-cell office:value-type="float" office:value="0" table:formula="of:=IF([Rankers.L27]=1;['R'.$B$2];IF([Rankers.L27]=2;['R'.$B$3];IF([Rankers.L27]=3;['R'.$B$4];IF([Rankers.L27]=4;['R'.$B$5];IF([Rankers.L27]=5;['R'.$B$6];IF([Rankers.L27]=6;['R'.$B$7];IF([Rankers.L27]=7;['R'.$B$8];IF([Rankers.L27]=8;['R'.$B$9];IF([Rankers.L27]=9;['R'.$B$10];IF([Rankers.L27]=10;['R'.$B$11];IF([Rankers.L27]=11;['R'.$B$12];IF([Rankers.L27]=12;['R'.$B$13];IF([Rankers.L27]=13;['R'.$B$14];IF([Rankers.L27]=14;['R'.$B$15];IF([Rankers.L27]=15;['R'.$B$16];IF([Rankers.L27]=16;['R'.$B$17];IF([Rankers.L27]=17;['R'.$B$18];IF([Rankers.L27]=18;['R'.$B$19];IF([Rankers.L27]=19;['R'.$B$20];IF([Rankers.L27]=20;['R'.$B$21];IF([Rankers.L27]=21;['R'.$B$22];IF([Rankers.L27]=22;['R'.$B$23];IF([Rankers.L27]=23;['R'.$B$24];IF([Rankers.L27]=24;['R'.$B$25];IF([Rankers.L27]=25;['R'.$B$26];IF([Rankers.L27]=26;['R'.$B$27];IF([Rankers.L27]=27;['R'.$B$28];IF([Rankers.L27]=28;['R'.$B$29];IF([Rankers.L27]=29;['R'.$B$30];IF([Rankers.L27]=30;['R'.$B$31];IF([Rankers.L27]=31;['R'.$B$32];IF([Rankers.L27]=32;['R'.$B$33];IF([Rankers.L27]=33;['R'.$B$34];IF([Rankers.L27]=34;['R'.$B$35];IF([Rankers.L27]=35;['R'.$B$36];IF([Rankers.L27]=36;['R'.$B$37];IF([Rankers.L27]=0;0;['R'.K63])))))))))))))))))))))))))))))))))))))" table:style-name="ce34">
            <text:p>0</text:p>
          </table:table-cell>
          <table:table-cell office:value-type="float" office:value="0" table:formula="of:=IF([Rankers.M27]=1;['R'.$B$2];IF([Rankers.M27]=2;['R'.$B$3];IF([Rankers.M27]=3;['R'.$B$4];IF([Rankers.M27]=4;['R'.$B$5];IF([Rankers.M27]=5;['R'.$B$6];IF([Rankers.M27]=6;['R'.$B$7];IF([Rankers.M27]=7;['R'.$B$8];IF([Rankers.M27]=8;['R'.$B$9];IF([Rankers.M27]=9;['R'.$B$10];IF([Rankers.M27]=10;['R'.$B$11];IF([Rankers.M27]=11;['R'.$B$12];IF([Rankers.M27]=12;['R'.$B$13];IF([Rankers.M27]=13;['R'.$B$14];IF([Rankers.M27]=14;['R'.$B$15];IF([Rankers.M27]=15;['R'.$B$16];IF([Rankers.M27]=16;['R'.$B$17];IF([Rankers.M27]=17;['R'.$B$18];IF([Rankers.M27]=18;['R'.$B$19];IF([Rankers.M27]=19;['R'.$B$20];IF([Rankers.M27]=20;['R'.$B$21];IF([Rankers.M27]=21;['R'.$B$22];IF([Rankers.M27]=22;['R'.$B$23];IF([Rankers.M27]=23;['R'.$B$24];IF([Rankers.M27]=24;['R'.$B$25];IF([Rankers.M27]=25;['R'.$B$26];IF([Rankers.M27]=26;['R'.$B$27];IF([Rankers.M27]=27;['R'.$B$28];IF([Rankers.M27]=28;['R'.$B$29];IF([Rankers.M27]=29;['R'.$B$30];IF([Rankers.M27]=30;['R'.$B$31];IF([Rankers.M27]=31;['R'.$B$32];IF([Rankers.M27]=32;['R'.$B$33];IF([Rankers.M27]=33;['R'.$B$34];IF([Rankers.M27]=34;['R'.$B$35];IF([Rankers.M27]=35;['R'.$B$36];IF([Rankers.M27]=36;['R'.$B$37];IF([Rankers.M27]=0;0;['R'.L63])))))))))))))))))))))))))))))))))))))" table:style-name="ce12">
            <text:p>0</text:p>
          </table:table-cell>
          <table:table-cell office:value-type="float" office:value="0" table:formula="of:=IF([Rankers.N27]=1;['R'.$B$2];IF([Rankers.N27]=2;['R'.$B$3];IF([Rankers.N27]=3;['R'.$B$4];IF([Rankers.N27]=4;['R'.$B$5];IF([Rankers.N27]=5;['R'.$B$6];IF([Rankers.N27]=6;['R'.$B$7];IF([Rankers.N27]=7;['R'.$B$8];IF([Rankers.N27]=8;['R'.$B$9];IF([Rankers.N27]=9;['R'.$B$10];IF([Rankers.N27]=10;['R'.$B$11];IF([Rankers.N27]=11;['R'.$B$12];IF([Rankers.N27]=12;['R'.$B$13];IF([Rankers.N27]=13;['R'.$B$14];IF([Rankers.N27]=14;['R'.$B$15];IF([Rankers.N27]=15;['R'.$B$16];IF([Rankers.N27]=16;['R'.$B$17];IF([Rankers.N27]=17;['R'.$B$18];IF([Rankers.N27]=18;['R'.$B$19];IF([Rankers.N27]=19;['R'.$B$20];IF([Rankers.N27]=20;['R'.$B$21];IF([Rankers.N27]=21;['R'.$B$22];IF([Rankers.N27]=22;['R'.$B$23];IF([Rankers.N27]=23;['R'.$B$24];IF([Rankers.N27]=24;['R'.$B$25];IF([Rankers.N27]=25;['R'.$B$26];IF([Rankers.N27]=26;['R'.$B$27];IF([Rankers.N27]=27;['R'.$B$28];IF([Rankers.N27]=28;['R'.$B$29];IF([Rankers.N27]=29;['R'.$B$30];IF([Rankers.N27]=30;['R'.$B$31];IF([Rankers.N27]=31;['R'.$B$32];IF([Rankers.N27]=32;['R'.$B$33];IF([Rankers.N27]=33;['R'.$B$34];IF([Rankers.N27]=34;['R'.$B$35];IF([Rankers.N27]=35;['R'.$B$36];IF([Rankers.N27]=36;['R'.$B$37];IF([Rankers.N27]=0;0;['R'.M63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7" table:formula="of:=[.A27]+1" table:style-name="ce8">
            <text:p>27</text:p>
          </table:table-cell>
          <table:table-cell office:value-type="string" table:style-name="ce15">
            <text:p>Савицкий Александр Васильевич</text:p>
          </table:table-cell>
          <table:table-cell office:value-type="float" office:value="133" table:formula="of:=SUM([.D28:.ZZ28])" table:style-name="ce35">
            <text:p>133.00</text:p>
          </table:table-cell>
          <table:table-cell office:value-type="float" office:value="0" table:formula="of:=IF([Rankers.C28]=1;['R'.$B$2];IF([Rankers.C28]=2;['R'.$B$3];IF([Rankers.C28]=3;['R'.$B$4];IF([Rankers.C28]=4;['R'.$B$5];IF([Rankers.C28]=5;['R'.$B$6];IF([Rankers.C28]=6;['R'.$B$7];IF([Rankers.C28]=7;['R'.$B$8];IF([Rankers.C28]=8;['R'.$B$9];IF([Rankers.C28]=9;['R'.$B$10];IF([Rankers.C28]=10;['R'.$B$11];IF([Rankers.C28]=11;['R'.$B$12];IF([Rankers.C28]=12;['R'.$B$13];IF([Rankers.C28]=13;['R'.$B$14];IF([Rankers.C28]=14;['R'.$B$15];IF([Rankers.C28]=15;['R'.$B$16];IF([Rankers.C28]=16;['R'.$B$17];IF([Rankers.C28]=17;['R'.$B$18];IF([Rankers.C28]=18;['R'.$B$19];IF([Rankers.C28]=19;['R'.$B$20];IF([Rankers.C28]=20;['R'.$B$21];IF([Rankers.C28]=21;['R'.$B$22];IF([Rankers.C28]=22;['R'.$B$23];IF([Rankers.C28]=23;['R'.$B$24];IF([Rankers.C28]=24;['R'.$B$25];IF([Rankers.C28]=25;['R'.$B$26];IF([Rankers.C28]=26;['R'.$B$27];IF([Rankers.C28]=27;['R'.$B$28];IF([Rankers.C28]=28;['R'.$B$29];IF([Rankers.C28]=29;['R'.$B$30];IF([Rankers.C28]=30;['R'.$B$31];IF([Rankers.C28]=31;['R'.$B$32];IF([Rankers.C28]=32;['R'.$B$33];IF([Rankers.C28]=33;['R'.$B$34];IF([Rankers.C28]=34;['R'.$B$35];IF([Rankers.C28]=35;['R'.$B$36];IF([Rankers.C28]=36;['R'.$B$37];IF([Rankers.C28]=0;0;['R'.B64])))))))))))))))))))))))))))))))))))))" table:style-name="ce11">
            <text:p>0</text:p>
          </table:table-cell>
          <table:table-cell office:value-type="float" office:value="0" table:formula="of:=IF([Rankers.D28]=1;['R'.$B$2];IF([Rankers.D28]=2;['R'.$B$3];IF([Rankers.D28]=3;['R'.$B$4];IF([Rankers.D28]=4;['R'.$B$5];IF([Rankers.D28]=5;['R'.$B$6];IF([Rankers.D28]=6;['R'.$B$7];IF([Rankers.D28]=7;['R'.$B$8];IF([Rankers.D28]=8;['R'.$B$9];IF([Rankers.D28]=9;['R'.$B$10];IF([Rankers.D28]=10;['R'.$B$11];IF([Rankers.D28]=11;['R'.$B$12];IF([Rankers.D28]=12;['R'.$B$13];IF([Rankers.D28]=13;['R'.$B$14];IF([Rankers.D28]=14;['R'.$B$15];IF([Rankers.D28]=15;['R'.$B$16];IF([Rankers.D28]=16;['R'.$B$17];IF([Rankers.D28]=17;['R'.$B$18];IF([Rankers.D28]=18;['R'.$B$19];IF([Rankers.D28]=19;['R'.$B$20];IF([Rankers.D28]=20;['R'.$B$21];IF([Rankers.D28]=21;['R'.$B$22];IF([Rankers.D28]=22;['R'.$B$23];IF([Rankers.D28]=23;['R'.$B$24];IF([Rankers.D28]=24;['R'.$B$25];IF([Rankers.D28]=25;['R'.$B$26];IF([Rankers.D28]=26;['R'.$B$27];IF([Rankers.D28]=27;['R'.$B$28];IF([Rankers.D28]=28;['R'.$B$29];IF([Rankers.D28]=29;['R'.$B$30];IF([Rankers.D28]=30;['R'.$B$31];IF([Rankers.D28]=31;['R'.$B$32];IF([Rankers.D28]=32;['R'.$B$33];IF([Rankers.D28]=33;['R'.$B$34];IF([Rankers.D28]=34;['R'.$B$35];IF([Rankers.D28]=35;['R'.$B$36];IF([Rankers.D28]=36;['R'.$B$37];IF([Rankers.D28]=0;0;['R'.C64])))))))))))))))))))))))))))))))))))))" table:style-name="ce11">
            <text:p>0</text:p>
          </table:table-cell>
          <table:table-cell office:value-type="float" office:value="0" table:formula="of:=IF([Rankers.E28]=1;['R'.$B$2];IF([Rankers.E28]=2;['R'.$B$3];IF([Rankers.E28]=3;['R'.$B$4];IF([Rankers.E28]=4;['R'.$B$5];IF([Rankers.E28]=5;['R'.$B$6];IF([Rankers.E28]=6;['R'.$B$7];IF([Rankers.E28]=7;['R'.$B$8];IF([Rankers.E28]=8;['R'.$B$9];IF([Rankers.E28]=9;['R'.$B$10];IF([Rankers.E28]=10;['R'.$B$11];IF([Rankers.E28]=11;['R'.$B$12];IF([Rankers.E28]=12;['R'.$B$13];IF([Rankers.E28]=13;['R'.$B$14];IF([Rankers.E28]=14;['R'.$B$15];IF([Rankers.E28]=15;['R'.$B$16];IF([Rankers.E28]=16;['R'.$B$17];IF([Rankers.E28]=17;['R'.$B$18];IF([Rankers.E28]=18;['R'.$B$19];IF([Rankers.E28]=19;['R'.$B$20];IF([Rankers.E28]=20;['R'.$B$21];IF([Rankers.E28]=21;['R'.$B$22];IF([Rankers.E28]=22;['R'.$B$23];IF([Rankers.E28]=23;['R'.$B$24];IF([Rankers.E28]=24;['R'.$B$25];IF([Rankers.E28]=25;['R'.$B$26];IF([Rankers.E28]=26;['R'.$B$27];IF([Rankers.E28]=27;['R'.$B$28];IF([Rankers.E28]=28;['R'.$B$29];IF([Rankers.E28]=29;['R'.$B$30];IF([Rankers.E28]=30;['R'.$B$31];IF([Rankers.E28]=31;['R'.$B$32];IF([Rankers.E28]=32;['R'.$B$33];IF([Rankers.E28]=33;['R'.$B$34];IF([Rankers.E28]=34;['R'.$B$35];IF([Rankers.E28]=35;['R'.$B$36];IF([Rankers.E28]=36;['R'.$B$37];IF([Rankers.E28]=0;0;['R'.D64])))))))))))))))))))))))))))))))))))))" table:style-name="ce11">
            <text:p>0</text:p>
          </table:table-cell>
          <table:table-cell office:value-type="float" office:value="23" table:formula="of:=IF([Rankers.F28]=1;['R'.$B$2];IF([Rankers.F28]=2;['R'.$B$3];IF([Rankers.F28]=3;['R'.$B$4];IF([Rankers.F28]=4;['R'.$B$5];IF([Rankers.F28]=5;['R'.$B$6];IF([Rankers.F28]=6;['R'.$B$7];IF([Rankers.F28]=7;['R'.$B$8];IF([Rankers.F28]=8;['R'.$B$9];IF([Rankers.F28]=9;['R'.$B$10];IF([Rankers.F28]=10;['R'.$B$11];IF([Rankers.F28]=11;['R'.$B$12];IF([Rankers.F28]=12;['R'.$B$13];IF([Rankers.F28]=13;['R'.$B$14];IF([Rankers.F28]=14;['R'.$B$15];IF([Rankers.F28]=15;['R'.$B$16];IF([Rankers.F28]=16;['R'.$B$17];IF([Rankers.F28]=17;['R'.$B$18];IF([Rankers.F28]=18;['R'.$B$19];IF([Rankers.F28]=19;['R'.$B$20];IF([Rankers.F28]=20;['R'.$B$21];IF([Rankers.F28]=21;['R'.$B$22];IF([Rankers.F28]=22;['R'.$B$23];IF([Rankers.F28]=23;['R'.$B$24];IF([Rankers.F28]=24;['R'.$B$25];IF([Rankers.F28]=25;['R'.$B$26];IF([Rankers.F28]=26;['R'.$B$27];IF([Rankers.F28]=27;['R'.$B$28];IF([Rankers.F28]=28;['R'.$B$29];IF([Rankers.F28]=29;['R'.$B$30];IF([Rankers.F28]=30;['R'.$B$31];IF([Rankers.F28]=31;['R'.$B$32];IF([Rankers.F28]=32;['R'.$B$33];IF([Rankers.F28]=33;['R'.$B$34];IF([Rankers.F28]=34;['R'.$B$35];IF([Rankers.F28]=35;['R'.$B$36];IF([Rankers.F28]=36;['R'.$B$37];IF([Rankers.F28]=0;0;['R'.E64])))))))))))))))))))))))))))))))))))))" table:style-name="ce11">
            <text:p>23</text:p>
          </table:table-cell>
          <table:table-cell office:value-type="float" office:value="0" table:formula="of:=IF([Rankers.G28]=1;['R'.$B$2];IF([Rankers.G28]=2;['R'.$B$3];IF([Rankers.G28]=3;['R'.$B$4];IF([Rankers.G28]=4;['R'.$B$5];IF([Rankers.G28]=5;['R'.$B$6];IF([Rankers.G28]=6;['R'.$B$7];IF([Rankers.G28]=7;['R'.$B$8];IF([Rankers.G28]=8;['R'.$B$9];IF([Rankers.G28]=9;['R'.$B$10];IF([Rankers.G28]=10;['R'.$B$11];IF([Rankers.G28]=11;['R'.$B$12];IF([Rankers.G28]=12;['R'.$B$13];IF([Rankers.G28]=13;['R'.$B$14];IF([Rankers.G28]=14;['R'.$B$15];IF([Rankers.G28]=15;['R'.$B$16];IF([Rankers.G28]=16;['R'.$B$17];IF([Rankers.G28]=17;['R'.$B$18];IF([Rankers.G28]=18;['R'.$B$19];IF([Rankers.G28]=19;['R'.$B$20];IF([Rankers.G28]=20;['R'.$B$21];IF([Rankers.G28]=21;['R'.$B$22];IF([Rankers.G28]=22;['R'.$B$23];IF([Rankers.G28]=23;['R'.$B$24];IF([Rankers.G28]=24;['R'.$B$25];IF([Rankers.G28]=25;['R'.$B$26];IF([Rankers.G28]=26;['R'.$B$27];IF([Rankers.G28]=27;['R'.$B$28];IF([Rankers.G28]=28;['R'.$B$29];IF([Rankers.G28]=29;['R'.$B$30];IF([Rankers.G28]=30;['R'.$B$31];IF([Rankers.G28]=31;['R'.$B$32];IF([Rankers.G28]=32;['R'.$B$33];IF([Rankers.G28]=33;['R'.$B$34];IF([Rankers.G28]=34;['R'.$B$35];IF([Rankers.G28]=35;['R'.$B$36];IF([Rankers.G28]=36;['R'.$B$37];IF([Rankers.G28]=0;0;['R'.F64])))))))))))))))))))))))))))))))))))))" table:style-name="ce11">
            <text:p>0</text:p>
          </table:table-cell>
          <table:table-cell office:value-type="float" office:value="21" table:formula="of:=IF([Rankers.H28]=1;['R'.$B$2];IF([Rankers.H28]=2;['R'.$B$3];IF([Rankers.H28]=3;['R'.$B$4];IF([Rankers.H28]=4;['R'.$B$5];IF([Rankers.H28]=5;['R'.$B$6];IF([Rankers.H28]=6;['R'.$B$7];IF([Rankers.H28]=7;['R'.$B$8];IF([Rankers.H28]=8;['R'.$B$9];IF([Rankers.H28]=9;['R'.$B$10];IF([Rankers.H28]=10;['R'.$B$11];IF([Rankers.H28]=11;['R'.$B$12];IF([Rankers.H28]=12;['R'.$B$13];IF([Rankers.H28]=13;['R'.$B$14];IF([Rankers.H28]=14;['R'.$B$15];IF([Rankers.H28]=15;['R'.$B$16];IF([Rankers.H28]=16;['R'.$B$17];IF([Rankers.H28]=17;['R'.$B$18];IF([Rankers.H28]=18;['R'.$B$19];IF([Rankers.H28]=19;['R'.$B$20];IF([Rankers.H28]=20;['R'.$B$21];IF([Rankers.H28]=21;['R'.$B$22];IF([Rankers.H28]=22;['R'.$B$23];IF([Rankers.H28]=23;['R'.$B$24];IF([Rankers.H28]=24;['R'.$B$25];IF([Rankers.H28]=25;['R'.$B$26];IF([Rankers.H28]=26;['R'.$B$27];IF([Rankers.H28]=27;['R'.$B$28];IF([Rankers.H28]=28;['R'.$B$29];IF([Rankers.H28]=29;['R'.$B$30];IF([Rankers.H28]=30;['R'.$B$31];IF([Rankers.H28]=31;['R'.$B$32];IF([Rankers.H28]=32;['R'.$B$33];IF([Rankers.H28]=33;['R'.$B$34];IF([Rankers.H28]=34;['R'.$B$35];IF([Rankers.H28]=35;['R'.$B$36];IF([Rankers.H28]=36;['R'.$B$37];IF([Rankers.H28]=0;0;['R'.G64])))))))))))))))))))))))))))))))))))))" table:style-name="ce11">
            <text:p>21</text:p>
          </table:table-cell>
          <table:table-cell office:value-type="float" office:value="16" table:formula="of:=IF([Rankers.I28]=1;['R'.$B$2];IF([Rankers.I28]=2;['R'.$B$3];IF([Rankers.I28]=3;['R'.$B$4];IF([Rankers.I28]=4;['R'.$B$5];IF([Rankers.I28]=5;['R'.$B$6];IF([Rankers.I28]=6;['R'.$B$7];IF([Rankers.I28]=7;['R'.$B$8];IF([Rankers.I28]=8;['R'.$B$9];IF([Rankers.I28]=9;['R'.$B$10];IF([Rankers.I28]=10;['R'.$B$11];IF([Rankers.I28]=11;['R'.$B$12];IF([Rankers.I28]=12;['R'.$B$13];IF([Rankers.I28]=13;['R'.$B$14];IF([Rankers.I28]=14;['R'.$B$15];IF([Rankers.I28]=15;['R'.$B$16];IF([Rankers.I28]=16;['R'.$B$17];IF([Rankers.I28]=17;['R'.$B$18];IF([Rankers.I28]=18;['R'.$B$19];IF([Rankers.I28]=19;['R'.$B$20];IF([Rankers.I28]=20;['R'.$B$21];IF([Rankers.I28]=21;['R'.$B$22];IF([Rankers.I28]=22;['R'.$B$23];IF([Rankers.I28]=23;['R'.$B$24];IF([Rankers.I28]=24;['R'.$B$25];IF([Rankers.I28]=25;['R'.$B$26];IF([Rankers.I28]=26;['R'.$B$27];IF([Rankers.I28]=27;['R'.$B$28];IF([Rankers.I28]=28;['R'.$B$29];IF([Rankers.I28]=29;['R'.$B$30];IF([Rankers.I28]=30;['R'.$B$31];IF([Rankers.I28]=31;['R'.$B$32];IF([Rankers.I28]=32;['R'.$B$33];IF([Rankers.I28]=33;['R'.$B$34];IF([Rankers.I28]=34;['R'.$B$35];IF([Rankers.I28]=35;['R'.$B$36];IF([Rankers.I28]=36;['R'.$B$37];IF([Rankers.I28]=0;0;['R'.H64])))))))))))))))))))))))))))))))))))))" table:style-name="ce11">
            <text:p>16</text:p>
          </table:table-cell>
          <table:table-cell office:value-type="float" office:value="0" table:formula="of:=IF([Rankers.J28]=1;['R'.$B$2];IF([Rankers.J28]=2;['R'.$B$3];IF([Rankers.J28]=3;['R'.$B$4];IF([Rankers.J28]=4;['R'.$B$5];IF([Rankers.J28]=5;['R'.$B$6];IF([Rankers.J28]=6;['R'.$B$7];IF([Rankers.J28]=7;['R'.$B$8];IF([Rankers.J28]=8;['R'.$B$9];IF([Rankers.J28]=9;['R'.$B$10];IF([Rankers.J28]=10;['R'.$B$11];IF([Rankers.J28]=11;['R'.$B$12];IF([Rankers.J28]=12;['R'.$B$13];IF([Rankers.J28]=13;['R'.$B$14];IF([Rankers.J28]=14;['R'.$B$15];IF([Rankers.J28]=15;['R'.$B$16];IF([Rankers.J28]=16;['R'.$B$17];IF([Rankers.J28]=17;['R'.$B$18];IF([Rankers.J28]=18;['R'.$B$19];IF([Rankers.J28]=19;['R'.$B$20];IF([Rankers.J28]=20;['R'.$B$21];IF([Rankers.J28]=21;['R'.$B$22];IF([Rankers.J28]=22;['R'.$B$23];IF([Rankers.J28]=23;['R'.$B$24];IF([Rankers.J28]=24;['R'.$B$25];IF([Rankers.J28]=25;['R'.$B$26];IF([Rankers.J28]=26;['R'.$B$27];IF([Rankers.J28]=27;['R'.$B$28];IF([Rankers.J28]=28;['R'.$B$29];IF([Rankers.J28]=29;['R'.$B$30];IF([Rankers.J28]=30;['R'.$B$31];IF([Rankers.J28]=31;['R'.$B$32];IF([Rankers.J28]=32;['R'.$B$33];IF([Rankers.J28]=33;['R'.$B$34];IF([Rankers.J28]=34;['R'.$B$35];IF([Rankers.J28]=35;['R'.$B$36];IF([Rankers.J28]=36;['R'.$B$37];IF([Rankers.J28]=0;0;['R'.I64])))))))))))))))))))))))))))))))))))))" table:style-name="ce11">
            <text:p>0</text:p>
          </table:table-cell>
          <table:table-cell office:value-type="float" office:value="13" table:formula="of:=IF([Rankers.K28]=1;['R'.$B$2];IF([Rankers.K28]=2;['R'.$B$3];IF([Rankers.K28]=3;['R'.$B$4];IF([Rankers.K28]=4;['R'.$B$5];IF([Rankers.K28]=5;['R'.$B$6];IF([Rankers.K28]=6;['R'.$B$7];IF([Rankers.K28]=7;['R'.$B$8];IF([Rankers.K28]=8;['R'.$B$9];IF([Rankers.K28]=9;['R'.$B$10];IF([Rankers.K28]=10;['R'.$B$11];IF([Rankers.K28]=11;['R'.$B$12];IF([Rankers.K28]=12;['R'.$B$13];IF([Rankers.K28]=13;['R'.$B$14];IF([Rankers.K28]=14;['R'.$B$15];IF([Rankers.K28]=15;['R'.$B$16];IF([Rankers.K28]=16;['R'.$B$17];IF([Rankers.K28]=17;['R'.$B$18];IF([Rankers.K28]=18;['R'.$B$19];IF([Rankers.K28]=19;['R'.$B$20];IF([Rankers.K28]=20;['R'.$B$21];IF([Rankers.K28]=21;['R'.$B$22];IF([Rankers.K28]=22;['R'.$B$23];IF([Rankers.K28]=23;['R'.$B$24];IF([Rankers.K28]=24;['R'.$B$25];IF([Rankers.K28]=25;['R'.$B$26];IF([Rankers.K28]=26;['R'.$B$27];IF([Rankers.K28]=27;['R'.$B$28];IF([Rankers.K28]=28;['R'.$B$29];IF([Rankers.K28]=29;['R'.$B$30];IF([Rankers.K28]=30;['R'.$B$31];IF([Rankers.K28]=31;['R'.$B$32];IF([Rankers.K28]=32;['R'.$B$33];IF([Rankers.K28]=33;['R'.$B$34];IF([Rankers.K28]=34;['R'.$B$35];IF([Rankers.K28]=35;['R'.$B$36];IF([Rankers.K28]=36;['R'.$B$37];IF([Rankers.K28]=0;0;['R'.J64])))))))))))))))))))))))))))))))))))))" table:style-name="ce12">
            <text:p>13</text:p>
          </table:table-cell>
          <table:table-cell office:value-type="float" office:value="32" table:formula="of:=IF([Rankers.L28]=1;['R'.$B$2];IF([Rankers.L28]=2;['R'.$B$3];IF([Rankers.L28]=3;['R'.$B$4];IF([Rankers.L28]=4;['R'.$B$5];IF([Rankers.L28]=5;['R'.$B$6];IF([Rankers.L28]=6;['R'.$B$7];IF([Rankers.L28]=7;['R'.$B$8];IF([Rankers.L28]=8;['R'.$B$9];IF([Rankers.L28]=9;['R'.$B$10];IF([Rankers.L28]=10;['R'.$B$11];IF([Rankers.L28]=11;['R'.$B$12];IF([Rankers.L28]=12;['R'.$B$13];IF([Rankers.L28]=13;['R'.$B$14];IF([Rankers.L28]=14;['R'.$B$15];IF([Rankers.L28]=15;['R'.$B$16];IF([Rankers.L28]=16;['R'.$B$17];IF([Rankers.L28]=17;['R'.$B$18];IF([Rankers.L28]=18;['R'.$B$19];IF([Rankers.L28]=19;['R'.$B$20];IF([Rankers.L28]=20;['R'.$B$21];IF([Rankers.L28]=21;['R'.$B$22];IF([Rankers.L28]=22;['R'.$B$23];IF([Rankers.L28]=23;['R'.$B$24];IF([Rankers.L28]=24;['R'.$B$25];IF([Rankers.L28]=25;['R'.$B$26];IF([Rankers.L28]=26;['R'.$B$27];IF([Rankers.L28]=27;['R'.$B$28];IF([Rankers.L28]=28;['R'.$B$29];IF([Rankers.L28]=29;['R'.$B$30];IF([Rankers.L28]=30;['R'.$B$31];IF([Rankers.L28]=31;['R'.$B$32];IF([Rankers.L28]=32;['R'.$B$33];IF([Rankers.L28]=33;['R'.$B$34];IF([Rankers.L28]=34;['R'.$B$35];IF([Rankers.L28]=35;['R'.$B$36];IF([Rankers.L28]=36;['R'.$B$37];IF([Rankers.L28]=0;0;['R'.K64])))))))))))))))))))))))))))))))))))))" table:style-name="ce34">
            <text:p>32</text:p>
          </table:table-cell>
          <table:table-cell office:value-type="float" office:value="28" table:formula="of:=IF([Rankers.M28]=1;['R'.$B$2];IF([Rankers.M28]=2;['R'.$B$3];IF([Rankers.M28]=3;['R'.$B$4];IF([Rankers.M28]=4;['R'.$B$5];IF([Rankers.M28]=5;['R'.$B$6];IF([Rankers.M28]=6;['R'.$B$7];IF([Rankers.M28]=7;['R'.$B$8];IF([Rankers.M28]=8;['R'.$B$9];IF([Rankers.M28]=9;['R'.$B$10];IF([Rankers.M28]=10;['R'.$B$11];IF([Rankers.M28]=11;['R'.$B$12];IF([Rankers.M28]=12;['R'.$B$13];IF([Rankers.M28]=13;['R'.$B$14];IF([Rankers.M28]=14;['R'.$B$15];IF([Rankers.M28]=15;['R'.$B$16];IF([Rankers.M28]=16;['R'.$B$17];IF([Rankers.M28]=17;['R'.$B$18];IF([Rankers.M28]=18;['R'.$B$19];IF([Rankers.M28]=19;['R'.$B$20];IF([Rankers.M28]=20;['R'.$B$21];IF([Rankers.M28]=21;['R'.$B$22];IF([Rankers.M28]=22;['R'.$B$23];IF([Rankers.M28]=23;['R'.$B$24];IF([Rankers.M28]=24;['R'.$B$25];IF([Rankers.M28]=25;['R'.$B$26];IF([Rankers.M28]=26;['R'.$B$27];IF([Rankers.M28]=27;['R'.$B$28];IF([Rankers.M28]=28;['R'.$B$29];IF([Rankers.M28]=29;['R'.$B$30];IF([Rankers.M28]=30;['R'.$B$31];IF([Rankers.M28]=31;['R'.$B$32];IF([Rankers.M28]=32;['R'.$B$33];IF([Rankers.M28]=33;['R'.$B$34];IF([Rankers.M28]=34;['R'.$B$35];IF([Rankers.M28]=35;['R'.$B$36];IF([Rankers.M28]=36;['R'.$B$37];IF([Rankers.M28]=0;0;['R'.L64])))))))))))))))))))))))))))))))))))))" table:style-name="ce12">
            <text:p>28</text:p>
          </table:table-cell>
          <table:table-cell office:value-type="float" office:value="0" table:formula="of:=IF([Rankers.N28]=1;['R'.$B$2];IF([Rankers.N28]=2;['R'.$B$3];IF([Rankers.N28]=3;['R'.$B$4];IF([Rankers.N28]=4;['R'.$B$5];IF([Rankers.N28]=5;['R'.$B$6];IF([Rankers.N28]=6;['R'.$B$7];IF([Rankers.N28]=7;['R'.$B$8];IF([Rankers.N28]=8;['R'.$B$9];IF([Rankers.N28]=9;['R'.$B$10];IF([Rankers.N28]=10;['R'.$B$11];IF([Rankers.N28]=11;['R'.$B$12];IF([Rankers.N28]=12;['R'.$B$13];IF([Rankers.N28]=13;['R'.$B$14];IF([Rankers.N28]=14;['R'.$B$15];IF([Rankers.N28]=15;['R'.$B$16];IF([Rankers.N28]=16;['R'.$B$17];IF([Rankers.N28]=17;['R'.$B$18];IF([Rankers.N28]=18;['R'.$B$19];IF([Rankers.N28]=19;['R'.$B$20];IF([Rankers.N28]=20;['R'.$B$21];IF([Rankers.N28]=21;['R'.$B$22];IF([Rankers.N28]=22;['R'.$B$23];IF([Rankers.N28]=23;['R'.$B$24];IF([Rankers.N28]=24;['R'.$B$25];IF([Rankers.N28]=25;['R'.$B$26];IF([Rankers.N28]=26;['R'.$B$27];IF([Rankers.N28]=27;['R'.$B$28];IF([Rankers.N28]=28;['R'.$B$29];IF([Rankers.N28]=29;['R'.$B$30];IF([Rankers.N28]=30;['R'.$B$31];IF([Rankers.N28]=31;['R'.$B$32];IF([Rankers.N28]=32;['R'.$B$33];IF([Rankers.N28]=33;['R'.$B$34];IF([Rankers.N28]=34;['R'.$B$35];IF([Rankers.N28]=35;['R'.$B$36];IF([Rankers.N28]=36;['R'.$B$37];IF([Rankers.N28]=0;0;['R'.M64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8" table:formula="of:=[.A28]+1" table:style-name="ce16">
            <text:p>28</text:p>
          </table:table-cell>
          <table:table-cell office:value-type="string" table:style-name="ce15">
            <text:p>Салтанов Кирилл Максимович</text:p>
          </table:table-cell>
          <table:table-cell office:value-type="float" office:value="241" table:formula="of:=SUM([.D29:.ZZ29])" table:style-name="ce36">
            <text:p>241.00</text:p>
          </table:table-cell>
          <table:table-cell office:value-type="float" office:value="25" table:formula="of:=IF([Rankers.C29]=1;['R'.$B$2];IF([Rankers.C29]=2;['R'.$B$3];IF([Rankers.C29]=3;['R'.$B$4];IF([Rankers.C29]=4;['R'.$B$5];IF([Rankers.C29]=5;['R'.$B$6];IF([Rankers.C29]=6;['R'.$B$7];IF([Rankers.C29]=7;['R'.$B$8];IF([Rankers.C29]=8;['R'.$B$9];IF([Rankers.C29]=9;['R'.$B$10];IF([Rankers.C29]=10;['R'.$B$11];IF([Rankers.C29]=11;['R'.$B$12];IF([Rankers.C29]=12;['R'.$B$13];IF([Rankers.C29]=13;['R'.$B$14];IF([Rankers.C29]=14;['R'.$B$15];IF([Rankers.C29]=15;['R'.$B$16];IF([Rankers.C29]=16;['R'.$B$17];IF([Rankers.C29]=17;['R'.$B$18];IF([Rankers.C29]=18;['R'.$B$19];IF([Rankers.C29]=19;['R'.$B$20];IF([Rankers.C29]=20;['R'.$B$21];IF([Rankers.C29]=21;['R'.$B$22];IF([Rankers.C29]=22;['R'.$B$23];IF([Rankers.C29]=23;['R'.$B$24];IF([Rankers.C29]=24;['R'.$B$25];IF([Rankers.C29]=25;['R'.$B$26];IF([Rankers.C29]=26;['R'.$B$27];IF([Rankers.C29]=27;['R'.$B$28];IF([Rankers.C29]=28;['R'.$B$29];IF([Rankers.C29]=29;['R'.$B$30];IF([Rankers.C29]=30;['R'.$B$31];IF([Rankers.C29]=31;['R'.$B$32];IF([Rankers.C29]=32;['R'.$B$33];IF([Rankers.C29]=33;['R'.$B$34];IF([Rankers.C29]=34;['R'.$B$35];IF([Rankers.C29]=35;['R'.$B$36];IF([Rankers.C29]=36;['R'.$B$37];IF([Rankers.C29]=0;0;['R'.B65])))))))))))))))))))))))))))))))))))))" table:style-name="ce11">
            <text:p>25</text:p>
          </table:table-cell>
          <table:table-cell office:value-type="float" office:value="0" table:formula="of:=IF([Rankers.D29]=1;['R'.$B$2];IF([Rankers.D29]=2;['R'.$B$3];IF([Rankers.D29]=3;['R'.$B$4];IF([Rankers.D29]=4;['R'.$B$5];IF([Rankers.D29]=5;['R'.$B$6];IF([Rankers.D29]=6;['R'.$B$7];IF([Rankers.D29]=7;['R'.$B$8];IF([Rankers.D29]=8;['R'.$B$9];IF([Rankers.D29]=9;['R'.$B$10];IF([Rankers.D29]=10;['R'.$B$11];IF([Rankers.D29]=11;['R'.$B$12];IF([Rankers.D29]=12;['R'.$B$13];IF([Rankers.D29]=13;['R'.$B$14];IF([Rankers.D29]=14;['R'.$B$15];IF([Rankers.D29]=15;['R'.$B$16];IF([Rankers.D29]=16;['R'.$B$17];IF([Rankers.D29]=17;['R'.$B$18];IF([Rankers.D29]=18;['R'.$B$19];IF([Rankers.D29]=19;['R'.$B$20];IF([Rankers.D29]=20;['R'.$B$21];IF([Rankers.D29]=21;['R'.$B$22];IF([Rankers.D29]=22;['R'.$B$23];IF([Rankers.D29]=23;['R'.$B$24];IF([Rankers.D29]=24;['R'.$B$25];IF([Rankers.D29]=25;['R'.$B$26];IF([Rankers.D29]=26;['R'.$B$27];IF([Rankers.D29]=27;['R'.$B$28];IF([Rankers.D29]=28;['R'.$B$29];IF([Rankers.D29]=29;['R'.$B$30];IF([Rankers.D29]=30;['R'.$B$31];IF([Rankers.D29]=31;['R'.$B$32];IF([Rankers.D29]=32;['R'.$B$33];IF([Rankers.D29]=33;['R'.$B$34];IF([Rankers.D29]=34;['R'.$B$35];IF([Rankers.D29]=35;['R'.$B$36];IF([Rankers.D29]=36;['R'.$B$37];IF([Rankers.D29]=0;0;['R'.C65])))))))))))))))))))))))))))))))))))))" table:style-name="ce11">
            <text:p>0</text:p>
          </table:table-cell>
          <table:table-cell office:value-type="float" office:value="25" table:formula="of:=IF([Rankers.E29]=1;['R'.$B$2];IF([Rankers.E29]=2;['R'.$B$3];IF([Rankers.E29]=3;['R'.$B$4];IF([Rankers.E29]=4;['R'.$B$5];IF([Rankers.E29]=5;['R'.$B$6];IF([Rankers.E29]=6;['R'.$B$7];IF([Rankers.E29]=7;['R'.$B$8];IF([Rankers.E29]=8;['R'.$B$9];IF([Rankers.E29]=9;['R'.$B$10];IF([Rankers.E29]=10;['R'.$B$11];IF([Rankers.E29]=11;['R'.$B$12];IF([Rankers.E29]=12;['R'.$B$13];IF([Rankers.E29]=13;['R'.$B$14];IF([Rankers.E29]=14;['R'.$B$15];IF([Rankers.E29]=15;['R'.$B$16];IF([Rankers.E29]=16;['R'.$B$17];IF([Rankers.E29]=17;['R'.$B$18];IF([Rankers.E29]=18;['R'.$B$19];IF([Rankers.E29]=19;['R'.$B$20];IF([Rankers.E29]=20;['R'.$B$21];IF([Rankers.E29]=21;['R'.$B$22];IF([Rankers.E29]=22;['R'.$B$23];IF([Rankers.E29]=23;['R'.$B$24];IF([Rankers.E29]=24;['R'.$B$25];IF([Rankers.E29]=25;['R'.$B$26];IF([Rankers.E29]=26;['R'.$B$27];IF([Rankers.E29]=27;['R'.$B$28];IF([Rankers.E29]=28;['R'.$B$29];IF([Rankers.E29]=29;['R'.$B$30];IF([Rankers.E29]=30;['R'.$B$31];IF([Rankers.E29]=31;['R'.$B$32];IF([Rankers.E29]=32;['R'.$B$33];IF([Rankers.E29]=33;['R'.$B$34];IF([Rankers.E29]=34;['R'.$B$35];IF([Rankers.E29]=35;['R'.$B$36];IF([Rankers.E29]=36;['R'.$B$37];IF([Rankers.E29]=0;0;['R'.D65])))))))))))))))))))))))))))))))))))))" table:style-name="ce11">
            <text:p>25</text:p>
          </table:table-cell>
          <table:table-cell office:value-type="float" office:value="18" table:formula="of:=IF([Rankers.F29]=1;['R'.$B$2];IF([Rankers.F29]=2;['R'.$B$3];IF([Rankers.F29]=3;['R'.$B$4];IF([Rankers.F29]=4;['R'.$B$5];IF([Rankers.F29]=5;['R'.$B$6];IF([Rankers.F29]=6;['R'.$B$7];IF([Rankers.F29]=7;['R'.$B$8];IF([Rankers.F29]=8;['R'.$B$9];IF([Rankers.F29]=9;['R'.$B$10];IF([Rankers.F29]=10;['R'.$B$11];IF([Rankers.F29]=11;['R'.$B$12];IF([Rankers.F29]=12;['R'.$B$13];IF([Rankers.F29]=13;['R'.$B$14];IF([Rankers.F29]=14;['R'.$B$15];IF([Rankers.F29]=15;['R'.$B$16];IF([Rankers.F29]=16;['R'.$B$17];IF([Rankers.F29]=17;['R'.$B$18];IF([Rankers.F29]=18;['R'.$B$19];IF([Rankers.F29]=19;['R'.$B$20];IF([Rankers.F29]=20;['R'.$B$21];IF([Rankers.F29]=21;['R'.$B$22];IF([Rankers.F29]=22;['R'.$B$23];IF([Rankers.F29]=23;['R'.$B$24];IF([Rankers.F29]=24;['R'.$B$25];IF([Rankers.F29]=25;['R'.$B$26];IF([Rankers.F29]=26;['R'.$B$27];IF([Rankers.F29]=27;['R'.$B$28];IF([Rankers.F29]=28;['R'.$B$29];IF([Rankers.F29]=29;['R'.$B$30];IF([Rankers.F29]=30;['R'.$B$31];IF([Rankers.F29]=31;['R'.$B$32];IF([Rankers.F29]=32;['R'.$B$33];IF([Rankers.F29]=33;['R'.$B$34];IF([Rankers.F29]=34;['R'.$B$35];IF([Rankers.F29]=35;['R'.$B$36];IF([Rankers.F29]=36;['R'.$B$37];IF([Rankers.F29]=0;0;['R'.E65])))))))))))))))))))))))))))))))))))))" table:style-name="ce11">
            <text:p>18</text:p>
          </table:table-cell>
          <table:table-cell office:value-type="float" office:value="0" table:formula="of:=IF([Rankers.G29]=1;['R'.$B$2];IF([Rankers.G29]=2;['R'.$B$3];IF([Rankers.G29]=3;['R'.$B$4];IF([Rankers.G29]=4;['R'.$B$5];IF([Rankers.G29]=5;['R'.$B$6];IF([Rankers.G29]=6;['R'.$B$7];IF([Rankers.G29]=7;['R'.$B$8];IF([Rankers.G29]=8;['R'.$B$9];IF([Rankers.G29]=9;['R'.$B$10];IF([Rankers.G29]=10;['R'.$B$11];IF([Rankers.G29]=11;['R'.$B$12];IF([Rankers.G29]=12;['R'.$B$13];IF([Rankers.G29]=13;['R'.$B$14];IF([Rankers.G29]=14;['R'.$B$15];IF([Rankers.G29]=15;['R'.$B$16];IF([Rankers.G29]=16;['R'.$B$17];IF([Rankers.G29]=17;['R'.$B$18];IF([Rankers.G29]=18;['R'.$B$19];IF([Rankers.G29]=19;['R'.$B$20];IF([Rankers.G29]=20;['R'.$B$21];IF([Rankers.G29]=21;['R'.$B$22];IF([Rankers.G29]=22;['R'.$B$23];IF([Rankers.G29]=23;['R'.$B$24];IF([Rankers.G29]=24;['R'.$B$25];IF([Rankers.G29]=25;['R'.$B$26];IF([Rankers.G29]=26;['R'.$B$27];IF([Rankers.G29]=27;['R'.$B$28];IF([Rankers.G29]=28;['R'.$B$29];IF([Rankers.G29]=29;['R'.$B$30];IF([Rankers.G29]=30;['R'.$B$31];IF([Rankers.G29]=31;['R'.$B$32];IF([Rankers.G29]=32;['R'.$B$33];IF([Rankers.G29]=33;['R'.$B$34];IF([Rankers.G29]=34;['R'.$B$35];IF([Rankers.G29]=35;['R'.$B$36];IF([Rankers.G29]=36;['R'.$B$37];IF([Rankers.G29]=0;0;['R'.F65])))))))))))))))))))))))))))))))))))))" table:style-name="ce11">
            <text:p>0</text:p>
          </table:table-cell>
          <table:table-cell office:value-type="float" office:value="32" table:formula="of:=IF([Rankers.H29]=1;['R'.$B$2];IF([Rankers.H29]=2;['R'.$B$3];IF([Rankers.H29]=3;['R'.$B$4];IF([Rankers.H29]=4;['R'.$B$5];IF([Rankers.H29]=5;['R'.$B$6];IF([Rankers.H29]=6;['R'.$B$7];IF([Rankers.H29]=7;['R'.$B$8];IF([Rankers.H29]=8;['R'.$B$9];IF([Rankers.H29]=9;['R'.$B$10];IF([Rankers.H29]=10;['R'.$B$11];IF([Rankers.H29]=11;['R'.$B$12];IF([Rankers.H29]=12;['R'.$B$13];IF([Rankers.H29]=13;['R'.$B$14];IF([Rankers.H29]=14;['R'.$B$15];IF([Rankers.H29]=15;['R'.$B$16];IF([Rankers.H29]=16;['R'.$B$17];IF([Rankers.H29]=17;['R'.$B$18];IF([Rankers.H29]=18;['R'.$B$19];IF([Rankers.H29]=19;['R'.$B$20];IF([Rankers.H29]=20;['R'.$B$21];IF([Rankers.H29]=21;['R'.$B$22];IF([Rankers.H29]=22;['R'.$B$23];IF([Rankers.H29]=23;['R'.$B$24];IF([Rankers.H29]=24;['R'.$B$25];IF([Rankers.H29]=25;['R'.$B$26];IF([Rankers.H29]=26;['R'.$B$27];IF([Rankers.H29]=27;['R'.$B$28];IF([Rankers.H29]=28;['R'.$B$29];IF([Rankers.H29]=29;['R'.$B$30];IF([Rankers.H29]=30;['R'.$B$31];IF([Rankers.H29]=31;['R'.$B$32];IF([Rankers.H29]=32;['R'.$B$33];IF([Rankers.H29]=33;['R'.$B$34];IF([Rankers.H29]=34;['R'.$B$35];IF([Rankers.H29]=35;['R'.$B$36];IF([Rankers.H29]=36;['R'.$B$37];IF([Rankers.H29]=0;0;['R'.G65])))))))))))))))))))))))))))))))))))))" table:style-name="ce11">
            <text:p>32</text:p>
          </table:table-cell>
          <table:table-cell office:value-type="float" office:value="15" table:formula="of:=IF([Rankers.I29]=1;['R'.$B$2];IF([Rankers.I29]=2;['R'.$B$3];IF([Rankers.I29]=3;['R'.$B$4];IF([Rankers.I29]=4;['R'.$B$5];IF([Rankers.I29]=5;['R'.$B$6];IF([Rankers.I29]=6;['R'.$B$7];IF([Rankers.I29]=7;['R'.$B$8];IF([Rankers.I29]=8;['R'.$B$9];IF([Rankers.I29]=9;['R'.$B$10];IF([Rankers.I29]=10;['R'.$B$11];IF([Rankers.I29]=11;['R'.$B$12];IF([Rankers.I29]=12;['R'.$B$13];IF([Rankers.I29]=13;['R'.$B$14];IF([Rankers.I29]=14;['R'.$B$15];IF([Rankers.I29]=15;['R'.$B$16];IF([Rankers.I29]=16;['R'.$B$17];IF([Rankers.I29]=17;['R'.$B$18];IF([Rankers.I29]=18;['R'.$B$19];IF([Rankers.I29]=19;['R'.$B$20];IF([Rankers.I29]=20;['R'.$B$21];IF([Rankers.I29]=21;['R'.$B$22];IF([Rankers.I29]=22;['R'.$B$23];IF([Rankers.I29]=23;['R'.$B$24];IF([Rankers.I29]=24;['R'.$B$25];IF([Rankers.I29]=25;['R'.$B$26];IF([Rankers.I29]=26;['R'.$B$27];IF([Rankers.I29]=27;['R'.$B$28];IF([Rankers.I29]=28;['R'.$B$29];IF([Rankers.I29]=29;['R'.$B$30];IF([Rankers.I29]=30;['R'.$B$31];IF([Rankers.I29]=31;['R'.$B$32];IF([Rankers.I29]=32;['R'.$B$33];IF([Rankers.I29]=33;['R'.$B$34];IF([Rankers.I29]=34;['R'.$B$35];IF([Rankers.I29]=35;['R'.$B$36];IF([Rankers.I29]=36;['R'.$B$37];IF([Rankers.I29]=0;0;['R'.H65])))))))))))))))))))))))))))))))))))))" table:style-name="ce11">
            <text:p>15</text:p>
          </table:table-cell>
          <table:table-cell office:value-type="float" office:value="28" table:formula="of:=IF([Rankers.J29]=1;['R'.$B$2];IF([Rankers.J29]=2;['R'.$B$3];IF([Rankers.J29]=3;['R'.$B$4];IF([Rankers.J29]=4;['R'.$B$5];IF([Rankers.J29]=5;['R'.$B$6];IF([Rankers.J29]=6;['R'.$B$7];IF([Rankers.J29]=7;['R'.$B$8];IF([Rankers.J29]=8;['R'.$B$9];IF([Rankers.J29]=9;['R'.$B$10];IF([Rankers.J29]=10;['R'.$B$11];IF([Rankers.J29]=11;['R'.$B$12];IF([Rankers.J29]=12;['R'.$B$13];IF([Rankers.J29]=13;['R'.$B$14];IF([Rankers.J29]=14;['R'.$B$15];IF([Rankers.J29]=15;['R'.$B$16];IF([Rankers.J29]=16;['R'.$B$17];IF([Rankers.J29]=17;['R'.$B$18];IF([Rankers.J29]=18;['R'.$B$19];IF([Rankers.J29]=19;['R'.$B$20];IF([Rankers.J29]=20;['R'.$B$21];IF([Rankers.J29]=21;['R'.$B$22];IF([Rankers.J29]=22;['R'.$B$23];IF([Rankers.J29]=23;['R'.$B$24];IF([Rankers.J29]=24;['R'.$B$25];IF([Rankers.J29]=25;['R'.$B$26];IF([Rankers.J29]=26;['R'.$B$27];IF([Rankers.J29]=27;['R'.$B$28];IF([Rankers.J29]=28;['R'.$B$29];IF([Rankers.J29]=29;['R'.$B$30];IF([Rankers.J29]=30;['R'.$B$31];IF([Rankers.J29]=31;['R'.$B$32];IF([Rankers.J29]=32;['R'.$B$33];IF([Rankers.J29]=33;['R'.$B$34];IF([Rankers.J29]=34;['R'.$B$35];IF([Rankers.J29]=35;['R'.$B$36];IF([Rankers.J29]=36;['R'.$B$37];IF([Rankers.J29]=0;0;['R'.I65])))))))))))))))))))))))))))))))))))))" table:style-name="ce11">
            <text:p>28</text:p>
          </table:table-cell>
          <table:table-cell office:value-type="float" office:value="24" table:formula="of:=IF([Rankers.K29]=1;['R'.$B$2];IF([Rankers.K29]=2;['R'.$B$3];IF([Rankers.K29]=3;['R'.$B$4];IF([Rankers.K29]=4;['R'.$B$5];IF([Rankers.K29]=5;['R'.$B$6];IF([Rankers.K29]=6;['R'.$B$7];IF([Rankers.K29]=7;['R'.$B$8];IF([Rankers.K29]=8;['R'.$B$9];IF([Rankers.K29]=9;['R'.$B$10];IF([Rankers.K29]=10;['R'.$B$11];IF([Rankers.K29]=11;['R'.$B$12];IF([Rankers.K29]=12;['R'.$B$13];IF([Rankers.K29]=13;['R'.$B$14];IF([Rankers.K29]=14;['R'.$B$15];IF([Rankers.K29]=15;['R'.$B$16];IF([Rankers.K29]=16;['R'.$B$17];IF([Rankers.K29]=17;['R'.$B$18];IF([Rankers.K29]=18;['R'.$B$19];IF([Rankers.K29]=19;['R'.$B$20];IF([Rankers.K29]=20;['R'.$B$21];IF([Rankers.K29]=21;['R'.$B$22];IF([Rankers.K29]=22;['R'.$B$23];IF([Rankers.K29]=23;['R'.$B$24];IF([Rankers.K29]=24;['R'.$B$25];IF([Rankers.K29]=25;['R'.$B$26];IF([Rankers.K29]=26;['R'.$B$27];IF([Rankers.K29]=27;['R'.$B$28];IF([Rankers.K29]=28;['R'.$B$29];IF([Rankers.K29]=29;['R'.$B$30];IF([Rankers.K29]=30;['R'.$B$31];IF([Rankers.K29]=31;['R'.$B$32];IF([Rankers.K29]=32;['R'.$B$33];IF([Rankers.K29]=33;['R'.$B$34];IF([Rankers.K29]=34;['R'.$B$35];IF([Rankers.K29]=35;['R'.$B$36];IF([Rankers.K29]=36;['R'.$B$37];IF([Rankers.K29]=0;0;['R'.J65])))))))))))))))))))))))))))))))))))))" table:style-name="ce12">
            <text:p>24</text:p>
          </table:table-cell>
          <table:table-cell office:value-type="float" office:value="11" table:formula="of:=IF([Rankers.L29]=1;['R'.$B$2];IF([Rankers.L29]=2;['R'.$B$3];IF([Rankers.L29]=3;['R'.$B$4];IF([Rankers.L29]=4;['R'.$B$5];IF([Rankers.L29]=5;['R'.$B$6];IF([Rankers.L29]=6;['R'.$B$7];IF([Rankers.L29]=7;['R'.$B$8];IF([Rankers.L29]=8;['R'.$B$9];IF([Rankers.L29]=9;['R'.$B$10];IF([Rankers.L29]=10;['R'.$B$11];IF([Rankers.L29]=11;['R'.$B$12];IF([Rankers.L29]=12;['R'.$B$13];IF([Rankers.L29]=13;['R'.$B$14];IF([Rankers.L29]=14;['R'.$B$15];IF([Rankers.L29]=15;['R'.$B$16];IF([Rankers.L29]=16;['R'.$B$17];IF([Rankers.L29]=17;['R'.$B$18];IF([Rankers.L29]=18;['R'.$B$19];IF([Rankers.L29]=19;['R'.$B$20];IF([Rankers.L29]=20;['R'.$B$21];IF([Rankers.L29]=21;['R'.$B$22];IF([Rankers.L29]=22;['R'.$B$23];IF([Rankers.L29]=23;['R'.$B$24];IF([Rankers.L29]=24;['R'.$B$25];IF([Rankers.L29]=25;['R'.$B$26];IF([Rankers.L29]=26;['R'.$B$27];IF([Rankers.L29]=27;['R'.$B$28];IF([Rankers.L29]=28;['R'.$B$29];IF([Rankers.L29]=29;['R'.$B$30];IF([Rankers.L29]=30;['R'.$B$31];IF([Rankers.L29]=31;['R'.$B$32];IF([Rankers.L29]=32;['R'.$B$33];IF([Rankers.L29]=33;['R'.$B$34];IF([Rankers.L29]=34;['R'.$B$35];IF([Rankers.L29]=35;['R'.$B$36];IF([Rankers.L29]=36;['R'.$B$37];IF([Rankers.L29]=0;0;['R'.K65])))))))))))))))))))))))))))))))))))))" table:style-name="ce34">
            <text:p>11</text:p>
          </table:table-cell>
          <table:table-cell office:value-type="float" office:value="30" table:formula="of:=IF([Rankers.M29]=1;['R'.$B$2];IF([Rankers.M29]=2;['R'.$B$3];IF([Rankers.M29]=3;['R'.$B$4];IF([Rankers.M29]=4;['R'.$B$5];IF([Rankers.M29]=5;['R'.$B$6];IF([Rankers.M29]=6;['R'.$B$7];IF([Rankers.M29]=7;['R'.$B$8];IF([Rankers.M29]=8;['R'.$B$9];IF([Rankers.M29]=9;['R'.$B$10];IF([Rankers.M29]=10;['R'.$B$11];IF([Rankers.M29]=11;['R'.$B$12];IF([Rankers.M29]=12;['R'.$B$13];IF([Rankers.M29]=13;['R'.$B$14];IF([Rankers.M29]=14;['R'.$B$15];IF([Rankers.M29]=15;['R'.$B$16];IF([Rankers.M29]=16;['R'.$B$17];IF([Rankers.M29]=17;['R'.$B$18];IF([Rankers.M29]=18;['R'.$B$19];IF([Rankers.M29]=19;['R'.$B$20];IF([Rankers.M29]=20;['R'.$B$21];IF([Rankers.M29]=21;['R'.$B$22];IF([Rankers.M29]=22;['R'.$B$23];IF([Rankers.M29]=23;['R'.$B$24];IF([Rankers.M29]=24;['R'.$B$25];IF([Rankers.M29]=25;['R'.$B$26];IF([Rankers.M29]=26;['R'.$B$27];IF([Rankers.M29]=27;['R'.$B$28];IF([Rankers.M29]=28;['R'.$B$29];IF([Rankers.M29]=29;['R'.$B$30];IF([Rankers.M29]=30;['R'.$B$31];IF([Rankers.M29]=31;['R'.$B$32];IF([Rankers.M29]=32;['R'.$B$33];IF([Rankers.M29]=33;['R'.$B$34];IF([Rankers.M29]=34;['R'.$B$35];IF([Rankers.M29]=35;['R'.$B$36];IF([Rankers.M29]=36;['R'.$B$37];IF([Rankers.M29]=0;0;['R'.L65])))))))))))))))))))))))))))))))))))))" table:style-name="ce12">
            <text:p>30</text:p>
          </table:table-cell>
          <table:table-cell office:value-type="float" office:value="33" table:formula="of:=IF([Rankers.N29]=1;['R'.$B$2];IF([Rankers.N29]=2;['R'.$B$3];IF([Rankers.N29]=3;['R'.$B$4];IF([Rankers.N29]=4;['R'.$B$5];IF([Rankers.N29]=5;['R'.$B$6];IF([Rankers.N29]=6;['R'.$B$7];IF([Rankers.N29]=7;['R'.$B$8];IF([Rankers.N29]=8;['R'.$B$9];IF([Rankers.N29]=9;['R'.$B$10];IF([Rankers.N29]=10;['R'.$B$11];IF([Rankers.N29]=11;['R'.$B$12];IF([Rankers.N29]=12;['R'.$B$13];IF([Rankers.N29]=13;['R'.$B$14];IF([Rankers.N29]=14;['R'.$B$15];IF([Rankers.N29]=15;['R'.$B$16];IF([Rankers.N29]=16;['R'.$B$17];IF([Rankers.N29]=17;['R'.$B$18];IF([Rankers.N29]=18;['R'.$B$19];IF([Rankers.N29]=19;['R'.$B$20];IF([Rankers.N29]=20;['R'.$B$21];IF([Rankers.N29]=21;['R'.$B$22];IF([Rankers.N29]=22;['R'.$B$23];IF([Rankers.N29]=23;['R'.$B$24];IF([Rankers.N29]=24;['R'.$B$25];IF([Rankers.N29]=25;['R'.$B$26];IF([Rankers.N29]=26;['R'.$B$27];IF([Rankers.N29]=27;['R'.$B$28];IF([Rankers.N29]=28;['R'.$B$29];IF([Rankers.N29]=29;['R'.$B$30];IF([Rankers.N29]=30;['R'.$B$31];IF([Rankers.N29]=31;['R'.$B$32];IF([Rankers.N29]=32;['R'.$B$33];IF([Rankers.N29]=33;['R'.$B$34];IF([Rankers.N29]=34;['R'.$B$35];IF([Rankers.N29]=35;['R'.$B$36];IF([Rankers.N29]=36;['R'.$B$37];IF([Rankers.N29]=0;0;['R'.M65])))))))))))))))))))))))))))))))))))))" table:style-name="ce12">
            <text:p>33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29" table:formula="of:=[.A29]+1" table:style-name="ce16">
            <text:p>29</text:p>
          </table:table-cell>
          <table:table-cell office:value-type="string" table:style-name="ce15">
            <text:p>Самойлов Евгений Андреевич</text:p>
          </table:table-cell>
          <table:table-cell office:value-type="float" office:value="246" table:formula="of:=SUM([.D30:.ZZ30])" table:style-name="ce36">
            <text:p>246.00</text:p>
          </table:table-cell>
          <table:table-cell office:value-type="float" office:value="0" table:formula="of:=IF([Rankers.C30]=1;['R'.$B$2];IF([Rankers.C30]=2;['R'.$B$3];IF([Rankers.C30]=3;['R'.$B$4];IF([Rankers.C30]=4;['R'.$B$5];IF([Rankers.C30]=5;['R'.$B$6];IF([Rankers.C30]=6;['R'.$B$7];IF([Rankers.C30]=7;['R'.$B$8];IF([Rankers.C30]=8;['R'.$B$9];IF([Rankers.C30]=9;['R'.$B$10];IF([Rankers.C30]=10;['R'.$B$11];IF([Rankers.C30]=11;['R'.$B$12];IF([Rankers.C30]=12;['R'.$B$13];IF([Rankers.C30]=13;['R'.$B$14];IF([Rankers.C30]=14;['R'.$B$15];IF([Rankers.C30]=15;['R'.$B$16];IF([Rankers.C30]=16;['R'.$B$17];IF([Rankers.C30]=17;['R'.$B$18];IF([Rankers.C30]=18;['R'.$B$19];IF([Rankers.C30]=19;['R'.$B$20];IF([Rankers.C30]=20;['R'.$B$21];IF([Rankers.C30]=21;['R'.$B$22];IF([Rankers.C30]=22;['R'.$B$23];IF([Rankers.C30]=23;['R'.$B$24];IF([Rankers.C30]=24;['R'.$B$25];IF([Rankers.C30]=25;['R'.$B$26];IF([Rankers.C30]=26;['R'.$B$27];IF([Rankers.C30]=27;['R'.$B$28];IF([Rankers.C30]=28;['R'.$B$29];IF([Rankers.C30]=29;['R'.$B$30];IF([Rankers.C30]=30;['R'.$B$31];IF([Rankers.C30]=31;['R'.$B$32];IF([Rankers.C30]=32;['R'.$B$33];IF([Rankers.C30]=33;['R'.$B$34];IF([Rankers.C30]=34;['R'.$B$35];IF([Rankers.C30]=35;['R'.$B$36];IF([Rankers.C30]=36;['R'.$B$37];IF([Rankers.C30]=0;0;['R'.B66])))))))))))))))))))))))))))))))))))))" table:style-name="ce11">
            <text:p>0</text:p>
          </table:table-cell>
          <table:table-cell office:value-type="float" office:value="20" table:formula="of:=IF([Rankers.D30]=1;['R'.$B$2];IF([Rankers.D30]=2;['R'.$B$3];IF([Rankers.D30]=3;['R'.$B$4];IF([Rankers.D30]=4;['R'.$B$5];IF([Rankers.D30]=5;['R'.$B$6];IF([Rankers.D30]=6;['R'.$B$7];IF([Rankers.D30]=7;['R'.$B$8];IF([Rankers.D30]=8;['R'.$B$9];IF([Rankers.D30]=9;['R'.$B$10];IF([Rankers.D30]=10;['R'.$B$11];IF([Rankers.D30]=11;['R'.$B$12];IF([Rankers.D30]=12;['R'.$B$13];IF([Rankers.D30]=13;['R'.$B$14];IF([Rankers.D30]=14;['R'.$B$15];IF([Rankers.D30]=15;['R'.$B$16];IF([Rankers.D30]=16;['R'.$B$17];IF([Rankers.D30]=17;['R'.$B$18];IF([Rankers.D30]=18;['R'.$B$19];IF([Rankers.D30]=19;['R'.$B$20];IF([Rankers.D30]=20;['R'.$B$21];IF([Rankers.D30]=21;['R'.$B$22];IF([Rankers.D30]=22;['R'.$B$23];IF([Rankers.D30]=23;['R'.$B$24];IF([Rankers.D30]=24;['R'.$B$25];IF([Rankers.D30]=25;['R'.$B$26];IF([Rankers.D30]=26;['R'.$B$27];IF([Rankers.D30]=27;['R'.$B$28];IF([Rankers.D30]=28;['R'.$B$29];IF([Rankers.D30]=29;['R'.$B$30];IF([Rankers.D30]=30;['R'.$B$31];IF([Rankers.D30]=31;['R'.$B$32];IF([Rankers.D30]=32;['R'.$B$33];IF([Rankers.D30]=33;['R'.$B$34];IF([Rankers.D30]=34;['R'.$B$35];IF([Rankers.D30]=35;['R'.$B$36];IF([Rankers.D30]=36;['R'.$B$37];IF([Rankers.D30]=0;0;['R'.C66])))))))))))))))))))))))))))))))))))))" table:style-name="ce11">
            <text:p>20</text:p>
          </table:table-cell>
          <table:table-cell office:value-type="float" office:value="20" table:formula="of:=IF([Rankers.E30]=1;['R'.$B$2];IF([Rankers.E30]=2;['R'.$B$3];IF([Rankers.E30]=3;['R'.$B$4];IF([Rankers.E30]=4;['R'.$B$5];IF([Rankers.E30]=5;['R'.$B$6];IF([Rankers.E30]=6;['R'.$B$7];IF([Rankers.E30]=7;['R'.$B$8];IF([Rankers.E30]=8;['R'.$B$9];IF([Rankers.E30]=9;['R'.$B$10];IF([Rankers.E30]=10;['R'.$B$11];IF([Rankers.E30]=11;['R'.$B$12];IF([Rankers.E30]=12;['R'.$B$13];IF([Rankers.E30]=13;['R'.$B$14];IF([Rankers.E30]=14;['R'.$B$15];IF([Rankers.E30]=15;['R'.$B$16];IF([Rankers.E30]=16;['R'.$B$17];IF([Rankers.E30]=17;['R'.$B$18];IF([Rankers.E30]=18;['R'.$B$19];IF([Rankers.E30]=19;['R'.$B$20];IF([Rankers.E30]=20;['R'.$B$21];IF([Rankers.E30]=21;['R'.$B$22];IF([Rankers.E30]=22;['R'.$B$23];IF([Rankers.E30]=23;['R'.$B$24];IF([Rankers.E30]=24;['R'.$B$25];IF([Rankers.E30]=25;['R'.$B$26];IF([Rankers.E30]=26;['R'.$B$27];IF([Rankers.E30]=27;['R'.$B$28];IF([Rankers.E30]=28;['R'.$B$29];IF([Rankers.E30]=29;['R'.$B$30];IF([Rankers.E30]=30;['R'.$B$31];IF([Rankers.E30]=31;['R'.$B$32];IF([Rankers.E30]=32;['R'.$B$33];IF([Rankers.E30]=33;['R'.$B$34];IF([Rankers.E30]=34;['R'.$B$35];IF([Rankers.E30]=35;['R'.$B$36];IF([Rankers.E30]=36;['R'.$B$37];IF([Rankers.E30]=0;0;['R'.D66])))))))))))))))))))))))))))))))))))))" table:style-name="ce11">
            <text:p>20</text:p>
          </table:table-cell>
          <table:table-cell office:value-type="float" office:value="9" table:formula="of:=IF([Rankers.F30]=1;['R'.$B$2];IF([Rankers.F30]=2;['R'.$B$3];IF([Rankers.F30]=3;['R'.$B$4];IF([Rankers.F30]=4;['R'.$B$5];IF([Rankers.F30]=5;['R'.$B$6];IF([Rankers.F30]=6;['R'.$B$7];IF([Rankers.F30]=7;['R'.$B$8];IF([Rankers.F30]=8;['R'.$B$9];IF([Rankers.F30]=9;['R'.$B$10];IF([Rankers.F30]=10;['R'.$B$11];IF([Rankers.F30]=11;['R'.$B$12];IF([Rankers.F30]=12;['R'.$B$13];IF([Rankers.F30]=13;['R'.$B$14];IF([Rankers.F30]=14;['R'.$B$15];IF([Rankers.F30]=15;['R'.$B$16];IF([Rankers.F30]=16;['R'.$B$17];IF([Rankers.F30]=17;['R'.$B$18];IF([Rankers.F30]=18;['R'.$B$19];IF([Rankers.F30]=19;['R'.$B$20];IF([Rankers.F30]=20;['R'.$B$21];IF([Rankers.F30]=21;['R'.$B$22];IF([Rankers.F30]=22;['R'.$B$23];IF([Rankers.F30]=23;['R'.$B$24];IF([Rankers.F30]=24;['R'.$B$25];IF([Rankers.F30]=25;['R'.$B$26];IF([Rankers.F30]=26;['R'.$B$27];IF([Rankers.F30]=27;['R'.$B$28];IF([Rankers.F30]=28;['R'.$B$29];IF([Rankers.F30]=29;['R'.$B$30];IF([Rankers.F30]=30;['R'.$B$31];IF([Rankers.F30]=31;['R'.$B$32];IF([Rankers.F30]=32;['R'.$B$33];IF([Rankers.F30]=33;['R'.$B$34];IF([Rankers.F30]=34;['R'.$B$35];IF([Rankers.F30]=35;['R'.$B$36];IF([Rankers.F30]=36;['R'.$B$37];IF([Rankers.F30]=0;0;['R'.E66])))))))))))))))))))))))))))))))))))))" table:style-name="ce11">
            <text:p>9</text:p>
          </table:table-cell>
          <table:table-cell office:value-type="float" office:value="0" table:formula="of:=IF([Rankers.G30]=1;['R'.$B$2];IF([Rankers.G30]=2;['R'.$B$3];IF([Rankers.G30]=3;['R'.$B$4];IF([Rankers.G30]=4;['R'.$B$5];IF([Rankers.G30]=5;['R'.$B$6];IF([Rankers.G30]=6;['R'.$B$7];IF([Rankers.G30]=7;['R'.$B$8];IF([Rankers.G30]=8;['R'.$B$9];IF([Rankers.G30]=9;['R'.$B$10];IF([Rankers.G30]=10;['R'.$B$11];IF([Rankers.G30]=11;['R'.$B$12];IF([Rankers.G30]=12;['R'.$B$13];IF([Rankers.G30]=13;['R'.$B$14];IF([Rankers.G30]=14;['R'.$B$15];IF([Rankers.G30]=15;['R'.$B$16];IF([Rankers.G30]=16;['R'.$B$17];IF([Rankers.G30]=17;['R'.$B$18];IF([Rankers.G30]=18;['R'.$B$19];IF([Rankers.G30]=19;['R'.$B$20];IF([Rankers.G30]=20;['R'.$B$21];IF([Rankers.G30]=21;['R'.$B$22];IF([Rankers.G30]=22;['R'.$B$23];IF([Rankers.G30]=23;['R'.$B$24];IF([Rankers.G30]=24;['R'.$B$25];IF([Rankers.G30]=25;['R'.$B$26];IF([Rankers.G30]=26;['R'.$B$27];IF([Rankers.G30]=27;['R'.$B$28];IF([Rankers.G30]=28;['R'.$B$29];IF([Rankers.G30]=29;['R'.$B$30];IF([Rankers.G30]=30;['R'.$B$31];IF([Rankers.G30]=31;['R'.$B$32];IF([Rankers.G30]=32;['R'.$B$33];IF([Rankers.G30]=33;['R'.$B$34];IF([Rankers.G30]=34;['R'.$B$35];IF([Rankers.G30]=35;['R'.$B$36];IF([Rankers.G30]=36;['R'.$B$37];IF([Rankers.G30]=0;0;['R'.F66])))))))))))))))))))))))))))))))))))))" table:style-name="ce11">
            <text:p>0</text:p>
          </table:table-cell>
          <table:table-cell office:value-type="float" office:value="34" table:formula="of:=IF([Rankers.H30]=1;['R'.$B$2];IF([Rankers.H30]=2;['R'.$B$3];IF([Rankers.H30]=3;['R'.$B$4];IF([Rankers.H30]=4;['R'.$B$5];IF([Rankers.H30]=5;['R'.$B$6];IF([Rankers.H30]=6;['R'.$B$7];IF([Rankers.H30]=7;['R'.$B$8];IF([Rankers.H30]=8;['R'.$B$9];IF([Rankers.H30]=9;['R'.$B$10];IF([Rankers.H30]=10;['R'.$B$11];IF([Rankers.H30]=11;['R'.$B$12];IF([Rankers.H30]=12;['R'.$B$13];IF([Rankers.H30]=13;['R'.$B$14];IF([Rankers.H30]=14;['R'.$B$15];IF([Rankers.H30]=15;['R'.$B$16];IF([Rankers.H30]=16;['R'.$B$17];IF([Rankers.H30]=17;['R'.$B$18];IF([Rankers.H30]=18;['R'.$B$19];IF([Rankers.H30]=19;['R'.$B$20];IF([Rankers.H30]=20;['R'.$B$21];IF([Rankers.H30]=21;['R'.$B$22];IF([Rankers.H30]=22;['R'.$B$23];IF([Rankers.H30]=23;['R'.$B$24];IF([Rankers.H30]=24;['R'.$B$25];IF([Rankers.H30]=25;['R'.$B$26];IF([Rankers.H30]=26;['R'.$B$27];IF([Rankers.H30]=27;['R'.$B$28];IF([Rankers.H30]=28;['R'.$B$29];IF([Rankers.H30]=29;['R'.$B$30];IF([Rankers.H30]=30;['R'.$B$31];IF([Rankers.H30]=31;['R'.$B$32];IF([Rankers.H30]=32;['R'.$B$33];IF([Rankers.H30]=33;['R'.$B$34];IF([Rankers.H30]=34;['R'.$B$35];IF([Rankers.H30]=35;['R'.$B$36];IF([Rankers.H30]=36;['R'.$B$37];IF([Rankers.H30]=0;0;['R'.G66])))))))))))))))))))))))))))))))))))))" table:style-name="ce11">
            <text:p>34</text:p>
          </table:table-cell>
          <table:table-cell office:value-type="float" office:value="26" table:formula="of:=IF([Rankers.I30]=1;['R'.$B$2];IF([Rankers.I30]=2;['R'.$B$3];IF([Rankers.I30]=3;['R'.$B$4];IF([Rankers.I30]=4;['R'.$B$5];IF([Rankers.I30]=5;['R'.$B$6];IF([Rankers.I30]=6;['R'.$B$7];IF([Rankers.I30]=7;['R'.$B$8];IF([Rankers.I30]=8;['R'.$B$9];IF([Rankers.I30]=9;['R'.$B$10];IF([Rankers.I30]=10;['R'.$B$11];IF([Rankers.I30]=11;['R'.$B$12];IF([Rankers.I30]=12;['R'.$B$13];IF([Rankers.I30]=13;['R'.$B$14];IF([Rankers.I30]=14;['R'.$B$15];IF([Rankers.I30]=15;['R'.$B$16];IF([Rankers.I30]=16;['R'.$B$17];IF([Rankers.I30]=17;['R'.$B$18];IF([Rankers.I30]=18;['R'.$B$19];IF([Rankers.I30]=19;['R'.$B$20];IF([Rankers.I30]=20;['R'.$B$21];IF([Rankers.I30]=21;['R'.$B$22];IF([Rankers.I30]=22;['R'.$B$23];IF([Rankers.I30]=23;['R'.$B$24];IF([Rankers.I30]=24;['R'.$B$25];IF([Rankers.I30]=25;['R'.$B$26];IF([Rankers.I30]=26;['R'.$B$27];IF([Rankers.I30]=27;['R'.$B$28];IF([Rankers.I30]=28;['R'.$B$29];IF([Rankers.I30]=29;['R'.$B$30];IF([Rankers.I30]=30;['R'.$B$31];IF([Rankers.I30]=31;['R'.$B$32];IF([Rankers.I30]=32;['R'.$B$33];IF([Rankers.I30]=33;['R'.$B$34];IF([Rankers.I30]=34;['R'.$B$35];IF([Rankers.I30]=35;['R'.$B$36];IF([Rankers.I30]=36;['R'.$B$37];IF([Rankers.I30]=0;0;['R'.H66])))))))))))))))))))))))))))))))))))))" table:style-name="ce11">
            <text:p>26</text:p>
          </table:table-cell>
          <table:table-cell office:value-type="float" office:value="24" table:formula="of:=IF([Rankers.J30]=1;['R'.$B$2];IF([Rankers.J30]=2;['R'.$B$3];IF([Rankers.J30]=3;['R'.$B$4];IF([Rankers.J30]=4;['R'.$B$5];IF([Rankers.J30]=5;['R'.$B$6];IF([Rankers.J30]=6;['R'.$B$7];IF([Rankers.J30]=7;['R'.$B$8];IF([Rankers.J30]=8;['R'.$B$9];IF([Rankers.J30]=9;['R'.$B$10];IF([Rankers.J30]=10;['R'.$B$11];IF([Rankers.J30]=11;['R'.$B$12];IF([Rankers.J30]=12;['R'.$B$13];IF([Rankers.J30]=13;['R'.$B$14];IF([Rankers.J30]=14;['R'.$B$15];IF([Rankers.J30]=15;['R'.$B$16];IF([Rankers.J30]=16;['R'.$B$17];IF([Rankers.J30]=17;['R'.$B$18];IF([Rankers.J30]=18;['R'.$B$19];IF([Rankers.J30]=19;['R'.$B$20];IF([Rankers.J30]=20;['R'.$B$21];IF([Rankers.J30]=21;['R'.$B$22];IF([Rankers.J30]=22;['R'.$B$23];IF([Rankers.J30]=23;['R'.$B$24];IF([Rankers.J30]=24;['R'.$B$25];IF([Rankers.J30]=25;['R'.$B$26];IF([Rankers.J30]=26;['R'.$B$27];IF([Rankers.J30]=27;['R'.$B$28];IF([Rankers.J30]=28;['R'.$B$29];IF([Rankers.J30]=29;['R'.$B$30];IF([Rankers.J30]=30;['R'.$B$31];IF([Rankers.J30]=31;['R'.$B$32];IF([Rankers.J30]=32;['R'.$B$33];IF([Rankers.J30]=33;['R'.$B$34];IF([Rankers.J30]=34;['R'.$B$35];IF([Rankers.J30]=35;['R'.$B$36];IF([Rankers.J30]=36;['R'.$B$37];IF([Rankers.J30]=0;0;['R'.I66])))))))))))))))))))))))))))))))))))))" table:style-name="ce11">
            <text:p>24</text:p>
          </table:table-cell>
          <table:table-cell office:value-type="float" office:value="14" table:formula="of:=IF([Rankers.K30]=1;['R'.$B$2];IF([Rankers.K30]=2;['R'.$B$3];IF([Rankers.K30]=3;['R'.$B$4];IF([Rankers.K30]=4;['R'.$B$5];IF([Rankers.K30]=5;['R'.$B$6];IF([Rankers.K30]=6;['R'.$B$7];IF([Rankers.K30]=7;['R'.$B$8];IF([Rankers.K30]=8;['R'.$B$9];IF([Rankers.K30]=9;['R'.$B$10];IF([Rankers.K30]=10;['R'.$B$11];IF([Rankers.K30]=11;['R'.$B$12];IF([Rankers.K30]=12;['R'.$B$13];IF([Rankers.K30]=13;['R'.$B$14];IF([Rankers.K30]=14;['R'.$B$15];IF([Rankers.K30]=15;['R'.$B$16];IF([Rankers.K30]=16;['R'.$B$17];IF([Rankers.K30]=17;['R'.$B$18];IF([Rankers.K30]=18;['R'.$B$19];IF([Rankers.K30]=19;['R'.$B$20];IF([Rankers.K30]=20;['R'.$B$21];IF([Rankers.K30]=21;['R'.$B$22];IF([Rankers.K30]=22;['R'.$B$23];IF([Rankers.K30]=23;['R'.$B$24];IF([Rankers.K30]=24;['R'.$B$25];IF([Rankers.K30]=25;['R'.$B$26];IF([Rankers.K30]=26;['R'.$B$27];IF([Rankers.K30]=27;['R'.$B$28];IF([Rankers.K30]=28;['R'.$B$29];IF([Rankers.K30]=29;['R'.$B$30];IF([Rankers.K30]=30;['R'.$B$31];IF([Rankers.K30]=31;['R'.$B$32];IF([Rankers.K30]=32;['R'.$B$33];IF([Rankers.K30]=33;['R'.$B$34];IF([Rankers.K30]=34;['R'.$B$35];IF([Rankers.K30]=35;['R'.$B$36];IF([Rankers.K30]=36;['R'.$B$37];IF([Rankers.K30]=0;0;['R'.J66])))))))))))))))))))))))))))))))))))))" table:style-name="ce12">
            <text:p>14</text:p>
          </table:table-cell>
          <table:table-cell office:value-type="float" office:value="30" table:formula="of:=IF([Rankers.L30]=1;['R'.$B$2];IF([Rankers.L30]=2;['R'.$B$3];IF([Rankers.L30]=3;['R'.$B$4];IF([Rankers.L30]=4;['R'.$B$5];IF([Rankers.L30]=5;['R'.$B$6];IF([Rankers.L30]=6;['R'.$B$7];IF([Rankers.L30]=7;['R'.$B$8];IF([Rankers.L30]=8;['R'.$B$9];IF([Rankers.L30]=9;['R'.$B$10];IF([Rankers.L30]=10;['R'.$B$11];IF([Rankers.L30]=11;['R'.$B$12];IF([Rankers.L30]=12;['R'.$B$13];IF([Rankers.L30]=13;['R'.$B$14];IF([Rankers.L30]=14;['R'.$B$15];IF([Rankers.L30]=15;['R'.$B$16];IF([Rankers.L30]=16;['R'.$B$17];IF([Rankers.L30]=17;['R'.$B$18];IF([Rankers.L30]=18;['R'.$B$19];IF([Rankers.L30]=19;['R'.$B$20];IF([Rankers.L30]=20;['R'.$B$21];IF([Rankers.L30]=21;['R'.$B$22];IF([Rankers.L30]=22;['R'.$B$23];IF([Rankers.L30]=23;['R'.$B$24];IF([Rankers.L30]=24;['R'.$B$25];IF([Rankers.L30]=25;['R'.$B$26];IF([Rankers.L30]=26;['R'.$B$27];IF([Rankers.L30]=27;['R'.$B$28];IF([Rankers.L30]=28;['R'.$B$29];IF([Rankers.L30]=29;['R'.$B$30];IF([Rankers.L30]=30;['R'.$B$31];IF([Rankers.L30]=31;['R'.$B$32];IF([Rankers.L30]=32;['R'.$B$33];IF([Rankers.L30]=33;['R'.$B$34];IF([Rankers.L30]=34;['R'.$B$35];IF([Rankers.L30]=35;['R'.$B$36];IF([Rankers.L30]=36;['R'.$B$37];IF([Rankers.L30]=0;0;['R'.K66])))))))))))))))))))))))))))))))))))))" table:style-name="ce34">
            <text:p>30</text:p>
          </table:table-cell>
          <table:table-cell office:value-type="float" office:value="35" table:formula="of:=IF([Rankers.M30]=1;['R'.$B$2];IF([Rankers.M30]=2;['R'.$B$3];IF([Rankers.M30]=3;['R'.$B$4];IF([Rankers.M30]=4;['R'.$B$5];IF([Rankers.M30]=5;['R'.$B$6];IF([Rankers.M30]=6;['R'.$B$7];IF([Rankers.M30]=7;['R'.$B$8];IF([Rankers.M30]=8;['R'.$B$9];IF([Rankers.M30]=9;['R'.$B$10];IF([Rankers.M30]=10;['R'.$B$11];IF([Rankers.M30]=11;['R'.$B$12];IF([Rankers.M30]=12;['R'.$B$13];IF([Rankers.M30]=13;['R'.$B$14];IF([Rankers.M30]=14;['R'.$B$15];IF([Rankers.M30]=15;['R'.$B$16];IF([Rankers.M30]=16;['R'.$B$17];IF([Rankers.M30]=17;['R'.$B$18];IF([Rankers.M30]=18;['R'.$B$19];IF([Rankers.M30]=19;['R'.$B$20];IF([Rankers.M30]=20;['R'.$B$21];IF([Rankers.M30]=21;['R'.$B$22];IF([Rankers.M30]=22;['R'.$B$23];IF([Rankers.M30]=23;['R'.$B$24];IF([Rankers.M30]=24;['R'.$B$25];IF([Rankers.M30]=25;['R'.$B$26];IF([Rankers.M30]=26;['R'.$B$27];IF([Rankers.M30]=27;['R'.$B$28];IF([Rankers.M30]=28;['R'.$B$29];IF([Rankers.M30]=29;['R'.$B$30];IF([Rankers.M30]=30;['R'.$B$31];IF([Rankers.M30]=31;['R'.$B$32];IF([Rankers.M30]=32;['R'.$B$33];IF([Rankers.M30]=33;['R'.$B$34];IF([Rankers.M30]=34;['R'.$B$35];IF([Rankers.M30]=35;['R'.$B$36];IF([Rankers.M30]=36;['R'.$B$37];IF([Rankers.M30]=0;0;['R'.L66])))))))))))))))))))))))))))))))))))))" table:style-name="ce12">
            <text:p>35</text:p>
          </table:table-cell>
          <table:table-cell office:value-type="float" office:value="34" table:formula="of:=IF([Rankers.N30]=1;['R'.$B$2];IF([Rankers.N30]=2;['R'.$B$3];IF([Rankers.N30]=3;['R'.$B$4];IF([Rankers.N30]=4;['R'.$B$5];IF([Rankers.N30]=5;['R'.$B$6];IF([Rankers.N30]=6;['R'.$B$7];IF([Rankers.N30]=7;['R'.$B$8];IF([Rankers.N30]=8;['R'.$B$9];IF([Rankers.N30]=9;['R'.$B$10];IF([Rankers.N30]=10;['R'.$B$11];IF([Rankers.N30]=11;['R'.$B$12];IF([Rankers.N30]=12;['R'.$B$13];IF([Rankers.N30]=13;['R'.$B$14];IF([Rankers.N30]=14;['R'.$B$15];IF([Rankers.N30]=15;['R'.$B$16];IF([Rankers.N30]=16;['R'.$B$17];IF([Rankers.N30]=17;['R'.$B$18];IF([Rankers.N30]=18;['R'.$B$19];IF([Rankers.N30]=19;['R'.$B$20];IF([Rankers.N30]=20;['R'.$B$21];IF([Rankers.N30]=21;['R'.$B$22];IF([Rankers.N30]=22;['R'.$B$23];IF([Rankers.N30]=23;['R'.$B$24];IF([Rankers.N30]=24;['R'.$B$25];IF([Rankers.N30]=25;['R'.$B$26];IF([Rankers.N30]=26;['R'.$B$27];IF([Rankers.N30]=27;['R'.$B$28];IF([Rankers.N30]=28;['R'.$B$29];IF([Rankers.N30]=29;['R'.$B$30];IF([Rankers.N30]=30;['R'.$B$31];IF([Rankers.N30]=31;['R'.$B$32];IF([Rankers.N30]=32;['R'.$B$33];IF([Rankers.N30]=33;['R'.$B$34];IF([Rankers.N30]=34;['R'.$B$35];IF([Rankers.N30]=35;['R'.$B$36];IF([Rankers.N30]=36;['R'.$B$37];IF([Rankers.N30]=0;0;['R'.M66])))))))))))))))))))))))))))))))))))))" table:style-name="ce12">
            <text:p>34</text:p>
          </table:table-cell>
          <table:table-cell table:number-columns-repeated="8" table:style-name="ce11"/>
          <table:table-cell table:number-columns-repeated="16361"/>
        </table:table-row>
        <table:table-row table:style-name="ro3">
          <table:table-cell office:value-type="float" office:value="30" table:formula="of:=[.A30]+1" table:style-name="ce8">
            <text:p>30</text:p>
          </table:table-cell>
          <table:table-cell office:value-type="string" table:style-name="ce15">
            <text:p>Сергеев Станислав Викторович</text:p>
          </table:table-cell>
          <table:table-cell office:value-type="string" table:style-name="ce37">
            <text:p>Автомат</text:p>
          </table:table-cell>
          <table:table-cell office:value-type="float" office:value="34" table:formula="of:=IF([Rankers.C31]=1;['R'.$B$2];IF([Rankers.C31]=2;['R'.$B$3];IF([Rankers.C31]=3;['R'.$B$4];IF([Rankers.C31]=4;['R'.$B$5];IF([Rankers.C31]=5;['R'.$B$6];IF([Rankers.C31]=6;['R'.$B$7];IF([Rankers.C31]=7;['R'.$B$8];IF([Rankers.C31]=8;['R'.$B$9];IF([Rankers.C31]=9;['R'.$B$10];IF([Rankers.C31]=10;['R'.$B$11];IF([Rankers.C31]=11;['R'.$B$12];IF([Rankers.C31]=12;['R'.$B$13];IF([Rankers.C31]=13;['R'.$B$14];IF([Rankers.C31]=14;['R'.$B$15];IF([Rankers.C31]=15;['R'.$B$16];IF([Rankers.C31]=16;['R'.$B$17];IF([Rankers.C31]=17;['R'.$B$18];IF([Rankers.C31]=18;['R'.$B$19];IF([Rankers.C31]=19;['R'.$B$20];IF([Rankers.C31]=20;['R'.$B$21];IF([Rankers.C31]=21;['R'.$B$22];IF([Rankers.C31]=22;['R'.$B$23];IF([Rankers.C31]=23;['R'.$B$24];IF([Rankers.C31]=24;['R'.$B$25];IF([Rankers.C31]=25;['R'.$B$26];IF([Rankers.C31]=26;['R'.$B$27];IF([Rankers.C31]=27;['R'.$B$28];IF([Rankers.C31]=28;['R'.$B$29];IF([Rankers.C31]=29;['R'.$B$30];IF([Rankers.C31]=30;['R'.$B$31];IF([Rankers.C31]=31;['R'.$B$32];IF([Rankers.C31]=32;['R'.$B$33];IF([Rankers.C31]=33;['R'.$B$34];IF([Rankers.C31]=34;['R'.$B$35];IF([Rankers.C31]=35;['R'.$B$36];IF([Rankers.C31]=36;['R'.$B$37];IF([Rankers.C31]=0;0;['R'.B67])))))))))))))))))))))))))))))))))))))" table:style-name="ce11">
            <text:p>34</text:p>
          </table:table-cell>
          <table:table-cell office:value-type="float" office:value="35" table:formula="of:=IF([Rankers.D31]=1;['R'.$B$2];IF([Rankers.D31]=2;['R'.$B$3];IF([Rankers.D31]=3;['R'.$B$4];IF([Rankers.D31]=4;['R'.$B$5];IF([Rankers.D31]=5;['R'.$B$6];IF([Rankers.D31]=6;['R'.$B$7];IF([Rankers.D31]=7;['R'.$B$8];IF([Rankers.D31]=8;['R'.$B$9];IF([Rankers.D31]=9;['R'.$B$10];IF([Rankers.D31]=10;['R'.$B$11];IF([Rankers.D31]=11;['R'.$B$12];IF([Rankers.D31]=12;['R'.$B$13];IF([Rankers.D31]=13;['R'.$B$14];IF([Rankers.D31]=14;['R'.$B$15];IF([Rankers.D31]=15;['R'.$B$16];IF([Rankers.D31]=16;['R'.$B$17];IF([Rankers.D31]=17;['R'.$B$18];IF([Rankers.D31]=18;['R'.$B$19];IF([Rankers.D31]=19;['R'.$B$20];IF([Rankers.D31]=20;['R'.$B$21];IF([Rankers.D31]=21;['R'.$B$22];IF([Rankers.D31]=22;['R'.$B$23];IF([Rankers.D31]=23;['R'.$B$24];IF([Rankers.D31]=24;['R'.$B$25];IF([Rankers.D31]=25;['R'.$B$26];IF([Rankers.D31]=26;['R'.$B$27];IF([Rankers.D31]=27;['R'.$B$28];IF([Rankers.D31]=28;['R'.$B$29];IF([Rankers.D31]=29;['R'.$B$30];IF([Rankers.D31]=30;['R'.$B$31];IF([Rankers.D31]=31;['R'.$B$32];IF([Rankers.D31]=32;['R'.$B$33];IF([Rankers.D31]=33;['R'.$B$34];IF([Rankers.D31]=34;['R'.$B$35];IF([Rankers.D31]=35;['R'.$B$36];IF([Rankers.D31]=36;['R'.$B$37];IF([Rankers.D31]=0;0;['R'.C67])))))))))))))))))))))))))))))))))))))" table:style-name="ce11">
            <text:p>35</text:p>
          </table:table-cell>
          <table:table-cell office:value-type="float" office:value="35" table:formula="of:=IF([Rankers.E31]=1;['R'.$B$2];IF([Rankers.E31]=2;['R'.$B$3];IF([Rankers.E31]=3;['R'.$B$4];IF([Rankers.E31]=4;['R'.$B$5];IF([Rankers.E31]=5;['R'.$B$6];IF([Rankers.E31]=6;['R'.$B$7];IF([Rankers.E31]=7;['R'.$B$8];IF([Rankers.E31]=8;['R'.$B$9];IF([Rankers.E31]=9;['R'.$B$10];IF([Rankers.E31]=10;['R'.$B$11];IF([Rankers.E31]=11;['R'.$B$12];IF([Rankers.E31]=12;['R'.$B$13];IF([Rankers.E31]=13;['R'.$B$14];IF([Rankers.E31]=14;['R'.$B$15];IF([Rankers.E31]=15;['R'.$B$16];IF([Rankers.E31]=16;['R'.$B$17];IF([Rankers.E31]=17;['R'.$B$18];IF([Rankers.E31]=18;['R'.$B$19];IF([Rankers.E31]=19;['R'.$B$20];IF([Rankers.E31]=20;['R'.$B$21];IF([Rankers.E31]=21;['R'.$B$22];IF([Rankers.E31]=22;['R'.$B$23];IF([Rankers.E31]=23;['R'.$B$24];IF([Rankers.E31]=24;['R'.$B$25];IF([Rankers.E31]=25;['R'.$B$26];IF([Rankers.E31]=26;['R'.$B$27];IF([Rankers.E31]=27;['R'.$B$28];IF([Rankers.E31]=28;['R'.$B$29];IF([Rankers.E31]=29;['R'.$B$30];IF([Rankers.E31]=30;['R'.$B$31];IF([Rankers.E31]=31;['R'.$B$32];IF([Rankers.E31]=32;['R'.$B$33];IF([Rankers.E31]=33;['R'.$B$34];IF([Rankers.E31]=34;['R'.$B$35];IF([Rankers.E31]=35;['R'.$B$36];IF([Rankers.E31]=36;['R'.$B$37];IF([Rankers.E31]=0;0;['R'.D67])))))))))))))))))))))))))))))))))))))" table:style-name="ce11">
            <text:p>35</text:p>
          </table:table-cell>
          <table:table-cell office:value-type="float" office:value="35" table:formula="of:=IF([Rankers.F31]=1;['R'.$B$2];IF([Rankers.F31]=2;['R'.$B$3];IF([Rankers.F31]=3;['R'.$B$4];IF([Rankers.F31]=4;['R'.$B$5];IF([Rankers.F31]=5;['R'.$B$6];IF([Rankers.F31]=6;['R'.$B$7];IF([Rankers.F31]=7;['R'.$B$8];IF([Rankers.F31]=8;['R'.$B$9];IF([Rankers.F31]=9;['R'.$B$10];IF([Rankers.F31]=10;['R'.$B$11];IF([Rankers.F31]=11;['R'.$B$12];IF([Rankers.F31]=12;['R'.$B$13];IF([Rankers.F31]=13;['R'.$B$14];IF([Rankers.F31]=14;['R'.$B$15];IF([Rankers.F31]=15;['R'.$B$16];IF([Rankers.F31]=16;['R'.$B$17];IF([Rankers.F31]=17;['R'.$B$18];IF([Rankers.F31]=18;['R'.$B$19];IF([Rankers.F31]=19;['R'.$B$20];IF([Rankers.F31]=20;['R'.$B$21];IF([Rankers.F31]=21;['R'.$B$22];IF([Rankers.F31]=22;['R'.$B$23];IF([Rankers.F31]=23;['R'.$B$24];IF([Rankers.F31]=24;['R'.$B$25];IF([Rankers.F31]=25;['R'.$B$26];IF([Rankers.F31]=26;['R'.$B$27];IF([Rankers.F31]=27;['R'.$B$28];IF([Rankers.F31]=28;['R'.$B$29];IF([Rankers.F31]=29;['R'.$B$30];IF([Rankers.F31]=30;['R'.$B$31];IF([Rankers.F31]=31;['R'.$B$32];IF([Rankers.F31]=32;['R'.$B$33];IF([Rankers.F31]=33;['R'.$B$34];IF([Rankers.F31]=34;['R'.$B$35];IF([Rankers.F31]=35;['R'.$B$36];IF([Rankers.F31]=36;['R'.$B$37];IF([Rankers.F31]=0;0;['R'.E67])))))))))))))))))))))))))))))))))))))" table:style-name="ce11">
            <text:p>35</text:p>
          </table:table-cell>
          <table:table-cell office:value-type="float" office:value="37" table:formula="of:=IF([Rankers.G31]=1;['R'.$B$2];IF([Rankers.G31]=2;['R'.$B$3];IF([Rankers.G31]=3;['R'.$B$4];IF([Rankers.G31]=4;['R'.$B$5];IF([Rankers.G31]=5;['R'.$B$6];IF([Rankers.G31]=6;['R'.$B$7];IF([Rankers.G31]=7;['R'.$B$8];IF([Rankers.G31]=8;['R'.$B$9];IF([Rankers.G31]=9;['R'.$B$10];IF([Rankers.G31]=10;['R'.$B$11];IF([Rankers.G31]=11;['R'.$B$12];IF([Rankers.G31]=12;['R'.$B$13];IF([Rankers.G31]=13;['R'.$B$14];IF([Rankers.G31]=14;['R'.$B$15];IF([Rankers.G31]=15;['R'.$B$16];IF([Rankers.G31]=16;['R'.$B$17];IF([Rankers.G31]=17;['R'.$B$18];IF([Rankers.G31]=18;['R'.$B$19];IF([Rankers.G31]=19;['R'.$B$20];IF([Rankers.G31]=20;['R'.$B$21];IF([Rankers.G31]=21;['R'.$B$22];IF([Rankers.G31]=22;['R'.$B$23];IF([Rankers.G31]=23;['R'.$B$24];IF([Rankers.G31]=24;['R'.$B$25];IF([Rankers.G31]=25;['R'.$B$26];IF([Rankers.G31]=26;['R'.$B$27];IF([Rankers.G31]=27;['R'.$B$28];IF([Rankers.G31]=28;['R'.$B$29];IF([Rankers.G31]=29;['R'.$B$30];IF([Rankers.G31]=30;['R'.$B$31];IF([Rankers.G31]=31;['R'.$B$32];IF([Rankers.G31]=32;['R'.$B$33];IF([Rankers.G31]=33;['R'.$B$34];IF([Rankers.G31]=34;['R'.$B$35];IF([Rankers.G31]=35;['R'.$B$36];IF([Rankers.G31]=36;['R'.$B$37];IF([Rankers.G31]=0;0;['R'.F67])))))))))))))))))))))))))))))))))))))" table:style-name="ce11">
            <text:p>37</text:p>
          </table:table-cell>
          <table:table-cell office:value-type="float" office:value="31" table:formula="of:=IF([Rankers.H31]=1;['R'.$B$2];IF([Rankers.H31]=2;['R'.$B$3];IF([Rankers.H31]=3;['R'.$B$4];IF([Rankers.H31]=4;['R'.$B$5];IF([Rankers.H31]=5;['R'.$B$6];IF([Rankers.H31]=6;['R'.$B$7];IF([Rankers.H31]=7;['R'.$B$8];IF([Rankers.H31]=8;['R'.$B$9];IF([Rankers.H31]=9;['R'.$B$10];IF([Rankers.H31]=10;['R'.$B$11];IF([Rankers.H31]=11;['R'.$B$12];IF([Rankers.H31]=12;['R'.$B$13];IF([Rankers.H31]=13;['R'.$B$14];IF([Rankers.H31]=14;['R'.$B$15];IF([Rankers.H31]=15;['R'.$B$16];IF([Rankers.H31]=16;['R'.$B$17];IF([Rankers.H31]=17;['R'.$B$18];IF([Rankers.H31]=18;['R'.$B$19];IF([Rankers.H31]=19;['R'.$B$20];IF([Rankers.H31]=20;['R'.$B$21];IF([Rankers.H31]=21;['R'.$B$22];IF([Rankers.H31]=22;['R'.$B$23];IF([Rankers.H31]=23;['R'.$B$24];IF([Rankers.H31]=24;['R'.$B$25];IF([Rankers.H31]=25;['R'.$B$26];IF([Rankers.H31]=26;['R'.$B$27];IF([Rankers.H31]=27;['R'.$B$28];IF([Rankers.H31]=28;['R'.$B$29];IF([Rankers.H31]=29;['R'.$B$30];IF([Rankers.H31]=30;['R'.$B$31];IF([Rankers.H31]=31;['R'.$B$32];IF([Rankers.H31]=32;['R'.$B$33];IF([Rankers.H31]=33;['R'.$B$34];IF([Rankers.H31]=34;['R'.$B$35];IF([Rankers.H31]=35;['R'.$B$36];IF([Rankers.H31]=36;['R'.$B$37];IF([Rankers.H31]=0;0;['R'.G67])))))))))))))))))))))))))))))))))))))" table:style-name="ce11">
            <text:p>31</text:p>
          </table:table-cell>
          <table:table-cell office:value-type="float" office:value="32" table:formula="of:=IF([Rankers.I31]=1;['R'.$B$2];IF([Rankers.I31]=2;['R'.$B$3];IF([Rankers.I31]=3;['R'.$B$4];IF([Rankers.I31]=4;['R'.$B$5];IF([Rankers.I31]=5;['R'.$B$6];IF([Rankers.I31]=6;['R'.$B$7];IF([Rankers.I31]=7;['R'.$B$8];IF([Rankers.I31]=8;['R'.$B$9];IF([Rankers.I31]=9;['R'.$B$10];IF([Rankers.I31]=10;['R'.$B$11];IF([Rankers.I31]=11;['R'.$B$12];IF([Rankers.I31]=12;['R'.$B$13];IF([Rankers.I31]=13;['R'.$B$14];IF([Rankers.I31]=14;['R'.$B$15];IF([Rankers.I31]=15;['R'.$B$16];IF([Rankers.I31]=16;['R'.$B$17];IF([Rankers.I31]=17;['R'.$B$18];IF([Rankers.I31]=18;['R'.$B$19];IF([Rankers.I31]=19;['R'.$B$20];IF([Rankers.I31]=20;['R'.$B$21];IF([Rankers.I31]=21;['R'.$B$22];IF([Rankers.I31]=22;['R'.$B$23];IF([Rankers.I31]=23;['R'.$B$24];IF([Rankers.I31]=24;['R'.$B$25];IF([Rankers.I31]=25;['R'.$B$26];IF([Rankers.I31]=26;['R'.$B$27];IF([Rankers.I31]=27;['R'.$B$28];IF([Rankers.I31]=28;['R'.$B$29];IF([Rankers.I31]=29;['R'.$B$30];IF([Rankers.I31]=30;['R'.$B$31];IF([Rankers.I31]=31;['R'.$B$32];IF([Rankers.I31]=32;['R'.$B$33];IF([Rankers.I31]=33;['R'.$B$34];IF([Rankers.I31]=34;['R'.$B$35];IF([Rankers.I31]=35;['R'.$B$36];IF([Rankers.I31]=36;['R'.$B$37];IF([Rankers.I31]=0;0;['R'.H67])))))))))))))))))))))))))))))))))))))" table:style-name="ce11">
            <text:p>32</text:p>
          </table:table-cell>
          <table:table-cell office:value-type="float" office:value="37" table:formula="of:=IF([Rankers.J31]=1;['R'.$B$2];IF([Rankers.J31]=2;['R'.$B$3];IF([Rankers.J31]=3;['R'.$B$4];IF([Rankers.J31]=4;['R'.$B$5];IF([Rankers.J31]=5;['R'.$B$6];IF([Rankers.J31]=6;['R'.$B$7];IF([Rankers.J31]=7;['R'.$B$8];IF([Rankers.J31]=8;['R'.$B$9];IF([Rankers.J31]=9;['R'.$B$10];IF([Rankers.J31]=10;['R'.$B$11];IF([Rankers.J31]=11;['R'.$B$12];IF([Rankers.J31]=12;['R'.$B$13];IF([Rankers.J31]=13;['R'.$B$14];IF([Rankers.J31]=14;['R'.$B$15];IF([Rankers.J31]=15;['R'.$B$16];IF([Rankers.J31]=16;['R'.$B$17];IF([Rankers.J31]=17;['R'.$B$18];IF([Rankers.J31]=18;['R'.$B$19];IF([Rankers.J31]=19;['R'.$B$20];IF([Rankers.J31]=20;['R'.$B$21];IF([Rankers.J31]=21;['R'.$B$22];IF([Rankers.J31]=22;['R'.$B$23];IF([Rankers.J31]=23;['R'.$B$24];IF([Rankers.J31]=24;['R'.$B$25];IF([Rankers.J31]=25;['R'.$B$26];IF([Rankers.J31]=26;['R'.$B$27];IF([Rankers.J31]=27;['R'.$B$28];IF([Rankers.J31]=28;['R'.$B$29];IF([Rankers.J31]=29;['R'.$B$30];IF([Rankers.J31]=30;['R'.$B$31];IF([Rankers.J31]=31;['R'.$B$32];IF([Rankers.J31]=32;['R'.$B$33];IF([Rankers.J31]=33;['R'.$B$34];IF([Rankers.J31]=34;['R'.$B$35];IF([Rankers.J31]=35;['R'.$B$36];IF([Rankers.J31]=36;['R'.$B$37];IF([Rankers.J31]=0;0;['R'.I67])))))))))))))))))))))))))))))))))))))" table:style-name="ce11">
            <text:p>37</text:p>
          </table:table-cell>
          <table:table-cell office:value-type="float" office:value="0" table:formula="of:=IF([Rankers.K31]=1;['R'.$B$2];IF([Rankers.K31]=2;['R'.$B$3];IF([Rankers.K31]=3;['R'.$B$4];IF([Rankers.K31]=4;['R'.$B$5];IF([Rankers.K31]=5;['R'.$B$6];IF([Rankers.K31]=6;['R'.$B$7];IF([Rankers.K31]=7;['R'.$B$8];IF([Rankers.K31]=8;['R'.$B$9];IF([Rankers.K31]=9;['R'.$B$10];IF([Rankers.K31]=10;['R'.$B$11];IF([Rankers.K31]=11;['R'.$B$12];IF([Rankers.K31]=12;['R'.$B$13];IF([Rankers.K31]=13;['R'.$B$14];IF([Rankers.K31]=14;['R'.$B$15];IF([Rankers.K31]=15;['R'.$B$16];IF([Rankers.K31]=16;['R'.$B$17];IF([Rankers.K31]=17;['R'.$B$18];IF([Rankers.K31]=18;['R'.$B$19];IF([Rankers.K31]=19;['R'.$B$20];IF([Rankers.K31]=20;['R'.$B$21];IF([Rankers.K31]=21;['R'.$B$22];IF([Rankers.K31]=22;['R'.$B$23];IF([Rankers.K31]=23;['R'.$B$24];IF([Rankers.K31]=24;['R'.$B$25];IF([Rankers.K31]=25;['R'.$B$26];IF([Rankers.K31]=26;['R'.$B$27];IF([Rankers.K31]=27;['R'.$B$28];IF([Rankers.K31]=28;['R'.$B$29];IF([Rankers.K31]=29;['R'.$B$30];IF([Rankers.K31]=30;['R'.$B$31];IF([Rankers.K31]=31;['R'.$B$32];IF([Rankers.K31]=32;['R'.$B$33];IF([Rankers.K31]=33;['R'.$B$34];IF([Rankers.K31]=34;['R'.$B$35];IF([Rankers.K31]=35;['R'.$B$36];IF([Rankers.K31]=36;['R'.$B$37];IF([Rankers.K31]=0;0;['R'.J67])))))))))))))))))))))))))))))))))))))" table:style-name="ce12">
            <text:p>0</text:p>
          </table:table-cell>
          <table:table-cell office:value-type="float" office:value="0" table:formula="of:=IF([Rankers.L31]=1;['R'.$B$2];IF([Rankers.L31]=2;['R'.$B$3];IF([Rankers.L31]=3;['R'.$B$4];IF([Rankers.L31]=4;['R'.$B$5];IF([Rankers.L31]=5;['R'.$B$6];IF([Rankers.L31]=6;['R'.$B$7];IF([Rankers.L31]=7;['R'.$B$8];IF([Rankers.L31]=8;['R'.$B$9];IF([Rankers.L31]=9;['R'.$B$10];IF([Rankers.L31]=10;['R'.$B$11];IF([Rankers.L31]=11;['R'.$B$12];IF([Rankers.L31]=12;['R'.$B$13];IF([Rankers.L31]=13;['R'.$B$14];IF([Rankers.L31]=14;['R'.$B$15];IF([Rankers.L31]=15;['R'.$B$16];IF([Rankers.L31]=16;['R'.$B$17];IF([Rankers.L31]=17;['R'.$B$18];IF([Rankers.L31]=18;['R'.$B$19];IF([Rankers.L31]=19;['R'.$B$20];IF([Rankers.L31]=20;['R'.$B$21];IF([Rankers.L31]=21;['R'.$B$22];IF([Rankers.L31]=22;['R'.$B$23];IF([Rankers.L31]=23;['R'.$B$24];IF([Rankers.L31]=24;['R'.$B$25];IF([Rankers.L31]=25;['R'.$B$26];IF([Rankers.L31]=26;['R'.$B$27];IF([Rankers.L31]=27;['R'.$B$28];IF([Rankers.L31]=28;['R'.$B$29];IF([Rankers.L31]=29;['R'.$B$30];IF([Rankers.L31]=30;['R'.$B$31];IF([Rankers.L31]=31;['R'.$B$32];IF([Rankers.L31]=32;['R'.$B$33];IF([Rankers.L31]=33;['R'.$B$34];IF([Rankers.L31]=34;['R'.$B$35];IF([Rankers.L31]=35;['R'.$B$36];IF([Rankers.L31]=36;['R'.$B$37];IF([Rankers.L31]=0;0;['R'.K67])))))))))))))))))))))))))))))))))))))" table:style-name="ce34">
            <text:p>0</text:p>
          </table:table-cell>
          <table:table-cell office:value-type="float" office:value="0" table:formula="of:=IF([Rankers.M31]=1;['R'.$B$2];IF([Rankers.M31]=2;['R'.$B$3];IF([Rankers.M31]=3;['R'.$B$4];IF([Rankers.M31]=4;['R'.$B$5];IF([Rankers.M31]=5;['R'.$B$6];IF([Rankers.M31]=6;['R'.$B$7];IF([Rankers.M31]=7;['R'.$B$8];IF([Rankers.M31]=8;['R'.$B$9];IF([Rankers.M31]=9;['R'.$B$10];IF([Rankers.M31]=10;['R'.$B$11];IF([Rankers.M31]=11;['R'.$B$12];IF([Rankers.M31]=12;['R'.$B$13];IF([Rankers.M31]=13;['R'.$B$14];IF([Rankers.M31]=14;['R'.$B$15];IF([Rankers.M31]=15;['R'.$B$16];IF([Rankers.M31]=16;['R'.$B$17];IF([Rankers.M31]=17;['R'.$B$18];IF([Rankers.M31]=18;['R'.$B$19];IF([Rankers.M31]=19;['R'.$B$20];IF([Rankers.M31]=20;['R'.$B$21];IF([Rankers.M31]=21;['R'.$B$22];IF([Rankers.M31]=22;['R'.$B$23];IF([Rankers.M31]=23;['R'.$B$24];IF([Rankers.M31]=24;['R'.$B$25];IF([Rankers.M31]=25;['R'.$B$26];IF([Rankers.M31]=26;['R'.$B$27];IF([Rankers.M31]=27;['R'.$B$28];IF([Rankers.M31]=28;['R'.$B$29];IF([Rankers.M31]=29;['R'.$B$30];IF([Rankers.M31]=30;['R'.$B$31];IF([Rankers.M31]=31;['R'.$B$32];IF([Rankers.M31]=32;['R'.$B$33];IF([Rankers.M31]=33;['R'.$B$34];IF([Rankers.M31]=34;['R'.$B$35];IF([Rankers.M31]=35;['R'.$B$36];IF([Rankers.M31]=36;['R'.$B$37];IF([Rankers.M31]=0;0;['R'.L67])))))))))))))))))))))))))))))))))))))" table:style-name="ce12">
            <text:p>0</text:p>
          </table:table-cell>
          <table:table-cell office:value-type="float" office:value="0" table:formula="of:=IF([Rankers.N31]=1;['R'.$B$2];IF([Rankers.N31]=2;['R'.$B$3];IF([Rankers.N31]=3;['R'.$B$4];IF([Rankers.N31]=4;['R'.$B$5];IF([Rankers.N31]=5;['R'.$B$6];IF([Rankers.N31]=6;['R'.$B$7];IF([Rankers.N31]=7;['R'.$B$8];IF([Rankers.N31]=8;['R'.$B$9];IF([Rankers.N31]=9;['R'.$B$10];IF([Rankers.N31]=10;['R'.$B$11];IF([Rankers.N31]=11;['R'.$B$12];IF([Rankers.N31]=12;['R'.$B$13];IF([Rankers.N31]=13;['R'.$B$14];IF([Rankers.N31]=14;['R'.$B$15];IF([Rankers.N31]=15;['R'.$B$16];IF([Rankers.N31]=16;['R'.$B$17];IF([Rankers.N31]=17;['R'.$B$18];IF([Rankers.N31]=18;['R'.$B$19];IF([Rankers.N31]=19;['R'.$B$20];IF([Rankers.N31]=20;['R'.$B$21];IF([Rankers.N31]=21;['R'.$B$22];IF([Rankers.N31]=22;['R'.$B$23];IF([Rankers.N31]=23;['R'.$B$24];IF([Rankers.N31]=24;['R'.$B$25];IF([Rankers.N31]=25;['R'.$B$26];IF([Rankers.N31]=26;['R'.$B$27];IF([Rankers.N31]=27;['R'.$B$28];IF([Rankers.N31]=28;['R'.$B$29];IF([Rankers.N31]=29;['R'.$B$30];IF([Rankers.N31]=30;['R'.$B$31];IF([Rankers.N31]=31;['R'.$B$32];IF([Rankers.N31]=32;['R'.$B$33];IF([Rankers.N31]=33;['R'.$B$34];IF([Rankers.N31]=34;['R'.$B$35];IF([Rankers.N31]=35;['R'.$B$36];IF([Rankers.N31]=36;['R'.$B$37];IF([Rankers.N31]=0;0;['R'.M67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31" table:formula="of:=[.A31]+1" table:style-name="ce8">
            <text:p>31</text:p>
          </table:table-cell>
          <table:table-cell office:value-type="string" table:style-name="ce15">
            <text:p>Сергеева Валерия Викторовна</text:p>
          </table:table-cell>
          <table:table-cell office:value-type="float" office:value="220" table:formula="of:=SUM([.D32:.ZZ32])" table:style-name="ce35">
            <text:p>220.00</text:p>
          </table:table-cell>
          <table:table-cell office:value-type="float" office:value="31" table:formula="of:=IF([Rankers.C32]=1;['R'.$B$2];IF([Rankers.C32]=2;['R'.$B$3];IF([Rankers.C32]=3;['R'.$B$4];IF([Rankers.C32]=4;['R'.$B$5];IF([Rankers.C32]=5;['R'.$B$6];IF([Rankers.C32]=6;['R'.$B$7];IF([Rankers.C32]=7;['R'.$B$8];IF([Rankers.C32]=8;['R'.$B$9];IF([Rankers.C32]=9;['R'.$B$10];IF([Rankers.C32]=10;['R'.$B$11];IF([Rankers.C32]=11;['R'.$B$12];IF([Rankers.C32]=12;['R'.$B$13];IF([Rankers.C32]=13;['R'.$B$14];IF([Rankers.C32]=14;['R'.$B$15];IF([Rankers.C32]=15;['R'.$B$16];IF([Rankers.C32]=16;['R'.$B$17];IF([Rankers.C32]=17;['R'.$B$18];IF([Rankers.C32]=18;['R'.$B$19];IF([Rankers.C32]=19;['R'.$B$20];IF([Rankers.C32]=20;['R'.$B$21];IF([Rankers.C32]=21;['R'.$B$22];IF([Rankers.C32]=22;['R'.$B$23];IF([Rankers.C32]=23;['R'.$B$24];IF([Rankers.C32]=24;['R'.$B$25];IF([Rankers.C32]=25;['R'.$B$26];IF([Rankers.C32]=26;['R'.$B$27];IF([Rankers.C32]=27;['R'.$B$28];IF([Rankers.C32]=28;['R'.$B$29];IF([Rankers.C32]=29;['R'.$B$30];IF([Rankers.C32]=30;['R'.$B$31];IF([Rankers.C32]=31;['R'.$B$32];IF([Rankers.C32]=32;['R'.$B$33];IF([Rankers.C32]=33;['R'.$B$34];IF([Rankers.C32]=34;['R'.$B$35];IF([Rankers.C32]=35;['R'.$B$36];IF([Rankers.C32]=36;['R'.$B$37];IF([Rankers.C32]=0;0;['R'.B68])))))))))))))))))))))))))))))))))))))" table:style-name="ce11">
            <text:p>31</text:p>
          </table:table-cell>
          <table:table-cell office:value-type="float" office:value="24" table:formula="of:=IF([Rankers.D32]=1;['R'.$B$2];IF([Rankers.D32]=2;['R'.$B$3];IF([Rankers.D32]=3;['R'.$B$4];IF([Rankers.D32]=4;['R'.$B$5];IF([Rankers.D32]=5;['R'.$B$6];IF([Rankers.D32]=6;['R'.$B$7];IF([Rankers.D32]=7;['R'.$B$8];IF([Rankers.D32]=8;['R'.$B$9];IF([Rankers.D32]=9;['R'.$B$10];IF([Rankers.D32]=10;['R'.$B$11];IF([Rankers.D32]=11;['R'.$B$12];IF([Rankers.D32]=12;['R'.$B$13];IF([Rankers.D32]=13;['R'.$B$14];IF([Rankers.D32]=14;['R'.$B$15];IF([Rankers.D32]=15;['R'.$B$16];IF([Rankers.D32]=16;['R'.$B$17];IF([Rankers.D32]=17;['R'.$B$18];IF([Rankers.D32]=18;['R'.$B$19];IF([Rankers.D32]=19;['R'.$B$20];IF([Rankers.D32]=20;['R'.$B$21];IF([Rankers.D32]=21;['R'.$B$22];IF([Rankers.D32]=22;['R'.$B$23];IF([Rankers.D32]=23;['R'.$B$24];IF([Rankers.D32]=24;['R'.$B$25];IF([Rankers.D32]=25;['R'.$B$26];IF([Rankers.D32]=26;['R'.$B$27];IF([Rankers.D32]=27;['R'.$B$28];IF([Rankers.D32]=28;['R'.$B$29];IF([Rankers.D32]=29;['R'.$B$30];IF([Rankers.D32]=30;['R'.$B$31];IF([Rankers.D32]=31;['R'.$B$32];IF([Rankers.D32]=32;['R'.$B$33];IF([Rankers.D32]=33;['R'.$B$34];IF([Rankers.D32]=34;['R'.$B$35];IF([Rankers.D32]=35;['R'.$B$36];IF([Rankers.D32]=36;['R'.$B$37];IF([Rankers.D32]=0;0;['R'.C68])))))))))))))))))))))))))))))))))))))" table:style-name="ce11">
            <text:p>24</text:p>
          </table:table-cell>
          <table:table-cell office:value-type="float" office:value="15" table:formula="of:=IF([Rankers.E32]=1;['R'.$B$2];IF([Rankers.E32]=2;['R'.$B$3];IF([Rankers.E32]=3;['R'.$B$4];IF([Rankers.E32]=4;['R'.$B$5];IF([Rankers.E32]=5;['R'.$B$6];IF([Rankers.E32]=6;['R'.$B$7];IF([Rankers.E32]=7;['R'.$B$8];IF([Rankers.E32]=8;['R'.$B$9];IF([Rankers.E32]=9;['R'.$B$10];IF([Rankers.E32]=10;['R'.$B$11];IF([Rankers.E32]=11;['R'.$B$12];IF([Rankers.E32]=12;['R'.$B$13];IF([Rankers.E32]=13;['R'.$B$14];IF([Rankers.E32]=14;['R'.$B$15];IF([Rankers.E32]=15;['R'.$B$16];IF([Rankers.E32]=16;['R'.$B$17];IF([Rankers.E32]=17;['R'.$B$18];IF([Rankers.E32]=18;['R'.$B$19];IF([Rankers.E32]=19;['R'.$B$20];IF([Rankers.E32]=20;['R'.$B$21];IF([Rankers.E32]=21;['R'.$B$22];IF([Rankers.E32]=22;['R'.$B$23];IF([Rankers.E32]=23;['R'.$B$24];IF([Rankers.E32]=24;['R'.$B$25];IF([Rankers.E32]=25;['R'.$B$26];IF([Rankers.E32]=26;['R'.$B$27];IF([Rankers.E32]=27;['R'.$B$28];IF([Rankers.E32]=28;['R'.$B$29];IF([Rankers.E32]=29;['R'.$B$30];IF([Rankers.E32]=30;['R'.$B$31];IF([Rankers.E32]=31;['R'.$B$32];IF([Rankers.E32]=32;['R'.$B$33];IF([Rankers.E32]=33;['R'.$B$34];IF([Rankers.E32]=34;['R'.$B$35];IF([Rankers.E32]=35;['R'.$B$36];IF([Rankers.E32]=36;['R'.$B$37];IF([Rankers.E32]=0;0;['R'.D68])))))))))))))))))))))))))))))))))))))" table:style-name="ce11">
            <text:p>15</text:p>
          </table:table-cell>
          <table:table-cell office:value-type="float" office:value="28" table:formula="of:=IF([Rankers.F32]=1;['R'.$B$2];IF([Rankers.F32]=2;['R'.$B$3];IF([Rankers.F32]=3;['R'.$B$4];IF([Rankers.F32]=4;['R'.$B$5];IF([Rankers.F32]=5;['R'.$B$6];IF([Rankers.F32]=6;['R'.$B$7];IF([Rankers.F32]=7;['R'.$B$8];IF([Rankers.F32]=8;['R'.$B$9];IF([Rankers.F32]=9;['R'.$B$10];IF([Rankers.F32]=10;['R'.$B$11];IF([Rankers.F32]=11;['R'.$B$12];IF([Rankers.F32]=12;['R'.$B$13];IF([Rankers.F32]=13;['R'.$B$14];IF([Rankers.F32]=14;['R'.$B$15];IF([Rankers.F32]=15;['R'.$B$16];IF([Rankers.F32]=16;['R'.$B$17];IF([Rankers.F32]=17;['R'.$B$18];IF([Rankers.F32]=18;['R'.$B$19];IF([Rankers.F32]=19;['R'.$B$20];IF([Rankers.F32]=20;['R'.$B$21];IF([Rankers.F32]=21;['R'.$B$22];IF([Rankers.F32]=22;['R'.$B$23];IF([Rankers.F32]=23;['R'.$B$24];IF([Rankers.F32]=24;['R'.$B$25];IF([Rankers.F32]=25;['R'.$B$26];IF([Rankers.F32]=26;['R'.$B$27];IF([Rankers.F32]=27;['R'.$B$28];IF([Rankers.F32]=28;['R'.$B$29];IF([Rankers.F32]=29;['R'.$B$30];IF([Rankers.F32]=30;['R'.$B$31];IF([Rankers.F32]=31;['R'.$B$32];IF([Rankers.F32]=32;['R'.$B$33];IF([Rankers.F32]=33;['R'.$B$34];IF([Rankers.F32]=34;['R'.$B$35];IF([Rankers.F32]=35;['R'.$B$36];IF([Rankers.F32]=36;['R'.$B$37];IF([Rankers.F32]=0;0;['R'.E68])))))))))))))))))))))))))))))))))))))" table:style-name="ce11">
            <text:p>28</text:p>
          </table:table-cell>
          <table:table-cell office:value-type="float" office:value="32" table:formula="of:=IF([Rankers.G32]=1;['R'.$B$2];IF([Rankers.G32]=2;['R'.$B$3];IF([Rankers.G32]=3;['R'.$B$4];IF([Rankers.G32]=4;['R'.$B$5];IF([Rankers.G32]=5;['R'.$B$6];IF([Rankers.G32]=6;['R'.$B$7];IF([Rankers.G32]=7;['R'.$B$8];IF([Rankers.G32]=8;['R'.$B$9];IF([Rankers.G32]=9;['R'.$B$10];IF([Rankers.G32]=10;['R'.$B$11];IF([Rankers.G32]=11;['R'.$B$12];IF([Rankers.G32]=12;['R'.$B$13];IF([Rankers.G32]=13;['R'.$B$14];IF([Rankers.G32]=14;['R'.$B$15];IF([Rankers.G32]=15;['R'.$B$16];IF([Rankers.G32]=16;['R'.$B$17];IF([Rankers.G32]=17;['R'.$B$18];IF([Rankers.G32]=18;['R'.$B$19];IF([Rankers.G32]=19;['R'.$B$20];IF([Rankers.G32]=20;['R'.$B$21];IF([Rankers.G32]=21;['R'.$B$22];IF([Rankers.G32]=22;['R'.$B$23];IF([Rankers.G32]=23;['R'.$B$24];IF([Rankers.G32]=24;['R'.$B$25];IF([Rankers.G32]=25;['R'.$B$26];IF([Rankers.G32]=26;['R'.$B$27];IF([Rankers.G32]=27;['R'.$B$28];IF([Rankers.G32]=28;['R'.$B$29];IF([Rankers.G32]=29;['R'.$B$30];IF([Rankers.G32]=30;['R'.$B$31];IF([Rankers.G32]=31;['R'.$B$32];IF([Rankers.G32]=32;['R'.$B$33];IF([Rankers.G32]=33;['R'.$B$34];IF([Rankers.G32]=34;['R'.$B$35];IF([Rankers.G32]=35;['R'.$B$36];IF([Rankers.G32]=36;['R'.$B$37];IF([Rankers.G32]=0;0;['R'.F68])))))))))))))))))))))))))))))))))))))" table:style-name="ce11">
            <text:p>32</text:p>
          </table:table-cell>
          <table:table-cell office:value-type="float" office:value="0" table:formula="of:=IF([Rankers.H32]=1;['R'.$B$2];IF([Rankers.H32]=2;['R'.$B$3];IF([Rankers.H32]=3;['R'.$B$4];IF([Rankers.H32]=4;['R'.$B$5];IF([Rankers.H32]=5;['R'.$B$6];IF([Rankers.H32]=6;['R'.$B$7];IF([Rankers.H32]=7;['R'.$B$8];IF([Rankers.H32]=8;['R'.$B$9];IF([Rankers.H32]=9;['R'.$B$10];IF([Rankers.H32]=10;['R'.$B$11];IF([Rankers.H32]=11;['R'.$B$12];IF([Rankers.H32]=12;['R'.$B$13];IF([Rankers.H32]=13;['R'.$B$14];IF([Rankers.H32]=14;['R'.$B$15];IF([Rankers.H32]=15;['R'.$B$16];IF([Rankers.H32]=16;['R'.$B$17];IF([Rankers.H32]=17;['R'.$B$18];IF([Rankers.H32]=18;['R'.$B$19];IF([Rankers.H32]=19;['R'.$B$20];IF([Rankers.H32]=20;['R'.$B$21];IF([Rankers.H32]=21;['R'.$B$22];IF([Rankers.H32]=22;['R'.$B$23];IF([Rankers.H32]=23;['R'.$B$24];IF([Rankers.H32]=24;['R'.$B$25];IF([Rankers.H32]=25;['R'.$B$26];IF([Rankers.H32]=26;['R'.$B$27];IF([Rankers.H32]=27;['R'.$B$28];IF([Rankers.H32]=28;['R'.$B$29];IF([Rankers.H32]=29;['R'.$B$30];IF([Rankers.H32]=30;['R'.$B$31];IF([Rankers.H32]=31;['R'.$B$32];IF([Rankers.H32]=32;['R'.$B$33];IF([Rankers.H32]=33;['R'.$B$34];IF([Rankers.H32]=34;['R'.$B$35];IF([Rankers.H32]=35;['R'.$B$36];IF([Rankers.H32]=36;['R'.$B$37];IF([Rankers.H32]=0;0;['R'.G68])))))))))))))))))))))))))))))))))))))" table:style-name="ce11">
            <text:p>0</text:p>
          </table:table-cell>
          <table:table-cell office:value-type="float" office:value="0" table:formula="of:=IF([Rankers.I32]=1;['R'.$B$2];IF([Rankers.I32]=2;['R'.$B$3];IF([Rankers.I32]=3;['R'.$B$4];IF([Rankers.I32]=4;['R'.$B$5];IF([Rankers.I32]=5;['R'.$B$6];IF([Rankers.I32]=6;['R'.$B$7];IF([Rankers.I32]=7;['R'.$B$8];IF([Rankers.I32]=8;['R'.$B$9];IF([Rankers.I32]=9;['R'.$B$10];IF([Rankers.I32]=10;['R'.$B$11];IF([Rankers.I32]=11;['R'.$B$12];IF([Rankers.I32]=12;['R'.$B$13];IF([Rankers.I32]=13;['R'.$B$14];IF([Rankers.I32]=14;['R'.$B$15];IF([Rankers.I32]=15;['R'.$B$16];IF([Rankers.I32]=16;['R'.$B$17];IF([Rankers.I32]=17;['R'.$B$18];IF([Rankers.I32]=18;['R'.$B$19];IF([Rankers.I32]=19;['R'.$B$20];IF([Rankers.I32]=20;['R'.$B$21];IF([Rankers.I32]=21;['R'.$B$22];IF([Rankers.I32]=22;['R'.$B$23];IF([Rankers.I32]=23;['R'.$B$24];IF([Rankers.I32]=24;['R'.$B$25];IF([Rankers.I32]=25;['R'.$B$26];IF([Rankers.I32]=26;['R'.$B$27];IF([Rankers.I32]=27;['R'.$B$28];IF([Rankers.I32]=28;['R'.$B$29];IF([Rankers.I32]=29;['R'.$B$30];IF([Rankers.I32]=30;['R'.$B$31];IF([Rankers.I32]=31;['R'.$B$32];IF([Rankers.I32]=32;['R'.$B$33];IF([Rankers.I32]=33;['R'.$B$34];IF([Rankers.I32]=34;['R'.$B$35];IF([Rankers.I32]=35;['R'.$B$36];IF([Rankers.I32]=36;['R'.$B$37];IF([Rankers.I32]=0;0;['R'.H68])))))))))))))))))))))))))))))))))))))" table:style-name="ce11">
            <text:p>0</text:p>
          </table:table-cell>
          <table:table-cell office:value-type="float" office:value="0" table:formula="of:=IF([Rankers.J32]=1;['R'.$B$2];IF([Rankers.J32]=2;['R'.$B$3];IF([Rankers.J32]=3;['R'.$B$4];IF([Rankers.J32]=4;['R'.$B$5];IF([Rankers.J32]=5;['R'.$B$6];IF([Rankers.J32]=6;['R'.$B$7];IF([Rankers.J32]=7;['R'.$B$8];IF([Rankers.J32]=8;['R'.$B$9];IF([Rankers.J32]=9;['R'.$B$10];IF([Rankers.J32]=10;['R'.$B$11];IF([Rankers.J32]=11;['R'.$B$12];IF([Rankers.J32]=12;['R'.$B$13];IF([Rankers.J32]=13;['R'.$B$14];IF([Rankers.J32]=14;['R'.$B$15];IF([Rankers.J32]=15;['R'.$B$16];IF([Rankers.J32]=16;['R'.$B$17];IF([Rankers.J32]=17;['R'.$B$18];IF([Rankers.J32]=18;['R'.$B$19];IF([Rankers.J32]=19;['R'.$B$20];IF([Rankers.J32]=20;['R'.$B$21];IF([Rankers.J32]=21;['R'.$B$22];IF([Rankers.J32]=22;['R'.$B$23];IF([Rankers.J32]=23;['R'.$B$24];IF([Rankers.J32]=24;['R'.$B$25];IF([Rankers.J32]=25;['R'.$B$26];IF([Rankers.J32]=26;['R'.$B$27];IF([Rankers.J32]=27;['R'.$B$28];IF([Rankers.J32]=28;['R'.$B$29];IF([Rankers.J32]=29;['R'.$B$30];IF([Rankers.J32]=30;['R'.$B$31];IF([Rankers.J32]=31;['R'.$B$32];IF([Rankers.J32]=32;['R'.$B$33];IF([Rankers.J32]=33;['R'.$B$34];IF([Rankers.J32]=34;['R'.$B$35];IF([Rankers.J32]=35;['R'.$B$36];IF([Rankers.J32]=36;['R'.$B$37];IF([Rankers.J32]=0;0;['R'.I68])))))))))))))))))))))))))))))))))))))" table:style-name="ce11">
            <text:p>0</text:p>
          </table:table-cell>
          <table:table-cell office:value-type="float" office:value="35" table:formula="of:=IF([Rankers.K32]=1;['R'.$B$2];IF([Rankers.K32]=2;['R'.$B$3];IF([Rankers.K32]=3;['R'.$B$4];IF([Rankers.K32]=4;['R'.$B$5];IF([Rankers.K32]=5;['R'.$B$6];IF([Rankers.K32]=6;['R'.$B$7];IF([Rankers.K32]=7;['R'.$B$8];IF([Rankers.K32]=8;['R'.$B$9];IF([Rankers.K32]=9;['R'.$B$10];IF([Rankers.K32]=10;['R'.$B$11];IF([Rankers.K32]=11;['R'.$B$12];IF([Rankers.K32]=12;['R'.$B$13];IF([Rankers.K32]=13;['R'.$B$14];IF([Rankers.K32]=14;['R'.$B$15];IF([Rankers.K32]=15;['R'.$B$16];IF([Rankers.K32]=16;['R'.$B$17];IF([Rankers.K32]=17;['R'.$B$18];IF([Rankers.K32]=18;['R'.$B$19];IF([Rankers.K32]=19;['R'.$B$20];IF([Rankers.K32]=20;['R'.$B$21];IF([Rankers.K32]=21;['R'.$B$22];IF([Rankers.K32]=22;['R'.$B$23];IF([Rankers.K32]=23;['R'.$B$24];IF([Rankers.K32]=24;['R'.$B$25];IF([Rankers.K32]=25;['R'.$B$26];IF([Rankers.K32]=26;['R'.$B$27];IF([Rankers.K32]=27;['R'.$B$28];IF([Rankers.K32]=28;['R'.$B$29];IF([Rankers.K32]=29;['R'.$B$30];IF([Rankers.K32]=30;['R'.$B$31];IF([Rankers.K32]=31;['R'.$B$32];IF([Rankers.K32]=32;['R'.$B$33];IF([Rankers.K32]=33;['R'.$B$34];IF([Rankers.K32]=34;['R'.$B$35];IF([Rankers.K32]=35;['R'.$B$36];IF([Rankers.K32]=36;['R'.$B$37];IF([Rankers.K32]=0;0;['R'.J68])))))))))))))))))))))))))))))))))))))" table:style-name="ce12">
            <text:p>35</text:p>
          </table:table-cell>
          <table:table-cell office:value-type="float" office:value="37" table:formula="of:=IF([Rankers.L32]=1;['R'.$B$2];IF([Rankers.L32]=2;['R'.$B$3];IF([Rankers.L32]=3;['R'.$B$4];IF([Rankers.L32]=4;['R'.$B$5];IF([Rankers.L32]=5;['R'.$B$6];IF([Rankers.L32]=6;['R'.$B$7];IF([Rankers.L32]=7;['R'.$B$8];IF([Rankers.L32]=8;['R'.$B$9];IF([Rankers.L32]=9;['R'.$B$10];IF([Rankers.L32]=10;['R'.$B$11];IF([Rankers.L32]=11;['R'.$B$12];IF([Rankers.L32]=12;['R'.$B$13];IF([Rankers.L32]=13;['R'.$B$14];IF([Rankers.L32]=14;['R'.$B$15];IF([Rankers.L32]=15;['R'.$B$16];IF([Rankers.L32]=16;['R'.$B$17];IF([Rankers.L32]=17;['R'.$B$18];IF([Rankers.L32]=18;['R'.$B$19];IF([Rankers.L32]=19;['R'.$B$20];IF([Rankers.L32]=20;['R'.$B$21];IF([Rankers.L32]=21;['R'.$B$22];IF([Rankers.L32]=22;['R'.$B$23];IF([Rankers.L32]=23;['R'.$B$24];IF([Rankers.L32]=24;['R'.$B$25];IF([Rankers.L32]=25;['R'.$B$26];IF([Rankers.L32]=26;['R'.$B$27];IF([Rankers.L32]=27;['R'.$B$28];IF([Rankers.L32]=28;['R'.$B$29];IF([Rankers.L32]=29;['R'.$B$30];IF([Rankers.L32]=30;['R'.$B$31];IF([Rankers.L32]=31;['R'.$B$32];IF([Rankers.L32]=32;['R'.$B$33];IF([Rankers.L32]=33;['R'.$B$34];IF([Rankers.L32]=34;['R'.$B$35];IF([Rankers.L32]=35;['R'.$B$36];IF([Rankers.L32]=36;['R'.$B$37];IF([Rankers.L32]=0;0;['R'.K68])))))))))))))))))))))))))))))))))))))" table:style-name="ce34">
            <text:p>37</text:p>
          </table:table-cell>
          <table:table-cell office:value-type="float" office:value="18" table:formula="of:=IF([Rankers.M32]=1;['R'.$B$2];IF([Rankers.M32]=2;['R'.$B$3];IF([Rankers.M32]=3;['R'.$B$4];IF([Rankers.M32]=4;['R'.$B$5];IF([Rankers.M32]=5;['R'.$B$6];IF([Rankers.M32]=6;['R'.$B$7];IF([Rankers.M32]=7;['R'.$B$8];IF([Rankers.M32]=8;['R'.$B$9];IF([Rankers.M32]=9;['R'.$B$10];IF([Rankers.M32]=10;['R'.$B$11];IF([Rankers.M32]=11;['R'.$B$12];IF([Rankers.M32]=12;['R'.$B$13];IF([Rankers.M32]=13;['R'.$B$14];IF([Rankers.M32]=14;['R'.$B$15];IF([Rankers.M32]=15;['R'.$B$16];IF([Rankers.M32]=16;['R'.$B$17];IF([Rankers.M32]=17;['R'.$B$18];IF([Rankers.M32]=18;['R'.$B$19];IF([Rankers.M32]=19;['R'.$B$20];IF([Rankers.M32]=20;['R'.$B$21];IF([Rankers.M32]=21;['R'.$B$22];IF([Rankers.M32]=22;['R'.$B$23];IF([Rankers.M32]=23;['R'.$B$24];IF([Rankers.M32]=24;['R'.$B$25];IF([Rankers.M32]=25;['R'.$B$26];IF([Rankers.M32]=26;['R'.$B$27];IF([Rankers.M32]=27;['R'.$B$28];IF([Rankers.M32]=28;['R'.$B$29];IF([Rankers.M32]=29;['R'.$B$30];IF([Rankers.M32]=30;['R'.$B$31];IF([Rankers.M32]=31;['R'.$B$32];IF([Rankers.M32]=32;['R'.$B$33];IF([Rankers.M32]=33;['R'.$B$34];IF([Rankers.M32]=34;['R'.$B$35];IF([Rankers.M32]=35;['R'.$B$36];IF([Rankers.M32]=36;['R'.$B$37];IF([Rankers.M32]=0;0;['R'.L68])))))))))))))))))))))))))))))))))))))" table:style-name="ce12">
            <text:p>18</text:p>
          </table:table-cell>
          <table:table-cell office:value-type="float" office:value="0" table:formula="of:=IF([Rankers.N32]=1;['R'.$B$2];IF([Rankers.N32]=2;['R'.$B$3];IF([Rankers.N32]=3;['R'.$B$4];IF([Rankers.N32]=4;['R'.$B$5];IF([Rankers.N32]=5;['R'.$B$6];IF([Rankers.N32]=6;['R'.$B$7];IF([Rankers.N32]=7;['R'.$B$8];IF([Rankers.N32]=8;['R'.$B$9];IF([Rankers.N32]=9;['R'.$B$10];IF([Rankers.N32]=10;['R'.$B$11];IF([Rankers.N32]=11;['R'.$B$12];IF([Rankers.N32]=12;['R'.$B$13];IF([Rankers.N32]=13;['R'.$B$14];IF([Rankers.N32]=14;['R'.$B$15];IF([Rankers.N32]=15;['R'.$B$16];IF([Rankers.N32]=16;['R'.$B$17];IF([Rankers.N32]=17;['R'.$B$18];IF([Rankers.N32]=18;['R'.$B$19];IF([Rankers.N32]=19;['R'.$B$20];IF([Rankers.N32]=20;['R'.$B$21];IF([Rankers.N32]=21;['R'.$B$22];IF([Rankers.N32]=22;['R'.$B$23];IF([Rankers.N32]=23;['R'.$B$24];IF([Rankers.N32]=24;['R'.$B$25];IF([Rankers.N32]=25;['R'.$B$26];IF([Rankers.N32]=26;['R'.$B$27];IF([Rankers.N32]=27;['R'.$B$28];IF([Rankers.N32]=28;['R'.$B$29];IF([Rankers.N32]=29;['R'.$B$30];IF([Rankers.N32]=30;['R'.$B$31];IF([Rankers.N32]=31;['R'.$B$32];IF([Rankers.N32]=32;['R'.$B$33];IF([Rankers.N32]=33;['R'.$B$34];IF([Rankers.N32]=34;['R'.$B$35];IF([Rankers.N32]=35;['R'.$B$36];IF([Rankers.N32]=36;['R'.$B$37];IF([Rankers.N32]=0;0;['R'.M68])))))))))))))))))))))))))))))))))))))" table:style-name="ce12">
            <text:p>0</text:p>
          </table:table-cell>
          <table:table-cell table:number-columns-repeated="8" table:style-name="ce11"/>
          <table:table-cell table:number-columns-repeated="16361"/>
        </table:table-row>
        <table:table-row table:style-name="ro2">
          <table:table-cell office:value-type="float" office:value="32" table:formula="of:=[.A32]+1" table:style-name="ce8">
            <text:p>32</text:p>
          </table:table-cell>
          <table:table-cell office:value-type="string" table:style-name="ce15">
            <text:p>Скокова Евгения Даниловна</text:p>
          </table:table-cell>
          <table:table-cell office:value-type="float" office:value="287" table:formula="of:=SUM([.D33:.ZZ33])" table:style-name="ce35">
            <text:p>287.00</text:p>
          </table:table-cell>
          <table:table-cell office:value-type="float" office:value="27" table:formula="of:=IF([Rankers.C33]=1;['R'.$B$2];IF([Rankers.C33]=2;['R'.$B$3];IF([Rankers.C33]=3;['R'.$B$4];IF([Rankers.C33]=4;['R'.$B$5];IF([Rankers.C33]=5;['R'.$B$6];IF([Rankers.C33]=6;['R'.$B$7];IF([Rankers.C33]=7;['R'.$B$8];IF([Rankers.C33]=8;['R'.$B$9];IF([Rankers.C33]=9;['R'.$B$10];IF([Rankers.C33]=10;['R'.$B$11];IF([Rankers.C33]=11;['R'.$B$12];IF([Rankers.C33]=12;['R'.$B$13];IF([Rankers.C33]=13;['R'.$B$14];IF([Rankers.C33]=14;['R'.$B$15];IF([Rankers.C33]=15;['R'.$B$16];IF([Rankers.C33]=16;['R'.$B$17];IF([Rankers.C33]=17;['R'.$B$18];IF([Rankers.C33]=18;['R'.$B$19];IF([Rankers.C33]=19;['R'.$B$20];IF([Rankers.C33]=20;['R'.$B$21];IF([Rankers.C33]=21;['R'.$B$22];IF([Rankers.C33]=22;['R'.$B$23];IF([Rankers.C33]=23;['R'.$B$24];IF([Rankers.C33]=24;['R'.$B$25];IF([Rankers.C33]=25;['R'.$B$26];IF([Rankers.C33]=26;['R'.$B$27];IF([Rankers.C33]=27;['R'.$B$28];IF([Rankers.C33]=28;['R'.$B$29];IF([Rankers.C33]=29;['R'.$B$30];IF([Rankers.C33]=30;['R'.$B$31];IF([Rankers.C33]=31;['R'.$B$32];IF([Rankers.C33]=32;['R'.$B$33];IF([Rankers.C33]=33;['R'.$B$34];IF([Rankers.C33]=34;['R'.$B$35];IF([Rankers.C33]=35;['R'.$B$36];IF([Rankers.C33]=36;['R'.$B$37];IF([Rankers.C33]=0;0;['R'.B69])))))))))))))))))))))))))))))))))))))" table:style-name="ce11">
            <text:p>27</text:p>
          </table:table-cell>
          <table:table-cell office:value-type="float" office:value="30" table:formula="of:=IF([Rankers.D33]=1;['R'.$B$2];IF([Rankers.D33]=2;['R'.$B$3];IF([Rankers.D33]=3;['R'.$B$4];IF([Rankers.D33]=4;['R'.$B$5];IF([Rankers.D33]=5;['R'.$B$6];IF([Rankers.D33]=6;['R'.$B$7];IF([Rankers.D33]=7;['R'.$B$8];IF([Rankers.D33]=8;['R'.$B$9];IF([Rankers.D33]=9;['R'.$B$10];IF([Rankers.D33]=10;['R'.$B$11];IF([Rankers.D33]=11;['R'.$B$12];IF([Rankers.D33]=12;['R'.$B$13];IF([Rankers.D33]=13;['R'.$B$14];IF([Rankers.D33]=14;['R'.$B$15];IF([Rankers.D33]=15;['R'.$B$16];IF([Rankers.D33]=16;['R'.$B$17];IF([Rankers.D33]=17;['R'.$B$18];IF([Rankers.D33]=18;['R'.$B$19];IF([Rankers.D33]=19;['R'.$B$20];IF([Rankers.D33]=20;['R'.$B$21];IF([Rankers.D33]=21;['R'.$B$22];IF([Rankers.D33]=22;['R'.$B$23];IF([Rankers.D33]=23;['R'.$B$24];IF([Rankers.D33]=24;['R'.$B$25];IF([Rankers.D33]=25;['R'.$B$26];IF([Rankers.D33]=26;['R'.$B$27];IF([Rankers.D33]=27;['R'.$B$28];IF([Rankers.D33]=28;['R'.$B$29];IF([Rankers.D33]=29;['R'.$B$30];IF([Rankers.D33]=30;['R'.$B$31];IF([Rankers.D33]=31;['R'.$B$32];IF([Rankers.D33]=32;['R'.$B$33];IF([Rankers.D33]=33;['R'.$B$34];IF([Rankers.D33]=34;['R'.$B$35];IF([Rankers.D33]=35;['R'.$B$36];IF([Rankers.D33]=36;['R'.$B$37];IF([Rankers.D33]=0;0;['R'.C69])))))))))))))))))))))))))))))))))))))" table:style-name="ce11">
            <text:p>30</text:p>
          </table:table-cell>
          <table:table-cell office:value-type="float" office:value="27" table:formula="of:=IF([Rankers.E33]=1;['R'.$B$2];IF([Rankers.E33]=2;['R'.$B$3];IF([Rankers.E33]=3;['R'.$B$4];IF([Rankers.E33]=4;['R'.$B$5];IF([Rankers.E33]=5;['R'.$B$6];IF([Rankers.E33]=6;['R'.$B$7];IF([Rankers.E33]=7;['R'.$B$8];IF([Rankers.E33]=8;['R'.$B$9];IF([Rankers.E33]=9;['R'.$B$10];IF([Rankers.E33]=10;['R'.$B$11];IF([Rankers.E33]=11;['R'.$B$12];IF([Rankers.E33]=12;['R'.$B$13];IF([Rankers.E33]=13;['R'.$B$14];IF([Rankers.E33]=14;['R'.$B$15];IF([Rankers.E33]=15;['R'.$B$16];IF([Rankers.E33]=16;['R'.$B$17];IF([Rankers.E33]=17;['R'.$B$18];IF([Rankers.E33]=18;['R'.$B$19];IF([Rankers.E33]=19;['R'.$B$20];IF([Rankers.E33]=20;['R'.$B$21];IF([Rankers.E33]=21;['R'.$B$22];IF([Rankers.E33]=22;['R'.$B$23];IF([Rankers.E33]=23;['R'.$B$24];IF([Rankers.E33]=24;['R'.$B$25];IF([Rankers.E33]=25;['R'.$B$26];IF([Rankers.E33]=26;['R'.$B$27];IF([Rankers.E33]=27;['R'.$B$28];IF([Rankers.E33]=28;['R'.$B$29];IF([Rankers.E33]=29;['R'.$B$30];IF([Rankers.E33]=30;['R'.$B$31];IF([Rankers.E33]=31;['R'.$B$32];IF([Rankers.E33]=32;['R'.$B$33];IF([Rankers.E33]=33;['R'.$B$34];IF([Rankers.E33]=34;['R'.$B$35];IF([Rankers.E33]=35;['R'.$B$36];IF([Rankers.E33]=36;['R'.$B$37];IF([Rankers.E33]=0;0;['R'.D69])))))))))))))))))))))))))))))))))))))" table:style-name="ce11">
            <text:p>27</text:p>
          </table:table-cell>
          <table:table-cell office:value-type="float" office:value="26" table:formula="of:=IF([Rankers.F33]=1;['R'.$B$2];IF([Rankers.F33]=2;['R'.$B$3];IF([Rankers.F33]=3;['R'.$B$4];IF([Rankers.F33]=4;['R'.$B$5];IF([Rankers.F33]=5;['R'.$B$6];IF([Rankers.F33]=6;['R'.$B$7];IF([Rankers.F33]=7;['R'.$B$8];IF([Rankers.F33]=8;['R'.$B$9];IF([Rankers.F33]=9;['R'.$B$10];IF([Rankers.F33]=10;['R'.$B$11];IF([Rankers.F33]=11;['R'.$B$12];IF([Rankers.F33]=12;['R'.$B$13];IF([Rankers.F33]=13;['R'.$B$14];IF([Rankers.F33]=14;['R'.$B$15];IF([Rankers.F33]=15;['R'.$B$16];IF([Rankers.F33]=16;['R'.$B$17];IF([Rankers.F33]=17;['R'.$B$18];IF([Rankers.F33]=18;['R'.$B$19];IF([Rankers.F33]=19;['R'.$B$20];IF([Rankers.F33]=20;['R'.$B$21];IF([Rankers.F33]=21;['R'.$B$22];IF([Rankers.F33]=22;['R'.$B$23];IF([Rankers.F33]=23;['R'.$B$24];IF([Rankers.F33]=24;['R'.$B$25];IF([Rankers.F33]=25;['R'.$B$26];IF([Rankers.F33]=26;['R'.$B$27];IF([Rankers.F33]=27;['R'.$B$28];IF([Rankers.F33]=28;['R'.$B$29];IF([Rankers.F33]=29;['R'.$B$30];IF([Rankers.F33]=30;['R'.$B$31];IF([Rankers.F33]=31;['R'.$B$32];IF([Rankers.F33]=32;['R'.$B$33];IF([Rankers.F33]=33;['R'.$B$34];IF([Rankers.F33]=34;['R'.$B$35];IF([Rankers.F33]=35;['R'.$B$36];IF([Rankers.F33]=36;['R'.$B$37];IF([Rankers.F33]=0;0;['R'.E69])))))))))))))))))))))))))))))))))))))" table:style-name="ce11">
            <text:p>26</text:p>
          </table:table-cell>
          <table:table-cell office:value-type="float" office:value="33" table:formula="of:=IF([Rankers.G33]=1;['R'.$B$2];IF([Rankers.G33]=2;['R'.$B$3];IF([Rankers.G33]=3;['R'.$B$4];IF([Rankers.G33]=4;['R'.$B$5];IF([Rankers.G33]=5;['R'.$B$6];IF([Rankers.G33]=6;['R'.$B$7];IF([Rankers.G33]=7;['R'.$B$8];IF([Rankers.G33]=8;['R'.$B$9];IF([Rankers.G33]=9;['R'.$B$10];IF([Rankers.G33]=10;['R'.$B$11];IF([Rankers.G33]=11;['R'.$B$12];IF([Rankers.G33]=12;['R'.$B$13];IF([Rankers.G33]=13;['R'.$B$14];IF([Rankers.G33]=14;['R'.$B$15];IF([Rankers.G33]=15;['R'.$B$16];IF([Rankers.G33]=16;['R'.$B$17];IF([Rankers.G33]=17;['R'.$B$18];IF([Rankers.G33]=18;['R'.$B$19];IF([Rankers.G33]=19;['R'.$B$20];IF([Rankers.G33]=20;['R'.$B$21];IF([Rankers.G33]=21;['R'.$B$22];IF([Rankers.G33]=22;['R'.$B$23];IF([Rankers.G33]=23;['R'.$B$24];IF([Rankers.G33]=24;['R'.$B$25];IF([Rankers.G33]=25;['R'.$B$26];IF([Rankers.G33]=26;['R'.$B$27];IF([Rankers.G33]=27;['R'.$B$28];IF([Rankers.G33]=28;['R'.$B$29];IF([Rankers.G33]=29;['R'.$B$30];IF([Rankers.G33]=30;['R'.$B$31];IF([Rankers.G33]=31;['R'.$B$32];IF([Rankers.G33]=32;['R'.$B$33];IF([Rankers.G33]=33;['R'.$B$34];IF([Rankers.G33]=34;['R'.$B$35];IF([Rankers.G33]=35;['R'.$B$36];IF([Rankers.G33]=36;['R'.$B$37];IF([Rankers.G33]=0;0;['R'.F69])))))))))))))))))))))))))))))))))))))" table:style-name="ce11">
            <text:p>33</text:p>
          </table:table-cell>
          <table:table-cell office:value-type="float" office:value="16" table:formula="of:=IF([Rankers.H33]=1;['R'.$B$2];IF([Rankers.H33]=2;['R'.$B$3];IF([Rankers.H33]=3;['R'.$B$4];IF([Rankers.H33]=4;['R'.$B$5];IF([Rankers.H33]=5;['R'.$B$6];IF([Rankers.H33]=6;['R'.$B$7];IF([Rankers.H33]=7;['R'.$B$8];IF([Rankers.H33]=8;['R'.$B$9];IF([Rankers.H33]=9;['R'.$B$10];IF([Rankers.H33]=10;['R'.$B$11];IF([Rankers.H33]=11;['R'.$B$12];IF([Rankers.H33]=12;['R'.$B$13];IF([Rankers.H33]=13;['R'.$B$14];IF([Rankers.H33]=14;['R'.$B$15];IF([Rankers.H33]=15;['R'.$B$16];IF([Rankers.H33]=16;['R'.$B$17];IF([Rankers.H33]=17;['R'.$B$18];IF([Rankers.H33]=18;['R'.$B$19];IF([Rankers.H33]=19;['R'.$B$20];IF([Rankers.H33]=20;['R'.$B$21];IF([Rankers.H33]=21;['R'.$B$22];IF([Rankers.H33]=22;['R'.$B$23];IF([Rankers.H33]=23;['R'.$B$24];IF([Rankers.H33]=24;['R'.$B$25];IF([Rankers.H33]=25;['R'.$B$26];IF([Rankers.H33]=26;['R'.$B$27];IF([Rankers.H33]=27;['R'.$B$28];IF([Rankers.H33]=28;['R'.$B$29];IF([Rankers.H33]=29;['R'.$B$30];IF([Rankers.H33]=30;['R'.$B$31];IF([Rankers.H33]=31;['R'.$B$32];IF([Rankers.H33]=32;['R'.$B$33];IF([Rankers.H33]=33;['R'.$B$34];IF([Rankers.H33]=34;['R'.$B$35];IF([Rankers.H33]=35;['R'.$B$36];IF([Rankers.H33]=36;['R'.$B$37];IF([Rankers.H33]=0;0;['R'.G69])))))))))))))))))))))))))))))))))))))" table:style-name="ce11">
            <text:p>16</text:p>
          </table:table-cell>
          <table:table-cell office:value-type="float" office:value="31" table:formula="of:=IF([Rankers.I33]=1;['R'.$B$2];IF([Rankers.I33]=2;['R'.$B$3];IF([Rankers.I33]=3;['R'.$B$4];IF([Rankers.I33]=4;['R'.$B$5];IF([Rankers.I33]=5;['R'.$B$6];IF([Rankers.I33]=6;['R'.$B$7];IF([Rankers.I33]=7;['R'.$B$8];IF([Rankers.I33]=8;['R'.$B$9];IF([Rankers.I33]=9;['R'.$B$10];IF([Rankers.I33]=10;['R'.$B$11];IF([Rankers.I33]=11;['R'.$B$12];IF([Rankers.I33]=12;['R'.$B$13];IF([Rankers.I33]=13;['R'.$B$14];IF([Rankers.I33]=14;['R'.$B$15];IF([Rankers.I33]=15;['R'.$B$16];IF([Rankers.I33]=16;['R'.$B$17];IF([Rankers.I33]=17;['R'.$B$18];IF([Rankers.I33]=18;['R'.$B$19];IF([Rankers.I33]=19;['R'.$B$20];IF([Rankers.I33]=20;['R'.$B$21];IF([Rankers.I33]=21;['R'.$B$22];IF([Rankers.I33]=22;['R'.$B$23];IF([Rankers.I33]=23;['R'.$B$24];IF([Rankers.I33]=24;['R'.$B$25];IF([Rankers.I33]=25;['R'.$B$26];IF([Rankers.I33]=26;['R'.$B$27];IF([Rankers.I33]=27;['R'.$B$28];IF([Rankers.I33]=28;['R'.$B$29];IF([Rankers.I33]=29;['R'.$B$30];IF([Rankers.I33]=30;['R'.$B$31];IF([Rankers.I33]=31;['R'.$B$32];IF([Rankers.I33]=32;['R'.$B$33];IF([Rankers.I33]=33;['R'.$B$34];IF([Rankers.I33]=34;['R'.$B$35];IF([Rankers.I33]=35;['R'.$B$36];IF([Rankers.I33]=36;['R'.$B$37];IF([Rankers.I33]=0;0;['R'.H69])))))))))))))))))))))))))))))))))))))" table:style-name="ce11">
            <text:p>31</text:p>
          </table:table-cell>
          <table:table-cell office:value-type="float" office:value="27" table:formula="of:=IF([Rankers.J33]=1;['R'.$B$2];IF([Rankers.J33]=2;['R'.$B$3];IF([Rankers.J33]=3;['R'.$B$4];IF([Rankers.J33]=4;['R'.$B$5];IF([Rankers.J33]=5;['R'.$B$6];IF([Rankers.J33]=6;['R'.$B$7];IF([Rankers.J33]=7;['R'.$B$8];IF([Rankers.J33]=8;['R'.$B$9];IF([Rankers.J33]=9;['R'.$B$10];IF([Rankers.J33]=10;['R'.$B$11];IF([Rankers.J33]=11;['R'.$B$12];IF([Rankers.J33]=12;['R'.$B$13];IF([Rankers.J33]=13;['R'.$B$14];IF([Rankers.J33]=14;['R'.$B$15];IF([Rankers.J33]=15;['R'.$B$16];IF([Rankers.J33]=16;['R'.$B$17];IF([Rankers.J33]=17;['R'.$B$18];IF([Rankers.J33]=18;['R'.$B$19];IF([Rankers.J33]=19;['R'.$B$20];IF([Rankers.J33]=20;['R'.$B$21];IF([Rankers.J33]=21;['R'.$B$22];IF([Rankers.J33]=22;['R'.$B$23];IF([Rankers.J33]=23;['R'.$B$24];IF([Rankers.J33]=24;['R'.$B$25];IF([Rankers.J33]=25;['R'.$B$26];IF([Rankers.J33]=26;['R'.$B$27];IF([Rankers.J33]=27;['R'.$B$28];IF([Rankers.J33]=28;['R'.$B$29];IF([Rankers.J33]=29;['R'.$B$30];IF([Rankers.J33]=30;['R'.$B$31];IF([Rankers.J33]=31;['R'.$B$32];IF([Rankers.J33]=32;['R'.$B$33];IF([Rankers.J33]=33;['R'.$B$34];IF([Rankers.J33]=34;['R'.$B$35];IF([Rankers.J33]=35;['R'.$B$36];IF([Rankers.J33]=36;['R'.$B$37];IF([Rankers.J33]=0;0;['R'.I69])))))))))))))))))))))))))))))))))))))" table:style-name="ce11">
            <text:p>27</text:p>
          </table:table-cell>
          <table:table-cell office:value-type="float" office:value="0" table:formula="of:=IF([Rankers.K33]=1;['R'.$B$2];IF([Rankers.K33]=2;['R'.$B$3];IF([Rankers.K33]=3;['R'.$B$4];IF([Rankers.K33]=4;['R'.$B$5];IF([Rankers.K33]=5;['R'.$B$6];IF([Rankers.K33]=6;['R'.$B$7];IF([Rankers.K33]=7;['R'.$B$8];IF([Rankers.K33]=8;['R'.$B$9];IF([Rankers.K33]=9;['R'.$B$10];IF([Rankers.K33]=10;['R'.$B$11];IF([Rankers.K33]=11;['R'.$B$12];IF([Rankers.K33]=12;['R'.$B$13];IF([Rankers.K33]=13;['R'.$B$14];IF([Rankers.K33]=14;['R'.$B$15];IF([Rankers.K33]=15;['R'.$B$16];IF([Rankers.K33]=16;['R'.$B$17];IF([Rankers.K33]=17;['R'.$B$18];IF([Rankers.K33]=18;['R'.$B$19];IF([Rankers.K33]=19;['R'.$B$20];IF([Rankers.K33]=20;['R'.$B$21];IF([Rankers.K33]=21;['R'.$B$22];IF([Rankers.K33]=22;['R'.$B$23];IF([Rankers.K33]=23;['R'.$B$24];IF([Rankers.K33]=24;['R'.$B$25];IF([Rankers.K33]=25;['R'.$B$26];IF([Rankers.K33]=26;['R'.$B$27];IF([Rankers.K33]=27;['R'.$B$28];IF([Rankers.K33]=28;['R'.$B$29];IF([Rankers.K33]=29;['R'.$B$30];IF([Rankers.K33]=30;['R'.$B$31];IF([Rankers.K33]=31;['R'.$B$32];IF([Rankers.K33]=32;['R'.$B$33];IF([Rankers.K33]=33;['R'.$B$34];IF([Rankers.K33]=34;['R'.$B$35];IF([Rankers.K33]=35;['R'.$B$36];IF([Rankers.K33]=36;['R'.$B$37];IF([Rankers.K33]=0;0;['R'.J69])))))))))))))))))))))))))))))))))))))" table:style-name="ce12">
            <text:p>0</text:p>
          </table:table-cell>
          <table:table-cell office:value-type="float" office:value="27" table:formula="of:=IF([Rankers.L33]=1;['R'.$B$2];IF([Rankers.L33]=2;['R'.$B$3];IF([Rankers.L33]=3;['R'.$B$4];IF([Rankers.L33]=4;['R'.$B$5];IF([Rankers.L33]=5;['R'.$B$6];IF([Rankers.L33]=6;['R'.$B$7];IF([Rankers.L33]=7;['R'.$B$8];IF([Rankers.L33]=8;['R'.$B$9];IF([Rankers.L33]=9;['R'.$B$10];IF([Rankers.L33]=10;['R'.$B$11];IF([Rankers.L33]=11;['R'.$B$12];IF([Rankers.L33]=12;['R'.$B$13];IF([Rankers.L33]=13;['R'.$B$14];IF([Rankers.L33]=14;['R'.$B$15];IF([Rankers.L33]=15;['R'.$B$16];IF([Rankers.L33]=16;['R'.$B$17];IF([Rankers.L33]=17;['R'.$B$18];IF([Rankers.L33]=18;['R'.$B$19];IF([Rankers.L33]=19;['R'.$B$20];IF([Rankers.L33]=20;['R'.$B$21];IF([Rankers.L33]=21;['R'.$B$22];IF([Rankers.L33]=22;['R'.$B$23];IF([Rankers.L33]=23;['R'.$B$24];IF([Rankers.L33]=24;['R'.$B$25];IF([Rankers.L33]=25;['R'.$B$26];IF([Rankers.L33]=26;['R'.$B$27];IF([Rankers.L33]=27;['R'.$B$28];IF([Rankers.L33]=28;['R'.$B$29];IF([Rankers.L33]=29;['R'.$B$30];IF([Rankers.L33]=30;['R'.$B$31];IF([Rankers.L33]=31;['R'.$B$32];IF([Rankers.L33]=32;['R'.$B$33];IF([Rankers.L33]=33;['R'.$B$34];IF([Rankers.L33]=34;['R'.$B$35];IF([Rankers.L33]=35;['R'.$B$36];IF([Rankers.L33]=36;['R'.$B$37];IF([Rankers.L33]=0;0;['R'.K69])))))))))))))))))))))))))))))))))))))" table:style-name="ce34">
            <text:p>27</text:p>
          </table:table-cell>
          <table:table-cell office:value-type="float" office:value="24" table:formula="of:=IF([Rankers.M33]=1;['R'.$B$2];IF([Rankers.M33]=2;['R'.$B$3];IF([Rankers.M33]=3;['R'.$B$4];IF([Rankers.M33]=4;['R'.$B$5];IF([Rankers.M33]=5;['R'.$B$6];IF([Rankers.M33]=6;['R'.$B$7];IF([Rankers.M33]=7;['R'.$B$8];IF([Rankers.M33]=8;['R'.$B$9];IF([Rankers.M33]=9;['R'.$B$10];IF([Rankers.M33]=10;['R'.$B$11];IF([Rankers.M33]=11;['R'.$B$12];IF([Rankers.M33]=12;['R'.$B$13];IF([Rankers.M33]=13;['R'.$B$14];IF([Rankers.M33]=14;['R'.$B$15];IF([Rankers.M33]=15;['R'.$B$16];IF([Rankers.M33]=16;['R'.$B$17];IF([Rankers.M33]=17;['R'.$B$18];IF([Rankers.M33]=18;['R'.$B$19];IF([Rankers.M33]=19;['R'.$B$20];IF([Rankers.M33]=20;['R'.$B$21];IF([Rankers.M33]=21;['R'.$B$22];IF([Rankers.M33]=22;['R'.$B$23];IF([Rankers.M33]=23;['R'.$B$24];IF([Rankers.M33]=24;['R'.$B$25];IF([Rankers.M33]=25;['R'.$B$26];IF([Rankers.M33]=26;['R'.$B$27];IF([Rankers.M33]=27;['R'.$B$28];IF([Rankers.M33]=28;['R'.$B$29];IF([Rankers.M33]=29;['R'.$B$30];IF([Rankers.M33]=30;['R'.$B$31];IF([Rankers.M33]=31;['R'.$B$32];IF([Rankers.M33]=32;['R'.$B$33];IF([Rankers.M33]=33;['R'.$B$34];IF([Rankers.M33]=34;['R'.$B$35];IF([Rankers.M33]=35;['R'.$B$36];IF([Rankers.M33]=36;['R'.$B$37];IF([Rankers.M33]=0;0;['R'.L69])))))))))))))))))))))))))))))))))))))" table:style-name="ce12">
            <text:p>24</text:p>
          </table:table-cell>
          <table:table-cell office:value-type="float" office:value="19" table:formula="of:=IF([Rankers.N33]=1;['R'.$B$2];IF([Rankers.N33]=2;['R'.$B$3];IF([Rankers.N33]=3;['R'.$B$4];IF([Rankers.N33]=4;['R'.$B$5];IF([Rankers.N33]=5;['R'.$B$6];IF([Rankers.N33]=6;['R'.$B$7];IF([Rankers.N33]=7;['R'.$B$8];IF([Rankers.N33]=8;['R'.$B$9];IF([Rankers.N33]=9;['R'.$B$10];IF([Rankers.N33]=10;['R'.$B$11];IF([Rankers.N33]=11;['R'.$B$12];IF([Rankers.N33]=12;['R'.$B$13];IF([Rankers.N33]=13;['R'.$B$14];IF([Rankers.N33]=14;['R'.$B$15];IF([Rankers.N33]=15;['R'.$B$16];IF([Rankers.N33]=16;['R'.$B$17];IF([Rankers.N33]=17;['R'.$B$18];IF([Rankers.N33]=18;['R'.$B$19];IF([Rankers.N33]=19;['R'.$B$20];IF([Rankers.N33]=20;['R'.$B$21];IF([Rankers.N33]=21;['R'.$B$22];IF([Rankers.N33]=22;['R'.$B$23];IF([Rankers.N33]=23;['R'.$B$24];IF([Rankers.N33]=24;['R'.$B$25];IF([Rankers.N33]=25;['R'.$B$26];IF([Rankers.N33]=26;['R'.$B$27];IF([Rankers.N33]=27;['R'.$B$28];IF([Rankers.N33]=28;['R'.$B$29];IF([Rankers.N33]=29;['R'.$B$30];IF([Rankers.N33]=30;['R'.$B$31];IF([Rankers.N33]=31;['R'.$B$32];IF([Rankers.N33]=32;['R'.$B$33];IF([Rankers.N33]=33;['R'.$B$34];IF([Rankers.N33]=34;['R'.$B$35];IF([Rankers.N33]=35;['R'.$B$36];IF([Rankers.N33]=36;['R'.$B$37];IF([Rankers.N33]=0;0;['R'.M69])))))))))))))))))))))))))))))))))))))" table:style-name="ce12">
            <text:p>19</text:p>
          </table:table-cell>
          <table:table-cell table:number-columns-repeated="8" table:style-name="ce11"/>
          <table:table-cell table:number-columns-repeated="16361" table:style-name="ce1"/>
        </table:table-row>
        <table:table-row table:style-name="ro2">
          <table:table-cell office:value-type="float" office:value="33" table:formula="of:=[.A33]+1" table:style-name="ce8">
            <text:p>33</text:p>
          </table:table-cell>
          <table:table-cell office:value-type="string" table:style-name="ce9">
            <text:p>Соколов Денис Дмитриевич</text:p>
          </table:table-cell>
          <table:table-cell office:value-type="float" office:value="130" table:formula="of:=SUM([.D34:.ZZ34])" table:style-name="ce35">
            <text:p>130.00</text:p>
          </table:table-cell>
          <table:table-cell office:value-type="float" office:value="17" table:formula="of:=IF([Rankers.C34]=1;['R'.$B$2];IF([Rankers.C34]=2;['R'.$B$3];IF([Rankers.C34]=3;['R'.$B$4];IF([Rankers.C34]=4;['R'.$B$5];IF([Rankers.C34]=5;['R'.$B$6];IF([Rankers.C34]=6;['R'.$B$7];IF([Rankers.C34]=7;['R'.$B$8];IF([Rankers.C34]=8;['R'.$B$9];IF([Rankers.C34]=9;['R'.$B$10];IF([Rankers.C34]=10;['R'.$B$11];IF([Rankers.C34]=11;['R'.$B$12];IF([Rankers.C34]=12;['R'.$B$13];IF([Rankers.C34]=13;['R'.$B$14];IF([Rankers.C34]=14;['R'.$B$15];IF([Rankers.C34]=15;['R'.$B$16];IF([Rankers.C34]=16;['R'.$B$17];IF([Rankers.C34]=17;['R'.$B$18];IF([Rankers.C34]=18;['R'.$B$19];IF([Rankers.C34]=19;['R'.$B$20];IF([Rankers.C34]=20;['R'.$B$21];IF([Rankers.C34]=21;['R'.$B$22];IF([Rankers.C34]=22;['R'.$B$23];IF([Rankers.C34]=23;['R'.$B$24];IF([Rankers.C34]=24;['R'.$B$25];IF([Rankers.C34]=25;['R'.$B$26];IF([Rankers.C34]=26;['R'.$B$27];IF([Rankers.C34]=27;['R'.$B$28];IF([Rankers.C34]=28;['R'.$B$29];IF([Rankers.C34]=29;['R'.$B$30];IF([Rankers.C34]=30;['R'.$B$31];IF([Rankers.C34]=31;['R'.$B$32];IF([Rankers.C34]=32;['R'.$B$33];IF([Rankers.C34]=33;['R'.$B$34];IF([Rankers.C34]=34;['R'.$B$35];IF([Rankers.C34]=35;['R'.$B$36];IF([Rankers.C34]=36;['R'.$B$37];IF([Rankers.C34]=0;0;['R'.B70])))))))))))))))))))))))))))))))))))))" table:style-name="ce11">
            <text:p>17</text:p>
          </table:table-cell>
          <table:table-cell office:value-type="float" office:value="19" table:formula="of:=IF([Rankers.D34]=1;['R'.$B$2];IF([Rankers.D34]=2;['R'.$B$3];IF([Rankers.D34]=3;['R'.$B$4];IF([Rankers.D34]=4;['R'.$B$5];IF([Rankers.D34]=5;['R'.$B$6];IF([Rankers.D34]=6;['R'.$B$7];IF([Rankers.D34]=7;['R'.$B$8];IF([Rankers.D34]=8;['R'.$B$9];IF([Rankers.D34]=9;['R'.$B$10];IF([Rankers.D34]=10;['R'.$B$11];IF([Rankers.D34]=11;['R'.$B$12];IF([Rankers.D34]=12;['R'.$B$13];IF([Rankers.D34]=13;['R'.$B$14];IF([Rankers.D34]=14;['R'.$B$15];IF([Rankers.D34]=15;['R'.$B$16];IF([Rankers.D34]=16;['R'.$B$17];IF([Rankers.D34]=17;['R'.$B$18];IF([Rankers.D34]=18;['R'.$B$19];IF([Rankers.D34]=19;['R'.$B$20];IF([Rankers.D34]=20;['R'.$B$21];IF([Rankers.D34]=21;['R'.$B$22];IF([Rankers.D34]=22;['R'.$B$23];IF([Rankers.D34]=23;['R'.$B$24];IF([Rankers.D34]=24;['R'.$B$25];IF([Rankers.D34]=25;['R'.$B$26];IF([Rankers.D34]=26;['R'.$B$27];IF([Rankers.D34]=27;['R'.$B$28];IF([Rankers.D34]=28;['R'.$B$29];IF([Rankers.D34]=29;['R'.$B$30];IF([Rankers.D34]=30;['R'.$B$31];IF([Rankers.D34]=31;['R'.$B$32];IF([Rankers.D34]=32;['R'.$B$33];IF([Rankers.D34]=33;['R'.$B$34];IF([Rankers.D34]=34;['R'.$B$35];IF([Rankers.D34]=35;['R'.$B$36];IF([Rankers.D34]=36;['R'.$B$37];IF([Rankers.D34]=0;0;['R'.C70])))))))))))))))))))))))))))))))))))))" table:style-name="ce11">
            <text:p>19</text:p>
          </table:table-cell>
          <table:table-cell office:value-type="float" office:value="11" table:formula="of:=IF([Rankers.E34]=1;['R'.$B$2];IF([Rankers.E34]=2;['R'.$B$3];IF([Rankers.E34]=3;['R'.$B$4];IF([Rankers.E34]=4;['R'.$B$5];IF([Rankers.E34]=5;['R'.$B$6];IF([Rankers.E34]=6;['R'.$B$7];IF([Rankers.E34]=7;['R'.$B$8];IF([Rankers.E34]=8;['R'.$B$9];IF([Rankers.E34]=9;['R'.$B$10];IF([Rankers.E34]=10;['R'.$B$11];IF([Rankers.E34]=11;['R'.$B$12];IF([Rankers.E34]=12;['R'.$B$13];IF([Rankers.E34]=13;['R'.$B$14];IF([Rankers.E34]=14;['R'.$B$15];IF([Rankers.E34]=15;['R'.$B$16];IF([Rankers.E34]=16;['R'.$B$17];IF([Rankers.E34]=17;['R'.$B$18];IF([Rankers.E34]=18;['R'.$B$19];IF([Rankers.E34]=19;['R'.$B$20];IF([Rankers.E34]=20;['R'.$B$21];IF([Rankers.E34]=21;['R'.$B$22];IF([Rankers.E34]=22;['R'.$B$23];IF([Rankers.E34]=23;['R'.$B$24];IF([Rankers.E34]=24;['R'.$B$25];IF([Rankers.E34]=25;['R'.$B$26];IF([Rankers.E34]=26;['R'.$B$27];IF([Rankers.E34]=27;['R'.$B$28];IF([Rankers.E34]=28;['R'.$B$29];IF([Rankers.E34]=29;['R'.$B$30];IF([Rankers.E34]=30;['R'.$B$31];IF([Rankers.E34]=31;['R'.$B$32];IF([Rankers.E34]=32;['R'.$B$33];IF([Rankers.E34]=33;['R'.$B$34];IF([Rankers.E34]=34;['R'.$B$35];IF([Rankers.E34]=35;['R'.$B$36];IF([Rankers.E34]=36;['R'.$B$37];IF([Rankers.E34]=0;0;['R'.D70])))))))))))))))))))))))))))))))))))))" table:style-name="ce11">
            <text:p>11</text:p>
          </table:table-cell>
          <table:table-cell office:value-type="float" office:value="6" table:formula="of:=IF([Rankers.F34]=1;['R'.$B$2];IF([Rankers.F34]=2;['R'.$B$3];IF([Rankers.F34]=3;['R'.$B$4];IF([Rankers.F34]=4;['R'.$B$5];IF([Rankers.F34]=5;['R'.$B$6];IF([Rankers.F34]=6;['R'.$B$7];IF([Rankers.F34]=7;['R'.$B$8];IF([Rankers.F34]=8;['R'.$B$9];IF([Rankers.F34]=9;['R'.$B$10];IF([Rankers.F34]=10;['R'.$B$11];IF([Rankers.F34]=11;['R'.$B$12];IF([Rankers.F34]=12;['R'.$B$13];IF([Rankers.F34]=13;['R'.$B$14];IF([Rankers.F34]=14;['R'.$B$15];IF([Rankers.F34]=15;['R'.$B$16];IF([Rankers.F34]=16;['R'.$B$17];IF([Rankers.F34]=17;['R'.$B$18];IF([Rankers.F34]=18;['R'.$B$19];IF([Rankers.F34]=19;['R'.$B$20];IF([Rankers.F34]=20;['R'.$B$21];IF([Rankers.F34]=21;['R'.$B$22];IF([Rankers.F34]=22;['R'.$B$23];IF([Rankers.F34]=23;['R'.$B$24];IF([Rankers.F34]=24;['R'.$B$25];IF([Rankers.F34]=25;['R'.$B$26];IF([Rankers.F34]=26;['R'.$B$27];IF([Rankers.F34]=27;['R'.$B$28];IF([Rankers.F34]=28;['R'.$B$29];IF([Rankers.F34]=29;['R'.$B$30];IF([Rankers.F34]=30;['R'.$B$31];IF([Rankers.F34]=31;['R'.$B$32];IF([Rankers.F34]=32;['R'.$B$33];IF([Rankers.F34]=33;['R'.$B$34];IF([Rankers.F34]=34;['R'.$B$35];IF([Rankers.F34]=35;['R'.$B$36];IF([Rankers.F34]=36;['R'.$B$37];IF([Rankers.F34]=0;0;['R'.E70])))))))))))))))))))))))))))))))))))))" table:style-name="ce11">
            <text:p>6</text:p>
          </table:table-cell>
          <table:table-cell office:value-type="float" office:value="0" table:formula="of:=IF([Rankers.G34]=1;['R'.$B$2];IF([Rankers.G34]=2;['R'.$B$3];IF([Rankers.G34]=3;['R'.$B$4];IF([Rankers.G34]=4;['R'.$B$5];IF([Rankers.G34]=5;['R'.$B$6];IF([Rankers.G34]=6;['R'.$B$7];IF([Rankers.G34]=7;['R'.$B$8];IF([Rankers.G34]=8;['R'.$B$9];IF([Rankers.G34]=9;['R'.$B$10];IF([Rankers.G34]=10;['R'.$B$11];IF([Rankers.G34]=11;['R'.$B$12];IF([Rankers.G34]=12;['R'.$B$13];IF([Rankers.G34]=13;['R'.$B$14];IF([Rankers.G34]=14;['R'.$B$15];IF([Rankers.G34]=15;['R'.$B$16];IF([Rankers.G34]=16;['R'.$B$17];IF([Rankers.G34]=17;['R'.$B$18];IF([Rankers.G34]=18;['R'.$B$19];IF([Rankers.G34]=19;['R'.$B$20];IF([Rankers.G34]=20;['R'.$B$21];IF([Rankers.G34]=21;['R'.$B$22];IF([Rankers.G34]=22;['R'.$B$23];IF([Rankers.G34]=23;['R'.$B$24];IF([Rankers.G34]=24;['R'.$B$25];IF([Rankers.G34]=25;['R'.$B$26];IF([Rankers.G34]=26;['R'.$B$27];IF([Rankers.G34]=27;['R'.$B$28];IF([Rankers.G34]=28;['R'.$B$29];IF([Rankers.G34]=29;['R'.$B$30];IF([Rankers.G34]=30;['R'.$B$31];IF([Rankers.G34]=31;['R'.$B$32];IF([Rankers.G34]=32;['R'.$B$33];IF([Rankers.G34]=33;['R'.$B$34];IF([Rankers.G34]=34;['R'.$B$35];IF([Rankers.G34]=35;['R'.$B$36];IF([Rankers.G34]=36;['R'.$B$37];IF([Rankers.G34]=0;0;['R'.F70])))))))))))))))))))))))))))))))))))))" table:style-name="ce11">
            <text:p>0</text:p>
          </table:table-cell>
          <table:table-cell office:value-type="float" office:value="19" table:formula="of:=IF([Rankers.H34]=1;['R'.$B$2];IF([Rankers.H34]=2;['R'.$B$3];IF([Rankers.H34]=3;['R'.$B$4];IF([Rankers.H34]=4;['R'.$B$5];IF([Rankers.H34]=5;['R'.$B$6];IF([Rankers.H34]=6;['R'.$B$7];IF([Rankers.H34]=7;['R'.$B$8];IF([Rankers.H34]=8;['R'.$B$9];IF([Rankers.H34]=9;['R'.$B$10];IF([Rankers.H34]=10;['R'.$B$11];IF([Rankers.H34]=11;['R'.$B$12];IF([Rankers.H34]=12;['R'.$B$13];IF([Rankers.H34]=13;['R'.$B$14];IF([Rankers.H34]=14;['R'.$B$15];IF([Rankers.H34]=15;['R'.$B$16];IF([Rankers.H34]=16;['R'.$B$17];IF([Rankers.H34]=17;['R'.$B$18];IF([Rankers.H34]=18;['R'.$B$19];IF([Rankers.H34]=19;['R'.$B$20];IF([Rankers.H34]=20;['R'.$B$21];IF([Rankers.H34]=21;['R'.$B$22];IF([Rankers.H34]=22;['R'.$B$23];IF([Rankers.H34]=23;['R'.$B$24];IF([Rankers.H34]=24;['R'.$B$25];IF([Rankers.H34]=25;['R'.$B$26];IF([Rankers.H34]=26;['R'.$B$27];IF([Rankers.H34]=27;['R'.$B$28];IF([Rankers.H34]=28;['R'.$B$29];IF([Rankers.H34]=29;['R'.$B$30];IF([Rankers.H34]=30;['R'.$B$31];IF([Rankers.H34]=31;['R'.$B$32];IF([Rankers.H34]=32;['R'.$B$33];IF([Rankers.H34]=33;['R'.$B$34];IF([Rankers.H34]=34;['R'.$B$35];IF([Rankers.H34]=35;['R'.$B$36];IF([Rankers.H34]=36;['R'.$B$37];IF([Rankers.H34]=0;0;['R'.G70])))))))))))))))))))))))))))))))))))))" table:style-name="ce11">
            <text:p>19</text:p>
          </table:table-cell>
          <table:table-cell office:value-type="float" office:value="0" table:formula="of:=IF([Rankers.I34]=1;['R'.$B$2];IF([Rankers.I34]=2;['R'.$B$3];IF([Rankers.I34]=3;['R'.$B$4];IF([Rankers.I34]=4;['R'.$B$5];IF([Rankers.I34]=5;['R'.$B$6];IF([Rankers.I34]=6;['R'.$B$7];IF([Rankers.I34]=7;['R'.$B$8];IF([Rankers.I34]=8;['R'.$B$9];IF([Rankers.I34]=9;['R'.$B$10];IF([Rankers.I34]=10;['R'.$B$11];IF([Rankers.I34]=11;['R'.$B$12];IF([Rankers.I34]=12;['R'.$B$13];IF([Rankers.I34]=13;['R'.$B$14];IF([Rankers.I34]=14;['R'.$B$15];IF([Rankers.I34]=15;['R'.$B$16];IF([Rankers.I34]=16;['R'.$B$17];IF([Rankers.I34]=17;['R'.$B$18];IF([Rankers.I34]=18;['R'.$B$19];IF([Rankers.I34]=19;['R'.$B$20];IF([Rankers.I34]=20;['R'.$B$21];IF([Rankers.I34]=21;['R'.$B$22];IF([Rankers.I34]=22;['R'.$B$23];IF([Rankers.I34]=23;['R'.$B$24];IF([Rankers.I34]=24;['R'.$B$25];IF([Rankers.I34]=25;['R'.$B$26];IF([Rankers.I34]=26;['R'.$B$27];IF([Rankers.I34]=27;['R'.$B$28];IF([Rankers.I34]=28;['R'.$B$29];IF([Rankers.I34]=29;['R'.$B$30];IF([Rankers.I34]=30;['R'.$B$31];IF([Rankers.I34]=31;['R'.$B$32];IF([Rankers.I34]=32;['R'.$B$33];IF([Rankers.I34]=33;['R'.$B$34];IF([Rankers.I34]=34;['R'.$B$35];IF([Rankers.I34]=35;['R'.$B$36];IF([Rankers.I34]=36;['R'.$B$37];IF([Rankers.I34]=0;0;['R'.H70])))))))))))))))))))))))))))))))))))))" table:style-name="ce11">
            <text:p>0</text:p>
          </table:table-cell>
          <table:table-cell office:value-type="float" office:value="16" table:formula="of:=IF([Rankers.J34]=1;['R'.$B$2];IF([Rankers.J34]=2;['R'.$B$3];IF([Rankers.J34]=3;['R'.$B$4];IF([Rankers.J34]=4;['R'.$B$5];IF([Rankers.J34]=5;['R'.$B$6];IF([Rankers.J34]=6;['R'.$B$7];IF([Rankers.J34]=7;['R'.$B$8];IF([Rankers.J34]=8;['R'.$B$9];IF([Rankers.J34]=9;['R'.$B$10];IF([Rankers.J34]=10;['R'.$B$11];IF([Rankers.J34]=11;['R'.$B$12];IF([Rankers.J34]=12;['R'.$B$13];IF([Rankers.J34]=13;['R'.$B$14];IF([Rankers.J34]=14;['R'.$B$15];IF([Rankers.J34]=15;['R'.$B$16];IF([Rankers.J34]=16;['R'.$B$17];IF([Rankers.J34]=17;['R'.$B$18];IF([Rankers.J34]=18;['R'.$B$19];IF([Rankers.J34]=19;['R'.$B$20];IF([Rankers.J34]=20;['R'.$B$21];IF([Rankers.J34]=21;['R'.$B$22];IF([Rankers.J34]=22;['R'.$B$23];IF([Rankers.J34]=23;['R'.$B$24];IF([Rankers.J34]=24;['R'.$B$25];IF([Rankers.J34]=25;['R'.$B$26];IF([Rankers.J34]=26;['R'.$B$27];IF([Rankers.J34]=27;['R'.$B$28];IF([Rankers.J34]=28;['R'.$B$29];IF([Rankers.J34]=29;['R'.$B$30];IF([Rankers.J34]=30;['R'.$B$31];IF([Rankers.J34]=31;['R'.$B$32];IF([Rankers.J34]=32;['R'.$B$33];IF([Rankers.J34]=33;['R'.$B$34];IF([Rankers.J34]=34;['R'.$B$35];IF([Rankers.J34]=35;['R'.$B$36];IF([Rankers.J34]=36;['R'.$B$37];IF([Rankers.J34]=0;0;['R'.I70])))))))))))))))))))))))))))))))))))))" table:style-name="ce11">
            <text:p>16</text:p>
          </table:table-cell>
          <table:table-cell office:value-type="float" office:value="32" table:formula="of:=IF([Rankers.K34]=1;['R'.$B$2];IF([Rankers.K34]=2;['R'.$B$3];IF([Rankers.K34]=3;['R'.$B$4];IF([Rankers.K34]=4;['R'.$B$5];IF([Rankers.K34]=5;['R'.$B$6];IF([Rankers.K34]=6;['R'.$B$7];IF([Rankers.K34]=7;['R'.$B$8];IF([Rankers.K34]=8;['R'.$B$9];IF([Rankers.K34]=9;['R'.$B$10];IF([Rankers.K34]=10;['R'.$B$11];IF([Rankers.K34]=11;['R'.$B$12];IF([Rankers.K34]=12;['R'.$B$13];IF([Rankers.K34]=13;['R'.$B$14];IF([Rankers.K34]=14;['R'.$B$15];IF([Rankers.K34]=15;['R'.$B$16];IF([Rankers.K34]=16;['R'.$B$17];IF([Rankers.K34]=17;['R'.$B$18];IF([Rankers.K34]=18;['R'.$B$19];IF([Rankers.K34]=19;['R'.$B$20];IF([Rankers.K34]=20;['R'.$B$21];IF([Rankers.K34]=21;['R'.$B$22];IF([Rankers.K34]=22;['R'.$B$23];IF([Rankers.K34]=23;['R'.$B$24];IF([Rankers.K34]=24;['R'.$B$25];IF([Rankers.K34]=25;['R'.$B$26];IF([Rankers.K34]=26;['R'.$B$27];IF([Rankers.K34]=27;['R'.$B$28];IF([Rankers.K34]=28;['R'.$B$29];IF([Rankers.K34]=29;['R'.$B$30];IF([Rankers.K34]=30;['R'.$B$31];IF([Rankers.K34]=31;['R'.$B$32];IF([Rankers.K34]=32;['R'.$B$33];IF([Rankers.K34]=33;['R'.$B$34];IF([Rankers.K34]=34;['R'.$B$35];IF([Rankers.K34]=35;['R'.$B$36];IF([Rankers.K34]=36;['R'.$B$37];IF([Rankers.K34]=0;0;['R'.J70])))))))))))))))))))))))))))))))))))))" table:style-name="ce12">
            <text:p>32</text:p>
          </table:table-cell>
          <table:table-cell office:value-type="float" office:value="0" table:formula="of:=IF([Rankers.L34]=1;['R'.$B$2];IF([Rankers.L34]=2;['R'.$B$3];IF([Rankers.L34]=3;['R'.$B$4];IF([Rankers.L34]=4;['R'.$B$5];IF([Rankers.L34]=5;['R'.$B$6];IF([Rankers.L34]=6;['R'.$B$7];IF([Rankers.L34]=7;['R'.$B$8];IF([Rankers.L34]=8;['R'.$B$9];IF([Rankers.L34]=9;['R'.$B$10];IF([Rankers.L34]=10;['R'.$B$11];IF([Rankers.L34]=11;['R'.$B$12];IF([Rankers.L34]=12;['R'.$B$13];IF([Rankers.L34]=13;['R'.$B$14];IF([Rankers.L34]=14;['R'.$B$15];IF([Rankers.L34]=15;['R'.$B$16];IF([Rankers.L34]=16;['R'.$B$17];IF([Rankers.L34]=17;['R'.$B$18];IF([Rankers.L34]=18;['R'.$B$19];IF([Rankers.L34]=19;['R'.$B$20];IF([Rankers.L34]=20;['R'.$B$21];IF([Rankers.L34]=21;['R'.$B$22];IF([Rankers.L34]=22;['R'.$B$23];IF([Rankers.L34]=23;['R'.$B$24];IF([Rankers.L34]=24;['R'.$B$25];IF([Rankers.L34]=25;['R'.$B$26];IF([Rankers.L34]=26;['R'.$B$27];IF([Rankers.L34]=27;['R'.$B$28];IF([Rankers.L34]=28;['R'.$B$29];IF([Rankers.L34]=29;['R'.$B$30];IF([Rankers.L34]=30;['R'.$B$31];IF([Rankers.L34]=31;['R'.$B$32];IF([Rankers.L34]=32;['R'.$B$33];IF([Rankers.L34]=33;['R'.$B$34];IF([Rankers.L34]=34;['R'.$B$35];IF([Rankers.L34]=35;['R'.$B$36];IF([Rankers.L34]=36;['R'.$B$37];IF([Rankers.L34]=0;0;['R'.K70])))))))))))))))))))))))))))))))))))))" table:style-name="ce34">
            <text:p>0</text:p>
          </table:table-cell>
          <table:table-cell office:value-type="float" office:value="10" table:formula="of:=IF([Rankers.M34]=1;['R'.$B$2];IF([Rankers.M34]=2;['R'.$B$3];IF([Rankers.M34]=3;['R'.$B$4];IF([Rankers.M34]=4;['R'.$B$5];IF([Rankers.M34]=5;['R'.$B$6];IF([Rankers.M34]=6;['R'.$B$7];IF([Rankers.M34]=7;['R'.$B$8];IF([Rankers.M34]=8;['R'.$B$9];IF([Rankers.M34]=9;['R'.$B$10];IF([Rankers.M34]=10;['R'.$B$11];IF([Rankers.M34]=11;['R'.$B$12];IF([Rankers.M34]=12;['R'.$B$13];IF([Rankers.M34]=13;['R'.$B$14];IF([Rankers.M34]=14;['R'.$B$15];IF([Rankers.M34]=15;['R'.$B$16];IF([Rankers.M34]=16;['R'.$B$17];IF([Rankers.M34]=17;['R'.$B$18];IF([Rankers.M34]=18;['R'.$B$19];IF([Rankers.M34]=19;['R'.$B$20];IF([Rankers.M34]=20;['R'.$B$21];IF([Rankers.M34]=21;['R'.$B$22];IF([Rankers.M34]=22;['R'.$B$23];IF([Rankers.M34]=23;['R'.$B$24];IF([Rankers.M34]=24;['R'.$B$25];IF([Rankers.M34]=25;['R'.$B$26];IF([Rankers.M34]=26;['R'.$B$27];IF([Rankers.M34]=27;['R'.$B$28];IF([Rankers.M34]=28;['R'.$B$29];IF([Rankers.M34]=29;['R'.$B$30];IF([Rankers.M34]=30;['R'.$B$31];IF([Rankers.M34]=31;['R'.$B$32];IF([Rankers.M34]=32;['R'.$B$33];IF([Rankers.M34]=33;['R'.$B$34];IF([Rankers.M34]=34;['R'.$B$35];IF([Rankers.M34]=35;['R'.$B$36];IF([Rankers.M34]=36;['R'.$B$37];IF([Rankers.M34]=0;0;['R'.L70])))))))))))))))))))))))))))))))))))))" table:style-name="ce12">
            <text:p>10</text:p>
          </table:table-cell>
          <table:table-cell office:value-type="float" office:value="0" table:formula="of:=IF([Rankers.N34]=1;['R'.$B$2];IF([Rankers.N34]=2;['R'.$B$3];IF([Rankers.N34]=3;['R'.$B$4];IF([Rankers.N34]=4;['R'.$B$5];IF([Rankers.N34]=5;['R'.$B$6];IF([Rankers.N34]=6;['R'.$B$7];IF([Rankers.N34]=7;['R'.$B$8];IF([Rankers.N34]=8;['R'.$B$9];IF([Rankers.N34]=9;['R'.$B$10];IF([Rankers.N34]=10;['R'.$B$11];IF([Rankers.N34]=11;['R'.$B$12];IF([Rankers.N34]=12;['R'.$B$13];IF([Rankers.N34]=13;['R'.$B$14];IF([Rankers.N34]=14;['R'.$B$15];IF([Rankers.N34]=15;['R'.$B$16];IF([Rankers.N34]=16;['R'.$B$17];IF([Rankers.N34]=17;['R'.$B$18];IF([Rankers.N34]=18;['R'.$B$19];IF([Rankers.N34]=19;['R'.$B$20];IF([Rankers.N34]=20;['R'.$B$21];IF([Rankers.N34]=21;['R'.$B$22];IF([Rankers.N34]=22;['R'.$B$23];IF([Rankers.N34]=23;['R'.$B$24];IF([Rankers.N34]=24;['R'.$B$25];IF([Rankers.N34]=25;['R'.$B$26];IF([Rankers.N34]=26;['R'.$B$27];IF([Rankers.N34]=27;['R'.$B$28];IF([Rankers.N34]=28;['R'.$B$29];IF([Rankers.N34]=29;['R'.$B$30];IF([Rankers.N34]=30;['R'.$B$31];IF([Rankers.N34]=31;['R'.$B$32];IF([Rankers.N34]=32;['R'.$B$33];IF([Rankers.N34]=33;['R'.$B$34];IF([Rankers.N34]=34;['R'.$B$35];IF([Rankers.N34]=35;['R'.$B$36];IF([Rankers.N34]=36;['R'.$B$37];IF([Rankers.N34]=0;0;['R'.M70])))))))))))))))))))))))))))))))))))))" table:style-name="ce12">
            <text:p>0</text:p>
          </table:table-cell>
          <table:table-cell table:number-columns-repeated="8" table:style-name="ce21"/>
          <table:table-cell table:number-columns-repeated="16361" table:style-name="ce1"/>
        </table:table-row>
        <table:table-row table:style-name="ro2">
          <table:table-cell office:value-type="float" office:value="34" table:formula="of:=[.A34]+1" table:style-name="ce8">
            <text:p>34</text:p>
          </table:table-cell>
          <table:table-cell office:value-type="string" table:style-name="ce15">
            <text:p>Соседченко Михаил Евгеньевич</text:p>
          </table:table-cell>
          <table:table-cell office:value-type="float" office:value="263" table:formula="of:=SUM([.D35:.ZZ35])" table:style-name="ce36">
            <text:p>263.00</text:p>
          </table:table-cell>
          <table:table-cell office:value-type="float" office:value="13" table:formula="of:=IF([Rankers.C35]=1;['R'.$B$2];IF([Rankers.C35]=2;['R'.$B$3];IF([Rankers.C35]=3;['R'.$B$4];IF([Rankers.C35]=4;['R'.$B$5];IF([Rankers.C35]=5;['R'.$B$6];IF([Rankers.C35]=6;['R'.$B$7];IF([Rankers.C35]=7;['R'.$B$8];IF([Rankers.C35]=8;['R'.$B$9];IF([Rankers.C35]=9;['R'.$B$10];IF([Rankers.C35]=10;['R'.$B$11];IF([Rankers.C35]=11;['R'.$B$12];IF([Rankers.C35]=12;['R'.$B$13];IF([Rankers.C35]=13;['R'.$B$14];IF([Rankers.C35]=14;['R'.$B$15];IF([Rankers.C35]=15;['R'.$B$16];IF([Rankers.C35]=16;['R'.$B$17];IF([Rankers.C35]=17;['R'.$B$18];IF([Rankers.C35]=18;['R'.$B$19];IF([Rankers.C35]=19;['R'.$B$20];IF([Rankers.C35]=20;['R'.$B$21];IF([Rankers.C35]=21;['R'.$B$22];IF([Rankers.C35]=22;['R'.$B$23];IF([Rankers.C35]=23;['R'.$B$24];IF([Rankers.C35]=24;['R'.$B$25];IF([Rankers.C35]=25;['R'.$B$26];IF([Rankers.C35]=26;['R'.$B$27];IF([Rankers.C35]=27;['R'.$B$28];IF([Rankers.C35]=28;['R'.$B$29];IF([Rankers.C35]=29;['R'.$B$30];IF([Rankers.C35]=30;['R'.$B$31];IF([Rankers.C35]=31;['R'.$B$32];IF([Rankers.C35]=32;['R'.$B$33];IF([Rankers.C35]=33;['R'.$B$34];IF([Rankers.C35]=34;['R'.$B$35];IF([Rankers.C35]=35;['R'.$B$36];IF([Rankers.C35]=36;['R'.$B$37];IF([Rankers.C35]=0;0;['R'.B71])))))))))))))))))))))))))))))))))))))" table:style-name="ce11">
            <text:p>13</text:p>
          </table:table-cell>
          <table:table-cell office:value-type="float" office:value="32" table:formula="of:=IF([Rankers.D35]=1;['R'.$B$2];IF([Rankers.D35]=2;['R'.$B$3];IF([Rankers.D35]=3;['R'.$B$4];IF([Rankers.D35]=4;['R'.$B$5];IF([Rankers.D35]=5;['R'.$B$6];IF([Rankers.D35]=6;['R'.$B$7];IF([Rankers.D35]=7;['R'.$B$8];IF([Rankers.D35]=8;['R'.$B$9];IF([Rankers.D35]=9;['R'.$B$10];IF([Rankers.D35]=10;['R'.$B$11];IF([Rankers.D35]=11;['R'.$B$12];IF([Rankers.D35]=12;['R'.$B$13];IF([Rankers.D35]=13;['R'.$B$14];IF([Rankers.D35]=14;['R'.$B$15];IF([Rankers.D35]=15;['R'.$B$16];IF([Rankers.D35]=16;['R'.$B$17];IF([Rankers.D35]=17;['R'.$B$18];IF([Rankers.D35]=18;['R'.$B$19];IF([Rankers.D35]=19;['R'.$B$20];IF([Rankers.D35]=20;['R'.$B$21];IF([Rankers.D35]=21;['R'.$B$22];IF([Rankers.D35]=22;['R'.$B$23];IF([Rankers.D35]=23;['R'.$B$24];IF([Rankers.D35]=24;['R'.$B$25];IF([Rankers.D35]=25;['R'.$B$26];IF([Rankers.D35]=26;['R'.$B$27];IF([Rankers.D35]=27;['R'.$B$28];IF([Rankers.D35]=28;['R'.$B$29];IF([Rankers.D35]=29;['R'.$B$30];IF([Rankers.D35]=30;['R'.$B$31];IF([Rankers.D35]=31;['R'.$B$32];IF([Rankers.D35]=32;['R'.$B$33];IF([Rankers.D35]=33;['R'.$B$34];IF([Rankers.D35]=34;['R'.$B$35];IF([Rankers.D35]=35;['R'.$B$36];IF([Rankers.D35]=36;['R'.$B$37];IF([Rankers.D35]=0;0;['R'.C71])))))))))))))))))))))))))))))))))))))" table:style-name="ce11">
            <text:p>32</text:p>
          </table:table-cell>
          <table:table-cell office:value-type="float" office:value="32" table:formula="of:=IF([Rankers.E35]=1;['R'.$B$2];IF([Rankers.E35]=2;['R'.$B$3];IF([Rankers.E35]=3;['R'.$B$4];IF([Rankers.E35]=4;['R'.$B$5];IF([Rankers.E35]=5;['R'.$B$6];IF([Rankers.E35]=6;['R'.$B$7];IF([Rankers.E35]=7;['R'.$B$8];IF([Rankers.E35]=8;['R'.$B$9];IF([Rankers.E35]=9;['R'.$B$10];IF([Rankers.E35]=10;['R'.$B$11];IF([Rankers.E35]=11;['R'.$B$12];IF([Rankers.E35]=12;['R'.$B$13];IF([Rankers.E35]=13;['R'.$B$14];IF([Rankers.E35]=14;['R'.$B$15];IF([Rankers.E35]=15;['R'.$B$16];IF([Rankers.E35]=16;['R'.$B$17];IF([Rankers.E35]=17;['R'.$B$18];IF([Rankers.E35]=18;['R'.$B$19];IF([Rankers.E35]=19;['R'.$B$20];IF([Rankers.E35]=20;['R'.$B$21];IF([Rankers.E35]=21;['R'.$B$22];IF([Rankers.E35]=22;['R'.$B$23];IF([Rankers.E35]=23;['R'.$B$24];IF([Rankers.E35]=24;['R'.$B$25];IF([Rankers.E35]=25;['R'.$B$26];IF([Rankers.E35]=26;['R'.$B$27];IF([Rankers.E35]=27;['R'.$B$28];IF([Rankers.E35]=28;['R'.$B$29];IF([Rankers.E35]=29;['R'.$B$30];IF([Rankers.E35]=30;['R'.$B$31];IF([Rankers.E35]=31;['R'.$B$32];IF([Rankers.E35]=32;['R'.$B$33];IF([Rankers.E35]=33;['R'.$B$34];IF([Rankers.E35]=34;['R'.$B$35];IF([Rankers.E35]=35;['R'.$B$36];IF([Rankers.E35]=36;['R'.$B$37];IF([Rankers.E35]=0;0;['R'.D71])))))))))))))))))))))))))))))))))))))" table:style-name="ce11">
            <text:p>32</text:p>
          </table:table-cell>
          <table:table-cell office:value-type="float" office:value="31" table:formula="of:=IF([Rankers.F35]=1;['R'.$B$2];IF([Rankers.F35]=2;['R'.$B$3];IF([Rankers.F35]=3;['R'.$B$4];IF([Rankers.F35]=4;['R'.$B$5];IF([Rankers.F35]=5;['R'.$B$6];IF([Rankers.F35]=6;['R'.$B$7];IF([Rankers.F35]=7;['R'.$B$8];IF([Rankers.F35]=8;['R'.$B$9];IF([Rankers.F35]=9;['R'.$B$10];IF([Rankers.F35]=10;['R'.$B$11];IF([Rankers.F35]=11;['R'.$B$12];IF([Rankers.F35]=12;['R'.$B$13];IF([Rankers.F35]=13;['R'.$B$14];IF([Rankers.F35]=14;['R'.$B$15];IF([Rankers.F35]=15;['R'.$B$16];IF([Rankers.F35]=16;['R'.$B$17];IF([Rankers.F35]=17;['R'.$B$18];IF([Rankers.F35]=18;['R'.$B$19];IF([Rankers.F35]=19;['R'.$B$20];IF([Rankers.F35]=20;['R'.$B$21];IF([Rankers.F35]=21;['R'.$B$22];IF([Rankers.F35]=22;['R'.$B$23];IF([Rankers.F35]=23;['R'.$B$24];IF([Rankers.F35]=24;['R'.$B$25];IF([Rankers.F35]=25;['R'.$B$26];IF([Rankers.F35]=26;['R'.$B$27];IF([Rankers.F35]=27;['R'.$B$28];IF([Rankers.F35]=28;['R'.$B$29];IF([Rankers.F35]=29;['R'.$B$30];IF([Rankers.F35]=30;['R'.$B$31];IF([Rankers.F35]=31;['R'.$B$32];IF([Rankers.F35]=32;['R'.$B$33];IF([Rankers.F35]=33;['R'.$B$34];IF([Rankers.F35]=34;['R'.$B$35];IF([Rankers.F35]=35;['R'.$B$36];IF([Rankers.F35]=36;['R'.$B$37];IF([Rankers.F35]=0;0;['R'.E71])))))))))))))))))))))))))))))))))))))" table:style-name="ce11">
            <text:p>31</text:p>
          </table:table-cell>
          <table:table-cell office:value-type="float" office:value="0" table:formula="of:=IF([Rankers.G35]=1;['R'.$B$2];IF([Rankers.G35]=2;['R'.$B$3];IF([Rankers.G35]=3;['R'.$B$4];IF([Rankers.G35]=4;['R'.$B$5];IF([Rankers.G35]=5;['R'.$B$6];IF([Rankers.G35]=6;['R'.$B$7];IF([Rankers.G35]=7;['R'.$B$8];IF([Rankers.G35]=8;['R'.$B$9];IF([Rankers.G35]=9;['R'.$B$10];IF([Rankers.G35]=10;['R'.$B$11];IF([Rankers.G35]=11;['R'.$B$12];IF([Rankers.G35]=12;['R'.$B$13];IF([Rankers.G35]=13;['R'.$B$14];IF([Rankers.G35]=14;['R'.$B$15];IF([Rankers.G35]=15;['R'.$B$16];IF([Rankers.G35]=16;['R'.$B$17];IF([Rankers.G35]=17;['R'.$B$18];IF([Rankers.G35]=18;['R'.$B$19];IF([Rankers.G35]=19;['R'.$B$20];IF([Rankers.G35]=20;['R'.$B$21];IF([Rankers.G35]=21;['R'.$B$22];IF([Rankers.G35]=22;['R'.$B$23];IF([Rankers.G35]=23;['R'.$B$24];IF([Rankers.G35]=24;['R'.$B$25];IF([Rankers.G35]=25;['R'.$B$26];IF([Rankers.G35]=26;['R'.$B$27];IF([Rankers.G35]=27;['R'.$B$28];IF([Rankers.G35]=28;['R'.$B$29];IF([Rankers.G35]=29;['R'.$B$30];IF([Rankers.G35]=30;['R'.$B$31];IF([Rankers.G35]=31;['R'.$B$32];IF([Rankers.G35]=32;['R'.$B$33];IF([Rankers.G35]=33;['R'.$B$34];IF([Rankers.G35]=34;['R'.$B$35];IF([Rankers.G35]=35;['R'.$B$36];IF([Rankers.G35]=36;['R'.$B$37];IF([Rankers.G35]=0;0;['R'.F71])))))))))))))))))))))))))))))))))))))" table:style-name="ce11">
            <text:p>0</text:p>
          </table:table-cell>
          <table:table-cell office:value-type="float" office:value="20" table:formula="of:=IF([Rankers.H35]=1;['R'.$B$2];IF([Rankers.H35]=2;['R'.$B$3];IF([Rankers.H35]=3;['R'.$B$4];IF([Rankers.H35]=4;['R'.$B$5];IF([Rankers.H35]=5;['R'.$B$6];IF([Rankers.H35]=6;['R'.$B$7];IF([Rankers.H35]=7;['R'.$B$8];IF([Rankers.H35]=8;['R'.$B$9];IF([Rankers.H35]=9;['R'.$B$10];IF([Rankers.H35]=10;['R'.$B$11];IF([Rankers.H35]=11;['R'.$B$12];IF([Rankers.H35]=12;['R'.$B$13];IF([Rankers.H35]=13;['R'.$B$14];IF([Rankers.H35]=14;['R'.$B$15];IF([Rankers.H35]=15;['R'.$B$16];IF([Rankers.H35]=16;['R'.$B$17];IF([Rankers.H35]=17;['R'.$B$18];IF([Rankers.H35]=18;['R'.$B$19];IF([Rankers.H35]=19;['R'.$B$20];IF([Rankers.H35]=20;['R'.$B$21];IF([Rankers.H35]=21;['R'.$B$22];IF([Rankers.H35]=22;['R'.$B$23];IF([Rankers.H35]=23;['R'.$B$24];IF([Rankers.H35]=24;['R'.$B$25];IF([Rankers.H35]=25;['R'.$B$26];IF([Rankers.H35]=26;['R'.$B$27];IF([Rankers.H35]=27;['R'.$B$28];IF([Rankers.H35]=28;['R'.$B$29];IF([Rankers.H35]=29;['R'.$B$30];IF([Rankers.H35]=30;['R'.$B$31];IF([Rankers.H35]=31;['R'.$B$32];IF([Rankers.H35]=32;['R'.$B$33];IF([Rankers.H35]=33;['R'.$B$34];IF([Rankers.H35]=34;['R'.$B$35];IF([Rankers.H35]=35;['R'.$B$36];IF([Rankers.H35]=36;['R'.$B$37];IF([Rankers.H35]=0;0;['R'.G71])))))))))))))))))))))))))))))))))))))" table:style-name="ce11">
            <text:p>20</text:p>
          </table:table-cell>
          <table:table-cell office:value-type="float" office:value="34" table:formula="of:=IF([Rankers.I35]=1;['R'.$B$2];IF([Rankers.I35]=2;['R'.$B$3];IF([Rankers.I35]=3;['R'.$B$4];IF([Rankers.I35]=4;['R'.$B$5];IF([Rankers.I35]=5;['R'.$B$6];IF([Rankers.I35]=6;['R'.$B$7];IF([Rankers.I35]=7;['R'.$B$8];IF([Rankers.I35]=8;['R'.$B$9];IF([Rankers.I35]=9;['R'.$B$10];IF([Rankers.I35]=10;['R'.$B$11];IF([Rankers.I35]=11;['R'.$B$12];IF([Rankers.I35]=12;['R'.$B$13];IF([Rankers.I35]=13;['R'.$B$14];IF([Rankers.I35]=14;['R'.$B$15];IF([Rankers.I35]=15;['R'.$B$16];IF([Rankers.I35]=16;['R'.$B$17];IF([Rankers.I35]=17;['R'.$B$18];IF([Rankers.I35]=18;['R'.$B$19];IF([Rankers.I35]=19;['R'.$B$20];IF([Rankers.I35]=20;['R'.$B$21];IF([Rankers.I35]=21;['R'.$B$22];IF([Rankers.I35]=22;['R'.$B$23];IF([Rankers.I35]=23;['R'.$B$24];IF([Rankers.I35]=24;['R'.$B$25];IF([Rankers.I35]=25;['R'.$B$26];IF([Rankers.I35]=26;['R'.$B$27];IF([Rankers.I35]=27;['R'.$B$28];IF([Rankers.I35]=28;['R'.$B$29];IF([Rankers.I35]=29;['R'.$B$30];IF([Rankers.I35]=30;['R'.$B$31];IF([Rankers.I35]=31;['R'.$B$32];IF([Rankers.I35]=32;['R'.$B$33];IF([Rankers.I35]=33;['R'.$B$34];IF([Rankers.I35]=34;['R'.$B$35];IF([Rankers.I35]=35;['R'.$B$36];IF([Rankers.I35]=36;['R'.$B$37];IF([Rankers.I35]=0;0;['R'.H71])))))))))))))))))))))))))))))))))))))" table:style-name="ce11">
            <text:p>34</text:p>
          </table:table-cell>
          <table:table-cell office:value-type="float" office:value="17" table:formula="of:=IF([Rankers.J35]=1;['R'.$B$2];IF([Rankers.J35]=2;['R'.$B$3];IF([Rankers.J35]=3;['R'.$B$4];IF([Rankers.J35]=4;['R'.$B$5];IF([Rankers.J35]=5;['R'.$B$6];IF([Rankers.J35]=6;['R'.$B$7];IF([Rankers.J35]=7;['R'.$B$8];IF([Rankers.J35]=8;['R'.$B$9];IF([Rankers.J35]=9;['R'.$B$10];IF([Rankers.J35]=10;['R'.$B$11];IF([Rankers.J35]=11;['R'.$B$12];IF([Rankers.J35]=12;['R'.$B$13];IF([Rankers.J35]=13;['R'.$B$14];IF([Rankers.J35]=14;['R'.$B$15];IF([Rankers.J35]=15;['R'.$B$16];IF([Rankers.J35]=16;['R'.$B$17];IF([Rankers.J35]=17;['R'.$B$18];IF([Rankers.J35]=18;['R'.$B$19];IF([Rankers.J35]=19;['R'.$B$20];IF([Rankers.J35]=20;['R'.$B$21];IF([Rankers.J35]=21;['R'.$B$22];IF([Rankers.J35]=22;['R'.$B$23];IF([Rankers.J35]=23;['R'.$B$24];IF([Rankers.J35]=24;['R'.$B$25];IF([Rankers.J35]=25;['R'.$B$26];IF([Rankers.J35]=26;['R'.$B$27];IF([Rankers.J35]=27;['R'.$B$28];IF([Rankers.J35]=28;['R'.$B$29];IF([Rankers.J35]=29;['R'.$B$30];IF([Rankers.J35]=30;['R'.$B$31];IF([Rankers.J35]=31;['R'.$B$32];IF([Rankers.J35]=32;['R'.$B$33];IF([Rankers.J35]=33;['R'.$B$34];IF([Rankers.J35]=34;['R'.$B$35];IF([Rankers.J35]=35;['R'.$B$36];IF([Rankers.J35]=36;['R'.$B$37];IF([Rankers.J35]=0;0;['R'.I71])))))))))))))))))))))))))))))))))))))" table:style-name="ce11">
            <text:p>17</text:p>
          </table:table-cell>
          <table:table-cell office:value-type="float" office:value="26" table:formula="of:=IF([Rankers.K35]=1;['R'.$B$2];IF([Rankers.K35]=2;['R'.$B$3];IF([Rankers.K35]=3;['R'.$B$4];IF([Rankers.K35]=4;['R'.$B$5];IF([Rankers.K35]=5;['R'.$B$6];IF([Rankers.K35]=6;['R'.$B$7];IF([Rankers.K35]=7;['R'.$B$8];IF([Rankers.K35]=8;['R'.$B$9];IF([Rankers.K35]=9;['R'.$B$10];IF([Rankers.K35]=10;['R'.$B$11];IF([Rankers.K35]=11;['R'.$B$12];IF([Rankers.K35]=12;['R'.$B$13];IF([Rankers.K35]=13;['R'.$B$14];IF([Rankers.K35]=14;['R'.$B$15];IF([Rankers.K35]=15;['R'.$B$16];IF([Rankers.K35]=16;['R'.$B$17];IF([Rankers.K35]=17;['R'.$B$18];IF([Rankers.K35]=18;['R'.$B$19];IF([Rankers.K35]=19;['R'.$B$20];IF([Rankers.K35]=20;['R'.$B$21];IF([Rankers.K35]=21;['R'.$B$22];IF([Rankers.K35]=22;['R'.$B$23];IF([Rankers.K35]=23;['R'.$B$24];IF([Rankers.K35]=24;['R'.$B$25];IF([Rankers.K35]=25;['R'.$B$26];IF([Rankers.K35]=26;['R'.$B$27];IF([Rankers.K35]=27;['R'.$B$28];IF([Rankers.K35]=28;['R'.$B$29];IF([Rankers.K35]=29;['R'.$B$30];IF([Rankers.K35]=30;['R'.$B$31];IF([Rankers.K35]=31;['R'.$B$32];IF([Rankers.K35]=32;['R'.$B$33];IF([Rankers.K35]=33;['R'.$B$34];IF([Rankers.K35]=34;['R'.$B$35];IF([Rankers.K35]=35;['R'.$B$36];IF([Rankers.K35]=36;['R'.$B$37];IF([Rankers.K35]=0;0;['R'.J71])))))))))))))))))))))))))))))))))))))" table:style-name="ce12">
            <text:p>26</text:p>
          </table:table-cell>
          <table:table-cell office:value-type="float" office:value="16" table:formula="of:=IF([Rankers.L35]=1;['R'.$B$2];IF([Rankers.L35]=2;['R'.$B$3];IF([Rankers.L35]=3;['R'.$B$4];IF([Rankers.L35]=4;['R'.$B$5];IF([Rankers.L35]=5;['R'.$B$6];IF([Rankers.L35]=6;['R'.$B$7];IF([Rankers.L35]=7;['R'.$B$8];IF([Rankers.L35]=8;['R'.$B$9];IF([Rankers.L35]=9;['R'.$B$10];IF([Rankers.L35]=10;['R'.$B$11];IF([Rankers.L35]=11;['R'.$B$12];IF([Rankers.L35]=12;['R'.$B$13];IF([Rankers.L35]=13;['R'.$B$14];IF([Rankers.L35]=14;['R'.$B$15];IF([Rankers.L35]=15;['R'.$B$16];IF([Rankers.L35]=16;['R'.$B$17];IF([Rankers.L35]=17;['R'.$B$18];IF([Rankers.L35]=18;['R'.$B$19];IF([Rankers.L35]=19;['R'.$B$20];IF([Rankers.L35]=20;['R'.$B$21];IF([Rankers.L35]=21;['R'.$B$22];IF([Rankers.L35]=22;['R'.$B$23];IF([Rankers.L35]=23;['R'.$B$24];IF([Rankers.L35]=24;['R'.$B$25];IF([Rankers.L35]=25;['R'.$B$26];IF([Rankers.L35]=26;['R'.$B$27];IF([Rankers.L35]=27;['R'.$B$28];IF([Rankers.L35]=28;['R'.$B$29];IF([Rankers.L35]=29;['R'.$B$30];IF([Rankers.L35]=30;['R'.$B$31];IF([Rankers.L35]=31;['R'.$B$32];IF([Rankers.L35]=32;['R'.$B$33];IF([Rankers.L35]=33;['R'.$B$34];IF([Rankers.L35]=34;['R'.$B$35];IF([Rankers.L35]=35;['R'.$B$36];IF([Rankers.L35]=36;['R'.$B$37];IF([Rankers.L35]=0;0;['R'.K71])))))))))))))))))))))))))))))))))))))" table:style-name="ce34">
            <text:p>16</text:p>
          </table:table-cell>
          <table:table-cell office:value-type="float" office:value="19" table:formula="of:=IF([Rankers.M35]=1;['R'.$B$2];IF([Rankers.M35]=2;['R'.$B$3];IF([Rankers.M35]=3;['R'.$B$4];IF([Rankers.M35]=4;['R'.$B$5];IF([Rankers.M35]=5;['R'.$B$6];IF([Rankers.M35]=6;['R'.$B$7];IF([Rankers.M35]=7;['R'.$B$8];IF([Rankers.M35]=8;['R'.$B$9];IF([Rankers.M35]=9;['R'.$B$10];IF([Rankers.M35]=10;['R'.$B$11];IF([Rankers.M35]=11;['R'.$B$12];IF([Rankers.M35]=12;['R'.$B$13];IF([Rankers.M35]=13;['R'.$B$14];IF([Rankers.M35]=14;['R'.$B$15];IF([Rankers.M35]=15;['R'.$B$16];IF([Rankers.M35]=16;['R'.$B$17];IF([Rankers.M35]=17;['R'.$B$18];IF([Rankers.M35]=18;['R'.$B$19];IF([Rankers.M35]=19;['R'.$B$20];IF([Rankers.M35]=20;['R'.$B$21];IF([Rankers.M35]=21;['R'.$B$22];IF([Rankers.M35]=22;['R'.$B$23];IF([Rankers.M35]=23;['R'.$B$24];IF([Rankers.M35]=24;['R'.$B$25];IF([Rankers.M35]=25;['R'.$B$26];IF([Rankers.M35]=26;['R'.$B$27];IF([Rankers.M35]=27;['R'.$B$28];IF([Rankers.M35]=28;['R'.$B$29];IF([Rankers.M35]=29;['R'.$B$30];IF([Rankers.M35]=30;['R'.$B$31];IF([Rankers.M35]=31;['R'.$B$32];IF([Rankers.M35]=32;['R'.$B$33];IF([Rankers.M35]=33;['R'.$B$34];IF([Rankers.M35]=34;['R'.$B$35];IF([Rankers.M35]=35;['R'.$B$36];IF([Rankers.M35]=36;['R'.$B$37];IF([Rankers.M35]=0;0;['R'.L71])))))))))))))))))))))))))))))))))))))" table:style-name="ce12">
            <text:p>19</text:p>
          </table:table-cell>
          <table:table-cell office:value-type="float" office:value="23" table:formula="of:=IF([Rankers.N35]=1;['R'.$B$2];IF([Rankers.N35]=2;['R'.$B$3];IF([Rankers.N35]=3;['R'.$B$4];IF([Rankers.N35]=4;['R'.$B$5];IF([Rankers.N35]=5;['R'.$B$6];IF([Rankers.N35]=6;['R'.$B$7];IF([Rankers.N35]=7;['R'.$B$8];IF([Rankers.N35]=8;['R'.$B$9];IF([Rankers.N35]=9;['R'.$B$10];IF([Rankers.N35]=10;['R'.$B$11];IF([Rankers.N35]=11;['R'.$B$12];IF([Rankers.N35]=12;['R'.$B$13];IF([Rankers.N35]=13;['R'.$B$14];IF([Rankers.N35]=14;['R'.$B$15];IF([Rankers.N35]=15;['R'.$B$16];IF([Rankers.N35]=16;['R'.$B$17];IF([Rankers.N35]=17;['R'.$B$18];IF([Rankers.N35]=18;['R'.$B$19];IF([Rankers.N35]=19;['R'.$B$20];IF([Rankers.N35]=20;['R'.$B$21];IF([Rankers.N35]=21;['R'.$B$22];IF([Rankers.N35]=22;['R'.$B$23];IF([Rankers.N35]=23;['R'.$B$24];IF([Rankers.N35]=24;['R'.$B$25];IF([Rankers.N35]=25;['R'.$B$26];IF([Rankers.N35]=26;['R'.$B$27];IF([Rankers.N35]=27;['R'.$B$28];IF([Rankers.N35]=28;['R'.$B$29];IF([Rankers.N35]=29;['R'.$B$30];IF([Rankers.N35]=30;['R'.$B$31];IF([Rankers.N35]=31;['R'.$B$32];IF([Rankers.N35]=32;['R'.$B$33];IF([Rankers.N35]=33;['R'.$B$34];IF([Rankers.N35]=34;['R'.$B$35];IF([Rankers.N35]=35;['R'.$B$36];IF([Rankers.N35]=36;['R'.$B$37];IF([Rankers.N35]=0;0;['R'.M71])))))))))))))))))))))))))))))))))))))" table:style-name="ce12">
            <text:p>23</text:p>
          </table:table-cell>
          <table:table-cell table:number-columns-repeated="8" table:style-name="ce11"/>
          <table:table-cell table:number-columns-repeated="16361" table:style-name="ce1"/>
        </table:table-row>
        <table:table-row table:style-name="ro2">
          <table:table-cell office:value-type="float" office:value="35" table:formula="of:=[.A35]+1" table:style-name="ce8">
            <text:p>35</text:p>
          </table:table-cell>
          <table:table-cell office:value-type="string" table:style-name="ce15">
            <text:p>Улищенко Диана Юрьевна</text:p>
          </table:table-cell>
          <table:table-cell office:value-type="float" office:value="250" table:formula="of:=SUM([.D36:.ZZ36])" table:style-name="ce36">
            <text:p>250.00</text:p>
          </table:table-cell>
          <table:table-cell office:value-type="float" office:value="29" table:formula="of:=IF([Rankers.C36]=1;['R'.$B$2];IF([Rankers.C36]=2;['R'.$B$3];IF([Rankers.C36]=3;['R'.$B$4];IF([Rankers.C36]=4;['R'.$B$5];IF([Rankers.C36]=5;['R'.$B$6];IF([Rankers.C36]=6;['R'.$B$7];IF([Rankers.C36]=7;['R'.$B$8];IF([Rankers.C36]=8;['R'.$B$9];IF([Rankers.C36]=9;['R'.$B$10];IF([Rankers.C36]=10;['R'.$B$11];IF([Rankers.C36]=11;['R'.$B$12];IF([Rankers.C36]=12;['R'.$B$13];IF([Rankers.C36]=13;['R'.$B$14];IF([Rankers.C36]=14;['R'.$B$15];IF([Rankers.C36]=15;['R'.$B$16];IF([Rankers.C36]=16;['R'.$B$17];IF([Rankers.C36]=17;['R'.$B$18];IF([Rankers.C36]=18;['R'.$B$19];IF([Rankers.C36]=19;['R'.$B$20];IF([Rankers.C36]=20;['R'.$B$21];IF([Rankers.C36]=21;['R'.$B$22];IF([Rankers.C36]=22;['R'.$B$23];IF([Rankers.C36]=23;['R'.$B$24];IF([Rankers.C36]=24;['R'.$B$25];IF([Rankers.C36]=25;['R'.$B$26];IF([Rankers.C36]=26;['R'.$B$27];IF([Rankers.C36]=27;['R'.$B$28];IF([Rankers.C36]=28;['R'.$B$29];IF([Rankers.C36]=29;['R'.$B$30];IF([Rankers.C36]=30;['R'.$B$31];IF([Rankers.C36]=31;['R'.$B$32];IF([Rankers.C36]=32;['R'.$B$33];IF([Rankers.C36]=33;['R'.$B$34];IF([Rankers.C36]=34;['R'.$B$35];IF([Rankers.C36]=35;['R'.$B$36];IF([Rankers.C36]=36;['R'.$B$37];IF([Rankers.C36]=0;0;['R'.B72])))))))))))))))))))))))))))))))))))))" table:style-name="ce11">
            <text:p>29</text:p>
          </table:table-cell>
          <table:table-cell office:value-type="float" office:value="28" table:formula="of:=IF([Rankers.D36]=1;['R'.$B$2];IF([Rankers.D36]=2;['R'.$B$3];IF([Rankers.D36]=3;['R'.$B$4];IF([Rankers.D36]=4;['R'.$B$5];IF([Rankers.D36]=5;['R'.$B$6];IF([Rankers.D36]=6;['R'.$B$7];IF([Rankers.D36]=7;['R'.$B$8];IF([Rankers.D36]=8;['R'.$B$9];IF([Rankers.D36]=9;['R'.$B$10];IF([Rankers.D36]=10;['R'.$B$11];IF([Rankers.D36]=11;['R'.$B$12];IF([Rankers.D36]=12;['R'.$B$13];IF([Rankers.D36]=13;['R'.$B$14];IF([Rankers.D36]=14;['R'.$B$15];IF([Rankers.D36]=15;['R'.$B$16];IF([Rankers.D36]=16;['R'.$B$17];IF([Rankers.D36]=17;['R'.$B$18];IF([Rankers.D36]=18;['R'.$B$19];IF([Rankers.D36]=19;['R'.$B$20];IF([Rankers.D36]=20;['R'.$B$21];IF([Rankers.D36]=21;['R'.$B$22];IF([Rankers.D36]=22;['R'.$B$23];IF([Rankers.D36]=23;['R'.$B$24];IF([Rankers.D36]=24;['R'.$B$25];IF([Rankers.D36]=25;['R'.$B$26];IF([Rankers.D36]=26;['R'.$B$27];IF([Rankers.D36]=27;['R'.$B$28];IF([Rankers.D36]=28;['R'.$B$29];IF([Rankers.D36]=29;['R'.$B$30];IF([Rankers.D36]=30;['R'.$B$31];IF([Rankers.D36]=31;['R'.$B$32];IF([Rankers.D36]=32;['R'.$B$33];IF([Rankers.D36]=33;['R'.$B$34];IF([Rankers.D36]=34;['R'.$B$35];IF([Rankers.D36]=35;['R'.$B$36];IF([Rankers.D36]=36;['R'.$B$37];IF([Rankers.D36]=0;0;['R'.C72])))))))))))))))))))))))))))))))))))))" table:style-name="ce11">
            <text:p>28</text:p>
          </table:table-cell>
          <table:table-cell office:value-type="float" office:value="16" table:formula="of:=IF([Rankers.E36]=1;['R'.$B$2];IF([Rankers.E36]=2;['R'.$B$3];IF([Rankers.E36]=3;['R'.$B$4];IF([Rankers.E36]=4;['R'.$B$5];IF([Rankers.E36]=5;['R'.$B$6];IF([Rankers.E36]=6;['R'.$B$7];IF([Rankers.E36]=7;['R'.$B$8];IF([Rankers.E36]=8;['R'.$B$9];IF([Rankers.E36]=9;['R'.$B$10];IF([Rankers.E36]=10;['R'.$B$11];IF([Rankers.E36]=11;['R'.$B$12];IF([Rankers.E36]=12;['R'.$B$13];IF([Rankers.E36]=13;['R'.$B$14];IF([Rankers.E36]=14;['R'.$B$15];IF([Rankers.E36]=15;['R'.$B$16];IF([Rankers.E36]=16;['R'.$B$17];IF([Rankers.E36]=17;['R'.$B$18];IF([Rankers.E36]=18;['R'.$B$19];IF([Rankers.E36]=19;['R'.$B$20];IF([Rankers.E36]=20;['R'.$B$21];IF([Rankers.E36]=21;['R'.$B$22];IF([Rankers.E36]=22;['R'.$B$23];IF([Rankers.E36]=23;['R'.$B$24];IF([Rankers.E36]=24;['R'.$B$25];IF([Rankers.E36]=25;['R'.$B$26];IF([Rankers.E36]=26;['R'.$B$27];IF([Rankers.E36]=27;['R'.$B$28];IF([Rankers.E36]=28;['R'.$B$29];IF([Rankers.E36]=29;['R'.$B$30];IF([Rankers.E36]=30;['R'.$B$31];IF([Rankers.E36]=31;['R'.$B$32];IF([Rankers.E36]=32;['R'.$B$33];IF([Rankers.E36]=33;['R'.$B$34];IF([Rankers.E36]=34;['R'.$B$35];IF([Rankers.E36]=35;['R'.$B$36];IF([Rankers.E36]=36;['R'.$B$37];IF([Rankers.E36]=0;0;['R'.D72])))))))))))))))))))))))))))))))))))))" table:style-name="ce11">
            <text:p>16</text:p>
          </table:table-cell>
          <table:table-cell office:value-type="float" office:value="15" table:formula="of:=IF([Rankers.F36]=1;['R'.$B$2];IF([Rankers.F36]=2;['R'.$B$3];IF([Rankers.F36]=3;['R'.$B$4];IF([Rankers.F36]=4;['R'.$B$5];IF([Rankers.F36]=5;['R'.$B$6];IF([Rankers.F36]=6;['R'.$B$7];IF([Rankers.F36]=7;['R'.$B$8];IF([Rankers.F36]=8;['R'.$B$9];IF([Rankers.F36]=9;['R'.$B$10];IF([Rankers.F36]=10;['R'.$B$11];IF([Rankers.F36]=11;['R'.$B$12];IF([Rankers.F36]=12;['R'.$B$13];IF([Rankers.F36]=13;['R'.$B$14];IF([Rankers.F36]=14;['R'.$B$15];IF([Rankers.F36]=15;['R'.$B$16];IF([Rankers.F36]=16;['R'.$B$17];IF([Rankers.F36]=17;['R'.$B$18];IF([Rankers.F36]=18;['R'.$B$19];IF([Rankers.F36]=19;['R'.$B$20];IF([Rankers.F36]=20;['R'.$B$21];IF([Rankers.F36]=21;['R'.$B$22];IF([Rankers.F36]=22;['R'.$B$23];IF([Rankers.F36]=23;['R'.$B$24];IF([Rankers.F36]=24;['R'.$B$25];IF([Rankers.F36]=25;['R'.$B$26];IF([Rankers.F36]=26;['R'.$B$27];IF([Rankers.F36]=27;['R'.$B$28];IF([Rankers.F36]=28;['R'.$B$29];IF([Rankers.F36]=29;['R'.$B$30];IF([Rankers.F36]=30;['R'.$B$31];IF([Rankers.F36]=31;['R'.$B$32];IF([Rankers.F36]=32;['R'.$B$33];IF([Rankers.F36]=33;['R'.$B$34];IF([Rankers.F36]=34;['R'.$B$35];IF([Rankers.F36]=35;['R'.$B$36];IF([Rankers.F36]=36;['R'.$B$37];IF([Rankers.F36]=0;0;['R'.E72])))))))))))))))))))))))))))))))))))))" table:style-name="ce11">
            <text:p>15</text:p>
          </table:table-cell>
          <table:table-cell office:value-type="float" office:value="0" table:formula="of:=IF([Rankers.G36]=1;['R'.$B$2];IF([Rankers.G36]=2;['R'.$B$3];IF([Rankers.G36]=3;['R'.$B$4];IF([Rankers.G36]=4;['R'.$B$5];IF([Rankers.G36]=5;['R'.$B$6];IF([Rankers.G36]=6;['R'.$B$7];IF([Rankers.G36]=7;['R'.$B$8];IF([Rankers.G36]=8;['R'.$B$9];IF([Rankers.G36]=9;['R'.$B$10];IF([Rankers.G36]=10;['R'.$B$11];IF([Rankers.G36]=11;['R'.$B$12];IF([Rankers.G36]=12;['R'.$B$13];IF([Rankers.G36]=13;['R'.$B$14];IF([Rankers.G36]=14;['R'.$B$15];IF([Rankers.G36]=15;['R'.$B$16];IF([Rankers.G36]=16;['R'.$B$17];IF([Rankers.G36]=17;['R'.$B$18];IF([Rankers.G36]=18;['R'.$B$19];IF([Rankers.G36]=19;['R'.$B$20];IF([Rankers.G36]=20;['R'.$B$21];IF([Rankers.G36]=21;['R'.$B$22];IF([Rankers.G36]=22;['R'.$B$23];IF([Rankers.G36]=23;['R'.$B$24];IF([Rankers.G36]=24;['R'.$B$25];IF([Rankers.G36]=25;['R'.$B$26];IF([Rankers.G36]=26;['R'.$B$27];IF([Rankers.G36]=27;['R'.$B$28];IF([Rankers.G36]=28;['R'.$B$29];IF([Rankers.G36]=29;['R'.$B$30];IF([Rankers.G36]=30;['R'.$B$31];IF([Rankers.G36]=31;['R'.$B$32];IF([Rankers.G36]=32;['R'.$B$33];IF([Rankers.G36]=33;['R'.$B$34];IF([Rankers.G36]=34;['R'.$B$35];IF([Rankers.G36]=35;['R'.$B$36];IF([Rankers.G36]=36;['R'.$B$37];IF([Rankers.G36]=0;0;['R'.F72])))))))))))))))))))))))))))))))))))))" table:style-name="ce11">
            <text:p>0</text:p>
          </table:table-cell>
          <table:table-cell office:value-type="float" office:value="18" table:formula="of:=IF([Rankers.H36]=1;['R'.$B$2];IF([Rankers.H36]=2;['R'.$B$3];IF([Rankers.H36]=3;['R'.$B$4];IF([Rankers.H36]=4;['R'.$B$5];IF([Rankers.H36]=5;['R'.$B$6];IF([Rankers.H36]=6;['R'.$B$7];IF([Rankers.H36]=7;['R'.$B$8];IF([Rankers.H36]=8;['R'.$B$9];IF([Rankers.H36]=9;['R'.$B$10];IF([Rankers.H36]=10;['R'.$B$11];IF([Rankers.H36]=11;['R'.$B$12];IF([Rankers.H36]=12;['R'.$B$13];IF([Rankers.H36]=13;['R'.$B$14];IF([Rankers.H36]=14;['R'.$B$15];IF([Rankers.H36]=15;['R'.$B$16];IF([Rankers.H36]=16;['R'.$B$17];IF([Rankers.H36]=17;['R'.$B$18];IF([Rankers.H36]=18;['R'.$B$19];IF([Rankers.H36]=19;['R'.$B$20];IF([Rankers.H36]=20;['R'.$B$21];IF([Rankers.H36]=21;['R'.$B$22];IF([Rankers.H36]=22;['R'.$B$23];IF([Rankers.H36]=23;['R'.$B$24];IF([Rankers.H36]=24;['R'.$B$25];IF([Rankers.H36]=25;['R'.$B$26];IF([Rankers.H36]=26;['R'.$B$27];IF([Rankers.H36]=27;['R'.$B$28];IF([Rankers.H36]=28;['R'.$B$29];IF([Rankers.H36]=29;['R'.$B$30];IF([Rankers.H36]=30;['R'.$B$31];IF([Rankers.H36]=31;['R'.$B$32];IF([Rankers.H36]=32;['R'.$B$33];IF([Rankers.H36]=33;['R'.$B$34];IF([Rankers.H36]=34;['R'.$B$35];IF([Rankers.H36]=35;['R'.$B$36];IF([Rankers.H36]=36;['R'.$B$37];IF([Rankers.H36]=0;0;['R'.G72])))))))))))))))))))))))))))))))))))))" table:style-name="ce11">
            <text:p>18</text:p>
          </table:table-cell>
          <table:table-cell office:value-type="float" office:value="28" table:formula="of:=IF([Rankers.I36]=1;['R'.$B$2];IF([Rankers.I36]=2;['R'.$B$3];IF([Rankers.I36]=3;['R'.$B$4];IF([Rankers.I36]=4;['R'.$B$5];IF([Rankers.I36]=5;['R'.$B$6];IF([Rankers.I36]=6;['R'.$B$7];IF([Rankers.I36]=7;['R'.$B$8];IF([Rankers.I36]=8;['R'.$B$9];IF([Rankers.I36]=9;['R'.$B$10];IF([Rankers.I36]=10;['R'.$B$11];IF([Rankers.I36]=11;['R'.$B$12];IF([Rankers.I36]=12;['R'.$B$13];IF([Rankers.I36]=13;['R'.$B$14];IF([Rankers.I36]=14;['R'.$B$15];IF([Rankers.I36]=15;['R'.$B$16];IF([Rankers.I36]=16;['R'.$B$17];IF([Rankers.I36]=17;['R'.$B$18];IF([Rankers.I36]=18;['R'.$B$19];IF([Rankers.I36]=19;['R'.$B$20];IF([Rankers.I36]=20;['R'.$B$21];IF([Rankers.I36]=21;['R'.$B$22];IF([Rankers.I36]=22;['R'.$B$23];IF([Rankers.I36]=23;['R'.$B$24];IF([Rankers.I36]=24;['R'.$B$25];IF([Rankers.I36]=25;['R'.$B$26];IF([Rankers.I36]=26;['R'.$B$27];IF([Rankers.I36]=27;['R'.$B$28];IF([Rankers.I36]=28;['R'.$B$29];IF([Rankers.I36]=29;['R'.$B$30];IF([Rankers.I36]=30;['R'.$B$31];IF([Rankers.I36]=31;['R'.$B$32];IF([Rankers.I36]=32;['R'.$B$33];IF([Rankers.I36]=33;['R'.$B$34];IF([Rankers.I36]=34;['R'.$B$35];IF([Rankers.I36]=35;['R'.$B$36];IF([Rankers.I36]=36;['R'.$B$37];IF([Rankers.I36]=0;0;['R'.H72])))))))))))))))))))))))))))))))))))))" table:style-name="ce11">
            <text:p>28</text:p>
          </table:table-cell>
          <table:table-cell office:value-type="float" office:value="25" table:formula="of:=IF([Rankers.J36]=1;['R'.$B$2];IF([Rankers.J36]=2;['R'.$B$3];IF([Rankers.J36]=3;['R'.$B$4];IF([Rankers.J36]=4;['R'.$B$5];IF([Rankers.J36]=5;['R'.$B$6];IF([Rankers.J36]=6;['R'.$B$7];IF([Rankers.J36]=7;['R'.$B$8];IF([Rankers.J36]=8;['R'.$B$9];IF([Rankers.J36]=9;['R'.$B$10];IF([Rankers.J36]=10;['R'.$B$11];IF([Rankers.J36]=11;['R'.$B$12];IF([Rankers.J36]=12;['R'.$B$13];IF([Rankers.J36]=13;['R'.$B$14];IF([Rankers.J36]=14;['R'.$B$15];IF([Rankers.J36]=15;['R'.$B$16];IF([Rankers.J36]=16;['R'.$B$17];IF([Rankers.J36]=17;['R'.$B$18];IF([Rankers.J36]=18;['R'.$B$19];IF([Rankers.J36]=19;['R'.$B$20];IF([Rankers.J36]=20;['R'.$B$21];IF([Rankers.J36]=21;['R'.$B$22];IF([Rankers.J36]=22;['R'.$B$23];IF([Rankers.J36]=23;['R'.$B$24];IF([Rankers.J36]=24;['R'.$B$25];IF([Rankers.J36]=25;['R'.$B$26];IF([Rankers.J36]=26;['R'.$B$27];IF([Rankers.J36]=27;['R'.$B$28];IF([Rankers.J36]=28;['R'.$B$29];IF([Rankers.J36]=29;['R'.$B$30];IF([Rankers.J36]=30;['R'.$B$31];IF([Rankers.J36]=31;['R'.$B$32];IF([Rankers.J36]=32;['R'.$B$33];IF([Rankers.J36]=33;['R'.$B$34];IF([Rankers.J36]=34;['R'.$B$35];IF([Rankers.J36]=35;['R'.$B$36];IF([Rankers.J36]=36;['R'.$B$37];IF([Rankers.J36]=0;0;['R'.I72])))))))))))))))))))))))))))))))))))))" table:style-name="ce11">
            <text:p>25</text:p>
          </table:table-cell>
          <table:table-cell office:value-type="float" office:value="33" table:formula="of:=IF([Rankers.K36]=1;['R'.$B$2];IF([Rankers.K36]=2;['R'.$B$3];IF([Rankers.K36]=3;['R'.$B$4];IF([Rankers.K36]=4;['R'.$B$5];IF([Rankers.K36]=5;['R'.$B$6];IF([Rankers.K36]=6;['R'.$B$7];IF([Rankers.K36]=7;['R'.$B$8];IF([Rankers.K36]=8;['R'.$B$9];IF([Rankers.K36]=9;['R'.$B$10];IF([Rankers.K36]=10;['R'.$B$11];IF([Rankers.K36]=11;['R'.$B$12];IF([Rankers.K36]=12;['R'.$B$13];IF([Rankers.K36]=13;['R'.$B$14];IF([Rankers.K36]=14;['R'.$B$15];IF([Rankers.K36]=15;['R'.$B$16];IF([Rankers.K36]=16;['R'.$B$17];IF([Rankers.K36]=17;['R'.$B$18];IF([Rankers.K36]=18;['R'.$B$19];IF([Rankers.K36]=19;['R'.$B$20];IF([Rankers.K36]=20;['R'.$B$21];IF([Rankers.K36]=21;['R'.$B$22];IF([Rankers.K36]=22;['R'.$B$23];IF([Rankers.K36]=23;['R'.$B$24];IF([Rankers.K36]=24;['R'.$B$25];IF([Rankers.K36]=25;['R'.$B$26];IF([Rankers.K36]=26;['R'.$B$27];IF([Rankers.K36]=27;['R'.$B$28];IF([Rankers.K36]=28;['R'.$B$29];IF([Rankers.K36]=29;['R'.$B$30];IF([Rankers.K36]=30;['R'.$B$31];IF([Rankers.K36]=31;['R'.$B$32];IF([Rankers.K36]=32;['R'.$B$33];IF([Rankers.K36]=33;['R'.$B$34];IF([Rankers.K36]=34;['R'.$B$35];IF([Rankers.K36]=35;['R'.$B$36];IF([Rankers.K36]=36;['R'.$B$37];IF([Rankers.K36]=0;0;['R'.J72])))))))))))))))))))))))))))))))))))))" table:style-name="ce12">
            <text:p>33</text:p>
          </table:table-cell>
          <table:table-cell office:value-type="float" office:value="18" table:formula="of:=IF([Rankers.L36]=1;['R'.$B$2];IF([Rankers.L36]=2;['R'.$B$3];IF([Rankers.L36]=3;['R'.$B$4];IF([Rankers.L36]=4;['R'.$B$5];IF([Rankers.L36]=5;['R'.$B$6];IF([Rankers.L36]=6;['R'.$B$7];IF([Rankers.L36]=7;['R'.$B$8];IF([Rankers.L36]=8;['R'.$B$9];IF([Rankers.L36]=9;['R'.$B$10];IF([Rankers.L36]=10;['R'.$B$11];IF([Rankers.L36]=11;['R'.$B$12];IF([Rankers.L36]=12;['R'.$B$13];IF([Rankers.L36]=13;['R'.$B$14];IF([Rankers.L36]=14;['R'.$B$15];IF([Rankers.L36]=15;['R'.$B$16];IF([Rankers.L36]=16;['R'.$B$17];IF([Rankers.L36]=17;['R'.$B$18];IF([Rankers.L36]=18;['R'.$B$19];IF([Rankers.L36]=19;['R'.$B$20];IF([Rankers.L36]=20;['R'.$B$21];IF([Rankers.L36]=21;['R'.$B$22];IF([Rankers.L36]=22;['R'.$B$23];IF([Rankers.L36]=23;['R'.$B$24];IF([Rankers.L36]=24;['R'.$B$25];IF([Rankers.L36]=25;['R'.$B$26];IF([Rankers.L36]=26;['R'.$B$27];IF([Rankers.L36]=27;['R'.$B$28];IF([Rankers.L36]=28;['R'.$B$29];IF([Rankers.L36]=29;['R'.$B$30];IF([Rankers.L36]=30;['R'.$B$31];IF([Rankers.L36]=31;['R'.$B$32];IF([Rankers.L36]=32;['R'.$B$33];IF([Rankers.L36]=33;['R'.$B$34];IF([Rankers.L36]=34;['R'.$B$35];IF([Rankers.L36]=35;['R'.$B$36];IF([Rankers.L36]=36;['R'.$B$37];IF([Rankers.L36]=0;0;['R'.K72])))))))))))))))))))))))))))))))))))))" table:style-name="ce34">
            <text:p>18</text:p>
          </table:table-cell>
          <table:table-cell office:value-type="float" office:value="11" table:formula="of:=IF([Rankers.M36]=1;['R'.$B$2];IF([Rankers.M36]=2;['R'.$B$3];IF([Rankers.M36]=3;['R'.$B$4];IF([Rankers.M36]=4;['R'.$B$5];IF([Rankers.M36]=5;['R'.$B$6];IF([Rankers.M36]=6;['R'.$B$7];IF([Rankers.M36]=7;['R'.$B$8];IF([Rankers.M36]=8;['R'.$B$9];IF([Rankers.M36]=9;['R'.$B$10];IF([Rankers.M36]=10;['R'.$B$11];IF([Rankers.M36]=11;['R'.$B$12];IF([Rankers.M36]=12;['R'.$B$13];IF([Rankers.M36]=13;['R'.$B$14];IF([Rankers.M36]=14;['R'.$B$15];IF([Rankers.M36]=15;['R'.$B$16];IF([Rankers.M36]=16;['R'.$B$17];IF([Rankers.M36]=17;['R'.$B$18];IF([Rankers.M36]=18;['R'.$B$19];IF([Rankers.M36]=19;['R'.$B$20];IF([Rankers.M36]=20;['R'.$B$21];IF([Rankers.M36]=21;['R'.$B$22];IF([Rankers.M36]=22;['R'.$B$23];IF([Rankers.M36]=23;['R'.$B$24];IF([Rankers.M36]=24;['R'.$B$25];IF([Rankers.M36]=25;['R'.$B$26];IF([Rankers.M36]=26;['R'.$B$27];IF([Rankers.M36]=27;['R'.$B$28];IF([Rankers.M36]=28;['R'.$B$29];IF([Rankers.M36]=29;['R'.$B$30];IF([Rankers.M36]=30;['R'.$B$31];IF([Rankers.M36]=31;['R'.$B$32];IF([Rankers.M36]=32;['R'.$B$33];IF([Rankers.M36]=33;['R'.$B$34];IF([Rankers.M36]=34;['R'.$B$35];IF([Rankers.M36]=35;['R'.$B$36];IF([Rankers.M36]=36;['R'.$B$37];IF([Rankers.M36]=0;0;['R'.L72])))))))))))))))))))))))))))))))))))))" table:style-name="ce12">
            <text:p>11</text:p>
          </table:table-cell>
          <table:table-cell office:value-type="float" office:value="29" table:formula="of:=IF([Rankers.N36]=1;['R'.$B$2];IF([Rankers.N36]=2;['R'.$B$3];IF([Rankers.N36]=3;['R'.$B$4];IF([Rankers.N36]=4;['R'.$B$5];IF([Rankers.N36]=5;['R'.$B$6];IF([Rankers.N36]=6;['R'.$B$7];IF([Rankers.N36]=7;['R'.$B$8];IF([Rankers.N36]=8;['R'.$B$9];IF([Rankers.N36]=9;['R'.$B$10];IF([Rankers.N36]=10;['R'.$B$11];IF([Rankers.N36]=11;['R'.$B$12];IF([Rankers.N36]=12;['R'.$B$13];IF([Rankers.N36]=13;['R'.$B$14];IF([Rankers.N36]=14;['R'.$B$15];IF([Rankers.N36]=15;['R'.$B$16];IF([Rankers.N36]=16;['R'.$B$17];IF([Rankers.N36]=17;['R'.$B$18];IF([Rankers.N36]=18;['R'.$B$19];IF([Rankers.N36]=19;['R'.$B$20];IF([Rankers.N36]=20;['R'.$B$21];IF([Rankers.N36]=21;['R'.$B$22];IF([Rankers.N36]=22;['R'.$B$23];IF([Rankers.N36]=23;['R'.$B$24];IF([Rankers.N36]=24;['R'.$B$25];IF([Rankers.N36]=25;['R'.$B$26];IF([Rankers.N36]=26;['R'.$B$27];IF([Rankers.N36]=27;['R'.$B$28];IF([Rankers.N36]=28;['R'.$B$29];IF([Rankers.N36]=29;['R'.$B$30];IF([Rankers.N36]=30;['R'.$B$31];IF([Rankers.N36]=31;['R'.$B$32];IF([Rankers.N36]=32;['R'.$B$33];IF([Rankers.N36]=33;['R'.$B$34];IF([Rankers.N36]=34;['R'.$B$35];IF([Rankers.N36]=35;['R'.$B$36];IF([Rankers.N36]=36;['R'.$B$37];IF([Rankers.N36]=0;0;['R'.M72])))))))))))))))))))))))))))))))))))))" table:style-name="ce12">
            <text:p>29</text:p>
          </table:table-cell>
          <table:table-cell table:number-columns-repeated="8" table:style-name="ce11"/>
          <table:table-cell table:number-columns-repeated="16361" table:style-name="ce1"/>
        </table:table-row>
        <table:table-row table:style-name="ro2">
          <table:table-cell office:value-type="float" office:value="36" table:formula="of:=[.A36]+1" table:style-name="ce8">
            <text:p>36</text:p>
          </table:table-cell>
          <table:table-cell office:value-type="string" table:style-name="ce15">
            <text:p>Шляхов Владислав Олегович</text:p>
          </table:table-cell>
          <table:table-cell office:value-type="float" office:value="283" table:formula="of:=SUM([.D37:.ZZ37])" table:style-name="ce36">
            <text:p>283.00</text:p>
          </table:table-cell>
          <table:table-cell office:value-type="float" office:value="28" table:formula="of:=IF([Rankers.C37]=1;['R'.$B$2];IF([Rankers.C37]=2;['R'.$B$3];IF([Rankers.C37]=3;['R'.$B$4];IF([Rankers.C37]=4;['R'.$B$5];IF([Rankers.C37]=5;['R'.$B$6];IF([Rankers.C37]=6;['R'.$B$7];IF([Rankers.C37]=7;['R'.$B$8];IF([Rankers.C37]=8;['R'.$B$9];IF([Rankers.C37]=9;['R'.$B$10];IF([Rankers.C37]=10;['R'.$B$11];IF([Rankers.C37]=11;['R'.$B$12];IF([Rankers.C37]=12;['R'.$B$13];IF([Rankers.C37]=13;['R'.$B$14];IF([Rankers.C37]=14;['R'.$B$15];IF([Rankers.C37]=15;['R'.$B$16];IF([Rankers.C37]=16;['R'.$B$17];IF([Rankers.C37]=17;['R'.$B$18];IF([Rankers.C37]=18;['R'.$B$19];IF([Rankers.C37]=19;['R'.$B$20];IF([Rankers.C37]=20;['R'.$B$21];IF([Rankers.C37]=21;['R'.$B$22];IF([Rankers.C37]=22;['R'.$B$23];IF([Rankers.C37]=23;['R'.$B$24];IF([Rankers.C37]=24;['R'.$B$25];IF([Rankers.C37]=25;['R'.$B$26];IF([Rankers.C37]=26;['R'.$B$27];IF([Rankers.C37]=27;['R'.$B$28];IF([Rankers.C37]=28;['R'.$B$29];IF([Rankers.C37]=29;['R'.$B$30];IF([Rankers.C37]=30;['R'.$B$31];IF([Rankers.C37]=31;['R'.$B$32];IF([Rankers.C37]=32;['R'.$B$33];IF([Rankers.C37]=33;['R'.$B$34];IF([Rankers.C37]=34;['R'.$B$35];IF([Rankers.C37]=35;['R'.$B$36];IF([Rankers.C37]=36;['R'.$B$37];IF([Rankers.C37]=0;0;['R'.B73])))))))))))))))))))))))))))))))))))))" table:style-name="ce11">
            <text:p>28</text:p>
          </table:table-cell>
          <table:table-cell office:value-type="float" office:value="29" table:formula="of:=IF([Rankers.D37]=1;['R'.$B$2];IF([Rankers.D37]=2;['R'.$B$3];IF([Rankers.D37]=3;['R'.$B$4];IF([Rankers.D37]=4;['R'.$B$5];IF([Rankers.D37]=5;['R'.$B$6];IF([Rankers.D37]=6;['R'.$B$7];IF([Rankers.D37]=7;['R'.$B$8];IF([Rankers.D37]=8;['R'.$B$9];IF([Rankers.D37]=9;['R'.$B$10];IF([Rankers.D37]=10;['R'.$B$11];IF([Rankers.D37]=11;['R'.$B$12];IF([Rankers.D37]=12;['R'.$B$13];IF([Rankers.D37]=13;['R'.$B$14];IF([Rankers.D37]=14;['R'.$B$15];IF([Rankers.D37]=15;['R'.$B$16];IF([Rankers.D37]=16;['R'.$B$17];IF([Rankers.D37]=17;['R'.$B$18];IF([Rankers.D37]=18;['R'.$B$19];IF([Rankers.D37]=19;['R'.$B$20];IF([Rankers.D37]=20;['R'.$B$21];IF([Rankers.D37]=21;['R'.$B$22];IF([Rankers.D37]=22;['R'.$B$23];IF([Rankers.D37]=23;['R'.$B$24];IF([Rankers.D37]=24;['R'.$B$25];IF([Rankers.D37]=25;['R'.$B$26];IF([Rankers.D37]=26;['R'.$B$27];IF([Rankers.D37]=27;['R'.$B$28];IF([Rankers.D37]=28;['R'.$B$29];IF([Rankers.D37]=29;['R'.$B$30];IF([Rankers.D37]=30;['R'.$B$31];IF([Rankers.D37]=31;['R'.$B$32];IF([Rankers.D37]=32;['R'.$B$33];IF([Rankers.D37]=33;['R'.$B$34];IF([Rankers.D37]=34;['R'.$B$35];IF([Rankers.D37]=35;['R'.$B$36];IF([Rankers.D37]=36;['R'.$B$37];IF([Rankers.D37]=0;0;['R'.C73])))))))))))))))))))))))))))))))))))))" table:style-name="ce11">
            <text:p>29</text:p>
          </table:table-cell>
          <table:table-cell office:value-type="float" office:value="31" table:formula="of:=IF([Rankers.E37]=1;['R'.$B$2];IF([Rankers.E37]=2;['R'.$B$3];IF([Rankers.E37]=3;['R'.$B$4];IF([Rankers.E37]=4;['R'.$B$5];IF([Rankers.E37]=5;['R'.$B$6];IF([Rankers.E37]=6;['R'.$B$7];IF([Rankers.E37]=7;['R'.$B$8];IF([Rankers.E37]=8;['R'.$B$9];IF([Rankers.E37]=9;['R'.$B$10];IF([Rankers.E37]=10;['R'.$B$11];IF([Rankers.E37]=11;['R'.$B$12];IF([Rankers.E37]=12;['R'.$B$13];IF([Rankers.E37]=13;['R'.$B$14];IF([Rankers.E37]=14;['R'.$B$15];IF([Rankers.E37]=15;['R'.$B$16];IF([Rankers.E37]=16;['R'.$B$17];IF([Rankers.E37]=17;['R'.$B$18];IF([Rankers.E37]=18;['R'.$B$19];IF([Rankers.E37]=19;['R'.$B$20];IF([Rankers.E37]=20;['R'.$B$21];IF([Rankers.E37]=21;['R'.$B$22];IF([Rankers.E37]=22;['R'.$B$23];IF([Rankers.E37]=23;['R'.$B$24];IF([Rankers.E37]=24;['R'.$B$25];IF([Rankers.E37]=25;['R'.$B$26];IF([Rankers.E37]=26;['R'.$B$27];IF([Rankers.E37]=27;['R'.$B$28];IF([Rankers.E37]=28;['R'.$B$29];IF([Rankers.E37]=29;['R'.$B$30];IF([Rankers.E37]=30;['R'.$B$31];IF([Rankers.E37]=31;['R'.$B$32];IF([Rankers.E37]=32;['R'.$B$33];IF([Rankers.E37]=33;['R'.$B$34];IF([Rankers.E37]=34;['R'.$B$35];IF([Rankers.E37]=35;['R'.$B$36];IF([Rankers.E37]=36;['R'.$B$37];IF([Rankers.E37]=0;0;['R'.D73])))))))))))))))))))))))))))))))))))))" table:style-name="ce11">
            <text:p>31</text:p>
          </table:table-cell>
          <table:table-cell office:value-type="float" office:value="19" table:formula="of:=IF([Rankers.F37]=1;['R'.$B$2];IF([Rankers.F37]=2;['R'.$B$3];IF([Rankers.F37]=3;['R'.$B$4];IF([Rankers.F37]=4;['R'.$B$5];IF([Rankers.F37]=5;['R'.$B$6];IF([Rankers.F37]=6;['R'.$B$7];IF([Rankers.F37]=7;['R'.$B$8];IF([Rankers.F37]=8;['R'.$B$9];IF([Rankers.F37]=9;['R'.$B$10];IF([Rankers.F37]=10;['R'.$B$11];IF([Rankers.F37]=11;['R'.$B$12];IF([Rankers.F37]=12;['R'.$B$13];IF([Rankers.F37]=13;['R'.$B$14];IF([Rankers.F37]=14;['R'.$B$15];IF([Rankers.F37]=15;['R'.$B$16];IF([Rankers.F37]=16;['R'.$B$17];IF([Rankers.F37]=17;['R'.$B$18];IF([Rankers.F37]=18;['R'.$B$19];IF([Rankers.F37]=19;['R'.$B$20];IF([Rankers.F37]=20;['R'.$B$21];IF([Rankers.F37]=21;['R'.$B$22];IF([Rankers.F37]=22;['R'.$B$23];IF([Rankers.F37]=23;['R'.$B$24];IF([Rankers.F37]=24;['R'.$B$25];IF([Rankers.F37]=25;['R'.$B$26];IF([Rankers.F37]=26;['R'.$B$27];IF([Rankers.F37]=27;['R'.$B$28];IF([Rankers.F37]=28;['R'.$B$29];IF([Rankers.F37]=29;['R'.$B$30];IF([Rankers.F37]=30;['R'.$B$31];IF([Rankers.F37]=31;['R'.$B$32];IF([Rankers.F37]=32;['R'.$B$33];IF([Rankers.F37]=33;['R'.$B$34];IF([Rankers.F37]=34;['R'.$B$35];IF([Rankers.F37]=35;['R'.$B$36];IF([Rankers.F37]=36;['R'.$B$37];IF([Rankers.F37]=0;0;['R'.E73])))))))))))))))))))))))))))))))))))))" table:style-name="ce11">
            <text:p>19</text:p>
          </table:table-cell>
          <table:table-cell office:value-type="float" office:value="0" table:formula="of:=IF([Rankers.G37]=1;['R'.$B$2];IF([Rankers.G37]=2;['R'.$B$3];IF([Rankers.G37]=3;['R'.$B$4];IF([Rankers.G37]=4;['R'.$B$5];IF([Rankers.G37]=5;['R'.$B$6];IF([Rankers.G37]=6;['R'.$B$7];IF([Rankers.G37]=7;['R'.$B$8];IF([Rankers.G37]=8;['R'.$B$9];IF([Rankers.G37]=9;['R'.$B$10];IF([Rankers.G37]=10;['R'.$B$11];IF([Rankers.G37]=11;['R'.$B$12];IF([Rankers.G37]=12;['R'.$B$13];IF([Rankers.G37]=13;['R'.$B$14];IF([Rankers.G37]=14;['R'.$B$15];IF([Rankers.G37]=15;['R'.$B$16];IF([Rankers.G37]=16;['R'.$B$17];IF([Rankers.G37]=17;['R'.$B$18];IF([Rankers.G37]=18;['R'.$B$19];IF([Rankers.G37]=19;['R'.$B$20];IF([Rankers.G37]=20;['R'.$B$21];IF([Rankers.G37]=21;['R'.$B$22];IF([Rankers.G37]=22;['R'.$B$23];IF([Rankers.G37]=23;['R'.$B$24];IF([Rankers.G37]=24;['R'.$B$25];IF([Rankers.G37]=25;['R'.$B$26];IF([Rankers.G37]=26;['R'.$B$27];IF([Rankers.G37]=27;['R'.$B$28];IF([Rankers.G37]=28;['R'.$B$29];IF([Rankers.G37]=29;['R'.$B$30];IF([Rankers.G37]=30;['R'.$B$31];IF([Rankers.G37]=31;['R'.$B$32];IF([Rankers.G37]=32;['R'.$B$33];IF([Rankers.G37]=33;['R'.$B$34];IF([Rankers.G37]=34;['R'.$B$35];IF([Rankers.G37]=35;['R'.$B$36];IF([Rankers.G37]=36;['R'.$B$37];IF([Rankers.G37]=0;0;['R'.F73])))))))))))))))))))))))))))))))))))))" table:style-name="ce11">
            <text:p>0</text:p>
          </table:table-cell>
          <table:table-cell office:value-type="float" office:value="36" table:formula="of:=IF([Rankers.H37]=1;['R'.$B$2];IF([Rankers.H37]=2;['R'.$B$3];IF([Rankers.H37]=3;['R'.$B$4];IF([Rankers.H37]=4;['R'.$B$5];IF([Rankers.H37]=5;['R'.$B$6];IF([Rankers.H37]=6;['R'.$B$7];IF([Rankers.H37]=7;['R'.$B$8];IF([Rankers.H37]=8;['R'.$B$9];IF([Rankers.H37]=9;['R'.$B$10];IF([Rankers.H37]=10;['R'.$B$11];IF([Rankers.H37]=11;['R'.$B$12];IF([Rankers.H37]=12;['R'.$B$13];IF([Rankers.H37]=13;['R'.$B$14];IF([Rankers.H37]=14;['R'.$B$15];IF([Rankers.H37]=15;['R'.$B$16];IF([Rankers.H37]=16;['R'.$B$17];IF([Rankers.H37]=17;['R'.$B$18];IF([Rankers.H37]=18;['R'.$B$19];IF([Rankers.H37]=19;['R'.$B$20];IF([Rankers.H37]=20;['R'.$B$21];IF([Rankers.H37]=21;['R'.$B$22];IF([Rankers.H37]=22;['R'.$B$23];IF([Rankers.H37]=23;['R'.$B$24];IF([Rankers.H37]=24;['R'.$B$25];IF([Rankers.H37]=25;['R'.$B$26];IF([Rankers.H37]=26;['R'.$B$27];IF([Rankers.H37]=27;['R'.$B$28];IF([Rankers.H37]=28;['R'.$B$29];IF([Rankers.H37]=29;['R'.$B$30];IF([Rankers.H37]=30;['R'.$B$31];IF([Rankers.H37]=31;['R'.$B$32];IF([Rankers.H37]=32;['R'.$B$33];IF([Rankers.H37]=33;['R'.$B$34];IF([Rankers.H37]=34;['R'.$B$35];IF([Rankers.H37]=35;['R'.$B$36];IF([Rankers.H37]=36;['R'.$B$37];IF([Rankers.H37]=0;0;['R'.G73])))))))))))))))))))))))))))))))))))))" table:style-name="ce11">
            <text:p>36</text:p>
          </table:table-cell>
          <table:table-cell office:value-type="float" office:value="25" table:formula="of:=IF([Rankers.I37]=1;['R'.$B$2];IF([Rankers.I37]=2;['R'.$B$3];IF([Rankers.I37]=3;['R'.$B$4];IF([Rankers.I37]=4;['R'.$B$5];IF([Rankers.I37]=5;['R'.$B$6];IF([Rankers.I37]=6;['R'.$B$7];IF([Rankers.I37]=7;['R'.$B$8];IF([Rankers.I37]=8;['R'.$B$9];IF([Rankers.I37]=9;['R'.$B$10];IF([Rankers.I37]=10;['R'.$B$11];IF([Rankers.I37]=11;['R'.$B$12];IF([Rankers.I37]=12;['R'.$B$13];IF([Rankers.I37]=13;['R'.$B$14];IF([Rankers.I37]=14;['R'.$B$15];IF([Rankers.I37]=15;['R'.$B$16];IF([Rankers.I37]=16;['R'.$B$17];IF([Rankers.I37]=17;['R'.$B$18];IF([Rankers.I37]=18;['R'.$B$19];IF([Rankers.I37]=19;['R'.$B$20];IF([Rankers.I37]=20;['R'.$B$21];IF([Rankers.I37]=21;['R'.$B$22];IF([Rankers.I37]=22;['R'.$B$23];IF([Rankers.I37]=23;['R'.$B$24];IF([Rankers.I37]=24;['R'.$B$25];IF([Rankers.I37]=25;['R'.$B$26];IF([Rankers.I37]=26;['R'.$B$27];IF([Rankers.I37]=27;['R'.$B$28];IF([Rankers.I37]=28;['R'.$B$29];IF([Rankers.I37]=29;['R'.$B$30];IF([Rankers.I37]=30;['R'.$B$31];IF([Rankers.I37]=31;['R'.$B$32];IF([Rankers.I37]=32;['R'.$B$33];IF([Rankers.I37]=33;['R'.$B$34];IF([Rankers.I37]=34;['R'.$B$35];IF([Rankers.I37]=35;['R'.$B$36];IF([Rankers.I37]=36;['R'.$B$37];IF([Rankers.I37]=0;0;['R'.H73])))))))))))))))))))))))))))))))))))))" table:style-name="ce11">
            <text:p>25</text:p>
          </table:table-cell>
          <table:table-cell office:value-type="float" office:value="22" table:formula="of:=IF([Rankers.J37]=1;['R'.$B$2];IF([Rankers.J37]=2;['R'.$B$3];IF([Rankers.J37]=3;['R'.$B$4];IF([Rankers.J37]=4;['R'.$B$5];IF([Rankers.J37]=5;['R'.$B$6];IF([Rankers.J37]=6;['R'.$B$7];IF([Rankers.J37]=7;['R'.$B$8];IF([Rankers.J37]=8;['R'.$B$9];IF([Rankers.J37]=9;['R'.$B$10];IF([Rankers.J37]=10;['R'.$B$11];IF([Rankers.J37]=11;['R'.$B$12];IF([Rankers.J37]=12;['R'.$B$13];IF([Rankers.J37]=13;['R'.$B$14];IF([Rankers.J37]=14;['R'.$B$15];IF([Rankers.J37]=15;['R'.$B$16];IF([Rankers.J37]=16;['R'.$B$17];IF([Rankers.J37]=17;['R'.$B$18];IF([Rankers.J37]=18;['R'.$B$19];IF([Rankers.J37]=19;['R'.$B$20];IF([Rankers.J37]=20;['R'.$B$21];IF([Rankers.J37]=21;['R'.$B$22];IF([Rankers.J37]=22;['R'.$B$23];IF([Rankers.J37]=23;['R'.$B$24];IF([Rankers.J37]=24;['R'.$B$25];IF([Rankers.J37]=25;['R'.$B$26];IF([Rankers.J37]=26;['R'.$B$27];IF([Rankers.J37]=27;['R'.$B$28];IF([Rankers.J37]=28;['R'.$B$29];IF([Rankers.J37]=29;['R'.$B$30];IF([Rankers.J37]=30;['R'.$B$31];IF([Rankers.J37]=31;['R'.$B$32];IF([Rankers.J37]=32;['R'.$B$33];IF([Rankers.J37]=33;['R'.$B$34];IF([Rankers.J37]=34;['R'.$B$35];IF([Rankers.J37]=35;['R'.$B$36];IF([Rankers.J37]=36;['R'.$B$37];IF([Rankers.J37]=0;0;['R'.I73])))))))))))))))))))))))))))))))))))))" table:style-name="ce11">
            <text:p>22</text:p>
          </table:table-cell>
          <table:table-cell office:value-type="float" office:value="23" table:formula="of:=IF([Rankers.K37]=1;['R'.$B$2];IF([Rankers.K37]=2;['R'.$B$3];IF([Rankers.K37]=3;['R'.$B$4];IF([Rankers.K37]=4;['R'.$B$5];IF([Rankers.K37]=5;['R'.$B$6];IF([Rankers.K37]=6;['R'.$B$7];IF([Rankers.K37]=7;['R'.$B$8];IF([Rankers.K37]=8;['R'.$B$9];IF([Rankers.K37]=9;['R'.$B$10];IF([Rankers.K37]=10;['R'.$B$11];IF([Rankers.K37]=11;['R'.$B$12];IF([Rankers.K37]=12;['R'.$B$13];IF([Rankers.K37]=13;['R'.$B$14];IF([Rankers.K37]=14;['R'.$B$15];IF([Rankers.K37]=15;['R'.$B$16];IF([Rankers.K37]=16;['R'.$B$17];IF([Rankers.K37]=17;['R'.$B$18];IF([Rankers.K37]=18;['R'.$B$19];IF([Rankers.K37]=19;['R'.$B$20];IF([Rankers.K37]=20;['R'.$B$21];IF([Rankers.K37]=21;['R'.$B$22];IF([Rankers.K37]=22;['R'.$B$23];IF([Rankers.K37]=23;['R'.$B$24];IF([Rankers.K37]=24;['R'.$B$25];IF([Rankers.K37]=25;['R'.$B$26];IF([Rankers.K37]=26;['R'.$B$27];IF([Rankers.K37]=27;['R'.$B$28];IF([Rankers.K37]=28;['R'.$B$29];IF([Rankers.K37]=29;['R'.$B$30];IF([Rankers.K37]=30;['R'.$B$31];IF([Rankers.K37]=31;['R'.$B$32];IF([Rankers.K37]=32;['R'.$B$33];IF([Rankers.K37]=33;['R'.$B$34];IF([Rankers.K37]=34;['R'.$B$35];IF([Rankers.K37]=35;['R'.$B$36];IF([Rankers.K37]=36;['R'.$B$37];IF([Rankers.K37]=0;0;['R'.J73])))))))))))))))))))))))))))))))))))))" table:style-name="ce12">
            <text:p>23</text:p>
          </table:table-cell>
          <table:table-cell office:value-type="float" office:value="20" table:formula="of:=IF([Rankers.L37]=1;['R'.$B$2];IF([Rankers.L37]=2;['R'.$B$3];IF([Rankers.L37]=3;['R'.$B$4];IF([Rankers.L37]=4;['R'.$B$5];IF([Rankers.L37]=5;['R'.$B$6];IF([Rankers.L37]=6;['R'.$B$7];IF([Rankers.L37]=7;['R'.$B$8];IF([Rankers.L37]=8;['R'.$B$9];IF([Rankers.L37]=9;['R'.$B$10];IF([Rankers.L37]=10;['R'.$B$11];IF([Rankers.L37]=11;['R'.$B$12];IF([Rankers.L37]=12;['R'.$B$13];IF([Rankers.L37]=13;['R'.$B$14];IF([Rankers.L37]=14;['R'.$B$15];IF([Rankers.L37]=15;['R'.$B$16];IF([Rankers.L37]=16;['R'.$B$17];IF([Rankers.L37]=17;['R'.$B$18];IF([Rankers.L37]=18;['R'.$B$19];IF([Rankers.L37]=19;['R'.$B$20];IF([Rankers.L37]=20;['R'.$B$21];IF([Rankers.L37]=21;['R'.$B$22];IF([Rankers.L37]=22;['R'.$B$23];IF([Rankers.L37]=23;['R'.$B$24];IF([Rankers.L37]=24;['R'.$B$25];IF([Rankers.L37]=25;['R'.$B$26];IF([Rankers.L37]=26;['R'.$B$27];IF([Rankers.L37]=27;['R'.$B$28];IF([Rankers.L37]=28;['R'.$B$29];IF([Rankers.L37]=29;['R'.$B$30];IF([Rankers.L37]=30;['R'.$B$31];IF([Rankers.L37]=31;['R'.$B$32];IF([Rankers.L37]=32;['R'.$B$33];IF([Rankers.L37]=33;['R'.$B$34];IF([Rankers.L37]=34;['R'.$B$35];IF([Rankers.L37]=35;['R'.$B$36];IF([Rankers.L37]=36;['R'.$B$37];IF([Rankers.L37]=0;0;['R'.K73])))))))))))))))))))))))))))))))))))))" table:style-name="ce34">
            <text:p>20</text:p>
          </table:table-cell>
          <table:table-cell office:value-type="float" office:value="20" table:formula="of:=IF([Rankers.M37]=1;['R'.$B$2];IF([Rankers.M37]=2;['R'.$B$3];IF([Rankers.M37]=3;['R'.$B$4];IF([Rankers.M37]=4;['R'.$B$5];IF([Rankers.M37]=5;['R'.$B$6];IF([Rankers.M37]=6;['R'.$B$7];IF([Rankers.M37]=7;['R'.$B$8];IF([Rankers.M37]=8;['R'.$B$9];IF([Rankers.M37]=9;['R'.$B$10];IF([Rankers.M37]=10;['R'.$B$11];IF([Rankers.M37]=11;['R'.$B$12];IF([Rankers.M37]=12;['R'.$B$13];IF([Rankers.M37]=13;['R'.$B$14];IF([Rankers.M37]=14;['R'.$B$15];IF([Rankers.M37]=15;['R'.$B$16];IF([Rankers.M37]=16;['R'.$B$17];IF([Rankers.M37]=17;['R'.$B$18];IF([Rankers.M37]=18;['R'.$B$19];IF([Rankers.M37]=19;['R'.$B$20];IF([Rankers.M37]=20;['R'.$B$21];IF([Rankers.M37]=21;['R'.$B$22];IF([Rankers.M37]=22;['R'.$B$23];IF([Rankers.M37]=23;['R'.$B$24];IF([Rankers.M37]=24;['R'.$B$25];IF([Rankers.M37]=25;['R'.$B$26];IF([Rankers.M37]=26;['R'.$B$27];IF([Rankers.M37]=27;['R'.$B$28];IF([Rankers.M37]=28;['R'.$B$29];IF([Rankers.M37]=29;['R'.$B$30];IF([Rankers.M37]=30;['R'.$B$31];IF([Rankers.M37]=31;['R'.$B$32];IF([Rankers.M37]=32;['R'.$B$33];IF([Rankers.M37]=33;['R'.$B$34];IF([Rankers.M37]=34;['R'.$B$35];IF([Rankers.M37]=35;['R'.$B$36];IF([Rankers.M37]=36;['R'.$B$37];IF([Rankers.M37]=0;0;['R'.L73])))))))))))))))))))))))))))))))))))))" table:style-name="ce12">
            <text:p>20</text:p>
          </table:table-cell>
          <table:table-cell office:value-type="float" office:value="30" table:formula="of:=IF([Rankers.N37]=1;['R'.$B$2];IF([Rankers.N37]=2;['R'.$B$3];IF([Rankers.N37]=3;['R'.$B$4];IF([Rankers.N37]=4;['R'.$B$5];IF([Rankers.N37]=5;['R'.$B$6];IF([Rankers.N37]=6;['R'.$B$7];IF([Rankers.N37]=7;['R'.$B$8];IF([Rankers.N37]=8;['R'.$B$9];IF([Rankers.N37]=9;['R'.$B$10];IF([Rankers.N37]=10;['R'.$B$11];IF([Rankers.N37]=11;['R'.$B$12];IF([Rankers.N37]=12;['R'.$B$13];IF([Rankers.N37]=13;['R'.$B$14];IF([Rankers.N37]=14;['R'.$B$15];IF([Rankers.N37]=15;['R'.$B$16];IF([Rankers.N37]=16;['R'.$B$17];IF([Rankers.N37]=17;['R'.$B$18];IF([Rankers.N37]=18;['R'.$B$19];IF([Rankers.N37]=19;['R'.$B$20];IF([Rankers.N37]=20;['R'.$B$21];IF([Rankers.N37]=21;['R'.$B$22];IF([Rankers.N37]=22;['R'.$B$23];IF([Rankers.N37]=23;['R'.$B$24];IF([Rankers.N37]=24;['R'.$B$25];IF([Rankers.N37]=25;['R'.$B$26];IF([Rankers.N37]=26;['R'.$B$27];IF([Rankers.N37]=27;['R'.$B$28];IF([Rankers.N37]=28;['R'.$B$29];IF([Rankers.N37]=29;['R'.$B$30];IF([Rankers.N37]=30;['R'.$B$31];IF([Rankers.N37]=31;['R'.$B$32];IF([Rankers.N37]=32;['R'.$B$33];IF([Rankers.N37]=33;['R'.$B$34];IF([Rankers.N37]=34;['R'.$B$35];IF([Rankers.N37]=35;['R'.$B$36];IF([Rankers.N37]=36;['R'.$B$37];IF([Rankers.N37]=0;0;['R'.M73])))))))))))))))))))))))))))))))))))))" table:style-name="ce12">
            <text:p>30</text:p>
          </table:table-cell>
          <table:table-cell table:number-columns-repeated="8" table:style-name="ce11"/>
          <table:table-cell table:number-columns-repeated="16361" table:style-name="ce1"/>
        </table:table-row>
        <table:table-row table:style-name="ro2">
          <table:table-cell office:value-type="float" office:value="37" table:formula="of:=[.A37]+1" table:style-name="ce8">
            <text:p>37</text:p>
          </table:table-cell>
          <table:table-cell office:value-type="string" table:style-name="ce15">
            <text:p>Юлаев Камиль Сагирович</text:p>
          </table:table-cell>
          <table:table-cell office:value-type="float" office:value="126" table:formula="of:=SUM([.D38:.ZZ38])" table:style-name="ce36">
            <text:p>126.00</text:p>
          </table:table-cell>
          <table:table-cell office:value-type="float" office:value="20" table:formula="of:=IF([Rankers.C38]=1;['R'.$B$2];IF([Rankers.C38]=2;['R'.$B$3];IF([Rankers.C38]=3;['R'.$B$4];IF([Rankers.C38]=4;['R'.$B$5];IF([Rankers.C38]=5;['R'.$B$6];IF([Rankers.C38]=6;['R'.$B$7];IF([Rankers.C38]=7;['R'.$B$8];IF([Rankers.C38]=8;['R'.$B$9];IF([Rankers.C38]=9;['R'.$B$10];IF([Rankers.C38]=10;['R'.$B$11];IF([Rankers.C38]=11;['R'.$B$12];IF([Rankers.C38]=12;['R'.$B$13];IF([Rankers.C38]=13;['R'.$B$14];IF([Rankers.C38]=14;['R'.$B$15];IF([Rankers.C38]=15;['R'.$B$16];IF([Rankers.C38]=16;['R'.$B$17];IF([Rankers.C38]=17;['R'.$B$18];IF([Rankers.C38]=18;['R'.$B$19];IF([Rankers.C38]=19;['R'.$B$20];IF([Rankers.C38]=20;['R'.$B$21];IF([Rankers.C38]=21;['R'.$B$22];IF([Rankers.C38]=22;['R'.$B$23];IF([Rankers.C38]=23;['R'.$B$24];IF([Rankers.C38]=24;['R'.$B$25];IF([Rankers.C38]=25;['R'.$B$26];IF([Rankers.C38]=26;['R'.$B$27];IF([Rankers.C38]=27;['R'.$B$28];IF([Rankers.C38]=28;['R'.$B$29];IF([Rankers.C38]=29;['R'.$B$30];IF([Rankers.C38]=30;['R'.$B$31];IF([Rankers.C38]=31;['R'.$B$32];IF([Rankers.C38]=32;['R'.$B$33];IF([Rankers.C38]=33;['R'.$B$34];IF([Rankers.C38]=34;['R'.$B$35];IF([Rankers.C38]=35;['R'.$B$36];IF([Rankers.C38]=36;['R'.$B$37];IF([Rankers.C38]=0;0;['R'.B74])))))))))))))))))))))))))))))))))))))" table:style-name="ce11">
            <text:p>20</text:p>
          </table:table-cell>
          <table:table-cell office:value-type="float" office:value="18" table:formula="of:=IF([Rankers.D38]=1;['R'.$B$2];IF([Rankers.D38]=2;['R'.$B$3];IF([Rankers.D38]=3;['R'.$B$4];IF([Rankers.D38]=4;['R'.$B$5];IF([Rankers.D38]=5;['R'.$B$6];IF([Rankers.D38]=6;['R'.$B$7];IF([Rankers.D38]=7;['R'.$B$8];IF([Rankers.D38]=8;['R'.$B$9];IF([Rankers.D38]=9;['R'.$B$10];IF([Rankers.D38]=10;['R'.$B$11];IF([Rankers.D38]=11;['R'.$B$12];IF([Rankers.D38]=12;['R'.$B$13];IF([Rankers.D38]=13;['R'.$B$14];IF([Rankers.D38]=14;['R'.$B$15];IF([Rankers.D38]=15;['R'.$B$16];IF([Rankers.D38]=16;['R'.$B$17];IF([Rankers.D38]=17;['R'.$B$18];IF([Rankers.D38]=18;['R'.$B$19];IF([Rankers.D38]=19;['R'.$B$20];IF([Rankers.D38]=20;['R'.$B$21];IF([Rankers.D38]=21;['R'.$B$22];IF([Rankers.D38]=22;['R'.$B$23];IF([Rankers.D38]=23;['R'.$B$24];IF([Rankers.D38]=24;['R'.$B$25];IF([Rankers.D38]=25;['R'.$B$26];IF([Rankers.D38]=26;['R'.$B$27];IF([Rankers.D38]=27;['R'.$B$28];IF([Rankers.D38]=28;['R'.$B$29];IF([Rankers.D38]=29;['R'.$B$30];IF([Rankers.D38]=30;['R'.$B$31];IF([Rankers.D38]=31;['R'.$B$32];IF([Rankers.D38]=32;['R'.$B$33];IF([Rankers.D38]=33;['R'.$B$34];IF([Rankers.D38]=34;['R'.$B$35];IF([Rankers.D38]=35;['R'.$B$36];IF([Rankers.D38]=36;['R'.$B$37];IF([Rankers.D38]=0;0;['R'.C74])))))))))))))))))))))))))))))))))))))" table:style-name="ce11">
            <text:p>18</text:p>
          </table:table-cell>
          <table:table-cell office:value-type="float" office:value="24" table:formula="of:=IF([Rankers.E38]=1;['R'.$B$2];IF([Rankers.E38]=2;['R'.$B$3];IF([Rankers.E38]=3;['R'.$B$4];IF([Rankers.E38]=4;['R'.$B$5];IF([Rankers.E38]=5;['R'.$B$6];IF([Rankers.E38]=6;['R'.$B$7];IF([Rankers.E38]=7;['R'.$B$8];IF([Rankers.E38]=8;['R'.$B$9];IF([Rankers.E38]=9;['R'.$B$10];IF([Rankers.E38]=10;['R'.$B$11];IF([Rankers.E38]=11;['R'.$B$12];IF([Rankers.E38]=12;['R'.$B$13];IF([Rankers.E38]=13;['R'.$B$14];IF([Rankers.E38]=14;['R'.$B$15];IF([Rankers.E38]=15;['R'.$B$16];IF([Rankers.E38]=16;['R'.$B$17];IF([Rankers.E38]=17;['R'.$B$18];IF([Rankers.E38]=18;['R'.$B$19];IF([Rankers.E38]=19;['R'.$B$20];IF([Rankers.E38]=20;['R'.$B$21];IF([Rankers.E38]=21;['R'.$B$22];IF([Rankers.E38]=22;['R'.$B$23];IF([Rankers.E38]=23;['R'.$B$24];IF([Rankers.E38]=24;['R'.$B$25];IF([Rankers.E38]=25;['R'.$B$26];IF([Rankers.E38]=26;['R'.$B$27];IF([Rankers.E38]=27;['R'.$B$28];IF([Rankers.E38]=28;['R'.$B$29];IF([Rankers.E38]=29;['R'.$B$30];IF([Rankers.E38]=30;['R'.$B$31];IF([Rankers.E38]=31;['R'.$B$32];IF([Rankers.E38]=32;['R'.$B$33];IF([Rankers.E38]=33;['R'.$B$34];IF([Rankers.E38]=34;['R'.$B$35];IF([Rankers.E38]=35;['R'.$B$36];IF([Rankers.E38]=36;['R'.$B$37];IF([Rankers.E38]=0;0;['R'.D74])))))))))))))))))))))))))))))))))))))" table:style-name="ce11">
            <text:p>24</text:p>
          </table:table-cell>
          <table:table-cell office:value-type="float" office:value="7" table:formula="of:=IF([Rankers.F38]=1;['R'.$B$2];IF([Rankers.F38]=2;['R'.$B$3];IF([Rankers.F38]=3;['R'.$B$4];IF([Rankers.F38]=4;['R'.$B$5];IF([Rankers.F38]=5;['R'.$B$6];IF([Rankers.F38]=6;['R'.$B$7];IF([Rankers.F38]=7;['R'.$B$8];IF([Rankers.F38]=8;['R'.$B$9];IF([Rankers.F38]=9;['R'.$B$10];IF([Rankers.F38]=10;['R'.$B$11];IF([Rankers.F38]=11;['R'.$B$12];IF([Rankers.F38]=12;['R'.$B$13];IF([Rankers.F38]=13;['R'.$B$14];IF([Rankers.F38]=14;['R'.$B$15];IF([Rankers.F38]=15;['R'.$B$16];IF([Rankers.F38]=16;['R'.$B$17];IF([Rankers.F38]=17;['R'.$B$18];IF([Rankers.F38]=18;['R'.$B$19];IF([Rankers.F38]=19;['R'.$B$20];IF([Rankers.F38]=20;['R'.$B$21];IF([Rankers.F38]=21;['R'.$B$22];IF([Rankers.F38]=22;['R'.$B$23];IF([Rankers.F38]=23;['R'.$B$24];IF([Rankers.F38]=24;['R'.$B$25];IF([Rankers.F38]=25;['R'.$B$26];IF([Rankers.F38]=26;['R'.$B$27];IF([Rankers.F38]=27;['R'.$B$28];IF([Rankers.F38]=28;['R'.$B$29];IF([Rankers.F38]=29;['R'.$B$30];IF([Rankers.F38]=30;['R'.$B$31];IF([Rankers.F38]=31;['R'.$B$32];IF([Rankers.F38]=32;['R'.$B$33];IF([Rankers.F38]=33;['R'.$B$34];IF([Rankers.F38]=34;['R'.$B$35];IF([Rankers.F38]=35;['R'.$B$36];IF([Rankers.F38]=36;['R'.$B$37];IF([Rankers.F38]=0;0;['R'.E74])))))))))))))))))))))))))))))))))))))" table:style-name="ce11">
            <text:p>7</text:p>
          </table:table-cell>
          <table:table-cell office:value-type="float" office:value="11" table:formula="of:=IF([Rankers.G38]=1;['R'.$B$2];IF([Rankers.G38]=2;['R'.$B$3];IF([Rankers.G38]=3;['R'.$B$4];IF([Rankers.G38]=4;['R'.$B$5];IF([Rankers.G38]=5;['R'.$B$6];IF([Rankers.G38]=6;['R'.$B$7];IF([Rankers.G38]=7;['R'.$B$8];IF([Rankers.G38]=8;['R'.$B$9];IF([Rankers.G38]=9;['R'.$B$10];IF([Rankers.G38]=10;['R'.$B$11];IF([Rankers.G38]=11;['R'.$B$12];IF([Rankers.G38]=12;['R'.$B$13];IF([Rankers.G38]=13;['R'.$B$14];IF([Rankers.G38]=14;['R'.$B$15];IF([Rankers.G38]=15;['R'.$B$16];IF([Rankers.G38]=16;['R'.$B$17];IF([Rankers.G38]=17;['R'.$B$18];IF([Rankers.G38]=18;['R'.$B$19];IF([Rankers.G38]=19;['R'.$B$20];IF([Rankers.G38]=20;['R'.$B$21];IF([Rankers.G38]=21;['R'.$B$22];IF([Rankers.G38]=22;['R'.$B$23];IF([Rankers.G38]=23;['R'.$B$24];IF([Rankers.G38]=24;['R'.$B$25];IF([Rankers.G38]=25;['R'.$B$26];IF([Rankers.G38]=26;['R'.$B$27];IF([Rankers.G38]=27;['R'.$B$28];IF([Rankers.G38]=28;['R'.$B$29];IF([Rankers.G38]=29;['R'.$B$30];IF([Rankers.G38]=30;['R'.$B$31];IF([Rankers.G38]=31;['R'.$B$32];IF([Rankers.G38]=32;['R'.$B$33];IF([Rankers.G38]=33;['R'.$B$34];IF([Rankers.G38]=34;['R'.$B$35];IF([Rankers.G38]=35;['R'.$B$36];IF([Rankers.G38]=36;['R'.$B$37];IF([Rankers.G38]=0;0;['R'.F74])))))))))))))))))))))))))))))))))))))" table:style-name="ce11">
            <text:p>11</text:p>
          </table:table-cell>
          <table:table-cell office:value-type="float" office:value="0" table:formula="of:=IF([Rankers.H38]=1;['R'.$B$2];IF([Rankers.H38]=2;['R'.$B$3];IF([Rankers.H38]=3;['R'.$B$4];IF([Rankers.H38]=4;['R'.$B$5];IF([Rankers.H38]=5;['R'.$B$6];IF([Rankers.H38]=6;['R'.$B$7];IF([Rankers.H38]=7;['R'.$B$8];IF([Rankers.H38]=8;['R'.$B$9];IF([Rankers.H38]=9;['R'.$B$10];IF([Rankers.H38]=10;['R'.$B$11];IF([Rankers.H38]=11;['R'.$B$12];IF([Rankers.H38]=12;['R'.$B$13];IF([Rankers.H38]=13;['R'.$B$14];IF([Rankers.H38]=14;['R'.$B$15];IF([Rankers.H38]=15;['R'.$B$16];IF([Rankers.H38]=16;['R'.$B$17];IF([Rankers.H38]=17;['R'.$B$18];IF([Rankers.H38]=18;['R'.$B$19];IF([Rankers.H38]=19;['R'.$B$20];IF([Rankers.H38]=20;['R'.$B$21];IF([Rankers.H38]=21;['R'.$B$22];IF([Rankers.H38]=22;['R'.$B$23];IF([Rankers.H38]=23;['R'.$B$24];IF([Rankers.H38]=24;['R'.$B$25];IF([Rankers.H38]=25;['R'.$B$26];IF([Rankers.H38]=26;['R'.$B$27];IF([Rankers.H38]=27;['R'.$B$28];IF([Rankers.H38]=28;['R'.$B$29];IF([Rankers.H38]=29;['R'.$B$30];IF([Rankers.H38]=30;['R'.$B$31];IF([Rankers.H38]=31;['R'.$B$32];IF([Rankers.H38]=32;['R'.$B$33];IF([Rankers.H38]=33;['R'.$B$34];IF([Rankers.H38]=34;['R'.$B$35];IF([Rankers.H38]=35;['R'.$B$36];IF([Rankers.H38]=36;['R'.$B$37];IF([Rankers.H38]=0;0;['R'.G74])))))))))))))))))))))))))))))))))))))" table:style-name="ce11">
            <text:p>0</text:p>
          </table:table-cell>
          <table:table-cell office:value-type="float" office:value="12" table:formula="of:=IF([Rankers.I38]=1;['R'.$B$2];IF([Rankers.I38]=2;['R'.$B$3];IF([Rankers.I38]=3;['R'.$B$4];IF([Rankers.I38]=4;['R'.$B$5];IF([Rankers.I38]=5;['R'.$B$6];IF([Rankers.I38]=6;['R'.$B$7];IF([Rankers.I38]=7;['R'.$B$8];IF([Rankers.I38]=8;['R'.$B$9];IF([Rankers.I38]=9;['R'.$B$10];IF([Rankers.I38]=10;['R'.$B$11];IF([Rankers.I38]=11;['R'.$B$12];IF([Rankers.I38]=12;['R'.$B$13];IF([Rankers.I38]=13;['R'.$B$14];IF([Rankers.I38]=14;['R'.$B$15];IF([Rankers.I38]=15;['R'.$B$16];IF([Rankers.I38]=16;['R'.$B$17];IF([Rankers.I38]=17;['R'.$B$18];IF([Rankers.I38]=18;['R'.$B$19];IF([Rankers.I38]=19;['R'.$B$20];IF([Rankers.I38]=20;['R'.$B$21];IF([Rankers.I38]=21;['R'.$B$22];IF([Rankers.I38]=22;['R'.$B$23];IF([Rankers.I38]=23;['R'.$B$24];IF([Rankers.I38]=24;['R'.$B$25];IF([Rankers.I38]=25;['R'.$B$26];IF([Rankers.I38]=26;['R'.$B$27];IF([Rankers.I38]=27;['R'.$B$28];IF([Rankers.I38]=28;['R'.$B$29];IF([Rankers.I38]=29;['R'.$B$30];IF([Rankers.I38]=30;['R'.$B$31];IF([Rankers.I38]=31;['R'.$B$32];IF([Rankers.I38]=32;['R'.$B$33];IF([Rankers.I38]=33;['R'.$B$34];IF([Rankers.I38]=34;['R'.$B$35];IF([Rankers.I38]=35;['R'.$B$36];IF([Rankers.I38]=36;['R'.$B$37];IF([Rankers.I38]=0;0;['R'.H74])))))))))))))))))))))))))))))))))))))" table:style-name="ce11">
            <text:p>12</text:p>
          </table:table-cell>
          <table:table-cell office:value-type="float" office:value="0" table:formula="of:=IF([Rankers.J38]=1;['R'.$B$2];IF([Rankers.J38]=2;['R'.$B$3];IF([Rankers.J38]=3;['R'.$B$4];IF([Rankers.J38]=4;['R'.$B$5];IF([Rankers.J38]=5;['R'.$B$6];IF([Rankers.J38]=6;['R'.$B$7];IF([Rankers.J38]=7;['R'.$B$8];IF([Rankers.J38]=8;['R'.$B$9];IF([Rankers.J38]=9;['R'.$B$10];IF([Rankers.J38]=10;['R'.$B$11];IF([Rankers.J38]=11;['R'.$B$12];IF([Rankers.J38]=12;['R'.$B$13];IF([Rankers.J38]=13;['R'.$B$14];IF([Rankers.J38]=14;['R'.$B$15];IF([Rankers.J38]=15;['R'.$B$16];IF([Rankers.J38]=16;['R'.$B$17];IF([Rankers.J38]=17;['R'.$B$18];IF([Rankers.J38]=18;['R'.$B$19];IF([Rankers.J38]=19;['R'.$B$20];IF([Rankers.J38]=20;['R'.$B$21];IF([Rankers.J38]=21;['R'.$B$22];IF([Rankers.J38]=22;['R'.$B$23];IF([Rankers.J38]=23;['R'.$B$24];IF([Rankers.J38]=24;['R'.$B$25];IF([Rankers.J38]=25;['R'.$B$26];IF([Rankers.J38]=26;['R'.$B$27];IF([Rankers.J38]=27;['R'.$B$28];IF([Rankers.J38]=28;['R'.$B$29];IF([Rankers.J38]=29;['R'.$B$30];IF([Rankers.J38]=30;['R'.$B$31];IF([Rankers.J38]=31;['R'.$B$32];IF([Rankers.J38]=32;['R'.$B$33];IF([Rankers.J38]=33;['R'.$B$34];IF([Rankers.J38]=34;['R'.$B$35];IF([Rankers.J38]=35;['R'.$B$36];IF([Rankers.J38]=36;['R'.$B$37];IF([Rankers.J38]=0;0;['R'.I74])))))))))))))))))))))))))))))))))))))" table:style-name="ce11">
            <text:p>0</text:p>
          </table:table-cell>
          <table:table-cell office:value-type="float" office:value="10" table:formula="of:=IF([Rankers.K38]=1;['R'.$B$2];IF([Rankers.K38]=2;['R'.$B$3];IF([Rankers.K38]=3;['R'.$B$4];IF([Rankers.K38]=4;['R'.$B$5];IF([Rankers.K38]=5;['R'.$B$6];IF([Rankers.K38]=6;['R'.$B$7];IF([Rankers.K38]=7;['R'.$B$8];IF([Rankers.K38]=8;['R'.$B$9];IF([Rankers.K38]=9;['R'.$B$10];IF([Rankers.K38]=10;['R'.$B$11];IF([Rankers.K38]=11;['R'.$B$12];IF([Rankers.K38]=12;['R'.$B$13];IF([Rankers.K38]=13;['R'.$B$14];IF([Rankers.K38]=14;['R'.$B$15];IF([Rankers.K38]=15;['R'.$B$16];IF([Rankers.K38]=16;['R'.$B$17];IF([Rankers.K38]=17;['R'.$B$18];IF([Rankers.K38]=18;['R'.$B$19];IF([Rankers.K38]=19;['R'.$B$20];IF([Rankers.K38]=20;['R'.$B$21];IF([Rankers.K38]=21;['R'.$B$22];IF([Rankers.K38]=22;['R'.$B$23];IF([Rankers.K38]=23;['R'.$B$24];IF([Rankers.K38]=24;['R'.$B$25];IF([Rankers.K38]=25;['R'.$B$26];IF([Rankers.K38]=26;['R'.$B$27];IF([Rankers.K38]=27;['R'.$B$28];IF([Rankers.K38]=28;['R'.$B$29];IF([Rankers.K38]=29;['R'.$B$30];IF([Rankers.K38]=30;['R'.$B$31];IF([Rankers.K38]=31;['R'.$B$32];IF([Rankers.K38]=32;['R'.$B$33];IF([Rankers.K38]=33;['R'.$B$34];IF([Rankers.K38]=34;['R'.$B$35];IF([Rankers.K38]=35;['R'.$B$36];IF([Rankers.K38]=36;['R'.$B$37];IF([Rankers.K38]=0;0;['R'.J74])))))))))))))))))))))))))))))))))))))" table:style-name="ce12">
            <text:p>10</text:p>
          </table:table-cell>
          <table:table-cell office:value-type="float" office:value="24" table:formula="of:=IF([Rankers.L38]=1;['R'.$B$2];IF([Rankers.L38]=2;['R'.$B$3];IF([Rankers.L38]=3;['R'.$B$4];IF([Rankers.L38]=4;['R'.$B$5];IF([Rankers.L38]=5;['R'.$B$6];IF([Rankers.L38]=6;['R'.$B$7];IF([Rankers.L38]=7;['R'.$B$8];IF([Rankers.L38]=8;['R'.$B$9];IF([Rankers.L38]=9;['R'.$B$10];IF([Rankers.L38]=10;['R'.$B$11];IF([Rankers.L38]=11;['R'.$B$12];IF([Rankers.L38]=12;['R'.$B$13];IF([Rankers.L38]=13;['R'.$B$14];IF([Rankers.L38]=14;['R'.$B$15];IF([Rankers.L38]=15;['R'.$B$16];IF([Rankers.L38]=16;['R'.$B$17];IF([Rankers.L38]=17;['R'.$B$18];IF([Rankers.L38]=18;['R'.$B$19];IF([Rankers.L38]=19;['R'.$B$20];IF([Rankers.L38]=20;['R'.$B$21];IF([Rankers.L38]=21;['R'.$B$22];IF([Rankers.L38]=22;['R'.$B$23];IF([Rankers.L38]=23;['R'.$B$24];IF([Rankers.L38]=24;['R'.$B$25];IF([Rankers.L38]=25;['R'.$B$26];IF([Rankers.L38]=26;['R'.$B$27];IF([Rankers.L38]=27;['R'.$B$28];IF([Rankers.L38]=28;['R'.$B$29];IF([Rankers.L38]=29;['R'.$B$30];IF([Rankers.L38]=30;['R'.$B$31];IF([Rankers.L38]=31;['R'.$B$32];IF([Rankers.L38]=32;['R'.$B$33];IF([Rankers.L38]=33;['R'.$B$34];IF([Rankers.L38]=34;['R'.$B$35];IF([Rankers.L38]=35;['R'.$B$36];IF([Rankers.L38]=36;['R'.$B$37];IF([Rankers.L38]=0;0;['R'.K74])))))))))))))))))))))))))))))))))))))" table:style-name="ce34">
            <text:p>24</text:p>
          </table:table-cell>
          <table:table-cell office:value-type="float" office:value="0" table:formula="of:=IF([Rankers.M38]=1;['R'.$B$2];IF([Rankers.M38]=2;['R'.$B$3];IF([Rankers.M38]=3;['R'.$B$4];IF([Rankers.M38]=4;['R'.$B$5];IF([Rankers.M38]=5;['R'.$B$6];IF([Rankers.M38]=6;['R'.$B$7];IF([Rankers.M38]=7;['R'.$B$8];IF([Rankers.M38]=8;['R'.$B$9];IF([Rankers.M38]=9;['R'.$B$10];IF([Rankers.M38]=10;['R'.$B$11];IF([Rankers.M38]=11;['R'.$B$12];IF([Rankers.M38]=12;['R'.$B$13];IF([Rankers.M38]=13;['R'.$B$14];IF([Rankers.M38]=14;['R'.$B$15];IF([Rankers.M38]=15;['R'.$B$16];IF([Rankers.M38]=16;['R'.$B$17];IF([Rankers.M38]=17;['R'.$B$18];IF([Rankers.M38]=18;['R'.$B$19];IF([Rankers.M38]=19;['R'.$B$20];IF([Rankers.M38]=20;['R'.$B$21];IF([Rankers.M38]=21;['R'.$B$22];IF([Rankers.M38]=22;['R'.$B$23];IF([Rankers.M38]=23;['R'.$B$24];IF([Rankers.M38]=24;['R'.$B$25];IF([Rankers.M38]=25;['R'.$B$26];IF([Rankers.M38]=26;['R'.$B$27];IF([Rankers.M38]=27;['R'.$B$28];IF([Rankers.M38]=28;['R'.$B$29];IF([Rankers.M38]=29;['R'.$B$30];IF([Rankers.M38]=30;['R'.$B$31];IF([Rankers.M38]=31;['R'.$B$32];IF([Rankers.M38]=32;['R'.$B$33];IF([Rankers.M38]=33;['R'.$B$34];IF([Rankers.M38]=34;['R'.$B$35];IF([Rankers.M38]=35;['R'.$B$36];IF([Rankers.M38]=36;['R'.$B$37];IF([Rankers.M38]=0;0;['R'.L74])))))))))))))))))))))))))))))))))))))" table:style-name="ce12">
            <text:p>0</text:p>
          </table:table-cell>
          <table:table-cell office:value-type="float" office:value="0" table:formula="of:=IF([Rankers.N38]=1;['R'.$B$2];IF([Rankers.N38]=2;['R'.$B$3];IF([Rankers.N38]=3;['R'.$B$4];IF([Rankers.N38]=4;['R'.$B$5];IF([Rankers.N38]=5;['R'.$B$6];IF([Rankers.N38]=6;['R'.$B$7];IF([Rankers.N38]=7;['R'.$B$8];IF([Rankers.N38]=8;['R'.$B$9];IF([Rankers.N38]=9;['R'.$B$10];IF([Rankers.N38]=10;['R'.$B$11];IF([Rankers.N38]=11;['R'.$B$12];IF([Rankers.N38]=12;['R'.$B$13];IF([Rankers.N38]=13;['R'.$B$14];IF([Rankers.N38]=14;['R'.$B$15];IF([Rankers.N38]=15;['R'.$B$16];IF([Rankers.N38]=16;['R'.$B$17];IF([Rankers.N38]=17;['R'.$B$18];IF([Rankers.N38]=18;['R'.$B$19];IF([Rankers.N38]=19;['R'.$B$20];IF([Rankers.N38]=20;['R'.$B$21];IF([Rankers.N38]=21;['R'.$B$22];IF([Rankers.N38]=22;['R'.$B$23];IF([Rankers.N38]=23;['R'.$B$24];IF([Rankers.N38]=24;['R'.$B$25];IF([Rankers.N38]=25;['R'.$B$26];IF([Rankers.N38]=26;['R'.$B$27];IF([Rankers.N38]=27;['R'.$B$28];IF([Rankers.N38]=28;['R'.$B$29];IF([Rankers.N38]=29;['R'.$B$30];IF([Rankers.N38]=30;['R'.$B$31];IF([Rankers.N38]=31;['R'.$B$32];IF([Rankers.N38]=32;['R'.$B$33];IF([Rankers.N38]=33;['R'.$B$34];IF([Rankers.N38]=34;['R'.$B$35];IF([Rankers.N38]=35;['R'.$B$36];IF([Rankers.N38]=36;['R'.$B$37];IF([Rankers.N38]=0;0;['R'.M74])))))))))))))))))))))))))))))))))))))" table:style-name="ce12">
            <text:p>0</text:p>
          </table:table-cell>
          <table:table-cell table:number-columns-repeated="8" table:style-name="ce11"/>
          <table:table-cell table:number-columns-repeated="16361" table:style-name="ce1"/>
        </table:table-row>
        <table:table-row table:style-name="ro2">
          <table:table-cell table:style-name="ce22"/>
          <table:table-cell table:style-name="ce23"/>
          <table:table-cell table:style-name="ce38"/>
          <table:table-cell table:number-columns-repeated="23" table:style-name="ce25"/>
          <table:table-cell table:number-columns-repeated="16358"/>
        </table:table-row>
        <table:table-row table:style-name="ro2">
          <table:table-cell table:style-name="ce26"/>
          <table:table-cell office:value-type="string" table:style-name="ce27">
            <text:p>2 теории + практика</text:p>
          </table:table-cell>
          <table:table-cell table:style-name="ce28"/>
          <table:table-cell table:number-columns-repeated="23" table:style-name="ce29"/>
          <table:table-cell table:number-columns-repeated="16358"/>
        </table:table-row>
        <table:table-row table:style-name="ro2">
          <table:table-cell table:style-name="ce1"/>
          <table:table-cell office:value-type="string" table:style-name="ce30">
            <text:p>1 теория + практика</text:p>
          </table:table-cell>
          <table:table-cell office:value-type="float" office:value="179" table:formula="of:=MAX([.$C$2:.$C$38])*0.5" table:style-name="ce31">
            <text:p>179.00</text:p>
          </table:table-cell>
          <table:table-cell table:number-columns-repeated="12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33">
            <text:p>Практика</text:p>
          </table:table-cell>
          <table:table-cell office:value-type="float" office:value="286.40000000000003" table:formula="of:=MAX([.$C$2:.$C$38])*0.8" table:style-name="ce31">
            <text:p>286.40</text:p>
          </table:table-cell>
          <table:table-cell table:number-columns-repeated="12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1" table:style-name="ce1"/>
        </table:table-row>
        <table:table-row table:style-name="ro4">
          <table:table-cell table:style-name="ce1"/>
          <table:table-cell office:value-type="string" table:style-name="ce1">
            <text:p>Допуск</text:p>
          </table:table-cell>
          <table:table-cell office:value-type="float" office:value="71.600000000000009" table:formula="of:=MAX([.$C$2:.$C$38])*0.2" table:style-name="ce31">
            <text:p>71.60</text:p>
          </table:table-cell>
          <table:table-cell table:number-columns-repeated="13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74" table:formula="of:=COUNTA([.B2:.B38])*2" table:style-name="ce1">
            <text:p>74</text:p>
          </table:table-cell>
          <table:table-cell table:number-columns-repeated="14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 table:style-name="ce1"/>
        </table:table-row>
        <table:table-row table:style-name="ro4">
          <table:table-cell table:style-name="ce1"/>
          <table:table-cell office:value-type="float" office:value="37" table:formula="of:=[.$B$44]/2" table:style-name="ce1">
            <text:p>37</text:p>
          </table:table-cell>
          <table:table-cell table:number-columns-repeated="14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 table:style-name="ce1"/>
        </table:table-row>
        <table:table-row table:style-name="ro4">
          <table:table-cell table:style-name="ce1"/>
          <table:table-cell office:value-type="string" table:style-name="ce1">
            <text:p>Волонтерство</text:p>
          </table:table-cell>
          <table:table-cell office:value-type="float" office:value="37" table:formula="of:=[.$B$44]/2" table:style-name="ce1">
            <text:p>37</text:p>
          </table:table-cell>
          <table:table-cell table:number-columns-repeated="13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 table:style-name="ce1"/>
        </table:table-row>
        <table:table-row table:number-rows-repeated="2" table:style-name="ro4">
          <table:table-cell table:number-columns-repeated="16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 table:style-name="ce1"/>
        </table:table-row>
        <table:table-row table:number-rows-repeated="14" table:style-name="ro4">
          <table:table-cell/>
          <table:table-cell table:number-columns-repeated="15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/>
        </table:table-row>
        <table:table-row table:number-rows-repeated="171" table:style-name="ro4">
          <table:table-cell/>
          <table:table-cell table:number-columns-repeated="2" table:style-name="ce32"/>
          <table:table-cell table:number-columns-repeated="13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/>
        </table:table-row>
        <table:table-row table:number-rows-repeated="1048343" table:style-name="ro5">
          <table:table-cell table:number-columns-repeated="16384"/>
        </table:table-row>
      </table:table>
      <table:table table:name="Ranker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3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Фамилия, имя</text:p>
          </table:table-cell>
          <table:table-cell office:value-type="string" table:style-name="ce5">
            <text:p>Тест 1</text:p>
          </table:table-cell>
          <table:table-cell office:value-type="string" table:style-name="ce5">
            <text:p>Тест 2</text:p>
          </table:table-cell>
          <table:table-cell office:value-type="string" table:style-name="ce5">
            <text:p>Тест 3</text:p>
          </table:table-cell>
          <table:table-cell office:value-type="string" table:style-name="ce5">
            <text:p>Тест 4</text:p>
          </table:table-cell>
          <table:table-cell office:value-type="string" table:style-name="ce5">
            <text:p>Тест 5</text:p>
          </table:table-cell>
          <table:table-cell office:value-type="string" table:style-name="ce5">
            <text:p>Тест 6</text:p>
          </table:table-cell>
          <table:table-cell office:value-type="string" table:style-name="ce5">
            <text:p>Тест 7</text:p>
          </table:table-cell>
          <table:table-cell office:value-type="string" table:style-name="ce5">
            <text:p>Тест 8</text:p>
          </table:table-cell>
          <table:table-cell office:value-type="string" table:style-name="ce5">
            <text:p>Тест 9</text:p>
          </table:table-cell>
          <table:table-cell office:value-type="string" table:style-name="ce5">
            <text:p>Тест 10</text:p>
          </table:table-cell>
          <table:table-cell office:value-type="string" table:style-name="ce5">
            <text:p>Тест 11</text:p>
          </table:table-cell>
          <table:table-cell office:value-type="string" table:style-name="ce5">
            <text:p>Тест 12</text:p>
          </table:table-cell>
          <table:table-cell office:value-type="string" table:style-name="ce5">
            <text:p>Тест 13</text:p>
          </table:table-cell>
          <table:table-cell office:value-type="string" table:style-name="ce5">
            <text:p>Тест 14</text:p>
          </table:table-cell>
          <table:table-cell office:value-type="string" table:style-name="ce5">
            <text:p>Тест 15</text:p>
          </table:table-cell>
          <table:table-cell office:value-type="string" table:style-name="ce5">
            <text:p>Тест 16</text:p>
          </table:table-cell>
          <table:table-cell office:value-type="string" table:style-name="ce5">
            <text:p>Тест 17</text:p>
          </table:table-cell>
          <table:table-cell office:value-type="string" table:style-name="ce5">
            <text:p>Тест 18</text:p>
          </table:table-cell>
          <table:table-cell office:value-type="string" table:style-name="ce5">
            <text:p>Тест 19</text:p>
          </table:table-cell>
          <table:table-cell office:value-type="string" table:style-name="ce7">
            <text:p>Тест 20</text:p>
          </table:table-cell>
          <table:table-cell table:number-columns-repeated="16362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Алексеев Захар Александрович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11">
            <text:p>28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9" table:style-name="ce13">
            <text:p>29</text:p>
          </table:table-cell>
          <table:table-cell office:value-type="float" office:value="29" table:style-name="ce11">
            <text:p>29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" table:formula="of:=[.A2]+1" table:style-name="ce8">
            <text:p>2</text:p>
          </table:table-cell>
          <table:table-cell office:value-type="string" table:style-name="ce15">
            <text:p>Аношкин Кирилл Дмитриевич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" table:formula="of:=[.A3]+1" table:style-name="ce8">
            <text:p>3</text:p>
          </table:table-cell>
          <table:table-cell office:value-type="string" table:style-name="ce15">
            <text:p>Ауль Лев Николаевич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3">
            <text:p>0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4" table:formula="of:=[.A4]+1" table:style-name="ce8">
            <text:p>4</text:p>
          </table:table-cell>
          <table:table-cell office:value-type="string" table:style-name="ce15">
            <text:p>Бабешина Ульяна Павловна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5" table:formula="of:=[.A5]+1" table:style-name="ce8">
            <text:p>5</text:p>
          </table:table-cell>
          <table:table-cell office:value-type="string" table:style-name="ce15">
            <text:p>Бардола Андрей Кириллович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6" table:formula="of:=[.A6]+1" table:style-name="ce8">
            <text:p>6</text:p>
          </table:table-cell>
          <table:table-cell office:value-type="string" table:style-name="ce15">
            <text:p>Воеводкин Данила Дмитриевич</text:p>
          </table:table-cell>
          <table:table-cell office:value-type="float" office:value="27" table:style-name="ce11">
            <text:p>27</text:p>
          </table:table-cell>
          <table:table-cell office:value-type="float" office:value="17" table:style-name="ce11">
            <text:p>17</text:p>
          </table:table-cell>
          <table:table-cell office:value-type="float" office:value="8" table:style-name="ce11">
            <text:p>8</text:p>
          </table:table-cell>
          <table:table-cell office:value-type="float" office:value="28" table:style-name="ce11">
            <text:p>28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6" table:style-name="ce11">
            <text:p>26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7" table:formula="of:=[.A7]+1" table:style-name="ce8">
            <text:p>7</text:p>
          </table:table-cell>
          <table:table-cell office:value-type="string" table:style-name="ce15">
            <text:p>Вязников Иван Николае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office:value-type="float" office:value="29" table:style-name="ce11">
            <text:p>29</text:p>
          </table:table-cell>
          <table:table-cell office:value-type="float" office:value="28" table:style-name="ce13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8" table:formula="of:=[.A8]+1" table:style-name="ce8">
            <text:p>8</text:p>
          </table:table-cell>
          <table:table-cell office:value-type="string" table:style-name="ce15">
            <text:p>Гаврилюк Илья Александрович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28" table:style-name="ce11">
            <text:p>28</text:p>
          </table:table-cell>
          <table:table-cell office:value-type="float" office:value="21" table:style-name="ce11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11">
            <text:p>1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9" table:formula="of:=[.A9]+1" table:style-name="ce8">
            <text:p>9</text:p>
          </table:table-cell>
          <table:table-cell office:value-type="string" table:style-name="ce15">
            <text:p>Гартунг Валерия Андреевна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15" table:style-name="ce11">
            <text:p>15</text:p>
          </table:table-cell>
          <table:table-cell office:value-type="float" office:value="13" table:style-name="ce11">
            <text:p>13</text:p>
          </table:table-cell>
          <table:table-cell office:value-type="float" office:value="24" table:style-name="ce13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0" table:formula="of:=[.A10]+1" table:style-name="ce8">
            <text:p>10</text:p>
          </table:table-cell>
          <table:table-cell office:value-type="string" table:style-name="ce15">
            <text:p>Горький Илья Евгеньевич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3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1" table:formula="of:=[.A11]+1" table:style-name="ce8">
            <text:p>11</text:p>
          </table:table-cell>
          <table:table-cell office:value-type="string" table:style-name="ce15">
            <text:p>Заботкин Андрей Андрее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3">
            <text:p>16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2" table:formula="of:=[.A12]+1" table:style-name="ce8">
            <text:p>12</text:p>
          </table:table-cell>
          <table:table-cell office:value-type="string" table:style-name="ce15">
            <text:p>Задворнов Николай Сергеевич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1">
            <text:p>2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3" table:formula="of:=[.A13]+1" table:style-name="ce8">
            <text:p>13</text:p>
          </table:table-cell>
          <table:table-cell office:value-type="string" table:style-name="ce15">
            <text:p>Кабанов Данил Евгеньевич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float" office:value="19" table:style-name="ce11">
            <text:p>19</text:p>
          </table:table-cell>
          <table:table-cell office:value-type="float" office:value="17" table:style-name="ce11">
            <text:p>17</text:p>
          </table:table-cell>
          <table:table-cell office:value-type="float" office:value="7" table:style-name="ce11">
            <text:p>7</text:p>
          </table:table-cell>
          <table:table-cell office:value-type="float" office:value="23" table:style-name="ce13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4" table:formula="of:=[.A14]+1" table:style-name="ce8">
            <text:p>14</text:p>
          </table:table-cell>
          <table:table-cell office:value-type="string" table:style-name="ce15">
            <text:p>Каспирский Артемий Валерье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11">
            <text:p>17</text:p>
          </table:table-cell>
          <table:table-cell office:value-type="float" office:value="13" table:style-name="ce13">
            <text:p>13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5" table:formula="of:=[.A15]+1" table:style-name="ce8">
            <text:p>15</text:p>
          </table:table-cell>
          <table:table-cell office:value-type="string" table:style-name="ce15">
            <text:p>Козырев Евгений Сергеевич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21" table:style-name="ce13">
            <text:p>2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6" table:formula="of:=[.A16]+1" table:style-name="ce8">
            <text:p>16</text:p>
          </table:table-cell>
          <table:table-cell office:value-type="string" table:style-name="ce15">
            <text:p>Колобков Егор Сергеевич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3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7" table:formula="of:=[.A17]+1" table:style-name="ce8">
            <text:p>17</text:p>
          </table:table-cell>
          <table:table-cell office:value-type="string" table:style-name="ce15">
            <text:p>Косачева Екатерина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style-name="ce11">
            <text:p>24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8" table:formula="of:=[.A18]+1" table:style-name="ce8">
            <text:p>18</text:p>
          </table:table-cell>
          <table:table-cell office:value-type="string" table:style-name="ce15">
            <text:p>Крашенинин Евгений Иванович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11">
            <text:p>27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19" table:formula="of:=[.A19]+1" table:style-name="ce8">
            <text:p>19</text:p>
          </table:table-cell>
          <table:table-cell office:value-type="string" table:style-name="ce15">
            <text:p>Курмышев Андрей Александро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11">
            <text:p>27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0" table:formula="of:=[.A20]+1" table:style-name="ce8">
            <text:p>20</text:p>
          </table:table-cell>
          <table:table-cell office:value-type="string" table:style-name="ce15">
            <text:p>Лыткина Кристина Александровна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11">
            <text:p>8</text:p>
          </table:table-cell>
          <table:table-cell office:value-type="float" office:value="30" table:style-name="ce13">
            <text:p>30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1" table:formula="of:=[.A21]+1" table:style-name="ce8">
            <text:p>21</text:p>
          </table:table-cell>
          <table:table-cell office:value-type="string" table:style-name="ce15">
            <text:p>Лямбрехт Глеб Сергеевич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3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2" table:formula="of:=[.A22]+1" table:style-name="ce8">
            <text:p>22</text:p>
          </table:table-cell>
          <table:table-cell office:value-type="string" table:style-name="ce15">
            <text:p>Мараш Ника Валерьевна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3" table:formula="of:=[.A23]+1" table:style-name="ce8">
            <text:p>23</text:p>
          </table:table-cell>
          <table:table-cell office:value-type="string" table:style-name="ce15">
            <text:p>Морева Елена Владимировна</text:p>
          </table:table-cell>
          <table:table-cell office:value-type="float" office:value="22" table:style-name="ce11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26" table:style-name="ce11">
            <text:p>26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1">
            <text:p>4</text:p>
          </table:table-cell>
          <table:table-cell office:value-type="float" office:value="17" table:style-name="ce13">
            <text:p>17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4" table:formula="of:=[.A24]+1" table:style-name="ce8">
            <text:p>24</text:p>
          </table:table-cell>
          <table:table-cell office:value-type="string" table:style-name="ce15">
            <text:p>Ножкин Максим Александрович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11">
            <text:p>24</text:p>
          </table:table-cell>
          <table:table-cell office:value-type="float" office:value="26" table:style-name="ce11">
            <text:p>26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float" office:value="5" table:style-name="ce11">
            <text:p>5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3">
            <text:p>3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5" table:formula="of:=[.A25]+1" table:style-name="ce8">
            <text:p>25</text:p>
          </table:table-cell>
          <table:table-cell office:value-type="string" table:style-name="ce15">
            <text:p>Пермяков Денис Сергеевич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0" table:style-name="ce11">
            <text:p>30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6" table:formula="of:=[.A26]+1" table:style-name="ce8">
            <text:p>26</text:p>
          </table:table-cell>
          <table:table-cell office:value-type="string" table:style-name="ce15">
            <text:p>Петров Артём Станиславо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7" table:formula="of:=[.A27]+1" table:style-name="ce8">
            <text:p>27</text:p>
          </table:table-cell>
          <table:table-cell office:value-type="string" table:style-name="ce15">
            <text:p>Савицкий Александр Васильевич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1">
            <text:p>25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8" table:formula="of:=[.A28]+1" table:style-name="ce8">
            <text:p>28</text:p>
          </table:table-cell>
          <table:table-cell office:value-type="string" table:style-name="ce15">
            <text:p>Салтанов Кирилл Максимович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13" table:style-name="ce11">
            <text:p>13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23" table:style-name="ce11">
            <text:p>23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float" office:value="27" table:style-name="ce13">
            <text:p>27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29" table:formula="of:=[.A29]+1" table:style-name="ce8">
            <text:p>29</text:p>
          </table:table-cell>
          <table:table-cell office:value-type="string" table:style-name="ce15">
            <text:p>Самойлов Евгений Андреевич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24" table:style-name="ce11">
            <text:p>24</text:p>
          </table:table-cell>
          <table:table-cell office:value-type="float" office:value="8" table:style-name="ce13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0" table:formula="of:=[.A30]+1" table:style-name="ce8">
            <text:p>30</text:p>
          </table:table-cell>
          <table:table-cell office:value-type="string" table:style-name="ce15">
            <text:p>Сергеев Станислав Викторович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в</text:p>
          </table:table-cell>
          <table:table-cell office:value-type="string" table:style-name="ce19">
            <text:p>в</text:p>
          </table:table-cell>
          <table:table-cell office:value-type="string" table:style-name="ce20">
            <text:p>в</text:p>
          </table:table-cell>
          <table:table-cell office:value-type="string" table:style-name="ce20">
            <text:p>в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1" table:formula="of:=[.A31]+1" table:style-name="ce8">
            <text:p>31</text:p>
          </table:table-cell>
          <table:table-cell office:value-type="string" table:style-name="ce15">
            <text:p>Сергеева Валерия Викторовна</text:p>
          </table:table-cell>
          <table:table-cell office:value-type="float" office:value="7" table:style-name="ce11">
            <text:p>7</text:p>
          </table:table-cell>
          <table:table-cell office:value-type="float" office:value="14" table:style-name="ce11">
            <text:p>14</text:p>
          </table:table-cell>
          <table:table-cell office:value-type="float" office:value="23" table:style-name="ce11">
            <text:p>23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2" table:formula="of:=[.A32]+1" table:style-name="ce8">
            <text:p>32</text:p>
          </table:table-cell>
          <table:table-cell office:value-type="string" table:style-name="ce15">
            <text:p>Скокова Евгения Даниловна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22" table:style-name="ce11">
            <text:p>22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3" table:formula="of:=[.A33]+1" table:style-name="ce8">
            <text:p>33</text:p>
          </table:table-cell>
          <table:table-cell office:value-type="string" table:style-name="ce9">
            <text:p>Соколов Денис Дмитриевич</text:p>
          </table:table-cell>
          <table:table-cell office:value-type="float" office:value="21" table:style-name="ce11">
            <text:p>21</text:p>
          </table:table-cell>
          <table:table-cell office:value-type="float" office:value="19" table:style-name="ce11">
            <text:p>19</text:p>
          </table:table-cell>
          <table:table-cell office:value-type="float" office:value="27" table:style-name="ce11">
            <text:p>27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0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22" table:style-name="ce11">
            <text:p>22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28" table:style-name="ce21">
            <text:p>2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4" table:formula="of:=[.A34]+1" table:style-name="ce8">
            <text:p>34</text:p>
          </table:table-cell>
          <table:table-cell office:value-type="string" table:style-name="ce15">
            <text:p>Соседченко Михаил Евгеньевич</text:p>
          </table:table-cell>
          <table:table-cell office:value-type="float" office:value="25" table:style-name="ce11">
            <text:p>25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1">
            <text:p>4</text:p>
          </table:table-cell>
          <table:table-cell office:value-type="float" office:value="21" table:style-name="ce11">
            <text:p>21</text:p>
          </table:table-cell>
          <table:table-cell office:value-type="float" office:value="12" table:style-name="ce11">
            <text:p>12</text:p>
          </table:table-cell>
          <table:table-cell office:value-type="float" office:value="22" table:style-name="ce13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5" table:formula="of:=[.A35]+1" table:style-name="ce8">
            <text:p>35</text:p>
          </table:table-cell>
          <table:table-cell office:value-type="string" table:style-name="ce15">
            <text:p>Улищенко Диана Юрьевна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27" table:style-name="ce11">
            <text:p>27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6" table:formula="of:=[.A36]+1" table:style-name="ce8">
            <text:p>36</text:p>
          </table:table-cell>
          <table:table-cell office:value-type="string" table:style-name="ce15">
            <text:p>Шляхов Владислав Олегович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1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office:value-type="float" office:value="37" table:formula="of:=[.A37]+1" table:style-name="ce8">
            <text:p>37</text:p>
          </table:table-cell>
          <table:table-cell office:value-type="string" table:style-name="ce15">
            <text:p>Юлаев Камиль Сагирович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14" table:style-name="ce11">
            <text:p>14</text:p>
          </table:table-cell>
          <table:table-cell office:value-type="float" office:value="31" table:style-name="ce11">
            <text:p>31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11">
            <text:p>28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2"/>
        </table:table-row>
        <table:table-row table:style-name="ro2">
          <table:table-cell table:style-name="ce22"/>
          <table:table-cell table:style-name="ce23"/>
          <table:table-cell table:number-columns-repeated="20" table:style-name="ce25"/>
          <table:table-cell table:number-columns-repeated="16362"/>
        </table:table-row>
        <table:table-row table:style-name="ro2">
          <table:table-cell table:style-name="ce26"/>
          <table:table-cell office:value-type="string" table:style-name="ce27">
            <text:p>2 теории + практика</text:p>
          </table:table-cell>
          <table:table-cell table:style-name="ce28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0">
            <text:p>1 теория + практика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3">
            <text:p>Практика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7">
          <table:table-cell table:style-name="ce1"/>
          <table:table-cell office:value-type="float" office:value="74" table:formula="of:=COUNTA([.B2:.B38])*2" table:style-name="ce1">
            <text:p>74</text:p>
          </table:table-cell>
          <table:table-cell table:number-columns-repeated="16382" table:style-name="ce1"/>
        </table:table-row>
        <table:table-row table:number-rows-repeated="18" table:style-name="ro6">
          <table:table-cell table:number-columns-repeated="16384"/>
        </table:table-row>
        <table:table-row table:style-name="ro4">
          <table:table-cell/>
          <table:table-cell table:number-columns-repeated="2" table:style-name="ce32"/>
          <table:table-cell table:number-columns-repeated="16381" table:style-name="ce1"/>
        </table:table-row>
        <table:table-row table:number-rows-repeated="170" table:style-name="ro4">
          <table:table-cell/>
          <table:table-cell table:number-columns-repeated="2" table:style-name="ce32"/>
          <table:table-cell table:number-columns-repeated="13" table:style-name="ce1"/>
          <table:table-cell table:style-name="ce32"/>
          <table:table-cell table:number-columns-repeated="6" table:style-name="ce1"/>
          <table:table-cell table:style-name="ce32"/>
          <table:table-cell table:number-columns-repeated="16360"/>
        </table:table-row>
        <table:table-row table:number-rows-repeated="1048343" table:style-name="ro6">
          <table:table-cell table:number-columns-repeated="16384"/>
        </table:table-row>
      </table:table>
      <table:table table:name="R" table:style-name="ta2">
        <table:table-column table:style-name="co7" table:number-columns-repeated="1024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">
            <text:p>Rank</text:p>
          </table:table-cell>
          <table:table-cell office:value-type="string" table:style-name="ce1">
            <text:p>Score</text:p>
          </table:table-cell>
          <table:table-cell table:number-columns-repeated="16382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float" office:value="37" table:formula="of:=['9'.$B$45]/37*(37)" table:style-name="ce1">
            <text:p>37</text:p>
          </table:table-cell>
          <table:table-cell table:number-columns-repeated="16382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float" office:value="36" table:formula="of:=['9'.$B$45]/37*(37-[.A2])" table:style-name="ce1">
            <text:p>36</text:p>
          </table:table-cell>
          <table:table-cell table:number-columns-repeated="16382"/>
        </table:table-row>
        <table:table-row table:style-name="ro7">
          <table:table-cell office:value-type="float" office:value="3" table:style-name="ce1">
            <text:p>3</text:p>
          </table:table-cell>
          <table:table-cell office:value-type="float" office:value="35" table:formula="of:=['9'.$B$45]/37*(37-[.A3])" table:style-name="ce1">
            <text:p>35</text:p>
          </table:table-cell>
          <table:table-cell table:number-columns-repeated="16382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float" office:value="34" table:formula="of:=['9'.$B$45]/37*(37-[.A4])" table:style-name="ce1">
            <text:p>34</text:p>
          </table:table-cell>
          <table:table-cell table:number-columns-repeated="16382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float" office:value="33" table:formula="of:=['9'.$B$45]/37*(37-[.A5])" table:style-name="ce1">
            <text:p>33</text:p>
          </table:table-cell>
          <table:table-cell table:number-columns-repeated="16382"/>
        </table:table-row>
        <table:table-row table:style-name="ro7">
          <table:table-cell office:value-type="float" office:value="6" table:style-name="ce1">
            <text:p>6</text:p>
          </table:table-cell>
          <table:table-cell office:value-type="float" office:value="32" table:formula="of:=['9'.$B$45]/37*(37-[.A6])" table:style-name="ce1">
            <text:p>32</text:p>
          </table:table-cell>
          <table:table-cell table:number-columns-repeated="16382"/>
        </table:table-row>
        <table:table-row table:style-name="ro7">
          <table:table-cell office:value-type="float" office:value="7" table:style-name="ce1">
            <text:p>7</text:p>
          </table:table-cell>
          <table:table-cell office:value-type="float" office:value="31" table:formula="of:=['9'.$B$45]/37*(37-[.A7])" table:style-name="ce1">
            <text:p>31</text:p>
          </table:table-cell>
          <table:table-cell table:number-columns-repeated="16382"/>
        </table:table-row>
        <table:table-row table:style-name="ro7">
          <table:table-cell office:value-type="float" office:value="8" table:style-name="ce1">
            <text:p>8</text:p>
          </table:table-cell>
          <table:table-cell office:value-type="float" office:value="30" table:formula="of:=['9'.$B$45]/37*(37-[.A8])" table:style-name="ce1">
            <text:p>30</text:p>
          </table:table-cell>
          <table:table-cell table:number-columns-repeated="16382"/>
        </table:table-row>
        <table:table-row table:style-name="ro7">
          <table:table-cell office:value-type="float" office:value="9" table:style-name="ce1">
            <text:p>9</text:p>
          </table:table-cell>
          <table:table-cell office:value-type="float" office:value="29" table:formula="of:=['9'.$B$45]/37*(37-[.A9])" table:style-name="ce1">
            <text:p>29</text:p>
          </table:table-cell>
          <table:table-cell table:number-columns-repeated="16382"/>
        </table:table-row>
        <table:table-row table:style-name="ro7">
          <table:table-cell office:value-type="float" office:value="10" table:style-name="ce1">
            <text:p>10</text:p>
          </table:table-cell>
          <table:table-cell office:value-type="float" office:value="28" table:formula="of:=['9'.$B$45]/37*(37-[.A10])" table:style-name="ce1">
            <text:p>28</text:p>
          </table:table-cell>
          <table:table-cell table:number-columns-repeated="16382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float" office:value="27" table:formula="of:=['9'.$B$45]/37*(37-[.A11])" table:style-name="ce1">
            <text:p>27</text:p>
          </table:table-cell>
          <table:table-cell table:number-columns-repeated="16382"/>
        </table:table-row>
        <table:table-row table:style-name="ro7">
          <table:table-cell office:value-type="float" office:value="12" table:style-name="ce1">
            <text:p>12</text:p>
          </table:table-cell>
          <table:table-cell office:value-type="float" office:value="26" table:formula="of:=['9'.$B$45]/37*(37-[.A12])" table:style-name="ce1">
            <text:p>26</text:p>
          </table:table-cell>
          <table:table-cell table:number-columns-repeated="16382"/>
        </table:table-row>
        <table:table-row table:style-name="ro7">
          <table:table-cell office:value-type="float" office:value="13" table:style-name="ce1">
            <text:p>13</text:p>
          </table:table-cell>
          <table:table-cell office:value-type="float" office:value="25" table:formula="of:=['9'.$B$45]/37*(37-[.A13])" table:style-name="ce1">
            <text:p>25</text:p>
          </table:table-cell>
          <table:table-cell table:number-columns-repeated="16382"/>
        </table:table-row>
        <table:table-row table:style-name="ro7">
          <table:table-cell office:value-type="float" office:value="14" table:style-name="ce1">
            <text:p>14</text:p>
          </table:table-cell>
          <table:table-cell office:value-type="float" office:value="24" table:formula="of:=['9'.$B$45]/37*(37-[.A14])" table:style-name="ce1">
            <text:p>24</text:p>
          </table:table-cell>
          <table:table-cell table:number-columns-repeated="16382"/>
        </table:table-row>
        <table:table-row table:style-name="ro7">
          <table:table-cell office:value-type="float" office:value="15" table:style-name="ce1">
            <text:p>15</text:p>
          </table:table-cell>
          <table:table-cell office:value-type="float" office:value="23" table:formula="of:=['9'.$B$45]/37*(37-[.A15])" table:style-name="ce1">
            <text:p>23</text:p>
          </table:table-cell>
          <table:table-cell table:number-columns-repeated="16382"/>
        </table:table-row>
        <table:table-row table:style-name="ro7">
          <table:table-cell office:value-type="float" office:value="16" table:style-name="ce1">
            <text:p>16</text:p>
          </table:table-cell>
          <table:table-cell office:value-type="float" office:value="22" table:formula="of:=['9'.$B$45]/37*(37-[.A16])" table:style-name="ce1">
            <text:p>22</text:p>
          </table:table-cell>
          <table:table-cell table:number-columns-repeated="16382"/>
        </table:table-row>
        <table:table-row table:style-name="ro7">
          <table:table-cell office:value-type="float" office:value="17" table:style-name="ce1">
            <text:p>17</text:p>
          </table:table-cell>
          <table:table-cell office:value-type="float" office:value="21" table:formula="of:=['9'.$B$45]/37*(37-[.A17])" table:style-name="ce1">
            <text:p>21</text:p>
          </table:table-cell>
          <table:table-cell table:number-columns-repeated="16382"/>
        </table:table-row>
        <table:table-row table:style-name="ro7">
          <table:table-cell office:value-type="float" office:value="18" table:style-name="ce1">
            <text:p>18</text:p>
          </table:table-cell>
          <table:table-cell office:value-type="float" office:value="20" table:formula="of:=['9'.$B$45]/37*(37-[.A18])" table:style-name="ce1">
            <text:p>20</text:p>
          </table:table-cell>
          <table:table-cell table:number-columns-repeated="16382"/>
        </table:table-row>
        <table:table-row table:style-name="ro7">
          <table:table-cell office:value-type="float" office:value="19" table:style-name="ce1">
            <text:p>19</text:p>
          </table:table-cell>
          <table:table-cell office:value-type="float" office:value="19" table:formula="of:=['9'.$B$45]/37*(37-[.A19])" table:style-name="ce1">
            <text:p>19</text:p>
          </table:table-cell>
          <table:table-cell table:number-columns-repeated="16382"/>
        </table:table-row>
        <table:table-row table:style-name="ro7">
          <table:table-cell office:value-type="float" office:value="20" table:style-name="ce1">
            <text:p>20</text:p>
          </table:table-cell>
          <table:table-cell office:value-type="float" office:value="18" table:formula="of:=['9'.$B$45]/37*(37-[.A20])" table:style-name="ce1">
            <text:p>18</text:p>
          </table:table-cell>
          <table:table-cell table:number-columns-repeated="16382"/>
        </table:table-row>
        <table:table-row table:style-name="ro7">
          <table:table-cell office:value-type="float" office:value="21" table:style-name="ce1">
            <text:p>21</text:p>
          </table:table-cell>
          <table:table-cell office:value-type="float" office:value="17" table:formula="of:=['9'.$B$45]/37*(37-[.A21])" table:style-name="ce1">
            <text:p>17</text:p>
          </table:table-cell>
          <table:table-cell table:number-columns-repeated="16382"/>
        </table:table-row>
        <table:table-row table:style-name="ro7">
          <table:table-cell office:value-type="float" office:value="22" table:style-name="ce1">
            <text:p>22</text:p>
          </table:table-cell>
          <table:table-cell office:value-type="float" office:value="16" table:formula="of:=['9'.$B$45]/37*(37-[.A22])" table:style-name="ce1">
            <text:p>16</text:p>
          </table:table-cell>
          <table:table-cell table:number-columns-repeated="16382"/>
        </table:table-row>
        <table:table-row table:style-name="ro7">
          <table:table-cell office:value-type="float" office:value="23" table:style-name="ce1">
            <text:p>23</text:p>
          </table:table-cell>
          <table:table-cell office:value-type="float" office:value="15" table:formula="of:=['9'.$B$45]/37*(37-[.A23])" table:style-name="ce1">
            <text:p>15</text:p>
          </table:table-cell>
          <table:table-cell table:number-columns-repeated="16382"/>
        </table:table-row>
        <table:table-row table:style-name="ro7">
          <table:table-cell office:value-type="float" office:value="24" table:style-name="ce1">
            <text:p>24</text:p>
          </table:table-cell>
          <table:table-cell office:value-type="float" office:value="14" table:formula="of:=['9'.$B$45]/37*(37-[.A24])" table:style-name="ce1">
            <text:p>14</text:p>
          </table:table-cell>
          <table:table-cell table:number-columns-repeated="16382"/>
        </table:table-row>
        <table:table-row table:style-name="ro7">
          <table:table-cell office:value-type="float" office:value="25" table:style-name="ce1">
            <text:p>25</text:p>
          </table:table-cell>
          <table:table-cell office:value-type="float" office:value="13" table:formula="of:=['9'.$B$45]/37*(37-[.A25])" table:style-name="ce1">
            <text:p>13</text:p>
          </table:table-cell>
          <table:table-cell table:number-columns-repeated="16382"/>
        </table:table-row>
        <table:table-row table:style-name="ro7">
          <table:table-cell office:value-type="float" office:value="26" table:style-name="ce1">
            <text:p>26</text:p>
          </table:table-cell>
          <table:table-cell office:value-type="float" office:value="12" table:formula="of:=['9'.$B$45]/37*(37-[.A26])" table:style-name="ce1">
            <text:p>12</text:p>
          </table:table-cell>
          <table:table-cell table:number-columns-repeated="16382"/>
        </table:table-row>
        <table:table-row table:style-name="ro7">
          <table:table-cell office:value-type="float" office:value="27" table:style-name="ce1">
            <text:p>27</text:p>
          </table:table-cell>
          <table:table-cell office:value-type="float" office:value="11" table:formula="of:=['9'.$B$45]/37*(37-[.A27])" table:style-name="ce1">
            <text:p>11</text:p>
          </table:table-cell>
          <table:table-cell table:number-columns-repeated="16382"/>
        </table:table-row>
        <table:table-row table:style-name="ro7">
          <table:table-cell office:value-type="float" office:value="28" table:style-name="ce1">
            <text:p>28</text:p>
          </table:table-cell>
          <table:table-cell office:value-type="float" office:value="10" table:formula="of:=['9'.$B$45]/37*(37-[.A28])" table:style-name="ce1">
            <text:p>10</text:p>
          </table:table-cell>
          <table:table-cell table:number-columns-repeated="16382"/>
        </table:table-row>
        <table:table-row table:style-name="ro7">
          <table:table-cell office:value-type="float" office:value="29" table:style-name="ce1">
            <text:p>29</text:p>
          </table:table-cell>
          <table:table-cell office:value-type="float" office:value="9" table:formula="of:=['9'.$B$45]/37*(37-[.A29])" table:style-name="ce1">
            <text:p>9</text:p>
          </table:table-cell>
          <table:table-cell table:number-columns-repeated="16382"/>
        </table:table-row>
        <table:table-row table:style-name="ro7">
          <table:table-cell office:value-type="float" office:value="30" table:style-name="ce1">
            <text:p>30</text:p>
          </table:table-cell>
          <table:table-cell office:value-type="float" office:value="8" table:formula="of:=['9'.$B$45]/37*(37-[.A30])" table:style-name="ce1">
            <text:p>8</text:p>
          </table:table-cell>
          <table:table-cell table:number-columns-repeated="16382"/>
        </table:table-row>
        <table:table-row table:style-name="ro7">
          <table:table-cell office:value-type="float" office:value="31" table:style-name="ce1">
            <text:p>31</text:p>
          </table:table-cell>
          <table:table-cell office:value-type="float" office:value="7" table:formula="of:=['9'.$B$45]/37*(37-[.A31])" table:style-name="ce1">
            <text:p>7</text:p>
          </table:table-cell>
          <table:table-cell table:number-columns-repeated="16382"/>
        </table:table-row>
        <table:table-row table:style-name="ro7">
          <table:table-cell office:value-type="float" office:value="32" table:style-name="ce1">
            <text:p>32</text:p>
          </table:table-cell>
          <table:table-cell office:value-type="float" office:value="6" table:formula="of:=['9'.$B$45]/37*(37-[.A32])" table:style-name="ce1">
            <text:p>6</text:p>
          </table:table-cell>
          <table:table-cell table:number-columns-repeated="16382"/>
        </table:table-row>
        <table:table-row table:style-name="ro7">
          <table:table-cell office:value-type="float" office:value="33" table:style-name="ce1">
            <text:p>33</text:p>
          </table:table-cell>
          <table:table-cell office:value-type="float" office:value="5" table:formula="of:=['9'.$B$45]/37*(37-[.A33])" table:style-name="ce1">
            <text:p>5</text:p>
          </table:table-cell>
          <table:table-cell table:number-columns-repeated="16382"/>
        </table:table-row>
        <table:table-row table:style-name="ro7">
          <table:table-cell office:value-type="float" office:value="34" table:style-name="ce1">
            <text:p>34</text:p>
          </table:table-cell>
          <table:table-cell office:value-type="float" office:value="4" table:formula="of:=['9'.$B$45]/37*(37-[.A34])" table:style-name="ce1">
            <text:p>4</text:p>
          </table:table-cell>
          <table:table-cell table:number-columns-repeated="16382"/>
        </table:table-row>
        <table:table-row table:style-name="ro7">
          <table:table-cell office:value-type="float" office:value="35" table:style-name="ce1">
            <text:p>35</text:p>
          </table:table-cell>
          <table:table-cell office:value-type="float" office:value="3" table:formula="of:=['9'.$B$45]/37*(37-[.A35])" table:style-name="ce1">
            <text:p>3</text:p>
          </table:table-cell>
          <table:table-cell table:number-columns-repeated="16382"/>
        </table:table-row>
        <table:table-row table:style-name="ro7">
          <table:table-cell office:value-type="float" office:value="36" table:style-name="ce1">
            <text:p>36</text:p>
          </table:table-cell>
          <table:table-cell office:value-type="float" office:value="2" table:formula="of:=['9'.$B$45]/37*(37-[.A36])" table:style-name="ce1">
            <text:p>2</text:p>
          </table:table-cell>
          <table:table-cell table:number-columns-repeated="16382"/>
        </table:table-row>
        <table:table-row table:style-name="ro7">
          <table:table-cell office:value-type="float" office:value="37" table:style-name="ce1">
            <text:p>37</text:p>
          </table:table-cell>
          <table:table-cell office:value-type="float" office:value="1" table:formula="of:=['9'.$B$45]/37*(37-[.A37])" table:style-name="ce1">
            <text:p>1</text:p>
          </table:table-cell>
          <table:table-cell table:number-columns-repeated="16382"/>
        </table:table-row>
        <table:table-row table:number-rows-repeated="10485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  <style:font-face style:name="Times New Roman1" svg:font-family="&quot;Times New Roman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 style:font-family-generic="swiss"/>
    </style:style>
    <style:style style:name="cf2" style:family="table-cell">
      <style:table-cell-properties fo:background-color="#FFEB9C"/>
      <style:text-properties fo:color="#9C5700" style:font-family-generic="swiss"/>
    </style: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57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3</meta:generator>
    <meta:initial-creator>pasha</meta:initial-creator>
    <dc:creator>X</dc:creator>
    <meta:creation-date>2024-09-18T15:55:12Z</meta:creation-date>
    <dc:date>2024-10-31T02:59:56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